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1.2299in"/>
    </style:style>
    <style:style style:name="co3" style:family="table-column">
      <style:table-column-properties fo:break-before="auto" style:column-width="1.6882in"/>
    </style:style>
    <style:style style:name="co4" style:family="table-column">
      <style:table-column-properties fo:break-before="auto" style:column-width="0.2736in"/>
    </style:style>
    <style:style style:name="co5" style:family="table-column">
      <style:table-column-properties fo:break-before="auto" style:column-width="1.228in"/>
    </style:style>
    <style:style style:name="co6" style:family="table-column">
      <style:table-column-properties fo:break-before="auto" style:column-width="0.5902in"/>
    </style:style>
    <style:style style:name="co7" style:family="table-column">
      <style:table-column-properties fo:break-before="auto" style:column-width="0.5626in"/>
    </style:style>
    <style:style style:name="co8" style:family="table-column">
      <style:table-column-properties fo:break-before="auto" style:column-width="1.3508in"/>
    </style:style>
    <style:style style:name="co9" style:family="table-column">
      <style:table-column-properties fo:break-before="auto" style:column-width="1.4283in"/>
    </style:style>
    <style:style style:name="ro1" style:family="table-row">
      <style:table-row-properties style:row-height="0.0799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028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currency-style style:name="N23P0" style:volatile="true" number:automatic-order="true">
      <number:currency-symbol/>
      <number:number number:min-integer-digits="1" number:grouping="true"/>
    </number:currency-style>
    <number:currency-style style:name="N23" number:automatic-order="true">
      <style:text-properties fo:color="#ff0000"/>
      <number:text>-</number:text>
      <number:currency-symbol/>
      <number:number number:min-integer-digits="1" number:grouping="true"/>
      <style:map style:condition="value()&gt;=0" style:apply-style-name="N23P0"/>
    </number:currency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c0c0c0" style:text-align-source="fix" style:repeat-content="false" fo:border-left="0.0008in solid #000000" fo:border-right="none" fo:border-top="0.0008in solid #000000"/>
      <style:paragraph-properties fo:text-align="end" fo:margin-left="0in"/>
      <style:text-properties fo:color="#000000"/>
    </style:style>
    <style:style style:name="ce2" style:family="table-cell" style:parent-style-name="Default">
      <style:table-cell-properties fo:border-bottom="none" fo:background-color="#c0c0c0" style:text-align-source="fix" style:repeat-content="false" fo:border-left="0.0008in solid #000000" fo:border-right="none" fo:border-top="none"/>
      <style:paragraph-properties fo:text-align="end" fo:margin-left="0in"/>
      <style:text-properties fo:color="#000000" fo:font-size="9pt"/>
    </style:style>
    <style:style style:name="ce3" style:family="table-cell" style:parent-style-name="Default">
      <style:table-cell-properties fo:border-bottom="none" fo:background-color="#c0c0c0" fo:border-left="0.0008in solid #000000" fo:border-right="none" fo:border-top="none"/>
      <style:text-properties fo:color="#000000" fo:font-size="9pt"/>
    </style:style>
    <style:style style:name="ce4" style:family="table-cell" style:parent-style-name="Default" style:data-style-name="N100">
      <style:table-cell-properties fo:border-bottom="0.0008in solid #000000" fo:background-color="#c0c0c0" style:cell-protect="protected" style:print-content="true" style:text-align-source="fix" style:repeat-content="false" fo:border-left="0.0008in solid #000000" fo:border-right="none" fo:border-top="none"/>
      <style:paragraph-properties fo:text-align="end" fo:margin-left="0in"/>
      <style:text-properties fo:color="#000000"/>
    </style:style>
    <style:style style:name="ce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end" fo:margin-left="0in"/>
      <style:text-properties fo:color="#ffffff" fo:font-weight="bold"/>
    </style:style>
    <style:style style:name="ce6" style:family="table-cell" style:parent-style-name="Default" style:data-style-name="N0">
      <style:table-cell-properties fo:background-color="#e6e6e6" style:cell-protect="protected" style:print-content="true" fo:border="none"/>
    </style:style>
    <style:style style:name="ce7" style:family="table-cell" style:parent-style-name="Default" style:data-style-name="N0">
      <style:table-cell-properties fo:background-color="#e6e6e6" style:cell-protect="protected" style:print-content="true"/>
    </style:style>
    <style:style style:name="ce8" style:family="table-cell" style:parent-style-name="Default" style:data-style-name="N0">
      <style:table-cell-properties fo:background-color="#000000" style:cell-protect="protected" style:print-content="true"/>
    </style:style>
    <style:style style:name="ce9" style:family="table-cell" style:parent-style-name="Default" style:data-style-name="N0">
      <style:table-cell-properties style:cell-protect="protected" style:print-content="true" fo:background-color="transparen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none" fo:background-color="#c0c0c0" style:text-align-source="fix" style:repeat-content="false" fo:border-left="none" fo:border-right="none" fo:border-top="0.0008in solid #000000"/>
      <style:paragraph-properties fo:text-align="end" fo:margin-left="0in"/>
      <style:text-properties fo:color="#000000"/>
    </style:style>
    <style:style style:name="ce12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fo:color="#000000" fo:font-size="9pt"/>
    </style:style>
    <style:style style:name="ce13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fo:color="#000000" fo:font-size="9pt"/>
    </style:style>
    <style:style style:name="ce14" style:family="table-cell" style:parent-style-name="Default">
      <style:table-cell-properties fo:border-bottom="0.0008in solid #000000" fo:background-color="#c0c0c0" fo:border-left="none" fo:border-right="none" fo:border-top="none"/>
      <style:text-properties fo:color="#000000"/>
    </style:style>
    <style:style style:name="ce15" style:family="table-cell" style:parent-style-name="Default" style:data-style-name="N23">
      <style:table-cell-properties style:cell-protect="protected" style:print-content="true" fo:background-color="transparent" fo:border="none"/>
    </style:style>
    <style:style style:name="ce16" style:family="table-cell" style:parent-style-name="Default" style:data-style-name="N23">
      <style:table-cell-properties style:cell-protect="protected" style:print-content="true" fo:background-color="transparent"/>
    </style:style>
    <style:style style:name="ce17" style:family="table-cell" style:parent-style-name="Default" style:data-style-name="N104">
      <style:table-cell-properties fo:background-color="#000000" style:cell-protect="protected" style:print-content="true"/>
    </style:style>
    <style:style style:name="ce18" style:family="table-cell" style:parent-style-name="Default" style:data-style-name="N104">
      <style:table-cell-properties style:cell-protect="protected" style:print-content="true" fo:background-color="transparent"/>
    </style:style>
    <style:style style:name="ce19" style:family="table-cell" style:parent-style-name="Default">
      <style:table-cell-properties fo:border-bottom="none" fo:background-color="#c0c0c0" fo:border-left="none" fo:border-right="none" fo:border-top="0.0008in solid #000000"/>
      <style:text-properties fo:color="#000000"/>
    </style:style>
    <style:style style:name="ce20" style:family="table-cell" style:parent-style-name="Default">
      <style:table-cell-properties fo:border-bottom="0.0008in solid #ffffff" fo:background-color="#e6e6e6" fo:border-left="0.0008in solid #666666" fo:border-right="0.0008in solid #ffffff" fo:border-top="0.0008in solid #666666" style:vertical-align="middle"/>
      <style:text-properties fo:color="#000000" fo:font-weight="normal"/>
    </style:style>
    <style:style style:name="ce21" style:family="table-cell" style:parent-style-name="Default">
      <style:table-cell-properties fo:background-color="#c0c0c0" fo:border="none"/>
      <style:text-properties fo:color="#000000" fo:font-weight="normal"/>
    </style:style>
    <style:style style:name="ce22" style:family="table-cell" style:parent-style-name="Default" style:data-style-name="N23">
      <style:table-cell-properties fo:border-bottom="0.0008in solid #ffffff" fo:background-color="#e6e6e6" style:cell-protect="none" style:print-content="true" fo:border-left="0.0008in solid #666666" fo:border-right="0.0008in solid #ffffff" fo:border-top="0.0008in solid #666666" style:vertical-align="middle"/>
      <style:text-properties fo:color="#000000" fo:font-weight="normal"/>
    </style:style>
    <style:style style:name="ce23" style:family="table-cell" style:parent-style-name="Default" style:data-style-name="N104">
      <style:table-cell-properties fo:background-color="#c0c0c0" style:cell-protect="protected" style:print-content="true" fo:border="none"/>
      <style:text-properties fo:color="#000000" fo:font-weight="normal"/>
    </style:style>
    <style:style style:name="ce24" style:family="table-cell" style:parent-style-name="Default" style:data-style-name="N1">
      <style:table-cell-properties fo:border-bottom="0.0008in solid #ffffff" fo:background-color="#e6e6e6" style:cell-protect="none" style:print-content="true" fo:border-left="0.0008in solid #666666" fo:border-right="0.0008in solid #ffffff" fo:border-top="0.0008in solid #666666" style:vertical-align="middle"/>
      <style:text-properties fo:color="#000000" fo:font-weight="normal"/>
    </style:style>
    <style:style style:name="ce25" style:family="table-cell" style:parent-style-name="Default" style:data-style-name="N1">
      <style:table-cell-properties fo:background-color="#c0c0c0" style:cell-protect="protected" style:print-content="true" fo:border="none"/>
      <style:text-properties fo:color="#000000" fo:font-weight="normal"/>
    </style:style>
    <style:style style:name="ce26" style:family="table-cell" style:parent-style-name="Default" style:data-style-name="N11">
      <style:table-cell-properties fo:border-bottom="0.0008in solid #ffffff" fo:background-color="#e6e6e6" style:cell-protect="none" style:print-content="true" fo:border-left="0.0008in solid #666666" fo:border-right="0.0008in solid #ffffff" fo:border-top="0.0008in solid #666666" style:vertical-align="middle"/>
      <style:text-properties fo:color="#000000" fo:font-weight="normal"/>
    </style:style>
    <style:style style:name="ce27" style:family="table-cell" style:parent-style-name="Default" style:data-style-name="N118">
      <style:table-cell-properties fo:background-color="#000000" style:cell-protect="protected" style:print-content="true"/>
    </style:style>
    <style:style style:name="ce28" style:family="table-cell" style:parent-style-name="Default" style:data-style-name="N118">
      <style:table-cell-properties style:cell-protect="protected" style:print-content="true" fo:background-color="transparent"/>
    </style:style>
    <style:style style:name="ce29" style:family="table-cell" style:parent-style-name="Default">
      <style:table-cell-properties fo:background-color="#c0c0c0" fo:border="none"/>
      <style:text-properties fo:color="#000000" fo:font-weight="bold"/>
    </style:style>
    <style:style style:name="ce30" style:family="table-cell" style:parent-style-name="Default">
      <style:table-cell-properties fo:background-color="#c0c0c0"/>
      <style:text-properties fo:color="#000000"/>
    </style:style>
    <style:style style:name="ce31" style:family="table-cell" style:parent-style-name="Default">
      <style:table-cell-properties fo:background-color="#c0c0c0"/>
      <style:text-properties fo:color="#000000" fo:font-size="9pt"/>
    </style:style>
    <style:style style:name="ce32" style:family="table-cell" style:parent-style-name="Default">
      <style:table-cell-properties fo:background-color="#c0c0c0" fo:border="none"/>
      <style:text-properties fo:color="#000000"/>
    </style:style>
    <style:style style:name="ce33" style:family="table-cell" style:parent-style-name="Default" style:data-style-name="N23">
      <style:table-cell-properties style:cell-protect="protected" style:print-content="true" style:text-align-source="fix" style:repeat-content="false" fo:background-color="transparent" fo:border="none"/>
      <style:paragraph-properties fo:text-align="end" fo:margin-left="0in"/>
    </style:style>
    <style:style style:name="ce34" style:family="table-cell" style:parent-style-name="Default" style:data-style-name="N23">
      <style:table-cell-properties style:cell-protect="protected" style:print-content="true" style:text-align-source="fix" style:repeat-content="false" fo:background-color="transparent"/>
      <style:paragraph-properties fo:text-align="end" fo:margin-left="0in"/>
    </style:style>
    <style:style style:name="ce35" style:family="table-cell" style:parent-style-name="Default" style:data-style-name="N1">
      <style:table-cell-properties fo:background-color="#000000" style:cell-protect="protected" style:print-content="true"/>
    </style:style>
    <style:style style:name="ce36" style:family="table-cell" style:parent-style-name="Default" style:data-style-name="N1">
      <style:table-cell-properties style:cell-protect="protected" style:print-content="true" fo:background-color="transparent"/>
    </style:style>
    <style:style style:name="ce37" style:family="table-cell" style:parent-style-name="Default" style:data-style-name="N118">
      <style:table-cell-properties fo:border-bottom="none" fo:background-color="#c0c0c0" style:cell-protect="protected" style:print-content="true" style:text-align-source="fix" style:repeat-content="false" fo:border-left="none" fo:border-right="none" fo:border-top="0.0008in solid #000000"/>
      <style:paragraph-properties fo:text-align="end" fo:margin-left="0in"/>
      <style:text-properties fo:color="#000000"/>
    </style:style>
    <style:style style:name="ce38" style:family="table-cell" style:parent-style-name="Default" style:data-style-name="N23">
      <style:table-cell-properties fo:background-color="#c0c0c0" style:cell-protect="protected" style:print-content="true" style:text-align-source="fix" style:repeat-content="false" fo:border="none"/>
      <style:paragraph-properties fo:text-align="end" fo:margin-left="0in"/>
      <style:text-properties fo:color="#000000"/>
    </style:style>
    <style:style style:name="ce39" style:family="table-cell" style:parent-style-name="Default" style:data-style-name="N23">
      <style:table-cell-properties fo:border-bottom="0.0008in solid #ffffff" fo:background-color="#e6e6e6" style:cell-protect="none" style:print-content="true" style:text-align-source="fix" style:repeat-content="false" fo:border-left="0.0008in solid #666666" fo:border-right="0.0008in solid #ffffff" fo:border-top="0.0008in solid #666666" style:vertical-align="middle"/>
      <style:paragraph-properties fo:text-align="end" fo:margin-left="0in"/>
      <style:text-properties fo:color="#000000"/>
    </style:style>
    <style:style style:name="ce40" style:family="table-cell" style:parent-style-name="Default" style:data-style-name="N23">
      <style:table-cell-properties fo:background-color="#c0c0c0" style:text-align-source="fix" style:repeat-content="false" fo:border="none"/>
      <style:paragraph-properties fo:text-align="end" fo:margin-left="0in"/>
      <style:text-properties fo:color="#000000"/>
    </style:style>
    <style:style style:name="ce41" style:family="table-cell" style:parent-style-name="Default" style:data-style-name="N104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end" fo:margin-left="0in"/>
      <style:text-properties fo:color="#ffffff" fo:font-weight="bold"/>
    </style:style>
    <style:style style:name="ce42" style:family="table-cell" style:parent-style-name="Default" style:data-style-name="N23">
      <style:table-cell-properties fo:background-color="#e6e6e6" style:cell-protect="protected" style:print-content="true" fo:border="none"/>
    </style:style>
    <style:style style:name="ce43" style:family="table-cell" style:parent-style-name="Default" style:data-style-name="N23">
      <style:table-cell-properties fo:background-color="#e6e6e6" style:cell-protect="protected" style:print-content="true"/>
    </style:style>
    <style:style style:name="ce44" style:family="table-cell" style:parent-style-name="Default" style:data-style-name="N104">
      <style:table-cell-properties fo:background-color="transparent"/>
    </style:style>
    <style:style style:name="ce45" style:family="table-cell" style:parent-style-name="Default" style:data-style-name="N104"/>
    <style:style style:name="ce46" style:family="table-cell" style:parent-style-name="Default">
      <style:table-cell-properties fo:border-bottom="none" fo:background-color="#c0c0c0" fo:border-left="none" fo:border-right="0.0008in solid #000000" fo:border-top="0.0008in solid #000000"/>
      <style:text-properties fo:color="#000000"/>
    </style:style>
    <style:style style:name="ce47" style:family="table-cell" style:parent-style-name="Default">
      <style:table-cell-properties fo:border-bottom="none" fo:background-color="#c0c0c0" fo:border-left="none" fo:border-right="0.0008in solid #000000" fo:border-top="none"/>
      <style:text-properties fo:color="#000000"/>
    </style:style>
    <style:style style:name="ce48" style:family="table-cell" style:parent-style-name="Default">
      <style:table-cell-properties fo:border-bottom="0.0008in solid #000000" fo:background-color="#c0c0c0" fo:border-left="none" fo:border-right="0.0008in solid #000000" fo:border-top="none"/>
      <style:text-properties fo:color="#000000"/>
    </style:style>
    <style:style style:name="ce49" style:family="table-cell" style:parent-style-name="Default">
      <style:table-cell-properties fo:background-color="#000000" style:text-align-source="fix" style:repeat-content="false" fo:border="0.0008in solid #000000"/>
      <style:paragraph-properties fo:text-align="end" fo:margin-left="0in"/>
      <style:text-properties fo:color="#ffffff" fo:font-weight="bold"/>
    </style:style>
    <style:style style:name="ce50" style:family="table-cell" style:parent-style-name="Default">
      <style:table-cell-properties fo:background-color="transparent" fo:border="none"/>
    </style:style>
    <style:style style:name="ce51" style:family="table-cell" style:parent-style-name="Default">
      <style:table-cell-properties fo:border-bottom="none" fo:background-color="#000000" style:text-align-source="fix" style:repeat-content="false" fo:border-left="0.0008in solid #000000" fo:border-right="none" fo:border-top="0.0008in solid #000000"/>
      <style:paragraph-properties fo:text-align="end" fo:margin-left="0in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end" fo:margin-left="0in"/>
      <style:text-properties fo:font-size="9pt"/>
    </style:style>
    <style:style style:name="ce53" style:family="table-cell" style:parent-style-name="Default">
      <style:table-cell-properties fo:border-bottom="none" fo:background-color="transparent" fo:border-left="0.0008in solid #000000" fo:border-right="none" fo:border-top="none"/>
      <style:text-properties fo:font-size="9pt"/>
    </style:style>
    <style:style style:name="ce54" style:family="table-cell" style:parent-style-name="Default" style:data-style-name="N100">
      <style:table-cell-properties fo:border-bottom="0.0008in solid #000000" style:cell-protect="protected" style:print-content="true" style:text-align-source="fix" style:repeat-content="false" fo:background-color="transparent" fo:border-left="0.0008in solid #000000" fo:border-right="none" fo:border-top="none"/>
      <style:paragraph-properties fo:text-align="end" fo:margin-left="0in"/>
    </style:style>
    <style:style style:name="ce5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none" style:vertical-align="middle"/>
      <style:paragraph-properties fo:text-align="end" fo:margin-left="0in"/>
      <style:text-properties fo:color="#ffffff" fo:font-weight="bold"/>
    </style:style>
    <style:style style:name="ce56" style:family="table-cell" style:parent-style-name="Default" style:data-style-name="N0">
      <style:table-cell-properties style:cell-protect="protected" style:print-content="true" fo:background-color="transparent" fo:border="none"/>
    </style:style>
    <style:style style:name="ce57" style:family="table-cell" style:parent-style-name="Default" style:data-style-name="N0">
      <style:table-cell-properties fo:background-color="#cccccc" style:cell-protect="protected" style:print-content="true" fo:border="none"/>
    </style:style>
    <style:style style:name="ce58" style:family="table-cell" style:parent-style-name="Default" style:data-style-name="N0">
      <style:table-cell-properties fo:background-color="#cccccc" style:cell-protect="protected" style:print-content="true"/>
    </style:style>
    <style:style style:name="ce59" style:family="table-cell" style:parent-style-name="Default" style:data-style-name="N0">
      <style:table-cell-properties style:cell-protect="protected" style:print-content="true"/>
    </style:style>
    <style:style style:name="ce60" style:family="table-cell" style:parent-style-name="Default">
      <style:table-cell-properties fo:border-bottom="none" fo:background-color="#000000" style:text-align-source="fix" style:repeat-content="false" fo:border-left="none" fo:border-right="none" fo:border-top="0.0008in solid #000000"/>
      <style:paragraph-properties fo:text-align="end" fo:margin-left="0in"/>
    </style:style>
    <style:style style:name="ce6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ize="9pt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9pt"/>
    </style:style>
    <style:style style:name="ce63" style:family="table-cell" style:parent-style-name="Default">
      <style:table-cell-properties fo:border-bottom="0.0008in solid #000000" fo:background-color="transparent" fo:border-left="none" fo:border-right="none" fo:border-top="none"/>
    </style:style>
    <style:style style:name="ce64" style:family="table-cell" style:parent-style-name="Default" style:data-style-name="N23">
      <style:table-cell-properties fo:background-color="#cccccc" style:cell-protect="protected" style:print-content="true" fo:border="none"/>
    </style:style>
    <style:style style:name="ce65" style:family="table-cell" style:parent-style-name="Default" style:data-style-name="N23">
      <style:table-cell-properties fo:background-color="#cccccc" style:cell-protect="protected" style:print-content="true"/>
    </style:style>
    <style:style style:name="ce66" style:family="table-cell" style:parent-style-name="Default" style:data-style-name="N23">
      <style:table-cell-properties style:cell-protect="protected" style:print-content="true"/>
    </style:style>
    <style:style style:name="ce67" style:family="table-cell" style:parent-style-name="Default" style:data-style-name="N104">
      <style:table-cell-properties style:cell-protect="protected" style:print-content="true"/>
    </style:style>
    <style:style style:name="ce68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69" style:family="table-cell" style:parent-style-name="Default">
      <style:table-cell-properties fo:background-color="transparent" fo:border="none"/>
      <style:text-properties fo:font-size="9pt" fo:font-weight="normal"/>
    </style:style>
    <style:style style:name="ce70" style:family="table-cell" style:parent-style-name="Default">
      <style:table-cell-properties fo:background-color="transparent" fo:border="none"/>
      <style:text-properties fo:font-weight="normal"/>
    </style:style>
    <style:style style:name="ce71" style:family="table-cell" style:parent-style-name="Default" style:data-style-name="N23">
      <style:text-properties fo:font-weight="bold"/>
    </style:style>
    <style:style style:name="ce72" style:family="table-cell" style:parent-style-name="Default" style:data-style-name="N104">
      <style:table-cell-properties style:cell-protect="protected" style:print-content="true" fo:background-color="transparent" fo:border="none"/>
      <style:text-properties fo:font-weight="normal"/>
    </style:style>
    <style:style style:name="ce73" style:family="table-cell" style:parent-style-name="Default" style:data-style-name="N1">
      <style:table-cell-properties style:cell-protect="none" style:print-content="true" fo:background-color="transparent" fo:border="none"/>
      <style:text-properties fo:font-weight="bold"/>
    </style:style>
    <style:style style:name="ce74" style:family="table-cell" style:parent-style-name="Default" style:data-style-name="N1">
      <style:table-cell-properties style:cell-protect="protected" style:print-content="true" fo:background-color="transparent" fo:border="none"/>
      <style:text-properties fo:font-weight="normal"/>
    </style:style>
    <style:style style:name="ce75" style:family="table-cell" style:parent-style-name="Default" style:data-style-name="N11">
      <style:table-cell-properties style:cell-protect="none" style:print-content="true" fo:background-color="transparent" fo:border="none"/>
      <style:text-properties fo:font-weight="bold"/>
    </style:style>
    <style:style style:name="ce76" style:family="table-cell" style:parent-style-name="Default" style:data-style-name="N118">
      <style:table-cell-properties style:cell-protect="protected" style:print-content="true"/>
    </style:style>
    <style:style style:name="ce77" style:family="table-cell" style:parent-style-name="Default">
      <style:table-cell-properties fo:background-color="transparent" fo:border="none"/>
      <style:text-properties fo:font-weight="bold"/>
    </style:style>
    <style:style style:name="ce78" style:family="table-cell" style:parent-style-name="Default">
      <style:table-cell-properties fo:background-color="transparent"/>
      <style:text-properties fo:font-size="9pt"/>
    </style:style>
    <style:style style:name="ce79" style:family="table-cell" style:parent-style-name="Default" style:data-style-name="N23">
      <style:table-cell-properties fo:background-color="#cccccc" style:cell-protect="protected" style:print-content="true" style:text-align-source="fix" style:repeat-content="false" fo:border="none"/>
      <style:paragraph-properties fo:text-align="end" fo:margin-left="0in"/>
    </style:style>
    <style:style style:name="ce80" style:family="table-cell" style:parent-style-name="Default" style:data-style-name="N23">
      <style:table-cell-properties fo:background-color="#cccccc" style:cell-protect="protected" style:print-content="true" style:text-align-source="fix" style:repeat-content="false"/>
      <style:paragraph-properties fo:text-align="end" fo:margin-left="0in"/>
    </style:style>
    <style:style style:name="ce81" style:family="table-cell" style:parent-style-name="Default" style:data-style-name="N1">
      <style:table-cell-properties style:cell-protect="protected" style:print-content="true"/>
    </style:style>
    <style:style style:name="ce82" style:family="table-cell" style:parent-style-name="Default" style:data-style-name="N118">
      <style:table-cell-properties fo:border-bottom="none" fo:background-color="#000000" style:cell-protect="protected" style:print-content="true" style:text-align-source="fix" style:repeat-content="false" fo:border-left="none" fo:border-right="none" fo:border-top="0.0008in solid #000000"/>
      <style:paragraph-properties fo:text-align="end" fo:margin-left="0in"/>
    </style:style>
    <style:style style:name="ce83" style:family="table-cell" style:parent-style-name="Default" style:data-style-name="N23">
      <style:table-cell-properties style:cell-protect="protected" style:print-content="true" style:text-align-source="fix" style:repeat-content="false" fo:background-color="transparent" fo:border="none"/>
      <style:paragraph-properties fo:text-align="end" fo:margin-left="0in"/>
      <style:text-properties fo:font-weight="bold"/>
    </style:style>
    <style:style style:name="ce84" style:family="table-cell" style:parent-style-name="Default" style:data-style-name="N23">
      <style:table-cell-properties style:cell-protect="none" style:print-content="true" style:text-align-source="fix" style:repeat-content="false" fo:background-color="transparent" fo:border="none"/>
      <style:paragraph-properties fo:text-align="end" fo:margin-left="0in"/>
      <style:text-properties fo:font-weight="bold"/>
    </style:style>
    <style:style style:name="ce85" style:family="table-cell" style:parent-style-name="Default" style:data-style-name="N23">
      <style:table-cell-properties style:text-align-source="fix" style:repeat-content="false" fo:background-color="transparent" fo:border="none"/>
      <style:paragraph-properties fo:text-align="end" fo:margin-left="0in"/>
      <style:text-properties fo:font-weight="bold"/>
    </style:style>
    <style:style style:name="ce86" style:family="table-cell" style:parent-style-name="Default" style:data-style-name="N104">
      <style:table-cell-properties fo:background-color="#000000" style:cell-protect="protected" style:print-content="true" style:text-align-source="fix" style:repeat-content="false" fo:border="none" style:vertical-align="middle"/>
      <style:paragraph-properties fo:text-align="end" fo:margin-left="0in"/>
      <style:text-properties fo:color="#ffffff" fo:font-weight="bold"/>
    </style:style>
    <style:style style:name="ce87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88" style:family="table-cell" style:parent-style-name="Default">
      <style:table-cell-properties fo:border-bottom="none" fo:background-color="transparent" fo:border-left="none" fo:border-right="0.0008in solid #000000" fo:border-top="none"/>
    </style:style>
    <style:style style:name="ce89" style:family="table-cell" style:parent-style-name="Default">
      <style:table-cell-properties fo:border-bottom="0.0008in solid #000000" fo:background-color="transparent" fo:border-left="none" fo:border-right="0.0008in solid #000000" fo:border-top="none"/>
    </style:style>
    <style:style style:name="ce90" style:family="table-cell" style:parent-style-name="Default">
      <style:table-cell-properties fo:background-color="#000000" style:text-align-source="fix" style:repeat-content="false" fo:border="none"/>
      <style:paragraph-properties fo:text-align="end" fo:margin-left="0in"/>
      <style:text-properties fo:color="#ffffff" fo:font-weight="bold"/>
    </style:style>
    <style:style style:name="ce91" style:family="table-cell" style:parent-style-name="Default">
      <style:table-cell-properties fo:background-color="#cccccc" fo:border="none"/>
    </style:style>
    <style:style style:name="ce92" style:family="table-cell" style:parent-style-name="Default">
      <style:table-cell-properties fo:background-color="#cccccc"/>
    </style:style>
    <style:style style:name="ce93" style:family="table-cell" style:parent-style-name="Default">
      <style:table-cell-properties fo:background-color="#000000"/>
    </style:style>
  </office:automatic-styles>
  <office:body>
    <office:spreadsheet>
      <table:table table:name="Jadwal Amortisasi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ce45"/>
        <table:table-column table:style-name="co4" table:default-cell-style-name="Default"/>
        <table:table-column table:style-name="co5" table:default-cell-style-name="Default"/>
        <table:table-column table:style-name="co6" table:number-columns-repeated="248" table:default-cell-style-name="Default"/>
        <table:table-row table:style-name="ro1">
          <table:table-cell table:style-name="ce1"/>
          <table:table-cell table:style-name="ce11"/>
          <table:table-cell table:style-name="ce19" table:number-columns-repeated="2"/>
          <table:table-cell table:style-name="ce11"/>
          <table:table-cell table:style-name="ce37"/>
          <table:table-cell table:style-name="ce46"/>
          <table:table-cell table:number-columns-repeated="249"/>
        </table:table-row>
        <table:table-row table:style-name="ro2">
          <table:table-cell table:style-name="ce2" office:value-type="string" table:number-columns-spanned="2" table:number-rows-spanned="1">
            <text:p>Jadwal Pembayaran Untuk: </text:p>
          </table:table-cell>
          <table:covered-table-cell table:style-name="ce12"/>
          <table:table-cell table:style-name="ce20" office:value-type="string" table:number-columns-spanned="2" table:number-rows-spanned="1">
            <text:p>Sewa Rumah</text:p>
          </table:table-cell>
          <table:covered-table-cell table:style-name="ce29"/>
          <table:table-cell table:style-name="ce12" office:value-type="string">
            <text:p>Pembayaran Bulanan </text:p>
          </table:table-cell>
          <table:table-cell table:style-name="ce38" table:formula="oooc:=(-PMT([.$C$8]/12;[.$C$6];-(-[.$C$4])))" office:value-type="currency" office:value="665.302495179182">
            <text:p>$665.30</text:p>
          </table:table-cell>
          <table:table-cell table:style-name="ce47"/>
          <table:table-cell table:number-columns-repeated="249"/>
        </table:table-row>
        <table:table-row table:style-name="ro3">
          <table:table-cell table:style-name="ce2"/>
          <table:table-cell table:style-name="ce12"/>
          <table:table-cell table:style-name="ce21"/>
          <table:table-cell table:style-name="ce29"/>
          <table:table-cell table:style-name="ce12"/>
          <table:table-cell table:style-name="ce38"/>
          <table:table-cell table:style-name="ce47"/>
          <table:table-cell table:number-columns-repeated="249"/>
        </table:table-row>
        <table:table-row table:style-name="ro2">
          <table:table-cell table:style-name="ce3"/>
          <table:table-cell table:style-name="ce13" office:value-type="string">
            <text:p>Jumlah Pinjaman</text:p>
          </table:table-cell>
          <table:table-cell table:style-name="ce22" office:value-type="currency" office:value="100000">
            <text:p>$100,000.00</text:p>
          </table:table-cell>
          <table:table-cell table:style-name="ce30"/>
          <table:table-cell table:style-name="ce13" office:value-type="string">
            <text:p>Pembayaran tambahan pokok</text:p>
          </table:table-cell>
          <table:table-cell table:style-name="ce39" office:value-type="currency" office:value="0">
            <text:p>$0.00</text:p>
          </table:table-cell>
          <table:table-cell table:style-name="ce47"/>
          <table:table-cell table:number-columns-repeated="249"/>
        </table:table-row>
        <table:table-row table:style-name="ro3">
          <table:table-cell table:style-name="ce3"/>
          <table:table-cell table:style-name="ce13"/>
          <table:table-cell table:style-name="ce23"/>
          <table:table-cell table:style-name="ce30"/>
          <table:table-cell table:style-name="ce13"/>
          <table:table-cell table:style-name="ce40"/>
          <table:table-cell table:style-name="ce47"/>
          <table:table-cell table:number-columns-repeated="249"/>
        </table:table-row>
        <table:table-row table:style-name="ro2">
          <table:table-cell table:style-name="ce3"/>
          <table:table-cell table:style-name="ce13" office:value-type="string">
            <text:p>Jangka Waktu</text:p>
          </table:table-cell>
          <table:table-cell table:style-name="ce24" office:value-type="float" office:value="360">
            <text:p>360</text:p>
          </table:table-cell>
          <table:table-cell table:style-name="ce31" office:value-type="string">
            <text:p><text:s/>Bulan</text:p>
          </table:table-cell>
          <table:table-cell table:style-name="ce13" office:value-type="string">
            <text:p>Total bunga dibayarkan</text:p>
          </table:table-cell>
          <table:table-cell table:style-name="ce40" table:formula="oooc:=SUM([.C12:.C371])" office:value-type="currency" office:value="139508.898264507">
            <text:p>$139,508.90</text:p>
          </table:table-cell>
          <table:table-cell table:style-name="ce47"/>
          <table:table-cell table:number-columns-repeated="249"/>
        </table:table-row>
        <table:table-row table:style-name="ro3">
          <table:table-cell table:style-name="ce3"/>
          <table:table-cell table:style-name="ce13"/>
          <table:table-cell table:style-name="ce25"/>
          <table:table-cell table:style-name="ce30"/>
          <table:table-cell table:style-name="ce13"/>
          <table:table-cell table:style-name="ce40"/>
          <table:table-cell table:style-name="ce47"/>
          <table:table-cell table:number-columns-repeated="249"/>
        </table:table-row>
        <table:table-row table:style-name="ro2">
          <table:table-cell table:style-name="ce3"/>
          <table:table-cell table:style-name="ce12" office:value-type="string">
            <text:p><text:s/>Tingkat Suku Bunga </text:p>
          </table:table-cell>
          <table:table-cell table:style-name="ce26" office:value-type="percentage" office:value="0.07">
            <text:p>7.00%</text:p>
          </table:table-cell>
          <table:table-cell table:style-name="ce32"/>
          <table:table-cell table:style-name="ce12" office:value-type="string">
            <text:p>Total pembayaran</text:p>
          </table:table-cell>
          <table:table-cell table:style-name="ce40" table:formula="oooc:=SUM([.C12:.C371])+[.C4]+SUM([.E12:.E371])" office:value-type="currency" office:value="239508.898264507">
            <text:p>$239,508.90</text:p>
          </table:table-cell>
          <table:table-cell table:style-name="ce47"/>
          <table:table-cell table:number-columns-repeated="249"/>
        </table:table-row>
        <table:table-row table:style-name="ro4">
          <table:table-cell table:style-name="ce4"/>
          <table:table-cell table:style-name="ce14" table:number-columns-repeated="5"/>
          <table:table-cell table:style-name="ce48"/>
          <table:table-cell table:number-columns-repeated="249"/>
        </table:table-row>
        <table:table-row table:style-name="ro5">
          <table:table-cell table:style-name="ce5" office:value-type="string">
            <text:p>Bulan</text:p>
          </table:table-cell>
          <table:table-cell table:style-name="ce5" office:value-type="string">
            <text:p>Neraca</text:p>
          </table:table-cell>
          <table:table-cell table:style-name="ce5" office:value-type="string">
            <text:p>Bunga</text:p>
          </table:table-cell>
          <table:table-cell table:style-name="ce5" office:value-type="string">
            <text:p>Pokok</text:p>
          </table:table-cell>
          <table:table-cell table:style-name="ce5" office:value-type="string">
            <text:p>Ekstra Pokok</text:p>
          </table:table-cell>
          <table:table-cell table:style-name="ce41" office:value-type="string">
            <text:p>Saldo</text:p>
          </table:table-cell>
          <table:table-cell table:style-name="ce49"/>
          <table:table-cell table:number-columns-repeated="249"/>
        </table:table-row>
        <table:table-row table:style-name="ro3">
          <table:table-cell table:number-columns-repeated="5"/>
          <table:table-cell table:style-name="Default"/>
          <table:table-cell table:number-columns-repeated="250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5" table:formula="oooc:=[.C4]" office:value-type="currency" office:value="100000">
            <text:p>$100,000.00</text:p>
          </table:table-cell>
          <table:table-cell table:style-name="ce15" table:formula="oooc:=[.C8]/12*[.B12]" office:value-type="currency" office:value="583.333333333333">
            <text:p>$583.33</text:p>
          </table:table-cell>
          <table:table-cell table:style-name="ce33" table:formula="oooc:=IF([.B12]&lt;[.$F$2];[.B12]+[.C12];[.$F$2]-[.C12])" office:value-type="currency" office:value="81.969161845849">
            <text:p>$81.97</text:p>
          </table:table-cell>
          <table:table-cell table:style-name="ce15" table:formula="oooc:=[.F4]" office:value-type="currency" office:value="0">
            <text:p>$0.00</text:p>
          </table:table-cell>
          <table:table-cell table:style-name="ce42" table:formula="oooc:=[.B12]-([.D12]+[.E12])" office:value-type="currency" office:value="99918.0308381542">
            <text:p>$99,918.03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5" table:formula="oooc:=IF([.F12]&lt;0;0;[.F12])" office:value-type="currency" office:value="99918.0308381542">
            <text:p>$99,918.03</text:p>
          </table:table-cell>
          <table:table-cell table:style-name="ce15" table:formula="oooc:=[.$C$8]/12*[.B13]" office:value-type="currency" office:value="582.855179889233">
            <text:p>$582.86</text:p>
          </table:table-cell>
          <table:table-cell table:style-name="ce33" table:formula="oooc:=IF([.B13]&lt;=[.$F$2]+[.C13];[.B13]+[.C13];[.$F$2]-[.C13])" office:value-type="currency" office:value="82.4473152899499">
            <text:p>$82.45</text:p>
          </table:table-cell>
          <table:table-cell table:style-name="ce15" table:formula="oooc:=IF([.B13]=0;0;[.$F$4])" office:value-type="currency" office:value="0">
            <text:p>$0.00</text:p>
          </table:table-cell>
          <table:table-cell table:style-name="ce42" table:formula="oooc:=IF(([.B13]-[.D13]-[.E13])&lt;0;0;([.B13]-([.D13]+[.E13])))" office:value-type="currency" office:value="99835.5835228642">
            <text:p>$99,835.58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15" table:formula="oooc:=IF([.F13]&lt;0;0;[.F13])" office:value-type="currency" office:value="99835.5835228642">
            <text:p>$99,835.58</text:p>
          </table:table-cell>
          <table:table-cell table:style-name="ce15" table:formula="oooc:=[.$C$8]/12*[.B14]" office:value-type="currency" office:value="582.374237216708">
            <text:p>$582.37</text:p>
          </table:table-cell>
          <table:table-cell table:style-name="ce33" table:formula="oooc:=IF([.B14]&lt;=[.$F$2]+[.C14];[.B14]+[.C14];[.$F$2]-[.C14])" office:value-type="currency" office:value="82.9282579624745">
            <text:p>$82.93</text:p>
          </table:table-cell>
          <table:table-cell table:style-name="ce15" table:formula="oooc:=IF([.B14]=0;0;[.$F$4])" office:value-type="currency" office:value="0">
            <text:p>$0.00</text:p>
          </table:table-cell>
          <table:table-cell table:style-name="ce42" table:formula="oooc:=IF(([.B14]-[.D14]-[.E14])&lt;0;0;([.B14]-([.D14]+[.E14])))" office:value-type="currency" office:value="99752.6552649017">
            <text:p>$99,752.66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5" table:formula="oooc:=IF([.F14]&lt;0;0;[.F14])" office:value-type="currency" office:value="99752.6552649017">
            <text:p>$99,752.66</text:p>
          </table:table-cell>
          <table:table-cell table:style-name="ce15" table:formula="oooc:=[.$C$8]/12*[.B15]" office:value-type="currency" office:value="581.89048904526">
            <text:p>$581.89</text:p>
          </table:table-cell>
          <table:table-cell table:style-name="ce33" table:formula="oooc:=IF([.B15]&lt;=[.$F$2]+[.C15];[.B15]+[.C15];[.$F$2]-[.C15])" office:value-type="currency" office:value="83.4120061339222">
            <text:p>$83.41</text:p>
          </table:table-cell>
          <table:table-cell table:style-name="ce15" table:formula="oooc:=IF([.B15]=0;0;[.$F$4])" office:value-type="currency" office:value="0">
            <text:p>$0.00</text:p>
          </table:table-cell>
          <table:table-cell table:style-name="ce42" table:formula="oooc:=IF(([.B15]-[.D15]-[.E15])&lt;0;0;([.B15]-([.D15]+[.E15])))" office:value-type="currency" office:value="99669.2432587678">
            <text:p>$99,669.24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5" table:formula="oooc:=IF([.F15]&lt;0;0;[.F15])" office:value-type="currency" office:value="99669.2432587678">
            <text:p>$99,669.24</text:p>
          </table:table-cell>
          <table:table-cell table:style-name="ce15" table:formula="oooc:=[.$C$8]/12*[.B16]" office:value-type="currency" office:value="581.403919009479">
            <text:p>$581.40</text:p>
          </table:table-cell>
          <table:table-cell table:style-name="ce33" table:formula="oooc:=IF([.B16]&lt;=[.$F$2]+[.C16];[.B16]+[.C16];[.$F$2]-[.C16])" office:value-type="currency" office:value="83.8985761697035">
            <text:p>$83.90</text:p>
          </table:table-cell>
          <table:table-cell table:style-name="ce15" table:formula="oooc:=IF([.B16]=0;0;[.$F$4])" office:value-type="currency" office:value="0">
            <text:p>$0.00</text:p>
          </table:table-cell>
          <table:table-cell table:style-name="ce42" table:formula="oooc:=IF(([.B16]-[.D16]-[.E16])&lt;0;0;([.B16]-([.D16]+[.E16])))" office:value-type="currency" office:value="99585.3446825981">
            <text:p>$99,585.34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15" table:formula="oooc:=IF([.F16]&lt;0;0;[.F16])" office:value-type="currency" office:value="99585.3446825981">
            <text:p>$99,585.34</text:p>
          </table:table-cell>
          <table:table-cell table:style-name="ce15" table:formula="oooc:=[.$C$8]/12*[.B17]" office:value-type="currency" office:value="580.914510648489">
            <text:p>$580.91</text:p>
          </table:table-cell>
          <table:table-cell table:style-name="ce33" table:formula="oooc:=IF([.B17]&lt;=[.$F$2]+[.C17];[.B17]+[.C17];[.$F$2]-[.C17])" office:value-type="currency" office:value="84.3879845306933">
            <text:p>$84.39</text:p>
          </table:table-cell>
          <table:table-cell table:style-name="ce15" table:formula="oooc:=IF([.B17]=0;0;[.$F$4])" office:value-type="currency" office:value="0">
            <text:p>$0.00</text:p>
          </table:table-cell>
          <table:table-cell table:style-name="ce42" table:formula="oooc:=IF(([.B17]-[.D17]-[.E17])&lt;0;0;([.B17]-([.D17]+[.E17])))" office:value-type="currency" office:value="99500.9566980674">
            <text:p>$99,500.96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15" table:formula="oooc:=IF([.F17]&lt;0;0;[.F17])" office:value-type="currency" office:value="99500.9566980674">
            <text:p>$99,500.96</text:p>
          </table:table-cell>
          <table:table-cell table:style-name="ce15" table:formula="oooc:=[.$C$8]/12*[.B18]" office:value-type="currency" office:value="580.422247405393">
            <text:p>$580.42</text:p>
          </table:table-cell>
          <table:table-cell table:style-name="ce33" table:formula="oooc:=IF([.B18]&lt;=[.$F$2]+[.C18];[.B18]+[.C18];[.$F$2]-[.C18])" office:value-type="currency" office:value="84.8802477737891">
            <text:p>$84.88</text:p>
          </table:table-cell>
          <table:table-cell table:style-name="ce15" table:formula="oooc:=IF([.B18]=0;0;[.$F$4])" office:value-type="currency" office:value="0">
            <text:p>$0.00</text:p>
          </table:table-cell>
          <table:table-cell table:style-name="ce42" table:formula="oooc:=IF(([.B18]-[.D18]-[.E18])&lt;0;0;([.B18]-([.D18]+[.E18])))" office:value-type="currency" office:value="99416.0764502936">
            <text:p>$99,416.08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15" table:formula="oooc:=IF([.F18]&lt;0;0;[.F18])" office:value-type="currency" office:value="99416.0764502936">
            <text:p>$99,416.08</text:p>
          </table:table-cell>
          <table:table-cell table:style-name="ce15" table:formula="oooc:=[.$C$8]/12*[.B19]" office:value-type="currency" office:value="579.927112626713">
            <text:p>$579.93</text:p>
          </table:table-cell>
          <table:table-cell table:style-name="ce33" table:formula="oooc:=IF([.B19]&lt;=[.$F$2]+[.C19];[.B19]+[.C19];[.$F$2]-[.C19])" office:value-type="currency" office:value="85.3753825524695">
            <text:p>$85.38</text:p>
          </table:table-cell>
          <table:table-cell table:style-name="ce15" table:formula="oooc:=IF([.B19]=0;0;[.$F$4])" office:value-type="currency" office:value="0">
            <text:p>$0.00</text:p>
          </table:table-cell>
          <table:table-cell table:style-name="ce42" table:formula="oooc:=IF(([.B19]-[.D19]-[.E19])&lt;0;0;([.B19]-([.D19]+[.E19])))" office:value-type="currency" office:value="99330.7010677412">
            <text:p>$99,330.70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15" table:formula="oooc:=IF([.F19]&lt;0;0;[.F19])" office:value-type="currency" office:value="99330.7010677412">
            <text:p>$99,330.70</text:p>
          </table:table-cell>
          <table:table-cell table:style-name="ce15" table:formula="oooc:=[.$C$8]/12*[.B20]" office:value-type="currency" office:value="579.429089561824">
            <text:p>$579.43</text:p>
          </table:table-cell>
          <table:table-cell table:style-name="ce33" table:formula="oooc:=IF([.B20]&lt;=[.$F$2]+[.C20];[.B20]+[.C20];[.$F$2]-[.C20])" office:value-type="currency" office:value="85.8734056173589">
            <text:p>$85.87</text:p>
          </table:table-cell>
          <table:table-cell table:style-name="ce15" table:formula="oooc:=IF([.B20]=0;0;[.$F$4])" office:value-type="currency" office:value="0">
            <text:p>$0.00</text:p>
          </table:table-cell>
          <table:table-cell table:style-name="ce42" table:formula="oooc:=IF(([.B20]-[.D20]-[.E20])&lt;0;0;([.B20]-([.D20]+[.E20])))" office:value-type="currency" office:value="99244.8276621238">
            <text:p>$99,244.83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15" table:formula="oooc:=IF([.F20]&lt;0;0;[.F20])" office:value-type="currency" office:value="99244.8276621238">
            <text:p>$99,244.83</text:p>
          </table:table-cell>
          <table:table-cell table:style-name="ce15" table:formula="oooc:=[.$C$8]/12*[.B21]" office:value-type="currency" office:value="578.928161362389">
            <text:p>$578.93</text:p>
          </table:table-cell>
          <table:table-cell table:style-name="ce33" table:formula="oooc:=IF([.B21]&lt;=[.$F$2]+[.C21];[.B21]+[.C21];[.$F$2]-[.C21])" office:value-type="currency" office:value="86.3743338167935">
            <text:p>$86.37</text:p>
          </table:table-cell>
          <table:table-cell table:style-name="ce15" table:formula="oooc:=IF([.B21]=0;0;[.$F$4])" office:value-type="currency" office:value="0">
            <text:p>$0.00</text:p>
          </table:table-cell>
          <table:table-cell table:style-name="ce42" table:formula="oooc:=IF(([.B21]-[.D21]-[.E21])&lt;0;0;([.B21]-([.D21]+[.E21])))" office:value-type="currency" office:value="99158.453328307">
            <text:p>$99,158.45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15" table:formula="oooc:=IF([.F21]&lt;0;0;[.F21])" office:value-type="currency" office:value="99158.453328307">
            <text:p>$99,158.45</text:p>
          </table:table-cell>
          <table:table-cell table:style-name="ce15" table:formula="oooc:=[.$C$8]/12*[.B22]" office:value-type="currency" office:value="578.424311081791">
            <text:p>$578.42</text:p>
          </table:table-cell>
          <table:table-cell table:style-name="ce33" table:formula="oooc:=IF([.B22]&lt;=[.$F$2]+[.C22];[.B22]+[.C22];[.$F$2]-[.C22])" office:value-type="currency" office:value="86.8781840973916">
            <text:p>$86.88</text:p>
          </table:table-cell>
          <table:table-cell table:style-name="ce15" table:formula="oooc:=IF([.B22]=0;0;[.$F$4])" office:value-type="currency" office:value="0">
            <text:p>$0.00</text:p>
          </table:table-cell>
          <table:table-cell table:style-name="ce42" table:formula="oooc:=IF(([.B22]-[.D22]-[.E22])&lt;0;0;([.B22]-([.D22]+[.E22])))" office:value-type="currency" office:value="99071.5751442096">
            <text:p>$99,071.58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15" table:formula="oooc:=IF([.F22]&lt;0;0;[.F22])" office:value-type="currency" office:value="99071.5751442096">
            <text:p>$99,071.58</text:p>
          </table:table-cell>
          <table:table-cell table:style-name="ce15" table:formula="oooc:=[.$C$8]/12*[.B23]" office:value-type="currency" office:value="577.917521674556">
            <text:p>$577.92</text:p>
          </table:table-cell>
          <table:table-cell table:style-name="ce33" table:formula="oooc:=IF([.B23]&lt;=[.$F$2]+[.C23];[.B23]+[.C23];[.$F$2]-[.C23])" office:value-type="currency" office:value="87.3849735046264">
            <text:p>$87.38</text:p>
          </table:table-cell>
          <table:table-cell table:style-name="ce15" table:formula="oooc:=IF([.B23]=0;0;[.$F$4])" office:value-type="currency" office:value="0">
            <text:p>$0.00</text:p>
          </table:table-cell>
          <table:table-cell table:style-name="ce42" table:formula="oooc:=IF(([.B23]-[.D23]-[.E23])&lt;0;0;([.B23]-([.D23]+[.E23])))" office:value-type="currency" office:value="98984.190170705">
            <text:p>$98,984.19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15" table:formula="oooc:=IF([.F23]&lt;0;0;[.F23])" office:value-type="currency" office:value="98984.190170705">
            <text:p>$98,984.19</text:p>
          </table:table-cell>
          <table:table-cell table:style-name="ce15" table:formula="oooc:=[.$C$8]/12*[.B24]" office:value-type="currency" office:value="577.407775995779">
            <text:p>$577.41</text:p>
          </table:table-cell>
          <table:table-cell table:style-name="ce33" table:formula="oooc:=IF([.B24]&lt;=[.$F$2]+[.C24];[.B24]+[.C24];[.$F$2]-[.C24])" office:value-type="currency" office:value="87.8947191834034">
            <text:p>$87.89</text:p>
          </table:table-cell>
          <table:table-cell table:style-name="ce15" table:formula="oooc:=IF([.B24]=0;0;[.$F$4])" office:value-type="currency" office:value="0">
            <text:p>$0.00</text:p>
          </table:table-cell>
          <table:table-cell table:style-name="ce42" table:formula="oooc:=IF(([.B24]-[.D24]-[.E24])&lt;0;0;([.B24]-([.D24]+[.E24])))" office:value-type="currency" office:value="98896.2954515216">
            <text:p>$98,896.30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15" table:formula="oooc:=IF([.F24]&lt;0;0;[.F24])" office:value-type="currency" office:value="98896.2954515216">
            <text:p>$98,896.30</text:p>
          </table:table-cell>
          <table:table-cell table:style-name="ce15" table:formula="oooc:=[.$C$8]/12*[.B25]" office:value-type="currency" office:value="576.895056800543">
            <text:p>$576.90</text:p>
          </table:table-cell>
          <table:table-cell table:style-name="ce33" table:formula="oooc:=IF([.B25]&lt;=[.$F$2]+[.C25];[.B25]+[.C25];[.$F$2]-[.C25])" office:value-type="currency" office:value="88.4074383786399">
            <text:p>$88.41</text:p>
          </table:table-cell>
          <table:table-cell table:style-name="ce15" table:formula="oooc:=IF([.B25]=0;0;[.$F$4])" office:value-type="currency" office:value="0">
            <text:p>$0.00</text:p>
          </table:table-cell>
          <table:table-cell table:style-name="ce42" table:formula="oooc:=IF(([.B25]-[.D25]-[.E25])&lt;0;0;([.B25]-([.D25]+[.E25])))" office:value-type="currency" office:value="98807.8880131429">
            <text:p>$98,807.89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5" table:formula="oooc:=IF([.F25]&lt;0;0;[.F25])" office:value-type="currency" office:value="98807.8880131429">
            <text:p>$98,807.89</text:p>
          </table:table-cell>
          <table:table-cell table:style-name="ce15" table:formula="oooc:=[.$C$8]/12*[.B26]" office:value-type="currency" office:value="576.379346743334">
            <text:p>$576.38</text:p>
          </table:table-cell>
          <table:table-cell table:style-name="ce33" table:formula="oooc:=IF([.B26]&lt;=[.$F$2]+[.C26];[.B26]+[.C26];[.$F$2]-[.C26])" office:value-type="currency" office:value="88.9231484358486">
            <text:p>$88.92</text:p>
          </table:table-cell>
          <table:table-cell table:style-name="ce15" table:formula="oooc:=IF([.B26]=0;0;[.$F$4])" office:value-type="currency" office:value="0">
            <text:p>$0.00</text:p>
          </table:table-cell>
          <table:table-cell table:style-name="ce42" table:formula="oooc:=IF(([.B26]-[.D26]-[.E26])&lt;0;0;([.B26]-([.D26]+[.E26])))" office:value-type="currency" office:value="98718.9648647071">
            <text:p>$98,718.96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15" table:formula="oooc:=IF([.F26]&lt;0;0;[.F26])" office:value-type="currency" office:value="98718.9648647071">
            <text:p>$98,718.96</text:p>
          </table:table-cell>
          <table:table-cell table:style-name="ce15" table:formula="oooc:=[.$C$8]/12*[.B27]" office:value-type="currency" office:value="575.860628377458">
            <text:p>$575.86</text:p>
          </table:table-cell>
          <table:table-cell table:style-name="ce33" table:formula="oooc:=IF([.B27]&lt;=[.$F$2]+[.C27];[.B27]+[.C27];[.$F$2]-[.C27])" office:value-type="currency" office:value="89.4418668017243">
            <text:p>$89.44</text:p>
          </table:table-cell>
          <table:table-cell table:style-name="ce15" table:formula="oooc:=IF([.B27]=0;0;[.$F$4])" office:value-type="currency" office:value="0">
            <text:p>$0.00</text:p>
          </table:table-cell>
          <table:table-cell table:style-name="ce42" table:formula="oooc:=IF(([.B27]-[.D27]-[.E27])&lt;0;0;([.B27]-([.D27]+[.E27])))" office:value-type="currency" office:value="98629.5229979054">
            <text:p>$98,629.52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15" table:formula="oooc:=IF([.F27]&lt;0;0;[.F27])" office:value-type="currency" office:value="98629.5229979054">
            <text:p>$98,629.52</text:p>
          </table:table-cell>
          <table:table-cell table:style-name="ce15" table:formula="oooc:=[.$C$8]/12*[.B28]" office:value-type="currency" office:value="575.338884154448">
            <text:p>$575.34</text:p>
          </table:table-cell>
          <table:table-cell table:style-name="ce33" table:formula="oooc:=IF([.B28]&lt;=[.$F$2]+[.C28];[.B28]+[.C28];[.$F$2]-[.C28])" office:value-type="currency" office:value="89.9636110247343">
            <text:p>$89.96</text:p>
          </table:table-cell>
          <table:table-cell table:style-name="ce15" table:formula="oooc:=IF([.B28]=0;0;[.$F$4])" office:value-type="currency" office:value="0">
            <text:p>$0.00</text:p>
          </table:table-cell>
          <table:table-cell table:style-name="ce42" table:formula="oooc:=IF(([.B28]-[.D28]-[.E28])&lt;0;0;([.B28]-([.D28]+[.E28])))" office:value-type="currency" office:value="98539.5593868807">
            <text:p>$98,539.56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15" table:formula="oooc:=IF([.F28]&lt;0;0;[.F28])" office:value-type="currency" office:value="98539.5593868807">
            <text:p>$98,539.56</text:p>
          </table:table-cell>
          <table:table-cell table:style-name="ce15" table:formula="oooc:=[.$C$8]/12*[.B29]" office:value-type="currency" office:value="574.814096423471">
            <text:p>$574.81</text:p>
          </table:table-cell>
          <table:table-cell table:style-name="ce33" table:formula="oooc:=IF([.B29]&lt;=[.$F$2]+[.C29];[.B29]+[.C29];[.$F$2]-[.C29])" office:value-type="currency" office:value="90.488398755712">
            <text:p>$90.49</text:p>
          </table:table-cell>
          <table:table-cell table:style-name="ce15" table:formula="oooc:=IF([.B29]=0;0;[.$F$4])" office:value-type="currency" office:value="0">
            <text:p>$0.00</text:p>
          </table:table-cell>
          <table:table-cell table:style-name="ce42" table:formula="oooc:=IF(([.B29]-[.D29]-[.E29])&lt;0;0;([.B29]-([.D29]+[.E29])))" office:value-type="currency" office:value="98449.0709881249">
            <text:p>$98,449.07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15" table:formula="oooc:=IF([.F29]&lt;0;0;[.F29])" office:value-type="currency" office:value="98449.0709881249">
            <text:p>$98,449.07</text:p>
          </table:table-cell>
          <table:table-cell table:style-name="ce15" table:formula="oooc:=[.$C$8]/12*[.B30]" office:value-type="currency" office:value="574.286247430729">
            <text:p>$574.29</text:p>
          </table:table-cell>
          <table:table-cell table:style-name="ce33" table:formula="oooc:=IF([.B30]&lt;=[.$F$2]+[.C30];[.B30]+[.C30];[.$F$2]-[.C30])" office:value-type="currency" office:value="91.0162477484536">
            <text:p>$91.02</text:p>
          </table:table-cell>
          <table:table-cell table:style-name="ce15" table:formula="oooc:=IF([.B30]=0;0;[.$F$4])" office:value-type="currency" office:value="0">
            <text:p>$0.00</text:p>
          </table:table-cell>
          <table:table-cell table:style-name="ce42" table:formula="oooc:=IF(([.B30]-[.D30]-[.E30])&lt;0;0;([.B30]-([.D30]+[.E30])))" office:value-type="currency" office:value="98358.0547403765">
            <text:p>$98,358.05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15" table:formula="oooc:=IF([.F30]&lt;0;0;[.F30])" office:value-type="currency" office:value="98358.0547403765">
            <text:p>$98,358.05</text:p>
          </table:table-cell>
          <table:table-cell table:style-name="ce15" table:formula="oooc:=[.$C$8]/12*[.B31]" office:value-type="currency" office:value="573.755319318863">
            <text:p>$573.76</text:p>
          </table:table-cell>
          <table:table-cell table:style-name="ce33" table:formula="oooc:=IF([.B31]&lt;=[.$F$2]+[.C31];[.B31]+[.C31];[.$F$2]-[.C31])" office:value-type="currency" office:value="91.5471758603196">
            <text:p>$91.55</text:p>
          </table:table-cell>
          <table:table-cell table:style-name="ce15" table:formula="oooc:=IF([.B31]=0;0;[.$F$4])" office:value-type="currency" office:value="0">
            <text:p>$0.00</text:p>
          </table:table-cell>
          <table:table-cell table:style-name="ce42" table:formula="oooc:=IF(([.B31]-[.D31]-[.E31])&lt;0;0;([.B31]-([.D31]+[.E31])))" office:value-type="currency" office:value="98266.5075645162">
            <text:p>$98,266.51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15" table:formula="oooc:=IF([.F31]&lt;0;0;[.F31])" office:value-type="currency" office:value="98266.5075645162">
            <text:p>$98,266.51</text:p>
          </table:table-cell>
          <table:table-cell table:style-name="ce15" table:formula="oooc:=[.$C$8]/12*[.B32]" office:value-type="currency" office:value="573.221294126344">
            <text:p>$573.22</text:p>
          </table:table-cell>
          <table:table-cell table:style-name="ce33" table:formula="oooc:=IF([.B32]&lt;=[.$F$2]+[.C32];[.B32]+[.C32];[.$F$2]-[.C32])" office:value-type="currency" office:value="92.0812010528382">
            <text:p>$92.08</text:p>
          </table:table-cell>
          <table:table-cell table:style-name="ce15" table:formula="oooc:=IF([.B32]=0;0;[.$F$4])" office:value-type="currency" office:value="0">
            <text:p>$0.00</text:p>
          </table:table-cell>
          <table:table-cell table:style-name="ce42" table:formula="oooc:=IF(([.B32]-[.D32]-[.E32])&lt;0;0;([.B32]-([.D32]+[.E32])))" office:value-type="currency" office:value="98174.4263634633">
            <text:p>$98,174.43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15" table:formula="oooc:=IF([.F32]&lt;0;0;[.F32])" office:value-type="currency" office:value="98174.4263634633">
            <text:p>$98,174.43</text:p>
          </table:table-cell>
          <table:table-cell table:style-name="ce15" table:formula="oooc:=[.$C$8]/12*[.B33]" office:value-type="currency" office:value="572.684153786869">
            <text:p>$572.68</text:p>
          </table:table-cell>
          <table:table-cell table:style-name="ce33" table:formula="oooc:=IF([.B33]&lt;=[.$F$2]+[.C33];[.B33]+[.C33];[.$F$2]-[.C33])" office:value-type="currency" office:value="92.618341392313">
            <text:p>$92.62</text:p>
          </table:table-cell>
          <table:table-cell table:style-name="ce15" table:formula="oooc:=IF([.B33]=0;0;[.$F$4])" office:value-type="currency" office:value="0">
            <text:p>$0.00</text:p>
          </table:table-cell>
          <table:table-cell table:style-name="ce42" table:formula="oooc:=IF(([.B33]-[.D33]-[.E33])&lt;0;0;([.B33]-([.D33]+[.E33])))" office:value-type="currency" office:value="98081.808022071">
            <text:p>$98,081.81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15" table:formula="oooc:=IF([.F33]&lt;0;0;[.F33])" office:value-type="currency" office:value="98081.808022071">
            <text:p>$98,081.81</text:p>
          </table:table-cell>
          <table:table-cell table:style-name="ce15" table:formula="oooc:=[.$C$8]/12*[.B34]" office:value-type="currency" office:value="572.143880128748">
            <text:p>$572.14</text:p>
          </table:table-cell>
          <table:table-cell table:style-name="ce33" table:formula="oooc:=IF([.B34]&lt;=[.$F$2]+[.C34];[.B34]+[.C34];[.$F$2]-[.C34])" office:value-type="currency" office:value="93.1586150504348">
            <text:p>$93.16</text:p>
          </table:table-cell>
          <table:table-cell table:style-name="ce15" table:formula="oooc:=IF([.B34]=0;0;[.$F$4])" office:value-type="currency" office:value="0">
            <text:p>$0.00</text:p>
          </table:table-cell>
          <table:table-cell table:style-name="ce42" table:formula="oooc:=IF(([.B34]-[.D34]-[.E34])&lt;0;0;([.B34]-([.D34]+[.E34])))" office:value-type="currency" office:value="97988.6494070206">
            <text:p>$97,988.65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15" table:formula="oooc:=IF([.F34]&lt;0;0;[.F34])" office:value-type="currency" office:value="97988.6494070206">
            <text:p>$97,988.65</text:p>
          </table:table-cell>
          <table:table-cell table:style-name="ce15" table:formula="oooc:=[.$C$8]/12*[.B35]" office:value-type="currency" office:value="571.600454874287">
            <text:p>$571.60</text:p>
          </table:table-cell>
          <table:table-cell table:style-name="ce33" table:formula="oooc:=IF([.B35]&lt;=[.$F$2]+[.C35];[.B35]+[.C35];[.$F$2]-[.C35])" office:value-type="currency" office:value="93.7020403048957">
            <text:p>$93.70</text:p>
          </table:table-cell>
          <table:table-cell table:style-name="ce15" table:formula="oooc:=IF([.B35]=0;0;[.$F$4])" office:value-type="currency" office:value="0">
            <text:p>$0.00</text:p>
          </table:table-cell>
          <table:table-cell table:style-name="ce42" table:formula="oooc:=IF(([.B35]-[.D35]-[.E35])&lt;0;0;([.B35]-([.D35]+[.E35])))" office:value-type="currency" office:value="97894.9473667157">
            <text:p>$97,894.95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15" table:formula="oooc:=IF([.F35]&lt;0;0;[.F35])" office:value-type="currency" office:value="97894.9473667157">
            <text:p>$97,894.95</text:p>
          </table:table-cell>
          <table:table-cell table:style-name="ce15" table:formula="oooc:=[.$C$8]/12*[.B36]" office:value-type="currency" office:value="571.053859639175">
            <text:p>$571.05</text:p>
          </table:table-cell>
          <table:table-cell table:style-name="ce33" table:formula="oooc:=IF([.B36]&lt;=[.$F$2]+[.C36];[.B36]+[.C36];[.$F$2]-[.C36])" office:value-type="currency" office:value="94.2486355400075">
            <text:p>$94.25</text:p>
          </table:table-cell>
          <table:table-cell table:style-name="ce15" table:formula="oooc:=IF([.B36]=0;0;[.$F$4])" office:value-type="currency" office:value="0">
            <text:p>$0.00</text:p>
          </table:table-cell>
          <table:table-cell table:style-name="ce42" table:formula="oooc:=IF(([.B36]-[.D36]-[.E36])&lt;0;0;([.B36]-([.D36]+[.E36])))" office:value-type="currency" office:value="97800.6987311757">
            <text:p>$97,800.70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26">
            <text:p>26</text:p>
          </table:table-cell>
          <table:table-cell table:style-name="ce15" table:formula="oooc:=IF([.F36]&lt;0;0;[.F36])" office:value-type="currency" office:value="97800.6987311757">
            <text:p>$97,800.70</text:p>
          </table:table-cell>
          <table:table-cell table:style-name="ce15" table:formula="oooc:=[.$C$8]/12*[.B37]" office:value-type="currency" office:value="570.504075931858">
            <text:p>$570.50</text:p>
          </table:table-cell>
          <table:table-cell table:style-name="ce33" table:formula="oooc:=IF([.B37]&lt;=[.$F$2]+[.C37];[.B37]+[.C37];[.$F$2]-[.C37])" office:value-type="currency" office:value="94.7984192473242">
            <text:p>$94.80</text:p>
          </table:table-cell>
          <table:table-cell table:style-name="ce15" table:formula="oooc:=IF([.B37]=0;0;[.$F$4])" office:value-type="currency" office:value="0">
            <text:p>$0.00</text:p>
          </table:table-cell>
          <table:table-cell table:style-name="ce42" table:formula="oooc:=IF(([.B37]-[.D37]-[.E37])&lt;0;0;([.B37]-([.D37]+[.E37])))" office:value-type="currency" office:value="97705.9003119284">
            <text:p>$97,705.90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15" table:formula="oooc:=IF([.F37]&lt;0;0;[.F37])" office:value-type="currency" office:value="97705.9003119284">
            <text:p>$97,705.90</text:p>
          </table:table-cell>
          <table:table-cell table:style-name="ce15" table:formula="oooc:=[.$C$8]/12*[.B38]" office:value-type="currency" office:value="569.951085152915">
            <text:p>$569.95</text:p>
          </table:table-cell>
          <table:table-cell table:style-name="ce33" table:formula="oooc:=IF([.B38]&lt;=[.$F$2]+[.C38];[.B38]+[.C38];[.$F$2]-[.C38])" office:value-type="currency" office:value="95.351410026267">
            <text:p>$95.35</text:p>
          </table:table-cell>
          <table:table-cell table:style-name="ce15" table:formula="oooc:=IF([.B38]=0;0;[.$F$4])" office:value-type="currency" office:value="0">
            <text:p>$0.00</text:p>
          </table:table-cell>
          <table:table-cell table:style-name="ce42" table:formula="oooc:=IF(([.B38]-[.D38]-[.E38])&lt;0;0;([.B38]-([.D38]+[.E38])))" office:value-type="currency" office:value="97610.5489019021">
            <text:p>$97,610.55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15" table:formula="oooc:=IF([.F38]&lt;0;0;[.F38])" office:value-type="currency" office:value="97610.5489019021">
            <text:p>$97,610.55</text:p>
          </table:table-cell>
          <table:table-cell table:style-name="ce15" table:formula="oooc:=[.$C$8]/12*[.B39]" office:value-type="currency" office:value="569.394868594429">
            <text:p>$569.39</text:p>
          </table:table-cell>
          <table:table-cell table:style-name="ce33" table:formula="oooc:=IF([.B39]&lt;=[.$F$2]+[.C39];[.B39]+[.C39];[.$F$2]-[.C39])" office:value-type="currency" office:value="95.9076265847535">
            <text:p>$95.91</text:p>
          </table:table-cell>
          <table:table-cell table:style-name="ce15" table:formula="oooc:=IF([.B39]=0;0;[.$F$4])" office:value-type="currency" office:value="0">
            <text:p>$0.00</text:p>
          </table:table-cell>
          <table:table-cell table:style-name="ce42" table:formula="oooc:=IF(([.B39]-[.D39]-[.E39])&lt;0;0;([.B39]-([.D39]+[.E39])))" office:value-type="currency" office:value="97514.6412753173">
            <text:p>$97,514.64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15" table:formula="oooc:=IF([.F39]&lt;0;0;[.F39])" office:value-type="currency" office:value="97514.6412753173">
            <text:p>$97,514.64</text:p>
          </table:table-cell>
          <table:table-cell table:style-name="ce15" table:formula="oooc:=[.$C$8]/12*[.B40]" office:value-type="currency" office:value="568.835407439351">
            <text:p>$568.84</text:p>
          </table:table-cell>
          <table:table-cell table:style-name="ce33" table:formula="oooc:=IF([.B40]&lt;=[.$F$2]+[.C40];[.B40]+[.C40];[.$F$2]-[.C40])" office:value-type="currency" office:value="96.4670877398313">
            <text:p>$96.47</text:p>
          </table:table-cell>
          <table:table-cell table:style-name="ce15" table:formula="oooc:=IF([.B40]=0;0;[.$F$4])" office:value-type="currency" office:value="0">
            <text:p>$0.00</text:p>
          </table:table-cell>
          <table:table-cell table:style-name="ce42" table:formula="oooc:=IF(([.B40]-[.D40]-[.E40])&lt;0;0;([.B40]-([.D40]+[.E40])))" office:value-type="currency" office:value="97418.1741875775">
            <text:p>$97,418.17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15" table:formula="oooc:=IF([.F40]&lt;0;0;[.F40])" office:value-type="currency" office:value="97418.1741875775">
            <text:p>$97,418.17</text:p>
          </table:table-cell>
          <table:table-cell table:style-name="ce15" table:formula="oooc:=[.$C$8]/12*[.B41]" office:value-type="currency" office:value="568.272682760869">
            <text:p>$568.27</text:p>
          </table:table-cell>
          <table:table-cell table:style-name="ce33" table:formula="oooc:=IF([.B41]&lt;=[.$F$2]+[.C41];[.B41]+[.C41];[.$F$2]-[.C41])" office:value-type="currency" office:value="97.0298124183137">
            <text:p>$97.03</text:p>
          </table:table-cell>
          <table:table-cell table:style-name="ce15" table:formula="oooc:=IF([.B41]=0;0;[.$F$4])" office:value-type="currency" office:value="0">
            <text:p>$0.00</text:p>
          </table:table-cell>
          <table:table-cell table:style-name="ce42" table:formula="oooc:=IF(([.B41]-[.D41]-[.E41])&lt;0;0;([.B41]-([.D41]+[.E41])))" office:value-type="currency" office:value="97321.1443751592">
            <text:p>$97,321.14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15" table:formula="oooc:=IF([.F41]&lt;0;0;[.F41])" office:value-type="currency" office:value="97321.1443751592">
            <text:p>$97,321.14</text:p>
          </table:table-cell>
          <table:table-cell table:style-name="ce15" table:formula="oooc:=[.$C$8]/12*[.B42]" office:value-type="currency" office:value="567.706675521762">
            <text:p>$567.71</text:p>
          </table:table-cell>
          <table:table-cell table:style-name="ce33" table:formula="oooc:=IF([.B42]&lt;=[.$F$2]+[.C42];[.B42]+[.C42];[.$F$2]-[.C42])" office:value-type="currency" office:value="97.5958196574205">
            <text:p>$97.60</text:p>
          </table:table-cell>
          <table:table-cell table:style-name="ce15" table:formula="oooc:=IF([.B42]=0;0;[.$F$4])" office:value-type="currency" office:value="0">
            <text:p>$0.00</text:p>
          </table:table-cell>
          <table:table-cell table:style-name="ce42" table:formula="oooc:=IF(([.B42]-[.D42]-[.E42])&lt;0;0;([.B42]-([.D42]+[.E42])))" office:value-type="currency" office:value="97223.5485555018">
            <text:p>$97,223.55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15" table:formula="oooc:=IF([.F42]&lt;0;0;[.F42])" office:value-type="currency" office:value="97223.5485555018">
            <text:p>$97,223.55</text:p>
          </table:table-cell>
          <table:table-cell table:style-name="ce15" table:formula="oooc:=[.$C$8]/12*[.B43]" office:value-type="currency" office:value="567.13736657376">
            <text:p>$567.14</text:p>
          </table:table-cell>
          <table:table-cell table:style-name="ce33" table:formula="oooc:=IF([.B43]&lt;=[.$F$2]+[.C43];[.B43]+[.C43];[.$F$2]-[.C43])" office:value-type="currency" office:value="98.1651286054221">
            <text:p>$98.17</text:p>
          </table:table-cell>
          <table:table-cell table:style-name="ce15" table:formula="oooc:=IF([.B43]=0;0;[.$F$4])" office:value-type="currency" office:value="0">
            <text:p>$0.00</text:p>
          </table:table-cell>
          <table:table-cell table:style-name="ce42" table:formula="oooc:=IF(([.B43]-[.D43]-[.E43])&lt;0;0;([.B43]-([.D43]+[.E43])))" office:value-type="currency" office:value="97125.3834268963">
            <text:p>$97,125.38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15" table:formula="oooc:=IF([.F43]&lt;0;0;[.F43])" office:value-type="currency" office:value="97125.3834268963">
            <text:p>$97,125.38</text:p>
          </table:table-cell>
          <table:table-cell table:style-name="ce15" table:formula="oooc:=[.$C$8]/12*[.B44]" office:value-type="currency" office:value="566.564736656895">
            <text:p>$566.56</text:p>
          </table:table-cell>
          <table:table-cell table:style-name="ce33" table:formula="oooc:=IF([.B44]&lt;=[.$F$2]+[.C44];[.B44]+[.C44];[.$F$2]-[.C44])" office:value-type="currency" office:value="98.7377585222871">
            <text:p>$98.74</text:p>
          </table:table-cell>
          <table:table-cell table:style-name="ce15" table:formula="oooc:=IF([.B44]=0;0;[.$F$4])" office:value-type="currency" office:value="0">
            <text:p>$0.00</text:p>
          </table:table-cell>
          <table:table-cell table:style-name="ce42" table:formula="oooc:=IF(([.B44]-[.D44]-[.E44])&lt;0;0;([.B44]-([.D44]+[.E44])))" office:value-type="currency" office:value="97026.6456683741">
            <text:p>$97,026.65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15" table:formula="oooc:=IF([.F44]&lt;0;0;[.F44])" office:value-type="currency" office:value="97026.6456683741">
            <text:p>$97,026.65</text:p>
          </table:table-cell>
          <table:table-cell table:style-name="ce15" table:formula="oooc:=[.$C$8]/12*[.B45]" office:value-type="currency" office:value="565.988766398849">
            <text:p>$565.99</text:p>
          </table:table-cell>
          <table:table-cell table:style-name="ce33" table:formula="oooc:=IF([.B45]&lt;=[.$F$2]+[.C45];[.B45]+[.C45];[.$F$2]-[.C45])" office:value-type="currency" office:value="99.3137287803337">
            <text:p>$99.31</text:p>
          </table:table-cell>
          <table:table-cell table:style-name="ce15" table:formula="oooc:=IF([.B45]=0;0;[.$F$4])" office:value-type="currency" office:value="0">
            <text:p>$0.00</text:p>
          </table:table-cell>
          <table:table-cell table:style-name="ce42" table:formula="oooc:=IF(([.B45]-[.D45]-[.E45])&lt;0;0;([.B45]-([.D45]+[.E45])))" office:value-type="currency" office:value="96927.3319395937">
            <text:p>$96,927.33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35">
            <text:p>35</text:p>
          </table:table-cell>
          <table:table-cell table:style-name="ce15" table:formula="oooc:=IF([.F45]&lt;0;0;[.F45])" office:value-type="currency" office:value="96927.3319395937">
            <text:p>$96,927.33</text:p>
          </table:table-cell>
          <table:table-cell table:style-name="ce15" table:formula="oooc:=[.$C$8]/12*[.B46]" office:value-type="currency" office:value="565.409436314297">
            <text:p>$565.41</text:p>
          </table:table-cell>
          <table:table-cell table:style-name="ce33" table:formula="oooc:=IF([.B46]&lt;=[.$F$2]+[.C46];[.B46]+[.C46];[.$F$2]-[.C46])" office:value-type="currency" office:value="99.8930588648857">
            <text:p>$99.89</text:p>
          </table:table-cell>
          <table:table-cell table:style-name="ce15" table:formula="oooc:=IF([.B46]=0;0;[.$F$4])" office:value-type="currency" office:value="0">
            <text:p>$0.00</text:p>
          </table:table-cell>
          <table:table-cell table:style-name="ce42" table:formula="oooc:=IF(([.B46]-[.D46]-[.E46])&lt;0;0;([.B46]-([.D46]+[.E46])))" office:value-type="currency" office:value="96827.4388807288">
            <text:p>$96,827.44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15" table:formula="oooc:=IF([.F46]&lt;0;0;[.F46])" office:value-type="currency" office:value="96827.4388807288">
            <text:p>$96,827.44</text:p>
          </table:table-cell>
          <table:table-cell table:style-name="ce15" table:formula="oooc:=[.$C$8]/12*[.B47]" office:value-type="currency" office:value="564.826726804252">
            <text:p>$564.83</text:p>
          </table:table-cell>
          <table:table-cell table:style-name="ce33" table:formula="oooc:=IF([.B47]&lt;=[.$F$2]+[.C47];[.B47]+[.C47];[.$F$2]-[.C47])" office:value-type="currency" office:value="100.475768374931">
            <text:p>$100.48</text:p>
          </table:table-cell>
          <table:table-cell table:style-name="ce15" table:formula="oooc:=IF([.B47]=0;0;[.$F$4])" office:value-type="currency" office:value="0">
            <text:p>$0.00</text:p>
          </table:table-cell>
          <table:table-cell table:style-name="ce42" table:formula="oooc:=IF(([.B47]-[.D47]-[.E47])&lt;0;0;([.B47]-([.D47]+[.E47])))" office:value-type="currency" office:value="96726.9631123539">
            <text:p>$96,726.96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15" table:formula="oooc:=IF([.F47]&lt;0;0;[.F47])" office:value-type="currency" office:value="96726.9631123539">
            <text:p>$96,726.96</text:p>
          </table:table-cell>
          <table:table-cell table:style-name="ce15" table:formula="oooc:=[.$C$8]/12*[.B48]" office:value-type="currency" office:value="564.240618155398">
            <text:p>$564.24</text:p>
          </table:table-cell>
          <table:table-cell table:style-name="ce33" table:formula="oooc:=IF([.B48]&lt;=[.$F$2]+[.C48];[.B48]+[.C48];[.$F$2]-[.C48])" office:value-type="currency" office:value="101.061877023785">
            <text:p>$101.06</text:p>
          </table:table-cell>
          <table:table-cell table:style-name="ce15" table:formula="oooc:=IF([.B48]=0;0;[.$F$4])" office:value-type="currency" office:value="0">
            <text:p>$0.00</text:p>
          </table:table-cell>
          <table:table-cell table:style-name="ce42" table:formula="oooc:=IF(([.B48]-[.D48]-[.E48])&lt;0;0;([.B48]-([.D48]+[.E48])))" office:value-type="currency" office:value="96625.9012353301">
            <text:p>$96,625.90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15" table:formula="oooc:=IF([.F48]&lt;0;0;[.F48])" office:value-type="currency" office:value="96625.9012353301">
            <text:p>$96,625.90</text:p>
          </table:table-cell>
          <table:table-cell table:style-name="ce15" table:formula="oooc:=[.$C$8]/12*[.B49]" office:value-type="currency" office:value="563.651090539426">
            <text:p>$563.65</text:p>
          </table:table-cell>
          <table:table-cell table:style-name="ce33" table:formula="oooc:=IF([.B49]&lt;=[.$F$2]+[.C49];[.B49]+[.C49];[.$F$2]-[.C49])" office:value-type="currency" office:value="101.651404639757">
            <text:p>$101.65</text:p>
          </table:table-cell>
          <table:table-cell table:style-name="ce15" table:formula="oooc:=IF([.B49]=0;0;[.$F$4])" office:value-type="currency" office:value="0">
            <text:p>$0.00</text:p>
          </table:table-cell>
          <table:table-cell table:style-name="ce42" table:formula="oooc:=IF(([.B49]-[.D49]-[.E49])&lt;0;0;([.B49]-([.D49]+[.E49])))" office:value-type="currency" office:value="96524.2498306904">
            <text:p>$96,524.25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39">
            <text:p>39</text:p>
          </table:table-cell>
          <table:table-cell table:style-name="ce15" table:formula="oooc:=IF([.F49]&lt;0;0;[.F49])" office:value-type="currency" office:value="96524.2498306904">
            <text:p>$96,524.25</text:p>
          </table:table-cell>
          <table:table-cell table:style-name="ce15" table:formula="oooc:=[.$C$8]/12*[.B50]" office:value-type="currency" office:value="563.058124012361">
            <text:p>$563.06</text:p>
          </table:table-cell>
          <table:table-cell table:style-name="ce33" table:formula="oooc:=IF([.B50]&lt;=[.$F$2]+[.C50];[.B50]+[.C50];[.$F$2]-[.C50])" office:value-type="currency" office:value="102.244371166822">
            <text:p>$102.24</text:p>
          </table:table-cell>
          <table:table-cell table:style-name="ce15" table:formula="oooc:=IF([.B50]=0;0;[.$F$4])" office:value-type="currency" office:value="0">
            <text:p>$0.00</text:p>
          </table:table-cell>
          <table:table-cell table:style-name="ce42" table:formula="oooc:=IF(([.B50]-[.D50]-[.E50])&lt;0;0;([.B50]-([.D50]+[.E50])))" office:value-type="currency" office:value="96422.0054595236">
            <text:p>$96,422.01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40">
            <text:p>40</text:p>
          </table:table-cell>
          <table:table-cell table:style-name="ce15" table:formula="oooc:=IF([.F50]&lt;0;0;[.F50])" office:value-type="currency" office:value="96422.0054595236">
            <text:p>$96,422.01</text:p>
          </table:table-cell>
          <table:table-cell table:style-name="ce15" table:formula="oooc:=[.$C$8]/12*[.B51]" office:value-type="currency" office:value="562.461698513887">
            <text:p>$562.46</text:p>
          </table:table-cell>
          <table:table-cell table:style-name="ce33" table:formula="oooc:=IF([.B51]&lt;=[.$F$2]+[.C51];[.B51]+[.C51];[.$F$2]-[.C51])" office:value-type="currency" office:value="102.840796665295">
            <text:p>$102.84</text:p>
          </table:table-cell>
          <table:table-cell table:style-name="ce15" table:formula="oooc:=IF([.B51]=0;0;[.$F$4])" office:value-type="currency" office:value="0">
            <text:p>$0.00</text:p>
          </table:table-cell>
          <table:table-cell table:style-name="ce42" table:formula="oooc:=IF(([.B51]-[.D51]-[.E51])&lt;0;0;([.B51]-([.D51]+[.E51])))" office:value-type="currency" office:value="96319.1646628583">
            <text:p>$96,319.16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41">
            <text:p>41</text:p>
          </table:table-cell>
          <table:table-cell table:style-name="ce15" table:formula="oooc:=IF([.F51]&lt;0;0;[.F51])" office:value-type="currency" office:value="96319.1646628583">
            <text:p>$96,319.16</text:p>
          </table:table-cell>
          <table:table-cell table:style-name="ce15" table:formula="oooc:=[.$C$8]/12*[.B52]" office:value-type="currency" office:value="561.861793866673">
            <text:p>$561.86</text:p>
          </table:table-cell>
          <table:table-cell table:style-name="ce33" table:formula="oooc:=IF([.B52]&lt;=[.$F$2]+[.C52];[.B52]+[.C52];[.$F$2]-[.C52])" office:value-type="currency" office:value="103.440701312509">
            <text:p>$103.44</text:p>
          </table:table-cell>
          <table:table-cell table:style-name="ce15" table:formula="oooc:=IF([.B52]=0;0;[.$F$4])" office:value-type="currency" office:value="0">
            <text:p>$0.00</text:p>
          </table:table-cell>
          <table:table-cell table:style-name="ce42" table:formula="oooc:=IF(([.B52]-[.D52]-[.E52])&lt;0;0;([.B52]-([.D52]+[.E52])))" office:value-type="currency" office:value="96215.7239615458">
            <text:p>$96,215.72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42">
            <text:p>42</text:p>
          </table:table-cell>
          <table:table-cell table:style-name="ce15" table:formula="oooc:=IF([.F52]&lt;0;0;[.F52])" office:value-type="currency" office:value="96215.7239615458">
            <text:p>$96,215.72</text:p>
          </table:table-cell>
          <table:table-cell table:style-name="ce15" table:formula="oooc:=[.$C$8]/12*[.B53]" office:value-type="currency" office:value="561.258389775684">
            <text:p>$561.26</text:p>
          </table:table-cell>
          <table:table-cell table:style-name="ce33" table:formula="oooc:=IF([.B53]&lt;=[.$F$2]+[.C53];[.B53]+[.C53];[.$F$2]-[.C53])" office:value-type="currency" office:value="104.044105403499">
            <text:p>$104.04</text:p>
          </table:table-cell>
          <table:table-cell table:style-name="ce15" table:formula="oooc:=IF([.B53]=0;0;[.$F$4])" office:value-type="currency" office:value="0">
            <text:p>$0.00</text:p>
          </table:table-cell>
          <table:table-cell table:style-name="ce42" table:formula="oooc:=IF(([.B53]-[.D53]-[.E53])&lt;0;0;([.B53]-([.D53]+[.E53])))" office:value-type="currency" office:value="96111.6798561423">
            <text:p>$96,111.68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43">
            <text:p>43</text:p>
          </table:table-cell>
          <table:table-cell table:style-name="ce15" table:formula="oooc:=IF([.F53]&lt;0;0;[.F53])" office:value-type="currency" office:value="96111.6798561423">
            <text:p>$96,111.68</text:p>
          </table:table-cell>
          <table:table-cell table:style-name="ce15" table:formula="oooc:=[.$C$8]/12*[.B54]" office:value-type="currency" office:value="560.651465827497">
            <text:p>$560.65</text:p>
          </table:table-cell>
          <table:table-cell table:style-name="ce33" table:formula="oooc:=IF([.B54]&lt;=[.$F$2]+[.C54];[.B54]+[.C54];[.$F$2]-[.C54])" office:value-type="currency" office:value="104.651029351686">
            <text:p>$104.65</text:p>
          </table:table-cell>
          <table:table-cell table:style-name="ce15" table:formula="oooc:=IF([.B54]=0;0;[.$F$4])" office:value-type="currency" office:value="0">
            <text:p>$0.00</text:p>
          </table:table-cell>
          <table:table-cell table:style-name="ce42" table:formula="oooc:=IF(([.B54]-[.D54]-[.E54])&lt;0;0;([.B54]-([.D54]+[.E54])))" office:value-type="currency" office:value="96007.0288267906">
            <text:p>$96,007.03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44">
            <text:p>44</text:p>
          </table:table-cell>
          <table:table-cell table:style-name="ce15" table:formula="oooc:=IF([.F54]&lt;0;0;[.F54])" office:value-type="currency" office:value="96007.0288267906">
            <text:p>$96,007.03</text:p>
          </table:table-cell>
          <table:table-cell table:style-name="ce15" table:formula="oooc:=[.$C$8]/12*[.B55]" office:value-type="currency" office:value="560.041001489612">
            <text:p>$560.04</text:p>
          </table:table-cell>
          <table:table-cell table:style-name="ce33" table:formula="oooc:=IF([.B55]&lt;=[.$F$2]+[.C55];[.B55]+[.C55];[.$F$2]-[.C55])" office:value-type="currency" office:value="105.261493689571">
            <text:p>$105.26</text:p>
          </table:table-cell>
          <table:table-cell table:style-name="ce15" table:formula="oooc:=IF([.B55]=0;0;[.$F$4])" office:value-type="currency" office:value="0">
            <text:p>$0.00</text:p>
          </table:table-cell>
          <table:table-cell table:style-name="ce42" table:formula="oooc:=IF(([.B55]-[.D55]-[.E55])&lt;0;0;([.B55]-([.D55]+[.E55])))" office:value-type="currency" office:value="95901.767333101">
            <text:p>$95,901.77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45">
            <text:p>45</text:p>
          </table:table-cell>
          <table:table-cell table:style-name="ce15" table:formula="oooc:=IF([.F55]&lt;0;0;[.F55])" office:value-type="currency" office:value="95901.767333101">
            <text:p>$95,901.77</text:p>
          </table:table-cell>
          <table:table-cell table:style-name="ce15" table:formula="oooc:=[.$C$8]/12*[.B56]" office:value-type="currency" office:value="559.426976109756">
            <text:p>$559.43</text:p>
          </table:table-cell>
          <table:table-cell table:style-name="ce33" table:formula="oooc:=IF([.B56]&lt;=[.$F$2]+[.C56];[.B56]+[.C56];[.$F$2]-[.C56])" office:value-type="currency" office:value="105.875519069427">
            <text:p>$105.88</text:p>
          </table:table-cell>
          <table:table-cell table:style-name="ce15" table:formula="oooc:=IF([.B56]=0;0;[.$F$4])" office:value-type="currency" office:value="0">
            <text:p>$0.00</text:p>
          </table:table-cell>
          <table:table-cell table:style-name="ce42" table:formula="oooc:=IF(([.B56]-[.D56]-[.E56])&lt;0;0;([.B56]-([.D56]+[.E56])))" office:value-type="currency" office:value="95795.8918140316">
            <text:p>$95,795.89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46">
            <text:p>46</text:p>
          </table:table-cell>
          <table:table-cell table:style-name="ce15" table:formula="oooc:=IF([.F56]&lt;0;0;[.F56])" office:value-type="currency" office:value="95795.8918140316">
            <text:p>$95,795.89</text:p>
          </table:table-cell>
          <table:table-cell table:style-name="ce15" table:formula="oooc:=[.$C$8]/12*[.B57]" office:value-type="currency" office:value="558.809368915184">
            <text:p>$558.81</text:p>
          </table:table-cell>
          <table:table-cell table:style-name="ce33" table:formula="oooc:=IF([.B57]&lt;=[.$F$2]+[.C57];[.B57]+[.C57];[.$F$2]-[.C57])" office:value-type="currency" office:value="106.493126263998">
            <text:p>$106.49</text:p>
          </table:table-cell>
          <table:table-cell table:style-name="ce15" table:formula="oooc:=IF([.B57]=0;0;[.$F$4])" office:value-type="currency" office:value="0">
            <text:p>$0.00</text:p>
          </table:table-cell>
          <table:table-cell table:style-name="ce42" table:formula="oooc:=IF(([.B57]-[.D57]-[.E57])&lt;0;0;([.B57]-([.D57]+[.E57])))" office:value-type="currency" office:value="95689.3986877676">
            <text:p>$95,689.40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47">
            <text:p>47</text:p>
          </table:table-cell>
          <table:table-cell table:style-name="ce15" table:formula="oooc:=IF([.F57]&lt;0;0;[.F57])" office:value-type="currency" office:value="95689.3986877676">
            <text:p>$95,689.40</text:p>
          </table:table-cell>
          <table:table-cell table:style-name="ce15" table:formula="oooc:=[.$C$8]/12*[.B58]" office:value-type="currency" office:value="558.188159011978">
            <text:p>$558.19</text:p>
          </table:table-cell>
          <table:table-cell table:style-name="ce33" table:formula="oooc:=IF([.B58]&lt;=[.$F$2]+[.C58];[.B58]+[.C58];[.$F$2]-[.C58])" office:value-type="currency" office:value="107.114336167205">
            <text:p>$107.11</text:p>
          </table:table-cell>
          <table:table-cell table:style-name="ce15" table:formula="oooc:=IF([.B58]=0;0;[.$F$4])" office:value-type="currency" office:value="0">
            <text:p>$0.00</text:p>
          </table:table-cell>
          <table:table-cell table:style-name="ce42" table:formula="oooc:=IF(([.B58]-[.D58]-[.E58])&lt;0;0;([.B58]-([.D58]+[.E58])))" office:value-type="currency" office:value="95582.2843516004">
            <text:p>$95,582.28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48">
            <text:p>48</text:p>
          </table:table-cell>
          <table:table-cell table:style-name="ce15" table:formula="oooc:=IF([.F58]&lt;0;0;[.F58])" office:value-type="currency" office:value="95582.2843516004">
            <text:p>$95,582.28</text:p>
          </table:table-cell>
          <table:table-cell table:style-name="ce15" table:formula="oooc:=[.$C$8]/12*[.B59]" office:value-type="currency" office:value="557.563325384336">
            <text:p>$557.56</text:p>
          </table:table-cell>
          <table:table-cell table:style-name="ce33" table:formula="oooc:=IF([.B59]&lt;=[.$F$2]+[.C59];[.B59]+[.C59];[.$F$2]-[.C59])" office:value-type="currency" office:value="107.739169794847">
            <text:p>$107.74</text:p>
          </table:table-cell>
          <table:table-cell table:style-name="ce15" table:formula="oooc:=IF([.B59]=0;0;[.$F$4])" office:value-type="currency" office:value="0">
            <text:p>$0.00</text:p>
          </table:table-cell>
          <table:table-cell table:style-name="ce42" table:formula="oooc:=IF(([.B59]-[.D59]-[.E59])&lt;0;0;([.B59]-([.D59]+[.E59])))" office:value-type="currency" office:value="95474.5451818055">
            <text:p>$95,474.55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49">
            <text:p>49</text:p>
          </table:table-cell>
          <table:table-cell table:style-name="ce15" table:formula="oooc:=IF([.F59]&lt;0;0;[.F59])" office:value-type="currency" office:value="95474.5451818055">
            <text:p>$95,474.55</text:p>
          </table:table-cell>
          <table:table-cell table:style-name="ce15" table:formula="oooc:=[.$C$8]/12*[.B60]" office:value-type="currency" office:value="556.934846893866">
            <text:p>$556.93</text:p>
          </table:table-cell>
          <table:table-cell table:style-name="ce33" table:formula="oooc:=IF([.B60]&lt;=[.$F$2]+[.C60];[.B60]+[.C60];[.$F$2]-[.C60])" office:value-type="currency" office:value="108.367648285317">
            <text:p>$108.37</text:p>
          </table:table-cell>
          <table:table-cell table:style-name="ce15" table:formula="oooc:=IF([.B60]=0;0;[.$F$4])" office:value-type="currency" office:value="0">
            <text:p>$0.00</text:p>
          </table:table-cell>
          <table:table-cell table:style-name="ce42" table:formula="oooc:=IF(([.B60]-[.D60]-[.E60])&lt;0;0;([.B60]-([.D60]+[.E60])))" office:value-type="currency" office:value="95366.1775335202">
            <text:p>$95,366.18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15" table:formula="oooc:=IF([.F60]&lt;0;0;[.F60])" office:value-type="currency" office:value="95366.1775335202">
            <text:p>$95,366.18</text:p>
          </table:table-cell>
          <table:table-cell table:style-name="ce15" table:formula="oooc:=[.$C$8]/12*[.B61]" office:value-type="currency" office:value="556.302702278868">
            <text:p>$556.30</text:p>
          </table:table-cell>
          <table:table-cell table:style-name="ce33" table:formula="oooc:=IF([.B61]&lt;=[.$F$2]+[.C61];[.B61]+[.C61];[.$F$2]-[.C61])" office:value-type="currency" office:value="108.999792900314">
            <text:p>$109.00</text:p>
          </table:table-cell>
          <table:table-cell table:style-name="ce15" table:formula="oooc:=IF([.B61]=0;0;[.$F$4])" office:value-type="currency" office:value="0">
            <text:p>$0.00</text:p>
          </table:table-cell>
          <table:table-cell table:style-name="ce42" table:formula="oooc:=IF(([.B61]-[.D61]-[.E61])&lt;0;0;([.B61]-([.D61]+[.E61])))" office:value-type="currency" office:value="95257.1777406199">
            <text:p>$95,257.18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6" office:value-type="float" office:value="51">
            <text:p>51</text:p>
          </table:table-cell>
          <table:table-cell table:style-name="ce15" table:formula="oooc:=IF([.F61]&lt;0;0;[.F61])" office:value-type="currency" office:value="95257.1777406199">
            <text:p>$95,257.18</text:p>
          </table:table-cell>
          <table:table-cell table:style-name="ce15" table:formula="oooc:=[.$C$8]/12*[.B62]" office:value-type="currency" office:value="555.666870153616">
            <text:p>$555.67</text:p>
          </table:table-cell>
          <table:table-cell table:style-name="ce33" table:formula="oooc:=IF([.B62]&lt;=[.$F$2]+[.C62];[.B62]+[.C62];[.$F$2]-[.C62])" office:value-type="currency" office:value="109.635625025566">
            <text:p>$109.64</text:p>
          </table:table-cell>
          <table:table-cell table:style-name="ce15" table:formula="oooc:=IF([.B62]=0;0;[.$F$4])" office:value-type="currency" office:value="0">
            <text:p>$0.00</text:p>
          </table:table-cell>
          <table:table-cell table:style-name="ce42" table:formula="oooc:=IF(([.B62]-[.D62]-[.E62])&lt;0;0;([.B62]-([.D62]+[.E62])))" office:value-type="currency" office:value="95147.5421155943">
            <text:p>$95,147.54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7" office:value-type="float" office:value="52">
            <text:p>52</text:p>
          </table:table-cell>
          <table:table-cell table:style-name="ce16" table:formula="oooc:=IF([.F62]&lt;0;0;[.F62])" office:value-type="currency" office:value="95147.5421155943">
            <text:p>$95,147.54</text:p>
          </table:table-cell>
          <table:table-cell table:style-name="ce16" table:formula="oooc:=[.$C$8]/12*[.B63]" office:value-type="currency" office:value="555.027329007634">
            <text:p>$555.03</text:p>
          </table:table-cell>
          <table:table-cell table:style-name="ce34" table:formula="oooc:=IF([.B63]&lt;=[.$F$2]+[.C63];[.B63]+[.C63];[.$F$2]-[.C63])" office:value-type="currency" office:value="110.275166171549">
            <text:p>$110.28</text:p>
          </table:table-cell>
          <table:table-cell table:style-name="ce16" table:formula="oooc:=IF([.B63]=0;0;[.$F$4])" office:value-type="currency" office:value="0">
            <text:p>$0.00</text:p>
          </table:table-cell>
          <table:table-cell table:style-name="ce43" table:formula="oooc:=IF(([.B63]-[.D63]-[.E63])&lt;0;0;([.B63]-([.D63]+[.E63])))" office:value-type="currency" office:value="95037.2669494228">
            <text:p>$95,037.2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53">
            <text:p>53</text:p>
          </table:table-cell>
          <table:table-cell table:style-name="ce16" table:formula="oooc:=IF([.F63]&lt;0;0;[.F63])" office:value-type="currency" office:value="95037.2669494228">
            <text:p>$95,037.27</text:p>
          </table:table-cell>
          <table:table-cell table:style-name="ce16" table:formula="oooc:=[.$C$8]/12*[.B64]" office:value-type="currency" office:value="554.384057204966">
            <text:p>$554.38</text:p>
          </table:table-cell>
          <table:table-cell table:style-name="ce34" table:formula="oooc:=IF([.B64]&lt;=[.$F$2]+[.C64];[.B64]+[.C64];[.$F$2]-[.C64])" office:value-type="currency" office:value="110.918437974216">
            <text:p>$110.92</text:p>
          </table:table-cell>
          <table:table-cell table:style-name="ce16" table:formula="oooc:=IF([.B64]=0;0;[.$F$4])" office:value-type="currency" office:value="0">
            <text:p>$0.00</text:p>
          </table:table-cell>
          <table:table-cell table:style-name="ce43" table:formula="oooc:=IF(([.B64]-[.D64]-[.E64])&lt;0;0;([.B64]-([.D64]+[.E64])))" office:value-type="currency" office:value="94926.3485114486">
            <text:p>$94,926.3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54">
            <text:p>54</text:p>
          </table:table-cell>
          <table:table-cell table:style-name="ce16" table:formula="oooc:=IF([.F64]&lt;0;0;[.F64])" office:value-type="currency" office:value="94926.3485114486">
            <text:p>$94,926.35</text:p>
          </table:table-cell>
          <table:table-cell table:style-name="ce16" table:formula="oooc:=[.$C$8]/12*[.B65]" office:value-type="currency" office:value="553.73703298345">
            <text:p>$553.74</text:p>
          </table:table-cell>
          <table:table-cell table:style-name="ce34" table:formula="oooc:=IF([.B65]&lt;=[.$F$2]+[.C65];[.B65]+[.C65];[.$F$2]-[.C65])" office:value-type="currency" office:value="111.565462195732">
            <text:p>$111.57</text:p>
          </table:table-cell>
          <table:table-cell table:style-name="ce16" table:formula="oooc:=IF([.B65]=0;0;[.$F$4])" office:value-type="currency" office:value="0">
            <text:p>$0.00</text:p>
          </table:table-cell>
          <table:table-cell table:style-name="ce43" table:formula="oooc:=IF(([.B65]-[.D65]-[.E65])&lt;0;0;([.B65]-([.D65]+[.E65])))" office:value-type="currency" office:value="94814.7830492528">
            <text:p>$94,814.7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55">
            <text:p>55</text:p>
          </table:table-cell>
          <table:table-cell table:style-name="ce16" table:formula="oooc:=IF([.F65]&lt;0;0;[.F65])" office:value-type="currency" office:value="94814.7830492528">
            <text:p>$94,814.78</text:p>
          </table:table-cell>
          <table:table-cell table:style-name="ce16" table:formula="oooc:=[.$C$8]/12*[.B66]" office:value-type="currency" office:value="553.086234453975">
            <text:p>$553.09</text:p>
          </table:table-cell>
          <table:table-cell table:style-name="ce34" table:formula="oooc:=IF([.B66]&lt;=[.$F$2]+[.C66];[.B66]+[.C66];[.$F$2]-[.C66])" office:value-type="currency" office:value="112.216260725208">
            <text:p>$112.22</text:p>
          </table:table-cell>
          <table:table-cell table:style-name="ce16" table:formula="oooc:=IF([.B66]=0;0;[.$F$4])" office:value-type="currency" office:value="0">
            <text:p>$0.00</text:p>
          </table:table-cell>
          <table:table-cell table:style-name="ce43" table:formula="oooc:=IF(([.B66]-[.D66]-[.E66])&lt;0;0;([.B66]-([.D66]+[.E66])))" office:value-type="currency" office:value="94702.5667885276">
            <text:p>$94,702.5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56">
            <text:p>56</text:p>
          </table:table-cell>
          <table:table-cell table:style-name="ce16" table:formula="oooc:=IF([.F66]&lt;0;0;[.F66])" office:value-type="currency" office:value="94702.5667885276">
            <text:p>$94,702.57</text:p>
          </table:table-cell>
          <table:table-cell table:style-name="ce16" table:formula="oooc:=[.$C$8]/12*[.B67]" office:value-type="currency" office:value="552.431639599744">
            <text:p>$552.43</text:p>
          </table:table-cell>
          <table:table-cell table:style-name="ce34" table:formula="oooc:=IF([.B67]&lt;=[.$F$2]+[.C67];[.B67]+[.C67];[.$F$2]-[.C67])" office:value-type="currency" office:value="112.870855579438">
            <text:p>$112.87</text:p>
          </table:table-cell>
          <table:table-cell table:style-name="ce16" table:formula="oooc:=IF([.B67]=0;0;[.$F$4])" office:value-type="currency" office:value="0">
            <text:p>$0.00</text:p>
          </table:table-cell>
          <table:table-cell table:style-name="ce43" table:formula="oooc:=IF(([.B67]-[.D67]-[.E67])&lt;0;0;([.B67]-([.D67]+[.E67])))" office:value-type="currency" office:value="94589.6959329482">
            <text:p>$94,589.7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57">
            <text:p>57</text:p>
          </table:table-cell>
          <table:table-cell table:style-name="ce16" table:formula="oooc:=IF([.F67]&lt;0;0;[.F67])" office:value-type="currency" office:value="94589.6959329482">
            <text:p>$94,589.70</text:p>
          </table:table-cell>
          <table:table-cell table:style-name="ce16" table:formula="oooc:=[.$C$8]/12*[.B68]" office:value-type="currency" office:value="551.773226275531">
            <text:p>$551.77</text:p>
          </table:table-cell>
          <table:table-cell table:style-name="ce34" table:formula="oooc:=IF([.B68]&lt;=[.$F$2]+[.C68];[.B68]+[.C68];[.$F$2]-[.C68])" office:value-type="currency" office:value="113.529268903651">
            <text:p>$113.53</text:p>
          </table:table-cell>
          <table:table-cell table:style-name="ce16" table:formula="oooc:=IF([.B68]=0;0;[.$F$4])" office:value-type="currency" office:value="0">
            <text:p>$0.00</text:p>
          </table:table-cell>
          <table:table-cell table:style-name="ce43" table:formula="oooc:=IF(([.B68]-[.D68]-[.E68])&lt;0;0;([.B68]-([.D68]+[.E68])))" office:value-type="currency" office:value="94476.1666640445">
            <text:p>$94,476.1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58">
            <text:p>58</text:p>
          </table:table-cell>
          <table:table-cell table:style-name="ce16" table:formula="oooc:=IF([.F68]&lt;0;0;[.F68])" office:value-type="currency" office:value="94476.1666640445">
            <text:p>$94,476.17</text:p>
          </table:table-cell>
          <table:table-cell table:style-name="ce16" table:formula="oooc:=[.$C$8]/12*[.B69]" office:value-type="currency" office:value="551.110972206926">
            <text:p>$551.11</text:p>
          </table:table-cell>
          <table:table-cell table:style-name="ce34" table:formula="oooc:=IF([.B69]&lt;=[.$F$2]+[.C69];[.B69]+[.C69];[.$F$2]-[.C69])" office:value-type="currency" office:value="114.191522972256">
            <text:p>$114.19</text:p>
          </table:table-cell>
          <table:table-cell table:style-name="ce16" table:formula="oooc:=IF([.B69]=0;0;[.$F$4])" office:value-type="currency" office:value="0">
            <text:p>$0.00</text:p>
          </table:table-cell>
          <table:table-cell table:style-name="ce43" table:formula="oooc:=IF(([.B69]-[.D69]-[.E69])&lt;0;0;([.B69]-([.D69]+[.E69])))" office:value-type="currency" office:value="94361.9751410723">
            <text:p>$94,361.9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59">
            <text:p>59</text:p>
          </table:table-cell>
          <table:table-cell table:style-name="ce16" table:formula="oooc:=IF([.F69]&lt;0;0;[.F69])" office:value-type="currency" office:value="94361.9751410723">
            <text:p>$94,361.98</text:p>
          </table:table-cell>
          <table:table-cell table:style-name="ce16" table:formula="oooc:=[.$C$8]/12*[.B70]" office:value-type="currency" office:value="550.444854989588">
            <text:p>$550.44</text:p>
          </table:table-cell>
          <table:table-cell table:style-name="ce34" table:formula="oooc:=IF([.B70]&lt;=[.$F$2]+[.C70];[.B70]+[.C70];[.$F$2]-[.C70])" office:value-type="currency" office:value="114.857640189594">
            <text:p>$114.86</text:p>
          </table:table-cell>
          <table:table-cell table:style-name="ce16" table:formula="oooc:=IF([.B70]=0;0;[.$F$4])" office:value-type="currency" office:value="0">
            <text:p>$0.00</text:p>
          </table:table-cell>
          <table:table-cell table:style-name="ce43" table:formula="oooc:=IF(([.B70]-[.D70]-[.E70])&lt;0;0;([.B70]-([.D70]+[.E70])))" office:value-type="currency" office:value="94247.1175008827">
            <text:p>$94,247.1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60">
            <text:p>60</text:p>
          </table:table-cell>
          <table:table-cell table:style-name="ce16" table:formula="oooc:=IF([.F70]&lt;0;0;[.F70])" office:value-type="currency" office:value="94247.1175008827">
            <text:p>$94,247.12</text:p>
          </table:table-cell>
          <table:table-cell table:style-name="ce16" table:formula="oooc:=[.$C$8]/12*[.B71]" office:value-type="currency" office:value="549.774852088482">
            <text:p>$549.77</text:p>
          </table:table-cell>
          <table:table-cell table:style-name="ce34" table:formula="oooc:=IF([.B71]&lt;=[.$F$2]+[.C71];[.B71]+[.C71];[.$F$2]-[.C71])" office:value-type="currency" office:value="115.5276430907">
            <text:p>$115.53</text:p>
          </table:table-cell>
          <table:table-cell table:style-name="ce16" table:formula="oooc:=IF([.B71]=0;0;[.$F$4])" office:value-type="currency" office:value="0">
            <text:p>$0.00</text:p>
          </table:table-cell>
          <table:table-cell table:style-name="ce43" table:formula="oooc:=IF(([.B71]-[.D71]-[.E71])&lt;0;0;([.B71]-([.D71]+[.E71])))" office:value-type="currency" office:value="94131.589857792">
            <text:p>$94,131.5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61">
            <text:p>61</text:p>
          </table:table-cell>
          <table:table-cell table:style-name="ce16" table:formula="oooc:=IF([.F71]&lt;0;0;[.F71])" office:value-type="currency" office:value="94131.589857792">
            <text:p>$94,131.59</text:p>
          </table:table-cell>
          <table:table-cell table:style-name="ce16" table:formula="oooc:=[.$C$8]/12*[.B72]" office:value-type="currency" office:value="549.10094083712">
            <text:p>$549.10</text:p>
          </table:table-cell>
          <table:table-cell table:style-name="ce34" table:formula="oooc:=IF([.B72]&lt;=[.$F$2]+[.C72];[.B72]+[.C72];[.$F$2]-[.C72])" office:value-type="currency" office:value="116.201554342063">
            <text:p>$116.20</text:p>
          </table:table-cell>
          <table:table-cell table:style-name="ce16" table:formula="oooc:=IF([.B72]=0;0;[.$F$4])" office:value-type="currency" office:value="0">
            <text:p>$0.00</text:p>
          </table:table-cell>
          <table:table-cell table:style-name="ce43" table:formula="oooc:=IF(([.B72]-[.D72]-[.E72])&lt;0;0;([.B72]-([.D72]+[.E72])))" office:value-type="currency" office:value="94015.3883034499">
            <text:p>$94,015.3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62">
            <text:p>62</text:p>
          </table:table-cell>
          <table:table-cell table:style-name="ce16" table:formula="oooc:=IF([.F72]&lt;0;0;[.F72])" office:value-type="currency" office:value="94015.3883034499">
            <text:p>$94,015.39</text:p>
          </table:table-cell>
          <table:table-cell table:style-name="ce16" table:formula="oooc:=[.$C$8]/12*[.B73]" office:value-type="currency" office:value="548.423098436791">
            <text:p>$548.42</text:p>
          </table:table-cell>
          <table:table-cell table:style-name="ce34" table:formula="oooc:=IF([.B73]&lt;=[.$F$2]+[.C73];[.B73]+[.C73];[.$F$2]-[.C73])" office:value-type="currency" office:value="116.879396742391">
            <text:p>$116.88</text:p>
          </table:table-cell>
          <table:table-cell table:style-name="ce16" table:formula="oooc:=IF([.B73]=0;0;[.$F$4])" office:value-type="currency" office:value="0">
            <text:p>$0.00</text:p>
          </table:table-cell>
          <table:table-cell table:style-name="ce43" table:formula="oooc:=IF(([.B73]-[.D73]-[.E73])&lt;0;0;([.B73]-([.D73]+[.E73])))" office:value-type="currency" office:value="93898.5089067075">
            <text:p>$93,898.5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63">
            <text:p>63</text:p>
          </table:table-cell>
          <table:table-cell table:style-name="ce16" table:formula="oooc:=IF([.F73]&lt;0;0;[.F73])" office:value-type="currency" office:value="93898.5089067075">
            <text:p>$93,898.51</text:p>
          </table:table-cell>
          <table:table-cell table:style-name="ce16" table:formula="oooc:=[.$C$8]/12*[.B74]" office:value-type="currency" office:value="547.741301955794">
            <text:p>$547.74</text:p>
          </table:table-cell>
          <table:table-cell table:style-name="ce34" table:formula="oooc:=IF([.B74]&lt;=[.$F$2]+[.C74];[.B74]+[.C74];[.$F$2]-[.C74])" office:value-type="currency" office:value="117.561193223389">
            <text:p>$117.56</text:p>
          </table:table-cell>
          <table:table-cell table:style-name="ce16" table:formula="oooc:=IF([.B74]=0;0;[.$F$4])" office:value-type="currency" office:value="0">
            <text:p>$0.00</text:p>
          </table:table-cell>
          <table:table-cell table:style-name="ce43" table:formula="oooc:=IF(([.B74]-[.D74]-[.E74])&lt;0;0;([.B74]-([.D74]+[.E74])))" office:value-type="currency" office:value="93780.9477134841">
            <text:p>$93,780.9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64">
            <text:p>64</text:p>
          </table:table-cell>
          <table:table-cell table:style-name="ce16" table:formula="oooc:=IF([.F74]&lt;0;0;[.F74])" office:value-type="currency" office:value="93780.9477134841">
            <text:p>$93,780.95</text:p>
          </table:table-cell>
          <table:table-cell table:style-name="ce16" table:formula="oooc:=[.$C$8]/12*[.B75]" office:value-type="currency" office:value="547.055528328658">
            <text:p>$547.06</text:p>
          </table:table-cell>
          <table:table-cell table:style-name="ce34" table:formula="oooc:=IF([.B75]&lt;=[.$F$2]+[.C75];[.B75]+[.C75];[.$F$2]-[.C75])" office:value-type="currency" office:value="118.246966850525">
            <text:p>$118.25</text:p>
          </table:table-cell>
          <table:table-cell table:style-name="ce16" table:formula="oooc:=IF([.B75]=0;0;[.$F$4])" office:value-type="currency" office:value="0">
            <text:p>$0.00</text:p>
          </table:table-cell>
          <table:table-cell table:style-name="ce43" table:formula="oooc:=IF(([.B75]-[.D75]-[.E75])&lt;0;0;([.B75]-([.D75]+[.E75])))" office:value-type="currency" office:value="93662.7007466336">
            <text:p>$93,662.7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65">
            <text:p>65</text:p>
          </table:table-cell>
          <table:table-cell table:style-name="ce16" table:formula="oooc:=IF([.F75]&lt;0;0;[.F75])" office:value-type="currency" office:value="93662.7007466336">
            <text:p>$93,662.70</text:p>
          </table:table-cell>
          <table:table-cell table:style-name="ce16" table:formula="oooc:=[.$C$8]/12*[.B76]" office:value-type="currency" office:value="546.365754355363">
            <text:p>$546.37</text:p>
          </table:table-cell>
          <table:table-cell table:style-name="ce34" table:formula="oooc:=IF([.B76]&lt;=[.$F$2]+[.C76];[.B76]+[.C76];[.$F$2]-[.C76])" office:value-type="currency" office:value="118.93674082382">
            <text:p>$118.94</text:p>
          </table:table-cell>
          <table:table-cell table:style-name="ce16" table:formula="oooc:=IF([.B76]=0;0;[.$F$4])" office:value-type="currency" office:value="0">
            <text:p>$0.00</text:p>
          </table:table-cell>
          <table:table-cell table:style-name="ce43" table:formula="oooc:=IF(([.B76]-[.D76]-[.E76])&lt;0;0;([.B76]-([.D76]+[.E76])))" office:value-type="currency" office:value="93543.7640058098">
            <text:p>$93,543.7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66">
            <text:p>66</text:p>
          </table:table-cell>
          <table:table-cell table:style-name="ce16" table:formula="oooc:=IF([.F76]&lt;0;0;[.F76])" office:value-type="currency" office:value="93543.7640058098">
            <text:p>$93,543.76</text:p>
          </table:table-cell>
          <table:table-cell table:style-name="ce16" table:formula="oooc:=[.$C$8]/12*[.B77]" office:value-type="currency" office:value="545.671956700557">
            <text:p>$545.67</text:p>
          </table:table-cell>
          <table:table-cell table:style-name="ce34" table:formula="oooc:=IF([.B77]&lt;=[.$F$2]+[.C77];[.B77]+[.C77];[.$F$2]-[.C77])" office:value-type="currency" office:value="119.630538478625">
            <text:p>$119.63</text:p>
          </table:table-cell>
          <table:table-cell table:style-name="ce16" table:formula="oooc:=IF([.B77]=0;0;[.$F$4])" office:value-type="currency" office:value="0">
            <text:p>$0.00</text:p>
          </table:table-cell>
          <table:table-cell table:style-name="ce43" table:formula="oooc:=IF(([.B77]-[.D77]-[.E77])&lt;0;0;([.B77]-([.D77]+[.E77])))" office:value-type="currency" office:value="93424.1334673312">
            <text:p>$93,424.1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67">
            <text:p>67</text:p>
          </table:table-cell>
          <table:table-cell table:style-name="ce16" table:formula="oooc:=IF([.F77]&lt;0;0;[.F77])" office:value-type="currency" office:value="93424.1334673312">
            <text:p>$93,424.13</text:p>
          </table:table-cell>
          <table:table-cell table:style-name="ce16" table:formula="oooc:=[.$C$8]/12*[.B78]" office:value-type="currency" office:value="544.974111892765">
            <text:p>$544.97</text:p>
          </table:table-cell>
          <table:table-cell table:style-name="ce34" table:formula="oooc:=IF([.B78]&lt;=[.$F$2]+[.C78];[.B78]+[.C78];[.$F$2]-[.C78])" office:value-type="currency" office:value="120.328383286417">
            <text:p>$120.33</text:p>
          </table:table-cell>
          <table:table-cell table:style-name="ce16" table:formula="oooc:=IF([.B78]=0;0;[.$F$4])" office:value-type="currency" office:value="0">
            <text:p>$0.00</text:p>
          </table:table-cell>
          <table:table-cell table:style-name="ce43" table:formula="oooc:=IF(([.B78]-[.D78]-[.E78])&lt;0;0;([.B78]-([.D78]+[.E78])))" office:value-type="currency" office:value="93303.8050840448">
            <text:p>$93,303.8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68">
            <text:p>68</text:p>
          </table:table-cell>
          <table:table-cell table:style-name="ce16" table:formula="oooc:=IF([.F78]&lt;0;0;[.F78])" office:value-type="currency" office:value="93303.8050840448">
            <text:p>$93,303.81</text:p>
          </table:table-cell>
          <table:table-cell table:style-name="ce16" table:formula="oooc:=[.$C$8]/12*[.B79]" office:value-type="currency" office:value="544.272196323595">
            <text:p>$544.27</text:p>
          </table:table-cell>
          <table:table-cell table:style-name="ce34" table:formula="oooc:=IF([.B79]&lt;=[.$F$2]+[.C79];[.B79]+[.C79];[.$F$2]-[.C79])" office:value-type="currency" office:value="121.030298855588">
            <text:p>$121.03</text:p>
          </table:table-cell>
          <table:table-cell table:style-name="ce16" table:formula="oooc:=IF([.B79]=0;0;[.$F$4])" office:value-type="currency" office:value="0">
            <text:p>$0.00</text:p>
          </table:table-cell>
          <table:table-cell table:style-name="ce43" table:formula="oooc:=IF(([.B79]-[.D79]-[.E79])&lt;0;0;([.B79]-([.D79]+[.E79])))" office:value-type="currency" office:value="93182.7747851892">
            <text:p>$93,182.7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69">
            <text:p>69</text:p>
          </table:table-cell>
          <table:table-cell table:style-name="ce16" table:formula="oooc:=IF([.F79]&lt;0;0;[.F79])" office:value-type="currency" office:value="93182.7747851892">
            <text:p>$93,182.77</text:p>
          </table:table-cell>
          <table:table-cell table:style-name="ce16" table:formula="oooc:=[.$C$8]/12*[.B80]" office:value-type="currency" office:value="543.566186246937">
            <text:p>$543.57</text:p>
          </table:table-cell>
          <table:table-cell table:style-name="ce34" table:formula="oooc:=IF([.B80]&lt;=[.$F$2]+[.C80];[.B80]+[.C80];[.$F$2]-[.C80])" office:value-type="currency" office:value="121.736308932246">
            <text:p>$121.74</text:p>
          </table:table-cell>
          <table:table-cell table:style-name="ce16" table:formula="oooc:=IF([.B80]=0;0;[.$F$4])" office:value-type="currency" office:value="0">
            <text:p>$0.00</text:p>
          </table:table-cell>
          <table:table-cell table:style-name="ce43" table:formula="oooc:=IF(([.B80]-[.D80]-[.E80])&lt;0;0;([.B80]-([.D80]+[.E80])))" office:value-type="currency" office:value="93061.0384762569">
            <text:p>$93,061.0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70">
            <text:p>70</text:p>
          </table:table-cell>
          <table:table-cell table:style-name="ce16" table:formula="oooc:=IF([.F80]&lt;0;0;[.F80])" office:value-type="currency" office:value="93061.0384762569">
            <text:p>$93,061.04</text:p>
          </table:table-cell>
          <table:table-cell table:style-name="ce16" table:formula="oooc:=[.$C$8]/12*[.B81]" office:value-type="currency" office:value="542.856057778165">
            <text:p>$542.86</text:p>
          </table:table-cell>
          <table:table-cell table:style-name="ce34" table:formula="oooc:=IF([.B81]&lt;=[.$F$2]+[.C81];[.B81]+[.C81];[.$F$2]-[.C81])" office:value-type="currency" office:value="122.446437401017">
            <text:p>$122.45</text:p>
          </table:table-cell>
          <table:table-cell table:style-name="ce16" table:formula="oooc:=IF([.B81]=0;0;[.$F$4])" office:value-type="currency" office:value="0">
            <text:p>$0.00</text:p>
          </table:table-cell>
          <table:table-cell table:style-name="ce43" table:formula="oooc:=IF(([.B81]-[.D81]-[.E81])&lt;0;0;([.B81]-([.D81]+[.E81])))" office:value-type="currency" office:value="92938.5920388559">
            <text:p>$92,938.5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71">
            <text:p>71</text:p>
          </table:table-cell>
          <table:table-cell table:style-name="ce16" table:formula="oooc:=IF([.F81]&lt;0;0;[.F81])" office:value-type="currency" office:value="92938.5920388559">
            <text:p>$92,938.59</text:p>
          </table:table-cell>
          <table:table-cell table:style-name="ce16" table:formula="oooc:=[.$C$8]/12*[.B82]" office:value-type="currency" office:value="542.141786893326">
            <text:p>$542.14</text:p>
          </table:table-cell>
          <table:table-cell table:style-name="ce34" table:formula="oooc:=IF([.B82]&lt;=[.$F$2]+[.C82];[.B82]+[.C82];[.$F$2]-[.C82])" office:value-type="currency" office:value="123.160708285856">
            <text:p>$123.16</text:p>
          </table:table-cell>
          <table:table-cell table:style-name="ce16" table:formula="oooc:=IF([.B82]=0;0;[.$F$4])" office:value-type="currency" office:value="0">
            <text:p>$0.00</text:p>
          </table:table-cell>
          <table:table-cell table:style-name="ce43" table:formula="oooc:=IF(([.B82]-[.D82]-[.E82])&lt;0;0;([.B82]-([.D82]+[.E82])))" office:value-type="currency" office:value="92815.4313305701">
            <text:p>$92,815.4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72">
            <text:p>72</text:p>
          </table:table-cell>
          <table:table-cell table:style-name="ce16" table:formula="oooc:=IF([.F82]&lt;0;0;[.F82])" office:value-type="currency" office:value="92815.4313305701">
            <text:p>$92,815.43</text:p>
          </table:table-cell>
          <table:table-cell table:style-name="ce16" table:formula="oooc:=[.$C$8]/12*[.B83]" office:value-type="currency" office:value="541.423349428325">
            <text:p>$541.42</text:p>
          </table:table-cell>
          <table:table-cell table:style-name="ce34" table:formula="oooc:=IF([.B83]&lt;=[.$F$2]+[.C83];[.B83]+[.C83];[.$F$2]-[.C83])" office:value-type="currency" office:value="123.879145750857">
            <text:p>$123.88</text:p>
          </table:table-cell>
          <table:table-cell table:style-name="ce16" table:formula="oooc:=IF([.B83]=0;0;[.$F$4])" office:value-type="currency" office:value="0">
            <text:p>$0.00</text:p>
          </table:table-cell>
          <table:table-cell table:style-name="ce43" table:formula="oooc:=IF(([.B83]-[.D83]-[.E83])&lt;0;0;([.B83]-([.D83]+[.E83])))" office:value-type="currency" office:value="92691.5521848192">
            <text:p>$92,691.5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73">
            <text:p>73</text:p>
          </table:table-cell>
          <table:table-cell table:style-name="ce16" table:formula="oooc:=IF([.F83]&lt;0;0;[.F83])" office:value-type="currency" office:value="92691.5521848192">
            <text:p>$92,691.55</text:p>
          </table:table-cell>
          <table:table-cell table:style-name="ce16" table:formula="oooc:=[.$C$8]/12*[.B84]" office:value-type="currency" office:value="540.700721078112">
            <text:p>$540.70</text:p>
          </table:table-cell>
          <table:table-cell table:style-name="ce34" table:formula="oooc:=IF([.B84]&lt;=[.$F$2]+[.C84];[.B84]+[.C84];[.$F$2]-[.C84])" office:value-type="currency" office:value="124.60177410107">
            <text:p>$124.60</text:p>
          </table:table-cell>
          <table:table-cell table:style-name="ce16" table:formula="oooc:=IF([.B84]=0;0;[.$F$4])" office:value-type="currency" office:value="0">
            <text:p>$0.00</text:p>
          </table:table-cell>
          <table:table-cell table:style-name="ce43" table:formula="oooc:=IF(([.B84]-[.D84]-[.E84])&lt;0;0;([.B84]-([.D84]+[.E84])))" office:value-type="currency" office:value="92566.9504107181">
            <text:p>$92,566.9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74">
            <text:p>74</text:p>
          </table:table-cell>
          <table:table-cell table:style-name="ce16" table:formula="oooc:=IF([.F84]&lt;0;0;[.F84])" office:value-type="currency" office:value="92566.9504107181">
            <text:p>$92,566.95</text:p>
          </table:table-cell>
          <table:table-cell table:style-name="ce16" table:formula="oooc:=[.$C$8]/12*[.B85]" office:value-type="currency" office:value="539.973877395856">
            <text:p>$539.97</text:p>
          </table:table-cell>
          <table:table-cell table:style-name="ce34" table:formula="oooc:=IF([.B85]&lt;=[.$F$2]+[.C85];[.B85]+[.C85];[.$F$2]-[.C85])" office:value-type="currency" office:value="125.328617783327">
            <text:p>$125.33</text:p>
          </table:table-cell>
          <table:table-cell table:style-name="ce16" table:formula="oooc:=IF([.B85]=0;0;[.$F$4])" office:value-type="currency" office:value="0">
            <text:p>$0.00</text:p>
          </table:table-cell>
          <table:table-cell table:style-name="ce43" table:formula="oooc:=IF(([.B85]-[.D85]-[.E85])&lt;0;0;([.B85]-([.D85]+[.E85])))" office:value-type="currency" office:value="92441.6217929348">
            <text:p>$92,441.6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75">
            <text:p>75</text:p>
          </table:table-cell>
          <table:table-cell table:style-name="ce16" table:formula="oooc:=IF([.F85]&lt;0;0;[.F85])" office:value-type="currency" office:value="92441.6217929348">
            <text:p>$92,441.62</text:p>
          </table:table-cell>
          <table:table-cell table:style-name="ce16" table:formula="oooc:=[.$C$8]/12*[.B86]" office:value-type="currency" office:value="539.24279379212">
            <text:p>$539.24</text:p>
          </table:table-cell>
          <table:table-cell table:style-name="ce34" table:formula="oooc:=IF([.B86]&lt;=[.$F$2]+[.C86];[.B86]+[.C86];[.$F$2]-[.C86])" office:value-type="currency" office:value="126.059701387063">
            <text:p>$126.06</text:p>
          </table:table-cell>
          <table:table-cell table:style-name="ce16" table:formula="oooc:=IF([.B86]=0;0;[.$F$4])" office:value-type="currency" office:value="0">
            <text:p>$0.00</text:p>
          </table:table-cell>
          <table:table-cell table:style-name="ce43" table:formula="oooc:=IF(([.B86]-[.D86]-[.E86])&lt;0;0;([.B86]-([.D86]+[.E86])))" office:value-type="currency" office:value="92315.5620915478">
            <text:p>$92,315.5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76">
            <text:p>76</text:p>
          </table:table-cell>
          <table:table-cell table:style-name="ce16" table:formula="oooc:=IF([.F86]&lt;0;0;[.F86])" office:value-type="currency" office:value="92315.5620915478">
            <text:p>$92,315.56</text:p>
          </table:table-cell>
          <table:table-cell table:style-name="ce16" table:formula="oooc:=[.$C$8]/12*[.B87]" office:value-type="currency" office:value="538.507445534029">
            <text:p>$538.51</text:p>
          </table:table-cell>
          <table:table-cell table:style-name="ce34" table:formula="oooc:=IF([.B87]&lt;=[.$F$2]+[.C87];[.B87]+[.C87];[.$F$2]-[.C87])" office:value-type="currency" office:value="126.795049645154">
            <text:p>$126.80</text:p>
          </table:table-cell>
          <table:table-cell table:style-name="ce16" table:formula="oooc:=IF([.B87]=0;0;[.$F$4])" office:value-type="currency" office:value="0">
            <text:p>$0.00</text:p>
          </table:table-cell>
          <table:table-cell table:style-name="ce43" table:formula="oooc:=IF(([.B87]-[.D87]-[.E87])&lt;0;0;([.B87]-([.D87]+[.E87])))" office:value-type="currency" office:value="92188.7670419026">
            <text:p>$92,188.7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77">
            <text:p>77</text:p>
          </table:table-cell>
          <table:table-cell table:style-name="ce16" table:formula="oooc:=IF([.F87]&lt;0;0;[.F87])" office:value-type="currency" office:value="92188.7670419026">
            <text:p>$92,188.77</text:p>
          </table:table-cell>
          <table:table-cell table:style-name="ce16" table:formula="oooc:=[.$C$8]/12*[.B88]" office:value-type="currency" office:value="537.767807744432">
            <text:p>$537.77</text:p>
          </table:table-cell>
          <table:table-cell table:style-name="ce34" table:formula="oooc:=IF([.B88]&lt;=[.$F$2]+[.C88];[.B88]+[.C88];[.$F$2]-[.C88])" office:value-type="currency" office:value="127.534687434751">
            <text:p>$127.53</text:p>
          </table:table-cell>
          <table:table-cell table:style-name="ce16" table:formula="oooc:=IF([.B88]=0;0;[.$F$4])" office:value-type="currency" office:value="0">
            <text:p>$0.00</text:p>
          </table:table-cell>
          <table:table-cell table:style-name="ce43" table:formula="oooc:=IF(([.B88]-[.D88]-[.E88])&lt;0;0;([.B88]-([.D88]+[.E88])))" office:value-type="currency" office:value="92061.2323544679">
            <text:p>$92,061.2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78">
            <text:p>78</text:p>
          </table:table-cell>
          <table:table-cell table:style-name="ce16" table:formula="oooc:=IF([.F88]&lt;0;0;[.F88])" office:value-type="currency" office:value="92061.2323544679">
            <text:p>$92,061.23</text:p>
          </table:table-cell>
          <table:table-cell table:style-name="ce16" table:formula="oooc:=[.$C$8]/12*[.B89]" office:value-type="currency" office:value="537.023855401063">
            <text:p>$537.02</text:p>
          </table:table-cell>
          <table:table-cell table:style-name="ce34" table:formula="oooc:=IF([.B89]&lt;=[.$F$2]+[.C89];[.B89]+[.C89];[.$F$2]-[.C89])" office:value-type="currency" office:value="128.27863977812">
            <text:p>$128.28</text:p>
          </table:table-cell>
          <table:table-cell table:style-name="ce16" table:formula="oooc:=IF([.B89]=0;0;[.$F$4])" office:value-type="currency" office:value="0">
            <text:p>$0.00</text:p>
          </table:table-cell>
          <table:table-cell table:style-name="ce43" table:formula="oooc:=IF(([.B89]-[.D89]-[.E89])&lt;0;0;([.B89]-([.D89]+[.E89])))" office:value-type="currency" office:value="91932.9537146897">
            <text:p>$91,932.9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79">
            <text:p>79</text:p>
          </table:table-cell>
          <table:table-cell table:style-name="ce16" table:formula="oooc:=IF([.F89]&lt;0;0;[.F89])" office:value-type="currency" office:value="91932.9537146897">
            <text:p>$91,932.95</text:p>
          </table:table-cell>
          <table:table-cell table:style-name="ce16" table:formula="oooc:=[.$C$8]/12*[.B90]" office:value-type="currency" office:value="536.27556333569">
            <text:p>$536.28</text:p>
          </table:table-cell>
          <table:table-cell table:style-name="ce34" table:formula="oooc:=IF([.B90]&lt;=[.$F$2]+[.C90];[.B90]+[.C90];[.$F$2]-[.C90])" office:value-type="currency" office:value="129.026931843492">
            <text:p>$129.03</text:p>
          </table:table-cell>
          <table:table-cell table:style-name="ce16" table:formula="oooc:=IF([.B90]=0;0;[.$F$4])" office:value-type="currency" office:value="0">
            <text:p>$0.00</text:p>
          </table:table-cell>
          <table:table-cell table:style-name="ce43" table:formula="oooc:=IF(([.B90]-[.D90]-[.E90])&lt;0;0;([.B90]-([.D90]+[.E90])))" office:value-type="currency" office:value="91803.9267828462">
            <text:p>$91,803.9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80">
            <text:p>80</text:p>
          </table:table-cell>
          <table:table-cell table:style-name="ce16" table:formula="oooc:=IF([.F90]&lt;0;0;[.F90])" office:value-type="currency" office:value="91803.9267828462">
            <text:p>$91,803.93</text:p>
          </table:table-cell>
          <table:table-cell table:style-name="ce16" table:formula="oooc:=[.$C$8]/12*[.B91]" office:value-type="currency" office:value="535.52290623327">
            <text:p>$535.52</text:p>
          </table:table-cell>
          <table:table-cell table:style-name="ce34" table:formula="oooc:=IF([.B91]&lt;=[.$F$2]+[.C91];[.B91]+[.C91];[.$F$2]-[.C91])" office:value-type="currency" office:value="129.779588945913">
            <text:p>$129.78</text:p>
          </table:table-cell>
          <table:table-cell table:style-name="ce16" table:formula="oooc:=IF([.B91]=0;0;[.$F$4])" office:value-type="currency" office:value="0">
            <text:p>$0.00</text:p>
          </table:table-cell>
          <table:table-cell table:style-name="ce43" table:formula="oooc:=IF(([.B91]-[.D91]-[.E91])&lt;0;0;([.B91]-([.D91]+[.E91])))" office:value-type="currency" office:value="91674.1471939003">
            <text:p>$91,674.1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81">
            <text:p>81</text:p>
          </table:table-cell>
          <table:table-cell table:style-name="ce16" table:formula="oooc:=IF([.F91]&lt;0;0;[.F91])" office:value-type="currency" office:value="91674.1471939003">
            <text:p>$91,674.15</text:p>
          </table:table-cell>
          <table:table-cell table:style-name="ce16" table:formula="oooc:=[.$C$8]/12*[.B92]" office:value-type="currency" office:value="534.765858631085">
            <text:p>$534.77</text:p>
          </table:table-cell>
          <table:table-cell table:style-name="ce34" table:formula="oooc:=IF([.B92]&lt;=[.$F$2]+[.C92];[.B92]+[.C92];[.$F$2]-[.C92])" office:value-type="currency" office:value="130.536636548097">
            <text:p>$130.54</text:p>
          </table:table-cell>
          <table:table-cell table:style-name="ce16" table:formula="oooc:=IF([.B92]=0;0;[.$F$4])" office:value-type="currency" office:value="0">
            <text:p>$0.00</text:p>
          </table:table-cell>
          <table:table-cell table:style-name="ce43" table:formula="oooc:=IF(([.B92]-[.D92]-[.E92])&lt;0;0;([.B92]-([.D92]+[.E92])))" office:value-type="currency" office:value="91543.6105573522">
            <text:p>$91,543.6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82">
            <text:p>82</text:p>
          </table:table-cell>
          <table:table-cell table:style-name="ce16" table:formula="oooc:=IF([.F92]&lt;0;0;[.F92])" office:value-type="currency" office:value="91543.6105573522">
            <text:p>$91,543.61</text:p>
          </table:table-cell>
          <table:table-cell table:style-name="ce16" table:formula="oooc:=[.$C$8]/12*[.B93]" office:value-type="currency" office:value="534.004394917888">
            <text:p>$534.00</text:p>
          </table:table-cell>
          <table:table-cell table:style-name="ce34" table:formula="oooc:=IF([.B93]&lt;=[.$F$2]+[.C93];[.B93]+[.C93];[.$F$2]-[.C93])" office:value-type="currency" office:value="131.298100261294">
            <text:p>$131.30</text:p>
          </table:table-cell>
          <table:table-cell table:style-name="ce16" table:formula="oooc:=IF([.B93]=0;0;[.$F$4])" office:value-type="currency" office:value="0">
            <text:p>$0.00</text:p>
          </table:table-cell>
          <table:table-cell table:style-name="ce43" table:formula="oooc:=IF(([.B93]-[.D93]-[.E93])&lt;0;0;([.B93]-([.D93]+[.E93])))" office:value-type="currency" office:value="91412.3124570909">
            <text:p>$91,412.3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83">
            <text:p>83</text:p>
          </table:table-cell>
          <table:table-cell table:style-name="ce16" table:formula="oooc:=IF([.F93]&lt;0;0;[.F93])" office:value-type="currency" office:value="91412.3124570909">
            <text:p>$91,412.31</text:p>
          </table:table-cell>
          <table:table-cell table:style-name="ce16" table:formula="oooc:=[.$C$8]/12*[.B94]" office:value-type="currency" office:value="533.238489333031">
            <text:p>$533.24</text:p>
          </table:table-cell>
          <table:table-cell table:style-name="ce34" table:formula="oooc:=IF([.B94]&lt;=[.$F$2]+[.C94];[.B94]+[.C94];[.$F$2]-[.C94])" office:value-type="currency" office:value="132.064005846152">
            <text:p>$132.06</text:p>
          </table:table-cell>
          <table:table-cell table:style-name="ce16" table:formula="oooc:=IF([.B94]=0;0;[.$F$4])" office:value-type="currency" office:value="0">
            <text:p>$0.00</text:p>
          </table:table-cell>
          <table:table-cell table:style-name="ce43" table:formula="oooc:=IF(([.B94]-[.D94]-[.E94])&lt;0;0;([.B94]-([.D94]+[.E94])))" office:value-type="currency" office:value="91280.2484512448">
            <text:p>$91,280.2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84">
            <text:p>84</text:p>
          </table:table-cell>
          <table:table-cell table:style-name="ce16" table:formula="oooc:=IF([.F94]&lt;0;0;[.F94])" office:value-type="currency" office:value="91280.2484512448">
            <text:p>$91,280.25</text:p>
          </table:table-cell>
          <table:table-cell table:style-name="ce16" table:formula="oooc:=[.$C$8]/12*[.B95]" office:value-type="currency" office:value="532.468115965595">
            <text:p>$532.47</text:p>
          </table:table-cell>
          <table:table-cell table:style-name="ce34" table:formula="oooc:=IF([.B95]&lt;=[.$F$2]+[.C95];[.B95]+[.C95];[.$F$2]-[.C95])" office:value-type="currency" office:value="132.834379213588">
            <text:p>$132.83</text:p>
          </table:table-cell>
          <table:table-cell table:style-name="ce16" table:formula="oooc:=IF([.B95]=0;0;[.$F$4])" office:value-type="currency" office:value="0">
            <text:p>$0.00</text:p>
          </table:table-cell>
          <table:table-cell table:style-name="ce43" table:formula="oooc:=IF(([.B95]-[.D95]-[.E95])&lt;0;0;([.B95]-([.D95]+[.E95])))" office:value-type="currency" office:value="91147.4140720312">
            <text:p>$91,147.4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85">
            <text:p>85</text:p>
          </table:table-cell>
          <table:table-cell table:style-name="ce16" table:formula="oooc:=IF([.F95]&lt;0;0;[.F95])" office:value-type="currency" office:value="91147.4140720312">
            <text:p>$91,147.41</text:p>
          </table:table-cell>
          <table:table-cell table:style-name="ce16" table:formula="oooc:=[.$C$8]/12*[.B96]" office:value-type="currency" office:value="531.693248753515">
            <text:p>$531.69</text:p>
          </table:table-cell>
          <table:table-cell table:style-name="ce34" table:formula="oooc:=IF([.B96]&lt;=[.$F$2]+[.C96];[.B96]+[.C96];[.$F$2]-[.C96])" office:value-type="currency" office:value="133.609246425667">
            <text:p>$133.61</text:p>
          </table:table-cell>
          <table:table-cell table:style-name="ce16" table:formula="oooc:=IF([.B96]=0;0;[.$F$4])" office:value-type="currency" office:value="0">
            <text:p>$0.00</text:p>
          </table:table-cell>
          <table:table-cell table:style-name="ce43" table:formula="oooc:=IF(([.B96]-[.D96]-[.E96])&lt;0;0;([.B96]-([.D96]+[.E96])))" office:value-type="currency" office:value="91013.8048256055">
            <text:p>$91,013.8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86">
            <text:p>86</text:p>
          </table:table-cell>
          <table:table-cell table:style-name="ce16" table:formula="oooc:=IF([.F96]&lt;0;0;[.F96])" office:value-type="currency" office:value="91013.8048256055">
            <text:p>$91,013.80</text:p>
          </table:table-cell>
          <table:table-cell table:style-name="ce16" table:formula="oooc:=[.$C$8]/12*[.B97]" office:value-type="currency" office:value="530.913861482699">
            <text:p>$530.91</text:p>
          </table:table-cell>
          <table:table-cell table:style-name="ce34" table:formula="oooc:=IF([.B97]&lt;=[.$F$2]+[.C97];[.B97]+[.C97];[.$F$2]-[.C97])" office:value-type="currency" office:value="134.388633696483">
            <text:p>$134.39</text:p>
          </table:table-cell>
          <table:table-cell table:style-name="ce16" table:formula="oooc:=IF([.B97]=0;0;[.$F$4])" office:value-type="currency" office:value="0">
            <text:p>$0.00</text:p>
          </table:table-cell>
          <table:table-cell table:style-name="ce43" table:formula="oooc:=IF(([.B97]-[.D97]-[.E97])&lt;0;0;([.B97]-([.D97]+[.E97])))" office:value-type="currency" office:value="90879.4161919091">
            <text:p>$90,879.4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87">
            <text:p>87</text:p>
          </table:table-cell>
          <table:table-cell table:style-name="ce16" table:formula="oooc:=IF([.F97]&lt;0;0;[.F97])" office:value-type="currency" office:value="90879.4161919091">
            <text:p>$90,879.42</text:p>
          </table:table-cell>
          <table:table-cell table:style-name="ce16" table:formula="oooc:=[.$C$8]/12*[.B98]" office:value-type="currency" office:value="530.129927786136">
            <text:p>$530.13</text:p>
          </table:table-cell>
          <table:table-cell table:style-name="ce34" table:formula="oooc:=IF([.B98]&lt;=[.$F$2]+[.C98];[.B98]+[.C98];[.$F$2]-[.C98])" office:value-type="currency" office:value="135.172567393046">
            <text:p>$135.17</text:p>
          </table:table-cell>
          <table:table-cell table:style-name="ce16" table:formula="oooc:=IF([.B98]=0;0;[.$F$4])" office:value-type="currency" office:value="0">
            <text:p>$0.00</text:p>
          </table:table-cell>
          <table:table-cell table:style-name="ce43" table:formula="oooc:=IF(([.B98]-[.D98]-[.E98])&lt;0;0;([.B98]-([.D98]+[.E98])))" office:value-type="currency" office:value="90744.243624516">
            <text:p>$90,744.2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88">
            <text:p>88</text:p>
          </table:table-cell>
          <table:table-cell table:style-name="ce16" table:formula="oooc:=IF([.F98]&lt;0;0;[.F98])" office:value-type="currency" office:value="90744.243624516">
            <text:p>$90,744.24</text:p>
          </table:table-cell>
          <table:table-cell table:style-name="ce16" table:formula="oooc:=[.$C$8]/12*[.B99]" office:value-type="currency" office:value="529.34142114301">
            <text:p>$529.34</text:p>
          </table:table-cell>
          <table:table-cell table:style-name="ce34" table:formula="oooc:=IF([.B99]&lt;=[.$F$2]+[.C99];[.B99]+[.C99];[.$F$2]-[.C99])" office:value-type="currency" office:value="135.961074036172">
            <text:p>$135.96</text:p>
          </table:table-cell>
          <table:table-cell table:style-name="ce16" table:formula="oooc:=IF([.B99]=0;0;[.$F$4])" office:value-type="currency" office:value="0">
            <text:p>$0.00</text:p>
          </table:table-cell>
          <table:table-cell table:style-name="ce43" table:formula="oooc:=IF(([.B99]-[.D99]-[.E99])&lt;0;0;([.B99]-([.D99]+[.E99])))" office:value-type="currency" office:value="90608.2825504798">
            <text:p>$90,608.2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89">
            <text:p>89</text:p>
          </table:table-cell>
          <table:table-cell table:style-name="ce16" table:formula="oooc:=IF([.F99]&lt;0;0;[.F99])" office:value-type="currency" office:value="90608.2825504798">
            <text:p>$90,608.28</text:p>
          </table:table-cell>
          <table:table-cell table:style-name="ce16" table:formula="oooc:=[.$C$8]/12*[.B100]" office:value-type="currency" office:value="528.548314877799">
            <text:p>$528.55</text:p>
          </table:table-cell>
          <table:table-cell table:style-name="ce34" table:formula="oooc:=IF([.B100]&lt;=[.$F$2]+[.C100];[.B100]+[.C100];[.$F$2]-[.C100])" office:value-type="currency" office:value="136.754180301383">
            <text:p>$136.75</text:p>
          </table:table-cell>
          <table:table-cell table:style-name="ce16" table:formula="oooc:=IF([.B100]=0;0;[.$F$4])" office:value-type="currency" office:value="0">
            <text:p>$0.00</text:p>
          </table:table-cell>
          <table:table-cell table:style-name="ce43" table:formula="oooc:=IF(([.B100]-[.D100]-[.E100])&lt;0;0;([.B100]-([.D100]+[.E100])))" office:value-type="currency" office:value="90471.5283701785">
            <text:p>$90,471.5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90">
            <text:p>90</text:p>
          </table:table-cell>
          <table:table-cell table:style-name="ce16" table:formula="oooc:=IF([.F100]&lt;0;0;[.F100])" office:value-type="currency" office:value="90471.5283701785">
            <text:p>$90,471.53</text:p>
          </table:table-cell>
          <table:table-cell table:style-name="ce16" table:formula="oooc:=[.$C$8]/12*[.B101]" office:value-type="currency" office:value="527.750582159374">
            <text:p>$527.75</text:p>
          </table:table-cell>
          <table:table-cell table:style-name="ce34" table:formula="oooc:=IF([.B101]&lt;=[.$F$2]+[.C101];[.B101]+[.C101];[.$F$2]-[.C101])" office:value-type="currency" office:value="137.551913019808">
            <text:p>$137.55</text:p>
          </table:table-cell>
          <table:table-cell table:style-name="ce16" table:formula="oooc:=IF([.B101]=0;0;[.$F$4])" office:value-type="currency" office:value="0">
            <text:p>$0.00</text:p>
          </table:table-cell>
          <table:table-cell table:style-name="ce43" table:formula="oooc:=IF(([.B101]-[.D101]-[.E101])&lt;0;0;([.B101]-([.D101]+[.E101])))" office:value-type="currency" office:value="90333.9764571586">
            <text:p>$90,333.9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91">
            <text:p>91</text:p>
          </table:table-cell>
          <table:table-cell table:style-name="ce16" table:formula="oooc:=IF([.F101]&lt;0;0;[.F101])" office:value-type="currency" office:value="90333.9764571586">
            <text:p>$90,333.98</text:p>
          </table:table-cell>
          <table:table-cell table:style-name="ce16" table:formula="oooc:=[.$C$8]/12*[.B102]" office:value-type="currency" office:value="526.948196000092">
            <text:p>$526.95</text:p>
          </table:table-cell>
          <table:table-cell table:style-name="ce34" table:formula="oooc:=IF([.B102]&lt;=[.$F$2]+[.C102];[.B102]+[.C102];[.$F$2]-[.C102])" office:value-type="currency" office:value="138.35429917909">
            <text:p>$138.35</text:p>
          </table:table-cell>
          <table:table-cell table:style-name="ce16" table:formula="oooc:=IF([.B102]=0;0;[.$F$4])" office:value-type="currency" office:value="0">
            <text:p>$0.00</text:p>
          </table:table-cell>
          <table:table-cell table:style-name="ce43" table:formula="oooc:=IF(([.B102]-[.D102]-[.E102])&lt;0;0;([.B102]-([.D102]+[.E102])))" office:value-type="currency" office:value="90195.6221579796">
            <text:p>$90,195.6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92">
            <text:p>92</text:p>
          </table:table-cell>
          <table:table-cell table:style-name="ce16" table:formula="oooc:=IF([.F102]&lt;0;0;[.F102])" office:value-type="currency" office:value="90195.6221579796">
            <text:p>$90,195.62</text:p>
          </table:table-cell>
          <table:table-cell table:style-name="ce16" table:formula="oooc:=[.$C$8]/12*[.B103]" office:value-type="currency" office:value="526.141129254881">
            <text:p>$526.14</text:p>
          </table:table-cell>
          <table:table-cell table:style-name="ce34" table:formula="oooc:=IF([.B103]&lt;=[.$F$2]+[.C103];[.B103]+[.C103];[.$F$2]-[.C103])" office:value-type="currency" office:value="139.161365924302">
            <text:p>$139.16</text:p>
          </table:table-cell>
          <table:table-cell table:style-name="ce16" table:formula="oooc:=IF([.B103]=0;0;[.$F$4])" office:value-type="currency" office:value="0">
            <text:p>$0.00</text:p>
          </table:table-cell>
          <table:table-cell table:style-name="ce43" table:formula="oooc:=IF(([.B103]-[.D103]-[.E103])&lt;0;0;([.B103]-([.D103]+[.E103])))" office:value-type="currency" office:value="90056.4607920552">
            <text:p>$90,056.4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93">
            <text:p>93</text:p>
          </table:table-cell>
          <table:table-cell table:style-name="ce16" table:formula="oooc:=IF([.F103]&lt;0;0;[.F103])" office:value-type="currency" office:value="90056.4607920552">
            <text:p>$90,056.46</text:p>
          </table:table-cell>
          <table:table-cell table:style-name="ce16" table:formula="oooc:=[.$C$8]/12*[.B104]" office:value-type="currency" office:value="525.329354620322">
            <text:p>$525.33</text:p>
          </table:table-cell>
          <table:table-cell table:style-name="ce34" table:formula="oooc:=IF([.B104]&lt;=[.$F$2]+[.C104];[.B104]+[.C104];[.$F$2]-[.C104])" office:value-type="currency" office:value="139.97314055886">
            <text:p>$139.97</text:p>
          </table:table-cell>
          <table:table-cell table:style-name="ce16" table:formula="oooc:=IF([.B104]=0;0;[.$F$4])" office:value-type="currency" office:value="0">
            <text:p>$0.00</text:p>
          </table:table-cell>
          <table:table-cell table:style-name="ce43" table:formula="oooc:=IF(([.B104]-[.D104]-[.E104])&lt;0;0;([.B104]-([.D104]+[.E104])))" office:value-type="currency" office:value="89916.4876514964">
            <text:p>$89,916.4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94">
            <text:p>94</text:p>
          </table:table-cell>
          <table:table-cell table:style-name="ce16" table:formula="oooc:=IF([.F104]&lt;0;0;[.F104])" office:value-type="currency" office:value="89916.4876514964">
            <text:p>$89,916.49</text:p>
          </table:table-cell>
          <table:table-cell table:style-name="ce16" table:formula="oooc:=[.$C$8]/12*[.B105]" office:value-type="currency" office:value="524.512844633729">
            <text:p>$524.51</text:p>
          </table:table-cell>
          <table:table-cell table:style-name="ce34" table:formula="oooc:=IF([.B105]&lt;=[.$F$2]+[.C105];[.B105]+[.C105];[.$F$2]-[.C105])" office:value-type="currency" office:value="140.789650545453">
            <text:p>$140.79</text:p>
          </table:table-cell>
          <table:table-cell table:style-name="ce16" table:formula="oooc:=IF([.B105]=0;0;[.$F$4])" office:value-type="currency" office:value="0">
            <text:p>$0.00</text:p>
          </table:table-cell>
          <table:table-cell table:style-name="ce43" table:formula="oooc:=IF(([.B105]-[.D105]-[.E105])&lt;0;0;([.B105]-([.D105]+[.E105])))" office:value-type="currency" office:value="89775.698000951">
            <text:p>$89,775.7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95">
            <text:p>95</text:p>
          </table:table-cell>
          <table:table-cell table:style-name="ce16" table:formula="oooc:=IF([.F105]&lt;0;0;[.F105])" office:value-type="currency" office:value="89775.698000951">
            <text:p>$89,775.70</text:p>
          </table:table-cell>
          <table:table-cell table:style-name="ce16" table:formula="oooc:=[.$C$8]/12*[.B106]" office:value-type="currency" office:value="523.691571672214">
            <text:p>$523.69</text:p>
          </table:table-cell>
          <table:table-cell table:style-name="ce34" table:formula="oooc:=IF([.B106]&lt;=[.$F$2]+[.C106];[.B106]+[.C106];[.$F$2]-[.C106])" office:value-type="currency" office:value="141.610923506969">
            <text:p>$141.61</text:p>
          </table:table-cell>
          <table:table-cell table:style-name="ce16" table:formula="oooc:=IF([.B106]=0;0;[.$F$4])" office:value-type="currency" office:value="0">
            <text:p>$0.00</text:p>
          </table:table-cell>
          <table:table-cell table:style-name="ce43" table:formula="oooc:=IF(([.B106]-[.D106]-[.E106])&lt;0;0;([.B106]-([.D106]+[.E106])))" office:value-type="currency" office:value="89634.087077444">
            <text:p>$89,634.0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96">
            <text:p>96</text:p>
          </table:table-cell>
          <table:table-cell table:style-name="ce16" table:formula="oooc:=IF([.F106]&lt;0;0;[.F106])" office:value-type="currency" office:value="89634.087077444">
            <text:p>$89,634.09</text:p>
          </table:table-cell>
          <table:table-cell table:style-name="ce16" table:formula="oooc:=[.$C$8]/12*[.B107]" office:value-type="currency" office:value="522.865507951757">
            <text:p>$522.87</text:p>
          </table:table-cell>
          <table:table-cell table:style-name="ce34" table:formula="oooc:=IF([.B107]&lt;=[.$F$2]+[.C107];[.B107]+[.C107];[.$F$2]-[.C107])" office:value-type="currency" office:value="142.436987227426">
            <text:p>$142.44</text:p>
          </table:table-cell>
          <table:table-cell table:style-name="ce16" table:formula="oooc:=IF([.B107]=0;0;[.$F$4])" office:value-type="currency" office:value="0">
            <text:p>$0.00</text:p>
          </table:table-cell>
          <table:table-cell table:style-name="ce43" table:formula="oooc:=IF(([.B107]-[.D107]-[.E107])&lt;0;0;([.B107]-([.D107]+[.E107])))" office:value-type="currency" office:value="89491.6500902165">
            <text:p>$89,491.6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97">
            <text:p>97</text:p>
          </table:table-cell>
          <table:table-cell table:style-name="ce16" table:formula="oooc:=IF([.F107]&lt;0;0;[.F107])" office:value-type="currency" office:value="89491.6500902165">
            <text:p>$89,491.65</text:p>
          </table:table-cell>
          <table:table-cell table:style-name="ce16" table:formula="oooc:=[.$C$8]/12*[.B108]" office:value-type="currency" office:value="522.034625526263">
            <text:p>$522.03</text:p>
          </table:table-cell>
          <table:table-cell table:style-name="ce34" table:formula="oooc:=IF([.B108]&lt;=[.$F$2]+[.C108];[.B108]+[.C108];[.$F$2]-[.C108])" office:value-type="currency" office:value="143.267869652919">
            <text:p>$143.27</text:p>
          </table:table-cell>
          <table:table-cell table:style-name="ce16" table:formula="oooc:=IF([.B108]=0;0;[.$F$4])" office:value-type="currency" office:value="0">
            <text:p>$0.00</text:p>
          </table:table-cell>
          <table:table-cell table:style-name="ce43" table:formula="oooc:=IF(([.B108]-[.D108]-[.E108])&lt;0;0;([.B108]-([.D108]+[.E108])))" office:value-type="currency" office:value="89348.3822205636">
            <text:p>$89,348.3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98">
            <text:p>98</text:p>
          </table:table-cell>
          <table:table-cell table:style-name="ce16" table:formula="oooc:=IF([.F108]&lt;0;0;[.F108])" office:value-type="currency" office:value="89348.3822205636">
            <text:p>$89,348.38</text:p>
          </table:table-cell>
          <table:table-cell table:style-name="ce16" table:formula="oooc:=[.$C$8]/12*[.B109]" office:value-type="currency" office:value="521.198896286621">
            <text:p>$521.20</text:p>
          </table:table-cell>
          <table:table-cell table:style-name="ce34" table:formula="oooc:=IF([.B109]&lt;=[.$F$2]+[.C109];[.B109]+[.C109];[.$F$2]-[.C109])" office:value-type="currency" office:value="144.103598892561">
            <text:p>$144.10</text:p>
          </table:table-cell>
          <table:table-cell table:style-name="ce16" table:formula="oooc:=IF([.B109]=0;0;[.$F$4])" office:value-type="currency" office:value="0">
            <text:p>$0.00</text:p>
          </table:table-cell>
          <table:table-cell table:style-name="ce43" table:formula="oooc:=IF(([.B109]-[.D109]-[.E109])&lt;0;0;([.B109]-([.D109]+[.E109])))" office:value-type="currency" office:value="89204.2786216711">
            <text:p>$89,204.2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99">
            <text:p>99</text:p>
          </table:table-cell>
          <table:table-cell table:style-name="ce16" table:formula="oooc:=IF([.F109]&lt;0;0;[.F109])" office:value-type="currency" office:value="89204.2786216711">
            <text:p>$89,204.28</text:p>
          </table:table-cell>
          <table:table-cell table:style-name="ce16" table:formula="oooc:=[.$C$8]/12*[.B110]" office:value-type="currency" office:value="520.358291959748">
            <text:p>$520.36</text:p>
          </table:table-cell>
          <table:table-cell table:style-name="ce34" table:formula="oooc:=IF([.B110]&lt;=[.$F$2]+[.C110];[.B110]+[.C110];[.$F$2]-[.C110])" office:value-type="currency" office:value="144.944203219434">
            <text:p>$144.94</text:p>
          </table:table-cell>
          <table:table-cell table:style-name="ce16" table:formula="oooc:=IF([.B110]=0;0;[.$F$4])" office:value-type="currency" office:value="0">
            <text:p>$0.00</text:p>
          </table:table-cell>
          <table:table-cell table:style-name="ce43" table:formula="oooc:=IF(([.B110]-[.D110]-[.E110])&lt;0;0;([.B110]-([.D110]+[.E110])))" office:value-type="currency" office:value="89059.3344184516">
            <text:p>$89,059.3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00">
            <text:p>100</text:p>
          </table:table-cell>
          <table:table-cell table:style-name="ce16" table:formula="oooc:=IF([.F110]&lt;0;0;[.F110])" office:value-type="currency" office:value="89059.3344184516">
            <text:p>$89,059.33</text:p>
          </table:table-cell>
          <table:table-cell table:style-name="ce16" table:formula="oooc:=[.$C$8]/12*[.B111]" office:value-type="currency" office:value="519.512784107635">
            <text:p>$519.51</text:p>
          </table:table-cell>
          <table:table-cell table:style-name="ce34" table:formula="oooc:=IF([.B111]&lt;=[.$F$2]+[.C111];[.B111]+[.C111];[.$F$2]-[.C111])" office:value-type="currency" office:value="145.789711071548">
            <text:p>$145.79</text:p>
          </table:table-cell>
          <table:table-cell table:style-name="ce16" table:formula="oooc:=IF([.B111]=0;0;[.$F$4])" office:value-type="currency" office:value="0">
            <text:p>$0.00</text:p>
          </table:table-cell>
          <table:table-cell table:style-name="ce43" table:formula="oooc:=IF(([.B111]-[.D111]-[.E111])&lt;0;0;([.B111]-([.D111]+[.E111])))" office:value-type="currency" office:value="88913.5447073801">
            <text:p>$88,913.5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01">
            <text:p>101</text:p>
          </table:table-cell>
          <table:table-cell table:style-name="ce16" table:formula="oooc:=IF([.F111]&lt;0;0;[.F111])" office:value-type="currency" office:value="88913.5447073801">
            <text:p>$88,913.54</text:p>
          </table:table-cell>
          <table:table-cell table:style-name="ce16" table:formula="oooc:=[.$C$8]/12*[.B112]" office:value-type="currency" office:value="518.662344126384">
            <text:p>$518.66</text:p>
          </table:table-cell>
          <table:table-cell table:style-name="ce34" table:formula="oooc:=IF([.B112]&lt;=[.$F$2]+[.C112];[.B112]+[.C112];[.$F$2]-[.C112])" office:value-type="currency" office:value="146.640151052799">
            <text:p>$146.64</text:p>
          </table:table-cell>
          <table:table-cell table:style-name="ce16" table:formula="oooc:=IF([.B112]=0;0;[.$F$4])" office:value-type="currency" office:value="0">
            <text:p>$0.00</text:p>
          </table:table-cell>
          <table:table-cell table:style-name="ce43" table:formula="oooc:=IF(([.B112]-[.D112]-[.E112])&lt;0;0;([.B112]-([.D112]+[.E112])))" office:value-type="currency" office:value="88766.9045563273">
            <text:p>$88,766.9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02">
            <text:p>102</text:p>
          </table:table-cell>
          <table:table-cell table:style-name="ce16" table:formula="oooc:=IF([.F112]&lt;0;0;[.F112])" office:value-type="currency" office:value="88766.9045563273">
            <text:p>$88,766.90</text:p>
          </table:table-cell>
          <table:table-cell table:style-name="ce16" table:formula="oooc:=[.$C$8]/12*[.B113]" office:value-type="currency" office:value="517.806943245243">
            <text:p>$517.81</text:p>
          </table:table-cell>
          <table:table-cell table:style-name="ce34" table:formula="oooc:=IF([.B113]&lt;=[.$F$2]+[.C113];[.B113]+[.C113];[.$F$2]-[.C113])" office:value-type="currency" office:value="147.49555193394">
            <text:p>$147.50</text:p>
          </table:table-cell>
          <table:table-cell table:style-name="ce16" table:formula="oooc:=IF([.B113]=0;0;[.$F$4])" office:value-type="currency" office:value="0">
            <text:p>$0.00</text:p>
          </table:table-cell>
          <table:table-cell table:style-name="ce43" table:formula="oooc:=IF(([.B113]-[.D113]-[.E113])&lt;0;0;([.B113]-([.D113]+[.E113])))" office:value-type="currency" office:value="88619.4090043934">
            <text:p>$88,619.4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03">
            <text:p>103</text:p>
          </table:table-cell>
          <table:table-cell table:style-name="ce16" table:formula="oooc:=IF([.F113]&lt;0;0;[.F113])" office:value-type="currency" office:value="88619.4090043934">
            <text:p>$88,619.41</text:p>
          </table:table-cell>
          <table:table-cell table:style-name="ce16" table:formula="oooc:=[.$C$8]/12*[.B114]" office:value-type="currency" office:value="516.946552525628">
            <text:p>$516.95</text:p>
          </table:table-cell>
          <table:table-cell table:style-name="ce34" table:formula="oooc:=IF([.B114]&lt;=[.$F$2]+[.C114];[.B114]+[.C114];[.$F$2]-[.C114])" office:value-type="currency" office:value="148.355942653555">
            <text:p>$148.36</text:p>
          </table:table-cell>
          <table:table-cell table:style-name="ce16" table:formula="oooc:=IF([.B114]=0;0;[.$F$4])" office:value-type="currency" office:value="0">
            <text:p>$0.00</text:p>
          </table:table-cell>
          <table:table-cell table:style-name="ce43" table:formula="oooc:=IF(([.B114]-[.D114]-[.E114])&lt;0;0;([.B114]-([.D114]+[.E114])))" office:value-type="currency" office:value="88471.0530617398">
            <text:p>$88,471.0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04">
            <text:p>104</text:p>
          </table:table-cell>
          <table:table-cell table:style-name="ce16" table:formula="oooc:=IF([.F114]&lt;0;0;[.F114])" office:value-type="currency" office:value="88471.0530617398">
            <text:p>$88,471.05</text:p>
          </table:table-cell>
          <table:table-cell table:style-name="ce16" table:formula="oooc:=[.$C$8]/12*[.B115]" office:value-type="currency" office:value="516.081142860149">
            <text:p>$516.08</text:p>
          </table:table-cell>
          <table:table-cell table:style-name="ce34" table:formula="oooc:=IF([.B115]&lt;=[.$F$2]+[.C115];[.B115]+[.C115];[.$F$2]-[.C115])" office:value-type="currency" office:value="149.221352319033">
            <text:p>$149.22</text:p>
          </table:table-cell>
          <table:table-cell table:style-name="ce16" table:formula="oooc:=IF([.B115]=0;0;[.$F$4])" office:value-type="currency" office:value="0">
            <text:p>$0.00</text:p>
          </table:table-cell>
          <table:table-cell table:style-name="ce43" table:formula="oooc:=IF(([.B115]-[.D115]-[.E115])&lt;0;0;([.B115]-([.D115]+[.E115])))" office:value-type="currency" office:value="88321.8317094208">
            <text:p>$88,321.8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05">
            <text:p>105</text:p>
          </table:table-cell>
          <table:table-cell table:style-name="ce16" table:formula="oooc:=IF([.F115]&lt;0;0;[.F115])" office:value-type="currency" office:value="88321.8317094208">
            <text:p>$88,321.83</text:p>
          </table:table-cell>
          <table:table-cell table:style-name="ce16" table:formula="oooc:=[.$C$8]/12*[.B116]" office:value-type="currency" office:value="515.210684971621">
            <text:p>$515.21</text:p>
          </table:table-cell>
          <table:table-cell table:style-name="ce34" table:formula="oooc:=IF([.B116]&lt;=[.$F$2]+[.C116];[.B116]+[.C116];[.$F$2]-[.C116])" office:value-type="currency" office:value="150.091810207561">
            <text:p>$150.09</text:p>
          </table:table-cell>
          <table:table-cell table:style-name="ce16" table:formula="oooc:=IF([.B116]=0;0;[.$F$4])" office:value-type="currency" office:value="0">
            <text:p>$0.00</text:p>
          </table:table-cell>
          <table:table-cell table:style-name="ce43" table:formula="oooc:=IF(([.B116]-[.D116]-[.E116])&lt;0;0;([.B116]-([.D116]+[.E116])))" office:value-type="currency" office:value="88171.7398992132">
            <text:p>$88,171.7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06">
            <text:p>106</text:p>
          </table:table-cell>
          <table:table-cell table:style-name="ce16" table:formula="oooc:=IF([.F116]&lt;0;0;[.F116])" office:value-type="currency" office:value="88171.7398992132">
            <text:p>$88,171.74</text:p>
          </table:table-cell>
          <table:table-cell table:style-name="ce16" table:formula="oooc:=[.$C$8]/12*[.B117]" office:value-type="currency" office:value="514.335149412077">
            <text:p>$514.34</text:p>
          </table:table-cell>
          <table:table-cell table:style-name="ce34" table:formula="oooc:=IF([.B117]&lt;=[.$F$2]+[.C117];[.B117]+[.C117];[.$F$2]-[.C117])" office:value-type="currency" office:value="150.967345767105">
            <text:p>$150.97</text:p>
          </table:table-cell>
          <table:table-cell table:style-name="ce16" table:formula="oooc:=IF([.B117]=0;0;[.$F$4])" office:value-type="currency" office:value="0">
            <text:p>$0.00</text:p>
          </table:table-cell>
          <table:table-cell table:style-name="ce43" table:formula="oooc:=IF(([.B117]-[.D117]-[.E117])&lt;0;0;([.B117]-([.D117]+[.E117])))" office:value-type="currency" office:value="88020.7725534461">
            <text:p>$88,020.7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07">
            <text:p>107</text:p>
          </table:table-cell>
          <table:table-cell table:style-name="ce16" table:formula="oooc:=IF([.F117]&lt;0;0;[.F117])" office:value-type="currency" office:value="88020.7725534461">
            <text:p>$88,020.77</text:p>
          </table:table-cell>
          <table:table-cell table:style-name="ce16" table:formula="oooc:=[.$C$8]/12*[.B118]" office:value-type="currency" office:value="513.454506561769">
            <text:p>$513.45</text:p>
          </table:table-cell>
          <table:table-cell table:style-name="ce34" table:formula="oooc:=IF([.B118]&lt;=[.$F$2]+[.C118];[.B118]+[.C118];[.$F$2]-[.C118])" office:value-type="currency" office:value="151.847988617413">
            <text:p>$151.85</text:p>
          </table:table-cell>
          <table:table-cell table:style-name="ce16" table:formula="oooc:=IF([.B118]=0;0;[.$F$4])" office:value-type="currency" office:value="0">
            <text:p>$0.00</text:p>
          </table:table-cell>
          <table:table-cell table:style-name="ce43" table:formula="oooc:=IF(([.B118]-[.D118]-[.E118])&lt;0;0;([.B118]-([.D118]+[.E118])))" office:value-type="currency" office:value="87868.9245648287">
            <text:p>$87,868.9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08">
            <text:p>108</text:p>
          </table:table-cell>
          <table:table-cell table:style-name="ce16" table:formula="oooc:=IF([.F118]&lt;0;0;[.F118])" office:value-type="currency" office:value="87868.9245648287">
            <text:p>$87,868.92</text:p>
          </table:table-cell>
          <table:table-cell table:style-name="ce16" table:formula="oooc:=[.$C$8]/12*[.B119]" office:value-type="currency" office:value="512.568726628167">
            <text:p>$512.57</text:p>
          </table:table-cell>
          <table:table-cell table:style-name="ce34" table:formula="oooc:=IF([.B119]&lt;=[.$F$2]+[.C119];[.B119]+[.C119];[.$F$2]-[.C119])" office:value-type="currency" office:value="152.733768551015">
            <text:p>$152.73</text:p>
          </table:table-cell>
          <table:table-cell table:style-name="ce16" table:formula="oooc:=IF([.B119]=0;0;[.$F$4])" office:value-type="currency" office:value="0">
            <text:p>$0.00</text:p>
          </table:table-cell>
          <table:table-cell table:style-name="ce43" table:formula="oooc:=IF(([.B119]-[.D119]-[.E119])&lt;0;0;([.B119]-([.D119]+[.E119])))" office:value-type="currency" office:value="87716.1907962777">
            <text:p>$87,716.1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09">
            <text:p>109</text:p>
          </table:table-cell>
          <table:table-cell table:style-name="ce16" table:formula="oooc:=IF([.F119]&lt;0;0;[.F119])" office:value-type="currency" office:value="87716.1907962777">
            <text:p>$87,716.19</text:p>
          </table:table-cell>
          <table:table-cell table:style-name="ce16" table:formula="oooc:=[.$C$8]/12*[.B120]" office:value-type="currency" office:value="511.677779644953">
            <text:p>$511.68</text:p>
          </table:table-cell>
          <table:table-cell table:style-name="ce34" table:formula="oooc:=IF([.B120]&lt;=[.$F$2]+[.C120];[.B120]+[.C120];[.$F$2]-[.C120])" office:value-type="currency" office:value="153.624715534229">
            <text:p>$153.62</text:p>
          </table:table-cell>
          <table:table-cell table:style-name="ce16" table:formula="oooc:=IF([.B120]=0;0;[.$F$4])" office:value-type="currency" office:value="0">
            <text:p>$0.00</text:p>
          </table:table-cell>
          <table:table-cell table:style-name="ce43" table:formula="oooc:=IF(([.B120]-[.D120]-[.E120])&lt;0;0;([.B120]-([.D120]+[.E120])))" office:value-type="currency" office:value="87562.5660807435">
            <text:p>$87,562.5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10">
            <text:p>110</text:p>
          </table:table-cell>
          <table:table-cell table:style-name="ce16" table:formula="oooc:=IF([.F120]&lt;0;0;[.F120])" office:value-type="currency" office:value="87562.5660807435">
            <text:p>$87,562.57</text:p>
          </table:table-cell>
          <table:table-cell table:style-name="ce16" table:formula="oooc:=[.$C$8]/12*[.B121]" office:value-type="currency" office:value="510.781635471004">
            <text:p>$510.78</text:p>
          </table:table-cell>
          <table:table-cell table:style-name="ce34" table:formula="oooc:=IF([.B121]&lt;=[.$F$2]+[.C121];[.B121]+[.C121];[.$F$2]-[.C121])" office:value-type="currency" office:value="154.520859708179">
            <text:p>$154.52</text:p>
          </table:table-cell>
          <table:table-cell table:style-name="ce16" table:formula="oooc:=IF([.B121]=0;0;[.$F$4])" office:value-type="currency" office:value="0">
            <text:p>$0.00</text:p>
          </table:table-cell>
          <table:table-cell table:style-name="ce43" table:formula="oooc:=IF(([.B121]-[.D121]-[.E121])&lt;0;0;([.B121]-([.D121]+[.E121])))" office:value-type="currency" office:value="87408.0452210353">
            <text:p>$87,408.0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11">
            <text:p>111</text:p>
          </table:table-cell>
          <table:table-cell table:style-name="ce16" table:formula="oooc:=IF([.F121]&lt;0;0;[.F121])" office:value-type="currency" office:value="87408.0452210353">
            <text:p>$87,408.05</text:p>
          </table:table-cell>
          <table:table-cell table:style-name="ce16" table:formula="oooc:=[.$C$8]/12*[.B122]" office:value-type="currency" office:value="509.880263789372">
            <text:p>$509.88</text:p>
          </table:table-cell>
          <table:table-cell table:style-name="ce34" table:formula="oooc:=IF([.B122]&lt;=[.$F$2]+[.C122];[.B122]+[.C122];[.$F$2]-[.C122])" office:value-type="currency" office:value="155.42223138981">
            <text:p>$155.42</text:p>
          </table:table-cell>
          <table:table-cell table:style-name="ce16" table:formula="oooc:=IF([.B122]=0;0;[.$F$4])" office:value-type="currency" office:value="0">
            <text:p>$0.00</text:p>
          </table:table-cell>
          <table:table-cell table:style-name="ce43" table:formula="oooc:=IF(([.B122]-[.D122]-[.E122])&lt;0;0;([.B122]-([.D122]+[.E122])))" office:value-type="currency" office:value="87252.6229896455">
            <text:p>$87,252.6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12">
            <text:p>112</text:p>
          </table:table-cell>
          <table:table-cell table:style-name="ce16" table:formula="oooc:=IF([.F122]&lt;0;0;[.F122])" office:value-type="currency" office:value="87252.6229896455">
            <text:p>$87,252.62</text:p>
          </table:table-cell>
          <table:table-cell table:style-name="ce16" table:formula="oooc:=[.$C$8]/12*[.B123]" office:value-type="currency" office:value="508.973634106265">
            <text:p>$508.97</text:p>
          </table:table-cell>
          <table:table-cell table:style-name="ce34" table:formula="oooc:=IF([.B123]&lt;=[.$F$2]+[.C123];[.B123]+[.C123];[.$F$2]-[.C123])" office:value-type="currency" office:value="156.328861072917">
            <text:p>$156.33</text:p>
          </table:table-cell>
          <table:table-cell table:style-name="ce16" table:formula="oooc:=IF([.B123]=0;0;[.$F$4])" office:value-type="currency" office:value="0">
            <text:p>$0.00</text:p>
          </table:table-cell>
          <table:table-cell table:style-name="ce43" table:formula="oooc:=IF(([.B123]-[.D123]-[.E123])&lt;0;0;([.B123]-([.D123]+[.E123])))" office:value-type="currency" office:value="87096.2941285725">
            <text:p>$87,096.2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13">
            <text:p>113</text:p>
          </table:table-cell>
          <table:table-cell table:style-name="ce16" table:formula="oooc:=IF([.F123]&lt;0;0;[.F123])" office:value-type="currency" office:value="87096.2941285725">
            <text:p>$87,096.29</text:p>
          </table:table-cell>
          <table:table-cell table:style-name="ce16" table:formula="oooc:=[.$C$8]/12*[.B124]" office:value-type="currency" office:value="508.061715750007">
            <text:p>$508.06</text:p>
          </table:table-cell>
          <table:table-cell table:style-name="ce34" table:formula="oooc:=IF([.B124]&lt;=[.$F$2]+[.C124];[.B124]+[.C124];[.$F$2]-[.C124])" office:value-type="currency" office:value="157.240779429176">
            <text:p>$157.24</text:p>
          </table:table-cell>
          <table:table-cell table:style-name="ce16" table:formula="oooc:=IF([.B124]=0;0;[.$F$4])" office:value-type="currency" office:value="0">
            <text:p>$0.00</text:p>
          </table:table-cell>
          <table:table-cell table:style-name="ce43" table:formula="oooc:=IF(([.B124]-[.D124]-[.E124])&lt;0;0;([.B124]-([.D124]+[.E124])))" office:value-type="currency" office:value="86939.0533491434">
            <text:p>$86,939.0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14">
            <text:p>114</text:p>
          </table:table-cell>
          <table:table-cell table:style-name="ce16" table:formula="oooc:=IF([.F124]&lt;0;0;[.F124])" office:value-type="currency" office:value="86939.0533491434">
            <text:p>$86,939.05</text:p>
          </table:table-cell>
          <table:table-cell table:style-name="ce16" table:formula="oooc:=[.$C$8]/12*[.B125]" office:value-type="currency" office:value="507.144477870003">
            <text:p>$507.14</text:p>
          </table:table-cell>
          <table:table-cell table:style-name="ce34" table:formula="oooc:=IF([.B125]&lt;=[.$F$2]+[.C125];[.B125]+[.C125];[.$F$2]-[.C125])" office:value-type="currency" office:value="158.158017309179">
            <text:p>$158.16</text:p>
          </table:table-cell>
          <table:table-cell table:style-name="ce16" table:formula="oooc:=IF([.B125]=0;0;[.$F$4])" office:value-type="currency" office:value="0">
            <text:p>$0.00</text:p>
          </table:table-cell>
          <table:table-cell table:style-name="ce43" table:formula="oooc:=IF(([.B125]-[.D125]-[.E125])&lt;0;0;([.B125]-([.D125]+[.E125])))" office:value-type="currency" office:value="86780.8953318342">
            <text:p>$86,780.9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15">
            <text:p>115</text:p>
          </table:table-cell>
          <table:table-cell table:style-name="ce16" table:formula="oooc:=IF([.F125]&lt;0;0;[.F125])" office:value-type="currency" office:value="86780.8953318342">
            <text:p>$86,780.90</text:p>
          </table:table-cell>
          <table:table-cell table:style-name="ce16" table:formula="oooc:=[.$C$8]/12*[.B126]" office:value-type="currency" office:value="506.221889435699">
            <text:p>$506.22</text:p>
          </table:table-cell>
          <table:table-cell table:style-name="ce34" table:formula="oooc:=IF([.B126]&lt;=[.$F$2]+[.C126];[.B126]+[.C126];[.$F$2]-[.C126])" office:value-type="currency" office:value="159.080605743483">
            <text:p>$159.08</text:p>
          </table:table-cell>
          <table:table-cell table:style-name="ce16" table:formula="oooc:=IF([.B126]=0;0;[.$F$4])" office:value-type="currency" office:value="0">
            <text:p>$0.00</text:p>
          </table:table-cell>
          <table:table-cell table:style-name="ce43" table:formula="oooc:=IF(([.B126]-[.D126]-[.E126])&lt;0;0;([.B126]-([.D126]+[.E126])))" office:value-type="currency" office:value="86621.8147260907">
            <text:p>$86,621.8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16">
            <text:p>116</text:p>
          </table:table-cell>
          <table:table-cell table:style-name="ce16" table:formula="oooc:=IF([.F126]&lt;0;0;[.F126])" office:value-type="currency" office:value="86621.8147260907">
            <text:p>$86,621.81</text:p>
          </table:table-cell>
          <table:table-cell table:style-name="ce16" table:formula="oooc:=[.$C$8]/12*[.B127]" office:value-type="currency" office:value="505.293919235529">
            <text:p>$505.29</text:p>
          </table:table-cell>
          <table:table-cell table:style-name="ce34" table:formula="oooc:=IF([.B127]&lt;=[.$F$2]+[.C127];[.B127]+[.C127];[.$F$2]-[.C127])" office:value-type="currency" office:value="160.008575943653">
            <text:p>$160.01</text:p>
          </table:table-cell>
          <table:table-cell table:style-name="ce16" table:formula="oooc:=IF([.B127]=0;0;[.$F$4])" office:value-type="currency" office:value="0">
            <text:p>$0.00</text:p>
          </table:table-cell>
          <table:table-cell table:style-name="ce43" table:formula="oooc:=IF(([.B127]-[.D127]-[.E127])&lt;0;0;([.B127]-([.D127]+[.E127])))" office:value-type="currency" office:value="86461.8061501471">
            <text:p>$86,461.8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17">
            <text:p>117</text:p>
          </table:table-cell>
          <table:table-cell table:style-name="ce16" table:formula="oooc:=IF([.F127]&lt;0;0;[.F127])" office:value-type="currency" office:value="86461.8061501471">
            <text:p>$86,461.81</text:p>
          </table:table-cell>
          <table:table-cell table:style-name="ce16" table:formula="oooc:=[.$C$8]/12*[.B128]" office:value-type="currency" office:value="504.360535875858">
            <text:p>$504.36</text:p>
          </table:table-cell>
          <table:table-cell table:style-name="ce34" table:formula="oooc:=IF([.B128]&lt;=[.$F$2]+[.C128];[.B128]+[.C128];[.$F$2]-[.C128])" office:value-type="currency" office:value="160.941959303325">
            <text:p>$160.94</text:p>
          </table:table-cell>
          <table:table-cell table:style-name="ce16" table:formula="oooc:=IF([.B128]=0;0;[.$F$4])" office:value-type="currency" office:value="0">
            <text:p>$0.00</text:p>
          </table:table-cell>
          <table:table-cell table:style-name="ce43" table:formula="oooc:=IF(([.B128]-[.D128]-[.E128])&lt;0;0;([.B128]-([.D128]+[.E128])))" office:value-type="currency" office:value="86300.8641908437">
            <text:p>$86,300.8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18">
            <text:p>118</text:p>
          </table:table-cell>
          <table:table-cell table:style-name="ce16" table:formula="oooc:=IF([.F128]&lt;0;0;[.F128])" office:value-type="currency" office:value="86300.8641908437">
            <text:p>$86,300.86</text:p>
          </table:table-cell>
          <table:table-cell table:style-name="ce16" table:formula="oooc:=[.$C$8]/12*[.B129]" office:value-type="currency" office:value="503.421707779922">
            <text:p>$503.42</text:p>
          </table:table-cell>
          <table:table-cell table:style-name="ce34" table:formula="oooc:=IF([.B129]&lt;=[.$F$2]+[.C129];[.B129]+[.C129];[.$F$2]-[.C129])" office:value-type="currency" office:value="161.880787399261">
            <text:p>$161.88</text:p>
          </table:table-cell>
          <table:table-cell table:style-name="ce16" table:formula="oooc:=IF([.B129]=0;0;[.$F$4])" office:value-type="currency" office:value="0">
            <text:p>$0.00</text:p>
          </table:table-cell>
          <table:table-cell table:style-name="ce43" table:formula="oooc:=IF(([.B129]-[.D129]-[.E129])&lt;0;0;([.B129]-([.D129]+[.E129])))" office:value-type="currency" office:value="86138.9834034445">
            <text:p>$86,138.9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19">
            <text:p>119</text:p>
          </table:table-cell>
          <table:table-cell table:style-name="ce16" table:formula="oooc:=IF([.F129]&lt;0;0;[.F129])" office:value-type="currency" office:value="86138.9834034445">
            <text:p>$86,138.98</text:p>
          </table:table-cell>
          <table:table-cell table:style-name="ce16" table:formula="oooc:=[.$C$8]/12*[.B130]" office:value-type="currency" office:value="502.477403186759">
            <text:p>$502.48</text:p>
          </table:table-cell>
          <table:table-cell table:style-name="ce34" table:formula="oooc:=IF([.B130]&lt;=[.$F$2]+[.C130];[.B130]+[.C130];[.$F$2]-[.C130])" office:value-type="currency" office:value="162.825091992423">
            <text:p>$162.83</text:p>
          </table:table-cell>
          <table:table-cell table:style-name="ce16" table:formula="oooc:=IF([.B130]=0;0;[.$F$4])" office:value-type="currency" office:value="0">
            <text:p>$0.00</text:p>
          </table:table-cell>
          <table:table-cell table:style-name="ce43" table:formula="oooc:=IF(([.B130]-[.D130]-[.E130])&lt;0;0;([.B130]-([.D130]+[.E130])))" office:value-type="currency" office:value="85976.1583114521">
            <text:p>$85,976.1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20">
            <text:p>120</text:p>
          </table:table-cell>
          <table:table-cell table:style-name="ce16" table:formula="oooc:=IF([.F130]&lt;0;0;[.F130])" office:value-type="currency" office:value="85976.1583114521">
            <text:p>$85,976.16</text:p>
          </table:table-cell>
          <table:table-cell table:style-name="ce16" table:formula="oooc:=[.$C$8]/12*[.B131]" office:value-type="currency" office:value="501.527590150137">
            <text:p>$501.53</text:p>
          </table:table-cell>
          <table:table-cell table:style-name="ce34" table:formula="oooc:=IF([.B131]&lt;=[.$F$2]+[.C131];[.B131]+[.C131];[.$F$2]-[.C131])" office:value-type="currency" office:value="163.774905029045">
            <text:p>$163.77</text:p>
          </table:table-cell>
          <table:table-cell table:style-name="ce16" table:formula="oooc:=IF([.B131]=0;0;[.$F$4])" office:value-type="currency" office:value="0">
            <text:p>$0.00</text:p>
          </table:table-cell>
          <table:table-cell table:style-name="ce43" table:formula="oooc:=IF(([.B131]-[.D131]-[.E131])&lt;0;0;([.B131]-([.D131]+[.E131])))" office:value-type="currency" office:value="85812.383406423">
            <text:p>$85,812.3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21">
            <text:p>121</text:p>
          </table:table-cell>
          <table:table-cell table:style-name="ce16" table:formula="oooc:=IF([.F131]&lt;0;0;[.F131])" office:value-type="currency" office:value="85812.383406423">
            <text:p>$85,812.38</text:p>
          </table:table-cell>
          <table:table-cell table:style-name="ce16" table:formula="oooc:=[.$C$8]/12*[.B132]" office:value-type="currency" office:value="500.572236537468">
            <text:p>$500.57</text:p>
          </table:table-cell>
          <table:table-cell table:style-name="ce34" table:formula="oooc:=IF([.B132]&lt;=[.$F$2]+[.C132];[.B132]+[.C132];[.$F$2]-[.C132])" office:value-type="currency" office:value="164.730258641715">
            <text:p>$164.73</text:p>
          </table:table-cell>
          <table:table-cell table:style-name="ce16" table:formula="oooc:=IF([.B132]=0;0;[.$F$4])" office:value-type="currency" office:value="0">
            <text:p>$0.00</text:p>
          </table:table-cell>
          <table:table-cell table:style-name="ce43" table:formula="oooc:=IF(([.B132]-[.D132]-[.E132])&lt;0;0;([.B132]-([.D132]+[.E132])))" office:value-type="currency" office:value="85647.6531477813">
            <text:p>$85,647.6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22">
            <text:p>122</text:p>
          </table:table-cell>
          <table:table-cell table:style-name="ce16" table:formula="oooc:=IF([.F132]&lt;0;0;[.F132])" office:value-type="currency" office:value="85647.6531477813">
            <text:p>$85,647.65</text:p>
          </table:table-cell>
          <table:table-cell table:style-name="ce16" table:formula="oooc:=[.$C$8]/12*[.B133]" office:value-type="currency" office:value="499.611310028724">
            <text:p>$499.61</text:p>
          </table:table-cell>
          <table:table-cell table:style-name="ce34" table:formula="oooc:=IF([.B133]&lt;=[.$F$2]+[.C133];[.B133]+[.C133];[.$F$2]-[.C133])" office:value-type="currency" office:value="165.691185150458">
            <text:p>$165.69</text:p>
          </table:table-cell>
          <table:table-cell table:style-name="ce16" table:formula="oooc:=IF([.B133]=0;0;[.$F$4])" office:value-type="currency" office:value="0">
            <text:p>$0.00</text:p>
          </table:table-cell>
          <table:table-cell table:style-name="ce43" table:formula="oooc:=IF(([.B133]-[.D133]-[.E133])&lt;0;0;([.B133]-([.D133]+[.E133])))" office:value-type="currency" office:value="85481.9619626308">
            <text:p>$85,481.9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23">
            <text:p>123</text:p>
          </table:table-cell>
          <table:table-cell table:style-name="ce16" table:formula="oooc:=IF([.F133]&lt;0;0;[.F133])" office:value-type="currency" office:value="85481.9619626308">
            <text:p>$85,481.96</text:p>
          </table:table-cell>
          <table:table-cell table:style-name="ce16" table:formula="oooc:=[.$C$8]/12*[.B134]" office:value-type="currency" office:value="498.644778115347">
            <text:p>$498.64</text:p>
          </table:table-cell>
          <table:table-cell table:style-name="ce34" table:formula="oooc:=IF([.B134]&lt;=[.$F$2]+[.C134];[.B134]+[.C134];[.$F$2]-[.C134])" office:value-type="currency" office:value="166.657717063836">
            <text:p>$166.66</text:p>
          </table:table-cell>
          <table:table-cell table:style-name="ce16" table:formula="oooc:=IF([.B134]=0;0;[.$F$4])" office:value-type="currency" office:value="0">
            <text:p>$0.00</text:p>
          </table:table-cell>
          <table:table-cell table:style-name="ce43" table:formula="oooc:=IF(([.B134]-[.D134]-[.E134])&lt;0;0;([.B134]-([.D134]+[.E134])))" office:value-type="currency" office:value="85315.304245567">
            <text:p>$85,315.3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24">
            <text:p>124</text:p>
          </table:table-cell>
          <table:table-cell table:style-name="ce16" table:formula="oooc:=IF([.F134]&lt;0;0;[.F134])" office:value-type="currency" office:value="85315.304245567">
            <text:p>$85,315.30</text:p>
          </table:table-cell>
          <table:table-cell table:style-name="ce16" table:formula="oooc:=[.$C$8]/12*[.B135]" office:value-type="currency" office:value="497.672608099141">
            <text:p>$497.67</text:p>
          </table:table-cell>
          <table:table-cell table:style-name="ce34" table:formula="oooc:=IF([.B135]&lt;=[.$F$2]+[.C135];[.B135]+[.C135];[.$F$2]-[.C135])" office:value-type="currency" office:value="167.629887080042">
            <text:p>$167.63</text:p>
          </table:table-cell>
          <table:table-cell table:style-name="ce16" table:formula="oooc:=IF([.B135]=0;0;[.$F$4])" office:value-type="currency" office:value="0">
            <text:p>$0.00</text:p>
          </table:table-cell>
          <table:table-cell table:style-name="ce43" table:formula="oooc:=IF(([.B135]-[.D135]-[.E135])&lt;0;0;([.B135]-([.D135]+[.E135])))" office:value-type="currency" office:value="85147.674358487">
            <text:p>$85,147.6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25">
            <text:p>125</text:p>
          </table:table-cell>
          <table:table-cell table:style-name="ce16" table:formula="oooc:=IF([.F135]&lt;0;0;[.F135])" office:value-type="currency" office:value="85147.674358487">
            <text:p>$85,147.67</text:p>
          </table:table-cell>
          <table:table-cell table:style-name="ce16" table:formula="oooc:=[.$C$8]/12*[.B136]" office:value-type="currency" office:value="496.694767091174">
            <text:p>$496.69</text:p>
          </table:table-cell>
          <table:table-cell table:style-name="ce34" table:formula="oooc:=IF([.B136]&lt;=[.$F$2]+[.C136];[.B136]+[.C136];[.$F$2]-[.C136])" office:value-type="currency" office:value="168.607728088009">
            <text:p>$168.61</text:p>
          </table:table-cell>
          <table:table-cell table:style-name="ce16" table:formula="oooc:=IF([.B136]=0;0;[.$F$4])" office:value-type="currency" office:value="0">
            <text:p>$0.00</text:p>
          </table:table-cell>
          <table:table-cell table:style-name="ce43" table:formula="oooc:=IF(([.B136]-[.D136]-[.E136])&lt;0;0;([.B136]-([.D136]+[.E136])))" office:value-type="currency" office:value="84979.0666303989">
            <text:p>$84,979.0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26">
            <text:p>126</text:p>
          </table:table-cell>
          <table:table-cell table:style-name="ce16" table:formula="oooc:=IF([.F136]&lt;0;0;[.F136])" office:value-type="currency" office:value="84979.0666303989">
            <text:p>$84,979.07</text:p>
          </table:table-cell>
          <table:table-cell table:style-name="ce16" table:formula="oooc:=[.$C$8]/12*[.B137]" office:value-type="currency" office:value="495.711222010661">
            <text:p>$495.71</text:p>
          </table:table-cell>
          <table:table-cell table:style-name="ce34" table:formula="oooc:=IF([.B137]&lt;=[.$F$2]+[.C137];[.B137]+[.C137];[.$F$2]-[.C137])" office:value-type="currency" office:value="169.591273168522">
            <text:p>$169.59</text:p>
          </table:table-cell>
          <table:table-cell table:style-name="ce16" table:formula="oooc:=IF([.B137]=0;0;[.$F$4])" office:value-type="currency" office:value="0">
            <text:p>$0.00</text:p>
          </table:table-cell>
          <table:table-cell table:style-name="ce43" table:formula="oooc:=IF(([.B137]-[.D137]-[.E137])&lt;0;0;([.B137]-([.D137]+[.E137])))" office:value-type="currency" office:value="84809.4753572304">
            <text:p>$84,809.4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27">
            <text:p>127</text:p>
          </table:table-cell>
          <table:table-cell table:style-name="ce16" table:formula="oooc:=IF([.F137]&lt;0;0;[.F137])" office:value-type="currency" office:value="84809.4753572304">
            <text:p>$84,809.48</text:p>
          </table:table-cell>
          <table:table-cell table:style-name="ce16" table:formula="oooc:=[.$C$8]/12*[.B138]" office:value-type="currency" office:value="494.721939583844">
            <text:p>$494.72</text:p>
          </table:table-cell>
          <table:table-cell table:style-name="ce34" table:formula="oooc:=IF([.B138]&lt;=[.$F$2]+[.C138];[.B138]+[.C138];[.$F$2]-[.C138])" office:value-type="currency" office:value="170.580555595338">
            <text:p>$170.58</text:p>
          </table:table-cell>
          <table:table-cell table:style-name="ce16" table:formula="oooc:=IF([.B138]=0;0;[.$F$4])" office:value-type="currency" office:value="0">
            <text:p>$0.00</text:p>
          </table:table-cell>
          <table:table-cell table:style-name="ce43" table:formula="oooc:=IF(([.B138]-[.D138]-[.E138])&lt;0;0;([.B138]-([.D138]+[.E138])))" office:value-type="currency" office:value="84638.8948016351">
            <text:p>$84,638.8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28">
            <text:p>128</text:p>
          </table:table-cell>
          <table:table-cell table:style-name="ce16" table:formula="oooc:=IF([.F138]&lt;0;0;[.F138])" office:value-type="currency" office:value="84638.8948016351">
            <text:p>$84,638.89</text:p>
          </table:table-cell>
          <table:table-cell table:style-name="ce16" table:formula="oooc:=[.$C$8]/12*[.B139]" office:value-type="currency" office:value="493.726886342871">
            <text:p>$493.73</text:p>
          </table:table-cell>
          <table:table-cell table:style-name="ce34" table:formula="oooc:=IF([.B139]&lt;=[.$F$2]+[.C139];[.B139]+[.C139];[.$F$2]-[.C139])" office:value-type="currency" office:value="171.575608836311">
            <text:p>$171.58</text:p>
          </table:table-cell>
          <table:table-cell table:style-name="ce16" table:formula="oooc:=IF([.B139]=0;0;[.$F$4])" office:value-type="currency" office:value="0">
            <text:p>$0.00</text:p>
          </table:table-cell>
          <table:table-cell table:style-name="ce43" table:formula="oooc:=IF(([.B139]-[.D139]-[.E139])&lt;0;0;([.B139]-([.D139]+[.E139])))" office:value-type="currency" office:value="84467.3191927988">
            <text:p>$84,467.3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29">
            <text:p>129</text:p>
          </table:table-cell>
          <table:table-cell table:style-name="ce16" table:formula="oooc:=IF([.F139]&lt;0;0;[.F139])" office:value-type="currency" office:value="84467.3191927988">
            <text:p>$84,467.32</text:p>
          </table:table-cell>
          <table:table-cell table:style-name="ce16" table:formula="oooc:=[.$C$8]/12*[.B140]" office:value-type="currency" office:value="492.72602862466">
            <text:p>$492.73</text:p>
          </table:table-cell>
          <table:table-cell table:style-name="ce34" table:formula="oooc:=IF([.B140]&lt;=[.$F$2]+[.C140];[.B140]+[.C140];[.$F$2]-[.C140])" office:value-type="currency" office:value="172.576466554523">
            <text:p>$172.58</text:p>
          </table:table-cell>
          <table:table-cell table:style-name="ce16" table:formula="oooc:=IF([.B140]=0;0;[.$F$4])" office:value-type="currency" office:value="0">
            <text:p>$0.00</text:p>
          </table:table-cell>
          <table:table-cell table:style-name="ce43" table:formula="oooc:=IF(([.B140]-[.D140]-[.E140])&lt;0;0;([.B140]-([.D140]+[.E140])))" office:value-type="currency" office:value="84294.7427262442">
            <text:p>$84,294.7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30">
            <text:p>130</text:p>
          </table:table-cell>
          <table:table-cell table:style-name="ce16" table:formula="oooc:=IF([.F140]&lt;0;0;[.F140])" office:value-type="currency" office:value="84294.7427262442">
            <text:p>$84,294.74</text:p>
          </table:table-cell>
          <table:table-cell table:style-name="ce16" table:formula="oooc:=[.$C$8]/12*[.B141]" office:value-type="currency" office:value="491.719332569758">
            <text:p>$491.72</text:p>
          </table:table-cell>
          <table:table-cell table:style-name="ce34" table:formula="oooc:=IF([.B141]&lt;=[.$F$2]+[.C141];[.B141]+[.C141];[.$F$2]-[.C141])" office:value-type="currency" office:value="173.583162609424">
            <text:p>$173.58</text:p>
          </table:table-cell>
          <table:table-cell table:style-name="ce16" table:formula="oooc:=IF([.B141]=0;0;[.$F$4])" office:value-type="currency" office:value="0">
            <text:p>$0.00</text:p>
          </table:table-cell>
          <table:table-cell table:style-name="ce43" table:formula="oooc:=IF(([.B141]-[.D141]-[.E141])&lt;0;0;([.B141]-([.D141]+[.E141])))" office:value-type="currency" office:value="84121.1595636348">
            <text:p>$84,121.1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31">
            <text:p>131</text:p>
          </table:table-cell>
          <table:table-cell table:style-name="ce16" table:formula="oooc:=IF([.F141]&lt;0;0;[.F141])" office:value-type="currency" office:value="84121.1595636348">
            <text:p>$84,121.16</text:p>
          </table:table-cell>
          <table:table-cell table:style-name="ce16" table:formula="oooc:=[.$C$8]/12*[.B142]" office:value-type="currency" office:value="490.706764121203">
            <text:p>$490.71</text:p>
          </table:table-cell>
          <table:table-cell table:style-name="ce34" table:formula="oooc:=IF([.B142]&lt;=[.$F$2]+[.C142];[.B142]+[.C142];[.$F$2]-[.C142])" office:value-type="currency" office:value="174.595731057979">
            <text:p>$174.60</text:p>
          </table:table-cell>
          <table:table-cell table:style-name="ce16" table:formula="oooc:=IF([.B142]=0;0;[.$F$4])" office:value-type="currency" office:value="0">
            <text:p>$0.00</text:p>
          </table:table-cell>
          <table:table-cell table:style-name="ce43" table:formula="oooc:=IF(([.B142]-[.D142]-[.E142])&lt;0;0;([.B142]-([.D142]+[.E142])))" office:value-type="currency" office:value="83946.5638325768">
            <text:p>$83,946.5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32">
            <text:p>132</text:p>
          </table:table-cell>
          <table:table-cell table:style-name="ce16" table:formula="oooc:=IF([.F142]&lt;0;0;[.F142])" office:value-type="currency" office:value="83946.5638325768">
            <text:p>$83,946.56</text:p>
          </table:table-cell>
          <table:table-cell table:style-name="ce16" table:formula="oooc:=[.$C$8]/12*[.B143]" office:value-type="currency" office:value="489.688289023365">
            <text:p>$489.69</text:p>
          </table:table-cell>
          <table:table-cell table:style-name="ce34" table:formula="oooc:=IF([.B143]&lt;=[.$F$2]+[.C143];[.B143]+[.C143];[.$F$2]-[.C143])" office:value-type="currency" office:value="175.614206155818">
            <text:p>$175.61</text:p>
          </table:table-cell>
          <table:table-cell table:style-name="ce16" table:formula="oooc:=IF([.B143]=0;0;[.$F$4])" office:value-type="currency" office:value="0">
            <text:p>$0.00</text:p>
          </table:table-cell>
          <table:table-cell table:style-name="ce43" table:formula="oooc:=IF(([.B143]-[.D143]-[.E143])&lt;0;0;([.B143]-([.D143]+[.E143])))" office:value-type="currency" office:value="83770.949626421">
            <text:p>$83,770.9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33">
            <text:p>133</text:p>
          </table:table-cell>
          <table:table-cell table:style-name="ce16" table:formula="oooc:=IF([.F143]&lt;0;0;[.F143])" office:value-type="currency" office:value="83770.949626421">
            <text:p>$83,770.95</text:p>
          </table:table-cell>
          <table:table-cell table:style-name="ce16" table:formula="oooc:=[.$C$8]/12*[.B144]" office:value-type="currency" office:value="488.663872820789">
            <text:p>$488.66</text:p>
          </table:table-cell>
          <table:table-cell table:style-name="ce34" table:formula="oooc:=IF([.B144]&lt;=[.$F$2]+[.C144];[.B144]+[.C144];[.$F$2]-[.C144])" office:value-type="currency" office:value="176.638622358393">
            <text:p>$176.64</text:p>
          </table:table-cell>
          <table:table-cell table:style-name="ce16" table:formula="oooc:=IF([.B144]=0;0;[.$F$4])" office:value-type="currency" office:value="0">
            <text:p>$0.00</text:p>
          </table:table-cell>
          <table:table-cell table:style-name="ce43" table:formula="oooc:=IF(([.B144]-[.D144]-[.E144])&lt;0;0;([.B144]-([.D144]+[.E144])))" office:value-type="currency" office:value="83594.3110040626">
            <text:p>$83,594.3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34">
            <text:p>134</text:p>
          </table:table-cell>
          <table:table-cell table:style-name="ce16" table:formula="oooc:=IF([.F144]&lt;0;0;[.F144])" office:value-type="currency" office:value="83594.3110040626">
            <text:p>$83,594.31</text:p>
          </table:table-cell>
          <table:table-cell table:style-name="ce16" table:formula="oooc:=[.$C$8]/12*[.B145]" office:value-type="currency" office:value="487.633480857032">
            <text:p>$487.63</text:p>
          </table:table-cell>
          <table:table-cell table:style-name="ce34" table:formula="oooc:=IF([.B145]&lt;=[.$F$2]+[.C145];[.B145]+[.C145];[.$F$2]-[.C145])" office:value-type="currency" office:value="177.669014322151">
            <text:p>$177.67</text:p>
          </table:table-cell>
          <table:table-cell table:style-name="ce16" table:formula="oooc:=IF([.B145]=0;0;[.$F$4])" office:value-type="currency" office:value="0">
            <text:p>$0.00</text:p>
          </table:table-cell>
          <table:table-cell table:style-name="ce43" table:formula="oooc:=IF(([.B145]-[.D145]-[.E145])&lt;0;0;([.B145]-([.D145]+[.E145])))" office:value-type="currency" office:value="83416.6419897405">
            <text:p>$83,416.6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35">
            <text:p>135</text:p>
          </table:table-cell>
          <table:table-cell table:style-name="ce16" table:formula="oooc:=IF([.F145]&lt;0;0;[.F145])" office:value-type="currency" office:value="83416.6419897405">
            <text:p>$83,416.64</text:p>
          </table:table-cell>
          <table:table-cell table:style-name="ce16" table:formula="oooc:=[.$C$8]/12*[.B146]" office:value-type="currency" office:value="486.597078273486">
            <text:p>$486.60</text:p>
          </table:table-cell>
          <table:table-cell table:style-name="ce34" table:formula="oooc:=IF([.B146]&lt;=[.$F$2]+[.C146];[.B146]+[.C146];[.$F$2]-[.C146])" office:value-type="currency" office:value="178.705416905696">
            <text:p>$178.71</text:p>
          </table:table-cell>
          <table:table-cell table:style-name="ce16" table:formula="oooc:=IF([.B146]=0;0;[.$F$4])" office:value-type="currency" office:value="0">
            <text:p>$0.00</text:p>
          </table:table-cell>
          <table:table-cell table:style-name="ce43" table:formula="oooc:=IF(([.B146]-[.D146]-[.E146])&lt;0;0;([.B146]-([.D146]+[.E146])))" office:value-type="currency" office:value="83237.9365728348">
            <text:p>$83,237.9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36">
            <text:p>136</text:p>
          </table:table-cell>
          <table:table-cell table:style-name="ce16" table:formula="oooc:=IF([.F146]&lt;0;0;[.F146])" office:value-type="currency" office:value="83237.9365728348">
            <text:p>$83,237.94</text:p>
          </table:table-cell>
          <table:table-cell table:style-name="ce16" table:formula="oooc:=[.$C$8]/12*[.B147]" office:value-type="currency" office:value="485.554630008203">
            <text:p>$485.55</text:p>
          </table:table-cell>
          <table:table-cell table:style-name="ce34" table:formula="oooc:=IF([.B147]&lt;=[.$F$2]+[.C147];[.B147]+[.C147];[.$F$2]-[.C147])" office:value-type="currency" office:value="179.74786517098">
            <text:p>$179.75</text:p>
          </table:table-cell>
          <table:table-cell table:style-name="ce16" table:formula="oooc:=IF([.B147]=0;0;[.$F$4])" office:value-type="currency" office:value="0">
            <text:p>$0.00</text:p>
          </table:table-cell>
          <table:table-cell table:style-name="ce43" table:formula="oooc:=IF(([.B147]-[.D147]-[.E147])&lt;0;0;([.B147]-([.D147]+[.E147])))" office:value-type="currency" office:value="83058.1887076638">
            <text:p>$83,058.1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37">
            <text:p>137</text:p>
          </table:table-cell>
          <table:table-cell table:style-name="ce16" table:formula="oooc:=IF([.F147]&lt;0;0;[.F147])" office:value-type="currency" office:value="83058.1887076638">
            <text:p>$83,058.19</text:p>
          </table:table-cell>
          <table:table-cell table:style-name="ce16" table:formula="oooc:=[.$C$8]/12*[.B148]" office:value-type="currency" office:value="484.506100794705">
            <text:p>$484.51</text:p>
          </table:table-cell>
          <table:table-cell table:style-name="ce34" table:formula="oooc:=IF([.B148]&lt;=[.$F$2]+[.C148];[.B148]+[.C148];[.$F$2]-[.C148])" office:value-type="currency" office:value="180.796394384477">
            <text:p>$180.80</text:p>
          </table:table-cell>
          <table:table-cell table:style-name="ce16" table:formula="oooc:=IF([.B148]=0;0;[.$F$4])" office:value-type="currency" office:value="0">
            <text:p>$0.00</text:p>
          </table:table-cell>
          <table:table-cell table:style-name="ce43" table:formula="oooc:=IF(([.B148]-[.D148]-[.E148])&lt;0;0;([.B148]-([.D148]+[.E148])))" office:value-type="currency" office:value="82877.3923132793">
            <text:p>$82,877.3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38">
            <text:p>138</text:p>
          </table:table-cell>
          <table:table-cell table:style-name="ce16" table:formula="oooc:=IF([.F148]&lt;0;0;[.F148])" office:value-type="currency" office:value="82877.3923132793">
            <text:p>$82,877.39</text:p>
          </table:table-cell>
          <table:table-cell table:style-name="ce16" table:formula="oooc:=[.$C$8]/12*[.B149]" office:value-type="currency" office:value="483.451455160796">
            <text:p>$483.45</text:p>
          </table:table-cell>
          <table:table-cell table:style-name="ce34" table:formula="oooc:=IF([.B149]&lt;=[.$F$2]+[.C149];[.B149]+[.C149];[.$F$2]-[.C149])" office:value-type="currency" office:value="181.851040018386">
            <text:p>$181.85</text:p>
          </table:table-cell>
          <table:table-cell table:style-name="ce16" table:formula="oooc:=IF([.B149]=0;0;[.$F$4])" office:value-type="currency" office:value="0">
            <text:p>$0.00</text:p>
          </table:table-cell>
          <table:table-cell table:style-name="ce43" table:formula="oooc:=IF(([.B149]-[.D149]-[.E149])&lt;0;0;([.B149]-([.D149]+[.E149])))" office:value-type="currency" office:value="82695.5412732609">
            <text:p>$82,695.5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39">
            <text:p>139</text:p>
          </table:table-cell>
          <table:table-cell table:style-name="ce16" table:formula="oooc:=IF([.F149]&lt;0;0;[.F149])" office:value-type="currency" office:value="82695.5412732609">
            <text:p>$82,695.54</text:p>
          </table:table-cell>
          <table:table-cell table:style-name="ce16" table:formula="oooc:=[.$C$8]/12*[.B150]" office:value-type="currency" office:value="482.390657427355">
            <text:p>$482.39</text:p>
          </table:table-cell>
          <table:table-cell table:style-name="ce34" table:formula="oooc:=IF([.B150]&lt;=[.$F$2]+[.C150];[.B150]+[.C150];[.$F$2]-[.C150])" office:value-type="currency" office:value="182.911837751827">
            <text:p>$182.91</text:p>
          </table:table-cell>
          <table:table-cell table:style-name="ce16" table:formula="oooc:=IF([.B150]=0;0;[.$F$4])" office:value-type="currency" office:value="0">
            <text:p>$0.00</text:p>
          </table:table-cell>
          <table:table-cell table:style-name="ce43" table:formula="oooc:=IF(([.B150]-[.D150]-[.E150])&lt;0;0;([.B150]-([.D150]+[.E150])))" office:value-type="currency" office:value="82512.6294355091">
            <text:p>$82,512.6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40">
            <text:p>140</text:p>
          </table:table-cell>
          <table:table-cell table:style-name="ce16" table:formula="oooc:=IF([.F150]&lt;0;0;[.F150])" office:value-type="currency" office:value="82512.6294355091">
            <text:p>$82,512.63</text:p>
          </table:table-cell>
          <table:table-cell table:style-name="ce16" table:formula="oooc:=[.$C$8]/12*[.B151]" office:value-type="currency" office:value="481.323671707136">
            <text:p>$481.32</text:p>
          </table:table-cell>
          <table:table-cell table:style-name="ce34" table:formula="oooc:=IF([.B151]&lt;=[.$F$2]+[.C151];[.B151]+[.C151];[.$F$2]-[.C151])" office:value-type="currency" office:value="183.978823472046">
            <text:p>$183.98</text:p>
          </table:table-cell>
          <table:table-cell table:style-name="ce16" table:formula="oooc:=IF([.B151]=0;0;[.$F$4])" office:value-type="currency" office:value="0">
            <text:p>$0.00</text:p>
          </table:table-cell>
          <table:table-cell table:style-name="ce43" table:formula="oooc:=IF(([.B151]-[.D151]-[.E151])&lt;0;0;([.B151]-([.D151]+[.E151])))" office:value-type="currency" office:value="82328.650612037">
            <text:p>$82,328.6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41">
            <text:p>141</text:p>
          </table:table-cell>
          <table:table-cell table:style-name="ce16" table:formula="oooc:=IF([.F151]&lt;0;0;[.F151])" office:value-type="currency" office:value="82328.650612037">
            <text:p>$82,328.65</text:p>
          </table:table-cell>
          <table:table-cell table:style-name="ce16" table:formula="oooc:=[.$C$8]/12*[.B152]" office:value-type="currency" office:value="480.250461903549">
            <text:p>$480.25</text:p>
          </table:table-cell>
          <table:table-cell table:style-name="ce34" table:formula="oooc:=IF([.B152]&lt;=[.$F$2]+[.C152];[.B152]+[.C152];[.$F$2]-[.C152])" office:value-type="currency" office:value="185.052033275633">
            <text:p>$185.05</text:p>
          </table:table-cell>
          <table:table-cell table:style-name="ce16" table:formula="oooc:=IF([.B152]=0;0;[.$F$4])" office:value-type="currency" office:value="0">
            <text:p>$0.00</text:p>
          </table:table-cell>
          <table:table-cell table:style-name="ce43" table:formula="oooc:=IF(([.B152]-[.D152]-[.E152])&lt;0;0;([.B152]-([.D152]+[.E152])))" office:value-type="currency" office:value="82143.5985787614">
            <text:p>$82,143.6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42">
            <text:p>142</text:p>
          </table:table-cell>
          <table:table-cell table:style-name="ce16" table:formula="oooc:=IF([.F152]&lt;0;0;[.F152])" office:value-type="currency" office:value="82143.5985787614">
            <text:p>$82,143.60</text:p>
          </table:table-cell>
          <table:table-cell table:style-name="ce16" table:formula="oooc:=[.$C$8]/12*[.B153]" office:value-type="currency" office:value="479.170991709442">
            <text:p>$479.17</text:p>
          </table:table-cell>
          <table:table-cell table:style-name="ce34" table:formula="oooc:=IF([.B153]&lt;=[.$F$2]+[.C153];[.B153]+[.C153];[.$F$2]-[.C153])" office:value-type="currency" office:value="186.131503469741">
            <text:p>$186.13</text:p>
          </table:table-cell>
          <table:table-cell table:style-name="ce16" table:formula="oooc:=IF([.B153]=0;0;[.$F$4])" office:value-type="currency" office:value="0">
            <text:p>$0.00</text:p>
          </table:table-cell>
          <table:table-cell table:style-name="ce43" table:formula="oooc:=IF(([.B153]-[.D153]-[.E153])&lt;0;0;([.B153]-([.D153]+[.E153])))" office:value-type="currency" office:value="81957.4670752917">
            <text:p>$81,957.4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43">
            <text:p>143</text:p>
          </table:table-cell>
          <table:table-cell table:style-name="ce16" table:formula="oooc:=IF([.F153]&lt;0;0;[.F153])" office:value-type="currency" office:value="81957.4670752917">
            <text:p>$81,957.47</text:p>
          </table:table-cell>
          <table:table-cell table:style-name="ce16" table:formula="oooc:=[.$C$8]/12*[.B154]" office:value-type="currency" office:value="478.085224605868">
            <text:p>$478.09</text:p>
          </table:table-cell>
          <table:table-cell table:style-name="ce34" table:formula="oooc:=IF([.B154]&lt;=[.$F$2]+[.C154];[.B154]+[.C154];[.$F$2]-[.C154])" office:value-type="currency" office:value="187.217270573314">
            <text:p>$187.22</text:p>
          </table:table-cell>
          <table:table-cell table:style-name="ce16" table:formula="oooc:=IF([.B154]=0;0;[.$F$4])" office:value-type="currency" office:value="0">
            <text:p>$0.00</text:p>
          </table:table-cell>
          <table:table-cell table:style-name="ce43" table:formula="oooc:=IF(([.B154]-[.D154]-[.E154])&lt;0;0;([.B154]-([.D154]+[.E154])))" office:value-type="currency" office:value="81770.2498047184">
            <text:p>$81,770.2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44">
            <text:p>144</text:p>
          </table:table-cell>
          <table:table-cell table:style-name="ce16" table:formula="oooc:=IF([.F154]&lt;0;0;[.F154])" office:value-type="currency" office:value="81770.2498047184">
            <text:p>$81,770.25</text:p>
          </table:table-cell>
          <table:table-cell table:style-name="ce16" table:formula="oooc:=[.$C$8]/12*[.B155]" office:value-type="currency" office:value="476.993123860857">
            <text:p>$476.99</text:p>
          </table:table-cell>
          <table:table-cell table:style-name="ce34" table:formula="oooc:=IF([.B155]&lt;=[.$F$2]+[.C155];[.B155]+[.C155];[.$F$2]-[.C155])" office:value-type="currency" office:value="188.309371318325">
            <text:p>$188.31</text:p>
          </table:table-cell>
          <table:table-cell table:style-name="ce16" table:formula="oooc:=IF([.B155]=0;0;[.$F$4])" office:value-type="currency" office:value="0">
            <text:p>$0.00</text:p>
          </table:table-cell>
          <table:table-cell table:style-name="ce43" table:formula="oooc:=IF(([.B155]-[.D155]-[.E155])&lt;0;0;([.B155]-([.D155]+[.E155])))" office:value-type="currency" office:value="81581.9404334">
            <text:p>$81,581.9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45">
            <text:p>145</text:p>
          </table:table-cell>
          <table:table-cell table:style-name="ce16" table:formula="oooc:=IF([.F155]&lt;0;0;[.F155])" office:value-type="currency" office:value="81581.9404334">
            <text:p>$81,581.94</text:p>
          </table:table-cell>
          <table:table-cell table:style-name="ce16" table:formula="oooc:=[.$C$8]/12*[.B156]" office:value-type="currency" office:value="475.894652528167">
            <text:p>$475.89</text:p>
          </table:table-cell>
          <table:table-cell table:style-name="ce34" table:formula="oooc:=IF([.B156]&lt;=[.$F$2]+[.C156];[.B156]+[.C156];[.$F$2]-[.C156])" office:value-type="currency" office:value="189.407842651016">
            <text:p>$189.41</text:p>
          </table:table-cell>
          <table:table-cell table:style-name="ce16" table:formula="oooc:=IF([.B156]=0;0;[.$F$4])" office:value-type="currency" office:value="0">
            <text:p>$0.00</text:p>
          </table:table-cell>
          <table:table-cell table:style-name="ce43" table:formula="oooc:=IF(([.B156]-[.D156]-[.E156])&lt;0;0;([.B156]-([.D156]+[.E156])))" office:value-type="currency" office:value="81392.532590749">
            <text:p>$81,392.5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46">
            <text:p>146</text:p>
          </table:table-cell>
          <table:table-cell table:style-name="ce16" table:formula="oooc:=IF([.F156]&lt;0;0;[.F156])" office:value-type="currency" office:value="81392.532590749">
            <text:p>$81,392.53</text:p>
          </table:table-cell>
          <table:table-cell table:style-name="ce16" table:formula="oooc:=[.$C$8]/12*[.B157]" office:value-type="currency" office:value="474.789773446036">
            <text:p>$474.79</text:p>
          </table:table-cell>
          <table:table-cell table:style-name="ce34" table:formula="oooc:=IF([.B157]&lt;=[.$F$2]+[.C157];[.B157]+[.C157];[.$F$2]-[.C157])" office:value-type="currency" office:value="190.512721733146">
            <text:p>$190.51</text:p>
          </table:table-cell>
          <table:table-cell table:style-name="ce16" table:formula="oooc:=IF([.B157]=0;0;[.$F$4])" office:value-type="currency" office:value="0">
            <text:p>$0.00</text:p>
          </table:table-cell>
          <table:table-cell table:style-name="ce43" table:formula="oooc:=IF(([.B157]-[.D157]-[.E157])&lt;0;0;([.B157]-([.D157]+[.E157])))" office:value-type="currency" office:value="81202.0198690159">
            <text:p>$81,202.0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47">
            <text:p>147</text:p>
          </table:table-cell>
          <table:table-cell table:style-name="ce16" table:formula="oooc:=IF([.F157]&lt;0;0;[.F157])" office:value-type="currency" office:value="81202.0198690159">
            <text:p>$81,202.02</text:p>
          </table:table-cell>
          <table:table-cell table:style-name="ce16" table:formula="oooc:=[.$C$8]/12*[.B158]" office:value-type="currency" office:value="473.678449235926">
            <text:p>$473.68</text:p>
          </table:table-cell>
          <table:table-cell table:style-name="ce34" table:formula="oooc:=IF([.B158]&lt;=[.$F$2]+[.C158];[.B158]+[.C158];[.$F$2]-[.C158])" office:value-type="currency" office:value="191.624045943257">
            <text:p>$191.62</text:p>
          </table:table-cell>
          <table:table-cell table:style-name="ce16" table:formula="oooc:=IF([.B158]=0;0;[.$F$4])" office:value-type="currency" office:value="0">
            <text:p>$0.00</text:p>
          </table:table-cell>
          <table:table-cell table:style-name="ce43" table:formula="oooc:=IF(([.B158]-[.D158]-[.E158])&lt;0;0;([.B158]-([.D158]+[.E158])))" office:value-type="currency" office:value="81010.3958230726">
            <text:p>$81,010.4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48">
            <text:p>148</text:p>
          </table:table-cell>
          <table:table-cell table:style-name="ce16" table:formula="oooc:=IF([.F158]&lt;0;0;[.F158])" office:value-type="currency" office:value="81010.3958230726">
            <text:p>$81,010.40</text:p>
          </table:table-cell>
          <table:table-cell table:style-name="ce16" table:formula="oooc:=[.$C$8]/12*[.B159]" office:value-type="currency" office:value="472.560642301257">
            <text:p>$472.56</text:p>
          </table:table-cell>
          <table:table-cell table:style-name="ce34" table:formula="oooc:=IF([.B159]&lt;=[.$F$2]+[.C159];[.B159]+[.C159];[.$F$2]-[.C159])" office:value-type="currency" office:value="192.741852877926">
            <text:p>$192.74</text:p>
          </table:table-cell>
          <table:table-cell table:style-name="ce16" table:formula="oooc:=IF([.B159]=0;0;[.$F$4])" office:value-type="currency" office:value="0">
            <text:p>$0.00</text:p>
          </table:table-cell>
          <table:table-cell table:style-name="ce43" table:formula="oooc:=IF(([.B159]-[.D159]-[.E159])&lt;0;0;([.B159]-([.D159]+[.E159])))" office:value-type="currency" office:value="80817.6539701947">
            <text:p>$80,817.6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49">
            <text:p>149</text:p>
          </table:table-cell>
          <table:table-cell table:style-name="ce16" table:formula="oooc:=IF([.F159]&lt;0;0;[.F159])" office:value-type="currency" office:value="80817.6539701947">
            <text:p>$80,817.65</text:p>
          </table:table-cell>
          <table:table-cell table:style-name="ce16" table:formula="oooc:=[.$C$8]/12*[.B160]" office:value-type="currency" office:value="471.436314826136">
            <text:p>$471.44</text:p>
          </table:table-cell>
          <table:table-cell table:style-name="ce34" table:formula="oooc:=IF([.B160]&lt;=[.$F$2]+[.C160];[.B160]+[.C160];[.$F$2]-[.C160])" office:value-type="currency" office:value="193.866180353047">
            <text:p>$193.87</text:p>
          </table:table-cell>
          <table:table-cell table:style-name="ce16" table:formula="oooc:=IF([.B160]=0;0;[.$F$4])" office:value-type="currency" office:value="0">
            <text:p>$0.00</text:p>
          </table:table-cell>
          <table:table-cell table:style-name="ce43" table:formula="oooc:=IF(([.B160]-[.D160]-[.E160])&lt;0;0;([.B160]-([.D160]+[.E160])))" office:value-type="currency" office:value="80623.7877898417">
            <text:p>$80,623.7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50">
            <text:p>150</text:p>
          </table:table-cell>
          <table:table-cell table:style-name="ce16" table:formula="oooc:=IF([.F160]&lt;0;0;[.F160])" office:value-type="currency" office:value="80623.7877898417">
            <text:p>$80,623.79</text:p>
          </table:table-cell>
          <table:table-cell table:style-name="ce16" table:formula="oooc:=[.$C$8]/12*[.B161]" office:value-type="currency" office:value="470.305428774076">
            <text:p>$470.31</text:p>
          </table:table-cell>
          <table:table-cell table:style-name="ce34" table:formula="oooc:=IF([.B161]&lt;=[.$F$2]+[.C161];[.B161]+[.C161];[.$F$2]-[.C161])" office:value-type="currency" office:value="194.997066405106">
            <text:p>$195.00</text:p>
          </table:table-cell>
          <table:table-cell table:style-name="ce16" table:formula="oooc:=IF([.B161]=0;0;[.$F$4])" office:value-type="currency" office:value="0">
            <text:p>$0.00</text:p>
          </table:table-cell>
          <table:table-cell table:style-name="ce43" table:formula="oooc:=IF(([.B161]-[.D161]-[.E161])&lt;0;0;([.B161]-([.D161]+[.E161])))" office:value-type="currency" office:value="80428.7907234365">
            <text:p>$80,428.7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51">
            <text:p>151</text:p>
          </table:table-cell>
          <table:table-cell table:style-name="ce16" table:formula="oooc:=IF([.F161]&lt;0;0;[.F161])" office:value-type="currency" office:value="80428.7907234365">
            <text:p>$80,428.79</text:p>
          </table:table-cell>
          <table:table-cell table:style-name="ce16" table:formula="oooc:=[.$C$8]/12*[.B162]" office:value-type="currency" office:value="469.167945886713">
            <text:p>$469.17</text:p>
          </table:table-cell>
          <table:table-cell table:style-name="ce34" table:formula="oooc:=IF([.B162]&lt;=[.$F$2]+[.C162];[.B162]+[.C162];[.$F$2]-[.C162])" office:value-type="currency" office:value="196.134549292469">
            <text:p>$196.13</text:p>
          </table:table-cell>
          <table:table-cell table:style-name="ce16" table:formula="oooc:=IF([.B162]=0;0;[.$F$4])" office:value-type="currency" office:value="0">
            <text:p>$0.00</text:p>
          </table:table-cell>
          <table:table-cell table:style-name="ce43" table:formula="oooc:=IF(([.B162]-[.D162]-[.E162])&lt;0;0;([.B162]-([.D162]+[.E162])))" office:value-type="currency" office:value="80232.6561741441">
            <text:p>$80,232.6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52">
            <text:p>152</text:p>
          </table:table-cell>
          <table:table-cell table:style-name="ce16" table:formula="oooc:=IF([.F162]&lt;0;0;[.F162])" office:value-type="currency" office:value="80232.6561741441">
            <text:p>$80,232.66</text:p>
          </table:table-cell>
          <table:table-cell table:style-name="ce16" table:formula="oooc:=[.$C$8]/12*[.B163]" office:value-type="currency" office:value="468.023827682507">
            <text:p>$468.02</text:p>
          </table:table-cell>
          <table:table-cell table:style-name="ce34" table:formula="oooc:=IF([.B163]&lt;=[.$F$2]+[.C163];[.B163]+[.C163];[.$F$2]-[.C163])" office:value-type="currency" office:value="197.278667496675">
            <text:p>$197.28</text:p>
          </table:table-cell>
          <table:table-cell table:style-name="ce16" table:formula="oooc:=IF([.B163]=0;0;[.$F$4])" office:value-type="currency" office:value="0">
            <text:p>$0.00</text:p>
          </table:table-cell>
          <table:table-cell table:style-name="ce43" table:formula="oooc:=IF(([.B163]-[.D163]-[.E163])&lt;0;0;([.B163]-([.D163]+[.E163])))" office:value-type="currency" office:value="80035.3775066474">
            <text:p>$80,035.3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53">
            <text:p>153</text:p>
          </table:table-cell>
          <table:table-cell table:style-name="ce16" table:formula="oooc:=IF([.F163]&lt;0;0;[.F163])" office:value-type="currency" office:value="80035.3775066474">
            <text:p>$80,035.38</text:p>
          </table:table-cell>
          <table:table-cell table:style-name="ce16" table:formula="oooc:=[.$C$8]/12*[.B164]" office:value-type="currency" office:value="466.873035455443">
            <text:p>$466.87</text:p>
          </table:table-cell>
          <table:table-cell table:style-name="ce34" table:formula="oooc:=IF([.B164]&lt;=[.$F$2]+[.C164];[.B164]+[.C164];[.$F$2]-[.C164])" office:value-type="currency" office:value="198.429459723739">
            <text:p>$198.43</text:p>
          </table:table-cell>
          <table:table-cell table:style-name="ce16" table:formula="oooc:=IF([.B164]=0;0;[.$F$4])" office:value-type="currency" office:value="0">
            <text:p>$0.00</text:p>
          </table:table-cell>
          <table:table-cell table:style-name="ce43" table:formula="oooc:=IF(([.B164]-[.D164]-[.E164])&lt;0;0;([.B164]-([.D164]+[.E164])))" office:value-type="currency" office:value="79836.9480469236">
            <text:p>$79,836.9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54">
            <text:p>154</text:p>
          </table:table-cell>
          <table:table-cell table:style-name="ce16" table:formula="oooc:=IF([.F164]&lt;0;0;[.F164])" office:value-type="currency" office:value="79836.9480469236">
            <text:p>$79,836.95</text:p>
          </table:table-cell>
          <table:table-cell table:style-name="ce16" table:formula="oooc:=[.$C$8]/12*[.B165]" office:value-type="currency" office:value="465.715530273721">
            <text:p>$465.72</text:p>
          </table:table-cell>
          <table:table-cell table:style-name="ce34" table:formula="oooc:=IF([.B165]&lt;=[.$F$2]+[.C165];[.B165]+[.C165];[.$F$2]-[.C165])" office:value-type="currency" office:value="199.586964905461">
            <text:p>$199.59</text:p>
          </table:table-cell>
          <table:table-cell table:style-name="ce16" table:formula="oooc:=IF([.B165]=0;0;[.$F$4])" office:value-type="currency" office:value="0">
            <text:p>$0.00</text:p>
          </table:table-cell>
          <table:table-cell table:style-name="ce43" table:formula="oooc:=IF(([.B165]-[.D165]-[.E165])&lt;0;0;([.B165]-([.D165]+[.E165])))" office:value-type="currency" office:value="79637.3610820182">
            <text:p>$79,637.3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55">
            <text:p>155</text:p>
          </table:table-cell>
          <table:table-cell table:style-name="ce16" table:formula="oooc:=IF([.F165]&lt;0;0;[.F165])" office:value-type="currency" office:value="79637.3610820182">
            <text:p>$79,637.36</text:p>
          </table:table-cell>
          <table:table-cell table:style-name="ce16" table:formula="oooc:=[.$C$8]/12*[.B166]" office:value-type="currency" office:value="464.551272978439">
            <text:p>$464.55</text:p>
          </table:table-cell>
          <table:table-cell table:style-name="ce34" table:formula="oooc:=IF([.B166]&lt;=[.$F$2]+[.C166];[.B166]+[.C166];[.$F$2]-[.C166])" office:value-type="currency" office:value="200.751222200743">
            <text:p>$200.75</text:p>
          </table:table-cell>
          <table:table-cell table:style-name="ce16" table:formula="oooc:=IF([.B166]=0;0;[.$F$4])" office:value-type="currency" office:value="0">
            <text:p>$0.00</text:p>
          </table:table-cell>
          <table:table-cell table:style-name="ce43" table:formula="oooc:=IF(([.B166]-[.D166]-[.E166])&lt;0;0;([.B166]-([.D166]+[.E166])))" office:value-type="currency" office:value="79436.6098598174">
            <text:p>$79,436.6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56">
            <text:p>156</text:p>
          </table:table-cell>
          <table:table-cell table:style-name="ce16" table:formula="oooc:=IF([.F166]&lt;0;0;[.F166])" office:value-type="currency" office:value="79436.6098598174">
            <text:p>$79,436.61</text:p>
          </table:table-cell>
          <table:table-cell table:style-name="ce16" table:formula="oooc:=[.$C$8]/12*[.B167]" office:value-type="currency" office:value="463.380224182268">
            <text:p>$463.38</text:p>
          </table:table-cell>
          <table:table-cell table:style-name="ce34" table:formula="oooc:=IF([.B167]&lt;=[.$F$2]+[.C167];[.B167]+[.C167];[.$F$2]-[.C167])" office:value-type="currency" office:value="201.922270996914">
            <text:p>$201.92</text:p>
          </table:table-cell>
          <table:table-cell table:style-name="ce16" table:formula="oooc:=IF([.B167]=0;0;[.$F$4])" office:value-type="currency" office:value="0">
            <text:p>$0.00</text:p>
          </table:table-cell>
          <table:table-cell table:style-name="ce43" table:formula="oooc:=IF(([.B167]-[.D167]-[.E167])&lt;0;0;([.B167]-([.D167]+[.E167])))" office:value-type="currency" office:value="79234.6875888205">
            <text:p>$79,234.6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57">
            <text:p>157</text:p>
          </table:table-cell>
          <table:table-cell table:style-name="ce16" table:formula="oooc:=IF([.F167]&lt;0;0;[.F167])" office:value-type="currency" office:value="79234.6875888205">
            <text:p>$79,234.69</text:p>
          </table:table-cell>
          <table:table-cell table:style-name="ce16" table:formula="oooc:=[.$C$8]/12*[.B168]" office:value-type="currency" office:value="462.20234426812">
            <text:p>$462.20</text:p>
          </table:table-cell>
          <table:table-cell table:style-name="ce34" table:formula="oooc:=IF([.B168]&lt;=[.$F$2]+[.C168];[.B168]+[.C168];[.$F$2]-[.C168])" office:value-type="currency" office:value="203.100150911063">
            <text:p>$203.10</text:p>
          </table:table-cell>
          <table:table-cell table:style-name="ce16" table:formula="oooc:=IF([.B168]=0;0;[.$F$4])" office:value-type="currency" office:value="0">
            <text:p>$0.00</text:p>
          </table:table-cell>
          <table:table-cell table:style-name="ce43" table:formula="oooc:=IF(([.B168]-[.D168]-[.E168])&lt;0;0;([.B168]-([.D168]+[.E168])))" office:value-type="currency" office:value="79031.5874379095">
            <text:p>$79,031.5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58">
            <text:p>158</text:p>
          </table:table-cell>
          <table:table-cell table:style-name="ce16" table:formula="oooc:=IF([.F168]&lt;0;0;[.F168])" office:value-type="currency" office:value="79031.5874379095">
            <text:p>$79,031.59</text:p>
          </table:table-cell>
          <table:table-cell table:style-name="ce16" table:formula="oooc:=[.$C$8]/12*[.B169]" office:value-type="currency" office:value="461.017593387805">
            <text:p>$461.02</text:p>
          </table:table-cell>
          <table:table-cell table:style-name="ce34" table:formula="oooc:=IF([.B169]&lt;=[.$F$2]+[.C169];[.B169]+[.C169];[.$F$2]-[.C169])" office:value-type="currency" office:value="204.284901791377">
            <text:p>$204.28</text:p>
          </table:table-cell>
          <table:table-cell table:style-name="ce16" table:formula="oooc:=IF([.B169]=0;0;[.$F$4])" office:value-type="currency" office:value="0">
            <text:p>$0.00</text:p>
          </table:table-cell>
          <table:table-cell table:style-name="ce43" table:formula="oooc:=IF(([.B169]-[.D169]-[.E169])&lt;0;0;([.B169]-([.D169]+[.E169])))" office:value-type="currency" office:value="78827.3025361181">
            <text:p>$78,827.3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59">
            <text:p>159</text:p>
          </table:table-cell>
          <table:table-cell table:style-name="ce16" table:formula="oooc:=IF([.F169]&lt;0;0;[.F169])" office:value-type="currency" office:value="78827.3025361181">
            <text:p>$78,827.30</text:p>
          </table:table-cell>
          <table:table-cell table:style-name="ce16" table:formula="oooc:=[.$C$8]/12*[.B170]" office:value-type="currency" office:value="459.825931460689">
            <text:p>$459.83</text:p>
          </table:table-cell>
          <table:table-cell table:style-name="ce34" table:formula="oooc:=IF([.B170]&lt;=[.$F$2]+[.C170];[.B170]+[.C170];[.$F$2]-[.C170])" office:value-type="currency" office:value="205.476563718494">
            <text:p>$205.48</text:p>
          </table:table-cell>
          <table:table-cell table:style-name="ce16" table:formula="oooc:=IF([.B170]=0;0;[.$F$4])" office:value-type="currency" office:value="0">
            <text:p>$0.00</text:p>
          </table:table-cell>
          <table:table-cell table:style-name="ce43" table:formula="oooc:=IF(([.B170]-[.D170]-[.E170])&lt;0;0;([.B170]-([.D170]+[.E170])))" office:value-type="currency" office:value="78621.8259723996">
            <text:p>$78,621.8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60">
            <text:p>160</text:p>
          </table:table-cell>
          <table:table-cell table:style-name="ce16" table:formula="oooc:=IF([.F170]&lt;0;0;[.F170])" office:value-type="currency" office:value="78621.8259723996">
            <text:p>$78,621.83</text:p>
          </table:table-cell>
          <table:table-cell table:style-name="ce16" table:formula="oooc:=[.$C$8]/12*[.B171]" office:value-type="currency" office:value="458.627318172331">
            <text:p>$458.63</text:p>
          </table:table-cell>
          <table:table-cell table:style-name="ce34" table:formula="oooc:=IF([.B171]&lt;=[.$F$2]+[.C171];[.B171]+[.C171];[.$F$2]-[.C171])" office:value-type="currency" office:value="206.675177006852">
            <text:p>$206.68</text:p>
          </table:table-cell>
          <table:table-cell table:style-name="ce16" table:formula="oooc:=IF([.B171]=0;0;[.$F$4])" office:value-type="currency" office:value="0">
            <text:p>$0.00</text:p>
          </table:table-cell>
          <table:table-cell table:style-name="ce43" table:formula="oooc:=IF(([.B171]-[.D171]-[.E171])&lt;0;0;([.B171]-([.D171]+[.E171])))" office:value-type="currency" office:value="78415.1507953927">
            <text:p>$78,415.1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61">
            <text:p>161</text:p>
          </table:table-cell>
          <table:table-cell table:style-name="ce16" table:formula="oooc:=IF([.F171]&lt;0;0;[.F171])" office:value-type="currency" office:value="78415.1507953927">
            <text:p>$78,415.15</text:p>
          </table:table-cell>
          <table:table-cell table:style-name="ce16" table:formula="oooc:=[.$C$8]/12*[.B172]" office:value-type="currency" office:value="457.421712973124">
            <text:p>$457.42</text:p>
          </table:table-cell>
          <table:table-cell table:style-name="ce34" table:formula="oooc:=IF([.B172]&lt;=[.$F$2]+[.C172];[.B172]+[.C172];[.$F$2]-[.C172])" office:value-type="currency" office:value="207.880782206058">
            <text:p>$207.88</text:p>
          </table:table-cell>
          <table:table-cell table:style-name="ce16" table:formula="oooc:=IF([.B172]=0;0;[.$F$4])" office:value-type="currency" office:value="0">
            <text:p>$0.00</text:p>
          </table:table-cell>
          <table:table-cell table:style-name="ce43" table:formula="oooc:=IF(([.B172]-[.D172]-[.E172])&lt;0;0;([.B172]-([.D172]+[.E172])))" office:value-type="currency" office:value="78207.2700131867">
            <text:p>$78,207.2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62">
            <text:p>162</text:p>
          </table:table-cell>
          <table:table-cell table:style-name="ce16" table:formula="oooc:=IF([.F172]&lt;0;0;[.F172])" office:value-type="currency" office:value="78207.2700131867">
            <text:p>$78,207.27</text:p>
          </table:table-cell>
          <table:table-cell table:style-name="ce16" table:formula="oooc:=[.$C$8]/12*[.B173]" office:value-type="currency" office:value="456.209075076922">
            <text:p>$456.21</text:p>
          </table:table-cell>
          <table:table-cell table:style-name="ce34" table:formula="oooc:=IF([.B173]&lt;=[.$F$2]+[.C173];[.B173]+[.C173];[.$F$2]-[.C173])" office:value-type="currency" office:value="209.09342010226">
            <text:p>$209.09</text:p>
          </table:table-cell>
          <table:table-cell table:style-name="ce16" table:formula="oooc:=IF([.B173]=0;0;[.$F$4])" office:value-type="currency" office:value="0">
            <text:p>$0.00</text:p>
          </table:table-cell>
          <table:table-cell table:style-name="ce43" table:formula="oooc:=IF(([.B173]-[.D173]-[.E173])&lt;0;0;([.B173]-([.D173]+[.E173])))" office:value-type="currency" office:value="77998.1765930844">
            <text:p>$77,998.1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63">
            <text:p>163</text:p>
          </table:table-cell>
          <table:table-cell table:style-name="ce16" table:formula="oooc:=IF([.F173]&lt;0;0;[.F173])" office:value-type="currency" office:value="77998.1765930844">
            <text:p>$77,998.18</text:p>
          </table:table-cell>
          <table:table-cell table:style-name="ce16" table:formula="oooc:=[.$C$8]/12*[.B174]" office:value-type="currency" office:value="454.989363459659">
            <text:p>$454.99</text:p>
          </table:table-cell>
          <table:table-cell table:style-name="ce34" table:formula="oooc:=IF([.B174]&lt;=[.$F$2]+[.C174];[.B174]+[.C174];[.$F$2]-[.C174])" office:value-type="currency" office:value="210.313131719523">
            <text:p>$210.31</text:p>
          </table:table-cell>
          <table:table-cell table:style-name="ce16" table:formula="oooc:=IF([.B174]=0;0;[.$F$4])" office:value-type="currency" office:value="0">
            <text:p>$0.00</text:p>
          </table:table-cell>
          <table:table-cell table:style-name="ce43" table:formula="oooc:=IF(([.B174]-[.D174]-[.E174])&lt;0;0;([.B174]-([.D174]+[.E174])))" office:value-type="currency" office:value="77787.8634613649">
            <text:p>$77,787.8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64">
            <text:p>164</text:p>
          </table:table-cell>
          <table:table-cell table:style-name="ce16" table:formula="oooc:=IF([.F174]&lt;0;0;[.F174])" office:value-type="currency" office:value="77787.8634613649">
            <text:p>$77,787.86</text:p>
          </table:table-cell>
          <table:table-cell table:style-name="ce16" table:formula="oooc:=[.$C$8]/12*[.B175]" office:value-type="currency" office:value="453.762536857962">
            <text:p>$453.76</text:p>
          </table:table-cell>
          <table:table-cell table:style-name="ce34" table:formula="oooc:=IF([.B175]&lt;=[.$F$2]+[.C175];[.B175]+[.C175];[.$F$2]-[.C175])" office:value-type="currency" office:value="211.539958321221">
            <text:p>$211.54</text:p>
          </table:table-cell>
          <table:table-cell table:style-name="ce16" table:formula="oooc:=IF([.B175]=0;0;[.$F$4])" office:value-type="currency" office:value="0">
            <text:p>$0.00</text:p>
          </table:table-cell>
          <table:table-cell table:style-name="ce43" table:formula="oooc:=IF(([.B175]-[.D175]-[.E175])&lt;0;0;([.B175]-([.D175]+[.E175])))" office:value-type="currency" office:value="77576.3235030437">
            <text:p>$77,576.3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65">
            <text:p>165</text:p>
          </table:table-cell>
          <table:table-cell table:style-name="ce16" table:formula="oooc:=IF([.F175]&lt;0;0;[.F175])" office:value-type="currency" office:value="77576.3235030437">
            <text:p>$77,576.32</text:p>
          </table:table-cell>
          <table:table-cell table:style-name="ce16" table:formula="oooc:=[.$C$8]/12*[.B176]" office:value-type="currency" office:value="452.528553767755">
            <text:p>$452.53</text:p>
          </table:table-cell>
          <table:table-cell table:style-name="ce34" table:formula="oooc:=IF([.B176]&lt;=[.$F$2]+[.C176];[.B176]+[.C176];[.$F$2]-[.C176])" office:value-type="currency" office:value="212.773941411428">
            <text:p>$212.77</text:p>
          </table:table-cell>
          <table:table-cell table:style-name="ce16" table:formula="oooc:=IF([.B176]=0;0;[.$F$4])" office:value-type="currency" office:value="0">
            <text:p>$0.00</text:p>
          </table:table-cell>
          <table:table-cell table:style-name="ce43" table:formula="oooc:=IF(([.B176]-[.D176]-[.E176])&lt;0;0;([.B176]-([.D176]+[.E176])))" office:value-type="currency" office:value="77363.5495616322">
            <text:p>$77,363.5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66">
            <text:p>166</text:p>
          </table:table-cell>
          <table:table-cell table:style-name="ce16" table:formula="oooc:=IF([.F176]&lt;0;0;[.F176])" office:value-type="currency" office:value="77363.5495616322">
            <text:p>$77,363.55</text:p>
          </table:table-cell>
          <table:table-cell table:style-name="ce16" table:formula="oooc:=[.$C$8]/12*[.B177]" office:value-type="currency" office:value="451.287372442855">
            <text:p>$451.29</text:p>
          </table:table-cell>
          <table:table-cell table:style-name="ce34" table:formula="oooc:=IF([.B177]&lt;=[.$F$2]+[.C177];[.B177]+[.C177];[.$F$2]-[.C177])" office:value-type="currency" office:value="214.015122736328">
            <text:p>$214.02</text:p>
          </table:table-cell>
          <table:table-cell table:style-name="ce16" table:formula="oooc:=IF([.B177]=0;0;[.$F$4])" office:value-type="currency" office:value="0">
            <text:p>$0.00</text:p>
          </table:table-cell>
          <table:table-cell table:style-name="ce43" table:formula="oooc:=IF(([.B177]-[.D177]-[.E177])&lt;0;0;([.B177]-([.D177]+[.E177])))" office:value-type="currency" office:value="77149.5344388959">
            <text:p>$77,149.5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67">
            <text:p>167</text:p>
          </table:table-cell>
          <table:table-cell table:style-name="ce16" table:formula="oooc:=IF([.F177]&lt;0;0;[.F177])" office:value-type="currency" office:value="77149.5344388959">
            <text:p>$77,149.53</text:p>
          </table:table-cell>
          <table:table-cell table:style-name="ce16" table:formula="oooc:=[.$C$8]/12*[.B178]" office:value-type="currency" office:value="450.038950893559">
            <text:p>$450.04</text:p>
          </table:table-cell>
          <table:table-cell table:style-name="ce34" table:formula="oooc:=IF([.B178]&lt;=[.$F$2]+[.C178];[.B178]+[.C178];[.$F$2]-[.C178])" office:value-type="currency" office:value="215.263544285623">
            <text:p>$215.26</text:p>
          </table:table-cell>
          <table:table-cell table:style-name="ce16" table:formula="oooc:=IF([.B178]=0;0;[.$F$4])" office:value-type="currency" office:value="0">
            <text:p>$0.00</text:p>
          </table:table-cell>
          <table:table-cell table:style-name="ce43" table:formula="oooc:=IF(([.B178]-[.D178]-[.E178])&lt;0;0;([.B178]-([.D178]+[.E178])))" office:value-type="currency" office:value="76934.2708946103">
            <text:p>$76,934.2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68">
            <text:p>168</text:p>
          </table:table-cell>
          <table:table-cell table:style-name="ce16" table:formula="oooc:=IF([.F178]&lt;0;0;[.F178])" office:value-type="currency" office:value="76934.2708946103">
            <text:p>$76,934.27</text:p>
          </table:table-cell>
          <table:table-cell table:style-name="ce16" table:formula="oooc:=[.$C$8]/12*[.B179]" office:value-type="currency" office:value="448.783246885227">
            <text:p>$448.78</text:p>
          </table:table-cell>
          <table:table-cell table:style-name="ce34" table:formula="oooc:=IF([.B179]&lt;=[.$F$2]+[.C179];[.B179]+[.C179];[.$F$2]-[.C179])" office:value-type="currency" office:value="216.519248293956">
            <text:p>$216.52</text:p>
          </table:table-cell>
          <table:table-cell table:style-name="ce16" table:formula="oooc:=IF([.B179]=0;0;[.$F$4])" office:value-type="currency" office:value="0">
            <text:p>$0.00</text:p>
          </table:table-cell>
          <table:table-cell table:style-name="ce43" table:formula="oooc:=IF(([.B179]-[.D179]-[.E179])&lt;0;0;([.B179]-([.D179]+[.E179])))" office:value-type="currency" office:value="76717.7516463163">
            <text:p>$76,717.7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69">
            <text:p>169</text:p>
          </table:table-cell>
          <table:table-cell table:style-name="ce16" table:formula="oooc:=IF([.F179]&lt;0;0;[.F179])" office:value-type="currency" office:value="76717.7516463163">
            <text:p>$76,717.75</text:p>
          </table:table-cell>
          <table:table-cell table:style-name="ce16" table:formula="oooc:=[.$C$8]/12*[.B180]" office:value-type="currency" office:value="447.520217936845">
            <text:p>$447.52</text:p>
          </table:table-cell>
          <table:table-cell table:style-name="ce34" table:formula="oooc:=IF([.B180]&lt;=[.$F$2]+[.C180];[.B180]+[.C180];[.$F$2]-[.C180])" office:value-type="currency" office:value="217.782277242337">
            <text:p>$217.78</text:p>
          </table:table-cell>
          <table:table-cell table:style-name="ce16" table:formula="oooc:=IF([.B180]=0;0;[.$F$4])" office:value-type="currency" office:value="0">
            <text:p>$0.00</text:p>
          </table:table-cell>
          <table:table-cell table:style-name="ce43" table:formula="oooc:=IF(([.B180]-[.D180]-[.E180])&lt;0;0;([.B180]-([.D180]+[.E180])))" office:value-type="currency" office:value="76499.969369074">
            <text:p>$76,499.9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70">
            <text:p>170</text:p>
          </table:table-cell>
          <table:table-cell table:style-name="ce16" table:formula="oooc:=IF([.F180]&lt;0;0;[.F180])" office:value-type="currency" office:value="76499.969369074">
            <text:p>$76,499.97</text:p>
          </table:table-cell>
          <table:table-cell table:style-name="ce16" table:formula="oooc:=[.$C$8]/12*[.B181]" office:value-type="currency" office:value="446.249821319598">
            <text:p>$446.25</text:p>
          </table:table-cell>
          <table:table-cell table:style-name="ce34" table:formula="oooc:=IF([.B181]&lt;=[.$F$2]+[.C181];[.B181]+[.C181];[.$F$2]-[.C181])" office:value-type="currency" office:value="219.052673859584">
            <text:p>$219.05</text:p>
          </table:table-cell>
          <table:table-cell table:style-name="ce16" table:formula="oooc:=IF([.B181]=0;0;[.$F$4])" office:value-type="currency" office:value="0">
            <text:p>$0.00</text:p>
          </table:table-cell>
          <table:table-cell table:style-name="ce43" table:formula="oooc:=IF(([.B181]-[.D181]-[.E181])&lt;0;0;([.B181]-([.D181]+[.E181])))" office:value-type="currency" office:value="76280.9166952144">
            <text:p>$76,280.9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71">
            <text:p>171</text:p>
          </table:table-cell>
          <table:table-cell table:style-name="ce16" table:formula="oooc:=IF([.F181]&lt;0;0;[.F181])" office:value-type="currency" office:value="76280.9166952144">
            <text:p>$76,280.92</text:p>
          </table:table-cell>
          <table:table-cell table:style-name="ce16" table:formula="oooc:=[.$C$8]/12*[.B182]" office:value-type="currency" office:value="444.972014055417">
            <text:p>$444.97</text:p>
          </table:table-cell>
          <table:table-cell table:style-name="ce34" table:formula="oooc:=IF([.B182]&lt;=[.$F$2]+[.C182];[.B182]+[.C182];[.$F$2]-[.C182])" office:value-type="currency" office:value="220.330481123765">
            <text:p>$220.33</text:p>
          </table:table-cell>
          <table:table-cell table:style-name="ce16" table:formula="oooc:=IF([.B182]=0;0;[.$F$4])" office:value-type="currency" office:value="0">
            <text:p>$0.00</text:p>
          </table:table-cell>
          <table:table-cell table:style-name="ce43" table:formula="oooc:=IF(([.B182]-[.D182]-[.E182])&lt;0;0;([.B182]-([.D182]+[.E182])))" office:value-type="currency" office:value="76060.5862140906">
            <text:p>$76,060.5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72">
            <text:p>172</text:p>
          </table:table-cell>
          <table:table-cell table:style-name="ce16" table:formula="oooc:=IF([.F182]&lt;0;0;[.F182])" office:value-type="currency" office:value="76060.5862140906">
            <text:p>$76,060.59</text:p>
          </table:table-cell>
          <table:table-cell table:style-name="ce16" table:formula="oooc:=[.$C$8]/12*[.B183]" office:value-type="currency" office:value="443.686752915529">
            <text:p>$443.69</text:p>
          </table:table-cell>
          <table:table-cell table:style-name="ce34" table:formula="oooc:=IF([.B183]&lt;=[.$F$2]+[.C183];[.B183]+[.C183];[.$F$2]-[.C183])" office:value-type="currency" office:value="221.615742263654">
            <text:p>$221.62</text:p>
          </table:table-cell>
          <table:table-cell table:style-name="ce16" table:formula="oooc:=IF([.B183]=0;0;[.$F$4])" office:value-type="currency" office:value="0">
            <text:p>$0.00</text:p>
          </table:table-cell>
          <table:table-cell table:style-name="ce43" table:formula="oooc:=IF(([.B183]-[.D183]-[.E183])&lt;0;0;([.B183]-([.D183]+[.E183])))" office:value-type="currency" office:value="75838.970471827">
            <text:p>$75,838.9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73">
            <text:p>173</text:p>
          </table:table-cell>
          <table:table-cell table:style-name="ce16" table:formula="oooc:=IF([.F183]&lt;0;0;[.F183])" office:value-type="currency" office:value="75838.970471827">
            <text:p>$75,838.97</text:p>
          </table:table-cell>
          <table:table-cell table:style-name="ce16" table:formula="oooc:=[.$C$8]/12*[.B184]" office:value-type="currency" office:value="442.393994418991">
            <text:p>$442.39</text:p>
          </table:table-cell>
          <table:table-cell table:style-name="ce34" table:formula="oooc:=IF([.B184]&lt;=[.$F$2]+[.C184];[.B184]+[.C184];[.$F$2]-[.C184])" office:value-type="currency" office:value="222.908500760192">
            <text:p>$222.91</text:p>
          </table:table-cell>
          <table:table-cell table:style-name="ce16" table:formula="oooc:=IF([.B184]=0;0;[.$F$4])" office:value-type="currency" office:value="0">
            <text:p>$0.00</text:p>
          </table:table-cell>
          <table:table-cell table:style-name="ce43" table:formula="oooc:=IF(([.B184]-[.D184]-[.E184])&lt;0;0;([.B184]-([.D184]+[.E184])))" office:value-type="currency" office:value="75616.0619710668">
            <text:p>$75,616.0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74">
            <text:p>174</text:p>
          </table:table-cell>
          <table:table-cell table:style-name="ce16" table:formula="oooc:=IF([.F184]&lt;0;0;[.F184])" office:value-type="currency" office:value="75616.0619710668">
            <text:p>$75,616.06</text:p>
          </table:table-cell>
          <table:table-cell table:style-name="ce16" table:formula="oooc:=[.$C$8]/12*[.B185]" office:value-type="currency" office:value="441.093694831223">
            <text:p>$441.09</text:p>
          </table:table-cell>
          <table:table-cell table:style-name="ce34" table:formula="oooc:=IF([.B185]&lt;=[.$F$2]+[.C185];[.B185]+[.C185];[.$F$2]-[.C185])" office:value-type="currency" office:value="224.20880034796">
            <text:p>$224.21</text:p>
          </table:table-cell>
          <table:table-cell table:style-name="ce16" table:formula="oooc:=IF([.B185]=0;0;[.$F$4])" office:value-type="currency" office:value="0">
            <text:p>$0.00</text:p>
          </table:table-cell>
          <table:table-cell table:style-name="ce43" table:formula="oooc:=IF(([.B185]-[.D185]-[.E185])&lt;0;0;([.B185]-([.D185]+[.E185])))" office:value-type="currency" office:value="75391.8531707188">
            <text:p>$75,391.8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75">
            <text:p>175</text:p>
          </table:table-cell>
          <table:table-cell table:style-name="ce16" table:formula="oooc:=IF([.F185]&lt;0;0;[.F185])" office:value-type="currency" office:value="75391.8531707188">
            <text:p>$75,391.85</text:p>
          </table:table-cell>
          <table:table-cell table:style-name="ce16" table:formula="oooc:=[.$C$8]/12*[.B186]" office:value-type="currency" office:value="439.785810162526">
            <text:p>$439.79</text:p>
          </table:table-cell>
          <table:table-cell table:style-name="ce34" table:formula="oooc:=IF([.B186]&lt;=[.$F$2]+[.C186];[.B186]+[.C186];[.$F$2]-[.C186])" office:value-type="currency" office:value="225.516685016656">
            <text:p>$225.52</text:p>
          </table:table-cell>
          <table:table-cell table:style-name="ce16" table:formula="oooc:=IF([.B186]=0;0;[.$F$4])" office:value-type="currency" office:value="0">
            <text:p>$0.00</text:p>
          </table:table-cell>
          <table:table-cell table:style-name="ce43" table:formula="oooc:=IF(([.B186]-[.D186]-[.E186])&lt;0;0;([.B186]-([.D186]+[.E186])))" office:value-type="currency" office:value="75166.3364857022">
            <text:p>$75,166.3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76">
            <text:p>176</text:p>
          </table:table-cell>
          <table:table-cell table:style-name="ce16" table:formula="oooc:=IF([.F186]&lt;0;0;[.F186])" office:value-type="currency" office:value="75166.3364857022">
            <text:p>$75,166.34</text:p>
          </table:table-cell>
          <table:table-cell table:style-name="ce16" table:formula="oooc:=[.$C$8]/12*[.B187]" office:value-type="currency" office:value="438.470296166596">
            <text:p>$438.47</text:p>
          </table:table-cell>
          <table:table-cell table:style-name="ce34" table:formula="oooc:=IF([.B187]&lt;=[.$F$2]+[.C187];[.B187]+[.C187];[.$F$2]-[.C187])" office:value-type="currency" office:value="226.832199012586">
            <text:p>$226.83</text:p>
          </table:table-cell>
          <table:table-cell table:style-name="ce16" table:formula="oooc:=IF([.B187]=0;0;[.$F$4])" office:value-type="currency" office:value="0">
            <text:p>$0.00</text:p>
          </table:table-cell>
          <table:table-cell table:style-name="ce43" table:formula="oooc:=IF(([.B187]-[.D187]-[.E187])&lt;0;0;([.B187]-([.D187]+[.E187])))" office:value-type="currency" office:value="74939.5042866896">
            <text:p>$74,939.5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77">
            <text:p>177</text:p>
          </table:table-cell>
          <table:table-cell table:style-name="ce16" table:formula="oooc:=IF([.F187]&lt;0;0;[.F187])" office:value-type="currency" office:value="74939.5042866896">
            <text:p>$74,939.50</text:p>
          </table:table-cell>
          <table:table-cell table:style-name="ce16" table:formula="oooc:=[.$C$8]/12*[.B188]" office:value-type="currency" office:value="437.147108339023">
            <text:p>$437.15</text:p>
          </table:table-cell>
          <table:table-cell table:style-name="ce34" table:formula="oooc:=IF([.B188]&lt;=[.$F$2]+[.C188];[.B188]+[.C188];[.$F$2]-[.C188])" office:value-type="currency" office:value="228.15538684016">
            <text:p>$228.16</text:p>
          </table:table-cell>
          <table:table-cell table:style-name="ce16" table:formula="oooc:=IF([.B188]=0;0;[.$F$4])" office:value-type="currency" office:value="0">
            <text:p>$0.00</text:p>
          </table:table-cell>
          <table:table-cell table:style-name="ce43" table:formula="oooc:=IF(([.B188]-[.D188]-[.E188])&lt;0;0;([.B188]-([.D188]+[.E188])))" office:value-type="currency" office:value="74711.3488998494">
            <text:p>$74,711.3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78">
            <text:p>178</text:p>
          </table:table-cell>
          <table:table-cell table:style-name="ce16" table:formula="oooc:=IF([.F188]&lt;0;0;[.F188])" office:value-type="currency" office:value="74711.3488998494">
            <text:p>$74,711.35</text:p>
          </table:table-cell>
          <table:table-cell table:style-name="ce16" table:formula="oooc:=[.$C$8]/12*[.B189]" office:value-type="currency" office:value="435.816201915788">
            <text:p>$435.82</text:p>
          </table:table-cell>
          <table:table-cell table:style-name="ce34" table:formula="oooc:=IF([.B189]&lt;=[.$F$2]+[.C189];[.B189]+[.C189];[.$F$2]-[.C189])" office:value-type="currency" office:value="229.486293263394">
            <text:p>$229.49</text:p>
          </table:table-cell>
          <table:table-cell table:style-name="ce16" table:formula="oooc:=IF([.B189]=0;0;[.$F$4])" office:value-type="currency" office:value="0">
            <text:p>$0.00</text:p>
          </table:table-cell>
          <table:table-cell table:style-name="ce43" table:formula="oooc:=IF(([.B189]-[.D189]-[.E189])&lt;0;0;([.B189]-([.D189]+[.E189])))" office:value-type="currency" office:value="74481.862606586">
            <text:p>$74,481.8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79">
            <text:p>179</text:p>
          </table:table-cell>
          <table:table-cell table:style-name="ce16" table:formula="oooc:=IF([.F189]&lt;0;0;[.F189])" office:value-type="currency" office:value="74481.862606586">
            <text:p>$74,481.86</text:p>
          </table:table-cell>
          <table:table-cell table:style-name="ce16" table:formula="oooc:=[.$C$8]/12*[.B190]" office:value-type="currency" office:value="434.477531871752">
            <text:p>$434.48</text:p>
          </table:table-cell>
          <table:table-cell table:style-name="ce34" table:formula="oooc:=IF([.B190]&lt;=[.$F$2]+[.C190];[.B190]+[.C190];[.$F$2]-[.C190])" office:value-type="currency" office:value="230.824963307431">
            <text:p>$230.82</text:p>
          </table:table-cell>
          <table:table-cell table:style-name="ce16" table:formula="oooc:=IF([.B190]=0;0;[.$F$4])" office:value-type="currency" office:value="0">
            <text:p>$0.00</text:p>
          </table:table-cell>
          <table:table-cell table:style-name="ce43" table:formula="oooc:=IF(([.B190]-[.D190]-[.E190])&lt;0;0;([.B190]-([.D190]+[.E190])))" office:value-type="currency" office:value="74251.0376432786">
            <text:p>$74,251.0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80">
            <text:p>180</text:p>
          </table:table-cell>
          <table:table-cell table:style-name="ce16" table:formula="oooc:=IF([.F190]&lt;0;0;[.F190])" office:value-type="currency" office:value="74251.0376432786">
            <text:p>$74,251.04</text:p>
          </table:table-cell>
          <table:table-cell table:style-name="ce16" table:formula="oooc:=[.$C$8]/12*[.B191]" office:value-type="currency" office:value="433.131052919125">
            <text:p>$433.13</text:p>
          </table:table-cell>
          <table:table-cell table:style-name="ce34" table:formula="oooc:=IF([.B191]&lt;=[.$F$2]+[.C191];[.B191]+[.C191];[.$F$2]-[.C191])" office:value-type="currency" office:value="232.171442260057">
            <text:p>$232.17</text:p>
          </table:table-cell>
          <table:table-cell table:style-name="ce16" table:formula="oooc:=IF([.B191]=0;0;[.$F$4])" office:value-type="currency" office:value="0">
            <text:p>$0.00</text:p>
          </table:table-cell>
          <table:table-cell table:style-name="ce43" table:formula="oooc:=IF(([.B191]-[.D191]-[.E191])&lt;0;0;([.B191]-([.D191]+[.E191])))" office:value-type="currency" office:value="74018.8662010185">
            <text:p>$74,018.8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81">
            <text:p>181</text:p>
          </table:table-cell>
          <table:table-cell table:style-name="ce16" table:formula="oooc:=IF([.F191]&lt;0;0;[.F191])" office:value-type="currency" office:value="74018.8662010185">
            <text:p>$74,018.87</text:p>
          </table:table-cell>
          <table:table-cell table:style-name="ce16" table:formula="oooc:=[.$C$8]/12*[.B192]" office:value-type="currency" office:value="431.776719505941">
            <text:p>$431.78</text:p>
          </table:table-cell>
          <table:table-cell table:style-name="ce34" table:formula="oooc:=IF([.B192]&lt;=[.$F$2]+[.C192];[.B192]+[.C192];[.$F$2]-[.C192])" office:value-type="currency" office:value="233.525775673241">
            <text:p>$233.53</text:p>
          </table:table-cell>
          <table:table-cell table:style-name="ce16" table:formula="oooc:=IF([.B192]=0;0;[.$F$4])" office:value-type="currency" office:value="0">
            <text:p>$0.00</text:p>
          </table:table-cell>
          <table:table-cell table:style-name="ce43" table:formula="oooc:=IF(([.B192]-[.D192]-[.E192])&lt;0;0;([.B192]-([.D192]+[.E192])))" office:value-type="currency" office:value="73785.3404253453">
            <text:p>$73,785.3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82">
            <text:p>182</text:p>
          </table:table-cell>
          <table:table-cell table:style-name="ce16" table:formula="oooc:=IF([.F192]&lt;0;0;[.F192])" office:value-type="currency" office:value="73785.3404253453">
            <text:p>$73,785.34</text:p>
          </table:table-cell>
          <table:table-cell table:style-name="ce16" table:formula="oooc:=[.$C$8]/12*[.B193]" office:value-type="currency" office:value="430.414485814514">
            <text:p>$430.41</text:p>
          </table:table-cell>
          <table:table-cell table:style-name="ce34" table:formula="oooc:=IF([.B193]&lt;=[.$F$2]+[.C193];[.B193]+[.C193];[.$F$2]-[.C193])" office:value-type="currency" office:value="234.888009364668">
            <text:p>$234.89</text:p>
          </table:table-cell>
          <table:table-cell table:style-name="ce16" table:formula="oooc:=IF([.B193]=0;0;[.$F$4])" office:value-type="currency" office:value="0">
            <text:p>$0.00</text:p>
          </table:table-cell>
          <table:table-cell table:style-name="ce43" table:formula="oooc:=IF(([.B193]-[.D193]-[.E193])&lt;0;0;([.B193]-([.D193]+[.E193])))" office:value-type="currency" office:value="73550.4524159806">
            <text:p>$73,550.4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83">
            <text:p>183</text:p>
          </table:table-cell>
          <table:table-cell table:style-name="ce16" table:formula="oooc:=IF([.F193]&lt;0;0;[.F193])" office:value-type="currency" office:value="73550.4524159806">
            <text:p>$73,550.45</text:p>
          </table:table-cell>
          <table:table-cell table:style-name="ce16" table:formula="oooc:=[.$C$8]/12*[.B194]" office:value-type="currency" office:value="429.044305759887">
            <text:p>$429.04</text:p>
          </table:table-cell>
          <table:table-cell table:style-name="ce34" table:formula="oooc:=IF([.B194]&lt;=[.$F$2]+[.C194];[.B194]+[.C194];[.$F$2]-[.C194])" office:value-type="currency" office:value="236.258189419296">
            <text:p>$236.26</text:p>
          </table:table-cell>
          <table:table-cell table:style-name="ce16" table:formula="oooc:=IF([.B194]=0;0;[.$F$4])" office:value-type="currency" office:value="0">
            <text:p>$0.00</text:p>
          </table:table-cell>
          <table:table-cell table:style-name="ce43" table:formula="oooc:=IF(([.B194]-[.D194]-[.E194])&lt;0;0;([.B194]-([.D194]+[.E194])))" office:value-type="currency" office:value="73314.1942265613">
            <text:p>$73,314.1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84">
            <text:p>184</text:p>
          </table:table-cell>
          <table:table-cell table:style-name="ce16" table:formula="oooc:=IF([.F194]&lt;0;0;[.F194])" office:value-type="currency" office:value="73314.1942265613">
            <text:p>$73,314.19</text:p>
          </table:table-cell>
          <table:table-cell table:style-name="ce16" table:formula="oooc:=[.$C$8]/12*[.B195]" office:value-type="currency" office:value="427.666132988274">
            <text:p>$427.67</text:p>
          </table:table-cell>
          <table:table-cell table:style-name="ce34" table:formula="oooc:=IF([.B195]&lt;=[.$F$2]+[.C195];[.B195]+[.C195];[.$F$2]-[.C195])" office:value-type="currency" office:value="237.636362190908">
            <text:p>$237.64</text:p>
          </table:table-cell>
          <table:table-cell table:style-name="ce16" table:formula="oooc:=IF([.B195]=0;0;[.$F$4])" office:value-type="currency" office:value="0">
            <text:p>$0.00</text:p>
          </table:table-cell>
          <table:table-cell table:style-name="ce43" table:formula="oooc:=IF(([.B195]-[.D195]-[.E195])&lt;0;0;([.B195]-([.D195]+[.E195])))" office:value-type="currency" office:value="73076.5578643704">
            <text:p>$73,076.5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85">
            <text:p>185</text:p>
          </table:table-cell>
          <table:table-cell table:style-name="ce16" table:formula="oooc:=IF([.F195]&lt;0;0;[.F195])" office:value-type="currency" office:value="73076.5578643704">
            <text:p>$73,076.56</text:p>
          </table:table-cell>
          <table:table-cell table:style-name="ce16" table:formula="oooc:=[.$C$8]/12*[.B196]" office:value-type="currency" office:value="426.279920875494">
            <text:p>$426.28</text:p>
          </table:table-cell>
          <table:table-cell table:style-name="ce34" table:formula="oooc:=IF([.B196]&lt;=[.$F$2]+[.C196];[.B196]+[.C196];[.$F$2]-[.C196])" office:value-type="currency" office:value="239.022574303688">
            <text:p>$239.02</text:p>
          </table:table-cell>
          <table:table-cell table:style-name="ce16" table:formula="oooc:=IF([.B196]=0;0;[.$F$4])" office:value-type="currency" office:value="0">
            <text:p>$0.00</text:p>
          </table:table-cell>
          <table:table-cell table:style-name="ce43" table:formula="oooc:=IF(([.B196]-[.D196]-[.E196])&lt;0;0;([.B196]-([.D196]+[.E196])))" office:value-type="currency" office:value="72837.5352900667">
            <text:p>$72,837.5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86">
            <text:p>186</text:p>
          </table:table-cell>
          <table:table-cell table:style-name="ce16" table:formula="oooc:=IF([.F196]&lt;0;0;[.F196])" office:value-type="currency" office:value="72837.5352900667">
            <text:p>$72,837.54</text:p>
          </table:table-cell>
          <table:table-cell table:style-name="ce16" table:formula="oooc:=[.$C$8]/12*[.B197]" office:value-type="currency" office:value="424.885622525389">
            <text:p>$424.89</text:p>
          </table:table-cell>
          <table:table-cell table:style-name="ce34" table:formula="oooc:=IF([.B197]&lt;=[.$F$2]+[.C197];[.B197]+[.C197];[.$F$2]-[.C197])" office:value-type="currency" office:value="240.416872653793">
            <text:p>$240.42</text:p>
          </table:table-cell>
          <table:table-cell table:style-name="ce16" table:formula="oooc:=IF([.B197]=0;0;[.$F$4])" office:value-type="currency" office:value="0">
            <text:p>$0.00</text:p>
          </table:table-cell>
          <table:table-cell table:style-name="ce43" table:formula="oooc:=IF(([.B197]-[.D197]-[.E197])&lt;0;0;([.B197]-([.D197]+[.E197])))" office:value-type="currency" office:value="72597.1184174129">
            <text:p>$72,597.1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87">
            <text:p>187</text:p>
          </table:table-cell>
          <table:table-cell table:style-name="ce16" table:formula="oooc:=IF([.F197]&lt;0;0;[.F197])" office:value-type="currency" office:value="72597.1184174129">
            <text:p>$72,597.12</text:p>
          </table:table-cell>
          <table:table-cell table:style-name="ce16" table:formula="oooc:=[.$C$8]/12*[.B198]" office:value-type="currency" office:value="423.483190768242">
            <text:p>$423.48</text:p>
          </table:table-cell>
          <table:table-cell table:style-name="ce34" table:formula="oooc:=IF([.B198]&lt;=[.$F$2]+[.C198];[.B198]+[.C198];[.$F$2]-[.C198])" office:value-type="currency" office:value="241.81930441094">
            <text:p>$241.82</text:p>
          </table:table-cell>
          <table:table-cell table:style-name="ce16" table:formula="oooc:=IF([.B198]=0;0;[.$F$4])" office:value-type="currency" office:value="0">
            <text:p>$0.00</text:p>
          </table:table-cell>
          <table:table-cell table:style-name="ce43" table:formula="oooc:=IF(([.B198]-[.D198]-[.E198])&lt;0;0;([.B198]-([.D198]+[.E198])))" office:value-type="currency" office:value="72355.299113002">
            <text:p>$72,355.3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88">
            <text:p>188</text:p>
          </table:table-cell>
          <table:table-cell table:style-name="ce16" table:formula="oooc:=IF([.F198]&lt;0;0;[.F198])" office:value-type="currency" office:value="72355.299113002">
            <text:p>$72,355.30</text:p>
          </table:table-cell>
          <table:table-cell table:style-name="ce16" table:formula="oooc:=[.$C$8]/12*[.B199]" office:value-type="currency" office:value="422.072578159178">
            <text:p>$422.07</text:p>
          </table:table-cell>
          <table:table-cell table:style-name="ce34" table:formula="oooc:=IF([.B199]&lt;=[.$F$2]+[.C199];[.B199]+[.C199];[.$F$2]-[.C199])" office:value-type="currency" office:value="243.229917020004">
            <text:p>$243.23</text:p>
          </table:table-cell>
          <table:table-cell table:style-name="ce16" table:formula="oooc:=IF([.B199]=0;0;[.$F$4])" office:value-type="currency" office:value="0">
            <text:p>$0.00</text:p>
          </table:table-cell>
          <table:table-cell table:style-name="ce43" table:formula="oooc:=IF(([.B199]-[.D199]-[.E199])&lt;0;0;([.B199]-([.D199]+[.E199])))" office:value-type="currency" office:value="72112.069195982">
            <text:p>$72,112.0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89">
            <text:p>189</text:p>
          </table:table-cell>
          <table:table-cell table:style-name="ce16" table:formula="oooc:=IF([.F199]&lt;0;0;[.F199])" office:value-type="currency" office:value="72112.069195982">
            <text:p>$72,112.07</text:p>
          </table:table-cell>
          <table:table-cell table:style-name="ce16" table:formula="oooc:=[.$C$8]/12*[.B200]" office:value-type="currency" office:value="420.653736976562">
            <text:p>$420.65</text:p>
          </table:table-cell>
          <table:table-cell table:style-name="ce34" table:formula="oooc:=IF([.B200]&lt;=[.$F$2]+[.C200];[.B200]+[.C200];[.$F$2]-[.C200])" office:value-type="currency" office:value="244.648758202621">
            <text:p>$244.65</text:p>
          </table:table-cell>
          <table:table-cell table:style-name="ce16" table:formula="oooc:=IF([.B200]=0;0;[.$F$4])" office:value-type="currency" office:value="0">
            <text:p>$0.00</text:p>
          </table:table-cell>
          <table:table-cell table:style-name="ce43" table:formula="oooc:=IF(([.B200]-[.D200]-[.E200])&lt;0;0;([.B200]-([.D200]+[.E200])))" office:value-type="currency" office:value="71867.4204377794">
            <text:p>$71,867.4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90">
            <text:p>190</text:p>
          </table:table-cell>
          <table:table-cell table:style-name="ce16" table:formula="oooc:=IF([.F200]&lt;0;0;[.F200])" office:value-type="currency" office:value="71867.4204377794">
            <text:p>$71,867.42</text:p>
          </table:table-cell>
          <table:table-cell table:style-name="ce16" table:formula="oooc:=[.$C$8]/12*[.B201]" office:value-type="currency" office:value="419.22661922038">
            <text:p>$419.23</text:p>
          </table:table-cell>
          <table:table-cell table:style-name="ce34" table:formula="oooc:=IF([.B201]&lt;=[.$F$2]+[.C201];[.B201]+[.C201];[.$F$2]-[.C201])" office:value-type="currency" office:value="246.075875958803">
            <text:p>$246.08</text:p>
          </table:table-cell>
          <table:table-cell table:style-name="ce16" table:formula="oooc:=IF([.B201]=0;0;[.$F$4])" office:value-type="currency" office:value="0">
            <text:p>$0.00</text:p>
          </table:table-cell>
          <table:table-cell table:style-name="ce43" table:formula="oooc:=IF(([.B201]-[.D201]-[.E201])&lt;0;0;([.B201]-([.D201]+[.E201])))" office:value-type="currency" office:value="71621.3445618206">
            <text:p>$71,621.3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91">
            <text:p>191</text:p>
          </table:table-cell>
          <table:table-cell table:style-name="ce16" table:formula="oooc:=IF([.F201]&lt;0;0;[.F201])" office:value-type="currency" office:value="71621.3445618206">
            <text:p>$71,621.34</text:p>
          </table:table-cell>
          <table:table-cell table:style-name="ce16" table:formula="oooc:=[.$C$8]/12*[.B202]" office:value-type="currency" office:value="417.79117661062">
            <text:p>$417.79</text:p>
          </table:table-cell>
          <table:table-cell table:style-name="ce34" table:formula="oooc:=IF([.B202]&lt;=[.$F$2]+[.C202];[.B202]+[.C202];[.$F$2]-[.C202])" office:value-type="currency" office:value="247.511318568562">
            <text:p>$247.51</text:p>
          </table:table-cell>
          <table:table-cell table:style-name="ce16" table:formula="oooc:=IF([.B202]=0;0;[.$F$4])" office:value-type="currency" office:value="0">
            <text:p>$0.00</text:p>
          </table:table-cell>
          <table:table-cell table:style-name="ce43" table:formula="oooc:=IF(([.B202]-[.D202]-[.E202])&lt;0;0;([.B202]-([.D202]+[.E202])))" office:value-type="currency" office:value="71373.833243252">
            <text:p>$71,373.8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92">
            <text:p>192</text:p>
          </table:table-cell>
          <table:table-cell table:style-name="ce16" table:formula="oooc:=IF([.F202]&lt;0;0;[.F202])" office:value-type="currency" office:value="71373.833243252">
            <text:p>$71,373.83</text:p>
          </table:table-cell>
          <table:table-cell table:style-name="ce16" table:formula="oooc:=[.$C$8]/12*[.B203]" office:value-type="currency" office:value="416.347360585637">
            <text:p>$416.35</text:p>
          </table:table-cell>
          <table:table-cell table:style-name="ce34" table:formula="oooc:=IF([.B203]&lt;=[.$F$2]+[.C203];[.B203]+[.C203];[.$F$2]-[.C203])" office:value-type="currency" office:value="248.955134593546">
            <text:p>$248.96</text:p>
          </table:table-cell>
          <table:table-cell table:style-name="ce16" table:formula="oooc:=IF([.B203]=0;0;[.$F$4])" office:value-type="currency" office:value="0">
            <text:p>$0.00</text:p>
          </table:table-cell>
          <table:table-cell table:style-name="ce43" table:formula="oooc:=IF(([.B203]-[.D203]-[.E203])&lt;0;0;([.B203]-([.D203]+[.E203])))" office:value-type="currency" office:value="71124.8781086585">
            <text:p>$71,124.8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93">
            <text:p>193</text:p>
          </table:table-cell>
          <table:table-cell table:style-name="ce16" table:formula="oooc:=IF([.F203]&lt;0;0;[.F203])" office:value-type="currency" office:value="71124.8781086585">
            <text:p>$71,124.88</text:p>
          </table:table-cell>
          <table:table-cell table:style-name="ce16" table:formula="oooc:=[.$C$8]/12*[.B204]" office:value-type="currency" office:value="414.895122300508">
            <text:p>$414.90</text:p>
          </table:table-cell>
          <table:table-cell table:style-name="ce34" table:formula="oooc:=IF([.B204]&lt;=[.$F$2]+[.C204];[.B204]+[.C204];[.$F$2]-[.C204])" office:value-type="currency" office:value="250.407372878675">
            <text:p>$250.41</text:p>
          </table:table-cell>
          <table:table-cell table:style-name="ce16" table:formula="oooc:=IF([.B204]=0;0;[.$F$4])" office:value-type="currency" office:value="0">
            <text:p>$0.00</text:p>
          </table:table-cell>
          <table:table-cell table:style-name="ce43" table:formula="oooc:=IF(([.B204]-[.D204]-[.E204])&lt;0;0;([.B204]-([.D204]+[.E204])))" office:value-type="currency" office:value="70874.4707357798">
            <text:p>$70,874.4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94">
            <text:p>194</text:p>
          </table:table-cell>
          <table:table-cell table:style-name="ce16" table:formula="oooc:=IF([.F204]&lt;0;0;[.F204])" office:value-type="currency" office:value="70874.4707357798">
            <text:p>$70,874.47</text:p>
          </table:table-cell>
          <table:table-cell table:style-name="ce16" table:formula="oooc:=[.$C$8]/12*[.B205]" office:value-type="currency" office:value="413.434412625382">
            <text:p>$413.43</text:p>
          </table:table-cell>
          <table:table-cell table:style-name="ce34" table:formula="oooc:=IF([.B205]&lt;=[.$F$2]+[.C205];[.B205]+[.C205];[.$F$2]-[.C205])" office:value-type="currency" office:value="251.8680825538">
            <text:p>$251.87</text:p>
          </table:table-cell>
          <table:table-cell table:style-name="ce16" table:formula="oooc:=IF([.B205]=0;0;[.$F$4])" office:value-type="currency" office:value="0">
            <text:p>$0.00</text:p>
          </table:table-cell>
          <table:table-cell table:style-name="ce43" table:formula="oooc:=IF(([.B205]-[.D205]-[.E205])&lt;0;0;([.B205]-([.D205]+[.E205])))" office:value-type="currency" office:value="70622.602653226">
            <text:p>$70,622.6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95">
            <text:p>195</text:p>
          </table:table-cell>
          <table:table-cell table:style-name="ce16" table:formula="oooc:=IF([.F205]&lt;0;0;[.F205])" office:value-type="currency" office:value="70622.602653226">
            <text:p>$70,622.60</text:p>
          </table:table-cell>
          <table:table-cell table:style-name="ce16" table:formula="oooc:=[.$C$8]/12*[.B206]" office:value-type="currency" office:value="411.965182143818">
            <text:p>$411.97</text:p>
          </table:table-cell>
          <table:table-cell table:style-name="ce34" table:formula="oooc:=IF([.B206]&lt;=[.$F$2]+[.C206];[.B206]+[.C206];[.$F$2]-[.C206])" office:value-type="currency" office:value="253.337313035364">
            <text:p>$253.34</text:p>
          </table:table-cell>
          <table:table-cell table:style-name="ce16" table:formula="oooc:=IF([.B206]=0;0;[.$F$4])" office:value-type="currency" office:value="0">
            <text:p>$0.00</text:p>
          </table:table-cell>
          <table:table-cell table:style-name="ce43" table:formula="oooc:=IF(([.B206]-[.D206]-[.E206])&lt;0;0;([.B206]-([.D206]+[.E206])))" office:value-type="currency" office:value="70369.2653401906">
            <text:p>$70,369.2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96">
            <text:p>196</text:p>
          </table:table-cell>
          <table:table-cell table:style-name="ce16" table:formula="oooc:=IF([.F206]&lt;0;0;[.F206])" office:value-type="currency" office:value="70369.2653401906">
            <text:p>$70,369.27</text:p>
          </table:table-cell>
          <table:table-cell table:style-name="ce16" table:formula="oooc:=[.$C$8]/12*[.B207]" office:value-type="currency" office:value="410.487381151112">
            <text:p>$410.49</text:p>
          </table:table-cell>
          <table:table-cell table:style-name="ce34" table:formula="oooc:=IF([.B207]&lt;=[.$F$2]+[.C207];[.B207]+[.C207];[.$F$2]-[.C207])" office:value-type="currency" office:value="254.81511402807">
            <text:p>$254.82</text:p>
          </table:table-cell>
          <table:table-cell table:style-name="ce16" table:formula="oooc:=IF([.B207]=0;0;[.$F$4])" office:value-type="currency" office:value="0">
            <text:p>$0.00</text:p>
          </table:table-cell>
          <table:table-cell table:style-name="ce43" table:formula="oooc:=IF(([.B207]-[.D207]-[.E207])&lt;0;0;([.B207]-([.D207]+[.E207])))" office:value-type="currency" office:value="70114.4502261626">
            <text:p>$70,114.4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97">
            <text:p>197</text:p>
          </table:table-cell>
          <table:table-cell table:style-name="ce16" table:formula="oooc:=IF([.F207]&lt;0;0;[.F207])" office:value-type="currency" office:value="70114.4502261626">
            <text:p>$70,114.45</text:p>
          </table:table-cell>
          <table:table-cell table:style-name="ce16" table:formula="oooc:=[.$C$8]/12*[.B208]" office:value-type="currency" office:value="409.000959652615">
            <text:p>$409.00</text:p>
          </table:table-cell>
          <table:table-cell table:style-name="ce34" table:formula="oooc:=IF([.B208]&lt;=[.$F$2]+[.C208];[.B208]+[.C208];[.$F$2]-[.C208])" office:value-type="currency" office:value="256.301535526568">
            <text:p>$256.30</text:p>
          </table:table-cell>
          <table:table-cell table:style-name="ce16" table:formula="oooc:=IF([.B208]=0;0;[.$F$4])" office:value-type="currency" office:value="0">
            <text:p>$0.00</text:p>
          </table:table-cell>
          <table:table-cell table:style-name="ce43" table:formula="oooc:=IF(([.B208]-[.D208]-[.E208])&lt;0;0;([.B208]-([.D208]+[.E208])))" office:value-type="currency" office:value="69858.148690636">
            <text:p>$69,858.1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98">
            <text:p>198</text:p>
          </table:table-cell>
          <table:table-cell table:style-name="ce16" table:formula="oooc:=IF([.F208]&lt;0;0;[.F208])" office:value-type="currency" office:value="69858.148690636">
            <text:p>$69,858.15</text:p>
          </table:table-cell>
          <table:table-cell table:style-name="ce16" table:formula="oooc:=[.$C$8]/12*[.B209]" office:value-type="currency" office:value="407.505867362043">
            <text:p>$407.51</text:p>
          </table:table-cell>
          <table:table-cell table:style-name="ce34" table:formula="oooc:=IF([.B209]&lt;=[.$F$2]+[.C209];[.B209]+[.C209];[.$F$2]-[.C209])" office:value-type="currency" office:value="257.796627817139">
            <text:p>$257.80</text:p>
          </table:table-cell>
          <table:table-cell table:style-name="ce16" table:formula="oooc:=IF([.B209]=0;0;[.$F$4])" office:value-type="currency" office:value="0">
            <text:p>$0.00</text:p>
          </table:table-cell>
          <table:table-cell table:style-name="ce43" table:formula="oooc:=IF(([.B209]-[.D209]-[.E209])&lt;0;0;([.B209]-([.D209]+[.E209])))" office:value-type="currency" office:value="69600.3520628188">
            <text:p>$69,600.3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199">
            <text:p>199</text:p>
          </table:table-cell>
          <table:table-cell table:style-name="ce16" table:formula="oooc:=IF([.F209]&lt;0;0;[.F209])" office:value-type="currency" office:value="69600.3520628188">
            <text:p>$69,600.35</text:p>
          </table:table-cell>
          <table:table-cell table:style-name="ce16" table:formula="oooc:=[.$C$8]/12*[.B210]" office:value-type="currency" office:value="406.002053699777">
            <text:p>$406.00</text:p>
          </table:table-cell>
          <table:table-cell table:style-name="ce34" table:formula="oooc:=IF([.B210]&lt;=[.$F$2]+[.C210];[.B210]+[.C210];[.$F$2]-[.C210])" office:value-type="currency" office:value="259.300441479406">
            <text:p>$259.30</text:p>
          </table:table-cell>
          <table:table-cell table:style-name="ce16" table:formula="oooc:=IF([.B210]=0;0;[.$F$4])" office:value-type="currency" office:value="0">
            <text:p>$0.00</text:p>
          </table:table-cell>
          <table:table-cell table:style-name="ce43" table:formula="oooc:=IF(([.B210]-[.D210]-[.E210])&lt;0;0;([.B210]-([.D210]+[.E210])))" office:value-type="currency" office:value="69341.0516213394">
            <text:p>$69,341.0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00">
            <text:p>200</text:p>
          </table:table-cell>
          <table:table-cell table:style-name="ce16" table:formula="oooc:=IF([.F210]&lt;0;0;[.F210])" office:value-type="currency" office:value="69341.0516213394">
            <text:p>$69,341.05</text:p>
          </table:table-cell>
          <table:table-cell table:style-name="ce16" table:formula="oooc:=[.$C$8]/12*[.B211]" office:value-type="currency" office:value="404.489467791147">
            <text:p>$404.49</text:p>
          </table:table-cell>
          <table:table-cell table:style-name="ce34" table:formula="oooc:=IF([.B211]&lt;=[.$F$2]+[.C211];[.B211]+[.C211];[.$F$2]-[.C211])" office:value-type="currency" office:value="260.813027388036">
            <text:p>$260.81</text:p>
          </table:table-cell>
          <table:table-cell table:style-name="ce16" table:formula="oooc:=IF([.B211]=0;0;[.$F$4])" office:value-type="currency" office:value="0">
            <text:p>$0.00</text:p>
          </table:table-cell>
          <table:table-cell table:style-name="ce43" table:formula="oooc:=IF(([.B211]-[.D211]-[.E211])&lt;0;0;([.B211]-([.D211]+[.E211])))" office:value-type="currency" office:value="69080.2385939514">
            <text:p>$69,080.2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01">
            <text:p>201</text:p>
          </table:table-cell>
          <table:table-cell table:style-name="ce16" table:formula="oooc:=IF([.F211]&lt;0;0;[.F211])" office:value-type="currency" office:value="69080.2385939514">
            <text:p>$69,080.24</text:p>
          </table:table-cell>
          <table:table-cell table:style-name="ce16" table:formula="oooc:=[.$C$8]/12*[.B212]" office:value-type="currency" office:value="402.968058464716">
            <text:p>$402.97</text:p>
          </table:table-cell>
          <table:table-cell table:style-name="ce34" table:formula="oooc:=IF([.B212]&lt;=[.$F$2]+[.C212];[.B212]+[.C212];[.$F$2]-[.C212])" office:value-type="currency" office:value="262.334436714466">
            <text:p>$262.33</text:p>
          </table:table-cell>
          <table:table-cell table:style-name="ce16" table:formula="oooc:=IF([.B212]=0;0;[.$F$4])" office:value-type="currency" office:value="0">
            <text:p>$0.00</text:p>
          </table:table-cell>
          <table:table-cell table:style-name="ce43" table:formula="oooc:=IF(([.B212]-[.D212]-[.E212])&lt;0;0;([.B212]-([.D212]+[.E212])))" office:value-type="currency" office:value="68817.9041572369">
            <text:p>$68,817.9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02">
            <text:p>202</text:p>
          </table:table-cell>
          <table:table-cell table:style-name="ce16" table:formula="oooc:=IF([.F212]&lt;0;0;[.F212])" office:value-type="currency" office:value="68817.9041572369">
            <text:p>$68,817.90</text:p>
          </table:table-cell>
          <table:table-cell table:style-name="ce16" table:formula="oooc:=[.$C$8]/12*[.B213]" office:value-type="currency" office:value="401.437774250549">
            <text:p>$401.44</text:p>
          </table:table-cell>
          <table:table-cell table:style-name="ce34" table:formula="oooc:=IF([.B213]&lt;=[.$F$2]+[.C213];[.B213]+[.C213];[.$F$2]-[.C213])" office:value-type="currency" office:value="263.864720928634">
            <text:p>$263.86</text:p>
          </table:table-cell>
          <table:table-cell table:style-name="ce16" table:formula="oooc:=IF([.B213]=0;0;[.$F$4])" office:value-type="currency" office:value="0">
            <text:p>$0.00</text:p>
          </table:table-cell>
          <table:table-cell table:style-name="ce43" table:formula="oooc:=IF(([.B213]-[.D213]-[.E213])&lt;0;0;([.B213]-([.D213]+[.E213])))" office:value-type="currency" office:value="68554.0394363083">
            <text:p>$68,554.0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03">
            <text:p>203</text:p>
          </table:table-cell>
          <table:table-cell table:style-name="ce16" table:formula="oooc:=IF([.F213]&lt;0;0;[.F213])" office:value-type="currency" office:value="68554.0394363083">
            <text:p>$68,554.04</text:p>
          </table:table-cell>
          <table:table-cell table:style-name="ce16" table:formula="oooc:=[.$C$8]/12*[.B214]" office:value-type="currency" office:value="399.898563378465">
            <text:p>$399.90</text:p>
          </table:table-cell>
          <table:table-cell table:style-name="ce34" table:formula="oooc:=IF([.B214]&lt;=[.$F$2]+[.C214];[.B214]+[.C214];[.$F$2]-[.C214])" office:value-type="currency" office:value="265.403931800717">
            <text:p>$265.40</text:p>
          </table:table-cell>
          <table:table-cell table:style-name="ce16" table:formula="oooc:=IF([.B214]=0;0;[.$F$4])" office:value-type="currency" office:value="0">
            <text:p>$0.00</text:p>
          </table:table-cell>
          <table:table-cell table:style-name="ce43" table:formula="oooc:=IF(([.B214]-[.D214]-[.E214])&lt;0;0;([.B214]-([.D214]+[.E214])))" office:value-type="currency" office:value="68288.6355045076">
            <text:p>$68,288.6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04">
            <text:p>204</text:p>
          </table:table-cell>
          <table:table-cell table:style-name="ce16" table:formula="oooc:=IF([.F214]&lt;0;0;[.F214])" office:value-type="currency" office:value="68288.6355045076">
            <text:p>$68,288.64</text:p>
          </table:table-cell>
          <table:table-cell table:style-name="ce16" table:formula="oooc:=[.$C$8]/12*[.B215]" office:value-type="currency" office:value="398.350373776294">
            <text:p>$398.35</text:p>
          </table:table-cell>
          <table:table-cell table:style-name="ce34" table:formula="oooc:=IF([.B215]&lt;=[.$F$2]+[.C215];[.B215]+[.C215];[.$F$2]-[.C215])" office:value-type="currency" office:value="266.952121402888">
            <text:p>$266.95</text:p>
          </table:table-cell>
          <table:table-cell table:style-name="ce16" table:formula="oooc:=IF([.B215]=0;0;[.$F$4])" office:value-type="currency" office:value="0">
            <text:p>$0.00</text:p>
          </table:table-cell>
          <table:table-cell table:style-name="ce43" table:formula="oooc:=IF(([.B215]-[.D215]-[.E215])&lt;0;0;([.B215]-([.D215]+[.E215])))" office:value-type="currency" office:value="68021.6833831047">
            <text:p>$68,021.6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05">
            <text:p>205</text:p>
          </table:table-cell>
          <table:table-cell table:style-name="ce16" table:formula="oooc:=IF([.F215]&lt;0;0;[.F215])" office:value-type="currency" office:value="68021.6833831047">
            <text:p>$68,021.68</text:p>
          </table:table-cell>
          <table:table-cell table:style-name="ce16" table:formula="oooc:=[.$C$8]/12*[.B216]" office:value-type="currency" office:value="396.793153068111">
            <text:p>$396.79</text:p>
          </table:table-cell>
          <table:table-cell table:style-name="ce34" table:formula="oooc:=IF([.B216]&lt;=[.$F$2]+[.C216];[.B216]+[.C216];[.$F$2]-[.C216])" office:value-type="currency" office:value="268.509342111072">
            <text:p>$268.51</text:p>
          </table:table-cell>
          <table:table-cell table:style-name="ce16" table:formula="oooc:=IF([.B216]=0;0;[.$F$4])" office:value-type="currency" office:value="0">
            <text:p>$0.00</text:p>
          </table:table-cell>
          <table:table-cell table:style-name="ce43" table:formula="oooc:=IF(([.B216]-[.D216]-[.E216])&lt;0;0;([.B216]-([.D216]+[.E216])))" office:value-type="currency" office:value="67753.1740409936">
            <text:p>$67,753.1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06">
            <text:p>206</text:p>
          </table:table-cell>
          <table:table-cell table:style-name="ce16" table:formula="oooc:=IF([.F216]&lt;0;0;[.F216])" office:value-type="currency" office:value="67753.1740409936">
            <text:p>$67,753.17</text:p>
          </table:table-cell>
          <table:table-cell table:style-name="ce16" table:formula="oooc:=[.$C$8]/12*[.B217]" office:value-type="currency" office:value="395.226848572463">
            <text:p>$395.23</text:p>
          </table:table-cell>
          <table:table-cell table:style-name="ce34" table:formula="oooc:=IF([.B217]&lt;=[.$F$2]+[.C217];[.B217]+[.C217];[.$F$2]-[.C217])" office:value-type="currency" office:value="270.07564660672">
            <text:p>$270.08</text:p>
          </table:table-cell>
          <table:table-cell table:style-name="ce16" table:formula="oooc:=IF([.B217]=0;0;[.$F$4])" office:value-type="currency" office:value="0">
            <text:p>$0.00</text:p>
          </table:table-cell>
          <table:table-cell table:style-name="ce43" table:formula="oooc:=IF(([.B217]-[.D217]-[.E217])&lt;0;0;([.B217]-([.D217]+[.E217])))" office:value-type="currency" office:value="67483.0983943869">
            <text:p>$67,483.1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07">
            <text:p>207</text:p>
          </table:table-cell>
          <table:table-cell table:style-name="ce16" table:formula="oooc:=IF([.F217]&lt;0;0;[.F217])" office:value-type="currency" office:value="67483.0983943869">
            <text:p>$67,483.10</text:p>
          </table:table-cell>
          <table:table-cell table:style-name="ce16" table:formula="oooc:=[.$C$8]/12*[.B218]" office:value-type="currency" office:value="393.65140730059">
            <text:p>$393.65</text:p>
          </table:table-cell>
          <table:table-cell table:style-name="ce34" table:formula="oooc:=IF([.B218]&lt;=[.$F$2]+[.C218];[.B218]+[.C218];[.$F$2]-[.C218])" office:value-type="currency" office:value="271.651087878592">
            <text:p>$271.65</text:p>
          </table:table-cell>
          <table:table-cell table:style-name="ce16" table:formula="oooc:=IF([.B218]=0;0;[.$F$4])" office:value-type="currency" office:value="0">
            <text:p>$0.00</text:p>
          </table:table-cell>
          <table:table-cell table:style-name="ce43" table:formula="oooc:=IF(([.B218]-[.D218]-[.E218])&lt;0;0;([.B218]-([.D218]+[.E218])))" office:value-type="currency" office:value="67211.4473065083">
            <text:p>$67,211.4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08">
            <text:p>208</text:p>
          </table:table-cell>
          <table:table-cell table:style-name="ce16" table:formula="oooc:=IF([.F218]&lt;0;0;[.F218])" office:value-type="currency" office:value="67211.4473065083">
            <text:p>$67,211.45</text:p>
          </table:table-cell>
          <table:table-cell table:style-name="ce16" table:formula="oooc:=[.$C$8]/12*[.B219]" office:value-type="currency" office:value="392.066775954632">
            <text:p>$392.07</text:p>
          </table:table-cell>
          <table:table-cell table:style-name="ce34" table:formula="oooc:=IF([.B219]&lt;=[.$F$2]+[.C219];[.B219]+[.C219];[.$F$2]-[.C219])" office:value-type="currency" office:value="273.235719224551">
            <text:p>$273.24</text:p>
          </table:table-cell>
          <table:table-cell table:style-name="ce16" table:formula="oooc:=IF([.B219]=0;0;[.$F$4])" office:value-type="currency" office:value="0">
            <text:p>$0.00</text:p>
          </table:table-cell>
          <table:table-cell table:style-name="ce43" table:formula="oooc:=IF(([.B219]-[.D219]-[.E219])&lt;0;0;([.B219]-([.D219]+[.E219])))" office:value-type="currency" office:value="66938.2115872838">
            <text:p>$66,938.2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09">
            <text:p>209</text:p>
          </table:table-cell>
          <table:table-cell table:style-name="ce16" table:formula="oooc:=IF([.F219]&lt;0;0;[.F219])" office:value-type="currency" office:value="66938.2115872838">
            <text:p>$66,938.21</text:p>
          </table:table-cell>
          <table:table-cell table:style-name="ce16" table:formula="oooc:=[.$C$8]/12*[.B220]" office:value-type="currency" office:value="390.472900925822">
            <text:p>$390.47</text:p>
          </table:table-cell>
          <table:table-cell table:style-name="ce34" table:formula="oooc:=IF([.B220]&lt;=[.$F$2]+[.C220];[.B220]+[.C220];[.$F$2]-[.C220])" office:value-type="currency" office:value="274.82959425336">
            <text:p>$274.83</text:p>
          </table:table-cell>
          <table:table-cell table:style-name="ce16" table:formula="oooc:=IF([.B220]=0;0;[.$F$4])" office:value-type="currency" office:value="0">
            <text:p>$0.00</text:p>
          </table:table-cell>
          <table:table-cell table:style-name="ce43" table:formula="oooc:=IF(([.B220]-[.D220]-[.E220])&lt;0;0;([.B220]-([.D220]+[.E220])))" office:value-type="currency" office:value="66663.3819930304">
            <text:p>$66,663.3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10">
            <text:p>210</text:p>
          </table:table-cell>
          <table:table-cell table:style-name="ce16" table:formula="oooc:=IF([.F220]&lt;0;0;[.F220])" office:value-type="currency" office:value="66663.3819930304">
            <text:p>$66,663.38</text:p>
          </table:table-cell>
          <table:table-cell table:style-name="ce16" table:formula="oooc:=[.$C$8]/12*[.B221]" office:value-type="currency" office:value="388.869728292677">
            <text:p>$388.87</text:p>
          </table:table-cell>
          <table:table-cell table:style-name="ce34" table:formula="oooc:=IF([.B221]&lt;=[.$F$2]+[.C221];[.B221]+[.C221];[.$F$2]-[.C221])" office:value-type="currency" office:value="276.432766886505">
            <text:p>$276.43</text:p>
          </table:table-cell>
          <table:table-cell table:style-name="ce16" table:formula="oooc:=IF([.B221]=0;0;[.$F$4])" office:value-type="currency" office:value="0">
            <text:p>$0.00</text:p>
          </table:table-cell>
          <table:table-cell table:style-name="ce43" table:formula="oooc:=IF(([.B221]-[.D221]-[.E221])&lt;0;0;([.B221]-([.D221]+[.E221])))" office:value-type="currency" office:value="66386.9492261439">
            <text:p>$66,386.9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11">
            <text:p>211</text:p>
          </table:table-cell>
          <table:table-cell table:style-name="ce16" table:formula="oooc:=IF([.F221]&lt;0;0;[.F221])" office:value-type="currency" office:value="66386.9492261439">
            <text:p>$66,386.95</text:p>
          </table:table-cell>
          <table:table-cell table:style-name="ce16" table:formula="oooc:=[.$C$8]/12*[.B222]" office:value-type="currency" office:value="387.257203819173">
            <text:p>$387.26</text:p>
          </table:table-cell>
          <table:table-cell table:style-name="ce34" table:formula="oooc:=IF([.B222]&lt;=[.$F$2]+[.C222];[.B222]+[.C222];[.$F$2]-[.C222])" office:value-type="currency" office:value="278.04529136001">
            <text:p>$278.05</text:p>
          </table:table-cell>
          <table:table-cell table:style-name="ce16" table:formula="oooc:=IF([.B222]=0;0;[.$F$4])" office:value-type="currency" office:value="0">
            <text:p>$0.00</text:p>
          </table:table-cell>
          <table:table-cell table:style-name="ce43" table:formula="oooc:=IF(([.B222]-[.D222]-[.E222])&lt;0;0;([.B222]-([.D222]+[.E222])))" office:value-type="currency" office:value="66108.9039347839">
            <text:p>$66,108.9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12">
            <text:p>212</text:p>
          </table:table-cell>
          <table:table-cell table:style-name="ce16" table:formula="oooc:=IF([.F222]&lt;0;0;[.F222])" office:value-type="currency" office:value="66108.9039347839">
            <text:p>$66,108.90</text:p>
          </table:table-cell>
          <table:table-cell table:style-name="ce16" table:formula="oooc:=[.$C$8]/12*[.B223]" office:value-type="currency" office:value="385.635272952906">
            <text:p>$385.64</text:p>
          </table:table-cell>
          <table:table-cell table:style-name="ce34" table:formula="oooc:=IF([.B223]&lt;=[.$F$2]+[.C223];[.B223]+[.C223];[.$F$2]-[.C223])" office:value-type="currency" office:value="279.667222226276">
            <text:p>$279.67</text:p>
          </table:table-cell>
          <table:table-cell table:style-name="ce16" table:formula="oooc:=IF([.B223]=0;0;[.$F$4])" office:value-type="currency" office:value="0">
            <text:p>$0.00</text:p>
          </table:table-cell>
          <table:table-cell table:style-name="ce43" table:formula="oooc:=IF(([.B223]-[.D223]-[.E223])&lt;0;0;([.B223]-([.D223]+[.E223])))" office:value-type="currency" office:value="65829.2367125576">
            <text:p>$65,829.2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13">
            <text:p>213</text:p>
          </table:table-cell>
          <table:table-cell table:style-name="ce16" table:formula="oooc:=IF([.F223]&lt;0;0;[.F223])" office:value-type="currency" office:value="65829.2367125576">
            <text:p>$65,829.24</text:p>
          </table:table-cell>
          <table:table-cell table:style-name="ce16" table:formula="oooc:=[.$C$8]/12*[.B224]" office:value-type="currency" office:value="384.003880823253">
            <text:p>$384.00</text:p>
          </table:table-cell>
          <table:table-cell table:style-name="ce34" table:formula="oooc:=IF([.B224]&lt;=[.$F$2]+[.C224];[.B224]+[.C224];[.$F$2]-[.C224])" office:value-type="currency" office:value="281.29861435593">
            <text:p>$281.30</text:p>
          </table:table-cell>
          <table:table-cell table:style-name="ce16" table:formula="oooc:=IF([.B224]=0;0;[.$F$4])" office:value-type="currency" office:value="0">
            <text:p>$0.00</text:p>
          </table:table-cell>
          <table:table-cell table:style-name="ce43" table:formula="oooc:=IF(([.B224]-[.D224]-[.E224])&lt;0;0;([.B224]-([.D224]+[.E224])))" office:value-type="currency" office:value="65547.9380982017">
            <text:p>$65,547.9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14">
            <text:p>214</text:p>
          </table:table-cell>
          <table:table-cell table:style-name="ce16" table:formula="oooc:=IF([.F224]&lt;0;0;[.F224])" office:value-type="currency" office:value="65547.9380982017">
            <text:p>$65,547.94</text:p>
          </table:table-cell>
          <table:table-cell table:style-name="ce16" table:formula="oooc:=[.$C$8]/12*[.B225]" office:value-type="currency" office:value="382.36297223951">
            <text:p>$382.36</text:p>
          </table:table-cell>
          <table:table-cell table:style-name="ce34" table:formula="oooc:=IF([.B225]&lt;=[.$F$2]+[.C225];[.B225]+[.C225];[.$F$2]-[.C225])" office:value-type="currency" office:value="282.939522939673">
            <text:p>$282.94</text:p>
          </table:table-cell>
          <table:table-cell table:style-name="ce16" table:formula="oooc:=IF([.B225]=0;0;[.$F$4])" office:value-type="currency" office:value="0">
            <text:p>$0.00</text:p>
          </table:table-cell>
          <table:table-cell table:style-name="ce43" table:formula="oooc:=IF(([.B225]-[.D225]-[.E225])&lt;0;0;([.B225]-([.D225]+[.E225])))" office:value-type="currency" office:value="65264.998575262">
            <text:p>$65,265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15">
            <text:p>215</text:p>
          </table:table-cell>
          <table:table-cell table:style-name="ce16" table:formula="oooc:=IF([.F225]&lt;0;0;[.F225])" office:value-type="currency" office:value="65264.998575262">
            <text:p>$65,265.00</text:p>
          </table:table-cell>
          <table:table-cell table:style-name="ce16" table:formula="oooc:=[.$C$8]/12*[.B226]" office:value-type="currency" office:value="380.712491689028">
            <text:p>$380.71</text:p>
          </table:table-cell>
          <table:table-cell table:style-name="ce34" table:formula="oooc:=IF([.B226]&lt;=[.$F$2]+[.C226];[.B226]+[.C226];[.$F$2]-[.C226])" office:value-type="currency" office:value="284.590003490154">
            <text:p>$284.59</text:p>
          </table:table-cell>
          <table:table-cell table:style-name="ce16" table:formula="oooc:=IF([.B226]=0;0;[.$F$4])" office:value-type="currency" office:value="0">
            <text:p>$0.00</text:p>
          </table:table-cell>
          <table:table-cell table:style-name="ce43" table:formula="oooc:=IF(([.B226]-[.D226]-[.E226])&lt;0;0;([.B226]-([.D226]+[.E226])))" office:value-type="currency" office:value="64980.4085717719">
            <text:p>$64,980.4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16">
            <text:p>216</text:p>
          </table:table-cell>
          <table:table-cell table:style-name="ce16" table:formula="oooc:=IF([.F226]&lt;0;0;[.F226])" office:value-type="currency" office:value="64980.4085717719">
            <text:p>$64,980.41</text:p>
          </table:table-cell>
          <table:table-cell table:style-name="ce16" table:formula="oooc:=[.$C$8]/12*[.B227]" office:value-type="currency" office:value="379.052383335336">
            <text:p>$379.05</text:p>
          </table:table-cell>
          <table:table-cell table:style-name="ce34" table:formula="oooc:=IF([.B227]&lt;=[.$F$2]+[.C227];[.B227]+[.C227];[.$F$2]-[.C227])" office:value-type="currency" office:value="286.250111843847">
            <text:p>$286.25</text:p>
          </table:table-cell>
          <table:table-cell table:style-name="ce16" table:formula="oooc:=IF([.B227]=0;0;[.$F$4])" office:value-type="currency" office:value="0">
            <text:p>$0.00</text:p>
          </table:table-cell>
          <table:table-cell table:style-name="ce43" table:formula="oooc:=IF(([.B227]-[.D227]-[.E227])&lt;0;0;([.B227]-([.D227]+[.E227])))" office:value-type="currency" office:value="64694.158459928">
            <text:p>$64,694.1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17">
            <text:p>217</text:p>
          </table:table-cell>
          <table:table-cell table:style-name="ce16" table:formula="oooc:=IF([.F227]&lt;0;0;[.F227])" office:value-type="currency" office:value="64694.158459928">
            <text:p>$64,694.16</text:p>
          </table:table-cell>
          <table:table-cell table:style-name="ce16" table:formula="oooc:=[.$C$8]/12*[.B228]" office:value-type="currency" office:value="377.382591016247">
            <text:p>$377.38</text:p>
          </table:table-cell>
          <table:table-cell table:style-name="ce34" table:formula="oooc:=IF([.B228]&lt;=[.$F$2]+[.C228];[.B228]+[.C228];[.$F$2]-[.C228])" office:value-type="currency" office:value="287.919904162936">
            <text:p>$287.92</text:p>
          </table:table-cell>
          <table:table-cell table:style-name="ce16" table:formula="oooc:=IF([.B228]=0;0;[.$F$4])" office:value-type="currency" office:value="0">
            <text:p>$0.00</text:p>
          </table:table-cell>
          <table:table-cell table:style-name="ce43" table:formula="oooc:=IF(([.B228]-[.D228]-[.E228])&lt;0;0;([.B228]-([.D228]+[.E228])))" office:value-type="currency" office:value="64406.2385557651">
            <text:p>$64,406.2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18">
            <text:p>218</text:p>
          </table:table-cell>
          <table:table-cell table:style-name="ce16" table:formula="oooc:=IF([.F228]&lt;0;0;[.F228])" office:value-type="currency" office:value="64406.2385557651">
            <text:p>$64,406.24</text:p>
          </table:table-cell>
          <table:table-cell table:style-name="ce16" table:formula="oooc:=[.$C$8]/12*[.B229]" office:value-type="currency" office:value="375.703058241963">
            <text:p>$375.70</text:p>
          </table:table-cell>
          <table:table-cell table:style-name="ce34" table:formula="oooc:=IF([.B229]&lt;=[.$F$2]+[.C229];[.B229]+[.C229];[.$F$2]-[.C229])" office:value-type="currency" office:value="289.599436937219">
            <text:p>$289.60</text:p>
          </table:table-cell>
          <table:table-cell table:style-name="ce16" table:formula="oooc:=IF([.B229]=0;0;[.$F$4])" office:value-type="currency" office:value="0">
            <text:p>$0.00</text:p>
          </table:table-cell>
          <table:table-cell table:style-name="ce43" table:formula="oooc:=IF(([.B229]-[.D229]-[.E229])&lt;0;0;([.B229]-([.D229]+[.E229])))" office:value-type="currency" office:value="64116.6391188279">
            <text:p>$64,116.6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19">
            <text:p>219</text:p>
          </table:table-cell>
          <table:table-cell table:style-name="ce16" table:formula="oooc:=IF([.F229]&lt;0;0;[.F229])" office:value-type="currency" office:value="64116.6391188279">
            <text:p>$64,116.64</text:p>
          </table:table-cell>
          <table:table-cell table:style-name="ce16" table:formula="oooc:=[.$C$8]/12*[.B230]" office:value-type="currency" office:value="374.013728193163">
            <text:p>$374.01</text:p>
          </table:table-cell>
          <table:table-cell table:style-name="ce34" table:formula="oooc:=IF([.B230]&lt;=[.$F$2]+[.C230];[.B230]+[.C230];[.$F$2]-[.C230])" office:value-type="currency" office:value="291.28876698602">
            <text:p>$291.29</text:p>
          </table:table-cell>
          <table:table-cell table:style-name="ce16" table:formula="oooc:=IF([.B230]=0;0;[.$F$4])" office:value-type="currency" office:value="0">
            <text:p>$0.00</text:p>
          </table:table-cell>
          <table:table-cell table:style-name="ce43" table:formula="oooc:=IF(([.B230]-[.D230]-[.E230])&lt;0;0;([.B230]-([.D230]+[.E230])))" office:value-type="currency" office:value="63825.3503518418">
            <text:p>$63,825.3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20">
            <text:p>220</text:p>
          </table:table-cell>
          <table:table-cell table:style-name="ce16" table:formula="oooc:=IF([.F230]&lt;0;0;[.F230])" office:value-type="currency" office:value="63825.3503518418">
            <text:p>$63,825.35</text:p>
          </table:table-cell>
          <table:table-cell table:style-name="ce16" table:formula="oooc:=[.$C$8]/12*[.B231]" office:value-type="currency" office:value="372.314543719077">
            <text:p>$372.31</text:p>
          </table:table-cell>
          <table:table-cell table:style-name="ce34" table:formula="oooc:=IF([.B231]&lt;=[.$F$2]+[.C231];[.B231]+[.C231];[.$F$2]-[.C231])" office:value-type="currency" office:value="292.987951460105">
            <text:p>$292.99</text:p>
          </table:table-cell>
          <table:table-cell table:style-name="ce16" table:formula="oooc:=IF([.B231]=0;0;[.$F$4])" office:value-type="currency" office:value="0">
            <text:p>$0.00</text:p>
          </table:table-cell>
          <table:table-cell table:style-name="ce43" table:formula="oooc:=IF(([.B231]-[.D231]-[.E231])&lt;0;0;([.B231]-([.D231]+[.E231])))" office:value-type="currency" office:value="63532.3624003817">
            <text:p>$63,532.3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21">
            <text:p>221</text:p>
          </table:table-cell>
          <table:table-cell table:style-name="ce16" table:formula="oooc:=IF([.F231]&lt;0;0;[.F231])" office:value-type="currency" office:value="63532.3624003817">
            <text:p>$63,532.36</text:p>
          </table:table-cell>
          <table:table-cell table:style-name="ce16" table:formula="oooc:=[.$C$8]/12*[.B232]" office:value-type="currency" office:value="370.60544733556">
            <text:p>$370.61</text:p>
          </table:table-cell>
          <table:table-cell table:style-name="ce34" table:formula="oooc:=IF([.B232]&lt;=[.$F$2]+[.C232];[.B232]+[.C232];[.$F$2]-[.C232])" office:value-type="currency" office:value="294.697047843622">
            <text:p>$294.70</text:p>
          </table:table-cell>
          <table:table-cell table:style-name="ce16" table:formula="oooc:=IF([.B232]=0;0;[.$F$4])" office:value-type="currency" office:value="0">
            <text:p>$0.00</text:p>
          </table:table-cell>
          <table:table-cell table:style-name="ce43" table:formula="oooc:=IF(([.B232]-[.D232]-[.E232])&lt;0;0;([.B232]-([.D232]+[.E232])))" office:value-type="currency" office:value="63237.6653525381">
            <text:p>$63,237.6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22">
            <text:p>222</text:p>
          </table:table-cell>
          <table:table-cell table:style-name="ce16" table:formula="oooc:=IF([.F232]&lt;0;0;[.F232])" office:value-type="currency" office:value="63237.6653525381">
            <text:p>$63,237.67</text:p>
          </table:table-cell>
          <table:table-cell table:style-name="ce16" table:formula="oooc:=[.$C$8]/12*[.B233]" office:value-type="currency" office:value="368.886381223139">
            <text:p>$368.89</text:p>
          </table:table-cell>
          <table:table-cell table:style-name="ce34" table:formula="oooc:=IF([.B233]&lt;=[.$F$2]+[.C233];[.B233]+[.C233];[.$F$2]-[.C233])" office:value-type="currency" office:value="296.416113956043">
            <text:p>$296.42</text:p>
          </table:table-cell>
          <table:table-cell table:style-name="ce16" table:formula="oooc:=IF([.B233]=0;0;[.$F$4])" office:value-type="currency" office:value="0">
            <text:p>$0.00</text:p>
          </table:table-cell>
          <table:table-cell table:style-name="ce43" table:formula="oooc:=IF(([.B233]-[.D233]-[.E233])&lt;0;0;([.B233]-([.D233]+[.E233])))" office:value-type="currency" office:value="62941.2492385821">
            <text:p>$62,941.2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23">
            <text:p>223</text:p>
          </table:table-cell>
          <table:table-cell table:style-name="ce16" table:formula="oooc:=IF([.F233]&lt;0;0;[.F233])" office:value-type="currency" office:value="62941.2492385821">
            <text:p>$62,941.25</text:p>
          </table:table-cell>
          <table:table-cell table:style-name="ce16" table:formula="oooc:=[.$C$8]/12*[.B234]" office:value-type="currency" office:value="367.157287225062">
            <text:p>$367.16</text:p>
          </table:table-cell>
          <table:table-cell table:style-name="ce34" table:formula="oooc:=IF([.B234]&lt;=[.$F$2]+[.C234];[.B234]+[.C234];[.$F$2]-[.C234])" office:value-type="currency" office:value="298.14520795412">
            <text:p>$298.15</text:p>
          </table:table-cell>
          <table:table-cell table:style-name="ce16" table:formula="oooc:=IF([.B234]=0;0;[.$F$4])" office:value-type="currency" office:value="0">
            <text:p>$0.00</text:p>
          </table:table-cell>
          <table:table-cell table:style-name="ce43" table:formula="oooc:=IF(([.B234]-[.D234]-[.E234])&lt;0;0;([.B234]-([.D234]+[.E234])))" office:value-type="currency" office:value="62643.104030628">
            <text:p>$62,643.1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24">
            <text:p>224</text:p>
          </table:table-cell>
          <table:table-cell table:style-name="ce16" table:formula="oooc:=IF([.F234]&lt;0;0;[.F234])" office:value-type="currency" office:value="62643.104030628">
            <text:p>$62,643.10</text:p>
          </table:table-cell>
          <table:table-cell table:style-name="ce16" table:formula="oooc:=[.$C$8]/12*[.B235]" office:value-type="currency" office:value="365.41810684533">
            <text:p>$365.42</text:p>
          </table:table-cell>
          <table:table-cell table:style-name="ce34" table:formula="oooc:=IF([.B235]&lt;=[.$F$2]+[.C235];[.B235]+[.C235];[.$F$2]-[.C235])" office:value-type="currency" office:value="299.884388333853">
            <text:p>$299.88</text:p>
          </table:table-cell>
          <table:table-cell table:style-name="ce16" table:formula="oooc:=IF([.B235]=0;0;[.$F$4])" office:value-type="currency" office:value="0">
            <text:p>$0.00</text:p>
          </table:table-cell>
          <table:table-cell table:style-name="ce43" table:formula="oooc:=IF(([.B235]-[.D235]-[.E235])&lt;0;0;([.B235]-([.D235]+[.E235])))" office:value-type="currency" office:value="62343.2196422941">
            <text:p>$62,343.2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25">
            <text:p>225</text:p>
          </table:table-cell>
          <table:table-cell table:style-name="ce16" table:formula="oooc:=IF([.F235]&lt;0;0;[.F235])" office:value-type="currency" office:value="62343.2196422941">
            <text:p>$62,343.22</text:p>
          </table:table-cell>
          <table:table-cell table:style-name="ce16" table:formula="oooc:=[.$C$8]/12*[.B236]" office:value-type="currency" office:value="363.668781246715">
            <text:p>$363.67</text:p>
          </table:table-cell>
          <table:table-cell table:style-name="ce34" table:formula="oooc:=IF([.B236]&lt;=[.$F$2]+[.C236];[.B236]+[.C236];[.$F$2]-[.C236])" office:value-type="currency" office:value="301.633713932467">
            <text:p>$301.63</text:p>
          </table:table-cell>
          <table:table-cell table:style-name="ce16" table:formula="oooc:=IF([.B236]=0;0;[.$F$4])" office:value-type="currency" office:value="0">
            <text:p>$0.00</text:p>
          </table:table-cell>
          <table:table-cell table:style-name="ce43" table:formula="oooc:=IF(([.B236]-[.D236]-[.E236])&lt;0;0;([.B236]-([.D236]+[.E236])))" office:value-type="currency" office:value="62041.5859283616">
            <text:p>$62,041.5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26">
            <text:p>226</text:p>
          </table:table-cell>
          <table:table-cell table:style-name="ce16" table:formula="oooc:=IF([.F236]&lt;0;0;[.F236])" office:value-type="currency" office:value="62041.5859283616">
            <text:p>$62,041.59</text:p>
          </table:table-cell>
          <table:table-cell table:style-name="ce16" table:formula="oooc:=[.$C$8]/12*[.B237]" office:value-type="currency" office:value="361.909251248776">
            <text:p>$361.91</text:p>
          </table:table-cell>
          <table:table-cell table:style-name="ce34" table:formula="oooc:=IF([.B237]&lt;=[.$F$2]+[.C237];[.B237]+[.C237];[.$F$2]-[.C237])" office:value-type="currency" office:value="303.393243930406">
            <text:p>$303.39</text:p>
          </table:table-cell>
          <table:table-cell table:style-name="ce16" table:formula="oooc:=IF([.B237]=0;0;[.$F$4])" office:value-type="currency" office:value="0">
            <text:p>$0.00</text:p>
          </table:table-cell>
          <table:table-cell table:style-name="ce43" table:formula="oooc:=IF(([.B237]-[.D237]-[.E237])&lt;0;0;([.B237]-([.D237]+[.E237])))" office:value-type="currency" office:value="61738.1926844312">
            <text:p>$61,738.1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27">
            <text:p>227</text:p>
          </table:table-cell>
          <table:table-cell table:style-name="ce16" table:formula="oooc:=IF([.F237]&lt;0;0;[.F237])" office:value-type="currency" office:value="61738.1926844312">
            <text:p>$61,738.19</text:p>
          </table:table-cell>
          <table:table-cell table:style-name="ce16" table:formula="oooc:=[.$C$8]/12*[.B238]" office:value-type="currency" office:value="360.139457325849">
            <text:p>$360.14</text:p>
          </table:table-cell>
          <table:table-cell table:style-name="ce34" table:formula="oooc:=IF([.B238]&lt;=[.$F$2]+[.C238];[.B238]+[.C238];[.$F$2]-[.C238])" office:value-type="currency" office:value="305.163037853334">
            <text:p>$305.16</text:p>
          </table:table-cell>
          <table:table-cell table:style-name="ce16" table:formula="oooc:=IF([.B238]=0;0;[.$F$4])" office:value-type="currency" office:value="0">
            <text:p>$0.00</text:p>
          </table:table-cell>
          <table:table-cell table:style-name="ce43" table:formula="oooc:=IF(([.B238]-[.D238]-[.E238])&lt;0;0;([.B238]-([.D238]+[.E238])))" office:value-type="currency" office:value="61433.0296465779">
            <text:p>$61,433.0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28">
            <text:p>228</text:p>
          </table:table-cell>
          <table:table-cell table:style-name="ce16" table:formula="oooc:=IF([.F238]&lt;0;0;[.F238])" office:value-type="currency" office:value="61433.0296465779">
            <text:p>$61,433.03</text:p>
          </table:table-cell>
          <table:table-cell table:style-name="ce16" table:formula="oooc:=[.$C$8]/12*[.B239]" office:value-type="currency" office:value="358.359339605038">
            <text:p>$358.36</text:p>
          </table:table-cell>
          <table:table-cell table:style-name="ce34" table:formula="oooc:=IF([.B239]&lt;=[.$F$2]+[.C239];[.B239]+[.C239];[.$F$2]-[.C239])" office:value-type="currency" office:value="306.943155574145">
            <text:p>$306.94</text:p>
          </table:table-cell>
          <table:table-cell table:style-name="ce16" table:formula="oooc:=IF([.B239]=0;0;[.$F$4])" office:value-type="currency" office:value="0">
            <text:p>$0.00</text:p>
          </table:table-cell>
          <table:table-cell table:style-name="ce43" table:formula="oooc:=IF(([.B239]-[.D239]-[.E239])&lt;0;0;([.B239]-([.D239]+[.E239])))" office:value-type="currency" office:value="61126.0864910037">
            <text:p>$61,126.0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29">
            <text:p>229</text:p>
          </table:table-cell>
          <table:table-cell table:style-name="ce16" table:formula="oooc:=IF([.F239]&lt;0;0;[.F239])" office:value-type="currency" office:value="61126.0864910037">
            <text:p>$61,126.09</text:p>
          </table:table-cell>
          <table:table-cell table:style-name="ce16" table:formula="oooc:=[.$C$8]/12*[.B240]" office:value-type="currency" office:value="356.568837864188">
            <text:p>$356.57</text:p>
          </table:table-cell>
          <table:table-cell table:style-name="ce34" table:formula="oooc:=IF([.B240]&lt;=[.$F$2]+[.C240];[.B240]+[.C240];[.$F$2]-[.C240])" office:value-type="currency" office:value="308.733657314994">
            <text:p>$308.73</text:p>
          </table:table-cell>
          <table:table-cell table:style-name="ce16" table:formula="oooc:=IF([.B240]=0;0;[.$F$4])" office:value-type="currency" office:value="0">
            <text:p>$0.00</text:p>
          </table:table-cell>
          <table:table-cell table:style-name="ce43" table:formula="oooc:=IF(([.B240]-[.D240]-[.E240])&lt;0;0;([.B240]-([.D240]+[.E240])))" office:value-type="currency" office:value="60817.3528336887">
            <text:p>$60,817.3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30">
            <text:p>230</text:p>
          </table:table-cell>
          <table:table-cell table:style-name="ce16" table:formula="oooc:=IF([.F240]&lt;0;0;[.F240])" office:value-type="currency" office:value="60817.3528336887">
            <text:p>$60,817.35</text:p>
          </table:table-cell>
          <table:table-cell table:style-name="ce16" table:formula="oooc:=[.$C$8]/12*[.B241]" office:value-type="currency" office:value="354.767891529851">
            <text:p>$354.77</text:p>
          </table:table-cell>
          <table:table-cell table:style-name="ce34" table:formula="oooc:=IF([.B241]&lt;=[.$F$2]+[.C241];[.B241]+[.C241];[.$F$2]-[.C241])" office:value-type="currency" office:value="310.534603649331">
            <text:p>$310.53</text:p>
          </table:table-cell>
          <table:table-cell table:style-name="ce16" table:formula="oooc:=IF([.B241]=0;0;[.$F$4])" office:value-type="currency" office:value="0">
            <text:p>$0.00</text:p>
          </table:table-cell>
          <table:table-cell table:style-name="ce43" table:formula="oooc:=IF(([.B241]-[.D241]-[.E241])&lt;0;0;([.B241]-([.D241]+[.E241])))" office:value-type="currency" office:value="60506.8182300394">
            <text:p>$60,506.8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31">
            <text:p>231</text:p>
          </table:table-cell>
          <table:table-cell table:style-name="ce16" table:formula="oooc:=IF([.F241]&lt;0;0;[.F241])" office:value-type="currency" office:value="60506.8182300394">
            <text:p>$60,506.82</text:p>
          </table:table-cell>
          <table:table-cell table:style-name="ce16" table:formula="oooc:=[.$C$8]/12*[.B242]" office:value-type="currency" office:value="352.95643967523">
            <text:p>$352.96</text:p>
          </table:table-cell>
          <table:table-cell table:style-name="ce34" table:formula="oooc:=IF([.B242]&lt;=[.$F$2]+[.C242];[.B242]+[.C242];[.$F$2]-[.C242])" office:value-type="currency" office:value="312.346055503952">
            <text:p>$312.35</text:p>
          </table:table-cell>
          <table:table-cell table:style-name="ce16" table:formula="oooc:=IF([.B242]=0;0;[.$F$4])" office:value-type="currency" office:value="0">
            <text:p>$0.00</text:p>
          </table:table-cell>
          <table:table-cell table:style-name="ce43" table:formula="oooc:=IF(([.B242]-[.D242]-[.E242])&lt;0;0;([.B242]-([.D242]+[.E242])))" office:value-type="currency" office:value="60194.4721745355">
            <text:p>$60,194.4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32">
            <text:p>232</text:p>
          </table:table-cell>
          <table:table-cell table:style-name="ce16" table:formula="oooc:=IF([.F242]&lt;0;0;[.F242])" office:value-type="currency" office:value="60194.4721745355">
            <text:p>$60,194.47</text:p>
          </table:table-cell>
          <table:table-cell table:style-name="ce16" table:formula="oooc:=[.$C$8]/12*[.B243]" office:value-type="currency" office:value="351.134421018124">
            <text:p>$351.13</text:p>
          </table:table-cell>
          <table:table-cell table:style-name="ce34" table:formula="oooc:=IF([.B243]&lt;=[.$F$2]+[.C243];[.B243]+[.C243];[.$F$2]-[.C243])" office:value-type="currency" office:value="314.168074161059">
            <text:p>$314.17</text:p>
          </table:table-cell>
          <table:table-cell table:style-name="ce16" table:formula="oooc:=IF([.B243]=0;0;[.$F$4])" office:value-type="currency" office:value="0">
            <text:p>$0.00</text:p>
          </table:table-cell>
          <table:table-cell table:style-name="ce43" table:formula="oooc:=IF(([.B243]-[.D243]-[.E243])&lt;0;0;([.B243]-([.D243]+[.E243])))" office:value-type="currency" office:value="59880.3041003744">
            <text:p>$59,880.3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33">
            <text:p>233</text:p>
          </table:table-cell>
          <table:table-cell table:style-name="ce16" table:formula="oooc:=IF([.F243]&lt;0;0;[.F243])" office:value-type="currency" office:value="59880.3041003744">
            <text:p>$59,880.30</text:p>
          </table:table-cell>
          <table:table-cell table:style-name="ce16" table:formula="oooc:=[.$C$8]/12*[.B244]" office:value-type="currency" office:value="349.301773918851">
            <text:p>$349.30</text:p>
          </table:table-cell>
          <table:table-cell table:style-name="ce34" table:formula="oooc:=IF([.B244]&lt;=[.$F$2]+[.C244];[.B244]+[.C244];[.$F$2]-[.C244])" office:value-type="currency" office:value="316.000721260332">
            <text:p>$316.00</text:p>
          </table:table-cell>
          <table:table-cell table:style-name="ce16" table:formula="oooc:=IF([.B244]=0;0;[.$F$4])" office:value-type="currency" office:value="0">
            <text:p>$0.00</text:p>
          </table:table-cell>
          <table:table-cell table:style-name="ce43" table:formula="oooc:=IF(([.B244]-[.D244]-[.E244])&lt;0;0;([.B244]-([.D244]+[.E244])))" office:value-type="currency" office:value="59564.3033791141">
            <text:p>$59,564.3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34">
            <text:p>234</text:p>
          </table:table-cell>
          <table:table-cell table:style-name="ce16" table:formula="oooc:=IF([.F244]&lt;0;0;[.F244])" office:value-type="currency" office:value="59564.3033791141">
            <text:p>$59,564.30</text:p>
          </table:table-cell>
          <table:table-cell table:style-name="ce16" table:formula="oooc:=[.$C$8]/12*[.B245]" office:value-type="currency" office:value="347.458436378165">
            <text:p>$347.46</text:p>
          </table:table-cell>
          <table:table-cell table:style-name="ce34" table:formula="oooc:=IF([.B245]&lt;=[.$F$2]+[.C245];[.B245]+[.C245];[.$F$2]-[.C245])" office:value-type="currency" office:value="317.844058801017">
            <text:p>$317.84</text:p>
          </table:table-cell>
          <table:table-cell table:style-name="ce16" table:formula="oooc:=IF([.B245]=0;0;[.$F$4])" office:value-type="currency" office:value="0">
            <text:p>$0.00</text:p>
          </table:table-cell>
          <table:table-cell table:style-name="ce43" table:formula="oooc:=IF(([.B245]-[.D245]-[.E245])&lt;0;0;([.B245]-([.D245]+[.E245])))" office:value-type="currency" office:value="59246.4593203131">
            <text:p>$59,246.4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35">
            <text:p>235</text:p>
          </table:table-cell>
          <table:table-cell table:style-name="ce16" table:formula="oooc:=IF([.F245]&lt;0;0;[.F245])" office:value-type="currency" office:value="59246.4593203131">
            <text:p>$59,246.46</text:p>
          </table:table-cell>
          <table:table-cell table:style-name="ce16" table:formula="oooc:=[.$C$8]/12*[.B246]" office:value-type="currency" office:value="345.604346035159">
            <text:p>$345.60</text:p>
          </table:table-cell>
          <table:table-cell table:style-name="ce34" table:formula="oooc:=IF([.B246]&lt;=[.$F$2]+[.C246];[.B246]+[.C246];[.$F$2]-[.C246])" office:value-type="currency" office:value="319.698149144023">
            <text:p>$319.70</text:p>
          </table:table-cell>
          <table:table-cell table:style-name="ce16" table:formula="oooc:=IF([.B246]=0;0;[.$F$4])" office:value-type="currency" office:value="0">
            <text:p>$0.00</text:p>
          </table:table-cell>
          <table:table-cell table:style-name="ce43" table:formula="oooc:=IF(([.B246]-[.D246]-[.E246])&lt;0;0;([.B246]-([.D246]+[.E246])))" office:value-type="currency" office:value="58926.761171169">
            <text:p>$58,926.7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36">
            <text:p>236</text:p>
          </table:table-cell>
          <table:table-cell table:style-name="ce16" table:formula="oooc:=IF([.F246]&lt;0;0;[.F246])" office:value-type="currency" office:value="58926.761171169">
            <text:p>$58,926.76</text:p>
          </table:table-cell>
          <table:table-cell table:style-name="ce16" table:formula="oooc:=[.$C$8]/12*[.B247]" office:value-type="currency" office:value="343.739440165153">
            <text:p>$343.74</text:p>
          </table:table-cell>
          <table:table-cell table:style-name="ce34" table:formula="oooc:=IF([.B247]&lt;=[.$F$2]+[.C247];[.B247]+[.C247];[.$F$2]-[.C247])" office:value-type="currency" office:value="321.56305501403">
            <text:p>$321.56</text:p>
          </table:table-cell>
          <table:table-cell table:style-name="ce16" table:formula="oooc:=IF([.B247]=0;0;[.$F$4])" office:value-type="currency" office:value="0">
            <text:p>$0.00</text:p>
          </table:table-cell>
          <table:table-cell table:style-name="ce43" table:formula="oooc:=IF(([.B247]-[.D247]-[.E247])&lt;0;0;([.B247]-([.D247]+[.E247])))" office:value-type="currency" office:value="58605.198116155">
            <text:p>$58,605.2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37">
            <text:p>237</text:p>
          </table:table-cell>
          <table:table-cell table:style-name="ce16" table:formula="oooc:=IF([.F247]&lt;0;0;[.F247])" office:value-type="currency" office:value="58605.198116155">
            <text:p>$58,605.20</text:p>
          </table:table-cell>
          <table:table-cell table:style-name="ce16" table:formula="oooc:=[.$C$8]/12*[.B248]" office:value-type="currency" office:value="341.863655677571">
            <text:p>$341.86</text:p>
          </table:table-cell>
          <table:table-cell table:style-name="ce34" table:formula="oooc:=IF([.B248]&lt;=[.$F$2]+[.C248];[.B248]+[.C248];[.$F$2]-[.C248])" office:value-type="currency" office:value="323.438839501612">
            <text:p>$323.44</text:p>
          </table:table-cell>
          <table:table-cell table:style-name="ce16" table:formula="oooc:=IF([.B248]=0;0;[.$F$4])" office:value-type="currency" office:value="0">
            <text:p>$0.00</text:p>
          </table:table-cell>
          <table:table-cell table:style-name="ce43" table:formula="oooc:=IF(([.B248]-[.D248]-[.E248])&lt;0;0;([.B248]-([.D248]+[.E248])))" office:value-type="currency" office:value="58281.7592766534">
            <text:p>$58,281.7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38">
            <text:p>238</text:p>
          </table:table-cell>
          <table:table-cell table:style-name="ce16" table:formula="oooc:=IF([.F248]&lt;0;0;[.F248])" office:value-type="currency" office:value="58281.7592766534">
            <text:p>$58,281.76</text:p>
          </table:table-cell>
          <table:table-cell table:style-name="ce16" table:formula="oooc:=[.$C$8]/12*[.B249]" office:value-type="currency" office:value="339.976929113811">
            <text:p>$339.98</text:p>
          </table:table-cell>
          <table:table-cell table:style-name="ce34" table:formula="oooc:=IF([.B249]&lt;=[.$F$2]+[.C249];[.B249]+[.C249];[.$F$2]-[.C249])" office:value-type="currency" office:value="325.325566065371">
            <text:p>$325.33</text:p>
          </table:table-cell>
          <table:table-cell table:style-name="ce16" table:formula="oooc:=IF([.B249]=0;0;[.$F$4])" office:value-type="currency" office:value="0">
            <text:p>$0.00</text:p>
          </table:table-cell>
          <table:table-cell table:style-name="ce43" table:formula="oooc:=IF(([.B249]-[.D249]-[.E249])&lt;0;0;([.B249]-([.D249]+[.E249])))" office:value-type="currency" office:value="57956.433710588">
            <text:p>$57,956.4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39">
            <text:p>239</text:p>
          </table:table-cell>
          <table:table-cell table:style-name="ce16" table:formula="oooc:=IF([.F249]&lt;0;0;[.F249])" office:value-type="currency" office:value="57956.433710588">
            <text:p>$57,956.43</text:p>
          </table:table-cell>
          <table:table-cell table:style-name="ce16" table:formula="oooc:=[.$C$8]/12*[.B250]" office:value-type="currency" office:value="338.079196645097">
            <text:p>$338.08</text:p>
          </table:table-cell>
          <table:table-cell table:style-name="ce34" table:formula="oooc:=IF([.B250]&lt;=[.$F$2]+[.C250];[.B250]+[.C250];[.$F$2]-[.C250])" office:value-type="currency" office:value="327.223298534086">
            <text:p>$327.22</text:p>
          </table:table-cell>
          <table:table-cell table:style-name="ce16" table:formula="oooc:=IF([.B250]=0;0;[.$F$4])" office:value-type="currency" office:value="0">
            <text:p>$0.00</text:p>
          </table:table-cell>
          <table:table-cell table:style-name="ce43" table:formula="oooc:=IF(([.B250]-[.D250]-[.E250])&lt;0;0;([.B250]-([.D250]+[.E250])))" office:value-type="currency" office:value="57629.2104120539">
            <text:p>$57,629.2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40">
            <text:p>240</text:p>
          </table:table-cell>
          <table:table-cell table:style-name="ce16" table:formula="oooc:=IF([.F250]&lt;0;0;[.F250])" office:value-type="currency" office:value="57629.2104120539">
            <text:p>$57,629.21</text:p>
          </table:table-cell>
          <table:table-cell table:style-name="ce16" table:formula="oooc:=[.$C$8]/12*[.B251]" office:value-type="currency" office:value="336.170394070315">
            <text:p>$336.17</text:p>
          </table:table-cell>
          <table:table-cell table:style-name="ce34" table:formula="oooc:=IF([.B251]&lt;=[.$F$2]+[.C251];[.B251]+[.C251];[.$F$2]-[.C251])" office:value-type="currency" office:value="329.132101108868">
            <text:p>$329.13</text:p>
          </table:table-cell>
          <table:table-cell table:style-name="ce16" table:formula="oooc:=IF([.B251]=0;0;[.$F$4])" office:value-type="currency" office:value="0">
            <text:p>$0.00</text:p>
          </table:table-cell>
          <table:table-cell table:style-name="ce43" table:formula="oooc:=IF(([.B251]-[.D251]-[.E251])&lt;0;0;([.B251]-([.D251]+[.E251])))" office:value-type="currency" office:value="57300.0783109451">
            <text:p>$57,300.0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41">
            <text:p>241</text:p>
          </table:table-cell>
          <table:table-cell table:style-name="ce16" table:formula="oooc:=IF([.F251]&lt;0;0;[.F251])" office:value-type="currency" office:value="57300.0783109451">
            <text:p>$57,300.08</text:p>
          </table:table-cell>
          <table:table-cell table:style-name="ce16" table:formula="oooc:=[.$C$8]/12*[.B252]" office:value-type="currency" office:value="334.250456813846">
            <text:p>$334.25</text:p>
          </table:table-cell>
          <table:table-cell table:style-name="ce34" table:formula="oooc:=IF([.B252]&lt;=[.$F$2]+[.C252];[.B252]+[.C252];[.$F$2]-[.C252])" office:value-type="currency" office:value="331.052038365336">
            <text:p>$331.05</text:p>
          </table:table-cell>
          <table:table-cell table:style-name="ce16" table:formula="oooc:=IF([.B252]=0;0;[.$F$4])" office:value-type="currency" office:value="0">
            <text:p>$0.00</text:p>
          </table:table-cell>
          <table:table-cell table:style-name="ce43" table:formula="oooc:=IF(([.B252]-[.D252]-[.E252])&lt;0;0;([.B252]-([.D252]+[.E252])))" office:value-type="currency" office:value="56969.0262725797">
            <text:p>$56,969.0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42">
            <text:p>242</text:p>
          </table:table-cell>
          <table:table-cell table:style-name="ce16" table:formula="oooc:=IF([.F252]&lt;0;0;[.F252])" office:value-type="currency" office:value="56969.0262725797">
            <text:p>$56,969.03</text:p>
          </table:table-cell>
          <table:table-cell table:style-name="ce16" table:formula="oooc:=[.$C$8]/12*[.B253]" office:value-type="currency" office:value="332.319319923382">
            <text:p>$332.32</text:p>
          </table:table-cell>
          <table:table-cell table:style-name="ce34" table:formula="oooc:=IF([.B253]&lt;=[.$F$2]+[.C253];[.B253]+[.C253];[.$F$2]-[.C253])" office:value-type="currency" office:value="332.983175255801">
            <text:p>$332.98</text:p>
          </table:table-cell>
          <table:table-cell table:style-name="ce16" table:formula="oooc:=IF([.B253]=0;0;[.$F$4])" office:value-type="currency" office:value="0">
            <text:p>$0.00</text:p>
          </table:table-cell>
          <table:table-cell table:style-name="ce43" table:formula="oooc:=IF(([.B253]-[.D253]-[.E253])&lt;0;0;([.B253]-([.D253]+[.E253])))" office:value-type="currency" office:value="56636.0430973239">
            <text:p>$56,636.0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43">
            <text:p>243</text:p>
          </table:table-cell>
          <table:table-cell table:style-name="ce16" table:formula="oooc:=IF([.F253]&lt;0;0;[.F253])" office:value-type="currency" office:value="56636.0430973239">
            <text:p>$56,636.04</text:p>
          </table:table-cell>
          <table:table-cell table:style-name="ce16" table:formula="oooc:=[.$C$8]/12*[.B254]" office:value-type="currency" office:value="330.376918067723">
            <text:p>$330.38</text:p>
          </table:table-cell>
          <table:table-cell table:style-name="ce34" table:formula="oooc:=IF([.B254]&lt;=[.$F$2]+[.C254];[.B254]+[.C254];[.$F$2]-[.C254])" office:value-type="currency" office:value="334.92557711146">
            <text:p>$334.93</text:p>
          </table:table-cell>
          <table:table-cell table:style-name="ce16" table:formula="oooc:=IF([.B254]=0;0;[.$F$4])" office:value-type="currency" office:value="0">
            <text:p>$0.00</text:p>
          </table:table-cell>
          <table:table-cell table:style-name="ce43" table:formula="oooc:=IF(([.B254]-[.D254]-[.E254])&lt;0;0;([.B254]-([.D254]+[.E254])))" office:value-type="currency" office:value="56301.1175202125">
            <text:p>$56,301.1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44">
            <text:p>244</text:p>
          </table:table-cell>
          <table:table-cell table:style-name="ce16" table:formula="oooc:=IF([.F254]&lt;0;0;[.F254])" office:value-type="currency" office:value="56301.1175202125">
            <text:p>$56,301.12</text:p>
          </table:table-cell>
          <table:table-cell table:style-name="ce16" table:formula="oooc:=[.$C$8]/12*[.B255]" office:value-type="currency" office:value="328.423185534573">
            <text:p>$328.42</text:p>
          </table:table-cell>
          <table:table-cell table:style-name="ce34" table:formula="oooc:=IF([.B255]&lt;=[.$F$2]+[.C255];[.B255]+[.C255];[.$F$2]-[.C255])" office:value-type="currency" office:value="336.87930964461">
            <text:p>$336.88</text:p>
          </table:table-cell>
          <table:table-cell table:style-name="ce16" table:formula="oooc:=IF([.B255]=0;0;[.$F$4])" office:value-type="currency" office:value="0">
            <text:p>$0.00</text:p>
          </table:table-cell>
          <table:table-cell table:style-name="ce43" table:formula="oooc:=IF(([.B255]-[.D255]-[.E255])&lt;0;0;([.B255]-([.D255]+[.E255])))" office:value-type="currency" office:value="55964.2382105679">
            <text:p>$55,964.2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45">
            <text:p>245</text:p>
          </table:table-cell>
          <table:table-cell table:style-name="ce16" table:formula="oooc:=IF([.F255]&lt;0;0;[.F255])" office:value-type="currency" office:value="55964.2382105679">
            <text:p>$55,964.24</text:p>
          </table:table-cell>
          <table:table-cell table:style-name="ce16" table:formula="oooc:=[.$C$8]/12*[.B256]" office:value-type="currency" office:value="326.458056228312">
            <text:p>$326.46</text:p>
          </table:table-cell>
          <table:table-cell table:style-name="ce34" table:formula="oooc:=IF([.B256]&lt;=[.$F$2]+[.C256];[.B256]+[.C256];[.$F$2]-[.C256])" office:value-type="currency" office:value="338.84443895087">
            <text:p>$338.84</text:p>
          </table:table-cell>
          <table:table-cell table:style-name="ce16" table:formula="oooc:=IF([.B256]=0;0;[.$F$4])" office:value-type="currency" office:value="0">
            <text:p>$0.00</text:p>
          </table:table-cell>
          <table:table-cell table:style-name="ce43" table:formula="oooc:=IF(([.B256]-[.D256]-[.E256])&lt;0;0;([.B256]-([.D256]+[.E256])))" office:value-type="currency" office:value="55625.393771617">
            <text:p>$55,625.3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46">
            <text:p>246</text:p>
          </table:table-cell>
          <table:table-cell table:style-name="ce16" table:formula="oooc:=IF([.F256]&lt;0;0;[.F256])" office:value-type="currency" office:value="55625.393771617">
            <text:p>$55,625.39</text:p>
          </table:table-cell>
          <table:table-cell table:style-name="ce16" table:formula="oooc:=[.$C$8]/12*[.B257]" office:value-type="currency" office:value="324.481463667766">
            <text:p>$324.48</text:p>
          </table:table-cell>
          <table:table-cell table:style-name="ce34" table:formula="oooc:=IF([.B257]&lt;=[.$F$2]+[.C257];[.B257]+[.C257];[.$F$2]-[.C257])" office:value-type="currency" office:value="340.821031511417">
            <text:p>$340.82</text:p>
          </table:table-cell>
          <table:table-cell table:style-name="ce16" table:formula="oooc:=IF([.B257]=0;0;[.$F$4])" office:value-type="currency" office:value="0">
            <text:p>$0.00</text:p>
          </table:table-cell>
          <table:table-cell table:style-name="ce43" table:formula="oooc:=IF(([.B257]-[.D257]-[.E257])&lt;0;0;([.B257]-([.D257]+[.E257])))" office:value-type="currency" office:value="55284.5727401056">
            <text:p>$55,284.5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47">
            <text:p>247</text:p>
          </table:table-cell>
          <table:table-cell table:style-name="ce16" table:formula="oooc:=IF([.F257]&lt;0;0;[.F257])" office:value-type="currency" office:value="55284.5727401056">
            <text:p>$55,284.57</text:p>
          </table:table-cell>
          <table:table-cell table:style-name="ce16" table:formula="oooc:=[.$C$8]/12*[.B258]" office:value-type="currency" office:value="322.493340983949">
            <text:p>$322.49</text:p>
          </table:table-cell>
          <table:table-cell table:style-name="ce34" table:formula="oooc:=IF([.B258]&lt;=[.$F$2]+[.C258];[.B258]+[.C258];[.$F$2]-[.C258])" office:value-type="currency" office:value="342.809154195233">
            <text:p>$342.81</text:p>
          </table:table-cell>
          <table:table-cell table:style-name="ce16" table:formula="oooc:=IF([.B258]=0;0;[.$F$4])" office:value-type="currency" office:value="0">
            <text:p>$0.00</text:p>
          </table:table-cell>
          <table:table-cell table:style-name="ce43" table:formula="oooc:=IF(([.B258]-[.D258]-[.E258])&lt;0;0;([.B258]-([.D258]+[.E258])))" office:value-type="currency" office:value="54941.7635859103">
            <text:p>$54,941.7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48">
            <text:p>248</text:p>
          </table:table-cell>
          <table:table-cell table:style-name="ce16" table:formula="oooc:=IF([.F258]&lt;0;0;[.F258])" office:value-type="currency" office:value="54941.7635859103">
            <text:p>$54,941.76</text:p>
          </table:table-cell>
          <table:table-cell table:style-name="ce16" table:formula="oooc:=[.$C$8]/12*[.B259]" office:value-type="currency" office:value="320.49362091781">
            <text:p>$320.49</text:p>
          </table:table-cell>
          <table:table-cell table:style-name="ce34" table:formula="oooc:=IF([.B259]&lt;=[.$F$2]+[.C259];[.B259]+[.C259];[.$F$2]-[.C259])" office:value-type="currency" office:value="344.808874261372">
            <text:p>$344.81</text:p>
          </table:table-cell>
          <table:table-cell table:style-name="ce16" table:formula="oooc:=IF([.B259]=0;0;[.$F$4])" office:value-type="currency" office:value="0">
            <text:p>$0.00</text:p>
          </table:table-cell>
          <table:table-cell table:style-name="ce43" table:formula="oooc:=IF(([.B259]-[.D259]-[.E259])&lt;0;0;([.B259]-([.D259]+[.E259])))" office:value-type="currency" office:value="54596.954711649">
            <text:p>$54,596.9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49">
            <text:p>249</text:p>
          </table:table-cell>
          <table:table-cell table:style-name="ce16" table:formula="oooc:=IF([.F259]&lt;0;0;[.F259])" office:value-type="currency" office:value="54596.954711649">
            <text:p>$54,596.95</text:p>
          </table:table-cell>
          <table:table-cell table:style-name="ce16" table:formula="oooc:=[.$C$8]/12*[.B260]" office:value-type="currency" office:value="318.482235817952">
            <text:p>$318.48</text:p>
          </table:table-cell>
          <table:table-cell table:style-name="ce34" table:formula="oooc:=IF([.B260]&lt;=[.$F$2]+[.C260];[.B260]+[.C260];[.$F$2]-[.C260])" office:value-type="currency" office:value="346.82025936123">
            <text:p>$346.82</text:p>
          </table:table-cell>
          <table:table-cell table:style-name="ce16" table:formula="oooc:=IF([.B260]=0;0;[.$F$4])" office:value-type="currency" office:value="0">
            <text:p>$0.00</text:p>
          </table:table-cell>
          <table:table-cell table:style-name="ce43" table:formula="oooc:=IF(([.B260]-[.D260]-[.E260])&lt;0;0;([.B260]-([.D260]+[.E260])))" office:value-type="currency" office:value="54250.1344522877">
            <text:p>$54,250.1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50">
            <text:p>250</text:p>
          </table:table-cell>
          <table:table-cell table:style-name="ce16" table:formula="oooc:=IF([.F260]&lt;0;0;[.F260])" office:value-type="currency" office:value="54250.1344522877">
            <text:p>$54,250.13</text:p>
          </table:table-cell>
          <table:table-cell table:style-name="ce16" table:formula="oooc:=[.$C$8]/12*[.B261]" office:value-type="currency" office:value="316.459117638345">
            <text:p>$316.46</text:p>
          </table:table-cell>
          <table:table-cell table:style-name="ce34" table:formula="oooc:=IF([.B261]&lt;=[.$F$2]+[.C261];[.B261]+[.C261];[.$F$2]-[.C261])" office:value-type="currency" office:value="348.843377540837">
            <text:p>$348.84</text:p>
          </table:table-cell>
          <table:table-cell table:style-name="ce16" table:formula="oooc:=IF([.B261]=0;0;[.$F$4])" office:value-type="currency" office:value="0">
            <text:p>$0.00</text:p>
          </table:table-cell>
          <table:table-cell table:style-name="ce43" table:formula="oooc:=IF(([.B261]-[.D261]-[.E261])&lt;0;0;([.B261]-([.D261]+[.E261])))" office:value-type="currency" office:value="53901.2910747469">
            <text:p>$53,901.2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51">
            <text:p>251</text:p>
          </table:table-cell>
          <table:table-cell table:style-name="ce16" table:formula="oooc:=IF([.F261]&lt;0;0;[.F261])" office:value-type="currency" office:value="53901.2910747469">
            <text:p>$53,901.29</text:p>
          </table:table-cell>
          <table:table-cell table:style-name="ce16" table:formula="oooc:=[.$C$8]/12*[.B262]" office:value-type="currency" office:value="314.424197936024">
            <text:p>$314.42</text:p>
          </table:table-cell>
          <table:table-cell table:style-name="ce34" table:formula="oooc:=IF([.B262]&lt;=[.$F$2]+[.C262];[.B262]+[.C262];[.$F$2]-[.C262])" office:value-type="currency" office:value="350.878297243159">
            <text:p>$350.88</text:p>
          </table:table-cell>
          <table:table-cell table:style-name="ce16" table:formula="oooc:=IF([.B262]=0;0;[.$F$4])" office:value-type="currency" office:value="0">
            <text:p>$0.00</text:p>
          </table:table-cell>
          <table:table-cell table:style-name="ce43" table:formula="oooc:=IF(([.B262]-[.D262]-[.E262])&lt;0;0;([.B262]-([.D262]+[.E262])))" office:value-type="currency" office:value="53550.4127775037">
            <text:p>$53,550.4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52">
            <text:p>252</text:p>
          </table:table-cell>
          <table:table-cell table:style-name="ce16" table:formula="oooc:=IF([.F262]&lt;0;0;[.F262])" office:value-type="currency" office:value="53550.4127775037">
            <text:p>$53,550.41</text:p>
          </table:table-cell>
          <table:table-cell table:style-name="ce16" table:formula="oooc:=[.$C$8]/12*[.B263]" office:value-type="currency" office:value="312.377407868772">
            <text:p>$312.38</text:p>
          </table:table-cell>
          <table:table-cell table:style-name="ce34" table:formula="oooc:=IF([.B263]&lt;=[.$F$2]+[.C263];[.B263]+[.C263];[.$F$2]-[.C263])" office:value-type="currency" office:value="352.925087310411">
            <text:p>$352.93</text:p>
          </table:table-cell>
          <table:table-cell table:style-name="ce16" table:formula="oooc:=IF([.B263]=0;0;[.$F$4])" office:value-type="currency" office:value="0">
            <text:p>$0.00</text:p>
          </table:table-cell>
          <table:table-cell table:style-name="ce43" table:formula="oooc:=IF(([.B263]-[.D263]-[.E263])&lt;0;0;([.B263]-([.D263]+[.E263])))" office:value-type="currency" office:value="53197.4876901933">
            <text:p>$53,197.4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53">
            <text:p>253</text:p>
          </table:table-cell>
          <table:table-cell table:style-name="ce16" table:formula="oooc:=IF([.F263]&lt;0;0;[.F263])" office:value-type="currency" office:value="53197.4876901933">
            <text:p>$53,197.49</text:p>
          </table:table-cell>
          <table:table-cell table:style-name="ce16" table:formula="oooc:=[.$C$8]/12*[.B264]" office:value-type="currency" office:value="310.318678192794">
            <text:p>$310.32</text:p>
          </table:table-cell>
          <table:table-cell table:style-name="ce34" table:formula="oooc:=IF([.B264]&lt;=[.$F$2]+[.C264];[.B264]+[.C264];[.$F$2]-[.C264])" office:value-type="currency" office:value="354.983816986388">
            <text:p>$354.98</text:p>
          </table:table-cell>
          <table:table-cell table:style-name="ce16" table:formula="oooc:=IF([.B264]=0;0;[.$F$4])" office:value-type="currency" office:value="0">
            <text:p>$0.00</text:p>
          </table:table-cell>
          <table:table-cell table:style-name="ce43" table:formula="oooc:=IF(([.B264]-[.D264]-[.E264])&lt;0;0;([.B264]-([.D264]+[.E264])))" office:value-type="currency" office:value="52842.503873207">
            <text:p>$52,842.5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54">
            <text:p>254</text:p>
          </table:table-cell>
          <table:table-cell table:style-name="ce16" table:formula="oooc:=IF([.F264]&lt;0;0;[.F264])" office:value-type="currency" office:value="52842.503873207">
            <text:p>$52,842.50</text:p>
          </table:table-cell>
          <table:table-cell table:style-name="ce16" table:formula="oooc:=[.$C$8]/12*[.B265]" office:value-type="currency" office:value="308.247939260374">
            <text:p>$308.25</text:p>
          </table:table-cell>
          <table:table-cell table:style-name="ce34" table:formula="oooc:=IF([.B265]&lt;=[.$F$2]+[.C265];[.B265]+[.C265];[.$F$2]-[.C265])" office:value-type="currency" office:value="357.054555918809">
            <text:p>$357.05</text:p>
          </table:table-cell>
          <table:table-cell table:style-name="ce16" table:formula="oooc:=IF([.B265]=0;0;[.$F$4])" office:value-type="currency" office:value="0">
            <text:p>$0.00</text:p>
          </table:table-cell>
          <table:table-cell table:style-name="ce43" table:formula="oooc:=IF(([.B265]-[.D265]-[.E265])&lt;0;0;([.B265]-([.D265]+[.E265])))" office:value-type="currency" office:value="52485.4493172881">
            <text:p>$52,485.4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55">
            <text:p>255</text:p>
          </table:table-cell>
          <table:table-cell table:style-name="ce16" table:formula="oooc:=IF([.F265]&lt;0;0;[.F265])" office:value-type="currency" office:value="52485.4493172881">
            <text:p>$52,485.45</text:p>
          </table:table-cell>
          <table:table-cell table:style-name="ce16" table:formula="oooc:=[.$C$8]/12*[.B266]" office:value-type="currency" office:value="306.165121017514">
            <text:p>$306.17</text:p>
          </table:table-cell>
          <table:table-cell table:style-name="ce34" table:formula="oooc:=IF([.B266]&lt;=[.$F$2]+[.C266];[.B266]+[.C266];[.$F$2]-[.C266])" office:value-type="currency" office:value="359.137374161668">
            <text:p>$359.14</text:p>
          </table:table-cell>
          <table:table-cell table:style-name="ce16" table:formula="oooc:=IF([.B266]=0;0;[.$F$4])" office:value-type="currency" office:value="0">
            <text:p>$0.00</text:p>
          </table:table-cell>
          <table:table-cell table:style-name="ce43" table:formula="oooc:=IF(([.B266]-[.D266]-[.E266])&lt;0;0;([.B266]-([.D266]+[.E266])))" office:value-type="currency" office:value="52126.3119431265">
            <text:p>$52,126.3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56">
            <text:p>256</text:p>
          </table:table-cell>
          <table:table-cell table:style-name="ce16" table:formula="oooc:=IF([.F266]&lt;0;0;[.F266])" office:value-type="currency" office:value="52126.3119431265">
            <text:p>$52,126.31</text:p>
          </table:table-cell>
          <table:table-cell table:style-name="ce16" table:formula="oooc:=[.$C$8]/12*[.B267]" office:value-type="currency" office:value="304.070153001571">
            <text:p>$304.07</text:p>
          </table:table-cell>
          <table:table-cell table:style-name="ce34" table:formula="oooc:=IF([.B267]&lt;=[.$F$2]+[.C267];[.B267]+[.C267];[.$F$2]-[.C267])" office:value-type="currency" office:value="361.232342177611">
            <text:p>$361.23</text:p>
          </table:table-cell>
          <table:table-cell table:style-name="ce16" table:formula="oooc:=IF([.B267]=0;0;[.$F$4])" office:value-type="currency" office:value="0">
            <text:p>$0.00</text:p>
          </table:table-cell>
          <table:table-cell table:style-name="ce43" table:formula="oooc:=IF(([.B267]-[.D267]-[.E267])&lt;0;0;([.B267]-([.D267]+[.E267])))" office:value-type="currency" office:value="51765.0796009489">
            <text:p>$51,765.0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57">
            <text:p>257</text:p>
          </table:table-cell>
          <table:table-cell table:style-name="ce16" table:formula="oooc:=IF([.F267]&lt;0;0;[.F267])" office:value-type="currency" office:value="51765.0796009489">
            <text:p>$51,765.08</text:p>
          </table:table-cell>
          <table:table-cell table:style-name="ce16" table:formula="oooc:=[.$C$8]/12*[.B268]" office:value-type="currency" office:value="301.962964338868">
            <text:p>$301.96</text:p>
          </table:table-cell>
          <table:table-cell table:style-name="ce34" table:formula="oooc:=IF([.B268]&lt;=[.$F$2]+[.C268];[.B268]+[.C268];[.$F$2]-[.C268])" office:value-type="currency" office:value="363.339530840314">
            <text:p>$363.34</text:p>
          </table:table-cell>
          <table:table-cell table:style-name="ce16" table:formula="oooc:=IF([.B268]=0;0;[.$F$4])" office:value-type="currency" office:value="0">
            <text:p>$0.00</text:p>
          </table:table-cell>
          <table:table-cell table:style-name="ce43" table:formula="oooc:=IF(([.B268]-[.D268]-[.E268])&lt;0;0;([.B268]-([.D268]+[.E268])))" office:value-type="currency" office:value="51401.7400701085">
            <text:p>$51,401.7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58">
            <text:p>258</text:p>
          </table:table-cell>
          <table:table-cell table:style-name="ce16" table:formula="oooc:=IF([.F268]&lt;0;0;[.F268])" office:value-type="currency" office:value="51401.7400701085">
            <text:p>$51,401.74</text:p>
          </table:table-cell>
          <table:table-cell table:style-name="ce16" table:formula="oooc:=[.$C$8]/12*[.B269]" office:value-type="currency" office:value="299.8434837423">
            <text:p>$299.84</text:p>
          </table:table-cell>
          <table:table-cell table:style-name="ce34" table:formula="oooc:=IF([.B269]&lt;=[.$F$2]+[.C269];[.B269]+[.C269];[.$F$2]-[.C269])" office:value-type="currency" office:value="365.459011436883">
            <text:p>$365.46</text:p>
          </table:table-cell>
          <table:table-cell table:style-name="ce16" table:formula="oooc:=IF([.B269]=0;0;[.$F$4])" office:value-type="currency" office:value="0">
            <text:p>$0.00</text:p>
          </table:table-cell>
          <table:table-cell table:style-name="ce43" table:formula="oooc:=IF(([.B269]-[.D269]-[.E269])&lt;0;0;([.B269]-([.D269]+[.E269])))" office:value-type="currency" office:value="51036.2810586717">
            <text:p>$51,036.2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59">
            <text:p>259</text:p>
          </table:table-cell>
          <table:table-cell table:style-name="ce16" table:formula="oooc:=IF([.F269]&lt;0;0;[.F269])" office:value-type="currency" office:value="51036.2810586717">
            <text:p>$51,036.28</text:p>
          </table:table-cell>
          <table:table-cell table:style-name="ce16" table:formula="oooc:=[.$C$8]/12*[.B270]" office:value-type="currency" office:value="297.711639508918">
            <text:p>$297.71</text:p>
          </table:table-cell>
          <table:table-cell table:style-name="ce34" table:formula="oooc:=IF([.B270]&lt;=[.$F$2]+[.C270];[.B270]+[.C270];[.$F$2]-[.C270])" office:value-type="currency" office:value="367.590855670264">
            <text:p>$367.59</text:p>
          </table:table-cell>
          <table:table-cell table:style-name="ce16" table:formula="oooc:=IF([.B270]=0;0;[.$F$4])" office:value-type="currency" office:value="0">
            <text:p>$0.00</text:p>
          </table:table-cell>
          <table:table-cell table:style-name="ce43" table:formula="oooc:=IF(([.B270]-[.D270]-[.E270])&lt;0;0;([.B270]-([.D270]+[.E270])))" office:value-type="currency" office:value="50668.6902030014">
            <text:p>$50,668.6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60">
            <text:p>260</text:p>
          </table:table-cell>
          <table:table-cell table:style-name="ce16" table:formula="oooc:=IF([.F270]&lt;0;0;[.F270])" office:value-type="currency" office:value="50668.6902030014">
            <text:p>$50,668.69</text:p>
          </table:table-cell>
          <table:table-cell table:style-name="ce16" table:formula="oooc:=[.$C$8]/12*[.B271]" office:value-type="currency" office:value="295.567359517508">
            <text:p>$295.57</text:p>
          </table:table-cell>
          <table:table-cell table:style-name="ce34" table:formula="oooc:=IF([.B271]&lt;=[.$F$2]+[.C271];[.B271]+[.C271];[.$F$2]-[.C271])" office:value-type="currency" office:value="369.735135661674">
            <text:p>$369.74</text:p>
          </table:table-cell>
          <table:table-cell table:style-name="ce16" table:formula="oooc:=IF([.B271]=0;0;[.$F$4])" office:value-type="currency" office:value="0">
            <text:p>$0.00</text:p>
          </table:table-cell>
          <table:table-cell table:style-name="ce43" table:formula="oooc:=IF(([.B271]-[.D271]-[.E271])&lt;0;0;([.B271]-([.D271]+[.E271])))" office:value-type="currency" office:value="50298.9550673397">
            <text:p>$50,298.9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61">
            <text:p>261</text:p>
          </table:table-cell>
          <table:table-cell table:style-name="ce16" table:formula="oooc:=IF([.F271]&lt;0;0;[.F271])" office:value-type="currency" office:value="50298.9550673397">
            <text:p>$50,298.96</text:p>
          </table:table-cell>
          <table:table-cell table:style-name="ce16" table:formula="oooc:=[.$C$8]/12*[.B272]" office:value-type="currency" office:value="293.410571226148">
            <text:p>$293.41</text:p>
          </table:table-cell>
          <table:table-cell table:style-name="ce34" table:formula="oooc:=IF([.B272]&lt;=[.$F$2]+[.C272];[.B272]+[.C272];[.$F$2]-[.C272])" office:value-type="currency" office:value="371.891923953034">
            <text:p>$371.89</text:p>
          </table:table-cell>
          <table:table-cell table:style-name="ce16" table:formula="oooc:=IF([.B272]=0;0;[.$F$4])" office:value-type="currency" office:value="0">
            <text:p>$0.00</text:p>
          </table:table-cell>
          <table:table-cell table:style-name="ce43" table:formula="oooc:=IF(([.B272]-[.D272]-[.E272])&lt;0;0;([.B272]-([.D272]+[.E272])))" office:value-type="currency" office:value="49927.0631433867">
            <text:p>$49,927.0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62">
            <text:p>262</text:p>
          </table:table-cell>
          <table:table-cell table:style-name="ce16" table:formula="oooc:=IF([.F272]&lt;0;0;[.F272])" office:value-type="currency" office:value="49927.0631433867">
            <text:p>$49,927.06</text:p>
          </table:table-cell>
          <table:table-cell table:style-name="ce16" table:formula="oooc:=[.$C$8]/12*[.B273]" office:value-type="currency" office:value="291.241201669756">
            <text:p>$291.24</text:p>
          </table:table-cell>
          <table:table-cell table:style-name="ce34" table:formula="oooc:=IF([.B273]&lt;=[.$F$2]+[.C273];[.B273]+[.C273];[.$F$2]-[.C273])" office:value-type="currency" office:value="374.061293509427">
            <text:p>$374.06</text:p>
          </table:table-cell>
          <table:table-cell table:style-name="ce16" table:formula="oooc:=IF([.B273]=0;0;[.$F$4])" office:value-type="currency" office:value="0">
            <text:p>$0.00</text:p>
          </table:table-cell>
          <table:table-cell table:style-name="ce43" table:formula="oooc:=IF(([.B273]-[.D273]-[.E273])&lt;0;0;([.B273]-([.D273]+[.E273])))" office:value-type="currency" office:value="49553.0018498773">
            <text:p>$49,553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63">
            <text:p>263</text:p>
          </table:table-cell>
          <table:table-cell table:style-name="ce16" table:formula="oooc:=IF([.F273]&lt;0;0;[.F273])" office:value-type="currency" office:value="49553.0018498773">
            <text:p>$49,553.00</text:p>
          </table:table-cell>
          <table:table-cell table:style-name="ce16" table:formula="oooc:=[.$C$8]/12*[.B274]" office:value-type="currency" office:value="289.059177457617">
            <text:p>$289.06</text:p>
          </table:table-cell>
          <table:table-cell table:style-name="ce34" table:formula="oooc:=IF([.B274]&lt;=[.$F$2]+[.C274];[.B274]+[.C274];[.$F$2]-[.C274])" office:value-type="currency" office:value="376.243317721565">
            <text:p>$376.24</text:p>
          </table:table-cell>
          <table:table-cell table:style-name="ce16" table:formula="oooc:=IF([.B274]=0;0;[.$F$4])" office:value-type="currency" office:value="0">
            <text:p>$0.00</text:p>
          </table:table-cell>
          <table:table-cell table:style-name="ce43" table:formula="oooc:=IF(([.B274]-[.D274]-[.E274])&lt;0;0;([.B274]-([.D274]+[.E274])))" office:value-type="currency" office:value="49176.7585321557">
            <text:p>$49,176.7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64">
            <text:p>264</text:p>
          </table:table-cell>
          <table:table-cell table:style-name="ce16" table:formula="oooc:=IF([.F274]&lt;0;0;[.F274])" office:value-type="currency" office:value="49176.7585321557">
            <text:p>$49,176.76</text:p>
          </table:table-cell>
          <table:table-cell table:style-name="ce16" table:formula="oooc:=[.$C$8]/12*[.B275]" office:value-type="currency" office:value="286.864424770908">
            <text:p>$286.86</text:p>
          </table:table-cell>
          <table:table-cell table:style-name="ce34" table:formula="oooc:=IF([.B275]&lt;=[.$F$2]+[.C275];[.B275]+[.C275];[.$F$2]-[.C275])" office:value-type="currency" office:value="378.438070408274">
            <text:p>$378.44</text:p>
          </table:table-cell>
          <table:table-cell table:style-name="ce16" table:formula="oooc:=IF([.B275]=0;0;[.$F$4])" office:value-type="currency" office:value="0">
            <text:p>$0.00</text:p>
          </table:table-cell>
          <table:table-cell table:style-name="ce43" table:formula="oooc:=IF(([.B275]-[.D275]-[.E275])&lt;0;0;([.B275]-([.D275]+[.E275])))" office:value-type="currency" office:value="48798.3204617474">
            <text:p>$48,798.3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65">
            <text:p>265</text:p>
          </table:table-cell>
          <table:table-cell table:style-name="ce16" table:formula="oooc:=IF([.F275]&lt;0;0;[.F275])" office:value-type="currency" office:value="48798.3204617474">
            <text:p>$48,798.32</text:p>
          </table:table-cell>
          <table:table-cell table:style-name="ce16" table:formula="oooc:=[.$C$8]/12*[.B276]" office:value-type="currency" office:value="284.656869360193">
            <text:p>$284.66</text:p>
          </table:table-cell>
          <table:table-cell table:style-name="ce34" table:formula="oooc:=IF([.B276]&lt;=[.$F$2]+[.C276];[.B276]+[.C276];[.$F$2]-[.C276])" office:value-type="currency" office:value="380.645625818989">
            <text:p>$380.65</text:p>
          </table:table-cell>
          <table:table-cell table:style-name="ce16" table:formula="oooc:=IF([.B276]=0;0;[.$F$4])" office:value-type="currency" office:value="0">
            <text:p>$0.00</text:p>
          </table:table-cell>
          <table:table-cell table:style-name="ce43" table:formula="oooc:=IF(([.B276]-[.D276]-[.E276])&lt;0;0;([.B276]-([.D276]+[.E276])))" office:value-type="currency" office:value="48417.6748359284">
            <text:p>$48,417.6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66">
            <text:p>266</text:p>
          </table:table-cell>
          <table:table-cell table:style-name="ce16" table:formula="oooc:=IF([.F276]&lt;0;0;[.F276])" office:value-type="currency" office:value="48417.6748359284">
            <text:p>$48,417.67</text:p>
          </table:table-cell>
          <table:table-cell table:style-name="ce16" table:formula="oooc:=[.$C$8]/12*[.B277]" office:value-type="currency" office:value="282.436436542916">
            <text:p>$282.44</text:p>
          </table:table-cell>
          <table:table-cell table:style-name="ce34" table:formula="oooc:=IF([.B277]&lt;=[.$F$2]+[.C277];[.B277]+[.C277];[.$F$2]-[.C277])" office:value-type="currency" office:value="382.866058636267">
            <text:p>$382.87</text:p>
          </table:table-cell>
          <table:table-cell table:style-name="ce16" table:formula="oooc:=IF([.B277]=0;0;[.$F$4])" office:value-type="currency" office:value="0">
            <text:p>$0.00</text:p>
          </table:table-cell>
          <table:table-cell table:style-name="ce43" table:formula="oooc:=IF(([.B277]-[.D277]-[.E277])&lt;0;0;([.B277]-([.D277]+[.E277])))" office:value-type="currency" office:value="48034.8087772922">
            <text:p>$48,034.8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67">
            <text:p>267</text:p>
          </table:table-cell>
          <table:table-cell table:style-name="ce16" table:formula="oooc:=IF([.F277]&lt;0;0;[.F277])" office:value-type="currency" office:value="48034.8087772922">
            <text:p>$48,034.81</text:p>
          </table:table-cell>
          <table:table-cell table:style-name="ce16" table:formula="oooc:=[.$C$8]/12*[.B278]" office:value-type="currency" office:value="280.203051200871">
            <text:p>$280.20</text:p>
          </table:table-cell>
          <table:table-cell table:style-name="ce34" table:formula="oooc:=IF([.B278]&lt;=[.$F$2]+[.C278];[.B278]+[.C278];[.$F$2]-[.C278])" office:value-type="currency" office:value="385.099443978311">
            <text:p>$385.10</text:p>
          </table:table-cell>
          <table:table-cell table:style-name="ce16" table:formula="oooc:=IF([.B278]=0;0;[.$F$4])" office:value-type="currency" office:value="0">
            <text:p>$0.00</text:p>
          </table:table-cell>
          <table:table-cell table:style-name="ce43" table:formula="oooc:=IF(([.B278]-[.D278]-[.E278])&lt;0;0;([.B278]-([.D278]+[.E278])))" office:value-type="currency" office:value="47649.7093333139">
            <text:p>$47,649.7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68">
            <text:p>268</text:p>
          </table:table-cell>
          <table:table-cell table:style-name="ce16" table:formula="oooc:=IF([.F278]&lt;0;0;[.F278])" office:value-type="currency" office:value="47649.7093333139">
            <text:p>$47,649.71</text:p>
          </table:table-cell>
          <table:table-cell table:style-name="ce16" table:formula="oooc:=[.$C$8]/12*[.B279]" office:value-type="currency" office:value="277.956637777664">
            <text:p>$277.96</text:p>
          </table:table-cell>
          <table:table-cell table:style-name="ce34" table:formula="oooc:=IF([.B279]&lt;=[.$F$2]+[.C279];[.B279]+[.C279];[.$F$2]-[.C279])" office:value-type="currency" office:value="387.345857401518">
            <text:p>$387.35</text:p>
          </table:table-cell>
          <table:table-cell table:style-name="ce16" table:formula="oooc:=IF([.B279]=0;0;[.$F$4])" office:value-type="currency" office:value="0">
            <text:p>$0.00</text:p>
          </table:table-cell>
          <table:table-cell table:style-name="ce43" table:formula="oooc:=IF(([.B279]-[.D279]-[.E279])&lt;0;0;([.B279]-([.D279]+[.E279])))" office:value-type="currency" office:value="47262.3634759123">
            <text:p>$47,262.3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69">
            <text:p>269</text:p>
          </table:table-cell>
          <table:table-cell table:style-name="ce16" table:formula="oooc:=IF([.F279]&lt;0;0;[.F279])" office:value-type="currency" office:value="47262.3634759123">
            <text:p>$47,262.36</text:p>
          </table:table-cell>
          <table:table-cell table:style-name="ce16" table:formula="oooc:=[.$C$8]/12*[.B280]" office:value-type="currency" office:value="275.697120276155">
            <text:p>$275.70</text:p>
          </table:table-cell>
          <table:table-cell table:style-name="ce34" table:formula="oooc:=IF([.B280]&lt;=[.$F$2]+[.C280];[.B280]+[.C280];[.$F$2]-[.C280])" office:value-type="currency" office:value="389.605374903027">
            <text:p>$389.61</text:p>
          </table:table-cell>
          <table:table-cell table:style-name="ce16" table:formula="oooc:=IF([.B280]=0;0;[.$F$4])" office:value-type="currency" office:value="0">
            <text:p>$0.00</text:p>
          </table:table-cell>
          <table:table-cell table:style-name="ce43" table:formula="oooc:=IF(([.B280]-[.D280]-[.E280])&lt;0;0;([.B280]-([.D280]+[.E280])))" office:value-type="currency" office:value="46872.7581010093">
            <text:p>$46,872.7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70">
            <text:p>270</text:p>
          </table:table-cell>
          <table:table-cell table:style-name="ce16" table:formula="oooc:=IF([.F280]&lt;0;0;[.F280])" office:value-type="currency" office:value="46872.7581010093">
            <text:p>$46,872.76</text:p>
          </table:table-cell>
          <table:table-cell table:style-name="ce16" table:formula="oooc:=[.$C$8]/12*[.B281]" office:value-type="currency" office:value="273.424422255888">
            <text:p>$273.42</text:p>
          </table:table-cell>
          <table:table-cell table:style-name="ce34" table:formula="oooc:=IF([.B281]&lt;=[.$F$2]+[.C281];[.B281]+[.C281];[.$F$2]-[.C281])" office:value-type="currency" office:value="391.878072923295">
            <text:p>$391.88</text:p>
          </table:table-cell>
          <table:table-cell table:style-name="ce16" table:formula="oooc:=IF([.B281]=0;0;[.$F$4])" office:value-type="currency" office:value="0">
            <text:p>$0.00</text:p>
          </table:table-cell>
          <table:table-cell table:style-name="ce43" table:formula="oooc:=IF(([.B281]-[.D281]-[.E281])&lt;0;0;([.B281]-([.D281]+[.E281])))" office:value-type="currency" office:value="46480.880028086">
            <text:p>$46,480.8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71">
            <text:p>271</text:p>
          </table:table-cell>
          <table:table-cell table:style-name="ce16" table:formula="oooc:=IF([.F281]&lt;0;0;[.F281])" office:value-type="currency" office:value="46480.880028086">
            <text:p>$46,480.88</text:p>
          </table:table-cell>
          <table:table-cell table:style-name="ce16" table:formula="oooc:=[.$C$8]/12*[.B282]" office:value-type="currency" office:value="271.138466830502">
            <text:p>$271.14</text:p>
          </table:table-cell>
          <table:table-cell table:style-name="ce34" table:formula="oooc:=IF([.B282]&lt;=[.$F$2]+[.C282];[.B282]+[.C282];[.$F$2]-[.C282])" office:value-type="currency" office:value="394.164028348681">
            <text:p>$394.16</text:p>
          </table:table-cell>
          <table:table-cell table:style-name="ce16" table:formula="oooc:=IF([.B282]=0;0;[.$F$4])" office:value-type="currency" office:value="0">
            <text:p>$0.00</text:p>
          </table:table-cell>
          <table:table-cell table:style-name="ce43" table:formula="oooc:=IF(([.B282]-[.D282]-[.E282])&lt;0;0;([.B282]-([.D282]+[.E282])))" office:value-type="currency" office:value="46086.7159997374">
            <text:p>$46,086.7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72">
            <text:p>272</text:p>
          </table:table-cell>
          <table:table-cell table:style-name="ce16" table:formula="oooc:=IF([.F282]&lt;0;0;[.F282])" office:value-type="currency" office:value="46086.7159997374">
            <text:p>$46,086.72</text:p>
          </table:table-cell>
          <table:table-cell table:style-name="ce16" table:formula="oooc:=[.$C$8]/12*[.B283]" office:value-type="currency" office:value="268.839176665135">
            <text:p>$268.84</text:p>
          </table:table-cell>
          <table:table-cell table:style-name="ce34" table:formula="oooc:=IF([.B283]&lt;=[.$F$2]+[.C283];[.B283]+[.C283];[.$F$2]-[.C283])" office:value-type="currency" office:value="396.463318514048">
            <text:p>$396.46</text:p>
          </table:table-cell>
          <table:table-cell table:style-name="ce16" table:formula="oooc:=IF([.B283]=0;0;[.$F$4])" office:value-type="currency" office:value="0">
            <text:p>$0.00</text:p>
          </table:table-cell>
          <table:table-cell table:style-name="ce43" table:formula="oooc:=IF(([.B283]-[.D283]-[.E283])&lt;0;0;([.B283]-([.D283]+[.E283])))" office:value-type="currency" office:value="45690.2526812233">
            <text:p>$45,690.2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73">
            <text:p>273</text:p>
          </table:table-cell>
          <table:table-cell table:style-name="ce16" table:formula="oooc:=IF([.F283]&lt;0;0;[.F283])" office:value-type="currency" office:value="45690.2526812233">
            <text:p>$45,690.25</text:p>
          </table:table-cell>
          <table:table-cell table:style-name="ce16" table:formula="oooc:=[.$C$8]/12*[.B284]" office:value-type="currency" office:value="266.526473973803">
            <text:p>$266.53</text:p>
          </table:table-cell>
          <table:table-cell table:style-name="ce34" table:formula="oooc:=IF([.B284]&lt;=[.$F$2]+[.C284];[.B284]+[.C284];[.$F$2]-[.C284])" office:value-type="currency" office:value="398.77602120538">
            <text:p>$398.78</text:p>
          </table:table-cell>
          <table:table-cell table:style-name="ce16" table:formula="oooc:=IF([.B284]=0;0;[.$F$4])" office:value-type="currency" office:value="0">
            <text:p>$0.00</text:p>
          </table:table-cell>
          <table:table-cell table:style-name="ce43" table:formula="oooc:=IF(([.B284]-[.D284]-[.E284])&lt;0;0;([.B284]-([.D284]+[.E284])))" office:value-type="currency" office:value="45291.4766600179">
            <text:p>$45,291.4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74">
            <text:p>274</text:p>
          </table:table-cell>
          <table:table-cell table:style-name="ce16" table:formula="oooc:=IF([.F284]&lt;0;0;[.F284])" office:value-type="currency" office:value="45291.4766600179">
            <text:p>$45,291.48</text:p>
          </table:table-cell>
          <table:table-cell table:style-name="ce16" table:formula="oooc:=[.$C$8]/12*[.B285]" office:value-type="currency" office:value="264.200280516771">
            <text:p>$264.20</text:p>
          </table:table-cell>
          <table:table-cell table:style-name="ce34" table:formula="oooc:=IF([.B285]&lt;=[.$F$2]+[.C285];[.B285]+[.C285];[.$F$2]-[.C285])" office:value-type="currency" office:value="401.102214662411">
            <text:p>$401.10</text:p>
          </table:table-cell>
          <table:table-cell table:style-name="ce16" table:formula="oooc:=IF([.B285]=0;0;[.$F$4])" office:value-type="currency" office:value="0">
            <text:p>$0.00</text:p>
          </table:table-cell>
          <table:table-cell table:style-name="ce43" table:formula="oooc:=IF(([.B285]-[.D285]-[.E285])&lt;0;0;([.B285]-([.D285]+[.E285])))" office:value-type="currency" office:value="44890.3744453555">
            <text:p>$44,890.3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75">
            <text:p>275</text:p>
          </table:table-cell>
          <table:table-cell table:style-name="ce16" table:formula="oooc:=IF([.F285]&lt;0;0;[.F285])" office:value-type="currency" office:value="44890.3744453555">
            <text:p>$44,890.37</text:p>
          </table:table-cell>
          <table:table-cell table:style-name="ce16" table:formula="oooc:=[.$C$8]/12*[.B286]" office:value-type="currency" office:value="261.860517597907">
            <text:p>$261.86</text:p>
          </table:table-cell>
          <table:table-cell table:style-name="ce34" table:formula="oooc:=IF([.B286]&lt;=[.$F$2]+[.C286];[.B286]+[.C286];[.$F$2]-[.C286])" office:value-type="currency" office:value="403.441977581275">
            <text:p>$403.44</text:p>
          </table:table-cell>
          <table:table-cell table:style-name="ce16" table:formula="oooc:=IF([.B286]=0;0;[.$F$4])" office:value-type="currency" office:value="0">
            <text:p>$0.00</text:p>
          </table:table-cell>
          <table:table-cell table:style-name="ce43" table:formula="oooc:=IF(([.B286]-[.D286]-[.E286])&lt;0;0;([.B286]-([.D286]+[.E286])))" office:value-type="currency" office:value="44486.9324677742">
            <text:p>$44,486.9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76">
            <text:p>276</text:p>
          </table:table-cell>
          <table:table-cell table:style-name="ce16" table:formula="oooc:=IF([.F286]&lt;0;0;[.F286])" office:value-type="currency" office:value="44486.9324677742">
            <text:p>$44,486.93</text:p>
          </table:table-cell>
          <table:table-cell table:style-name="ce16" table:formula="oooc:=[.$C$8]/12*[.B287]" office:value-type="currency" office:value="259.507106062016">
            <text:p>$259.51</text:p>
          </table:table-cell>
          <table:table-cell table:style-name="ce34" table:formula="oooc:=IF([.B287]&lt;=[.$F$2]+[.C287];[.B287]+[.C287];[.$F$2]-[.C287])" office:value-type="currency" office:value="405.795389117166">
            <text:p>$405.80</text:p>
          </table:table-cell>
          <table:table-cell table:style-name="ce16" table:formula="oooc:=IF([.B287]=0;0;[.$F$4])" office:value-type="currency" office:value="0">
            <text:p>$0.00</text:p>
          </table:table-cell>
          <table:table-cell table:style-name="ce43" table:formula="oooc:=IF(([.B287]-[.D287]-[.E287])&lt;0;0;([.B287]-([.D287]+[.E287])))" office:value-type="currency" office:value="44081.1370786571">
            <text:p>$44,081.1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77">
            <text:p>277</text:p>
          </table:table-cell>
          <table:table-cell table:style-name="ce16" table:formula="oooc:=IF([.F287]&lt;0;0;[.F287])" office:value-type="currency" office:value="44081.1370786571">
            <text:p>$44,081.14</text:p>
          </table:table-cell>
          <table:table-cell table:style-name="ce16" table:formula="oooc:=[.$C$8]/12*[.B288]" office:value-type="currency" office:value="257.139966292166">
            <text:p>$257.14</text:p>
          </table:table-cell>
          <table:table-cell table:style-name="ce34" table:formula="oooc:=IF([.B288]&lt;=[.$F$2]+[.C288];[.B288]+[.C288];[.$F$2]-[.C288])" office:value-type="currency" office:value="408.162528887016">
            <text:p>$408.16</text:p>
          </table:table-cell>
          <table:table-cell table:style-name="ce16" table:formula="oooc:=IF([.B288]=0;0;[.$F$4])" office:value-type="currency" office:value="0">
            <text:p>$0.00</text:p>
          </table:table-cell>
          <table:table-cell table:style-name="ce43" table:formula="oooc:=IF(([.B288]-[.D288]-[.E288])&lt;0;0;([.B288]-([.D288]+[.E288])))" office:value-type="currency" office:value="43672.9745497701">
            <text:p>$43,672.9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78">
            <text:p>278</text:p>
          </table:table-cell>
          <table:table-cell table:style-name="ce16" table:formula="oooc:=IF([.F288]&lt;0;0;[.F288])" office:value-type="currency" office:value="43672.9745497701">
            <text:p>$43,672.97</text:p>
          </table:table-cell>
          <table:table-cell table:style-name="ce16" table:formula="oooc:=[.$C$8]/12*[.B289]" office:value-type="currency" office:value="254.759018206992">
            <text:p>$254.76</text:p>
          </table:table-cell>
          <table:table-cell table:style-name="ce34" table:formula="oooc:=IF([.B289]&lt;=[.$F$2]+[.C289];[.B289]+[.C289];[.$F$2]-[.C289])" office:value-type="currency" office:value="410.543476972191">
            <text:p>$410.54</text:p>
          </table:table-cell>
          <table:table-cell table:style-name="ce16" table:formula="oooc:=IF([.B289]=0;0;[.$F$4])" office:value-type="currency" office:value="0">
            <text:p>$0.00</text:p>
          </table:table-cell>
          <table:table-cell table:style-name="ce43" table:formula="oooc:=IF(([.B289]-[.D289]-[.E289])&lt;0;0;([.B289]-([.D289]+[.E289])))" office:value-type="currency" office:value="43262.4310727979">
            <text:p>$43,262.4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79">
            <text:p>279</text:p>
          </table:table-cell>
          <table:table-cell table:style-name="ce16" table:formula="oooc:=IF([.F289]&lt;0;0;[.F289])" office:value-type="currency" office:value="43262.4310727979">
            <text:p>$43,262.43</text:p>
          </table:table-cell>
          <table:table-cell table:style-name="ce16" table:formula="oooc:=[.$C$8]/12*[.B290]" office:value-type="currency" office:value="252.364181257988">
            <text:p>$252.36</text:p>
          </table:table-cell>
          <table:table-cell table:style-name="ce34" table:formula="oooc:=IF([.B290]&lt;=[.$F$2]+[.C290];[.B290]+[.C290];[.$F$2]-[.C290])" office:value-type="currency" office:value="412.938313921195">
            <text:p>$412.94</text:p>
          </table:table-cell>
          <table:table-cell table:style-name="ce16" table:formula="oooc:=IF([.B290]=0;0;[.$F$4])" office:value-type="currency" office:value="0">
            <text:p>$0.00</text:p>
          </table:table-cell>
          <table:table-cell table:style-name="ce43" table:formula="oooc:=IF(([.B290]-[.D290]-[.E290])&lt;0;0;([.B290]-([.D290]+[.E290])))" office:value-type="currency" office:value="42849.4927588767">
            <text:p>$42,849.4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80">
            <text:p>280</text:p>
          </table:table-cell>
          <table:table-cell table:style-name="ce16" table:formula="oooc:=IF([.F290]&lt;0;0;[.F290])" office:value-type="currency" office:value="42849.4927588767">
            <text:p>$42,849.49</text:p>
          </table:table-cell>
          <table:table-cell table:style-name="ce16" table:formula="oooc:=[.$C$8]/12*[.B291]" office:value-type="currency" office:value="249.955374426781">
            <text:p>$249.96</text:p>
          </table:table-cell>
          <table:table-cell table:style-name="ce34" table:formula="oooc:=IF([.B291]&lt;=[.$F$2]+[.C291];[.B291]+[.C291];[.$F$2]-[.C291])" office:value-type="currency" office:value="415.347120752402">
            <text:p>$415.35</text:p>
          </table:table-cell>
          <table:table-cell table:style-name="ce16" table:formula="oooc:=IF([.B291]=0;0;[.$F$4])" office:value-type="currency" office:value="0">
            <text:p>$0.00</text:p>
          </table:table-cell>
          <table:table-cell table:style-name="ce43" table:formula="oooc:=IF(([.B291]-[.D291]-[.E291])&lt;0;0;([.B291]-([.D291]+[.E291])))" office:value-type="currency" office:value="42434.1456381243">
            <text:p>$42,434.1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81">
            <text:p>281</text:p>
          </table:table-cell>
          <table:table-cell table:style-name="ce16" table:formula="oooc:=IF([.F291]&lt;0;0;[.F291])" office:value-type="currency" office:value="42434.1456381243">
            <text:p>$42,434.15</text:p>
          </table:table-cell>
          <table:table-cell table:style-name="ce16" table:formula="oooc:=[.$C$8]/12*[.B292]" office:value-type="currency" office:value="247.532516222392">
            <text:p>$247.53</text:p>
          </table:table-cell>
          <table:table-cell table:style-name="ce34" table:formula="oooc:=IF([.B292]&lt;=[.$F$2]+[.C292];[.B292]+[.C292];[.$F$2]-[.C292])" office:value-type="currency" office:value="417.769978956791">
            <text:p>$417.77</text:p>
          </table:table-cell>
          <table:table-cell table:style-name="ce16" table:formula="oooc:=IF([.B292]=0;0;[.$F$4])" office:value-type="currency" office:value="0">
            <text:p>$0.00</text:p>
          </table:table-cell>
          <table:table-cell table:style-name="ce43" table:formula="oooc:=IF(([.B292]-[.D292]-[.E292])&lt;0;0;([.B292]-([.D292]+[.E292])))" office:value-type="currency" office:value="42016.3756591675">
            <text:p>$42,016.3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82">
            <text:p>282</text:p>
          </table:table-cell>
          <table:table-cell table:style-name="ce16" table:formula="oooc:=IF([.F292]&lt;0;0;[.F292])" office:value-type="currency" office:value="42016.3756591675">
            <text:p>$42,016.38</text:p>
          </table:table-cell>
          <table:table-cell table:style-name="ce16" table:formula="oooc:=[.$C$8]/12*[.B293]" office:value-type="currency" office:value="245.095524678477">
            <text:p>$245.10</text:p>
          </table:table-cell>
          <table:table-cell table:style-name="ce34" table:formula="oooc:=IF([.B293]&lt;=[.$F$2]+[.C293];[.B293]+[.C293];[.$F$2]-[.C293])" office:value-type="currency" office:value="420.206970500705">
            <text:p>$420.21</text:p>
          </table:table-cell>
          <table:table-cell table:style-name="ce16" table:formula="oooc:=IF([.B293]=0;0;[.$F$4])" office:value-type="currency" office:value="0">
            <text:p>$0.00</text:p>
          </table:table-cell>
          <table:table-cell table:style-name="ce43" table:formula="oooc:=IF(([.B293]-[.D293]-[.E293])&lt;0;0;([.B293]-([.D293]+[.E293])))" office:value-type="currency" office:value="41596.1686886668">
            <text:p>$41,596.1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83">
            <text:p>283</text:p>
          </table:table-cell>
          <table:table-cell table:style-name="ce16" table:formula="oooc:=IF([.F293]&lt;0;0;[.F293])" office:value-type="currency" office:value="41596.1686886668">
            <text:p>$41,596.17</text:p>
          </table:table-cell>
          <table:table-cell table:style-name="ce16" table:formula="oooc:=[.$C$8]/12*[.B294]" office:value-type="currency" office:value="242.644317350556">
            <text:p>$242.64</text:p>
          </table:table-cell>
          <table:table-cell table:style-name="ce34" table:formula="oooc:=IF([.B294]&lt;=[.$F$2]+[.C294];[.B294]+[.C294];[.$F$2]-[.C294])" office:value-type="currency" office:value="422.658177828626">
            <text:p>$422.66</text:p>
          </table:table-cell>
          <table:table-cell table:style-name="ce16" table:formula="oooc:=IF([.B294]=0;0;[.$F$4])" office:value-type="currency" office:value="0">
            <text:p>$0.00</text:p>
          </table:table-cell>
          <table:table-cell table:style-name="ce43" table:formula="oooc:=IF(([.B294]-[.D294]-[.E294])&lt;0;0;([.B294]-([.D294]+[.E294])))" office:value-type="currency" office:value="41173.5105108381">
            <text:p>$41,173.5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84">
            <text:p>284</text:p>
          </table:table-cell>
          <table:table-cell table:style-name="ce16" table:formula="oooc:=IF([.F294]&lt;0;0;[.F294])" office:value-type="currency" office:value="41173.5105108381">
            <text:p>$41,173.51</text:p>
          </table:table-cell>
          <table:table-cell table:style-name="ce16" table:formula="oooc:=[.$C$8]/12*[.B295]" office:value-type="currency" office:value="240.178811313223">
            <text:p>$240.18</text:p>
          </table:table-cell>
          <table:table-cell table:style-name="ce34" table:formula="oooc:=IF([.B295]&lt;=[.$F$2]+[.C295];[.B295]+[.C295];[.$F$2]-[.C295])" office:value-type="currency" office:value="425.12368386596">
            <text:p>$425.12</text:p>
          </table:table-cell>
          <table:table-cell table:style-name="ce16" table:formula="oooc:=IF([.B295]=0;0;[.$F$4])" office:value-type="currency" office:value="0">
            <text:p>$0.00</text:p>
          </table:table-cell>
          <table:table-cell table:style-name="ce43" table:formula="oooc:=IF(([.B295]-[.D295]-[.E295])&lt;0;0;([.B295]-([.D295]+[.E295])))" office:value-type="currency" office:value="40748.3868269722">
            <text:p>$40,748.3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85">
            <text:p>285</text:p>
          </table:table-cell>
          <table:table-cell table:style-name="ce16" table:formula="oooc:=IF([.F295]&lt;0;0;[.F295])" office:value-type="currency" office:value="40748.3868269722">
            <text:p>$40,748.39</text:p>
          </table:table-cell>
          <table:table-cell table:style-name="ce16" table:formula="oooc:=[.$C$8]/12*[.B296]" office:value-type="currency" office:value="237.698923157338">
            <text:p>$237.70</text:p>
          </table:table-cell>
          <table:table-cell table:style-name="ce34" table:formula="oooc:=IF([.B296]&lt;=[.$F$2]+[.C296];[.B296]+[.C296];[.$F$2]-[.C296])" office:value-type="currency" office:value="427.603572021845">
            <text:p>$427.60</text:p>
          </table:table-cell>
          <table:table-cell table:style-name="ce16" table:formula="oooc:=IF([.B296]=0;0;[.$F$4])" office:value-type="currency" office:value="0">
            <text:p>$0.00</text:p>
          </table:table-cell>
          <table:table-cell table:style-name="ce43" table:formula="oooc:=IF(([.B296]-[.D296]-[.E296])&lt;0;0;([.B296]-([.D296]+[.E296])))" office:value-type="currency" office:value="40320.7832549503">
            <text:p>$40,320.7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86">
            <text:p>286</text:p>
          </table:table-cell>
          <table:table-cell table:style-name="ce16" table:formula="oooc:=IF([.F296]&lt;0;0;[.F296])" office:value-type="currency" office:value="40320.7832549503">
            <text:p>$40,320.78</text:p>
          </table:table-cell>
          <table:table-cell table:style-name="ce16" table:formula="oooc:=[.$C$8]/12*[.B297]" office:value-type="currency" office:value="235.20456898721">
            <text:p>$235.20</text:p>
          </table:table-cell>
          <table:table-cell table:style-name="ce34" table:formula="oooc:=IF([.B297]&lt;=[.$F$2]+[.C297];[.B297]+[.C297];[.$F$2]-[.C297])" office:value-type="currency" office:value="430.097926191972">
            <text:p>$430.10</text:p>
          </table:table-cell>
          <table:table-cell table:style-name="ce16" table:formula="oooc:=IF([.B297]=0;0;[.$F$4])" office:value-type="currency" office:value="0">
            <text:p>$0.00</text:p>
          </table:table-cell>
          <table:table-cell table:style-name="ce43" table:formula="oooc:=IF(([.B297]-[.D297]-[.E297])&lt;0;0;([.B297]-([.D297]+[.E297])))" office:value-type="currency" office:value="39890.6853287584">
            <text:p>$39,890.6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87">
            <text:p>287</text:p>
          </table:table-cell>
          <table:table-cell table:style-name="ce16" table:formula="oooc:=IF([.F297]&lt;0;0;[.F297])" office:value-type="currency" office:value="39890.6853287584">
            <text:p>$39,890.69</text:p>
          </table:table-cell>
          <table:table-cell table:style-name="ce16" table:formula="oooc:=[.$C$8]/12*[.B298]" office:value-type="currency" office:value="232.695664417757">
            <text:p>$232.70</text:p>
          </table:table-cell>
          <table:table-cell table:style-name="ce34" table:formula="oooc:=IF([.B298]&lt;=[.$F$2]+[.C298];[.B298]+[.C298];[.$F$2]-[.C298])" office:value-type="currency" office:value="432.606830761425">
            <text:p>$432.61</text:p>
          </table:table-cell>
          <table:table-cell table:style-name="ce16" table:formula="oooc:=IF([.B298]=0;0;[.$F$4])" office:value-type="currency" office:value="0">
            <text:p>$0.00</text:p>
          </table:table-cell>
          <table:table-cell table:style-name="ce43" table:formula="oooc:=IF(([.B298]-[.D298]-[.E298])&lt;0;0;([.B298]-([.D298]+[.E298])))" office:value-type="currency" office:value="39458.0784979969">
            <text:p>$39,458.0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88">
            <text:p>288</text:p>
          </table:table-cell>
          <table:table-cell table:style-name="ce16" table:formula="oooc:=IF([.F298]&lt;0;0;[.F298])" office:value-type="currency" office:value="39458.0784979969">
            <text:p>$39,458.08</text:p>
          </table:table-cell>
          <table:table-cell table:style-name="ce16" table:formula="oooc:=[.$C$8]/12*[.B299]" office:value-type="currency" office:value="230.172124571649">
            <text:p>$230.17</text:p>
          </table:table-cell>
          <table:table-cell table:style-name="ce34" table:formula="oooc:=IF([.B299]&lt;=[.$F$2]+[.C299];[.B299]+[.C299];[.$F$2]-[.C299])" office:value-type="currency" office:value="435.130370607534">
            <text:p>$435.13</text:p>
          </table:table-cell>
          <table:table-cell table:style-name="ce16" table:formula="oooc:=IF([.B299]=0;0;[.$F$4])" office:value-type="currency" office:value="0">
            <text:p>$0.00</text:p>
          </table:table-cell>
          <table:table-cell table:style-name="ce43" table:formula="oooc:=IF(([.B299]-[.D299]-[.E299])&lt;0;0;([.B299]-([.D299]+[.E299])))" office:value-type="currency" office:value="39022.9481273894">
            <text:p>$39,022.9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89">
            <text:p>289</text:p>
          </table:table-cell>
          <table:table-cell table:style-name="ce16" table:formula="oooc:=IF([.F299]&lt;0;0;[.F299])" office:value-type="currency" office:value="39022.9481273894">
            <text:p>$39,022.95</text:p>
          </table:table-cell>
          <table:table-cell table:style-name="ce16" table:formula="oooc:=[.$C$8]/12*[.B300]" office:value-type="currency" office:value="227.633864076438">
            <text:p>$227.63</text:p>
          </table:table-cell>
          <table:table-cell table:style-name="ce34" table:formula="oooc:=IF([.B300]&lt;=[.$F$2]+[.C300];[.B300]+[.C300];[.$F$2]-[.C300])" office:value-type="currency" office:value="437.668631102744">
            <text:p>$437.67</text:p>
          </table:table-cell>
          <table:table-cell table:style-name="ce16" table:formula="oooc:=IF([.B300]=0;0;[.$F$4])" office:value-type="currency" office:value="0">
            <text:p>$0.00</text:p>
          </table:table-cell>
          <table:table-cell table:style-name="ce43" table:formula="oooc:=IF(([.B300]-[.D300]-[.E300])&lt;0;0;([.B300]-([.D300]+[.E300])))" office:value-type="currency" office:value="38585.2794962867">
            <text:p>$38,585.2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90">
            <text:p>290</text:p>
          </table:table-cell>
          <table:table-cell table:style-name="ce16" table:formula="oooc:=IF([.F300]&lt;0;0;[.F300])" office:value-type="currency" office:value="38585.2794962867">
            <text:p>$38,585.28</text:p>
          </table:table-cell>
          <table:table-cell table:style-name="ce16" table:formula="oooc:=[.$C$8]/12*[.B301]" office:value-type="currency" office:value="225.080797061672">
            <text:p>$225.08</text:p>
          </table:table-cell>
          <table:table-cell table:style-name="ce34" table:formula="oooc:=IF([.B301]&lt;=[.$F$2]+[.C301];[.B301]+[.C301];[.$F$2]-[.C301])" office:value-type="currency" office:value="440.22169811751">
            <text:p>$440.22</text:p>
          </table:table-cell>
          <table:table-cell table:style-name="ce16" table:formula="oooc:=IF([.B301]=0;0;[.$F$4])" office:value-type="currency" office:value="0">
            <text:p>$0.00</text:p>
          </table:table-cell>
          <table:table-cell table:style-name="ce43" table:formula="oooc:=IF(([.B301]-[.D301]-[.E301])&lt;0;0;([.B301]-([.D301]+[.E301])))" office:value-type="currency" office:value="38145.0577981692">
            <text:p>$38,145.0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91">
            <text:p>291</text:p>
          </table:table-cell>
          <table:table-cell table:style-name="ce16" table:formula="oooc:=IF([.F301]&lt;0;0;[.F301])" office:value-type="currency" office:value="38145.0577981692">
            <text:p>$38,145.06</text:p>
          </table:table-cell>
          <table:table-cell table:style-name="ce16" table:formula="oooc:=[.$C$8]/12*[.B302]" office:value-type="currency" office:value="222.512837155987">
            <text:p>$222.51</text:p>
          </table:table-cell>
          <table:table-cell table:style-name="ce34" table:formula="oooc:=IF([.B302]&lt;=[.$F$2]+[.C302];[.B302]+[.C302];[.$F$2]-[.C302])" office:value-type="currency" office:value="442.789658023196">
            <text:p>$442.79</text:p>
          </table:table-cell>
          <table:table-cell table:style-name="ce16" table:formula="oooc:=IF([.B302]=0;0;[.$F$4])" office:value-type="currency" office:value="0">
            <text:p>$0.00</text:p>
          </table:table-cell>
          <table:table-cell table:style-name="ce43" table:formula="oooc:=IF(([.B302]-[.D302]-[.E302])&lt;0;0;([.B302]-([.D302]+[.E302])))" office:value-type="currency" office:value="37702.268140146">
            <text:p>$37,702.2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92">
            <text:p>292</text:p>
          </table:table-cell>
          <table:table-cell table:style-name="ce16" table:formula="oooc:=IF([.F302]&lt;0;0;[.F302])" office:value-type="currency" office:value="37702.268140146">
            <text:p>$37,702.27</text:p>
          </table:table-cell>
          <table:table-cell table:style-name="ce16" table:formula="oooc:=[.$C$8]/12*[.B303]" office:value-type="currency" office:value="219.929897484185">
            <text:p>$219.93</text:p>
          </table:table-cell>
          <table:table-cell table:style-name="ce34" table:formula="oooc:=IF([.B303]&lt;=[.$F$2]+[.C303];[.B303]+[.C303];[.$F$2]-[.C303])" office:value-type="currency" office:value="445.372597694998">
            <text:p>$445.37</text:p>
          </table:table-cell>
          <table:table-cell table:style-name="ce16" table:formula="oooc:=IF([.B303]=0;0;[.$F$4])" office:value-type="currency" office:value="0">
            <text:p>$0.00</text:p>
          </table:table-cell>
          <table:table-cell table:style-name="ce43" table:formula="oooc:=IF(([.B303]-[.D303]-[.E303])&lt;0;0;([.B303]-([.D303]+[.E303])))" office:value-type="currency" office:value="37256.895542451">
            <text:p>$37,256.9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93">
            <text:p>293</text:p>
          </table:table-cell>
          <table:table-cell table:style-name="ce16" table:formula="oooc:=IF([.F303]&lt;0;0;[.F303])" office:value-type="currency" office:value="37256.895542451">
            <text:p>$37,256.90</text:p>
          </table:table-cell>
          <table:table-cell table:style-name="ce16" table:formula="oooc:=[.$C$8]/12*[.B304]" office:value-type="currency" office:value="217.331890664297">
            <text:p>$217.33</text:p>
          </table:table-cell>
          <table:table-cell table:style-name="ce34" table:formula="oooc:=IF([.B304]&lt;=[.$F$2]+[.C304];[.B304]+[.C304];[.$F$2]-[.C304])" office:value-type="currency" office:value="447.970604514885">
            <text:p>$447.97</text:p>
          </table:table-cell>
          <table:table-cell table:style-name="ce16" table:formula="oooc:=IF([.B304]=0;0;[.$F$4])" office:value-type="currency" office:value="0">
            <text:p>$0.00</text:p>
          </table:table-cell>
          <table:table-cell table:style-name="ce43" table:formula="oooc:=IF(([.B304]-[.D304]-[.E304])&lt;0;0;([.B304]-([.D304]+[.E304])))" office:value-type="currency" office:value="36808.9249379361">
            <text:p>$36,808.9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94">
            <text:p>294</text:p>
          </table:table-cell>
          <table:table-cell table:style-name="ce16" table:formula="oooc:=IF([.F304]&lt;0;0;[.F304])" office:value-type="currency" office:value="36808.9249379361">
            <text:p>$36,808.92</text:p>
          </table:table-cell>
          <table:table-cell table:style-name="ce16" table:formula="oooc:=[.$C$8]/12*[.B305]" office:value-type="currency" office:value="214.718728804627">
            <text:p>$214.72</text:p>
          </table:table-cell>
          <table:table-cell table:style-name="ce34" table:formula="oooc:=IF([.B305]&lt;=[.$F$2]+[.C305];[.B305]+[.C305];[.$F$2]-[.C305])" office:value-type="currency" office:value="450.583766374555">
            <text:p>$450.58</text:p>
          </table:table-cell>
          <table:table-cell table:style-name="ce16" table:formula="oooc:=IF([.B305]=0;0;[.$F$4])" office:value-type="currency" office:value="0">
            <text:p>$0.00</text:p>
          </table:table-cell>
          <table:table-cell table:style-name="ce43" table:formula="oooc:=IF(([.B305]-[.D305]-[.E305])&lt;0;0;([.B305]-([.D305]+[.E305])))" office:value-type="currency" office:value="36358.3411715615">
            <text:p>$36,358.3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95">
            <text:p>295</text:p>
          </table:table-cell>
          <table:table-cell table:style-name="ce16" table:formula="oooc:=IF([.F305]&lt;0;0;[.F305])" office:value-type="currency" office:value="36358.3411715615">
            <text:p>$36,358.34</text:p>
          </table:table-cell>
          <table:table-cell table:style-name="ce16" table:formula="oooc:=[.$C$8]/12*[.B306]" office:value-type="currency" office:value="212.090323500776">
            <text:p>$212.09</text:p>
          </table:table-cell>
          <table:table-cell table:style-name="ce34" table:formula="oooc:=IF([.B306]&lt;=[.$F$2]+[.C306];[.B306]+[.C306];[.$F$2]-[.C306])" office:value-type="currency" office:value="453.212171678407">
            <text:p>$453.21</text:p>
          </table:table-cell>
          <table:table-cell table:style-name="ce16" table:formula="oooc:=IF([.B306]=0;0;[.$F$4])" office:value-type="currency" office:value="0">
            <text:p>$0.00</text:p>
          </table:table-cell>
          <table:table-cell table:style-name="ce43" table:formula="oooc:=IF(([.B306]-[.D306]-[.E306])&lt;0;0;([.B306]-([.D306]+[.E306])))" office:value-type="currency" office:value="35905.1289998831">
            <text:p>$35,905.1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96">
            <text:p>296</text:p>
          </table:table-cell>
          <table:table-cell table:style-name="ce16" table:formula="oooc:=IF([.F306]&lt;0;0;[.F306])" office:value-type="currency" office:value="35905.1289998831">
            <text:p>$35,905.13</text:p>
          </table:table-cell>
          <table:table-cell table:style-name="ce16" table:formula="oooc:=[.$C$8]/12*[.B307]" office:value-type="currency" office:value="209.446585832651">
            <text:p>$209.45</text:p>
          </table:table-cell>
          <table:table-cell table:style-name="ce34" table:formula="oooc:=IF([.B307]&lt;=[.$F$2]+[.C307];[.B307]+[.C307];[.$F$2]-[.C307])" office:value-type="currency" office:value="455.855909346531">
            <text:p>$455.86</text:p>
          </table:table-cell>
          <table:table-cell table:style-name="ce16" table:formula="oooc:=IF([.B307]=0;0;[.$F$4])" office:value-type="currency" office:value="0">
            <text:p>$0.00</text:p>
          </table:table-cell>
          <table:table-cell table:style-name="ce43" table:formula="oooc:=IF(([.B307]-[.D307]-[.E307])&lt;0;0;([.B307]-([.D307]+[.E307])))" office:value-type="currency" office:value="35449.2730905366">
            <text:p>$35,449.2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97">
            <text:p>297</text:p>
          </table:table-cell>
          <table:table-cell table:style-name="ce16" table:formula="oooc:=IF([.F307]&lt;0;0;[.F307])" office:value-type="currency" office:value="35449.2730905366">
            <text:p>$35,449.27</text:p>
          </table:table-cell>
          <table:table-cell table:style-name="ce16" table:formula="oooc:=[.$C$8]/12*[.B308]" office:value-type="currency" office:value="206.787426361463">
            <text:p>$206.79</text:p>
          </table:table-cell>
          <table:table-cell table:style-name="ce34" table:formula="oooc:=IF([.B308]&lt;=[.$F$2]+[.C308];[.B308]+[.C308];[.$F$2]-[.C308])" office:value-type="currency" office:value="458.515068817719">
            <text:p>$458.52</text:p>
          </table:table-cell>
          <table:table-cell table:style-name="ce16" table:formula="oooc:=IF([.B308]=0;0;[.$F$4])" office:value-type="currency" office:value="0">
            <text:p>$0.00</text:p>
          </table:table-cell>
          <table:table-cell table:style-name="ce43" table:formula="oooc:=IF(([.B308]-[.D308]-[.E308])&lt;0;0;([.B308]-([.D308]+[.E308])))" office:value-type="currency" office:value="34990.7580217189">
            <text:p>$34,990.7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98">
            <text:p>298</text:p>
          </table:table-cell>
          <table:table-cell table:style-name="ce16" table:formula="oooc:=IF([.F308]&lt;0;0;[.F308])" office:value-type="currency" office:value="34990.7580217189">
            <text:p>$34,990.76</text:p>
          </table:table-cell>
          <table:table-cell table:style-name="ce16" table:formula="oooc:=[.$C$8]/12*[.B309]" office:value-type="currency" office:value="204.112755126693">
            <text:p>$204.11</text:p>
          </table:table-cell>
          <table:table-cell table:style-name="ce34" table:formula="oooc:=IF([.B309]&lt;=[.$F$2]+[.C309];[.B309]+[.C309];[.$F$2]-[.C309])" office:value-type="currency" office:value="461.189740052489">
            <text:p>$461.19</text:p>
          </table:table-cell>
          <table:table-cell table:style-name="ce16" table:formula="oooc:=IF([.B309]=0;0;[.$F$4])" office:value-type="currency" office:value="0">
            <text:p>$0.00</text:p>
          </table:table-cell>
          <table:table-cell table:style-name="ce43" table:formula="oooc:=IF(([.B309]-[.D309]-[.E309])&lt;0;0;([.B309]-([.D309]+[.E309])))" office:value-type="currency" office:value="34529.5682816664">
            <text:p>$34,529.5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299">
            <text:p>299</text:p>
          </table:table-cell>
          <table:table-cell table:style-name="ce16" table:formula="oooc:=IF([.F309]&lt;0;0;[.F309])" office:value-type="currency" office:value="34529.5682816664">
            <text:p>$34,529.57</text:p>
          </table:table-cell>
          <table:table-cell table:style-name="ce16" table:formula="oooc:=[.$C$8]/12*[.B310]" office:value-type="currency" office:value="201.422481643054">
            <text:p>$201.42</text:p>
          </table:table-cell>
          <table:table-cell table:style-name="ce34" table:formula="oooc:=IF([.B310]&lt;=[.$F$2]+[.C310];[.B310]+[.C310];[.$F$2]-[.C310])" office:value-type="currency" office:value="463.880013536129">
            <text:p>$463.88</text:p>
          </table:table-cell>
          <table:table-cell table:style-name="ce16" table:formula="oooc:=IF([.B310]=0;0;[.$F$4])" office:value-type="currency" office:value="0">
            <text:p>$0.00</text:p>
          </table:table-cell>
          <table:table-cell table:style-name="ce43" table:formula="oooc:=IF(([.B310]-[.D310]-[.E310])&lt;0;0;([.B310]-([.D310]+[.E310])))" office:value-type="currency" office:value="34065.6882681302">
            <text:p>$34,065.6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00">
            <text:p>300</text:p>
          </table:table-cell>
          <table:table-cell table:style-name="ce16" table:formula="oooc:=IF([.F310]&lt;0;0;[.F310])" office:value-type="currency" office:value="34065.6882681302">
            <text:p>$34,065.69</text:p>
          </table:table-cell>
          <table:table-cell table:style-name="ce16" table:formula="oooc:=[.$C$8]/12*[.B311]" office:value-type="currency" office:value="198.716514897426">
            <text:p>$198.72</text:p>
          </table:table-cell>
          <table:table-cell table:style-name="ce34" table:formula="oooc:=IF([.B311]&lt;=[.$F$2]+[.C311];[.B311]+[.C311];[.$F$2]-[.C311])" office:value-type="currency" office:value="466.585980281756">
            <text:p>$466.59</text:p>
          </table:table-cell>
          <table:table-cell table:style-name="ce16" table:formula="oooc:=IF([.B311]=0;0;[.$F$4])" office:value-type="currency" office:value="0">
            <text:p>$0.00</text:p>
          </table:table-cell>
          <table:table-cell table:style-name="ce43" table:formula="oooc:=IF(([.B311]-[.D311]-[.E311])&lt;0;0;([.B311]-([.D311]+[.E311])))" office:value-type="currency" office:value="33599.1022878485">
            <text:p>$33,599.1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01">
            <text:p>301</text:p>
          </table:table-cell>
          <table:table-cell table:style-name="ce16" table:formula="oooc:=IF([.F311]&lt;0;0;[.F311])" office:value-type="currency" office:value="33599.1022878485">
            <text:p>$33,599.10</text:p>
          </table:table-cell>
          <table:table-cell table:style-name="ce16" table:formula="oooc:=[.$C$8]/12*[.B312]" office:value-type="currency" office:value="195.994763345783">
            <text:p>$195.99</text:p>
          </table:table-cell>
          <table:table-cell table:style-name="ce34" table:formula="oooc:=IF([.B312]&lt;=[.$F$2]+[.C312];[.B312]+[.C312];[.$F$2]-[.C312])" office:value-type="currency" office:value="469.3077318334">
            <text:p>$469.31</text:p>
          </table:table-cell>
          <table:table-cell table:style-name="ce16" table:formula="oooc:=IF([.B312]=0;0;[.$F$4])" office:value-type="currency" office:value="0">
            <text:p>$0.00</text:p>
          </table:table-cell>
          <table:table-cell table:style-name="ce43" table:formula="oooc:=IF(([.B312]-[.D312]-[.E312])&lt;0;0;([.B312]-([.D312]+[.E312])))" office:value-type="currency" office:value="33129.7945560151">
            <text:p>$33,129.7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02">
            <text:p>302</text:p>
          </table:table-cell>
          <table:table-cell table:style-name="ce16" table:formula="oooc:=IF([.F312]&lt;0;0;[.F312])" office:value-type="currency" office:value="33129.7945560151">
            <text:p>$33,129.79</text:p>
          </table:table-cell>
          <table:table-cell table:style-name="ce16" table:formula="oooc:=[.$C$8]/12*[.B313]" office:value-type="currency" office:value="193.257134910088">
            <text:p>$193.26</text:p>
          </table:table-cell>
          <table:table-cell table:style-name="ce34" table:formula="oooc:=IF([.B313]&lt;=[.$F$2]+[.C313];[.B313]+[.C313];[.$F$2]-[.C313])" office:value-type="currency" office:value="472.045360269094">
            <text:p>$472.05</text:p>
          </table:table-cell>
          <table:table-cell table:style-name="ce16" table:formula="oooc:=IF([.B313]=0;0;[.$F$4])" office:value-type="currency" office:value="0">
            <text:p>$0.00</text:p>
          </table:table-cell>
          <table:table-cell table:style-name="ce43" table:formula="oooc:=IF(([.B313]-[.D313]-[.E313])&lt;0;0;([.B313]-([.D313]+[.E313])))" office:value-type="currency" office:value="32657.749195746">
            <text:p>$32,657.7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03">
            <text:p>303</text:p>
          </table:table-cell>
          <table:table-cell table:style-name="ce16" table:formula="oooc:=IF([.F313]&lt;0;0;[.F313])" office:value-type="currency" office:value="32657.749195746">
            <text:p>$32,657.75</text:p>
          </table:table-cell>
          <table:table-cell table:style-name="ce16" table:formula="oooc:=[.$C$8]/12*[.B314]" office:value-type="currency" office:value="190.503536975185">
            <text:p>$190.50</text:p>
          </table:table-cell>
          <table:table-cell table:style-name="ce34" table:formula="oooc:=IF([.B314]&lt;=[.$F$2]+[.C314];[.B314]+[.C314];[.$F$2]-[.C314])" office:value-type="currency" office:value="474.798958203998">
            <text:p>$474.80</text:p>
          </table:table-cell>
          <table:table-cell table:style-name="ce16" table:formula="oooc:=IF([.B314]=0;0;[.$F$4])" office:value-type="currency" office:value="0">
            <text:p>$0.00</text:p>
          </table:table-cell>
          <table:table-cell table:style-name="ce43" table:formula="oooc:=IF(([.B314]-[.D314]-[.E314])&lt;0;0;([.B314]-([.D314]+[.E314])))" office:value-type="currency" office:value="32182.950237542">
            <text:p>$32,182.9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04">
            <text:p>304</text:p>
          </table:table-cell>
          <table:table-cell table:style-name="ce16" table:formula="oooc:=IF([.F314]&lt;0;0;[.F314])" office:value-type="currency" office:value="32182.950237542">
            <text:p>$32,182.95</text:p>
          </table:table-cell>
          <table:table-cell table:style-name="ce16" table:formula="oooc:=[.$C$8]/12*[.B315]" office:value-type="currency" office:value="187.733876385662">
            <text:p>$187.73</text:p>
          </table:table-cell>
          <table:table-cell table:style-name="ce34" table:formula="oooc:=IF([.B315]&lt;=[.$F$2]+[.C315];[.B315]+[.C315];[.$F$2]-[.C315])" office:value-type="currency" office:value="477.568618793521">
            <text:p>$477.57</text:p>
          </table:table-cell>
          <table:table-cell table:style-name="ce16" table:formula="oooc:=IF([.B315]=0;0;[.$F$4])" office:value-type="currency" office:value="0">
            <text:p>$0.00</text:p>
          </table:table-cell>
          <table:table-cell table:style-name="ce43" table:formula="oooc:=IF(([.B315]-[.D315]-[.E315])&lt;0;0;([.B315]-([.D315]+[.E315])))" office:value-type="currency" office:value="31705.3816187485">
            <text:p>$31,705.3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05">
            <text:p>305</text:p>
          </table:table-cell>
          <table:table-cell table:style-name="ce16" table:formula="oooc:=IF([.F315]&lt;0;0;[.F315])" office:value-type="currency" office:value="31705.3816187485">
            <text:p>$31,705.38</text:p>
          </table:table-cell>
          <table:table-cell table:style-name="ce16" table:formula="oooc:=[.$C$8]/12*[.B316]" office:value-type="currency" office:value="184.948059442699">
            <text:p>$184.95</text:p>
          </table:table-cell>
          <table:table-cell table:style-name="ce34" table:formula="oooc:=IF([.B316]&lt;=[.$F$2]+[.C316];[.B316]+[.C316];[.$F$2]-[.C316])" office:value-type="currency" office:value="480.354435736483">
            <text:p>$480.35</text:p>
          </table:table-cell>
          <table:table-cell table:style-name="ce16" table:formula="oooc:=IF([.B316]=0;0;[.$F$4])" office:value-type="currency" office:value="0">
            <text:p>$0.00</text:p>
          </table:table-cell>
          <table:table-cell table:style-name="ce43" table:formula="oooc:=IF(([.B316]-[.D316]-[.E316])&lt;0;0;([.B316]-([.D316]+[.E316])))" office:value-type="currency" office:value="31225.027183012">
            <text:p>$31,225.0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06">
            <text:p>306</text:p>
          </table:table-cell>
          <table:table-cell table:style-name="ce16" table:formula="oooc:=IF([.F316]&lt;0;0;[.F316])" office:value-type="currency" office:value="31225.027183012">
            <text:p>$31,225.03</text:p>
          </table:table-cell>
          <table:table-cell table:style-name="ce16" table:formula="oooc:=[.$C$8]/12*[.B317]" office:value-type="currency" office:value="182.145991900903">
            <text:p>$182.15</text:p>
          </table:table-cell>
          <table:table-cell table:style-name="ce34" table:formula="oooc:=IF([.B317]&lt;=[.$F$2]+[.C317];[.B317]+[.C317];[.$F$2]-[.C317])" office:value-type="currency" office:value="483.156503278279">
            <text:p>$483.16</text:p>
          </table:table-cell>
          <table:table-cell table:style-name="ce16" table:formula="oooc:=IF([.B317]=0;0;[.$F$4])" office:value-type="currency" office:value="0">
            <text:p>$0.00</text:p>
          </table:table-cell>
          <table:table-cell table:style-name="ce43" table:formula="oooc:=IF(([.B317]-[.D317]-[.E317])&lt;0;0;([.B317]-([.D317]+[.E317])))" office:value-type="currency" office:value="30741.8706797337">
            <text:p>$30,741.8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07">
            <text:p>307</text:p>
          </table:table-cell>
          <table:table-cell table:style-name="ce16" table:formula="oooc:=IF([.F317]&lt;0;0;[.F317])" office:value-type="currency" office:value="30741.8706797337">
            <text:p>$30,741.87</text:p>
          </table:table-cell>
          <table:table-cell table:style-name="ce16" table:formula="oooc:=[.$C$8]/12*[.B318]" office:value-type="currency" office:value="179.327578965113">
            <text:p>$179.33</text:p>
          </table:table-cell>
          <table:table-cell table:style-name="ce34" table:formula="oooc:=IF([.B318]&lt;=[.$F$2]+[.C318];[.B318]+[.C318];[.$F$2]-[.C318])" office:value-type="currency" office:value="485.974916214069">
            <text:p>$485.97</text:p>
          </table:table-cell>
          <table:table-cell table:style-name="ce16" table:formula="oooc:=IF([.B318]=0;0;[.$F$4])" office:value-type="currency" office:value="0">
            <text:p>$0.00</text:p>
          </table:table-cell>
          <table:table-cell table:style-name="ce43" table:formula="oooc:=IF(([.B318]-[.D318]-[.E318])&lt;0;0;([.B318]-([.D318]+[.E318])))" office:value-type="currency" office:value="30255.8957635196">
            <text:p>$30,255.9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08">
            <text:p>308</text:p>
          </table:table-cell>
          <table:table-cell table:style-name="ce16" table:formula="oooc:=IF([.F318]&lt;0;0;[.F318])" office:value-type="currency" office:value="30255.8957635196">
            <text:p>$30,255.90</text:p>
          </table:table-cell>
          <table:table-cell table:style-name="ce16" table:formula="oooc:=[.$C$8]/12*[.B319]" office:value-type="currency" office:value="176.492725287198">
            <text:p>$176.49</text:p>
          </table:table-cell>
          <table:table-cell table:style-name="ce34" table:formula="oooc:=IF([.B319]&lt;=[.$F$2]+[.C319];[.B319]+[.C319];[.$F$2]-[.C319])" office:value-type="currency" office:value="488.809769891985">
            <text:p>$488.81</text:p>
          </table:table-cell>
          <table:table-cell table:style-name="ce16" table:formula="oooc:=IF([.B319]=0;0;[.$F$4])" office:value-type="currency" office:value="0">
            <text:p>$0.00</text:p>
          </table:table-cell>
          <table:table-cell table:style-name="ce43" table:formula="oooc:=IF(([.B319]-[.D319]-[.E319])&lt;0;0;([.B319]-([.D319]+[.E319])))" office:value-type="currency" office:value="29767.0859936277">
            <text:p>$29,767.0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09">
            <text:p>309</text:p>
          </table:table-cell>
          <table:table-cell table:style-name="ce16" table:formula="oooc:=IF([.F319]&lt;0;0;[.F319])" office:value-type="currency" office:value="29767.0859936277">
            <text:p>$29,767.09</text:p>
          </table:table-cell>
          <table:table-cell table:style-name="ce16" table:formula="oooc:=[.$C$8]/12*[.B320]" office:value-type="currency" office:value="173.641334962828">
            <text:p>$173.64</text:p>
          </table:table-cell>
          <table:table-cell table:style-name="ce34" table:formula="oooc:=IF([.B320]&lt;=[.$F$2]+[.C320];[.B320]+[.C320];[.$F$2]-[.C320])" office:value-type="currency" office:value="491.661160216354">
            <text:p>$491.66</text:p>
          </table:table-cell>
          <table:table-cell table:style-name="ce16" table:formula="oooc:=IF([.B320]=0;0;[.$F$4])" office:value-type="currency" office:value="0">
            <text:p>$0.00</text:p>
          </table:table-cell>
          <table:table-cell table:style-name="ce43" table:formula="oooc:=IF(([.B320]-[.D320]-[.E320])&lt;0;0;([.B320]-([.D320]+[.E320])))" office:value-type="currency" office:value="29275.4248334113">
            <text:p>$29,275.4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10">
            <text:p>310</text:p>
          </table:table-cell>
          <table:table-cell table:style-name="ce16" table:formula="oooc:=IF([.F320]&lt;0;0;[.F320])" office:value-type="currency" office:value="29275.4248334113">
            <text:p>$29,275.42</text:p>
          </table:table-cell>
          <table:table-cell table:style-name="ce16" table:formula="oooc:=[.$C$8]/12*[.B321]" office:value-type="currency" office:value="170.773311528233">
            <text:p>$170.77</text:p>
          </table:table-cell>
          <table:table-cell table:style-name="ce34" table:formula="oooc:=IF([.B321]&lt;=[.$F$2]+[.C321];[.B321]+[.C321];[.$F$2]-[.C321])" office:value-type="currency" office:value="494.52918365095">
            <text:p>$494.53</text:p>
          </table:table-cell>
          <table:table-cell table:style-name="ce16" table:formula="oooc:=IF([.B321]=0;0;[.$F$4])" office:value-type="currency" office:value="0">
            <text:p>$0.00</text:p>
          </table:table-cell>
          <table:table-cell table:style-name="ce43" table:formula="oooc:=IF(([.B321]-[.D321]-[.E321])&lt;0;0;([.B321]-([.D321]+[.E321])))" office:value-type="currency" office:value="28780.8956497603">
            <text:p>$28,780.9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11">
            <text:p>311</text:p>
          </table:table-cell>
          <table:table-cell table:style-name="ce16" table:formula="oooc:=IF([.F321]&lt;0;0;[.F321])" office:value-type="currency" office:value="28780.8956497603">
            <text:p>$28,780.90</text:p>
          </table:table-cell>
          <table:table-cell table:style-name="ce16" table:formula="oooc:=[.$C$8]/12*[.B322]" office:value-type="currency" office:value="167.888557956935">
            <text:p>$167.89</text:p>
          </table:table-cell>
          <table:table-cell table:style-name="ce34" table:formula="oooc:=IF([.B322]&lt;=[.$F$2]+[.C322];[.B322]+[.C322];[.$F$2]-[.C322])" office:value-type="currency" office:value="497.413937222247">
            <text:p>$497.41</text:p>
          </table:table-cell>
          <table:table-cell table:style-name="ce16" table:formula="oooc:=IF([.B322]=0;0;[.$F$4])" office:value-type="currency" office:value="0">
            <text:p>$0.00</text:p>
          </table:table-cell>
          <table:table-cell table:style-name="ce43" table:formula="oooc:=IF(([.B322]-[.D322]-[.E322])&lt;0;0;([.B322]-([.D322]+[.E322])))" office:value-type="currency" office:value="28283.4817125381">
            <text:p>$28,283.4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12">
            <text:p>312</text:p>
          </table:table-cell>
          <table:table-cell table:style-name="ce16" table:formula="oooc:=IF([.F322]&lt;0;0;[.F322])" office:value-type="currency" office:value="28283.4817125381">
            <text:p>$28,283.48</text:p>
          </table:table-cell>
          <table:table-cell table:style-name="ce16" table:formula="oooc:=[.$C$8]/12*[.B323]" office:value-type="currency" office:value="164.986976656472">
            <text:p>$164.99</text:p>
          </table:table-cell>
          <table:table-cell table:style-name="ce34" table:formula="oooc:=IF([.B323]&lt;=[.$F$2]+[.C323];[.B323]+[.C323];[.$F$2]-[.C323])" office:value-type="currency" office:value="500.31551852271">
            <text:p>$500.32</text:p>
          </table:table-cell>
          <table:table-cell table:style-name="ce16" table:formula="oooc:=IF([.B323]=0;0;[.$F$4])" office:value-type="currency" office:value="0">
            <text:p>$0.00</text:p>
          </table:table-cell>
          <table:table-cell table:style-name="ce43" table:formula="oooc:=IF(([.B323]-[.D323]-[.E323])&lt;0;0;([.B323]-([.D323]+[.E323])))" office:value-type="currency" office:value="27783.1661940154">
            <text:p>$27,783.1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13">
            <text:p>313</text:p>
          </table:table-cell>
          <table:table-cell table:style-name="ce16" table:formula="oooc:=IF([.F323]&lt;0;0;[.F323])" office:value-type="currency" office:value="27783.1661940154">
            <text:p>$27,783.17</text:p>
          </table:table-cell>
          <table:table-cell table:style-name="ce16" table:formula="oooc:=[.$C$8]/12*[.B324]" office:value-type="currency" office:value="162.06846946509">
            <text:p>$162.07</text:p>
          </table:table-cell>
          <table:table-cell table:style-name="ce34" table:formula="oooc:=IF([.B324]&lt;=[.$F$2]+[.C324];[.B324]+[.C324];[.$F$2]-[.C324])" office:value-type="currency" office:value="503.234025714093">
            <text:p>$503.23</text:p>
          </table:table-cell>
          <table:table-cell table:style-name="ce16" table:formula="oooc:=IF([.B324]=0;0;[.$F$4])" office:value-type="currency" office:value="0">
            <text:p>$0.00</text:p>
          </table:table-cell>
          <table:table-cell table:style-name="ce43" table:formula="oooc:=IF(([.B324]-[.D324]-[.E324])&lt;0;0;([.B324]-([.D324]+[.E324])))" office:value-type="currency" office:value="27279.9321683013">
            <text:p>$27,279.9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14">
            <text:p>314</text:p>
          </table:table-cell>
          <table:table-cell table:style-name="ce16" table:formula="oooc:=IF([.F324]&lt;0;0;[.F324])" office:value-type="currency" office:value="27279.9321683013">
            <text:p>$27,279.93</text:p>
          </table:table-cell>
          <table:table-cell table:style-name="ce16" table:formula="oooc:=[.$C$8]/12*[.B325]" office:value-type="currency" office:value="159.132937648424">
            <text:p>$159.13</text:p>
          </table:table-cell>
          <table:table-cell table:style-name="ce34" table:formula="oooc:=IF([.B325]&lt;=[.$F$2]+[.C325];[.B325]+[.C325];[.$F$2]-[.C325])" office:value-type="currency" office:value="506.169557530758">
            <text:p>$506.17</text:p>
          </table:table-cell>
          <table:table-cell table:style-name="ce16" table:formula="oooc:=IF([.B325]=0;0;[.$F$4])" office:value-type="currency" office:value="0">
            <text:p>$0.00</text:p>
          </table:table-cell>
          <table:table-cell table:style-name="ce43" table:formula="oooc:=IF(([.B325]-[.D325]-[.E325])&lt;0;0;([.B325]-([.D325]+[.E325])))" office:value-type="currency" office:value="26773.7626107705">
            <text:p>$26,773.7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15">
            <text:p>315</text:p>
          </table:table-cell>
          <table:table-cell table:style-name="ce16" table:formula="oooc:=IF([.F325]&lt;0;0;[.F325])" office:value-type="currency" office:value="26773.7626107705">
            <text:p>$26,773.76</text:p>
          </table:table-cell>
          <table:table-cell table:style-name="ce16" table:formula="oooc:=[.$C$8]/12*[.B326]" office:value-type="currency" office:value="156.180281896162">
            <text:p>$156.18</text:p>
          </table:table-cell>
          <table:table-cell table:style-name="ce34" table:formula="oooc:=IF([.B326]&lt;=[.$F$2]+[.C326];[.B326]+[.C326];[.$F$2]-[.C326])" office:value-type="currency" office:value="509.122213283021">
            <text:p>$509.12</text:p>
          </table:table-cell>
          <table:table-cell table:style-name="ce16" table:formula="oooc:=IF([.B326]=0;0;[.$F$4])" office:value-type="currency" office:value="0">
            <text:p>$0.00</text:p>
          </table:table-cell>
          <table:table-cell table:style-name="ce43" table:formula="oooc:=IF(([.B326]-[.D326]-[.E326])&lt;0;0;([.B326]-([.D326]+[.E326])))" office:value-type="currency" office:value="26264.6403974875">
            <text:p>$26,264.6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16">
            <text:p>316</text:p>
          </table:table-cell>
          <table:table-cell table:style-name="ce16" table:formula="oooc:=IF([.F326]&lt;0;0;[.F326])" office:value-type="currency" office:value="26264.6403974875">
            <text:p>$26,264.64</text:p>
          </table:table-cell>
          <table:table-cell table:style-name="ce16" table:formula="oooc:=[.$C$8]/12*[.B327]" office:value-type="currency" office:value="153.210402318677">
            <text:p>$153.21</text:p>
          </table:table-cell>
          <table:table-cell table:style-name="ce34" table:formula="oooc:=IF([.B327]&lt;=[.$F$2]+[.C327];[.B327]+[.C327];[.$F$2]-[.C327])" office:value-type="currency" office:value="512.092092860505">
            <text:p>$512.09</text:p>
          </table:table-cell>
          <table:table-cell table:style-name="ce16" table:formula="oooc:=IF([.B327]=0;0;[.$F$4])" office:value-type="currency" office:value="0">
            <text:p>$0.00</text:p>
          </table:table-cell>
          <table:table-cell table:style-name="ce43" table:formula="oooc:=IF(([.B327]-[.D327]-[.E327])&lt;0;0;([.B327]-([.D327]+[.E327])))" office:value-type="currency" office:value="25752.548304627">
            <text:p>$25,752.5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17">
            <text:p>317</text:p>
          </table:table-cell>
          <table:table-cell table:style-name="ce16" table:formula="oooc:=IF([.F327]&lt;0;0;[.F327])" office:value-type="currency" office:value="25752.548304627">
            <text:p>$25,752.55</text:p>
          </table:table-cell>
          <table:table-cell table:style-name="ce16" table:formula="oooc:=[.$C$8]/12*[.B328]" office:value-type="currency" office:value="150.223198443658">
            <text:p>$150.22</text:p>
          </table:table-cell>
          <table:table-cell table:style-name="ce34" table:formula="oooc:=IF([.B328]&lt;=[.$F$2]+[.C328];[.B328]+[.C328];[.$F$2]-[.C328])" office:value-type="currency" office:value="515.079296735525">
            <text:p>$515.08</text:p>
          </table:table-cell>
          <table:table-cell table:style-name="ce16" table:formula="oooc:=IF([.B328]=0;0;[.$F$4])" office:value-type="currency" office:value="0">
            <text:p>$0.00</text:p>
          </table:table-cell>
          <table:table-cell table:style-name="ce43" table:formula="oooc:=IF(([.B328]-[.D328]-[.E328])&lt;0;0;([.B328]-([.D328]+[.E328])))" office:value-type="currency" office:value="25237.4690078915">
            <text:p>$25,237.4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18">
            <text:p>318</text:p>
          </table:table-cell>
          <table:table-cell table:style-name="ce16" table:formula="oooc:=IF([.F328]&lt;0;0;[.F328])" office:value-type="currency" office:value="25237.4690078915">
            <text:p>$25,237.47</text:p>
          </table:table-cell>
          <table:table-cell table:style-name="ce16" table:formula="oooc:=[.$C$8]/12*[.B329]" office:value-type="currency" office:value="147.2185692127">
            <text:p>$147.22</text:p>
          </table:table-cell>
          <table:table-cell table:style-name="ce34" table:formula="oooc:=IF([.B329]&lt;=[.$F$2]+[.C329];[.B329]+[.C329];[.$F$2]-[.C329])" office:value-type="currency" office:value="518.083925966482">
            <text:p>$518.08</text:p>
          </table:table-cell>
          <table:table-cell table:style-name="ce16" table:formula="oooc:=IF([.B329]=0;0;[.$F$4])" office:value-type="currency" office:value="0">
            <text:p>$0.00</text:p>
          </table:table-cell>
          <table:table-cell table:style-name="ce43" table:formula="oooc:=IF(([.B329]-[.D329]-[.E329])&lt;0;0;([.B329]-([.D329]+[.E329])))" office:value-type="currency" office:value="24719.385081925">
            <text:p>$24,719.3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19">
            <text:p>319</text:p>
          </table:table-cell>
          <table:table-cell table:style-name="ce16" table:formula="oooc:=IF([.F329]&lt;0;0;[.F329])" office:value-type="currency" office:value="24719.385081925">
            <text:p>$24,719.39</text:p>
          </table:table-cell>
          <table:table-cell table:style-name="ce16" table:formula="oooc:=[.$C$8]/12*[.B330]" office:value-type="currency" office:value="144.196412977896">
            <text:p>$144.20</text:p>
          </table:table-cell>
          <table:table-cell table:style-name="ce34" table:formula="oooc:=IF([.B330]&lt;=[.$F$2]+[.C330];[.B330]+[.C330];[.$F$2]-[.C330])" office:value-type="currency" office:value="521.106082201287">
            <text:p>$521.11</text:p>
          </table:table-cell>
          <table:table-cell table:style-name="ce16" table:formula="oooc:=IF([.B330]=0;0;[.$F$4])" office:value-type="currency" office:value="0">
            <text:p>$0.00</text:p>
          </table:table-cell>
          <table:table-cell table:style-name="ce43" table:formula="oooc:=IF(([.B330]-[.D330]-[.E330])&lt;0;0;([.B330]-([.D330]+[.E330])))" office:value-type="currency" office:value="24198.2789997237">
            <text:p>$24,198.2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20">
            <text:p>320</text:p>
          </table:table-cell>
          <table:table-cell table:style-name="ce16" table:formula="oooc:=IF([.F330]&lt;0;0;[.F330])" office:value-type="currency" office:value="24198.2789997237">
            <text:p>$24,198.28</text:p>
          </table:table-cell>
          <table:table-cell table:style-name="ce16" table:formula="oooc:=[.$C$8]/12*[.B331]" office:value-type="currency" office:value="141.156627498388">
            <text:p>$141.16</text:p>
          </table:table-cell>
          <table:table-cell table:style-name="ce34" table:formula="oooc:=IF([.B331]&lt;=[.$F$2]+[.C331];[.B331]+[.C331];[.$F$2]-[.C331])" office:value-type="currency" office:value="524.145867680794">
            <text:p>$524.15</text:p>
          </table:table-cell>
          <table:table-cell table:style-name="ce16" table:formula="oooc:=IF([.B331]=0;0;[.$F$4])" office:value-type="currency" office:value="0">
            <text:p>$0.00</text:p>
          </table:table-cell>
          <table:table-cell table:style-name="ce43" table:formula="oooc:=IF(([.B331]-[.D331]-[.E331])&lt;0;0;([.B331]-([.D331]+[.E331])))" office:value-type="currency" office:value="23674.1331320429">
            <text:p>$23,674.1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21">
            <text:p>321</text:p>
          </table:table-cell>
          <table:table-cell table:style-name="ce16" table:formula="oooc:=IF([.F331]&lt;0;0;[.F331])" office:value-type="currency" office:value="23674.1331320429">
            <text:p>$23,674.13</text:p>
          </table:table-cell>
          <table:table-cell table:style-name="ce16" table:formula="oooc:=[.$C$8]/12*[.B332]" office:value-type="currency" office:value="138.099109936917">
            <text:p>$138.10</text:p>
          </table:table-cell>
          <table:table-cell table:style-name="ce34" table:formula="oooc:=IF([.B332]&lt;=[.$F$2]+[.C332];[.B332]+[.C332];[.$F$2]-[.C332])" office:value-type="currency" office:value="527.203385242265">
            <text:p>$527.20</text:p>
          </table:table-cell>
          <table:table-cell table:style-name="ce16" table:formula="oooc:=IF([.B332]=0;0;[.$F$4])" office:value-type="currency" office:value="0">
            <text:p>$0.00</text:p>
          </table:table-cell>
          <table:table-cell table:style-name="ce43" table:formula="oooc:=IF(([.B332]-[.D332]-[.E332])&lt;0;0;([.B332]-([.D332]+[.E332])))" office:value-type="currency" office:value="23146.9297468007">
            <text:p>$23,146.9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22">
            <text:p>322</text:p>
          </table:table-cell>
          <table:table-cell table:style-name="ce16" table:formula="oooc:=IF([.F332]&lt;0;0;[.F332])" office:value-type="currency" office:value="23146.9297468007">
            <text:p>$23,146.93</text:p>
          </table:table-cell>
          <table:table-cell table:style-name="ce16" table:formula="oooc:=[.$C$8]/12*[.B333]" office:value-type="currency" office:value="135.023756856337">
            <text:p>$135.02</text:p>
          </table:table-cell>
          <table:table-cell table:style-name="ce34" table:formula="oooc:=IF([.B333]&lt;=[.$F$2]+[.C333];[.B333]+[.C333];[.$F$2]-[.C333])" office:value-type="currency" office:value="530.278738322845">
            <text:p>$530.28</text:p>
          </table:table-cell>
          <table:table-cell table:style-name="ce16" table:formula="oooc:=IF([.B333]=0;0;[.$F$4])" office:value-type="currency" office:value="0">
            <text:p>$0.00</text:p>
          </table:table-cell>
          <table:table-cell table:style-name="ce43" table:formula="oooc:=IF(([.B333]-[.D333]-[.E333])&lt;0;0;([.B333]-([.D333]+[.E333])))" office:value-type="currency" office:value="22616.6510084778">
            <text:p>$22,616.6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23">
            <text:p>323</text:p>
          </table:table-cell>
          <table:table-cell table:style-name="ce16" table:formula="oooc:=IF([.F333]&lt;0;0;[.F333])" office:value-type="currency" office:value="22616.6510084778">
            <text:p>$22,616.65</text:p>
          </table:table-cell>
          <table:table-cell table:style-name="ce16" table:formula="oooc:=[.$C$8]/12*[.B334]" office:value-type="currency" office:value="131.930464216121">
            <text:p>$131.93</text:p>
          </table:table-cell>
          <table:table-cell table:style-name="ce34" table:formula="oooc:=IF([.B334]&lt;=[.$F$2]+[.C334];[.B334]+[.C334];[.$F$2]-[.C334])" office:value-type="currency" office:value="533.372030963062">
            <text:p>$533.37</text:p>
          </table:table-cell>
          <table:table-cell table:style-name="ce16" table:formula="oooc:=IF([.B334]=0;0;[.$F$4])" office:value-type="currency" office:value="0">
            <text:p>$0.00</text:p>
          </table:table-cell>
          <table:table-cell table:style-name="ce43" table:formula="oooc:=IF(([.B334]-[.D334]-[.E334])&lt;0;0;([.B334]-([.D334]+[.E334])))" office:value-type="currency" office:value="22083.2789775148">
            <text:p>$22,083.2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24">
            <text:p>324</text:p>
          </table:table-cell>
          <table:table-cell table:style-name="ce16" table:formula="oooc:=IF([.F334]&lt;0;0;[.F334])" office:value-type="currency" office:value="22083.2789775148">
            <text:p>$22,083.28</text:p>
          </table:table-cell>
          <table:table-cell table:style-name="ce16" table:formula="oooc:=[.$C$8]/12*[.B335]" office:value-type="currency" office:value="128.819127368836">
            <text:p>$128.82</text:p>
          </table:table-cell>
          <table:table-cell table:style-name="ce34" table:formula="oooc:=IF([.B335]&lt;=[.$F$2]+[.C335];[.B335]+[.C335];[.$F$2]-[.C335])" office:value-type="currency" office:value="536.483367810346">
            <text:p>$536.48</text:p>
          </table:table-cell>
          <table:table-cell table:style-name="ce16" table:formula="oooc:=IF([.B335]=0;0;[.$F$4])" office:value-type="currency" office:value="0">
            <text:p>$0.00</text:p>
          </table:table-cell>
          <table:table-cell table:style-name="ce43" table:formula="oooc:=IF(([.B335]-[.D335]-[.E335])&lt;0;0;([.B335]-([.D335]+[.E335])))" office:value-type="currency" office:value="21546.7956097044">
            <text:p>$21,546.8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25">
            <text:p>325</text:p>
          </table:table-cell>
          <table:table-cell table:style-name="ce16" table:formula="oooc:=IF([.F335]&lt;0;0;[.F335])" office:value-type="currency" office:value="21546.7956097044">
            <text:p>$21,546.80</text:p>
          </table:table-cell>
          <table:table-cell table:style-name="ce16" table:formula="oooc:=[.$C$8]/12*[.B336]" office:value-type="currency" office:value="125.689641056609">
            <text:p>$125.69</text:p>
          </table:table-cell>
          <table:table-cell table:style-name="ce34" table:formula="oooc:=IF([.B336]&lt;=[.$F$2]+[.C336];[.B336]+[.C336];[.$F$2]-[.C336])" office:value-type="currency" office:value="539.612854122573">
            <text:p>$539.61</text:p>
          </table:table-cell>
          <table:table-cell table:style-name="ce16" table:formula="oooc:=IF([.B336]=0;0;[.$F$4])" office:value-type="currency" office:value="0">
            <text:p>$0.00</text:p>
          </table:table-cell>
          <table:table-cell table:style-name="ce43" table:formula="oooc:=IF(([.B336]-[.D336]-[.E336])&lt;0;0;([.B336]-([.D336]+[.E336])))" office:value-type="currency" office:value="21007.1827555818">
            <text:p>$21,007.1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26">
            <text:p>326</text:p>
          </table:table-cell>
          <table:table-cell table:style-name="ce16" table:formula="oooc:=IF([.F336]&lt;0;0;[.F336])" office:value-type="currency" office:value="21007.1827555818">
            <text:p>$21,007.18</text:p>
          </table:table-cell>
          <table:table-cell table:style-name="ce16" table:formula="oooc:=[.$C$8]/12*[.B337]" office:value-type="currency" office:value="122.541899407561">
            <text:p>$122.54</text:p>
          </table:table-cell>
          <table:table-cell table:style-name="ce34" table:formula="oooc:=IF([.B337]&lt;=[.$F$2]+[.C337];[.B337]+[.C337];[.$F$2]-[.C337])" office:value-type="currency" office:value="542.760595771622">
            <text:p>$542.76</text:p>
          </table:table-cell>
          <table:table-cell table:style-name="ce16" table:formula="oooc:=IF([.B337]=0;0;[.$F$4])" office:value-type="currency" office:value="0">
            <text:p>$0.00</text:p>
          </table:table-cell>
          <table:table-cell table:style-name="ce43" table:formula="oooc:=IF(([.B337]-[.D337]-[.E337])&lt;0;0;([.B337]-([.D337]+[.E337])))" office:value-type="currency" office:value="20464.4221598102">
            <text:p>$20,464.4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27">
            <text:p>327</text:p>
          </table:table-cell>
          <table:table-cell table:style-name="ce16" table:formula="oooc:=IF([.F337]&lt;0;0;[.F337])" office:value-type="currency" office:value="20464.4221598102">
            <text:p>$20,464.42</text:p>
          </table:table-cell>
          <table:table-cell table:style-name="ce16" table:formula="oooc:=[.$C$8]/12*[.B338]" office:value-type="currency" office:value="119.375795932226">
            <text:p>$119.38</text:p>
          </table:table-cell>
          <table:table-cell table:style-name="ce34" table:formula="oooc:=IF([.B338]&lt;=[.$F$2]+[.C338];[.B338]+[.C338];[.$F$2]-[.C338])" office:value-type="currency" office:value="545.926699246956">
            <text:p>$545.93</text:p>
          </table:table-cell>
          <table:table-cell table:style-name="ce16" table:formula="oooc:=IF([.B338]=0;0;[.$F$4])" office:value-type="currency" office:value="0">
            <text:p>$0.00</text:p>
          </table:table-cell>
          <table:table-cell table:style-name="ce43" table:formula="oooc:=IF(([.B338]-[.D338]-[.E338])&lt;0;0;([.B338]-([.D338]+[.E338])))" office:value-type="currency" office:value="19918.4954605633">
            <text:p>$19,918.5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28">
            <text:p>328</text:p>
          </table:table-cell>
          <table:table-cell table:style-name="ce16" table:formula="oooc:=IF([.F338]&lt;0;0;[.F338])" office:value-type="currency" office:value="19918.4954605633">
            <text:p>$19,918.50</text:p>
          </table:table-cell>
          <table:table-cell table:style-name="ce16" table:formula="oooc:=[.$C$8]/12*[.B339]" office:value-type="currency" office:value="116.191223519952">
            <text:p>$116.19</text:p>
          </table:table-cell>
          <table:table-cell table:style-name="ce34" table:formula="oooc:=IF([.B339]&lt;=[.$F$2]+[.C339];[.B339]+[.C339];[.$F$2]-[.C339])" office:value-type="currency" office:value="549.11127165923">
            <text:p>$549.11</text:p>
          </table:table-cell>
          <table:table-cell table:style-name="ce16" table:formula="oooc:=IF([.B339]=0;0;[.$F$4])" office:value-type="currency" office:value="0">
            <text:p>$0.00</text:p>
          </table:table-cell>
          <table:table-cell table:style-name="ce43" table:formula="oooc:=IF(([.B339]-[.D339]-[.E339])&lt;0;0;([.B339]-([.D339]+[.E339])))" office:value-type="currency" office:value="19369.384188904">
            <text:p>$19,369.3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29">
            <text:p>329</text:p>
          </table:table-cell>
          <table:table-cell table:style-name="ce16" table:formula="oooc:=IF([.F339]&lt;0;0;[.F339])" office:value-type="currency" office:value="19369.384188904">
            <text:p>$19,369.38</text:p>
          </table:table-cell>
          <table:table-cell table:style-name="ce16" table:formula="oooc:=[.$C$8]/12*[.B340]" office:value-type="currency" office:value="112.988074435274">
            <text:p>$112.99</text:p>
          </table:table-cell>
          <table:table-cell table:style-name="ce34" table:formula="oooc:=IF([.B340]&lt;=[.$F$2]+[.C340];[.B340]+[.C340];[.$F$2]-[.C340])" office:value-type="currency" office:value="552.314420743909">
            <text:p>$552.31</text:p>
          </table:table-cell>
          <table:table-cell table:style-name="ce16" table:formula="oooc:=IF([.B340]=0;0;[.$F$4])" office:value-type="currency" office:value="0">
            <text:p>$0.00</text:p>
          </table:table-cell>
          <table:table-cell table:style-name="ce43" table:formula="oooc:=IF(([.B340]-[.D340]-[.E340])&lt;0;0;([.B340]-([.D340]+[.E340])))" office:value-type="currency" office:value="18817.0697681601">
            <text:p>$18,817.0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30">
            <text:p>330</text:p>
          </table:table-cell>
          <table:table-cell table:style-name="ce16" table:formula="oooc:=IF([.F340]&lt;0;0;[.F340])" office:value-type="currency" office:value="18817.0697681601">
            <text:p>$18,817.07</text:p>
          </table:table-cell>
          <table:table-cell table:style-name="ce16" table:formula="oooc:=[.$C$8]/12*[.B341]" office:value-type="currency" office:value="109.766240314267">
            <text:p>$109.77</text:p>
          </table:table-cell>
          <table:table-cell table:style-name="ce34" table:formula="oooc:=IF([.B341]&lt;=[.$F$2]+[.C341];[.B341]+[.C341];[.$F$2]-[.C341])" office:value-type="currency" office:value="555.536254864915">
            <text:p>$555.54</text:p>
          </table:table-cell>
          <table:table-cell table:style-name="ce16" table:formula="oooc:=IF([.B341]=0;0;[.$F$4])" office:value-type="currency" office:value="0">
            <text:p>$0.00</text:p>
          </table:table-cell>
          <table:table-cell table:style-name="ce43" table:formula="oooc:=IF(([.B341]-[.D341]-[.E341])&lt;0;0;([.B341]-([.D341]+[.E341])))" office:value-type="currency" office:value="18261.5335132952">
            <text:p>$18,261.5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31">
            <text:p>331</text:p>
          </table:table-cell>
          <table:table-cell table:style-name="ce16" table:formula="oooc:=IF([.F341]&lt;0;0;[.F341])" office:value-type="currency" office:value="18261.5335132952">
            <text:p>$18,261.53</text:p>
          </table:table-cell>
          <table:table-cell table:style-name="ce16" table:formula="oooc:=[.$C$8]/12*[.B342]" office:value-type="currency" office:value="106.525612160889">
            <text:p>$106.53</text:p>
          </table:table-cell>
          <table:table-cell table:style-name="ce34" table:formula="oooc:=IF([.B342]&lt;=[.$F$2]+[.C342];[.B342]+[.C342];[.$F$2]-[.C342])" office:value-type="currency" office:value="558.776883018294">
            <text:p>$558.78</text:p>
          </table:table-cell>
          <table:table-cell table:style-name="ce16" table:formula="oooc:=IF([.B342]=0;0;[.$F$4])" office:value-type="currency" office:value="0">
            <text:p>$0.00</text:p>
          </table:table-cell>
          <table:table-cell table:style-name="ce43" table:formula="oooc:=IF(([.B342]-[.D342]-[.E342])&lt;0;0;([.B342]-([.D342]+[.E342])))" office:value-type="currency" office:value="17702.7566302769">
            <text:p>$17,702.7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32">
            <text:p>332</text:p>
          </table:table-cell>
          <table:table-cell table:style-name="ce16" table:formula="oooc:=IF([.F342]&lt;0;0;[.F342])" office:value-type="currency" office:value="17702.7566302769">
            <text:p>$17,702.76</text:p>
          </table:table-cell>
          <table:table-cell table:style-name="ce16" table:formula="oooc:=[.$C$8]/12*[.B343]" office:value-type="currency" office:value="103.266080343282">
            <text:p>$103.27</text:p>
          </table:table-cell>
          <table:table-cell table:style-name="ce34" table:formula="oooc:=IF([.B343]&lt;=[.$F$2]+[.C343];[.B343]+[.C343];[.$F$2]-[.C343])" office:value-type="currency" office:value="562.0364148359">
            <text:p>$562.04</text:p>
          </table:table-cell>
          <table:table-cell table:style-name="ce16" table:formula="oooc:=IF([.B343]=0;0;[.$F$4])" office:value-type="currency" office:value="0">
            <text:p>$0.00</text:p>
          </table:table-cell>
          <table:table-cell table:style-name="ce43" table:formula="oooc:=IF(([.B343]-[.D343]-[.E343])&lt;0;0;([.B343]-([.D343]+[.E343])))" office:value-type="currency" office:value="17140.720215441">
            <text:p>$17,140.7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33">
            <text:p>333</text:p>
          </table:table-cell>
          <table:table-cell table:style-name="ce16" table:formula="oooc:=IF([.F343]&lt;0;0;[.F343])" office:value-type="currency" office:value="17140.720215441">
            <text:p>$17,140.72</text:p>
          </table:table-cell>
          <table:table-cell table:style-name="ce16" table:formula="oooc:=[.$C$8]/12*[.B344]" office:value-type="currency" office:value="99.9875345900726">
            <text:p>$99.99</text:p>
          </table:table-cell>
          <table:table-cell table:style-name="ce34" table:formula="oooc:=IF([.B344]&lt;=[.$F$2]+[.C344];[.B344]+[.C344];[.$F$2]-[.C344])" office:value-type="currency" office:value="565.31496058911">
            <text:p>$565.31</text:p>
          </table:table-cell>
          <table:table-cell table:style-name="ce16" table:formula="oooc:=IF([.B344]=0;0;[.$F$4])" office:value-type="currency" office:value="0">
            <text:p>$0.00</text:p>
          </table:table-cell>
          <table:table-cell table:style-name="ce43" table:formula="oooc:=IF(([.B344]-[.D344]-[.E344])&lt;0;0;([.B344]-([.D344]+[.E344])))" office:value-type="currency" office:value="16575.4052548519">
            <text:p>$16,575.4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34">
            <text:p>334</text:p>
          </table:table-cell>
          <table:table-cell table:style-name="ce16" table:formula="oooc:=IF([.F344]&lt;0;0;[.F344])" office:value-type="currency" office:value="16575.4052548519">
            <text:p>$16,575.41</text:p>
          </table:table-cell>
          <table:table-cell table:style-name="ce16" table:formula="oooc:=[.$C$8]/12*[.B345]" office:value-type="currency" office:value="96.6898639866361">
            <text:p>$96.69</text:p>
          </table:table-cell>
          <table:table-cell table:style-name="ce34" table:formula="oooc:=IF([.B345]&lt;=[.$F$2]+[.C345];[.B345]+[.C345];[.$F$2]-[.C345])" office:value-type="currency" office:value="568.612631192546">
            <text:p>$568.61</text:p>
          </table:table-cell>
          <table:table-cell table:style-name="ce16" table:formula="oooc:=IF([.B345]=0;0;[.$F$4])" office:value-type="currency" office:value="0">
            <text:p>$0.00</text:p>
          </table:table-cell>
          <table:table-cell table:style-name="ce43" table:formula="oooc:=IF(([.B345]-[.D345]-[.E345])&lt;0;0;([.B345]-([.D345]+[.E345])))" office:value-type="currency" office:value="16006.7926236594">
            <text:p>$16,006.7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35">
            <text:p>335</text:p>
          </table:table-cell>
          <table:table-cell table:style-name="ce16" table:formula="oooc:=IF([.F345]&lt;0;0;[.F345])" office:value-type="currency" office:value="16006.7926236594">
            <text:p>$16,006.79</text:p>
          </table:table-cell>
          <table:table-cell table:style-name="ce16" table:formula="oooc:=[.$C$8]/12*[.B346]" office:value-type="currency" office:value="93.3729569713463">
            <text:p>$93.37</text:p>
          </table:table-cell>
          <table:table-cell table:style-name="ce34" table:formula="oooc:=IF([.B346]&lt;=[.$F$2]+[.C346];[.B346]+[.C346];[.$F$2]-[.C346])" office:value-type="currency" office:value="571.929538207836">
            <text:p>$571.93</text:p>
          </table:table-cell>
          <table:table-cell table:style-name="ce16" table:formula="oooc:=IF([.B346]=0;0;[.$F$4])" office:value-type="currency" office:value="0">
            <text:p>$0.00</text:p>
          </table:table-cell>
          <table:table-cell table:style-name="ce43" table:formula="oooc:=IF(([.B346]-[.D346]-[.E346])&lt;0;0;([.B346]-([.D346]+[.E346])))" office:value-type="currency" office:value="15434.8630854515">
            <text:p>$15,434.8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36">
            <text:p>336</text:p>
          </table:table-cell>
          <table:table-cell table:style-name="ce16" table:formula="oooc:=IF([.F346]&lt;0;0;[.F346])" office:value-type="currency" office:value="15434.8630854515">
            <text:p>$15,434.86</text:p>
          </table:table-cell>
          <table:table-cell table:style-name="ce16" table:formula="oooc:=[.$C$8]/12*[.B347]" office:value-type="currency" office:value="90.0367013318005">
            <text:p>$90.04</text:p>
          </table:table-cell>
          <table:table-cell table:style-name="ce34" table:formula="oooc:=IF([.B347]&lt;=[.$F$2]+[.C347];[.B347]+[.C347];[.$F$2]-[.C347])" office:value-type="currency" office:value="575.265793847382">
            <text:p>$575.27</text:p>
          </table:table-cell>
          <table:table-cell table:style-name="ce16" table:formula="oooc:=IF([.B347]=0;0;[.$F$4])" office:value-type="currency" office:value="0">
            <text:p>$0.00</text:p>
          </table:table-cell>
          <table:table-cell table:style-name="ce43" table:formula="oooc:=IF(([.B347]-[.D347]-[.E347])&lt;0;0;([.B347]-([.D347]+[.E347])))" office:value-type="currency" office:value="14859.5972916041">
            <text:p>$14,859.6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37">
            <text:p>337</text:p>
          </table:table-cell>
          <table:table-cell table:style-name="ce16" table:formula="oooc:=IF([.F347]&lt;0;0;[.F347])" office:value-type="currency" office:value="14859.5972916041">
            <text:p>$14,859.60</text:p>
          </table:table-cell>
          <table:table-cell table:style-name="ce16" table:formula="oooc:=[.$C$8]/12*[.B348]" office:value-type="currency" office:value="86.6809842010241">
            <text:p>$86.68</text:p>
          </table:table-cell>
          <table:table-cell table:style-name="ce34" table:formula="oooc:=IF([.B348]&lt;=[.$F$2]+[.C348];[.B348]+[.C348];[.$F$2]-[.C348])" office:value-type="currency" office:value="578.621510978158">
            <text:p>$578.62</text:p>
          </table:table-cell>
          <table:table-cell table:style-name="ce16" table:formula="oooc:=IF([.B348]=0;0;[.$F$4])" office:value-type="currency" office:value="0">
            <text:p>$0.00</text:p>
          </table:table-cell>
          <table:table-cell table:style-name="ce43" table:formula="oooc:=IF(([.B348]-[.D348]-[.E348])&lt;0;0;([.B348]-([.D348]+[.E348])))" office:value-type="currency" office:value="14280.975780626">
            <text:p>$14,280.9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38">
            <text:p>338</text:p>
          </table:table-cell>
          <table:table-cell table:style-name="ce16" table:formula="oooc:=IF([.F348]&lt;0;0;[.F348])" office:value-type="currency" office:value="14280.975780626">
            <text:p>$14,280.98</text:p>
          </table:table-cell>
          <table:table-cell table:style-name="ce16" table:formula="oooc:=[.$C$8]/12*[.B349]" office:value-type="currency" office:value="83.3056920536516">
            <text:p>$83.31</text:p>
          </table:table-cell>
          <table:table-cell table:style-name="ce34" table:formula="oooc:=IF([.B349]&lt;=[.$F$2]+[.C349];[.B349]+[.C349];[.$F$2]-[.C349])" office:value-type="currency" office:value="581.996803125531">
            <text:p>$582.00</text:p>
          </table:table-cell>
          <table:table-cell table:style-name="ce16" table:formula="oooc:=IF([.B349]=0;0;[.$F$4])" office:value-type="currency" office:value="0">
            <text:p>$0.00</text:p>
          </table:table-cell>
          <table:table-cell table:style-name="ce43" table:formula="oooc:=IF(([.B349]-[.D349]-[.E349])&lt;0;0;([.B349]-([.D349]+[.E349])))" office:value-type="currency" office:value="13698.9789775004">
            <text:p>$13,698.9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39">
            <text:p>339</text:p>
          </table:table-cell>
          <table:table-cell table:style-name="ce16" table:formula="oooc:=IF([.F349]&lt;0;0;[.F349])" office:value-type="currency" office:value="13698.9789775004">
            <text:p>$13,698.98</text:p>
          </table:table-cell>
          <table:table-cell table:style-name="ce16" table:formula="oooc:=[.$C$8]/12*[.B350]" office:value-type="currency" office:value="79.910710702086">
            <text:p>$79.91</text:p>
          </table:table-cell>
          <table:table-cell table:style-name="ce34" table:formula="oooc:=IF([.B350]&lt;=[.$F$2]+[.C350];[.B350]+[.C350];[.$F$2]-[.C350])" office:value-type="currency" office:value="585.391784477097">
            <text:p>$585.39</text:p>
          </table:table-cell>
          <table:table-cell table:style-name="ce16" table:formula="oooc:=IF([.B350]=0;0;[.$F$4])" office:value-type="currency" office:value="0">
            <text:p>$0.00</text:p>
          </table:table-cell>
          <table:table-cell table:style-name="ce43" table:formula="oooc:=IF(([.B350]-[.D350]-[.E350])&lt;0;0;([.B350]-([.D350]+[.E350])))" office:value-type="currency" office:value="13113.5871930234">
            <text:p>$13,113.59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40">
            <text:p>340</text:p>
          </table:table-cell>
          <table:table-cell table:style-name="ce16" table:formula="oooc:=IF([.F350]&lt;0;0;[.F350])" office:value-type="currency" office:value="13113.5871930234">
            <text:p>$13,113.59</text:p>
          </table:table-cell>
          <table:table-cell table:style-name="ce16" table:formula="oooc:=[.$C$8]/12*[.B351]" office:value-type="currency" office:value="76.4959252926362">
            <text:p>$76.50</text:p>
          </table:table-cell>
          <table:table-cell table:style-name="ce34" table:formula="oooc:=IF([.B351]&lt;=[.$F$2]+[.C351];[.B351]+[.C351];[.$F$2]-[.C351])" office:value-type="currency" office:value="588.806569886546">
            <text:p>$588.81</text:p>
          </table:table-cell>
          <table:table-cell table:style-name="ce16" table:formula="oooc:=IF([.B351]=0;0;[.$F$4])" office:value-type="currency" office:value="0">
            <text:p>$0.00</text:p>
          </table:table-cell>
          <table:table-cell table:style-name="ce43" table:formula="oooc:=IF(([.B351]-[.D351]-[.E351])&lt;0;0;([.B351]-([.D351]+[.E351])))" office:value-type="currency" office:value="12524.7806231368">
            <text:p>$12,524.7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41">
            <text:p>341</text:p>
          </table:table-cell>
          <table:table-cell table:style-name="ce16" table:formula="oooc:=IF([.F351]&lt;0;0;[.F351])" office:value-type="currency" office:value="12524.7806231368">
            <text:p>$12,524.78</text:p>
          </table:table-cell>
          <table:table-cell table:style-name="ce16" table:formula="oooc:=[.$C$8]/12*[.B352]" office:value-type="currency" office:value="73.0612203016314">
            <text:p>$73.06</text:p>
          </table:table-cell>
          <table:table-cell table:style-name="ce34" table:formula="oooc:=IF([.B352]&lt;=[.$F$2]+[.C352];[.B352]+[.C352];[.$F$2]-[.C352])" office:value-type="currency" office:value="592.241274877551">
            <text:p>$592.24</text:p>
          </table:table-cell>
          <table:table-cell table:style-name="ce16" table:formula="oooc:=IF([.B352]=0;0;[.$F$4])" office:value-type="currency" office:value="0">
            <text:p>$0.00</text:p>
          </table:table-cell>
          <table:table-cell table:style-name="ce43" table:formula="oooc:=IF(([.B352]-[.D352]-[.E352])&lt;0;0;([.B352]-([.D352]+[.E352])))" office:value-type="currency" office:value="11932.5393482593">
            <text:p>$11,932.5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42">
            <text:p>342</text:p>
          </table:table-cell>
          <table:table-cell table:style-name="ce16" table:formula="oooc:=IF([.F352]&lt;0;0;[.F352])" office:value-type="currency" office:value="11932.5393482593">
            <text:p>$11,932.54</text:p>
          </table:table-cell>
          <table:table-cell table:style-name="ce16" table:formula="oooc:=[.$C$8]/12*[.B353]" office:value-type="currency" office:value="69.6064795315123">
            <text:p>$69.61</text:p>
          </table:table-cell>
          <table:table-cell table:style-name="ce34" table:formula="oooc:=IF([.B353]&lt;=[.$F$2]+[.C353];[.B353]+[.C353];[.$F$2]-[.C353])" office:value-type="currency" office:value="595.69601564767">
            <text:p>$595.70</text:p>
          </table:table-cell>
          <table:table-cell table:style-name="ce16" table:formula="oooc:=IF([.B353]=0;0;[.$F$4])" office:value-type="currency" office:value="0">
            <text:p>$0.00</text:p>
          </table:table-cell>
          <table:table-cell table:style-name="ce43" table:formula="oooc:=IF(([.B353]-[.D353]-[.E353])&lt;0;0;([.B353]-([.D353]+[.E353])))" office:value-type="currency" office:value="11336.8433326116">
            <text:p>$11,336.8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43">
            <text:p>343</text:p>
          </table:table-cell>
          <table:table-cell table:style-name="ce16" table:formula="oooc:=IF([.F353]&lt;0;0;[.F353])" office:value-type="currency" office:value="11336.8433326116">
            <text:p>$11,336.84</text:p>
          </table:table-cell>
          <table:table-cell table:style-name="ce16" table:formula="oooc:=[.$C$8]/12*[.B354]" office:value-type="currency" office:value="66.1315861069009">
            <text:p>$66.13</text:p>
          </table:table-cell>
          <table:table-cell table:style-name="ce34" table:formula="oooc:=IF([.B354]&lt;=[.$F$2]+[.C354];[.B354]+[.C354];[.$F$2]-[.C354])" office:value-type="currency" office:value="599.170909072282">
            <text:p>$599.17</text:p>
          </table:table-cell>
          <table:table-cell table:style-name="ce16" table:formula="oooc:=IF([.B354]=0;0;[.$F$4])" office:value-type="currency" office:value="0">
            <text:p>$0.00</text:p>
          </table:table-cell>
          <table:table-cell table:style-name="ce43" table:formula="oooc:=IF(([.B354]-[.D354]-[.E354])&lt;0;0;([.B354]-([.D354]+[.E354])))" office:value-type="currency" office:value="10737.6724235393">
            <text:p>$10,737.6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44">
            <text:p>344</text:p>
          </table:table-cell>
          <table:table-cell table:style-name="ce16" table:formula="oooc:=IF([.F354]&lt;0;0;[.F354])" office:value-type="currency" office:value="10737.6724235393">
            <text:p>$10,737.67</text:p>
          </table:table-cell>
          <table:table-cell table:style-name="ce16" table:formula="oooc:=[.$C$8]/12*[.B355]" office:value-type="currency" office:value="62.6364224706459">
            <text:p>$62.64</text:p>
          </table:table-cell>
          <table:table-cell table:style-name="ce34" table:formula="oooc:=IF([.B355]&lt;=[.$F$2]+[.C355];[.B355]+[.C355];[.$F$2]-[.C355])" office:value-type="currency" office:value="602.666072708537">
            <text:p>$602.67</text:p>
          </table:table-cell>
          <table:table-cell table:style-name="ce16" table:formula="oooc:=IF([.B355]=0;0;[.$F$4])" office:value-type="currency" office:value="0">
            <text:p>$0.00</text:p>
          </table:table-cell>
          <table:table-cell table:style-name="ce43" table:formula="oooc:=IF(([.B355]-[.D355]-[.E355])&lt;0;0;([.B355]-([.D355]+[.E355])))" office:value-type="currency" office:value="10135.0063508308">
            <text:p>$10,135.0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45">
            <text:p>345</text:p>
          </table:table-cell>
          <table:table-cell table:style-name="ce16" table:formula="oooc:=IF([.F355]&lt;0;0;[.F355])" office:value-type="currency" office:value="10135.0063508308">
            <text:p>$10,135.01</text:p>
          </table:table-cell>
          <table:table-cell table:style-name="ce16" table:formula="oooc:=[.$C$8]/12*[.B356]" office:value-type="currency" office:value="59.1208703798461">
            <text:p>$59.12</text:p>
          </table:table-cell>
          <table:table-cell table:style-name="ce34" table:formula="oooc:=IF([.B356]&lt;=[.$F$2]+[.C356];[.B356]+[.C356];[.$F$2]-[.C356])" office:value-type="currency" office:value="606.181624799336">
            <text:p>$606.18</text:p>
          </table:table-cell>
          <table:table-cell table:style-name="ce16" table:formula="oooc:=IF([.B356]=0;0;[.$F$4])" office:value-type="currency" office:value="0">
            <text:p>$0.00</text:p>
          </table:table-cell>
          <table:table-cell table:style-name="ce43" table:formula="oooc:=IF(([.B356]-[.D356]-[.E356])&lt;0;0;([.B356]-([.D356]+[.E356])))" office:value-type="currency" office:value="9528.82472603143">
            <text:p>$9,528.82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46">
            <text:p>346</text:p>
          </table:table-cell>
          <table:table-cell table:style-name="ce16" table:formula="oooc:=IF([.F356]&lt;0;0;[.F356])" office:value-type="currency" office:value="9528.82472603143">
            <text:p>$9,528.82</text:p>
          </table:table-cell>
          <table:table-cell table:style-name="ce16" table:formula="oooc:=[.$C$8]/12*[.B357]" office:value-type="currency" office:value="55.58481090185">
            <text:p>$55.58</text:p>
          </table:table-cell>
          <table:table-cell table:style-name="ce34" table:formula="oooc:=IF([.B357]&lt;=[.$F$2]+[.C357];[.B357]+[.C357];[.$F$2]-[.C357])" office:value-type="currency" office:value="609.717684277332">
            <text:p>$609.72</text:p>
          </table:table-cell>
          <table:table-cell table:style-name="ce16" table:formula="oooc:=IF([.B357]=0;0;[.$F$4])" office:value-type="currency" office:value="0">
            <text:p>$0.00</text:p>
          </table:table-cell>
          <table:table-cell table:style-name="ce43" table:formula="oooc:=IF(([.B357]-[.D357]-[.E357])&lt;0;0;([.B357]-([.D357]+[.E357])))" office:value-type="currency" office:value="8919.1070417541">
            <text:p>$8,919.11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47">
            <text:p>347</text:p>
          </table:table-cell>
          <table:table-cell table:style-name="ce16" table:formula="oooc:=IF([.F357]&lt;0;0;[.F357])" office:value-type="currency" office:value="8919.1070417541">
            <text:p>$8,919.11</text:p>
          </table:table-cell>
          <table:table-cell table:style-name="ce16" table:formula="oooc:=[.$C$8]/12*[.B358]" office:value-type="currency" office:value="52.0281244102322">
            <text:p>$52.03</text:p>
          </table:table-cell>
          <table:table-cell table:style-name="ce34" table:formula="oooc:=IF([.B358]&lt;=[.$F$2]+[.C358];[.B358]+[.C358];[.$F$2]-[.C358])" office:value-type="currency" office:value="613.27437076895">
            <text:p>$613.27</text:p>
          </table:table-cell>
          <table:table-cell table:style-name="ce16" table:formula="oooc:=IF([.B358]=0;0;[.$F$4])" office:value-type="currency" office:value="0">
            <text:p>$0.00</text:p>
          </table:table-cell>
          <table:table-cell table:style-name="ce43" table:formula="oooc:=IF(([.B358]-[.D358]-[.E358])&lt;0;0;([.B358]-([.D358]+[.E358])))" office:value-type="currency" office:value="8305.83267098515">
            <text:p>$8,305.8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48">
            <text:p>348</text:p>
          </table:table-cell>
          <table:table-cell table:style-name="ce16" table:formula="oooc:=IF([.F358]&lt;0;0;[.F358])" office:value-type="currency" office:value="8305.83267098515">
            <text:p>$8,305.83</text:p>
          </table:table-cell>
          <table:table-cell table:style-name="ce16" table:formula="oooc:=[.$C$8]/12*[.B359]" office:value-type="currency" office:value="48.4506905807467">
            <text:p>$48.45</text:p>
          </table:table-cell>
          <table:table-cell table:style-name="ce34" table:formula="oooc:=IF([.B359]&lt;=[.$F$2]+[.C359];[.B359]+[.C359];[.$F$2]-[.C359])" office:value-type="currency" office:value="616.851804598436">
            <text:p>$616.85</text:p>
          </table:table-cell>
          <table:table-cell table:style-name="ce16" table:formula="oooc:=IF([.B359]=0;0;[.$F$4])" office:value-type="currency" office:value="0">
            <text:p>$0.00</text:p>
          </table:table-cell>
          <table:table-cell table:style-name="ce43" table:formula="oooc:=IF(([.B359]-[.D359]-[.E359])&lt;0;0;([.B359]-([.D359]+[.E359])))" office:value-type="currency" office:value="7688.98086638671">
            <text:p>$7,688.9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49">
            <text:p>349</text:p>
          </table:table-cell>
          <table:table-cell table:style-name="ce16" table:formula="oooc:=IF([.F359]&lt;0;0;[.F359])" office:value-type="currency" office:value="7688.98086638671">
            <text:p>$7,688.98</text:p>
          </table:table-cell>
          <table:table-cell table:style-name="ce16" table:formula="oooc:=[.$C$8]/12*[.B360]" office:value-type="currency" office:value="44.8523883872558">
            <text:p>$44.85</text:p>
          </table:table-cell>
          <table:table-cell table:style-name="ce34" table:formula="oooc:=IF([.B360]&lt;=[.$F$2]+[.C360];[.B360]+[.C360];[.$F$2]-[.C360])" office:value-type="currency" office:value="620.450106791927">
            <text:p>$620.45</text:p>
          </table:table-cell>
          <table:table-cell table:style-name="ce16" table:formula="oooc:=IF([.B360]=0;0;[.$F$4])" office:value-type="currency" office:value="0">
            <text:p>$0.00</text:p>
          </table:table-cell>
          <table:table-cell table:style-name="ce43" table:formula="oooc:=IF(([.B360]-[.D360]-[.E360])&lt;0;0;([.B360]-([.D360]+[.E360])))" office:value-type="currency" office:value="7068.53075959479">
            <text:p>$7,068.5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50">
            <text:p>350</text:p>
          </table:table-cell>
          <table:table-cell table:style-name="ce16" table:formula="oooc:=IF([.F360]&lt;0;0;[.F360])" office:value-type="currency" office:value="7068.53075959479">
            <text:p>$7,068.53</text:p>
          </table:table-cell>
          <table:table-cell table:style-name="ce16" table:formula="oooc:=[.$C$8]/12*[.B361]" office:value-type="currency" office:value="41.2330960976363">
            <text:p>$41.23</text:p>
          </table:table-cell>
          <table:table-cell table:style-name="ce34" table:formula="oooc:=IF([.B361]&lt;=[.$F$2]+[.C361];[.B361]+[.C361];[.$F$2]-[.C361])" office:value-type="currency" office:value="624.069399081546">
            <text:p>$624.07</text:p>
          </table:table-cell>
          <table:table-cell table:style-name="ce16" table:formula="oooc:=IF([.B361]=0;0;[.$F$4])" office:value-type="currency" office:value="0">
            <text:p>$0.00</text:p>
          </table:table-cell>
          <table:table-cell table:style-name="ce43" table:formula="oooc:=IF(([.B361]-[.D361]-[.E361])&lt;0;0;([.B361]-([.D361]+[.E361])))" office:value-type="currency" office:value="6444.46136051324">
            <text:p>$6,444.46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51">
            <text:p>351</text:p>
          </table:table-cell>
          <table:table-cell table:style-name="ce16" table:formula="oooc:=IF([.F361]&lt;0;0;[.F361])" office:value-type="currency" office:value="6444.46136051324">
            <text:p>$6,444.46</text:p>
          </table:table-cell>
          <table:table-cell table:style-name="ce16" table:formula="oooc:=[.$C$8]/12*[.B362]" office:value-type="currency" office:value="37.5926912696606">
            <text:p>$37.59</text:p>
          </table:table-cell>
          <table:table-cell table:style-name="ce34" table:formula="oooc:=IF([.B362]&lt;=[.$F$2]+[.C362];[.B362]+[.C362];[.$F$2]-[.C362])" office:value-type="currency" office:value="627.709803909522">
            <text:p>$627.71</text:p>
          </table:table-cell>
          <table:table-cell table:style-name="ce16" table:formula="oooc:=IF([.B362]=0;0;[.$F$4])" office:value-type="currency" office:value="0">
            <text:p>$0.00</text:p>
          </table:table-cell>
          <table:table-cell table:style-name="ce43" table:formula="oooc:=IF(([.B362]-[.D362]-[.E362])&lt;0;0;([.B362]-([.D362]+[.E362])))" office:value-type="currency" office:value="5816.75155660372">
            <text:p>$5,816.7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52">
            <text:p>352</text:p>
          </table:table-cell>
          <table:table-cell table:style-name="ce16" table:formula="oooc:=IF([.F362]&lt;0;0;[.F362])" office:value-type="currency" office:value="5816.75155660372">
            <text:p>$5,816.75</text:p>
          </table:table-cell>
          <table:table-cell table:style-name="ce16" table:formula="oooc:=[.$C$8]/12*[.B363]" office:value-type="currency" office:value="33.931050746855">
            <text:p>$33.93</text:p>
          </table:table-cell>
          <table:table-cell table:style-name="ce34" table:formula="oooc:=IF([.B363]&lt;=[.$F$2]+[.C363];[.B363]+[.C363];[.$F$2]-[.C363])" office:value-type="currency" office:value="631.371444432327">
            <text:p>$631.37</text:p>
          </table:table-cell>
          <table:table-cell table:style-name="ce16" table:formula="oooc:=IF([.B363]=0;0;[.$F$4])" office:value-type="currency" office:value="0">
            <text:p>$0.00</text:p>
          </table:table-cell>
          <table:table-cell table:style-name="ce43" table:formula="oooc:=IF(([.B363]-[.D363]-[.E363])&lt;0;0;([.B363]-([.D363]+[.E363])))" office:value-type="currency" office:value="5185.38011217139">
            <text:p>$5,185.3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53">
            <text:p>353</text:p>
          </table:table-cell>
          <table:table-cell table:style-name="ce16" table:formula="oooc:=IF([.F363]&lt;0;0;[.F363])" office:value-type="currency" office:value="5185.38011217139">
            <text:p>$5,185.38</text:p>
          </table:table-cell>
          <table:table-cell table:style-name="ce16" table:formula="oooc:=[.$C$8]/12*[.B364]" office:value-type="currency" office:value="30.2480506543331">
            <text:p>$30.25</text:p>
          </table:table-cell>
          <table:table-cell table:style-name="ce34" table:formula="oooc:=IF([.B364]&lt;=[.$F$2]+[.C364];[.B364]+[.C364];[.$F$2]-[.C364])" office:value-type="currency" office:value="635.054444524849">
            <text:p>$635.05</text:p>
          </table:table-cell>
          <table:table-cell table:style-name="ce16" table:formula="oooc:=IF([.B364]=0;0;[.$F$4])" office:value-type="currency" office:value="0">
            <text:p>$0.00</text:p>
          </table:table-cell>
          <table:table-cell table:style-name="ce43" table:formula="oooc:=IF(([.B364]-[.D364]-[.E364])&lt;0;0;([.B364]-([.D364]+[.E364])))" office:value-type="currency" office:value="4550.32566764654">
            <text:p>$4,550.33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54">
            <text:p>354</text:p>
          </table:table-cell>
          <table:table-cell table:style-name="ce16" table:formula="oooc:=IF([.F364]&lt;0;0;[.F364])" office:value-type="currency" office:value="4550.32566764654">
            <text:p>$4,550.33</text:p>
          </table:table-cell>
          <table:table-cell table:style-name="ce16" table:formula="oooc:=[.$C$8]/12*[.B365]" office:value-type="currency" office:value="26.5435663946048">
            <text:p>$26.54</text:p>
          </table:table-cell>
          <table:table-cell table:style-name="ce34" table:formula="oooc:=IF([.B365]&lt;=[.$F$2]+[.C365];[.B365]+[.C365];[.$F$2]-[.C365])" office:value-type="currency" office:value="638.758928784578">
            <text:p>$638.76</text:p>
          </table:table-cell>
          <table:table-cell table:style-name="ce16" table:formula="oooc:=IF([.B365]=0;0;[.$F$4])" office:value-type="currency" office:value="0">
            <text:p>$0.00</text:p>
          </table:table-cell>
          <table:table-cell table:style-name="ce43" table:formula="oooc:=IF(([.B365]-[.D365]-[.E365])&lt;0;0;([.B365]-([.D365]+[.E365])))" office:value-type="currency" office:value="3911.56673886196">
            <text:p>$3,911.57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55">
            <text:p>355</text:p>
          </table:table-cell>
          <table:table-cell table:style-name="ce16" table:formula="oooc:=IF([.F365]&lt;0;0;[.F365])" office:value-type="currency" office:value="3911.56673886196">
            <text:p>$3,911.57</text:p>
          </table:table-cell>
          <table:table-cell table:style-name="ce16" table:formula="oooc:=[.$C$8]/12*[.B366]" office:value-type="currency" office:value="22.8174726433615">
            <text:p>$22.82</text:p>
          </table:table-cell>
          <table:table-cell table:style-name="ce34" table:formula="oooc:=IF([.B366]&lt;=[.$F$2]+[.C366];[.B366]+[.C366];[.$F$2]-[.C366])" office:value-type="currency" office:value="642.485022535821">
            <text:p>$642.49</text:p>
          </table:table-cell>
          <table:table-cell table:style-name="ce16" table:formula="oooc:=IF([.B366]=0;0;[.$F$4])" office:value-type="currency" office:value="0">
            <text:p>$0.00</text:p>
          </table:table-cell>
          <table:table-cell table:style-name="ce43" table:formula="oooc:=IF(([.B366]-[.D366]-[.E366])&lt;0;0;([.B366]-([.D366]+[.E366])))" office:value-type="currency" office:value="3269.08171632614">
            <text:p>$3,269.08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56">
            <text:p>356</text:p>
          </table:table-cell>
          <table:table-cell table:style-name="ce16" table:formula="oooc:=IF([.F366]&lt;0;0;[.F366])" office:value-type="currency" office:value="3269.08171632614">
            <text:p>$3,269.08</text:p>
          </table:table-cell>
          <table:table-cell table:style-name="ce16" table:formula="oooc:=[.$C$8]/12*[.B367]" office:value-type="currency" office:value="19.0696433452358">
            <text:p>$19.07</text:p>
          </table:table-cell>
          <table:table-cell table:style-name="ce34" table:formula="oooc:=IF([.B367]&lt;=[.$F$2]+[.C367];[.B367]+[.C367];[.$F$2]-[.C367])" office:value-type="currency" office:value="646.232851833947">
            <text:p>$646.23</text:p>
          </table:table-cell>
          <table:table-cell table:style-name="ce16" table:formula="oooc:=IF([.B367]=0;0;[.$F$4])" office:value-type="currency" office:value="0">
            <text:p>$0.00</text:p>
          </table:table-cell>
          <table:table-cell table:style-name="ce43" table:formula="oooc:=IF(([.B367]-[.D367]-[.E367])&lt;0;0;([.B367]-([.D367]+[.E367])))" office:value-type="currency" office:value="2622.8488644922">
            <text:p>$2,622.8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57">
            <text:p>357</text:p>
          </table:table-cell>
          <table:table-cell table:style-name="ce16" table:formula="oooc:=IF([.F367]&lt;0;0;[.F367])" office:value-type="currency" office:value="2622.8488644922">
            <text:p>$2,622.85</text:p>
          </table:table-cell>
          <table:table-cell table:style-name="ce16" table:formula="oooc:=[.$C$8]/12*[.B368]" office:value-type="currency" office:value="15.2999517095378">
            <text:p>$15.30</text:p>
          </table:table-cell>
          <table:table-cell table:style-name="ce34" table:formula="oooc:=IF([.B368]&lt;=[.$F$2]+[.C368];[.B368]+[.C368];[.$F$2]-[.C368])" office:value-type="currency" office:value="650.002543469645">
            <text:p>$650.00</text:p>
          </table:table-cell>
          <table:table-cell table:style-name="ce16" table:formula="oooc:=IF([.B368]=0;0;[.$F$4])" office:value-type="currency" office:value="0">
            <text:p>$0.00</text:p>
          </table:table-cell>
          <table:table-cell table:style-name="ce43" table:formula="oooc:=IF(([.B368]-[.D368]-[.E368])&lt;0;0;([.B368]-([.D368]+[.E368])))" office:value-type="currency" office:value="1972.84632102255">
            <text:p>$1,972.8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58">
            <text:p>358</text:p>
          </table:table-cell>
          <table:table-cell table:style-name="ce16" table:formula="oooc:=IF([.F368]&lt;0;0;[.F368])" office:value-type="currency" office:value="1972.84632102255">
            <text:p>$1,972.85</text:p>
          </table:table-cell>
          <table:table-cell table:style-name="ce16" table:formula="oooc:=[.$C$8]/12*[.B369]" office:value-type="currency" office:value="11.5082702059649">
            <text:p>$11.51</text:p>
          </table:table-cell>
          <table:table-cell table:style-name="ce34" table:formula="oooc:=IF([.B369]&lt;=[.$F$2]+[.C369];[.B369]+[.C369];[.$F$2]-[.C369])" office:value-type="currency" office:value="653.794224973218">
            <text:p>$653.79</text:p>
          </table:table-cell>
          <table:table-cell table:style-name="ce16" table:formula="oooc:=IF([.B369]=0;0;[.$F$4])" office:value-type="currency" office:value="0">
            <text:p>$0.00</text:p>
          </table:table-cell>
          <table:table-cell table:style-name="ce43" table:formula="oooc:=IF(([.B369]-[.D369]-[.E369])&lt;0;0;([.B369]-([.D369]+[.E369])))" office:value-type="currency" office:value="1319.05209604933">
            <text:p>$1,319.05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59">
            <text:p>359</text:p>
          </table:table-cell>
          <table:table-cell table:style-name="ce16" table:formula="oooc:=IF([.F369]&lt;0;0;[.F369])" office:value-type="currency" office:value="1319.05209604933">
            <text:p>$1,319.05</text:p>
          </table:table-cell>
          <table:table-cell table:style-name="ce16" table:formula="oooc:=[.$C$8]/12*[.B370]" office:value-type="currency" office:value="7.69447056028778">
            <text:p>$7.69</text:p>
          </table:table-cell>
          <table:table-cell table:style-name="ce34" table:formula="oooc:=IF([.B370]&lt;=[.$F$2]+[.C370];[.B370]+[.C370];[.$F$2]-[.C370])" office:value-type="currency" office:value="657.608024618895">
            <text:p>$657.61</text:p>
          </table:table-cell>
          <table:table-cell table:style-name="ce16" table:formula="oooc:=IF([.B370]=0;0;[.$F$4])" office:value-type="currency" office:value="0">
            <text:p>$0.00</text:p>
          </table:table-cell>
          <table:table-cell table:style-name="ce43" table:formula="oooc:=IF(([.B370]-[.D370]-[.E370])&lt;0;0;([.B370]-([.D370]+[.E370])))" office:value-type="currency" office:value="661.444071430439">
            <text:p>$661.44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7" office:value-type="float" office:value="360">
            <text:p>360</text:p>
          </table:table-cell>
          <table:table-cell table:style-name="ce16" table:formula="oooc:=IF([.F370]&lt;0;0;[.F370])" office:value-type="currency" office:value="661.444071430439">
            <text:p>$661.44</text:p>
          </table:table-cell>
          <table:table-cell table:style-name="ce16" table:formula="oooc:=[.$C$8]/12*[.B371]" office:value-type="currency" office:value="3.85842375001089">
            <text:p>$3.86</text:p>
          </table:table-cell>
          <table:table-cell table:style-name="ce34" table:formula="oooc:=IF([.B371]&lt;=[.$F$2]+[.C371];[.B371]+[.C371];[.$F$2]-[.C371])" office:value-type="currency" office:value="665.30249518045">
            <text:p>$665.30</text:p>
          </table:table-cell>
          <table:table-cell table:style-name="ce16" table:formula="oooc:=IF([.B371]=0;0;[.$F$4])" office:value-type="currency" office:value="0">
            <text:p>$0.00</text:p>
          </table:table-cell>
          <table:table-cell table:style-name="ce43" table:formula="oooc:=IF(([.B371]-[.D371]-[.E371])&lt;0;0;([.B371]-([.D371]+[.E371])))" office:value-type="currency" office:value="0">
            <text:p>$0.00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8"/>
          <table:table-cell table:style-name="ce17"/>
          <table:table-cell table:style-name="ce27" table:number-columns-repeated="2"/>
          <table:table-cell table:style-name="ce35"/>
          <table:table-cell table:style-name="ce17"/>
          <table:table-cell table:style-name="ce10"/>
          <table:table-cell table:number-columns-repeated="249"/>
        </table:table-row>
        <table:table-row table:style-name="ro2" table:number-rows-repeated="27">
          <table:table-cell table:style-name="ce9"/>
          <table:table-cell table:style-name="ce18"/>
          <table:table-cell table:style-name="ce28" table:number-columns-repeated="2"/>
          <table:table-cell table:style-name="ce36"/>
          <table:table-cell table:style-name="ce18"/>
          <table:table-cell table:style-name="ce10"/>
          <table:table-cell table:number-columns-repeated="249"/>
        </table:table-row>
        <table:table-row table:style-name="ro2" table:number-rows-repeated="25">
          <table:table-cell table:style-name="ce10" table:number-columns-repeated="5"/>
          <table:table-cell table:style-name="ce44"/>
          <table:table-cell table:style-name="ce10"/>
          <table:table-cell table:number-columns-repeated="249"/>
        </table:table-row>
        <table:table-row table:style-name="ro2" table:number-rows-repeated="6511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rint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default-cell-style-name="ce45"/>
        <table:table-column table:style-name="co4" table:default-cell-style-name="Default"/>
        <table:table-column table:style-name="co5" table:default-cell-style-name="Default"/>
        <table:table-column table:style-name="co6" table:number-columns-repeated="248" table:default-cell-style-name="Default"/>
        <table:table-row table:style-name="ro1">
          <table:table-cell table:style-name="ce51"/>
          <table:table-cell table:style-name="ce60"/>
          <table:table-cell table:style-name="ce68" table:number-columns-repeated="2"/>
          <table:table-cell table:style-name="ce60"/>
          <table:table-cell table:style-name="ce82"/>
          <table:table-cell table:style-name="ce87"/>
          <table:table-cell table:number-columns-repeated="249"/>
        </table:table-row>
        <table:table-row table:style-name="ro2">
          <table:table-cell table:style-name="ce52" office:value-type="string" table:number-columns-spanned="2" table:number-rows-spanned="1">
            <text:p>Jadwal Pembayaran Untuk:</text:p>
          </table:table-cell>
          <table:covered-table-cell table:style-name="ce61"/>
          <table:table-cell table:style-name="ce69" table:formula="oooc:=['Jadwal Amortisasi'.C2]" office:value-type="string" office:string-value="Sewa Rumah" table:number-columns-spanned="2" table:number-rows-spanned="1">
            <text:p>Sewa Rumah</text:p>
          </table:table-cell>
          <table:covered-table-cell table:style-name="ce77"/>
          <table:table-cell table:style-name="ce61" office:value-type="string">
            <text:p>Pembayaran Bulanan</text:p>
          </table:table-cell>
          <table:table-cell table:style-name="ce83" table:formula="oooc:=(-PMT([.$C$8]/12;[.$C$6];-(-[.$C$4])))" office:value-type="currency" office:value="665.302495179182">
            <text:p>$665.30</text:p>
          </table:table-cell>
          <table:table-cell table:style-name="ce88"/>
          <table:table-cell table:number-columns-repeated="249"/>
        </table:table-row>
        <table:table-row table:style-name="ro3">
          <table:table-cell table:style-name="ce52"/>
          <table:table-cell table:style-name="ce61"/>
          <table:table-cell table:style-name="ce70"/>
          <table:table-cell table:style-name="ce77"/>
          <table:table-cell table:style-name="ce61"/>
          <table:table-cell table:style-name="ce83"/>
          <table:table-cell table:style-name="ce88"/>
          <table:table-cell table:number-columns-repeated="249"/>
        </table:table-row>
        <table:table-row table:style-name="ro2">
          <table:table-cell table:style-name="ce53"/>
          <table:table-cell table:style-name="ce62" office:value-type="string">
            <text:p>Jumlah Pinjaman</text:p>
          </table:table-cell>
          <table:table-cell table:style-name="ce71" table:formula="oooc:=['Jadwal Amortisasi'.C4]" office:value-type="currency" office:value="100000">
            <text:p>$100,000.00</text:p>
          </table:table-cell>
          <table:table-cell table:style-name="ce10"/>
          <table:table-cell table:style-name="ce62" office:value-type="string">
            <text:p>Pembayaran Tambahan Pokok</text:p>
          </table:table-cell>
          <table:table-cell table:style-name="ce84" table:formula="oooc:=['Jadwal Amortisasi'.F4]" office:value-type="currency" office:value="0">
            <text:p>$0.00</text:p>
          </table:table-cell>
          <table:table-cell table:style-name="ce88"/>
          <table:table-cell table:number-columns-repeated="249"/>
        </table:table-row>
        <table:table-row table:style-name="ro3">
          <table:table-cell table:style-name="ce53"/>
          <table:table-cell table:style-name="ce62"/>
          <table:table-cell table:style-name="ce72"/>
          <table:table-cell table:style-name="ce10"/>
          <table:table-cell table:style-name="ce62"/>
          <table:table-cell table:style-name="ce85"/>
          <table:table-cell table:style-name="ce88"/>
          <table:table-cell table:number-columns-repeated="249"/>
        </table:table-row>
        <table:table-row table:style-name="ro2">
          <table:table-cell table:style-name="ce53"/>
          <table:table-cell table:style-name="ce62" office:value-type="string">
            <text:p>Jangka Waktu</text:p>
          </table:table-cell>
          <table:table-cell table:style-name="ce73" table:formula="oooc:=['Jadwal Amortisasi'.C6]" office:value-type="float" office:value="360">
            <text:p>360</text:p>
          </table:table-cell>
          <table:table-cell table:style-name="ce78" office:value-type="string">
            <text:p>Bulan</text:p>
          </table:table-cell>
          <table:table-cell table:style-name="ce62" office:value-type="string">
            <text:p>Total Bunga Dibayarkan</text:p>
          </table:table-cell>
          <table:table-cell table:style-name="ce85" table:formula="oooc:=SUM([.C12:.C371])" office:value-type="currency" office:value="139508.898264507">
            <text:p>$139,508.90</text:p>
          </table:table-cell>
          <table:table-cell table:style-name="ce88"/>
          <table:table-cell table:number-columns-repeated="249"/>
        </table:table-row>
        <table:table-row table:style-name="ro3">
          <table:table-cell table:style-name="ce53"/>
          <table:table-cell table:style-name="ce62"/>
          <table:table-cell table:style-name="ce74"/>
          <table:table-cell table:style-name="ce10"/>
          <table:table-cell table:style-name="ce62"/>
          <table:table-cell table:style-name="ce85"/>
          <table:table-cell table:style-name="ce88"/>
          <table:table-cell table:number-columns-repeated="249"/>
        </table:table-row>
        <table:table-row table:style-name="ro2">
          <table:table-cell table:style-name="ce53"/>
          <table:table-cell table:style-name="ce61" office:value-type="string">
            <text:p>Tingkat Suku Bunga</text:p>
          </table:table-cell>
          <table:table-cell table:style-name="ce75" table:formula="oooc:=['Jadwal Amortisasi'.C8]" office:value-type="percentage" office:value="0.07">
            <text:p>7.00%</text:p>
          </table:table-cell>
          <table:table-cell table:style-name="ce50"/>
          <table:table-cell table:style-name="ce61" office:value-type="string">
            <text:p>Total Pembayaran</text:p>
          </table:table-cell>
          <table:table-cell table:style-name="ce85" table:formula="oooc:=SUM([.C12:.C371])+[.C4]+SUM([.E12:.E371])" office:value-type="currency" office:value="239508.898264507">
            <text:p>$239,508.90</text:p>
          </table:table-cell>
          <table:table-cell table:style-name="ce88"/>
          <table:table-cell table:number-columns-repeated="249"/>
        </table:table-row>
        <table:table-row table:style-name="ro3">
          <table:table-cell table:style-name="ce54"/>
          <table:table-cell table:style-name="ce63" table:number-columns-repeated="5"/>
          <table:table-cell table:style-name="ce89"/>
          <table:table-cell table:number-columns-repeated="249"/>
        </table:table-row>
        <table:table-row table:style-name="ro5">
          <table:table-cell table:style-name="ce55" office:value-type="string">
            <text:p>Bulan</text:p>
          </table:table-cell>
          <table:table-cell table:style-name="ce55" office:value-type="string">
            <text:p>Neraca</text:p>
          </table:table-cell>
          <table:table-cell table:style-name="ce55" office:value-type="string">
            <text:p>Bunga</text:p>
          </table:table-cell>
          <table:table-cell table:style-name="ce55" office:value-type="string">
            <text:p>Pokok</text:p>
          </table:table-cell>
          <table:table-cell table:style-name="ce55" office:value-type="string">
            <text:p>Ekstra Pokok</text:p>
          </table:table-cell>
          <table:table-cell table:style-name="ce86" office:value-type="string">
            <text:p>Saldo</text:p>
          </table:table-cell>
          <table:table-cell table:style-name="ce90"/>
          <table:table-cell table:number-columns-repeated="249"/>
        </table:table-row>
        <table:table-row table:style-name="ro3">
          <table:table-cell table:number-columns-repeated="5"/>
          <table:table-cell table:style-name="Default"/>
          <table:table-cell table:number-columns-repeated="250"/>
        </table:table-row>
        <table:table-row table:style-name="ro2">
          <table:table-cell table:style-name="ce56" office:value-type="float" office:value="1">
            <text:p>1</text:p>
          </table:table-cell>
          <table:table-cell table:style-name="ce15" table:formula="oooc:=[.C4]" office:value-type="currency" office:value="100000">
            <text:p>$100,000.00</text:p>
          </table:table-cell>
          <table:table-cell table:style-name="ce15" table:formula="oooc:=[.C8]/12*[.B12]" office:value-type="currency" office:value="583.333333333333">
            <text:p>$583.33</text:p>
          </table:table-cell>
          <table:table-cell table:style-name="ce33" table:formula="oooc:=IF([.B12]&lt;[.$F$2];[.B12]+[.C12];[.$F$2]-[.C12])" office:value-type="currency" office:value="81.969161845849">
            <text:p>$81.97</text:p>
          </table:table-cell>
          <table:table-cell table:style-name="ce15" table:formula="oooc:=[.F4]" office:value-type="currency" office:value="0">
            <text:p>$0.00</text:p>
          </table:table-cell>
          <table:table-cell table:style-name="ce15" table:formula="oooc:=[.B12]-([.D12]+[.E12])" office:value-type="currency" office:value="99918.0308381542">
            <text:p>$99,918.03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2">
            <text:p>2</text:p>
          </table:table-cell>
          <table:table-cell table:style-name="ce64" table:formula="oooc:=IF([.F12]&lt;0;0;[.F12])" office:value-type="currency" office:value="99918.0308381542">
            <text:p>$99,918.03</text:p>
          </table:table-cell>
          <table:table-cell table:style-name="ce64" table:formula="oooc:=[.$C$8]/12*[.B13]" office:value-type="currency" office:value="582.855179889233">
            <text:p>$582.86</text:p>
          </table:table-cell>
          <table:table-cell table:style-name="ce79" table:formula="oooc:=IF([.B13]&lt;=[.$F$2]+[.C13];[.B13]+[.C13];[.$F$2]-[.C13])" office:value-type="currency" office:value="82.4473152899499">
            <text:p>$82.45</text:p>
          </table:table-cell>
          <table:table-cell table:style-name="ce64" table:formula="oooc:=IF([.B13]=0;0;[.$F$4])" office:value-type="currency" office:value="0">
            <text:p>$0.00</text:p>
          </table:table-cell>
          <table:table-cell table:style-name="ce64" table:formula="oooc:=IF(([.B13]-[.D13]-[.E13])&lt;0;0;([.B13]-([.D13]+[.E13])))" office:value-type="currency" office:value="99835.5835228642">
            <text:p>$99,835.58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3">
            <text:p>3</text:p>
          </table:table-cell>
          <table:table-cell table:style-name="ce15" table:formula="oooc:=IF([.F13]&lt;0;0;[.F13])" office:value-type="currency" office:value="99835.5835228642">
            <text:p>$99,835.58</text:p>
          </table:table-cell>
          <table:table-cell table:style-name="ce15" table:formula="oooc:=[.$C$8]/12*[.B14]" office:value-type="currency" office:value="582.374237216708">
            <text:p>$582.37</text:p>
          </table:table-cell>
          <table:table-cell table:style-name="ce33" table:formula="oooc:=IF([.B14]&lt;=[.$F$2]+[.C14];[.B14]+[.C14];[.$F$2]-[.C14])" office:value-type="currency" office:value="82.9282579624745">
            <text:p>$82.93</text:p>
          </table:table-cell>
          <table:table-cell table:style-name="ce15" table:formula="oooc:=IF([.B14]=0;0;[.$F$4])" office:value-type="currency" office:value="0">
            <text:p>$0.00</text:p>
          </table:table-cell>
          <table:table-cell table:style-name="ce15" table:formula="oooc:=IF(([.B14]-[.D14]-[.E14])&lt;0;0;([.B14]-([.D14]+[.E14])))" office:value-type="currency" office:value="99752.6552649017">
            <text:p>$99,752.66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4">
            <text:p>4</text:p>
          </table:table-cell>
          <table:table-cell table:style-name="ce64" table:formula="oooc:=IF([.F14]&lt;0;0;[.F14])" office:value-type="currency" office:value="99752.6552649017">
            <text:p>$99,752.66</text:p>
          </table:table-cell>
          <table:table-cell table:style-name="ce64" table:formula="oooc:=[.$C$8]/12*[.B15]" office:value-type="currency" office:value="581.89048904526">
            <text:p>$581.89</text:p>
          </table:table-cell>
          <table:table-cell table:style-name="ce79" table:formula="oooc:=IF([.B15]&lt;=[.$F$2]+[.C15];[.B15]+[.C15];[.$F$2]-[.C15])" office:value-type="currency" office:value="83.4120061339222">
            <text:p>$83.41</text:p>
          </table:table-cell>
          <table:table-cell table:style-name="ce64" table:formula="oooc:=IF([.B15]=0;0;[.$F$4])" office:value-type="currency" office:value="0">
            <text:p>$0.00</text:p>
          </table:table-cell>
          <table:table-cell table:style-name="ce64" table:formula="oooc:=IF(([.B15]-[.D15]-[.E15])&lt;0;0;([.B15]-([.D15]+[.E15])))" office:value-type="currency" office:value="99669.2432587678">
            <text:p>$99,669.24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5">
            <text:p>5</text:p>
          </table:table-cell>
          <table:table-cell table:style-name="ce15" table:formula="oooc:=IF([.F15]&lt;0;0;[.F15])" office:value-type="currency" office:value="99669.2432587678">
            <text:p>$99,669.24</text:p>
          </table:table-cell>
          <table:table-cell table:style-name="ce15" table:formula="oooc:=[.$C$8]/12*[.B16]" office:value-type="currency" office:value="581.403919009479">
            <text:p>$581.40</text:p>
          </table:table-cell>
          <table:table-cell table:style-name="ce33" table:formula="oooc:=IF([.B16]&lt;=[.$F$2]+[.C16];[.B16]+[.C16];[.$F$2]-[.C16])" office:value-type="currency" office:value="83.8985761697035">
            <text:p>$83.90</text:p>
          </table:table-cell>
          <table:table-cell table:style-name="ce15" table:formula="oooc:=IF([.B16]=0;0;[.$F$4])" office:value-type="currency" office:value="0">
            <text:p>$0.00</text:p>
          </table:table-cell>
          <table:table-cell table:style-name="ce15" table:formula="oooc:=IF(([.B16]-[.D16]-[.E16])&lt;0;0;([.B16]-([.D16]+[.E16])))" office:value-type="currency" office:value="99585.3446825981">
            <text:p>$99,585.34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6">
            <text:p>6</text:p>
          </table:table-cell>
          <table:table-cell table:style-name="ce64" table:formula="oooc:=IF([.F16]&lt;0;0;[.F16])" office:value-type="currency" office:value="99585.3446825981">
            <text:p>$99,585.34</text:p>
          </table:table-cell>
          <table:table-cell table:style-name="ce64" table:formula="oooc:=[.$C$8]/12*[.B17]" office:value-type="currency" office:value="580.914510648489">
            <text:p>$580.91</text:p>
          </table:table-cell>
          <table:table-cell table:style-name="ce79" table:formula="oooc:=IF([.B17]&lt;=[.$F$2]+[.C17];[.B17]+[.C17];[.$F$2]-[.C17])" office:value-type="currency" office:value="84.3879845306933">
            <text:p>$84.39</text:p>
          </table:table-cell>
          <table:table-cell table:style-name="ce64" table:formula="oooc:=IF([.B17]=0;0;[.$F$4])" office:value-type="currency" office:value="0">
            <text:p>$0.00</text:p>
          </table:table-cell>
          <table:table-cell table:style-name="ce64" table:formula="oooc:=IF(([.B17]-[.D17]-[.E17])&lt;0;0;([.B17]-([.D17]+[.E17])))" office:value-type="currency" office:value="99500.9566980674">
            <text:p>$99,500.96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7">
            <text:p>7</text:p>
          </table:table-cell>
          <table:table-cell table:style-name="ce15" table:formula="oooc:=IF([.F17]&lt;0;0;[.F17])" office:value-type="currency" office:value="99500.9566980674">
            <text:p>$99,500.96</text:p>
          </table:table-cell>
          <table:table-cell table:style-name="ce15" table:formula="oooc:=[.$C$8]/12*[.B18]" office:value-type="currency" office:value="580.422247405393">
            <text:p>$580.42</text:p>
          </table:table-cell>
          <table:table-cell table:style-name="ce33" table:formula="oooc:=IF([.B18]&lt;=[.$F$2]+[.C18];[.B18]+[.C18];[.$F$2]-[.C18])" office:value-type="currency" office:value="84.8802477737891">
            <text:p>$84.88</text:p>
          </table:table-cell>
          <table:table-cell table:style-name="ce15" table:formula="oooc:=IF([.B18]=0;0;[.$F$4])" office:value-type="currency" office:value="0">
            <text:p>$0.00</text:p>
          </table:table-cell>
          <table:table-cell table:style-name="ce15" table:formula="oooc:=IF(([.B18]-[.D18]-[.E18])&lt;0;0;([.B18]-([.D18]+[.E18])))" office:value-type="currency" office:value="99416.0764502936">
            <text:p>$99,416.08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8">
            <text:p>8</text:p>
          </table:table-cell>
          <table:table-cell table:style-name="ce64" table:formula="oooc:=IF([.F18]&lt;0;0;[.F18])" office:value-type="currency" office:value="99416.0764502936">
            <text:p>$99,416.08</text:p>
          </table:table-cell>
          <table:table-cell table:style-name="ce64" table:formula="oooc:=[.$C$8]/12*[.B19]" office:value-type="currency" office:value="579.927112626713">
            <text:p>$579.93</text:p>
          </table:table-cell>
          <table:table-cell table:style-name="ce79" table:formula="oooc:=IF([.B19]&lt;=[.$F$2]+[.C19];[.B19]+[.C19];[.$F$2]-[.C19])" office:value-type="currency" office:value="85.3753825524695">
            <text:p>$85.38</text:p>
          </table:table-cell>
          <table:table-cell table:style-name="ce64" table:formula="oooc:=IF([.B19]=0;0;[.$F$4])" office:value-type="currency" office:value="0">
            <text:p>$0.00</text:p>
          </table:table-cell>
          <table:table-cell table:style-name="ce64" table:formula="oooc:=IF(([.B19]-[.D19]-[.E19])&lt;0;0;([.B19]-([.D19]+[.E19])))" office:value-type="currency" office:value="99330.7010677412">
            <text:p>$99,330.70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9">
            <text:p>9</text:p>
          </table:table-cell>
          <table:table-cell table:style-name="ce15" table:formula="oooc:=IF([.F19]&lt;0;0;[.F19])" office:value-type="currency" office:value="99330.7010677412">
            <text:p>$99,330.70</text:p>
          </table:table-cell>
          <table:table-cell table:style-name="ce15" table:formula="oooc:=[.$C$8]/12*[.B20]" office:value-type="currency" office:value="579.429089561824">
            <text:p>$579.43</text:p>
          </table:table-cell>
          <table:table-cell table:style-name="ce33" table:formula="oooc:=IF([.B20]&lt;=[.$F$2]+[.C20];[.B20]+[.C20];[.$F$2]-[.C20])" office:value-type="currency" office:value="85.8734056173589">
            <text:p>$85.87</text:p>
          </table:table-cell>
          <table:table-cell table:style-name="ce15" table:formula="oooc:=IF([.B20]=0;0;[.$F$4])" office:value-type="currency" office:value="0">
            <text:p>$0.00</text:p>
          </table:table-cell>
          <table:table-cell table:style-name="ce15" table:formula="oooc:=IF(([.B20]-[.D20]-[.E20])&lt;0;0;([.B20]-([.D20]+[.E20])))" office:value-type="currency" office:value="99244.8276621238">
            <text:p>$99,244.83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10">
            <text:p>10</text:p>
          </table:table-cell>
          <table:table-cell table:style-name="ce64" table:formula="oooc:=IF([.F20]&lt;0;0;[.F20])" office:value-type="currency" office:value="99244.8276621238">
            <text:p>$99,244.83</text:p>
          </table:table-cell>
          <table:table-cell table:style-name="ce64" table:formula="oooc:=[.$C$8]/12*[.B21]" office:value-type="currency" office:value="578.928161362389">
            <text:p>$578.93</text:p>
          </table:table-cell>
          <table:table-cell table:style-name="ce79" table:formula="oooc:=IF([.B21]&lt;=[.$F$2]+[.C21];[.B21]+[.C21];[.$F$2]-[.C21])" office:value-type="currency" office:value="86.3743338167935">
            <text:p>$86.37</text:p>
          </table:table-cell>
          <table:table-cell table:style-name="ce64" table:formula="oooc:=IF([.B21]=0;0;[.$F$4])" office:value-type="currency" office:value="0">
            <text:p>$0.00</text:p>
          </table:table-cell>
          <table:table-cell table:style-name="ce64" table:formula="oooc:=IF(([.B21]-[.D21]-[.E21])&lt;0;0;([.B21]-([.D21]+[.E21])))" office:value-type="currency" office:value="99158.453328307">
            <text:p>$99,158.45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11">
            <text:p>11</text:p>
          </table:table-cell>
          <table:table-cell table:style-name="ce15" table:formula="oooc:=IF([.F21]&lt;0;0;[.F21])" office:value-type="currency" office:value="99158.453328307">
            <text:p>$99,158.45</text:p>
          </table:table-cell>
          <table:table-cell table:style-name="ce15" table:formula="oooc:=[.$C$8]/12*[.B22]" office:value-type="currency" office:value="578.424311081791">
            <text:p>$578.42</text:p>
          </table:table-cell>
          <table:table-cell table:style-name="ce33" table:formula="oooc:=IF([.B22]&lt;=[.$F$2]+[.C22];[.B22]+[.C22];[.$F$2]-[.C22])" office:value-type="currency" office:value="86.8781840973916">
            <text:p>$86.88</text:p>
          </table:table-cell>
          <table:table-cell table:style-name="ce15" table:formula="oooc:=IF([.B22]=0;0;[.$F$4])" office:value-type="currency" office:value="0">
            <text:p>$0.00</text:p>
          </table:table-cell>
          <table:table-cell table:style-name="ce15" table:formula="oooc:=IF(([.B22]-[.D22]-[.E22])&lt;0;0;([.B22]-([.D22]+[.E22])))" office:value-type="currency" office:value="99071.5751442096">
            <text:p>$99,071.58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12">
            <text:p>12</text:p>
          </table:table-cell>
          <table:table-cell table:style-name="ce64" table:formula="oooc:=IF([.F22]&lt;0;0;[.F22])" office:value-type="currency" office:value="99071.5751442096">
            <text:p>$99,071.58</text:p>
          </table:table-cell>
          <table:table-cell table:style-name="ce64" table:formula="oooc:=[.$C$8]/12*[.B23]" office:value-type="currency" office:value="577.917521674556">
            <text:p>$577.92</text:p>
          </table:table-cell>
          <table:table-cell table:style-name="ce79" table:formula="oooc:=IF([.B23]&lt;=[.$F$2]+[.C23];[.B23]+[.C23];[.$F$2]-[.C23])" office:value-type="currency" office:value="87.3849735046264">
            <text:p>$87.38</text:p>
          </table:table-cell>
          <table:table-cell table:style-name="ce64" table:formula="oooc:=IF([.B23]=0;0;[.$F$4])" office:value-type="currency" office:value="0">
            <text:p>$0.00</text:p>
          </table:table-cell>
          <table:table-cell table:style-name="ce64" table:formula="oooc:=IF(([.B23]-[.D23]-[.E23])&lt;0;0;([.B23]-([.D23]+[.E23])))" office:value-type="currency" office:value="98984.190170705">
            <text:p>$98,984.19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13">
            <text:p>13</text:p>
          </table:table-cell>
          <table:table-cell table:style-name="ce15" table:formula="oooc:=IF([.F23]&lt;0;0;[.F23])" office:value-type="currency" office:value="98984.190170705">
            <text:p>$98,984.19</text:p>
          </table:table-cell>
          <table:table-cell table:style-name="ce15" table:formula="oooc:=[.$C$8]/12*[.B24]" office:value-type="currency" office:value="577.407775995779">
            <text:p>$577.41</text:p>
          </table:table-cell>
          <table:table-cell table:style-name="ce33" table:formula="oooc:=IF([.B24]&lt;=[.$F$2]+[.C24];[.B24]+[.C24];[.$F$2]-[.C24])" office:value-type="currency" office:value="87.8947191834034">
            <text:p>$87.89</text:p>
          </table:table-cell>
          <table:table-cell table:style-name="ce15" table:formula="oooc:=IF([.B24]=0;0;[.$F$4])" office:value-type="currency" office:value="0">
            <text:p>$0.00</text:p>
          </table:table-cell>
          <table:table-cell table:style-name="ce15" table:formula="oooc:=IF(([.B24]-[.D24]-[.E24])&lt;0;0;([.B24]-([.D24]+[.E24])))" office:value-type="currency" office:value="98896.2954515216">
            <text:p>$98,896.30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14">
            <text:p>14</text:p>
          </table:table-cell>
          <table:table-cell table:style-name="ce64" table:formula="oooc:=IF([.F24]&lt;0;0;[.F24])" office:value-type="currency" office:value="98896.2954515216">
            <text:p>$98,896.30</text:p>
          </table:table-cell>
          <table:table-cell table:style-name="ce64" table:formula="oooc:=[.$C$8]/12*[.B25]" office:value-type="currency" office:value="576.895056800543">
            <text:p>$576.90</text:p>
          </table:table-cell>
          <table:table-cell table:style-name="ce79" table:formula="oooc:=IF([.B25]&lt;=[.$F$2]+[.C25];[.B25]+[.C25];[.$F$2]-[.C25])" office:value-type="currency" office:value="88.4074383786399">
            <text:p>$88.41</text:p>
          </table:table-cell>
          <table:table-cell table:style-name="ce64" table:formula="oooc:=IF([.B25]=0;0;[.$F$4])" office:value-type="currency" office:value="0">
            <text:p>$0.00</text:p>
          </table:table-cell>
          <table:table-cell table:style-name="ce64" table:formula="oooc:=IF(([.B25]-[.D25]-[.E25])&lt;0;0;([.B25]-([.D25]+[.E25])))" office:value-type="currency" office:value="98807.8880131429">
            <text:p>$98,807.89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15">
            <text:p>15</text:p>
          </table:table-cell>
          <table:table-cell table:style-name="ce15" table:formula="oooc:=IF([.F25]&lt;0;0;[.F25])" office:value-type="currency" office:value="98807.8880131429">
            <text:p>$98,807.89</text:p>
          </table:table-cell>
          <table:table-cell table:style-name="ce15" table:formula="oooc:=[.$C$8]/12*[.B26]" office:value-type="currency" office:value="576.379346743334">
            <text:p>$576.38</text:p>
          </table:table-cell>
          <table:table-cell table:style-name="ce33" table:formula="oooc:=IF([.B26]&lt;=[.$F$2]+[.C26];[.B26]+[.C26];[.$F$2]-[.C26])" office:value-type="currency" office:value="88.9231484358486">
            <text:p>$88.92</text:p>
          </table:table-cell>
          <table:table-cell table:style-name="ce15" table:formula="oooc:=IF([.B26]=0;0;[.$F$4])" office:value-type="currency" office:value="0">
            <text:p>$0.00</text:p>
          </table:table-cell>
          <table:table-cell table:style-name="ce15" table:formula="oooc:=IF(([.B26]-[.D26]-[.E26])&lt;0;0;([.B26]-([.D26]+[.E26])))" office:value-type="currency" office:value="98718.9648647071">
            <text:p>$98,718.96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16">
            <text:p>16</text:p>
          </table:table-cell>
          <table:table-cell table:style-name="ce64" table:formula="oooc:=IF([.F26]&lt;0;0;[.F26])" office:value-type="currency" office:value="98718.9648647071">
            <text:p>$98,718.96</text:p>
          </table:table-cell>
          <table:table-cell table:style-name="ce64" table:formula="oooc:=[.$C$8]/12*[.B27]" office:value-type="currency" office:value="575.860628377458">
            <text:p>$575.86</text:p>
          </table:table-cell>
          <table:table-cell table:style-name="ce79" table:formula="oooc:=IF([.B27]&lt;=[.$F$2]+[.C27];[.B27]+[.C27];[.$F$2]-[.C27])" office:value-type="currency" office:value="89.4418668017243">
            <text:p>$89.44</text:p>
          </table:table-cell>
          <table:table-cell table:style-name="ce64" table:formula="oooc:=IF([.B27]=0;0;[.$F$4])" office:value-type="currency" office:value="0">
            <text:p>$0.00</text:p>
          </table:table-cell>
          <table:table-cell table:style-name="ce64" table:formula="oooc:=IF(([.B27]-[.D27]-[.E27])&lt;0;0;([.B27]-([.D27]+[.E27])))" office:value-type="currency" office:value="98629.5229979054">
            <text:p>$98,629.52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17">
            <text:p>17</text:p>
          </table:table-cell>
          <table:table-cell table:style-name="ce15" table:formula="oooc:=IF([.F27]&lt;0;0;[.F27])" office:value-type="currency" office:value="98629.5229979054">
            <text:p>$98,629.52</text:p>
          </table:table-cell>
          <table:table-cell table:style-name="ce15" table:formula="oooc:=[.$C$8]/12*[.B28]" office:value-type="currency" office:value="575.338884154448">
            <text:p>$575.34</text:p>
          </table:table-cell>
          <table:table-cell table:style-name="ce33" table:formula="oooc:=IF([.B28]&lt;=[.$F$2]+[.C28];[.B28]+[.C28];[.$F$2]-[.C28])" office:value-type="currency" office:value="89.9636110247343">
            <text:p>$89.96</text:p>
          </table:table-cell>
          <table:table-cell table:style-name="ce15" table:formula="oooc:=IF([.B28]=0;0;[.$F$4])" office:value-type="currency" office:value="0">
            <text:p>$0.00</text:p>
          </table:table-cell>
          <table:table-cell table:style-name="ce15" table:formula="oooc:=IF(([.B28]-[.D28]-[.E28])&lt;0;0;([.B28]-([.D28]+[.E28])))" office:value-type="currency" office:value="98539.5593868807">
            <text:p>$98,539.56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18">
            <text:p>18</text:p>
          </table:table-cell>
          <table:table-cell table:style-name="ce64" table:formula="oooc:=IF([.F28]&lt;0;0;[.F28])" office:value-type="currency" office:value="98539.5593868807">
            <text:p>$98,539.56</text:p>
          </table:table-cell>
          <table:table-cell table:style-name="ce64" table:formula="oooc:=[.$C$8]/12*[.B29]" office:value-type="currency" office:value="574.814096423471">
            <text:p>$574.81</text:p>
          </table:table-cell>
          <table:table-cell table:style-name="ce79" table:formula="oooc:=IF([.B29]&lt;=[.$F$2]+[.C29];[.B29]+[.C29];[.$F$2]-[.C29])" office:value-type="currency" office:value="90.488398755712">
            <text:p>$90.49</text:p>
          </table:table-cell>
          <table:table-cell table:style-name="ce64" table:formula="oooc:=IF([.B29]=0;0;[.$F$4])" office:value-type="currency" office:value="0">
            <text:p>$0.00</text:p>
          </table:table-cell>
          <table:table-cell table:style-name="ce64" table:formula="oooc:=IF(([.B29]-[.D29]-[.E29])&lt;0;0;([.B29]-([.D29]+[.E29])))" office:value-type="currency" office:value="98449.0709881249">
            <text:p>$98,449.07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19">
            <text:p>19</text:p>
          </table:table-cell>
          <table:table-cell table:style-name="ce15" table:formula="oooc:=IF([.F29]&lt;0;0;[.F29])" office:value-type="currency" office:value="98449.0709881249">
            <text:p>$98,449.07</text:p>
          </table:table-cell>
          <table:table-cell table:style-name="ce15" table:formula="oooc:=[.$C$8]/12*[.B30]" office:value-type="currency" office:value="574.286247430729">
            <text:p>$574.29</text:p>
          </table:table-cell>
          <table:table-cell table:style-name="ce33" table:formula="oooc:=IF([.B30]&lt;=[.$F$2]+[.C30];[.B30]+[.C30];[.$F$2]-[.C30])" office:value-type="currency" office:value="91.0162477484536">
            <text:p>$91.02</text:p>
          </table:table-cell>
          <table:table-cell table:style-name="ce15" table:formula="oooc:=IF([.B30]=0;0;[.$F$4])" office:value-type="currency" office:value="0">
            <text:p>$0.00</text:p>
          </table:table-cell>
          <table:table-cell table:style-name="ce15" table:formula="oooc:=IF(([.B30]-[.D30]-[.E30])&lt;0;0;([.B30]-([.D30]+[.E30])))" office:value-type="currency" office:value="98358.0547403765">
            <text:p>$98,358.05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20">
            <text:p>20</text:p>
          </table:table-cell>
          <table:table-cell table:style-name="ce64" table:formula="oooc:=IF([.F30]&lt;0;0;[.F30])" office:value-type="currency" office:value="98358.0547403765">
            <text:p>$98,358.05</text:p>
          </table:table-cell>
          <table:table-cell table:style-name="ce64" table:formula="oooc:=[.$C$8]/12*[.B31]" office:value-type="currency" office:value="573.755319318863">
            <text:p>$573.76</text:p>
          </table:table-cell>
          <table:table-cell table:style-name="ce79" table:formula="oooc:=IF([.B31]&lt;=[.$F$2]+[.C31];[.B31]+[.C31];[.$F$2]-[.C31])" office:value-type="currency" office:value="91.5471758603196">
            <text:p>$91.55</text:p>
          </table:table-cell>
          <table:table-cell table:style-name="ce64" table:formula="oooc:=IF([.B31]=0;0;[.$F$4])" office:value-type="currency" office:value="0">
            <text:p>$0.00</text:p>
          </table:table-cell>
          <table:table-cell table:style-name="ce64" table:formula="oooc:=IF(([.B31]-[.D31]-[.E31])&lt;0;0;([.B31]-([.D31]+[.E31])))" office:value-type="currency" office:value="98266.5075645162">
            <text:p>$98,266.51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21">
            <text:p>21</text:p>
          </table:table-cell>
          <table:table-cell table:style-name="ce15" table:formula="oooc:=IF([.F31]&lt;0;0;[.F31])" office:value-type="currency" office:value="98266.5075645162">
            <text:p>$98,266.51</text:p>
          </table:table-cell>
          <table:table-cell table:style-name="ce15" table:formula="oooc:=[.$C$8]/12*[.B32]" office:value-type="currency" office:value="573.221294126344">
            <text:p>$573.22</text:p>
          </table:table-cell>
          <table:table-cell table:style-name="ce33" table:formula="oooc:=IF([.B32]&lt;=[.$F$2]+[.C32];[.B32]+[.C32];[.$F$2]-[.C32])" office:value-type="currency" office:value="92.0812010528382">
            <text:p>$92.08</text:p>
          </table:table-cell>
          <table:table-cell table:style-name="ce15" table:formula="oooc:=IF([.B32]=0;0;[.$F$4])" office:value-type="currency" office:value="0">
            <text:p>$0.00</text:p>
          </table:table-cell>
          <table:table-cell table:style-name="ce15" table:formula="oooc:=IF(([.B32]-[.D32]-[.E32])&lt;0;0;([.B32]-([.D32]+[.E32])))" office:value-type="currency" office:value="98174.4263634633">
            <text:p>$98,174.43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22">
            <text:p>22</text:p>
          </table:table-cell>
          <table:table-cell table:style-name="ce64" table:formula="oooc:=IF([.F32]&lt;0;0;[.F32])" office:value-type="currency" office:value="98174.4263634633">
            <text:p>$98,174.43</text:p>
          </table:table-cell>
          <table:table-cell table:style-name="ce64" table:formula="oooc:=[.$C$8]/12*[.B33]" office:value-type="currency" office:value="572.684153786869">
            <text:p>$572.68</text:p>
          </table:table-cell>
          <table:table-cell table:style-name="ce79" table:formula="oooc:=IF([.B33]&lt;=[.$F$2]+[.C33];[.B33]+[.C33];[.$F$2]-[.C33])" office:value-type="currency" office:value="92.618341392313">
            <text:p>$92.62</text:p>
          </table:table-cell>
          <table:table-cell table:style-name="ce64" table:formula="oooc:=IF([.B33]=0;0;[.$F$4])" office:value-type="currency" office:value="0">
            <text:p>$0.00</text:p>
          </table:table-cell>
          <table:table-cell table:style-name="ce64" table:formula="oooc:=IF(([.B33]-[.D33]-[.E33])&lt;0;0;([.B33]-([.D33]+[.E33])))" office:value-type="currency" office:value="98081.808022071">
            <text:p>$98,081.81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23">
            <text:p>23</text:p>
          </table:table-cell>
          <table:table-cell table:style-name="ce15" table:formula="oooc:=IF([.F33]&lt;0;0;[.F33])" office:value-type="currency" office:value="98081.808022071">
            <text:p>$98,081.81</text:p>
          </table:table-cell>
          <table:table-cell table:style-name="ce15" table:formula="oooc:=[.$C$8]/12*[.B34]" office:value-type="currency" office:value="572.143880128748">
            <text:p>$572.14</text:p>
          </table:table-cell>
          <table:table-cell table:style-name="ce33" table:formula="oooc:=IF([.B34]&lt;=[.$F$2]+[.C34];[.B34]+[.C34];[.$F$2]-[.C34])" office:value-type="currency" office:value="93.1586150504348">
            <text:p>$93.16</text:p>
          </table:table-cell>
          <table:table-cell table:style-name="ce15" table:formula="oooc:=IF([.B34]=0;0;[.$F$4])" office:value-type="currency" office:value="0">
            <text:p>$0.00</text:p>
          </table:table-cell>
          <table:table-cell table:style-name="ce15" table:formula="oooc:=IF(([.B34]-[.D34]-[.E34])&lt;0;0;([.B34]-([.D34]+[.E34])))" office:value-type="currency" office:value="97988.6494070206">
            <text:p>$97,988.65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24">
            <text:p>24</text:p>
          </table:table-cell>
          <table:table-cell table:style-name="ce64" table:formula="oooc:=IF([.F34]&lt;0;0;[.F34])" office:value-type="currency" office:value="97988.6494070206">
            <text:p>$97,988.65</text:p>
          </table:table-cell>
          <table:table-cell table:style-name="ce64" table:formula="oooc:=[.$C$8]/12*[.B35]" office:value-type="currency" office:value="571.600454874287">
            <text:p>$571.60</text:p>
          </table:table-cell>
          <table:table-cell table:style-name="ce79" table:formula="oooc:=IF([.B35]&lt;=[.$F$2]+[.C35];[.B35]+[.C35];[.$F$2]-[.C35])" office:value-type="currency" office:value="93.7020403048957">
            <text:p>$93.70</text:p>
          </table:table-cell>
          <table:table-cell table:style-name="ce64" table:formula="oooc:=IF([.B35]=0;0;[.$F$4])" office:value-type="currency" office:value="0">
            <text:p>$0.00</text:p>
          </table:table-cell>
          <table:table-cell table:style-name="ce64" table:formula="oooc:=IF(([.B35]-[.D35]-[.E35])&lt;0;0;([.B35]-([.D35]+[.E35])))" office:value-type="currency" office:value="97894.9473667157">
            <text:p>$97,894.95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25">
            <text:p>25</text:p>
          </table:table-cell>
          <table:table-cell table:style-name="ce15" table:formula="oooc:=IF([.F35]&lt;0;0;[.F35])" office:value-type="currency" office:value="97894.9473667157">
            <text:p>$97,894.95</text:p>
          </table:table-cell>
          <table:table-cell table:style-name="ce15" table:formula="oooc:=[.$C$8]/12*[.B36]" office:value-type="currency" office:value="571.053859639175">
            <text:p>$571.05</text:p>
          </table:table-cell>
          <table:table-cell table:style-name="ce33" table:formula="oooc:=IF([.B36]&lt;=[.$F$2]+[.C36];[.B36]+[.C36];[.$F$2]-[.C36])" office:value-type="currency" office:value="94.2486355400075">
            <text:p>$94.25</text:p>
          </table:table-cell>
          <table:table-cell table:style-name="ce15" table:formula="oooc:=IF([.B36]=0;0;[.$F$4])" office:value-type="currency" office:value="0">
            <text:p>$0.00</text:p>
          </table:table-cell>
          <table:table-cell table:style-name="ce15" table:formula="oooc:=IF(([.B36]-[.D36]-[.E36])&lt;0;0;([.B36]-([.D36]+[.E36])))" office:value-type="currency" office:value="97800.6987311757">
            <text:p>$97,800.70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26">
            <text:p>26</text:p>
          </table:table-cell>
          <table:table-cell table:style-name="ce64" table:formula="oooc:=IF([.F36]&lt;0;0;[.F36])" office:value-type="currency" office:value="97800.6987311757">
            <text:p>$97,800.70</text:p>
          </table:table-cell>
          <table:table-cell table:style-name="ce64" table:formula="oooc:=[.$C$8]/12*[.B37]" office:value-type="currency" office:value="570.504075931858">
            <text:p>$570.50</text:p>
          </table:table-cell>
          <table:table-cell table:style-name="ce79" table:formula="oooc:=IF([.B37]&lt;=[.$F$2]+[.C37];[.B37]+[.C37];[.$F$2]-[.C37])" office:value-type="currency" office:value="94.7984192473242">
            <text:p>$94.80</text:p>
          </table:table-cell>
          <table:table-cell table:style-name="ce64" table:formula="oooc:=IF([.B37]=0;0;[.$F$4])" office:value-type="currency" office:value="0">
            <text:p>$0.00</text:p>
          </table:table-cell>
          <table:table-cell table:style-name="ce64" table:formula="oooc:=IF(([.B37]-[.D37]-[.E37])&lt;0;0;([.B37]-([.D37]+[.E37])))" office:value-type="currency" office:value="97705.9003119284">
            <text:p>$97,705.90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27">
            <text:p>27</text:p>
          </table:table-cell>
          <table:table-cell table:style-name="ce15" table:formula="oooc:=IF([.F37]&lt;0;0;[.F37])" office:value-type="currency" office:value="97705.9003119284">
            <text:p>$97,705.90</text:p>
          </table:table-cell>
          <table:table-cell table:style-name="ce15" table:formula="oooc:=[.$C$8]/12*[.B38]" office:value-type="currency" office:value="569.951085152915">
            <text:p>$569.95</text:p>
          </table:table-cell>
          <table:table-cell table:style-name="ce33" table:formula="oooc:=IF([.B38]&lt;=[.$F$2]+[.C38];[.B38]+[.C38];[.$F$2]-[.C38])" office:value-type="currency" office:value="95.351410026267">
            <text:p>$95.35</text:p>
          </table:table-cell>
          <table:table-cell table:style-name="ce15" table:formula="oooc:=IF([.B38]=0;0;[.$F$4])" office:value-type="currency" office:value="0">
            <text:p>$0.00</text:p>
          </table:table-cell>
          <table:table-cell table:style-name="ce15" table:formula="oooc:=IF(([.B38]-[.D38]-[.E38])&lt;0;0;([.B38]-([.D38]+[.E38])))" office:value-type="currency" office:value="97610.5489019021">
            <text:p>$97,610.55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28">
            <text:p>28</text:p>
          </table:table-cell>
          <table:table-cell table:style-name="ce64" table:formula="oooc:=IF([.F38]&lt;0;0;[.F38])" office:value-type="currency" office:value="97610.5489019021">
            <text:p>$97,610.55</text:p>
          </table:table-cell>
          <table:table-cell table:style-name="ce64" table:formula="oooc:=[.$C$8]/12*[.B39]" office:value-type="currency" office:value="569.394868594429">
            <text:p>$569.39</text:p>
          </table:table-cell>
          <table:table-cell table:style-name="ce79" table:formula="oooc:=IF([.B39]&lt;=[.$F$2]+[.C39];[.B39]+[.C39];[.$F$2]-[.C39])" office:value-type="currency" office:value="95.9076265847535">
            <text:p>$95.91</text:p>
          </table:table-cell>
          <table:table-cell table:style-name="ce64" table:formula="oooc:=IF([.B39]=0;0;[.$F$4])" office:value-type="currency" office:value="0">
            <text:p>$0.00</text:p>
          </table:table-cell>
          <table:table-cell table:style-name="ce64" table:formula="oooc:=IF(([.B39]-[.D39]-[.E39])&lt;0;0;([.B39]-([.D39]+[.E39])))" office:value-type="currency" office:value="97514.6412753173">
            <text:p>$97,514.64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29">
            <text:p>29</text:p>
          </table:table-cell>
          <table:table-cell table:style-name="ce15" table:formula="oooc:=IF([.F39]&lt;0;0;[.F39])" office:value-type="currency" office:value="97514.6412753173">
            <text:p>$97,514.64</text:p>
          </table:table-cell>
          <table:table-cell table:style-name="ce15" table:formula="oooc:=[.$C$8]/12*[.B40]" office:value-type="currency" office:value="568.835407439351">
            <text:p>$568.84</text:p>
          </table:table-cell>
          <table:table-cell table:style-name="ce33" table:formula="oooc:=IF([.B40]&lt;=[.$F$2]+[.C40];[.B40]+[.C40];[.$F$2]-[.C40])" office:value-type="currency" office:value="96.4670877398313">
            <text:p>$96.47</text:p>
          </table:table-cell>
          <table:table-cell table:style-name="ce15" table:formula="oooc:=IF([.B40]=0;0;[.$F$4])" office:value-type="currency" office:value="0">
            <text:p>$0.00</text:p>
          </table:table-cell>
          <table:table-cell table:style-name="ce15" table:formula="oooc:=IF(([.B40]-[.D40]-[.E40])&lt;0;0;([.B40]-([.D40]+[.E40])))" office:value-type="currency" office:value="97418.1741875775">
            <text:p>$97,418.17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30">
            <text:p>30</text:p>
          </table:table-cell>
          <table:table-cell table:style-name="ce64" table:formula="oooc:=IF([.F40]&lt;0;0;[.F40])" office:value-type="currency" office:value="97418.1741875775">
            <text:p>$97,418.17</text:p>
          </table:table-cell>
          <table:table-cell table:style-name="ce64" table:formula="oooc:=[.$C$8]/12*[.B41]" office:value-type="currency" office:value="568.272682760869">
            <text:p>$568.27</text:p>
          </table:table-cell>
          <table:table-cell table:style-name="ce79" table:formula="oooc:=IF([.B41]&lt;=[.$F$2]+[.C41];[.B41]+[.C41];[.$F$2]-[.C41])" office:value-type="currency" office:value="97.0298124183137">
            <text:p>$97.03</text:p>
          </table:table-cell>
          <table:table-cell table:style-name="ce64" table:formula="oooc:=IF([.B41]=0;0;[.$F$4])" office:value-type="currency" office:value="0">
            <text:p>$0.00</text:p>
          </table:table-cell>
          <table:table-cell table:style-name="ce64" table:formula="oooc:=IF(([.B41]-[.D41]-[.E41])&lt;0;0;([.B41]-([.D41]+[.E41])))" office:value-type="currency" office:value="97321.1443751592">
            <text:p>$97,321.14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31">
            <text:p>31</text:p>
          </table:table-cell>
          <table:table-cell table:style-name="ce15" table:formula="oooc:=IF([.F41]&lt;0;0;[.F41])" office:value-type="currency" office:value="97321.1443751592">
            <text:p>$97,321.14</text:p>
          </table:table-cell>
          <table:table-cell table:style-name="ce15" table:formula="oooc:=[.$C$8]/12*[.B42]" office:value-type="currency" office:value="567.706675521762">
            <text:p>$567.71</text:p>
          </table:table-cell>
          <table:table-cell table:style-name="ce33" table:formula="oooc:=IF([.B42]&lt;=[.$F$2]+[.C42];[.B42]+[.C42];[.$F$2]-[.C42])" office:value-type="currency" office:value="97.5958196574205">
            <text:p>$97.60</text:p>
          </table:table-cell>
          <table:table-cell table:style-name="ce15" table:formula="oooc:=IF([.B42]=0;0;[.$F$4])" office:value-type="currency" office:value="0">
            <text:p>$0.00</text:p>
          </table:table-cell>
          <table:table-cell table:style-name="ce15" table:formula="oooc:=IF(([.B42]-[.D42]-[.E42])&lt;0;0;([.B42]-([.D42]+[.E42])))" office:value-type="currency" office:value="97223.5485555018">
            <text:p>$97,223.55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32">
            <text:p>32</text:p>
          </table:table-cell>
          <table:table-cell table:style-name="ce64" table:formula="oooc:=IF([.F42]&lt;0;0;[.F42])" office:value-type="currency" office:value="97223.5485555018">
            <text:p>$97,223.55</text:p>
          </table:table-cell>
          <table:table-cell table:style-name="ce64" table:formula="oooc:=[.$C$8]/12*[.B43]" office:value-type="currency" office:value="567.13736657376">
            <text:p>$567.14</text:p>
          </table:table-cell>
          <table:table-cell table:style-name="ce79" table:formula="oooc:=IF([.B43]&lt;=[.$F$2]+[.C43];[.B43]+[.C43];[.$F$2]-[.C43])" office:value-type="currency" office:value="98.1651286054221">
            <text:p>$98.17</text:p>
          </table:table-cell>
          <table:table-cell table:style-name="ce64" table:formula="oooc:=IF([.B43]=0;0;[.$F$4])" office:value-type="currency" office:value="0">
            <text:p>$0.00</text:p>
          </table:table-cell>
          <table:table-cell table:style-name="ce64" table:formula="oooc:=IF(([.B43]-[.D43]-[.E43])&lt;0;0;([.B43]-([.D43]+[.E43])))" office:value-type="currency" office:value="97125.3834268963">
            <text:p>$97,125.38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33">
            <text:p>33</text:p>
          </table:table-cell>
          <table:table-cell table:style-name="ce15" table:formula="oooc:=IF([.F43]&lt;0;0;[.F43])" office:value-type="currency" office:value="97125.3834268963">
            <text:p>$97,125.38</text:p>
          </table:table-cell>
          <table:table-cell table:style-name="ce15" table:formula="oooc:=[.$C$8]/12*[.B44]" office:value-type="currency" office:value="566.564736656895">
            <text:p>$566.56</text:p>
          </table:table-cell>
          <table:table-cell table:style-name="ce33" table:formula="oooc:=IF([.B44]&lt;=[.$F$2]+[.C44];[.B44]+[.C44];[.$F$2]-[.C44])" office:value-type="currency" office:value="98.7377585222871">
            <text:p>$98.74</text:p>
          </table:table-cell>
          <table:table-cell table:style-name="ce15" table:formula="oooc:=IF([.B44]=0;0;[.$F$4])" office:value-type="currency" office:value="0">
            <text:p>$0.00</text:p>
          </table:table-cell>
          <table:table-cell table:style-name="ce15" table:formula="oooc:=IF(([.B44]-[.D44]-[.E44])&lt;0;0;([.B44]-([.D44]+[.E44])))" office:value-type="currency" office:value="97026.6456683741">
            <text:p>$97,026.65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34">
            <text:p>34</text:p>
          </table:table-cell>
          <table:table-cell table:style-name="ce64" table:formula="oooc:=IF([.F44]&lt;0;0;[.F44])" office:value-type="currency" office:value="97026.6456683741">
            <text:p>$97,026.65</text:p>
          </table:table-cell>
          <table:table-cell table:style-name="ce64" table:formula="oooc:=[.$C$8]/12*[.B45]" office:value-type="currency" office:value="565.988766398849">
            <text:p>$565.99</text:p>
          </table:table-cell>
          <table:table-cell table:style-name="ce79" table:formula="oooc:=IF([.B45]&lt;=[.$F$2]+[.C45];[.B45]+[.C45];[.$F$2]-[.C45])" office:value-type="currency" office:value="99.3137287803337">
            <text:p>$99.31</text:p>
          </table:table-cell>
          <table:table-cell table:style-name="ce64" table:formula="oooc:=IF([.B45]=0;0;[.$F$4])" office:value-type="currency" office:value="0">
            <text:p>$0.00</text:p>
          </table:table-cell>
          <table:table-cell table:style-name="ce64" table:formula="oooc:=IF(([.B45]-[.D45]-[.E45])&lt;0;0;([.B45]-([.D45]+[.E45])))" office:value-type="currency" office:value="96927.3319395937">
            <text:p>$96,927.33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35">
            <text:p>35</text:p>
          </table:table-cell>
          <table:table-cell table:style-name="ce15" table:formula="oooc:=IF([.F45]&lt;0;0;[.F45])" office:value-type="currency" office:value="96927.3319395937">
            <text:p>$96,927.33</text:p>
          </table:table-cell>
          <table:table-cell table:style-name="ce15" table:formula="oooc:=[.$C$8]/12*[.B46]" office:value-type="currency" office:value="565.409436314297">
            <text:p>$565.41</text:p>
          </table:table-cell>
          <table:table-cell table:style-name="ce33" table:formula="oooc:=IF([.B46]&lt;=[.$F$2]+[.C46];[.B46]+[.C46];[.$F$2]-[.C46])" office:value-type="currency" office:value="99.8930588648857">
            <text:p>$99.89</text:p>
          </table:table-cell>
          <table:table-cell table:style-name="ce15" table:formula="oooc:=IF([.B46]=0;0;[.$F$4])" office:value-type="currency" office:value="0">
            <text:p>$0.00</text:p>
          </table:table-cell>
          <table:table-cell table:style-name="ce15" table:formula="oooc:=IF(([.B46]-[.D46]-[.E46])&lt;0;0;([.B46]-([.D46]+[.E46])))" office:value-type="currency" office:value="96827.4388807288">
            <text:p>$96,827.44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36">
            <text:p>36</text:p>
          </table:table-cell>
          <table:table-cell table:style-name="ce64" table:formula="oooc:=IF([.F46]&lt;0;0;[.F46])" office:value-type="currency" office:value="96827.4388807288">
            <text:p>$96,827.44</text:p>
          </table:table-cell>
          <table:table-cell table:style-name="ce64" table:formula="oooc:=[.$C$8]/12*[.B47]" office:value-type="currency" office:value="564.826726804252">
            <text:p>$564.83</text:p>
          </table:table-cell>
          <table:table-cell table:style-name="ce79" table:formula="oooc:=IF([.B47]&lt;=[.$F$2]+[.C47];[.B47]+[.C47];[.$F$2]-[.C47])" office:value-type="currency" office:value="100.475768374931">
            <text:p>$100.48</text:p>
          </table:table-cell>
          <table:table-cell table:style-name="ce64" table:formula="oooc:=IF([.B47]=0;0;[.$F$4])" office:value-type="currency" office:value="0">
            <text:p>$0.00</text:p>
          </table:table-cell>
          <table:table-cell table:style-name="ce64" table:formula="oooc:=IF(([.B47]-[.D47]-[.E47])&lt;0;0;([.B47]-([.D47]+[.E47])))" office:value-type="currency" office:value="96726.9631123539">
            <text:p>$96,726.96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37">
            <text:p>37</text:p>
          </table:table-cell>
          <table:table-cell table:style-name="ce15" table:formula="oooc:=IF([.F47]&lt;0;0;[.F47])" office:value-type="currency" office:value="96726.9631123539">
            <text:p>$96,726.96</text:p>
          </table:table-cell>
          <table:table-cell table:style-name="ce15" table:formula="oooc:=[.$C$8]/12*[.B48]" office:value-type="currency" office:value="564.240618155398">
            <text:p>$564.24</text:p>
          </table:table-cell>
          <table:table-cell table:style-name="ce33" table:formula="oooc:=IF([.B48]&lt;=[.$F$2]+[.C48];[.B48]+[.C48];[.$F$2]-[.C48])" office:value-type="currency" office:value="101.061877023785">
            <text:p>$101.06</text:p>
          </table:table-cell>
          <table:table-cell table:style-name="ce15" table:formula="oooc:=IF([.B48]=0;0;[.$F$4])" office:value-type="currency" office:value="0">
            <text:p>$0.00</text:p>
          </table:table-cell>
          <table:table-cell table:style-name="ce15" table:formula="oooc:=IF(([.B48]-[.D48]-[.E48])&lt;0;0;([.B48]-([.D48]+[.E48])))" office:value-type="currency" office:value="96625.9012353301">
            <text:p>$96,625.90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38">
            <text:p>38</text:p>
          </table:table-cell>
          <table:table-cell table:style-name="ce64" table:formula="oooc:=IF([.F48]&lt;0;0;[.F48])" office:value-type="currency" office:value="96625.9012353301">
            <text:p>$96,625.90</text:p>
          </table:table-cell>
          <table:table-cell table:style-name="ce64" table:formula="oooc:=[.$C$8]/12*[.B49]" office:value-type="currency" office:value="563.651090539426">
            <text:p>$563.65</text:p>
          </table:table-cell>
          <table:table-cell table:style-name="ce79" table:formula="oooc:=IF([.B49]&lt;=[.$F$2]+[.C49];[.B49]+[.C49];[.$F$2]-[.C49])" office:value-type="currency" office:value="101.651404639757">
            <text:p>$101.65</text:p>
          </table:table-cell>
          <table:table-cell table:style-name="ce64" table:formula="oooc:=IF([.B49]=0;0;[.$F$4])" office:value-type="currency" office:value="0">
            <text:p>$0.00</text:p>
          </table:table-cell>
          <table:table-cell table:style-name="ce64" table:formula="oooc:=IF(([.B49]-[.D49]-[.E49])&lt;0;0;([.B49]-([.D49]+[.E49])))" office:value-type="currency" office:value="96524.2498306904">
            <text:p>$96,524.25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39">
            <text:p>39</text:p>
          </table:table-cell>
          <table:table-cell table:style-name="ce15" table:formula="oooc:=IF([.F49]&lt;0;0;[.F49])" office:value-type="currency" office:value="96524.2498306904">
            <text:p>$96,524.25</text:p>
          </table:table-cell>
          <table:table-cell table:style-name="ce15" table:formula="oooc:=[.$C$8]/12*[.B50]" office:value-type="currency" office:value="563.058124012361">
            <text:p>$563.06</text:p>
          </table:table-cell>
          <table:table-cell table:style-name="ce33" table:formula="oooc:=IF([.B50]&lt;=[.$F$2]+[.C50];[.B50]+[.C50];[.$F$2]-[.C50])" office:value-type="currency" office:value="102.244371166822">
            <text:p>$102.24</text:p>
          </table:table-cell>
          <table:table-cell table:style-name="ce15" table:formula="oooc:=IF([.B50]=0;0;[.$F$4])" office:value-type="currency" office:value="0">
            <text:p>$0.00</text:p>
          </table:table-cell>
          <table:table-cell table:style-name="ce15" table:formula="oooc:=IF(([.B50]-[.D50]-[.E50])&lt;0;0;([.B50]-([.D50]+[.E50])))" office:value-type="currency" office:value="96422.0054595236">
            <text:p>$96,422.01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40">
            <text:p>40</text:p>
          </table:table-cell>
          <table:table-cell table:style-name="ce64" table:formula="oooc:=IF([.F50]&lt;0;0;[.F50])" office:value-type="currency" office:value="96422.0054595236">
            <text:p>$96,422.01</text:p>
          </table:table-cell>
          <table:table-cell table:style-name="ce64" table:formula="oooc:=[.$C$8]/12*[.B51]" office:value-type="currency" office:value="562.461698513887">
            <text:p>$562.46</text:p>
          </table:table-cell>
          <table:table-cell table:style-name="ce79" table:formula="oooc:=IF([.B51]&lt;=[.$F$2]+[.C51];[.B51]+[.C51];[.$F$2]-[.C51])" office:value-type="currency" office:value="102.840796665295">
            <text:p>$102.84</text:p>
          </table:table-cell>
          <table:table-cell table:style-name="ce64" table:formula="oooc:=IF([.B51]=0;0;[.$F$4])" office:value-type="currency" office:value="0">
            <text:p>$0.00</text:p>
          </table:table-cell>
          <table:table-cell table:style-name="ce64" table:formula="oooc:=IF(([.B51]-[.D51]-[.E51])&lt;0;0;([.B51]-([.D51]+[.E51])))" office:value-type="currency" office:value="96319.1646628583">
            <text:p>$96,319.16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41">
            <text:p>41</text:p>
          </table:table-cell>
          <table:table-cell table:style-name="ce15" table:formula="oooc:=IF([.F51]&lt;0;0;[.F51])" office:value-type="currency" office:value="96319.1646628583">
            <text:p>$96,319.16</text:p>
          </table:table-cell>
          <table:table-cell table:style-name="ce15" table:formula="oooc:=[.$C$8]/12*[.B52]" office:value-type="currency" office:value="561.861793866673">
            <text:p>$561.86</text:p>
          </table:table-cell>
          <table:table-cell table:style-name="ce33" table:formula="oooc:=IF([.B52]&lt;=[.$F$2]+[.C52];[.B52]+[.C52];[.$F$2]-[.C52])" office:value-type="currency" office:value="103.440701312509">
            <text:p>$103.44</text:p>
          </table:table-cell>
          <table:table-cell table:style-name="ce15" table:formula="oooc:=IF([.B52]=0;0;[.$F$4])" office:value-type="currency" office:value="0">
            <text:p>$0.00</text:p>
          </table:table-cell>
          <table:table-cell table:style-name="ce15" table:formula="oooc:=IF(([.B52]-[.D52]-[.E52])&lt;0;0;([.B52]-([.D52]+[.E52])))" office:value-type="currency" office:value="96215.7239615458">
            <text:p>$96,215.72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42">
            <text:p>42</text:p>
          </table:table-cell>
          <table:table-cell table:style-name="ce64" table:formula="oooc:=IF([.F52]&lt;0;0;[.F52])" office:value-type="currency" office:value="96215.7239615458">
            <text:p>$96,215.72</text:p>
          </table:table-cell>
          <table:table-cell table:style-name="ce64" table:formula="oooc:=[.$C$8]/12*[.B53]" office:value-type="currency" office:value="561.258389775684">
            <text:p>$561.26</text:p>
          </table:table-cell>
          <table:table-cell table:style-name="ce79" table:formula="oooc:=IF([.B53]&lt;=[.$F$2]+[.C53];[.B53]+[.C53];[.$F$2]-[.C53])" office:value-type="currency" office:value="104.044105403499">
            <text:p>$104.04</text:p>
          </table:table-cell>
          <table:table-cell table:style-name="ce64" table:formula="oooc:=IF([.B53]=0;0;[.$F$4])" office:value-type="currency" office:value="0">
            <text:p>$0.00</text:p>
          </table:table-cell>
          <table:table-cell table:style-name="ce64" table:formula="oooc:=IF(([.B53]-[.D53]-[.E53])&lt;0;0;([.B53]-([.D53]+[.E53])))" office:value-type="currency" office:value="96111.6798561423">
            <text:p>$96,111.68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43">
            <text:p>43</text:p>
          </table:table-cell>
          <table:table-cell table:style-name="ce15" table:formula="oooc:=IF([.F53]&lt;0;0;[.F53])" office:value-type="currency" office:value="96111.6798561423">
            <text:p>$96,111.68</text:p>
          </table:table-cell>
          <table:table-cell table:style-name="ce15" table:formula="oooc:=[.$C$8]/12*[.B54]" office:value-type="currency" office:value="560.651465827497">
            <text:p>$560.65</text:p>
          </table:table-cell>
          <table:table-cell table:style-name="ce33" table:formula="oooc:=IF([.B54]&lt;=[.$F$2]+[.C54];[.B54]+[.C54];[.$F$2]-[.C54])" office:value-type="currency" office:value="104.651029351686">
            <text:p>$104.65</text:p>
          </table:table-cell>
          <table:table-cell table:style-name="ce15" table:formula="oooc:=IF([.B54]=0;0;[.$F$4])" office:value-type="currency" office:value="0">
            <text:p>$0.00</text:p>
          </table:table-cell>
          <table:table-cell table:style-name="ce15" table:formula="oooc:=IF(([.B54]-[.D54]-[.E54])&lt;0;0;([.B54]-([.D54]+[.E54])))" office:value-type="currency" office:value="96007.0288267906">
            <text:p>$96,007.03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44">
            <text:p>44</text:p>
          </table:table-cell>
          <table:table-cell table:style-name="ce64" table:formula="oooc:=IF([.F54]&lt;0;0;[.F54])" office:value-type="currency" office:value="96007.0288267906">
            <text:p>$96,007.03</text:p>
          </table:table-cell>
          <table:table-cell table:style-name="ce64" table:formula="oooc:=[.$C$8]/12*[.B55]" office:value-type="currency" office:value="560.041001489612">
            <text:p>$560.04</text:p>
          </table:table-cell>
          <table:table-cell table:style-name="ce79" table:formula="oooc:=IF([.B55]&lt;=[.$F$2]+[.C55];[.B55]+[.C55];[.$F$2]-[.C55])" office:value-type="currency" office:value="105.261493689571">
            <text:p>$105.26</text:p>
          </table:table-cell>
          <table:table-cell table:style-name="ce64" table:formula="oooc:=IF([.B55]=0;0;[.$F$4])" office:value-type="currency" office:value="0">
            <text:p>$0.00</text:p>
          </table:table-cell>
          <table:table-cell table:style-name="ce64" table:formula="oooc:=IF(([.B55]-[.D55]-[.E55])&lt;0;0;([.B55]-([.D55]+[.E55])))" office:value-type="currency" office:value="95901.767333101">
            <text:p>$95,901.77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45">
            <text:p>45</text:p>
          </table:table-cell>
          <table:table-cell table:style-name="ce15" table:formula="oooc:=IF([.F55]&lt;0;0;[.F55])" office:value-type="currency" office:value="95901.767333101">
            <text:p>$95,901.77</text:p>
          </table:table-cell>
          <table:table-cell table:style-name="ce15" table:formula="oooc:=[.$C$8]/12*[.B56]" office:value-type="currency" office:value="559.426976109756">
            <text:p>$559.43</text:p>
          </table:table-cell>
          <table:table-cell table:style-name="ce33" table:formula="oooc:=IF([.B56]&lt;=[.$F$2]+[.C56];[.B56]+[.C56];[.$F$2]-[.C56])" office:value-type="currency" office:value="105.875519069427">
            <text:p>$105.88</text:p>
          </table:table-cell>
          <table:table-cell table:style-name="ce15" table:formula="oooc:=IF([.B56]=0;0;[.$F$4])" office:value-type="currency" office:value="0">
            <text:p>$0.00</text:p>
          </table:table-cell>
          <table:table-cell table:style-name="ce15" table:formula="oooc:=IF(([.B56]-[.D56]-[.E56])&lt;0;0;([.B56]-([.D56]+[.E56])))" office:value-type="currency" office:value="95795.8918140316">
            <text:p>$95,795.89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46">
            <text:p>46</text:p>
          </table:table-cell>
          <table:table-cell table:style-name="ce64" table:formula="oooc:=IF([.F56]&lt;0;0;[.F56])" office:value-type="currency" office:value="95795.8918140316">
            <text:p>$95,795.89</text:p>
          </table:table-cell>
          <table:table-cell table:style-name="ce64" table:formula="oooc:=[.$C$8]/12*[.B57]" office:value-type="currency" office:value="558.809368915184">
            <text:p>$558.81</text:p>
          </table:table-cell>
          <table:table-cell table:style-name="ce79" table:formula="oooc:=IF([.B57]&lt;=[.$F$2]+[.C57];[.B57]+[.C57];[.$F$2]-[.C57])" office:value-type="currency" office:value="106.493126263998">
            <text:p>$106.49</text:p>
          </table:table-cell>
          <table:table-cell table:style-name="ce64" table:formula="oooc:=IF([.B57]=0;0;[.$F$4])" office:value-type="currency" office:value="0">
            <text:p>$0.00</text:p>
          </table:table-cell>
          <table:table-cell table:style-name="ce64" table:formula="oooc:=IF(([.B57]-[.D57]-[.E57])&lt;0;0;([.B57]-([.D57]+[.E57])))" office:value-type="currency" office:value="95689.3986877676">
            <text:p>$95,689.40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47">
            <text:p>47</text:p>
          </table:table-cell>
          <table:table-cell table:style-name="ce15" table:formula="oooc:=IF([.F57]&lt;0;0;[.F57])" office:value-type="currency" office:value="95689.3986877676">
            <text:p>$95,689.40</text:p>
          </table:table-cell>
          <table:table-cell table:style-name="ce15" table:formula="oooc:=[.$C$8]/12*[.B58]" office:value-type="currency" office:value="558.188159011978">
            <text:p>$558.19</text:p>
          </table:table-cell>
          <table:table-cell table:style-name="ce33" table:formula="oooc:=IF([.B58]&lt;=[.$F$2]+[.C58];[.B58]+[.C58];[.$F$2]-[.C58])" office:value-type="currency" office:value="107.114336167205">
            <text:p>$107.11</text:p>
          </table:table-cell>
          <table:table-cell table:style-name="ce15" table:formula="oooc:=IF([.B58]=0;0;[.$F$4])" office:value-type="currency" office:value="0">
            <text:p>$0.00</text:p>
          </table:table-cell>
          <table:table-cell table:style-name="ce15" table:formula="oooc:=IF(([.B58]-[.D58]-[.E58])&lt;0;0;([.B58]-([.D58]+[.E58])))" office:value-type="currency" office:value="95582.2843516004">
            <text:p>$95,582.28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48">
            <text:p>48</text:p>
          </table:table-cell>
          <table:table-cell table:style-name="ce64" table:formula="oooc:=IF([.F58]&lt;0;0;[.F58])" office:value-type="currency" office:value="95582.2843516004">
            <text:p>$95,582.28</text:p>
          </table:table-cell>
          <table:table-cell table:style-name="ce64" table:formula="oooc:=[.$C$8]/12*[.B59]" office:value-type="currency" office:value="557.563325384336">
            <text:p>$557.56</text:p>
          </table:table-cell>
          <table:table-cell table:style-name="ce79" table:formula="oooc:=IF([.B59]&lt;=[.$F$2]+[.C59];[.B59]+[.C59];[.$F$2]-[.C59])" office:value-type="currency" office:value="107.739169794847">
            <text:p>$107.74</text:p>
          </table:table-cell>
          <table:table-cell table:style-name="ce64" table:formula="oooc:=IF([.B59]=0;0;[.$F$4])" office:value-type="currency" office:value="0">
            <text:p>$0.00</text:p>
          </table:table-cell>
          <table:table-cell table:style-name="ce64" table:formula="oooc:=IF(([.B59]-[.D59]-[.E59])&lt;0;0;([.B59]-([.D59]+[.E59])))" office:value-type="currency" office:value="95474.5451818055">
            <text:p>$95,474.55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49">
            <text:p>49</text:p>
          </table:table-cell>
          <table:table-cell table:style-name="ce15" table:formula="oooc:=IF([.F59]&lt;0;0;[.F59])" office:value-type="currency" office:value="95474.5451818055">
            <text:p>$95,474.55</text:p>
          </table:table-cell>
          <table:table-cell table:style-name="ce15" table:formula="oooc:=[.$C$8]/12*[.B60]" office:value-type="currency" office:value="556.934846893866">
            <text:p>$556.93</text:p>
          </table:table-cell>
          <table:table-cell table:style-name="ce33" table:formula="oooc:=IF([.B60]&lt;=[.$F$2]+[.C60];[.B60]+[.C60];[.$F$2]-[.C60])" office:value-type="currency" office:value="108.367648285317">
            <text:p>$108.37</text:p>
          </table:table-cell>
          <table:table-cell table:style-name="ce15" table:formula="oooc:=IF([.B60]=0;0;[.$F$4])" office:value-type="currency" office:value="0">
            <text:p>$0.00</text:p>
          </table:table-cell>
          <table:table-cell table:style-name="ce15" table:formula="oooc:=IF(([.B60]-[.D60]-[.E60])&lt;0;0;([.B60]-([.D60]+[.E60])))" office:value-type="currency" office:value="95366.1775335202">
            <text:p>$95,366.18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7" office:value-type="float" office:value="50">
            <text:p>50</text:p>
          </table:table-cell>
          <table:table-cell table:style-name="ce64" table:formula="oooc:=IF([.F60]&lt;0;0;[.F60])" office:value-type="currency" office:value="95366.1775335202">
            <text:p>$95,366.18</text:p>
          </table:table-cell>
          <table:table-cell table:style-name="ce64" table:formula="oooc:=[.$C$8]/12*[.B61]" office:value-type="currency" office:value="556.302702278868">
            <text:p>$556.30</text:p>
          </table:table-cell>
          <table:table-cell table:style-name="ce79" table:formula="oooc:=IF([.B61]&lt;=[.$F$2]+[.C61];[.B61]+[.C61];[.$F$2]-[.C61])" office:value-type="currency" office:value="108.999792900314">
            <text:p>$109.00</text:p>
          </table:table-cell>
          <table:table-cell table:style-name="ce64" table:formula="oooc:=IF([.B61]=0;0;[.$F$4])" office:value-type="currency" office:value="0">
            <text:p>$0.00</text:p>
          </table:table-cell>
          <table:table-cell table:style-name="ce64" table:formula="oooc:=IF(([.B61]-[.D61]-[.E61])&lt;0;0;([.B61]-([.D61]+[.E61])))" office:value-type="currency" office:value="95257.1777406199">
            <text:p>$95,257.18</text:p>
          </table:table-cell>
          <table:table-cell table:style-name="ce91"/>
          <table:table-cell table:number-columns-repeated="249"/>
        </table:table-row>
        <table:table-row table:style-name="ro2">
          <table:table-cell table:style-name="ce56" office:value-type="float" office:value="51">
            <text:p>51</text:p>
          </table:table-cell>
          <table:table-cell table:style-name="ce15" table:formula="oooc:=IF([.F61]&lt;0;0;[.F61])" office:value-type="currency" office:value="95257.1777406199">
            <text:p>$95,257.18</text:p>
          </table:table-cell>
          <table:table-cell table:style-name="ce15" table:formula="oooc:=[.$C$8]/12*[.B62]" office:value-type="currency" office:value="555.666870153616">
            <text:p>$555.67</text:p>
          </table:table-cell>
          <table:table-cell table:style-name="ce33" table:formula="oooc:=IF([.B62]&lt;=[.$F$2]+[.C62];[.B62]+[.C62];[.$F$2]-[.C62])" office:value-type="currency" office:value="109.635625025566">
            <text:p>$109.64</text:p>
          </table:table-cell>
          <table:table-cell table:style-name="ce15" table:formula="oooc:=IF([.B62]=0;0;[.$F$4])" office:value-type="currency" office:value="0">
            <text:p>$0.00</text:p>
          </table:table-cell>
          <table:table-cell table:style-name="ce15" table:formula="oooc:=IF(([.B62]-[.D62]-[.E62])&lt;0;0;([.B62]-([.D62]+[.E62])))" office:value-type="currency" office:value="95147.5421155943">
            <text:p>$95,147.54</text:p>
          </table:table-cell>
          <table:table-cell table:style-name="ce50"/>
          <table:table-cell table:number-columns-repeated="249"/>
        </table:table-row>
        <table:table-row table:style-name="ro2">
          <table:table-cell table:style-name="ce58" office:value-type="float" office:value="52">
            <text:p>52</text:p>
          </table:table-cell>
          <table:table-cell table:style-name="ce65" table:formula="oooc:=IF([.F62]&lt;0;0;[.F62])" office:value-type="currency" office:value="95147.5421155943">
            <text:p>$95,147.54</text:p>
          </table:table-cell>
          <table:table-cell table:style-name="ce65" table:formula="oooc:=[.$C$8]/12*[.B63]" office:value-type="currency" office:value="555.027329007634">
            <text:p>$555.03</text:p>
          </table:table-cell>
          <table:table-cell table:style-name="ce80" table:formula="oooc:=IF([.B63]&lt;=[.$F$2]+[.C63];[.B63]+[.C63];[.$F$2]-[.C63])" office:value-type="currency" office:value="110.275166171549">
            <text:p>$110.28</text:p>
          </table:table-cell>
          <table:table-cell table:style-name="ce65" table:formula="oooc:=IF([.B63]=0;0;[.$F$4])" office:value-type="currency" office:value="0">
            <text:p>$0.00</text:p>
          </table:table-cell>
          <table:table-cell table:style-name="ce65" table:formula="oooc:=IF(([.B63]-[.D63]-[.E63])&lt;0;0;([.B63]-([.D63]+[.E63])))" office:value-type="currency" office:value="95037.2669494228">
            <text:p>$95,037.2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53">
            <text:p>53</text:p>
          </table:table-cell>
          <table:table-cell table:style-name="ce66" table:formula="oooc:=IF([.F63]&lt;0;0;[.F63])" office:value-type="currency" office:value="95037.2669494228">
            <text:p>$95,037.27</text:p>
          </table:table-cell>
          <table:table-cell table:style-name="ce66" table:formula="oooc:=[.$C$8]/12*[.B64]" office:value-type="currency" office:value="554.384057204966">
            <text:p>$554.38</text:p>
          </table:table-cell>
          <table:table-cell table:style-name="ce34" table:formula="oooc:=IF([.B64]&lt;=[.$F$2]+[.C64];[.B64]+[.C64];[.$F$2]-[.C64])" office:value-type="currency" office:value="110.918437974216">
            <text:p>$110.92</text:p>
          </table:table-cell>
          <table:table-cell table:style-name="ce66" table:formula="oooc:=IF([.B64]=0;0;[.$F$4])" office:value-type="currency" office:value="0">
            <text:p>$0.00</text:p>
          </table:table-cell>
          <table:table-cell table:style-name="ce66" table:formula="oooc:=IF(([.B64]-[.D64]-[.E64])&lt;0;0;([.B64]-([.D64]+[.E64])))" office:value-type="currency" office:value="94926.3485114486">
            <text:p>$94,926.35</text:p>
          </table:table-cell>
          <table:table-cell table:number-columns-repeated="250"/>
        </table:table-row>
        <table:table-row table:style-name="ro2">
          <table:table-cell table:style-name="ce58" office:value-type="float" office:value="54">
            <text:p>54</text:p>
          </table:table-cell>
          <table:table-cell table:style-name="ce65" table:formula="oooc:=IF([.F64]&lt;0;0;[.F64])" office:value-type="currency" office:value="94926.3485114486">
            <text:p>$94,926.35</text:p>
          </table:table-cell>
          <table:table-cell table:style-name="ce65" table:formula="oooc:=[.$C$8]/12*[.B65]" office:value-type="currency" office:value="553.73703298345">
            <text:p>$553.74</text:p>
          </table:table-cell>
          <table:table-cell table:style-name="ce80" table:formula="oooc:=IF([.B65]&lt;=[.$F$2]+[.C65];[.B65]+[.C65];[.$F$2]-[.C65])" office:value-type="currency" office:value="111.565462195732">
            <text:p>$111.57</text:p>
          </table:table-cell>
          <table:table-cell table:style-name="ce65" table:formula="oooc:=IF([.B65]=0;0;[.$F$4])" office:value-type="currency" office:value="0">
            <text:p>$0.00</text:p>
          </table:table-cell>
          <table:table-cell table:style-name="ce65" table:formula="oooc:=IF(([.B65]-[.D65]-[.E65])&lt;0;0;([.B65]-([.D65]+[.E65])))" office:value-type="currency" office:value="94814.7830492528">
            <text:p>$94,814.7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55">
            <text:p>55</text:p>
          </table:table-cell>
          <table:table-cell table:style-name="ce66" table:formula="oooc:=IF([.F65]&lt;0;0;[.F65])" office:value-type="currency" office:value="94814.7830492528">
            <text:p>$94,814.78</text:p>
          </table:table-cell>
          <table:table-cell table:style-name="ce66" table:formula="oooc:=[.$C$8]/12*[.B66]" office:value-type="currency" office:value="553.086234453975">
            <text:p>$553.09</text:p>
          </table:table-cell>
          <table:table-cell table:style-name="ce34" table:formula="oooc:=IF([.B66]&lt;=[.$F$2]+[.C66];[.B66]+[.C66];[.$F$2]-[.C66])" office:value-type="currency" office:value="112.216260725208">
            <text:p>$112.22</text:p>
          </table:table-cell>
          <table:table-cell table:style-name="ce66" table:formula="oooc:=IF([.B66]=0;0;[.$F$4])" office:value-type="currency" office:value="0">
            <text:p>$0.00</text:p>
          </table:table-cell>
          <table:table-cell table:style-name="ce66" table:formula="oooc:=IF(([.B66]-[.D66]-[.E66])&lt;0;0;([.B66]-([.D66]+[.E66])))" office:value-type="currency" office:value="94702.5667885276">
            <text:p>$94,702.57</text:p>
          </table:table-cell>
          <table:table-cell table:number-columns-repeated="250"/>
        </table:table-row>
        <table:table-row table:style-name="ro2">
          <table:table-cell table:style-name="ce58" office:value-type="float" office:value="56">
            <text:p>56</text:p>
          </table:table-cell>
          <table:table-cell table:style-name="ce65" table:formula="oooc:=IF([.F66]&lt;0;0;[.F66])" office:value-type="currency" office:value="94702.5667885276">
            <text:p>$94,702.57</text:p>
          </table:table-cell>
          <table:table-cell table:style-name="ce65" table:formula="oooc:=[.$C$8]/12*[.B67]" office:value-type="currency" office:value="552.431639599744">
            <text:p>$552.43</text:p>
          </table:table-cell>
          <table:table-cell table:style-name="ce80" table:formula="oooc:=IF([.B67]&lt;=[.$F$2]+[.C67];[.B67]+[.C67];[.$F$2]-[.C67])" office:value-type="currency" office:value="112.870855579438">
            <text:p>$112.87</text:p>
          </table:table-cell>
          <table:table-cell table:style-name="ce65" table:formula="oooc:=IF([.B67]=0;0;[.$F$4])" office:value-type="currency" office:value="0">
            <text:p>$0.00</text:p>
          </table:table-cell>
          <table:table-cell table:style-name="ce65" table:formula="oooc:=IF(([.B67]-[.D67]-[.E67])&lt;0;0;([.B67]-([.D67]+[.E67])))" office:value-type="currency" office:value="94589.6959329482">
            <text:p>$94,589.7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57">
            <text:p>57</text:p>
          </table:table-cell>
          <table:table-cell table:style-name="ce66" table:formula="oooc:=IF([.F67]&lt;0;0;[.F67])" office:value-type="currency" office:value="94589.6959329482">
            <text:p>$94,589.70</text:p>
          </table:table-cell>
          <table:table-cell table:style-name="ce66" table:formula="oooc:=[.$C$8]/12*[.B68]" office:value-type="currency" office:value="551.773226275531">
            <text:p>$551.77</text:p>
          </table:table-cell>
          <table:table-cell table:style-name="ce34" table:formula="oooc:=IF([.B68]&lt;=[.$F$2]+[.C68];[.B68]+[.C68];[.$F$2]-[.C68])" office:value-type="currency" office:value="113.529268903651">
            <text:p>$113.53</text:p>
          </table:table-cell>
          <table:table-cell table:style-name="ce66" table:formula="oooc:=IF([.B68]=0;0;[.$F$4])" office:value-type="currency" office:value="0">
            <text:p>$0.00</text:p>
          </table:table-cell>
          <table:table-cell table:style-name="ce66" table:formula="oooc:=IF(([.B68]-[.D68]-[.E68])&lt;0;0;([.B68]-([.D68]+[.E68])))" office:value-type="currency" office:value="94476.1666640445">
            <text:p>$94,476.17</text:p>
          </table:table-cell>
          <table:table-cell table:number-columns-repeated="250"/>
        </table:table-row>
        <table:table-row table:style-name="ro2">
          <table:table-cell table:style-name="ce58" office:value-type="float" office:value="58">
            <text:p>58</text:p>
          </table:table-cell>
          <table:table-cell table:style-name="ce65" table:formula="oooc:=IF([.F68]&lt;0;0;[.F68])" office:value-type="currency" office:value="94476.1666640445">
            <text:p>$94,476.17</text:p>
          </table:table-cell>
          <table:table-cell table:style-name="ce65" table:formula="oooc:=[.$C$8]/12*[.B69]" office:value-type="currency" office:value="551.110972206926">
            <text:p>$551.11</text:p>
          </table:table-cell>
          <table:table-cell table:style-name="ce80" table:formula="oooc:=IF([.B69]&lt;=[.$F$2]+[.C69];[.B69]+[.C69];[.$F$2]-[.C69])" office:value-type="currency" office:value="114.191522972256">
            <text:p>$114.19</text:p>
          </table:table-cell>
          <table:table-cell table:style-name="ce65" table:formula="oooc:=IF([.B69]=0;0;[.$F$4])" office:value-type="currency" office:value="0">
            <text:p>$0.00</text:p>
          </table:table-cell>
          <table:table-cell table:style-name="ce65" table:formula="oooc:=IF(([.B69]-[.D69]-[.E69])&lt;0;0;([.B69]-([.D69]+[.E69])))" office:value-type="currency" office:value="94361.9751410723">
            <text:p>$94,361.9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59">
            <text:p>59</text:p>
          </table:table-cell>
          <table:table-cell table:style-name="ce66" table:formula="oooc:=IF([.F69]&lt;0;0;[.F69])" office:value-type="currency" office:value="94361.9751410723">
            <text:p>$94,361.98</text:p>
          </table:table-cell>
          <table:table-cell table:style-name="ce66" table:formula="oooc:=[.$C$8]/12*[.B70]" office:value-type="currency" office:value="550.444854989588">
            <text:p>$550.44</text:p>
          </table:table-cell>
          <table:table-cell table:style-name="ce34" table:formula="oooc:=IF([.B70]&lt;=[.$F$2]+[.C70];[.B70]+[.C70];[.$F$2]-[.C70])" office:value-type="currency" office:value="114.857640189594">
            <text:p>$114.86</text:p>
          </table:table-cell>
          <table:table-cell table:style-name="ce66" table:formula="oooc:=IF([.B70]=0;0;[.$F$4])" office:value-type="currency" office:value="0">
            <text:p>$0.00</text:p>
          </table:table-cell>
          <table:table-cell table:style-name="ce66" table:formula="oooc:=IF(([.B70]-[.D70]-[.E70])&lt;0;0;([.B70]-([.D70]+[.E70])))" office:value-type="currency" office:value="94247.1175008827">
            <text:p>$94,247.12</text:p>
          </table:table-cell>
          <table:table-cell table:number-columns-repeated="250"/>
        </table:table-row>
        <table:table-row table:style-name="ro2">
          <table:table-cell table:style-name="ce58" office:value-type="float" office:value="60">
            <text:p>60</text:p>
          </table:table-cell>
          <table:table-cell table:style-name="ce65" table:formula="oooc:=IF([.F70]&lt;0;0;[.F70])" office:value-type="currency" office:value="94247.1175008827">
            <text:p>$94,247.12</text:p>
          </table:table-cell>
          <table:table-cell table:style-name="ce65" table:formula="oooc:=[.$C$8]/12*[.B71]" office:value-type="currency" office:value="549.774852088482">
            <text:p>$549.77</text:p>
          </table:table-cell>
          <table:table-cell table:style-name="ce80" table:formula="oooc:=IF([.B71]&lt;=[.$F$2]+[.C71];[.B71]+[.C71];[.$F$2]-[.C71])" office:value-type="currency" office:value="115.5276430907">
            <text:p>$115.53</text:p>
          </table:table-cell>
          <table:table-cell table:style-name="ce65" table:formula="oooc:=IF([.B71]=0;0;[.$F$4])" office:value-type="currency" office:value="0">
            <text:p>$0.00</text:p>
          </table:table-cell>
          <table:table-cell table:style-name="ce65" table:formula="oooc:=IF(([.B71]-[.D71]-[.E71])&lt;0;0;([.B71]-([.D71]+[.E71])))" office:value-type="currency" office:value="94131.589857792">
            <text:p>$94,131.59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61">
            <text:p>61</text:p>
          </table:table-cell>
          <table:table-cell table:style-name="ce66" table:formula="oooc:=IF([.F71]&lt;0;0;[.F71])" office:value-type="currency" office:value="94131.589857792">
            <text:p>$94,131.59</text:p>
          </table:table-cell>
          <table:table-cell table:style-name="ce66" table:formula="oooc:=[.$C$8]/12*[.B72]" office:value-type="currency" office:value="549.10094083712">
            <text:p>$549.10</text:p>
          </table:table-cell>
          <table:table-cell table:style-name="ce34" table:formula="oooc:=IF([.B72]&lt;=[.$F$2]+[.C72];[.B72]+[.C72];[.$F$2]-[.C72])" office:value-type="currency" office:value="116.201554342063">
            <text:p>$116.20</text:p>
          </table:table-cell>
          <table:table-cell table:style-name="ce66" table:formula="oooc:=IF([.B72]=0;0;[.$F$4])" office:value-type="currency" office:value="0">
            <text:p>$0.00</text:p>
          </table:table-cell>
          <table:table-cell table:style-name="ce66" table:formula="oooc:=IF(([.B72]-[.D72]-[.E72])&lt;0;0;([.B72]-([.D72]+[.E72])))" office:value-type="currency" office:value="94015.3883034499">
            <text:p>$94,015.39</text:p>
          </table:table-cell>
          <table:table-cell table:number-columns-repeated="250"/>
        </table:table-row>
        <table:table-row table:style-name="ro2">
          <table:table-cell table:style-name="ce58" office:value-type="float" office:value="62">
            <text:p>62</text:p>
          </table:table-cell>
          <table:table-cell table:style-name="ce65" table:formula="oooc:=IF([.F72]&lt;0;0;[.F72])" office:value-type="currency" office:value="94015.3883034499">
            <text:p>$94,015.39</text:p>
          </table:table-cell>
          <table:table-cell table:style-name="ce65" table:formula="oooc:=[.$C$8]/12*[.B73]" office:value-type="currency" office:value="548.423098436791">
            <text:p>$548.42</text:p>
          </table:table-cell>
          <table:table-cell table:style-name="ce80" table:formula="oooc:=IF([.B73]&lt;=[.$F$2]+[.C73];[.B73]+[.C73];[.$F$2]-[.C73])" office:value-type="currency" office:value="116.879396742391">
            <text:p>$116.88</text:p>
          </table:table-cell>
          <table:table-cell table:style-name="ce65" table:formula="oooc:=IF([.B73]=0;0;[.$F$4])" office:value-type="currency" office:value="0">
            <text:p>$0.00</text:p>
          </table:table-cell>
          <table:table-cell table:style-name="ce65" table:formula="oooc:=IF(([.B73]-[.D73]-[.E73])&lt;0;0;([.B73]-([.D73]+[.E73])))" office:value-type="currency" office:value="93898.5089067075">
            <text:p>$93,898.51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63">
            <text:p>63</text:p>
          </table:table-cell>
          <table:table-cell table:style-name="ce66" table:formula="oooc:=IF([.F73]&lt;0;0;[.F73])" office:value-type="currency" office:value="93898.5089067075">
            <text:p>$93,898.51</text:p>
          </table:table-cell>
          <table:table-cell table:style-name="ce66" table:formula="oooc:=[.$C$8]/12*[.B74]" office:value-type="currency" office:value="547.741301955794">
            <text:p>$547.74</text:p>
          </table:table-cell>
          <table:table-cell table:style-name="ce34" table:formula="oooc:=IF([.B74]&lt;=[.$F$2]+[.C74];[.B74]+[.C74];[.$F$2]-[.C74])" office:value-type="currency" office:value="117.561193223389">
            <text:p>$117.56</text:p>
          </table:table-cell>
          <table:table-cell table:style-name="ce66" table:formula="oooc:=IF([.B74]=0;0;[.$F$4])" office:value-type="currency" office:value="0">
            <text:p>$0.00</text:p>
          </table:table-cell>
          <table:table-cell table:style-name="ce66" table:formula="oooc:=IF(([.B74]-[.D74]-[.E74])&lt;0;0;([.B74]-([.D74]+[.E74])))" office:value-type="currency" office:value="93780.9477134841">
            <text:p>$93,780.95</text:p>
          </table:table-cell>
          <table:table-cell table:number-columns-repeated="250"/>
        </table:table-row>
        <table:table-row table:style-name="ro2">
          <table:table-cell table:style-name="ce58" office:value-type="float" office:value="64">
            <text:p>64</text:p>
          </table:table-cell>
          <table:table-cell table:style-name="ce65" table:formula="oooc:=IF([.F74]&lt;0;0;[.F74])" office:value-type="currency" office:value="93780.9477134841">
            <text:p>$93,780.95</text:p>
          </table:table-cell>
          <table:table-cell table:style-name="ce65" table:formula="oooc:=[.$C$8]/12*[.B75]" office:value-type="currency" office:value="547.055528328658">
            <text:p>$547.06</text:p>
          </table:table-cell>
          <table:table-cell table:style-name="ce80" table:formula="oooc:=IF([.B75]&lt;=[.$F$2]+[.C75];[.B75]+[.C75];[.$F$2]-[.C75])" office:value-type="currency" office:value="118.246966850525">
            <text:p>$118.25</text:p>
          </table:table-cell>
          <table:table-cell table:style-name="ce65" table:formula="oooc:=IF([.B75]=0;0;[.$F$4])" office:value-type="currency" office:value="0">
            <text:p>$0.00</text:p>
          </table:table-cell>
          <table:table-cell table:style-name="ce65" table:formula="oooc:=IF(([.B75]-[.D75]-[.E75])&lt;0;0;([.B75]-([.D75]+[.E75])))" office:value-type="currency" office:value="93662.7007466336">
            <text:p>$93,662.7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65">
            <text:p>65</text:p>
          </table:table-cell>
          <table:table-cell table:style-name="ce66" table:formula="oooc:=IF([.F75]&lt;0;0;[.F75])" office:value-type="currency" office:value="93662.7007466336">
            <text:p>$93,662.70</text:p>
          </table:table-cell>
          <table:table-cell table:style-name="ce66" table:formula="oooc:=[.$C$8]/12*[.B76]" office:value-type="currency" office:value="546.365754355363">
            <text:p>$546.37</text:p>
          </table:table-cell>
          <table:table-cell table:style-name="ce34" table:formula="oooc:=IF([.B76]&lt;=[.$F$2]+[.C76];[.B76]+[.C76];[.$F$2]-[.C76])" office:value-type="currency" office:value="118.93674082382">
            <text:p>$118.94</text:p>
          </table:table-cell>
          <table:table-cell table:style-name="ce66" table:formula="oooc:=IF([.B76]=0;0;[.$F$4])" office:value-type="currency" office:value="0">
            <text:p>$0.00</text:p>
          </table:table-cell>
          <table:table-cell table:style-name="ce66" table:formula="oooc:=IF(([.B76]-[.D76]-[.E76])&lt;0;0;([.B76]-([.D76]+[.E76])))" office:value-type="currency" office:value="93543.7640058098">
            <text:p>$93,543.76</text:p>
          </table:table-cell>
          <table:table-cell table:number-columns-repeated="250"/>
        </table:table-row>
        <table:table-row table:style-name="ro2">
          <table:table-cell table:style-name="ce58" office:value-type="float" office:value="66">
            <text:p>66</text:p>
          </table:table-cell>
          <table:table-cell table:style-name="ce65" table:formula="oooc:=IF([.F76]&lt;0;0;[.F76])" office:value-type="currency" office:value="93543.7640058098">
            <text:p>$93,543.76</text:p>
          </table:table-cell>
          <table:table-cell table:style-name="ce65" table:formula="oooc:=[.$C$8]/12*[.B77]" office:value-type="currency" office:value="545.671956700557">
            <text:p>$545.67</text:p>
          </table:table-cell>
          <table:table-cell table:style-name="ce80" table:formula="oooc:=IF([.B77]&lt;=[.$F$2]+[.C77];[.B77]+[.C77];[.$F$2]-[.C77])" office:value-type="currency" office:value="119.630538478625">
            <text:p>$119.63</text:p>
          </table:table-cell>
          <table:table-cell table:style-name="ce65" table:formula="oooc:=IF([.B77]=0;0;[.$F$4])" office:value-type="currency" office:value="0">
            <text:p>$0.00</text:p>
          </table:table-cell>
          <table:table-cell table:style-name="ce65" table:formula="oooc:=IF(([.B77]-[.D77]-[.E77])&lt;0;0;([.B77]-([.D77]+[.E77])))" office:value-type="currency" office:value="93424.1334673312">
            <text:p>$93,424.13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67">
            <text:p>67</text:p>
          </table:table-cell>
          <table:table-cell table:style-name="ce66" table:formula="oooc:=IF([.F77]&lt;0;0;[.F77])" office:value-type="currency" office:value="93424.1334673312">
            <text:p>$93,424.13</text:p>
          </table:table-cell>
          <table:table-cell table:style-name="ce66" table:formula="oooc:=[.$C$8]/12*[.B78]" office:value-type="currency" office:value="544.974111892765">
            <text:p>$544.97</text:p>
          </table:table-cell>
          <table:table-cell table:style-name="ce34" table:formula="oooc:=IF([.B78]&lt;=[.$F$2]+[.C78];[.B78]+[.C78];[.$F$2]-[.C78])" office:value-type="currency" office:value="120.328383286417">
            <text:p>$120.33</text:p>
          </table:table-cell>
          <table:table-cell table:style-name="ce66" table:formula="oooc:=IF([.B78]=0;0;[.$F$4])" office:value-type="currency" office:value="0">
            <text:p>$0.00</text:p>
          </table:table-cell>
          <table:table-cell table:style-name="ce66" table:formula="oooc:=IF(([.B78]-[.D78]-[.E78])&lt;0;0;([.B78]-([.D78]+[.E78])))" office:value-type="currency" office:value="93303.8050840448">
            <text:p>$93,303.81</text:p>
          </table:table-cell>
          <table:table-cell table:number-columns-repeated="250"/>
        </table:table-row>
        <table:table-row table:style-name="ro2">
          <table:table-cell table:style-name="ce58" office:value-type="float" office:value="68">
            <text:p>68</text:p>
          </table:table-cell>
          <table:table-cell table:style-name="ce65" table:formula="oooc:=IF([.F78]&lt;0;0;[.F78])" office:value-type="currency" office:value="93303.8050840448">
            <text:p>$93,303.81</text:p>
          </table:table-cell>
          <table:table-cell table:style-name="ce65" table:formula="oooc:=[.$C$8]/12*[.B79]" office:value-type="currency" office:value="544.272196323595">
            <text:p>$544.27</text:p>
          </table:table-cell>
          <table:table-cell table:style-name="ce80" table:formula="oooc:=IF([.B79]&lt;=[.$F$2]+[.C79];[.B79]+[.C79];[.$F$2]-[.C79])" office:value-type="currency" office:value="121.030298855588">
            <text:p>$121.03</text:p>
          </table:table-cell>
          <table:table-cell table:style-name="ce65" table:formula="oooc:=IF([.B79]=0;0;[.$F$4])" office:value-type="currency" office:value="0">
            <text:p>$0.00</text:p>
          </table:table-cell>
          <table:table-cell table:style-name="ce65" table:formula="oooc:=IF(([.B79]-[.D79]-[.E79])&lt;0;0;([.B79]-([.D79]+[.E79])))" office:value-type="currency" office:value="93182.7747851892">
            <text:p>$93,182.7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69">
            <text:p>69</text:p>
          </table:table-cell>
          <table:table-cell table:style-name="ce66" table:formula="oooc:=IF([.F79]&lt;0;0;[.F79])" office:value-type="currency" office:value="93182.7747851892">
            <text:p>$93,182.77</text:p>
          </table:table-cell>
          <table:table-cell table:style-name="ce66" table:formula="oooc:=[.$C$8]/12*[.B80]" office:value-type="currency" office:value="543.566186246937">
            <text:p>$543.57</text:p>
          </table:table-cell>
          <table:table-cell table:style-name="ce34" table:formula="oooc:=IF([.B80]&lt;=[.$F$2]+[.C80];[.B80]+[.C80];[.$F$2]-[.C80])" office:value-type="currency" office:value="121.736308932246">
            <text:p>$121.74</text:p>
          </table:table-cell>
          <table:table-cell table:style-name="ce66" table:formula="oooc:=IF([.B80]=0;0;[.$F$4])" office:value-type="currency" office:value="0">
            <text:p>$0.00</text:p>
          </table:table-cell>
          <table:table-cell table:style-name="ce66" table:formula="oooc:=IF(([.B80]-[.D80]-[.E80])&lt;0;0;([.B80]-([.D80]+[.E80])))" office:value-type="currency" office:value="93061.0384762569">
            <text:p>$93,061.04</text:p>
          </table:table-cell>
          <table:table-cell table:number-columns-repeated="250"/>
        </table:table-row>
        <table:table-row table:style-name="ro2">
          <table:table-cell table:style-name="ce58" office:value-type="float" office:value="70">
            <text:p>70</text:p>
          </table:table-cell>
          <table:table-cell table:style-name="ce65" table:formula="oooc:=IF([.F80]&lt;0;0;[.F80])" office:value-type="currency" office:value="93061.0384762569">
            <text:p>$93,061.04</text:p>
          </table:table-cell>
          <table:table-cell table:style-name="ce65" table:formula="oooc:=[.$C$8]/12*[.B81]" office:value-type="currency" office:value="542.856057778165">
            <text:p>$542.86</text:p>
          </table:table-cell>
          <table:table-cell table:style-name="ce80" table:formula="oooc:=IF([.B81]&lt;=[.$F$2]+[.C81];[.B81]+[.C81];[.$F$2]-[.C81])" office:value-type="currency" office:value="122.446437401017">
            <text:p>$122.45</text:p>
          </table:table-cell>
          <table:table-cell table:style-name="ce65" table:formula="oooc:=IF([.B81]=0;0;[.$F$4])" office:value-type="currency" office:value="0">
            <text:p>$0.00</text:p>
          </table:table-cell>
          <table:table-cell table:style-name="ce65" table:formula="oooc:=IF(([.B81]-[.D81]-[.E81])&lt;0;0;([.B81]-([.D81]+[.E81])))" office:value-type="currency" office:value="92938.5920388559">
            <text:p>$92,938.59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71">
            <text:p>71</text:p>
          </table:table-cell>
          <table:table-cell table:style-name="ce66" table:formula="oooc:=IF([.F81]&lt;0;0;[.F81])" office:value-type="currency" office:value="92938.5920388559">
            <text:p>$92,938.59</text:p>
          </table:table-cell>
          <table:table-cell table:style-name="ce66" table:formula="oooc:=[.$C$8]/12*[.B82]" office:value-type="currency" office:value="542.141786893326">
            <text:p>$542.14</text:p>
          </table:table-cell>
          <table:table-cell table:style-name="ce34" table:formula="oooc:=IF([.B82]&lt;=[.$F$2]+[.C82];[.B82]+[.C82];[.$F$2]-[.C82])" office:value-type="currency" office:value="123.160708285856">
            <text:p>$123.16</text:p>
          </table:table-cell>
          <table:table-cell table:style-name="ce66" table:formula="oooc:=IF([.B82]=0;0;[.$F$4])" office:value-type="currency" office:value="0">
            <text:p>$0.00</text:p>
          </table:table-cell>
          <table:table-cell table:style-name="ce66" table:formula="oooc:=IF(([.B82]-[.D82]-[.E82])&lt;0;0;([.B82]-([.D82]+[.E82])))" office:value-type="currency" office:value="92815.4313305701">
            <text:p>$92,815.43</text:p>
          </table:table-cell>
          <table:table-cell table:number-columns-repeated="250"/>
        </table:table-row>
        <table:table-row table:style-name="ro2">
          <table:table-cell table:style-name="ce58" office:value-type="float" office:value="72">
            <text:p>72</text:p>
          </table:table-cell>
          <table:table-cell table:style-name="ce65" table:formula="oooc:=IF([.F82]&lt;0;0;[.F82])" office:value-type="currency" office:value="92815.4313305701">
            <text:p>$92,815.43</text:p>
          </table:table-cell>
          <table:table-cell table:style-name="ce65" table:formula="oooc:=[.$C$8]/12*[.B83]" office:value-type="currency" office:value="541.423349428325">
            <text:p>$541.42</text:p>
          </table:table-cell>
          <table:table-cell table:style-name="ce80" table:formula="oooc:=IF([.B83]&lt;=[.$F$2]+[.C83];[.B83]+[.C83];[.$F$2]-[.C83])" office:value-type="currency" office:value="123.879145750857">
            <text:p>$123.88</text:p>
          </table:table-cell>
          <table:table-cell table:style-name="ce65" table:formula="oooc:=IF([.B83]=0;0;[.$F$4])" office:value-type="currency" office:value="0">
            <text:p>$0.00</text:p>
          </table:table-cell>
          <table:table-cell table:style-name="ce65" table:formula="oooc:=IF(([.B83]-[.D83]-[.E83])&lt;0;0;([.B83]-([.D83]+[.E83])))" office:value-type="currency" office:value="92691.5521848192">
            <text:p>$92,691.5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73">
            <text:p>73</text:p>
          </table:table-cell>
          <table:table-cell table:style-name="ce66" table:formula="oooc:=IF([.F83]&lt;0;0;[.F83])" office:value-type="currency" office:value="92691.5521848192">
            <text:p>$92,691.55</text:p>
          </table:table-cell>
          <table:table-cell table:style-name="ce66" table:formula="oooc:=[.$C$8]/12*[.B84]" office:value-type="currency" office:value="540.700721078112">
            <text:p>$540.70</text:p>
          </table:table-cell>
          <table:table-cell table:style-name="ce34" table:formula="oooc:=IF([.B84]&lt;=[.$F$2]+[.C84];[.B84]+[.C84];[.$F$2]-[.C84])" office:value-type="currency" office:value="124.60177410107">
            <text:p>$124.60</text:p>
          </table:table-cell>
          <table:table-cell table:style-name="ce66" table:formula="oooc:=IF([.B84]=0;0;[.$F$4])" office:value-type="currency" office:value="0">
            <text:p>$0.00</text:p>
          </table:table-cell>
          <table:table-cell table:style-name="ce66" table:formula="oooc:=IF(([.B84]-[.D84]-[.E84])&lt;0;0;([.B84]-([.D84]+[.E84])))" office:value-type="currency" office:value="92566.9504107181">
            <text:p>$92,566.95</text:p>
          </table:table-cell>
          <table:table-cell table:number-columns-repeated="250"/>
        </table:table-row>
        <table:table-row table:style-name="ro2">
          <table:table-cell table:style-name="ce58" office:value-type="float" office:value="74">
            <text:p>74</text:p>
          </table:table-cell>
          <table:table-cell table:style-name="ce65" table:formula="oooc:=IF([.F84]&lt;0;0;[.F84])" office:value-type="currency" office:value="92566.9504107181">
            <text:p>$92,566.95</text:p>
          </table:table-cell>
          <table:table-cell table:style-name="ce65" table:formula="oooc:=[.$C$8]/12*[.B85]" office:value-type="currency" office:value="539.973877395856">
            <text:p>$539.97</text:p>
          </table:table-cell>
          <table:table-cell table:style-name="ce80" table:formula="oooc:=IF([.B85]&lt;=[.$F$2]+[.C85];[.B85]+[.C85];[.$F$2]-[.C85])" office:value-type="currency" office:value="125.328617783327">
            <text:p>$125.33</text:p>
          </table:table-cell>
          <table:table-cell table:style-name="ce65" table:formula="oooc:=IF([.B85]=0;0;[.$F$4])" office:value-type="currency" office:value="0">
            <text:p>$0.00</text:p>
          </table:table-cell>
          <table:table-cell table:style-name="ce65" table:formula="oooc:=IF(([.B85]-[.D85]-[.E85])&lt;0;0;([.B85]-([.D85]+[.E85])))" office:value-type="currency" office:value="92441.6217929348">
            <text:p>$92,441.62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75">
            <text:p>75</text:p>
          </table:table-cell>
          <table:table-cell table:style-name="ce66" table:formula="oooc:=IF([.F85]&lt;0;0;[.F85])" office:value-type="currency" office:value="92441.6217929348">
            <text:p>$92,441.62</text:p>
          </table:table-cell>
          <table:table-cell table:style-name="ce66" table:formula="oooc:=[.$C$8]/12*[.B86]" office:value-type="currency" office:value="539.24279379212">
            <text:p>$539.24</text:p>
          </table:table-cell>
          <table:table-cell table:style-name="ce34" table:formula="oooc:=IF([.B86]&lt;=[.$F$2]+[.C86];[.B86]+[.C86];[.$F$2]-[.C86])" office:value-type="currency" office:value="126.059701387063">
            <text:p>$126.06</text:p>
          </table:table-cell>
          <table:table-cell table:style-name="ce66" table:formula="oooc:=IF([.B86]=0;0;[.$F$4])" office:value-type="currency" office:value="0">
            <text:p>$0.00</text:p>
          </table:table-cell>
          <table:table-cell table:style-name="ce66" table:formula="oooc:=IF(([.B86]-[.D86]-[.E86])&lt;0;0;([.B86]-([.D86]+[.E86])))" office:value-type="currency" office:value="92315.5620915478">
            <text:p>$92,315.56</text:p>
          </table:table-cell>
          <table:table-cell table:number-columns-repeated="250"/>
        </table:table-row>
        <table:table-row table:style-name="ro2">
          <table:table-cell table:style-name="ce58" office:value-type="float" office:value="76">
            <text:p>76</text:p>
          </table:table-cell>
          <table:table-cell table:style-name="ce65" table:formula="oooc:=IF([.F86]&lt;0;0;[.F86])" office:value-type="currency" office:value="92315.5620915478">
            <text:p>$92,315.56</text:p>
          </table:table-cell>
          <table:table-cell table:style-name="ce65" table:formula="oooc:=[.$C$8]/12*[.B87]" office:value-type="currency" office:value="538.507445534029">
            <text:p>$538.51</text:p>
          </table:table-cell>
          <table:table-cell table:style-name="ce80" table:formula="oooc:=IF([.B87]&lt;=[.$F$2]+[.C87];[.B87]+[.C87];[.$F$2]-[.C87])" office:value-type="currency" office:value="126.795049645154">
            <text:p>$126.80</text:p>
          </table:table-cell>
          <table:table-cell table:style-name="ce65" table:formula="oooc:=IF([.B87]=0;0;[.$F$4])" office:value-type="currency" office:value="0">
            <text:p>$0.00</text:p>
          </table:table-cell>
          <table:table-cell table:style-name="ce65" table:formula="oooc:=IF(([.B87]-[.D87]-[.E87])&lt;0;0;([.B87]-([.D87]+[.E87])))" office:value-type="currency" office:value="92188.7670419026">
            <text:p>$92,188.7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77">
            <text:p>77</text:p>
          </table:table-cell>
          <table:table-cell table:style-name="ce66" table:formula="oooc:=IF([.F87]&lt;0;0;[.F87])" office:value-type="currency" office:value="92188.7670419026">
            <text:p>$92,188.77</text:p>
          </table:table-cell>
          <table:table-cell table:style-name="ce66" table:formula="oooc:=[.$C$8]/12*[.B88]" office:value-type="currency" office:value="537.767807744432">
            <text:p>$537.77</text:p>
          </table:table-cell>
          <table:table-cell table:style-name="ce34" table:formula="oooc:=IF([.B88]&lt;=[.$F$2]+[.C88];[.B88]+[.C88];[.$F$2]-[.C88])" office:value-type="currency" office:value="127.534687434751">
            <text:p>$127.53</text:p>
          </table:table-cell>
          <table:table-cell table:style-name="ce66" table:formula="oooc:=IF([.B88]=0;0;[.$F$4])" office:value-type="currency" office:value="0">
            <text:p>$0.00</text:p>
          </table:table-cell>
          <table:table-cell table:style-name="ce66" table:formula="oooc:=IF(([.B88]-[.D88]-[.E88])&lt;0;0;([.B88]-([.D88]+[.E88])))" office:value-type="currency" office:value="92061.2323544679">
            <text:p>$92,061.23</text:p>
          </table:table-cell>
          <table:table-cell table:number-columns-repeated="250"/>
        </table:table-row>
        <table:table-row table:style-name="ro2">
          <table:table-cell table:style-name="ce58" office:value-type="float" office:value="78">
            <text:p>78</text:p>
          </table:table-cell>
          <table:table-cell table:style-name="ce65" table:formula="oooc:=IF([.F88]&lt;0;0;[.F88])" office:value-type="currency" office:value="92061.2323544679">
            <text:p>$92,061.23</text:p>
          </table:table-cell>
          <table:table-cell table:style-name="ce65" table:formula="oooc:=[.$C$8]/12*[.B89]" office:value-type="currency" office:value="537.023855401063">
            <text:p>$537.02</text:p>
          </table:table-cell>
          <table:table-cell table:style-name="ce80" table:formula="oooc:=IF([.B89]&lt;=[.$F$2]+[.C89];[.B89]+[.C89];[.$F$2]-[.C89])" office:value-type="currency" office:value="128.27863977812">
            <text:p>$128.28</text:p>
          </table:table-cell>
          <table:table-cell table:style-name="ce65" table:formula="oooc:=IF([.B89]=0;0;[.$F$4])" office:value-type="currency" office:value="0">
            <text:p>$0.00</text:p>
          </table:table-cell>
          <table:table-cell table:style-name="ce65" table:formula="oooc:=IF(([.B89]-[.D89]-[.E89])&lt;0;0;([.B89]-([.D89]+[.E89])))" office:value-type="currency" office:value="91932.9537146897">
            <text:p>$91,932.9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79">
            <text:p>79</text:p>
          </table:table-cell>
          <table:table-cell table:style-name="ce66" table:formula="oooc:=IF([.F89]&lt;0;0;[.F89])" office:value-type="currency" office:value="91932.9537146897">
            <text:p>$91,932.95</text:p>
          </table:table-cell>
          <table:table-cell table:style-name="ce66" table:formula="oooc:=[.$C$8]/12*[.B90]" office:value-type="currency" office:value="536.27556333569">
            <text:p>$536.28</text:p>
          </table:table-cell>
          <table:table-cell table:style-name="ce34" table:formula="oooc:=IF([.B90]&lt;=[.$F$2]+[.C90];[.B90]+[.C90];[.$F$2]-[.C90])" office:value-type="currency" office:value="129.026931843492">
            <text:p>$129.03</text:p>
          </table:table-cell>
          <table:table-cell table:style-name="ce66" table:formula="oooc:=IF([.B90]=0;0;[.$F$4])" office:value-type="currency" office:value="0">
            <text:p>$0.00</text:p>
          </table:table-cell>
          <table:table-cell table:style-name="ce66" table:formula="oooc:=IF(([.B90]-[.D90]-[.E90])&lt;0;0;([.B90]-([.D90]+[.E90])))" office:value-type="currency" office:value="91803.9267828462">
            <text:p>$91,803.93</text:p>
          </table:table-cell>
          <table:table-cell table:number-columns-repeated="250"/>
        </table:table-row>
        <table:table-row table:style-name="ro2">
          <table:table-cell table:style-name="ce58" office:value-type="float" office:value="80">
            <text:p>80</text:p>
          </table:table-cell>
          <table:table-cell table:style-name="ce65" table:formula="oooc:=IF([.F90]&lt;0;0;[.F90])" office:value-type="currency" office:value="91803.9267828462">
            <text:p>$91,803.93</text:p>
          </table:table-cell>
          <table:table-cell table:style-name="ce65" table:formula="oooc:=[.$C$8]/12*[.B91]" office:value-type="currency" office:value="535.52290623327">
            <text:p>$535.52</text:p>
          </table:table-cell>
          <table:table-cell table:style-name="ce80" table:formula="oooc:=IF([.B91]&lt;=[.$F$2]+[.C91];[.B91]+[.C91];[.$F$2]-[.C91])" office:value-type="currency" office:value="129.779588945913">
            <text:p>$129.78</text:p>
          </table:table-cell>
          <table:table-cell table:style-name="ce65" table:formula="oooc:=IF([.B91]=0;0;[.$F$4])" office:value-type="currency" office:value="0">
            <text:p>$0.00</text:p>
          </table:table-cell>
          <table:table-cell table:style-name="ce65" table:formula="oooc:=IF(([.B91]-[.D91]-[.E91])&lt;0;0;([.B91]-([.D91]+[.E91])))" office:value-type="currency" office:value="91674.1471939003">
            <text:p>$91,674.1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81">
            <text:p>81</text:p>
          </table:table-cell>
          <table:table-cell table:style-name="ce66" table:formula="oooc:=IF([.F91]&lt;0;0;[.F91])" office:value-type="currency" office:value="91674.1471939003">
            <text:p>$91,674.15</text:p>
          </table:table-cell>
          <table:table-cell table:style-name="ce66" table:formula="oooc:=[.$C$8]/12*[.B92]" office:value-type="currency" office:value="534.765858631085">
            <text:p>$534.77</text:p>
          </table:table-cell>
          <table:table-cell table:style-name="ce34" table:formula="oooc:=IF([.B92]&lt;=[.$F$2]+[.C92];[.B92]+[.C92];[.$F$2]-[.C92])" office:value-type="currency" office:value="130.536636548097">
            <text:p>$130.54</text:p>
          </table:table-cell>
          <table:table-cell table:style-name="ce66" table:formula="oooc:=IF([.B92]=0;0;[.$F$4])" office:value-type="currency" office:value="0">
            <text:p>$0.00</text:p>
          </table:table-cell>
          <table:table-cell table:style-name="ce66" table:formula="oooc:=IF(([.B92]-[.D92]-[.E92])&lt;0;0;([.B92]-([.D92]+[.E92])))" office:value-type="currency" office:value="91543.6105573522">
            <text:p>$91,543.61</text:p>
          </table:table-cell>
          <table:table-cell table:number-columns-repeated="250"/>
        </table:table-row>
        <table:table-row table:style-name="ro2">
          <table:table-cell table:style-name="ce58" office:value-type="float" office:value="82">
            <text:p>82</text:p>
          </table:table-cell>
          <table:table-cell table:style-name="ce65" table:formula="oooc:=IF([.F92]&lt;0;0;[.F92])" office:value-type="currency" office:value="91543.6105573522">
            <text:p>$91,543.61</text:p>
          </table:table-cell>
          <table:table-cell table:style-name="ce65" table:formula="oooc:=[.$C$8]/12*[.B93]" office:value-type="currency" office:value="534.004394917888">
            <text:p>$534.00</text:p>
          </table:table-cell>
          <table:table-cell table:style-name="ce80" table:formula="oooc:=IF([.B93]&lt;=[.$F$2]+[.C93];[.B93]+[.C93];[.$F$2]-[.C93])" office:value-type="currency" office:value="131.298100261294">
            <text:p>$131.30</text:p>
          </table:table-cell>
          <table:table-cell table:style-name="ce65" table:formula="oooc:=IF([.B93]=0;0;[.$F$4])" office:value-type="currency" office:value="0">
            <text:p>$0.00</text:p>
          </table:table-cell>
          <table:table-cell table:style-name="ce65" table:formula="oooc:=IF(([.B93]-[.D93]-[.E93])&lt;0;0;([.B93]-([.D93]+[.E93])))" office:value-type="currency" office:value="91412.3124570909">
            <text:p>$91,412.31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83">
            <text:p>83</text:p>
          </table:table-cell>
          <table:table-cell table:style-name="ce66" table:formula="oooc:=IF([.F93]&lt;0;0;[.F93])" office:value-type="currency" office:value="91412.3124570909">
            <text:p>$91,412.31</text:p>
          </table:table-cell>
          <table:table-cell table:style-name="ce66" table:formula="oooc:=[.$C$8]/12*[.B94]" office:value-type="currency" office:value="533.238489333031">
            <text:p>$533.24</text:p>
          </table:table-cell>
          <table:table-cell table:style-name="ce34" table:formula="oooc:=IF([.B94]&lt;=[.$F$2]+[.C94];[.B94]+[.C94];[.$F$2]-[.C94])" office:value-type="currency" office:value="132.064005846152">
            <text:p>$132.06</text:p>
          </table:table-cell>
          <table:table-cell table:style-name="ce66" table:formula="oooc:=IF([.B94]=0;0;[.$F$4])" office:value-type="currency" office:value="0">
            <text:p>$0.00</text:p>
          </table:table-cell>
          <table:table-cell table:style-name="ce66" table:formula="oooc:=IF(([.B94]-[.D94]-[.E94])&lt;0;0;([.B94]-([.D94]+[.E94])))" office:value-type="currency" office:value="91280.2484512448">
            <text:p>$91,280.25</text:p>
          </table:table-cell>
          <table:table-cell table:number-columns-repeated="250"/>
        </table:table-row>
        <table:table-row table:style-name="ro2">
          <table:table-cell table:style-name="ce58" office:value-type="float" office:value="84">
            <text:p>84</text:p>
          </table:table-cell>
          <table:table-cell table:style-name="ce65" table:formula="oooc:=IF([.F94]&lt;0;0;[.F94])" office:value-type="currency" office:value="91280.2484512448">
            <text:p>$91,280.25</text:p>
          </table:table-cell>
          <table:table-cell table:style-name="ce65" table:formula="oooc:=[.$C$8]/12*[.B95]" office:value-type="currency" office:value="532.468115965595">
            <text:p>$532.47</text:p>
          </table:table-cell>
          <table:table-cell table:style-name="ce80" table:formula="oooc:=IF([.B95]&lt;=[.$F$2]+[.C95];[.B95]+[.C95];[.$F$2]-[.C95])" office:value-type="currency" office:value="132.834379213588">
            <text:p>$132.83</text:p>
          </table:table-cell>
          <table:table-cell table:style-name="ce65" table:formula="oooc:=IF([.B95]=0;0;[.$F$4])" office:value-type="currency" office:value="0">
            <text:p>$0.00</text:p>
          </table:table-cell>
          <table:table-cell table:style-name="ce65" table:formula="oooc:=IF(([.B95]-[.D95]-[.E95])&lt;0;0;([.B95]-([.D95]+[.E95])))" office:value-type="currency" office:value="91147.4140720312">
            <text:p>$91,147.41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85">
            <text:p>85</text:p>
          </table:table-cell>
          <table:table-cell table:style-name="ce66" table:formula="oooc:=IF([.F95]&lt;0;0;[.F95])" office:value-type="currency" office:value="91147.4140720312">
            <text:p>$91,147.41</text:p>
          </table:table-cell>
          <table:table-cell table:style-name="ce66" table:formula="oooc:=[.$C$8]/12*[.B96]" office:value-type="currency" office:value="531.693248753515">
            <text:p>$531.69</text:p>
          </table:table-cell>
          <table:table-cell table:style-name="ce34" table:formula="oooc:=IF([.B96]&lt;=[.$F$2]+[.C96];[.B96]+[.C96];[.$F$2]-[.C96])" office:value-type="currency" office:value="133.609246425667">
            <text:p>$133.61</text:p>
          </table:table-cell>
          <table:table-cell table:style-name="ce66" table:formula="oooc:=IF([.B96]=0;0;[.$F$4])" office:value-type="currency" office:value="0">
            <text:p>$0.00</text:p>
          </table:table-cell>
          <table:table-cell table:style-name="ce66" table:formula="oooc:=IF(([.B96]-[.D96]-[.E96])&lt;0;0;([.B96]-([.D96]+[.E96])))" office:value-type="currency" office:value="91013.8048256055">
            <text:p>$91,013.80</text:p>
          </table:table-cell>
          <table:table-cell table:number-columns-repeated="250"/>
        </table:table-row>
        <table:table-row table:style-name="ro2">
          <table:table-cell table:style-name="ce58" office:value-type="float" office:value="86">
            <text:p>86</text:p>
          </table:table-cell>
          <table:table-cell table:style-name="ce65" table:formula="oooc:=IF([.F96]&lt;0;0;[.F96])" office:value-type="currency" office:value="91013.8048256055">
            <text:p>$91,013.80</text:p>
          </table:table-cell>
          <table:table-cell table:style-name="ce65" table:formula="oooc:=[.$C$8]/12*[.B97]" office:value-type="currency" office:value="530.913861482699">
            <text:p>$530.91</text:p>
          </table:table-cell>
          <table:table-cell table:style-name="ce80" table:formula="oooc:=IF([.B97]&lt;=[.$F$2]+[.C97];[.B97]+[.C97];[.$F$2]-[.C97])" office:value-type="currency" office:value="134.388633696483">
            <text:p>$134.39</text:p>
          </table:table-cell>
          <table:table-cell table:style-name="ce65" table:formula="oooc:=IF([.B97]=0;0;[.$F$4])" office:value-type="currency" office:value="0">
            <text:p>$0.00</text:p>
          </table:table-cell>
          <table:table-cell table:style-name="ce65" table:formula="oooc:=IF(([.B97]-[.D97]-[.E97])&lt;0;0;([.B97]-([.D97]+[.E97])))" office:value-type="currency" office:value="90879.4161919091">
            <text:p>$90,879.42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87">
            <text:p>87</text:p>
          </table:table-cell>
          <table:table-cell table:style-name="ce66" table:formula="oooc:=IF([.F97]&lt;0;0;[.F97])" office:value-type="currency" office:value="90879.4161919091">
            <text:p>$90,879.42</text:p>
          </table:table-cell>
          <table:table-cell table:style-name="ce66" table:formula="oooc:=[.$C$8]/12*[.B98]" office:value-type="currency" office:value="530.129927786136">
            <text:p>$530.13</text:p>
          </table:table-cell>
          <table:table-cell table:style-name="ce34" table:formula="oooc:=IF([.B98]&lt;=[.$F$2]+[.C98];[.B98]+[.C98];[.$F$2]-[.C98])" office:value-type="currency" office:value="135.172567393046">
            <text:p>$135.17</text:p>
          </table:table-cell>
          <table:table-cell table:style-name="ce66" table:formula="oooc:=IF([.B98]=0;0;[.$F$4])" office:value-type="currency" office:value="0">
            <text:p>$0.00</text:p>
          </table:table-cell>
          <table:table-cell table:style-name="ce66" table:formula="oooc:=IF(([.B98]-[.D98]-[.E98])&lt;0;0;([.B98]-([.D98]+[.E98])))" office:value-type="currency" office:value="90744.243624516">
            <text:p>$90,744.24</text:p>
          </table:table-cell>
          <table:table-cell table:number-columns-repeated="250"/>
        </table:table-row>
        <table:table-row table:style-name="ro2">
          <table:table-cell table:style-name="ce58" office:value-type="float" office:value="88">
            <text:p>88</text:p>
          </table:table-cell>
          <table:table-cell table:style-name="ce65" table:formula="oooc:=IF([.F98]&lt;0;0;[.F98])" office:value-type="currency" office:value="90744.243624516">
            <text:p>$90,744.24</text:p>
          </table:table-cell>
          <table:table-cell table:style-name="ce65" table:formula="oooc:=[.$C$8]/12*[.B99]" office:value-type="currency" office:value="529.34142114301">
            <text:p>$529.34</text:p>
          </table:table-cell>
          <table:table-cell table:style-name="ce80" table:formula="oooc:=IF([.B99]&lt;=[.$F$2]+[.C99];[.B99]+[.C99];[.$F$2]-[.C99])" office:value-type="currency" office:value="135.961074036172">
            <text:p>$135.96</text:p>
          </table:table-cell>
          <table:table-cell table:style-name="ce65" table:formula="oooc:=IF([.B99]=0;0;[.$F$4])" office:value-type="currency" office:value="0">
            <text:p>$0.00</text:p>
          </table:table-cell>
          <table:table-cell table:style-name="ce65" table:formula="oooc:=IF(([.B99]-[.D99]-[.E99])&lt;0;0;([.B99]-([.D99]+[.E99])))" office:value-type="currency" office:value="90608.2825504798">
            <text:p>$90,608.2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89">
            <text:p>89</text:p>
          </table:table-cell>
          <table:table-cell table:style-name="ce66" table:formula="oooc:=IF([.F99]&lt;0;0;[.F99])" office:value-type="currency" office:value="90608.2825504798">
            <text:p>$90,608.28</text:p>
          </table:table-cell>
          <table:table-cell table:style-name="ce66" table:formula="oooc:=[.$C$8]/12*[.B100]" office:value-type="currency" office:value="528.548314877799">
            <text:p>$528.55</text:p>
          </table:table-cell>
          <table:table-cell table:style-name="ce34" table:formula="oooc:=IF([.B100]&lt;=[.$F$2]+[.C100];[.B100]+[.C100];[.$F$2]-[.C100])" office:value-type="currency" office:value="136.754180301383">
            <text:p>$136.75</text:p>
          </table:table-cell>
          <table:table-cell table:style-name="ce66" table:formula="oooc:=IF([.B100]=0;0;[.$F$4])" office:value-type="currency" office:value="0">
            <text:p>$0.00</text:p>
          </table:table-cell>
          <table:table-cell table:style-name="ce66" table:formula="oooc:=IF(([.B100]-[.D100]-[.E100])&lt;0;0;([.B100]-([.D100]+[.E100])))" office:value-type="currency" office:value="90471.5283701785">
            <text:p>$90,471.53</text:p>
          </table:table-cell>
          <table:table-cell table:number-columns-repeated="250"/>
        </table:table-row>
        <table:table-row table:style-name="ro2">
          <table:table-cell table:style-name="ce58" office:value-type="float" office:value="90">
            <text:p>90</text:p>
          </table:table-cell>
          <table:table-cell table:style-name="ce65" table:formula="oooc:=IF([.F100]&lt;0;0;[.F100])" office:value-type="currency" office:value="90471.5283701785">
            <text:p>$90,471.53</text:p>
          </table:table-cell>
          <table:table-cell table:style-name="ce65" table:formula="oooc:=[.$C$8]/12*[.B101]" office:value-type="currency" office:value="527.750582159374">
            <text:p>$527.75</text:p>
          </table:table-cell>
          <table:table-cell table:style-name="ce80" table:formula="oooc:=IF([.B101]&lt;=[.$F$2]+[.C101];[.B101]+[.C101];[.$F$2]-[.C101])" office:value-type="currency" office:value="137.551913019808">
            <text:p>$137.55</text:p>
          </table:table-cell>
          <table:table-cell table:style-name="ce65" table:formula="oooc:=IF([.B101]=0;0;[.$F$4])" office:value-type="currency" office:value="0">
            <text:p>$0.00</text:p>
          </table:table-cell>
          <table:table-cell table:style-name="ce65" table:formula="oooc:=IF(([.B101]-[.D101]-[.E101])&lt;0;0;([.B101]-([.D101]+[.E101])))" office:value-type="currency" office:value="90333.9764571586">
            <text:p>$90,333.9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91">
            <text:p>91</text:p>
          </table:table-cell>
          <table:table-cell table:style-name="ce66" table:formula="oooc:=IF([.F101]&lt;0;0;[.F101])" office:value-type="currency" office:value="90333.9764571586">
            <text:p>$90,333.98</text:p>
          </table:table-cell>
          <table:table-cell table:style-name="ce66" table:formula="oooc:=[.$C$8]/12*[.B102]" office:value-type="currency" office:value="526.948196000092">
            <text:p>$526.95</text:p>
          </table:table-cell>
          <table:table-cell table:style-name="ce34" table:formula="oooc:=IF([.B102]&lt;=[.$F$2]+[.C102];[.B102]+[.C102];[.$F$2]-[.C102])" office:value-type="currency" office:value="138.35429917909">
            <text:p>$138.35</text:p>
          </table:table-cell>
          <table:table-cell table:style-name="ce66" table:formula="oooc:=IF([.B102]=0;0;[.$F$4])" office:value-type="currency" office:value="0">
            <text:p>$0.00</text:p>
          </table:table-cell>
          <table:table-cell table:style-name="ce66" table:formula="oooc:=IF(([.B102]-[.D102]-[.E102])&lt;0;0;([.B102]-([.D102]+[.E102])))" office:value-type="currency" office:value="90195.6221579796">
            <text:p>$90,195.62</text:p>
          </table:table-cell>
          <table:table-cell table:number-columns-repeated="250"/>
        </table:table-row>
        <table:table-row table:style-name="ro2">
          <table:table-cell table:style-name="ce58" office:value-type="float" office:value="92">
            <text:p>92</text:p>
          </table:table-cell>
          <table:table-cell table:style-name="ce65" table:formula="oooc:=IF([.F102]&lt;0;0;[.F102])" office:value-type="currency" office:value="90195.6221579796">
            <text:p>$90,195.62</text:p>
          </table:table-cell>
          <table:table-cell table:style-name="ce65" table:formula="oooc:=[.$C$8]/12*[.B103]" office:value-type="currency" office:value="526.141129254881">
            <text:p>$526.14</text:p>
          </table:table-cell>
          <table:table-cell table:style-name="ce80" table:formula="oooc:=IF([.B103]&lt;=[.$F$2]+[.C103];[.B103]+[.C103];[.$F$2]-[.C103])" office:value-type="currency" office:value="139.161365924302">
            <text:p>$139.16</text:p>
          </table:table-cell>
          <table:table-cell table:style-name="ce65" table:formula="oooc:=IF([.B103]=0;0;[.$F$4])" office:value-type="currency" office:value="0">
            <text:p>$0.00</text:p>
          </table:table-cell>
          <table:table-cell table:style-name="ce65" table:formula="oooc:=IF(([.B103]-[.D103]-[.E103])&lt;0;0;([.B103]-([.D103]+[.E103])))" office:value-type="currency" office:value="90056.4607920552">
            <text:p>$90,056.46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93">
            <text:p>93</text:p>
          </table:table-cell>
          <table:table-cell table:style-name="ce66" table:formula="oooc:=IF([.F103]&lt;0;0;[.F103])" office:value-type="currency" office:value="90056.4607920552">
            <text:p>$90,056.46</text:p>
          </table:table-cell>
          <table:table-cell table:style-name="ce66" table:formula="oooc:=[.$C$8]/12*[.B104]" office:value-type="currency" office:value="525.329354620322">
            <text:p>$525.33</text:p>
          </table:table-cell>
          <table:table-cell table:style-name="ce34" table:formula="oooc:=IF([.B104]&lt;=[.$F$2]+[.C104];[.B104]+[.C104];[.$F$2]-[.C104])" office:value-type="currency" office:value="139.97314055886">
            <text:p>$139.97</text:p>
          </table:table-cell>
          <table:table-cell table:style-name="ce66" table:formula="oooc:=IF([.B104]=0;0;[.$F$4])" office:value-type="currency" office:value="0">
            <text:p>$0.00</text:p>
          </table:table-cell>
          <table:table-cell table:style-name="ce66" table:formula="oooc:=IF(([.B104]-[.D104]-[.E104])&lt;0;0;([.B104]-([.D104]+[.E104])))" office:value-type="currency" office:value="89916.4876514964">
            <text:p>$89,916.49</text:p>
          </table:table-cell>
          <table:table-cell table:number-columns-repeated="250"/>
        </table:table-row>
        <table:table-row table:style-name="ro2">
          <table:table-cell table:style-name="ce58" office:value-type="float" office:value="94">
            <text:p>94</text:p>
          </table:table-cell>
          <table:table-cell table:style-name="ce65" table:formula="oooc:=IF([.F104]&lt;0;0;[.F104])" office:value-type="currency" office:value="89916.4876514964">
            <text:p>$89,916.49</text:p>
          </table:table-cell>
          <table:table-cell table:style-name="ce65" table:formula="oooc:=[.$C$8]/12*[.B105]" office:value-type="currency" office:value="524.512844633729">
            <text:p>$524.51</text:p>
          </table:table-cell>
          <table:table-cell table:style-name="ce80" table:formula="oooc:=IF([.B105]&lt;=[.$F$2]+[.C105];[.B105]+[.C105];[.$F$2]-[.C105])" office:value-type="currency" office:value="140.789650545453">
            <text:p>$140.79</text:p>
          </table:table-cell>
          <table:table-cell table:style-name="ce65" table:formula="oooc:=IF([.B105]=0;0;[.$F$4])" office:value-type="currency" office:value="0">
            <text:p>$0.00</text:p>
          </table:table-cell>
          <table:table-cell table:style-name="ce65" table:formula="oooc:=IF(([.B105]-[.D105]-[.E105])&lt;0;0;([.B105]-([.D105]+[.E105])))" office:value-type="currency" office:value="89775.698000951">
            <text:p>$89,775.7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95">
            <text:p>95</text:p>
          </table:table-cell>
          <table:table-cell table:style-name="ce66" table:formula="oooc:=IF([.F105]&lt;0;0;[.F105])" office:value-type="currency" office:value="89775.698000951">
            <text:p>$89,775.70</text:p>
          </table:table-cell>
          <table:table-cell table:style-name="ce66" table:formula="oooc:=[.$C$8]/12*[.B106]" office:value-type="currency" office:value="523.691571672214">
            <text:p>$523.69</text:p>
          </table:table-cell>
          <table:table-cell table:style-name="ce34" table:formula="oooc:=IF([.B106]&lt;=[.$F$2]+[.C106];[.B106]+[.C106];[.$F$2]-[.C106])" office:value-type="currency" office:value="141.610923506969">
            <text:p>$141.61</text:p>
          </table:table-cell>
          <table:table-cell table:style-name="ce66" table:formula="oooc:=IF([.B106]=0;0;[.$F$4])" office:value-type="currency" office:value="0">
            <text:p>$0.00</text:p>
          </table:table-cell>
          <table:table-cell table:style-name="ce66" table:formula="oooc:=IF(([.B106]-[.D106]-[.E106])&lt;0;0;([.B106]-([.D106]+[.E106])))" office:value-type="currency" office:value="89634.087077444">
            <text:p>$89,634.09</text:p>
          </table:table-cell>
          <table:table-cell table:number-columns-repeated="250"/>
        </table:table-row>
        <table:table-row table:style-name="ro2">
          <table:table-cell table:style-name="ce58" office:value-type="float" office:value="96">
            <text:p>96</text:p>
          </table:table-cell>
          <table:table-cell table:style-name="ce65" table:formula="oooc:=IF([.F106]&lt;0;0;[.F106])" office:value-type="currency" office:value="89634.087077444">
            <text:p>$89,634.09</text:p>
          </table:table-cell>
          <table:table-cell table:style-name="ce65" table:formula="oooc:=[.$C$8]/12*[.B107]" office:value-type="currency" office:value="522.865507951757">
            <text:p>$522.87</text:p>
          </table:table-cell>
          <table:table-cell table:style-name="ce80" table:formula="oooc:=IF([.B107]&lt;=[.$F$2]+[.C107];[.B107]+[.C107];[.$F$2]-[.C107])" office:value-type="currency" office:value="142.436987227426">
            <text:p>$142.44</text:p>
          </table:table-cell>
          <table:table-cell table:style-name="ce65" table:formula="oooc:=IF([.B107]=0;0;[.$F$4])" office:value-type="currency" office:value="0">
            <text:p>$0.00</text:p>
          </table:table-cell>
          <table:table-cell table:style-name="ce65" table:formula="oooc:=IF(([.B107]-[.D107]-[.E107])&lt;0;0;([.B107]-([.D107]+[.E107])))" office:value-type="currency" office:value="89491.6500902165">
            <text:p>$89,491.6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97">
            <text:p>97</text:p>
          </table:table-cell>
          <table:table-cell table:style-name="ce66" table:formula="oooc:=IF([.F107]&lt;0;0;[.F107])" office:value-type="currency" office:value="89491.6500902165">
            <text:p>$89,491.65</text:p>
          </table:table-cell>
          <table:table-cell table:style-name="ce66" table:formula="oooc:=[.$C$8]/12*[.B108]" office:value-type="currency" office:value="522.034625526263">
            <text:p>$522.03</text:p>
          </table:table-cell>
          <table:table-cell table:style-name="ce34" table:formula="oooc:=IF([.B108]&lt;=[.$F$2]+[.C108];[.B108]+[.C108];[.$F$2]-[.C108])" office:value-type="currency" office:value="143.267869652919">
            <text:p>$143.27</text:p>
          </table:table-cell>
          <table:table-cell table:style-name="ce66" table:formula="oooc:=IF([.B108]=0;0;[.$F$4])" office:value-type="currency" office:value="0">
            <text:p>$0.00</text:p>
          </table:table-cell>
          <table:table-cell table:style-name="ce66" table:formula="oooc:=IF(([.B108]-[.D108]-[.E108])&lt;0;0;([.B108]-([.D108]+[.E108])))" office:value-type="currency" office:value="89348.3822205636">
            <text:p>$89,348.38</text:p>
          </table:table-cell>
          <table:table-cell table:number-columns-repeated="250"/>
        </table:table-row>
        <table:table-row table:style-name="ro2">
          <table:table-cell table:style-name="ce58" office:value-type="float" office:value="98">
            <text:p>98</text:p>
          </table:table-cell>
          <table:table-cell table:style-name="ce65" table:formula="oooc:=IF([.F108]&lt;0;0;[.F108])" office:value-type="currency" office:value="89348.3822205636">
            <text:p>$89,348.38</text:p>
          </table:table-cell>
          <table:table-cell table:style-name="ce65" table:formula="oooc:=[.$C$8]/12*[.B109]" office:value-type="currency" office:value="521.198896286621">
            <text:p>$521.20</text:p>
          </table:table-cell>
          <table:table-cell table:style-name="ce80" table:formula="oooc:=IF([.B109]&lt;=[.$F$2]+[.C109];[.B109]+[.C109];[.$F$2]-[.C109])" office:value-type="currency" office:value="144.103598892561">
            <text:p>$144.10</text:p>
          </table:table-cell>
          <table:table-cell table:style-name="ce65" table:formula="oooc:=IF([.B109]=0;0;[.$F$4])" office:value-type="currency" office:value="0">
            <text:p>$0.00</text:p>
          </table:table-cell>
          <table:table-cell table:style-name="ce65" table:formula="oooc:=IF(([.B109]-[.D109]-[.E109])&lt;0;0;([.B109]-([.D109]+[.E109])))" office:value-type="currency" office:value="89204.2786216711">
            <text:p>$89,204.2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99">
            <text:p>99</text:p>
          </table:table-cell>
          <table:table-cell table:style-name="ce66" table:formula="oooc:=IF([.F109]&lt;0;0;[.F109])" office:value-type="currency" office:value="89204.2786216711">
            <text:p>$89,204.28</text:p>
          </table:table-cell>
          <table:table-cell table:style-name="ce66" table:formula="oooc:=[.$C$8]/12*[.B110]" office:value-type="currency" office:value="520.358291959748">
            <text:p>$520.36</text:p>
          </table:table-cell>
          <table:table-cell table:style-name="ce34" table:formula="oooc:=IF([.B110]&lt;=[.$F$2]+[.C110];[.B110]+[.C110];[.$F$2]-[.C110])" office:value-type="currency" office:value="144.944203219434">
            <text:p>$144.94</text:p>
          </table:table-cell>
          <table:table-cell table:style-name="ce66" table:formula="oooc:=IF([.B110]=0;0;[.$F$4])" office:value-type="currency" office:value="0">
            <text:p>$0.00</text:p>
          </table:table-cell>
          <table:table-cell table:style-name="ce66" table:formula="oooc:=IF(([.B110]-[.D110]-[.E110])&lt;0;0;([.B110]-([.D110]+[.E110])))" office:value-type="currency" office:value="89059.3344184516">
            <text:p>$89,059.33</text:p>
          </table:table-cell>
          <table:table-cell table:number-columns-repeated="250"/>
        </table:table-row>
        <table:table-row table:style-name="ro2">
          <table:table-cell table:style-name="ce58" office:value-type="float" office:value="100">
            <text:p>100</text:p>
          </table:table-cell>
          <table:table-cell table:style-name="ce65" table:formula="oooc:=IF([.F110]&lt;0;0;[.F110])" office:value-type="currency" office:value="89059.3344184516">
            <text:p>$89,059.33</text:p>
          </table:table-cell>
          <table:table-cell table:style-name="ce65" table:formula="oooc:=[.$C$8]/12*[.B111]" office:value-type="currency" office:value="519.512784107635">
            <text:p>$519.51</text:p>
          </table:table-cell>
          <table:table-cell table:style-name="ce80" table:formula="oooc:=IF([.B111]&lt;=[.$F$2]+[.C111];[.B111]+[.C111];[.$F$2]-[.C111])" office:value-type="currency" office:value="145.789711071548">
            <text:p>$145.79</text:p>
          </table:table-cell>
          <table:table-cell table:style-name="ce65" table:formula="oooc:=IF([.B111]=0;0;[.$F$4])" office:value-type="currency" office:value="0">
            <text:p>$0.00</text:p>
          </table:table-cell>
          <table:table-cell table:style-name="ce65" table:formula="oooc:=IF(([.B111]-[.D111]-[.E111])&lt;0;0;([.B111]-([.D111]+[.E111])))" office:value-type="currency" office:value="88913.5447073801">
            <text:p>$88,913.5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01">
            <text:p>101</text:p>
          </table:table-cell>
          <table:table-cell table:style-name="ce66" table:formula="oooc:=IF([.F111]&lt;0;0;[.F111])" office:value-type="currency" office:value="88913.5447073801">
            <text:p>$88,913.54</text:p>
          </table:table-cell>
          <table:table-cell table:style-name="ce66" table:formula="oooc:=[.$C$8]/12*[.B112]" office:value-type="currency" office:value="518.662344126384">
            <text:p>$518.66</text:p>
          </table:table-cell>
          <table:table-cell table:style-name="ce34" table:formula="oooc:=IF([.B112]&lt;=[.$F$2]+[.C112];[.B112]+[.C112];[.$F$2]-[.C112])" office:value-type="currency" office:value="146.640151052799">
            <text:p>$146.64</text:p>
          </table:table-cell>
          <table:table-cell table:style-name="ce66" table:formula="oooc:=IF([.B112]=0;0;[.$F$4])" office:value-type="currency" office:value="0">
            <text:p>$0.00</text:p>
          </table:table-cell>
          <table:table-cell table:style-name="ce66" table:formula="oooc:=IF(([.B112]-[.D112]-[.E112])&lt;0;0;([.B112]-([.D112]+[.E112])))" office:value-type="currency" office:value="88766.9045563273">
            <text:p>$88,766.90</text:p>
          </table:table-cell>
          <table:table-cell table:number-columns-repeated="250"/>
        </table:table-row>
        <table:table-row table:style-name="ro2">
          <table:table-cell table:style-name="ce58" office:value-type="float" office:value="102">
            <text:p>102</text:p>
          </table:table-cell>
          <table:table-cell table:style-name="ce65" table:formula="oooc:=IF([.F112]&lt;0;0;[.F112])" office:value-type="currency" office:value="88766.9045563273">
            <text:p>$88,766.90</text:p>
          </table:table-cell>
          <table:table-cell table:style-name="ce65" table:formula="oooc:=[.$C$8]/12*[.B113]" office:value-type="currency" office:value="517.806943245243">
            <text:p>$517.81</text:p>
          </table:table-cell>
          <table:table-cell table:style-name="ce80" table:formula="oooc:=IF([.B113]&lt;=[.$F$2]+[.C113];[.B113]+[.C113];[.$F$2]-[.C113])" office:value-type="currency" office:value="147.49555193394">
            <text:p>$147.50</text:p>
          </table:table-cell>
          <table:table-cell table:style-name="ce65" table:formula="oooc:=IF([.B113]=0;0;[.$F$4])" office:value-type="currency" office:value="0">
            <text:p>$0.00</text:p>
          </table:table-cell>
          <table:table-cell table:style-name="ce65" table:formula="oooc:=IF(([.B113]-[.D113]-[.E113])&lt;0;0;([.B113]-([.D113]+[.E113])))" office:value-type="currency" office:value="88619.4090043934">
            <text:p>$88,619.41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03">
            <text:p>103</text:p>
          </table:table-cell>
          <table:table-cell table:style-name="ce66" table:formula="oooc:=IF([.F113]&lt;0;0;[.F113])" office:value-type="currency" office:value="88619.4090043934">
            <text:p>$88,619.41</text:p>
          </table:table-cell>
          <table:table-cell table:style-name="ce66" table:formula="oooc:=[.$C$8]/12*[.B114]" office:value-type="currency" office:value="516.946552525628">
            <text:p>$516.95</text:p>
          </table:table-cell>
          <table:table-cell table:style-name="ce34" table:formula="oooc:=IF([.B114]&lt;=[.$F$2]+[.C114];[.B114]+[.C114];[.$F$2]-[.C114])" office:value-type="currency" office:value="148.355942653555">
            <text:p>$148.36</text:p>
          </table:table-cell>
          <table:table-cell table:style-name="ce66" table:formula="oooc:=IF([.B114]=0;0;[.$F$4])" office:value-type="currency" office:value="0">
            <text:p>$0.00</text:p>
          </table:table-cell>
          <table:table-cell table:style-name="ce66" table:formula="oooc:=IF(([.B114]-[.D114]-[.E114])&lt;0;0;([.B114]-([.D114]+[.E114])))" office:value-type="currency" office:value="88471.0530617398">
            <text:p>$88,471.05</text:p>
          </table:table-cell>
          <table:table-cell table:number-columns-repeated="250"/>
        </table:table-row>
        <table:table-row table:style-name="ro2">
          <table:table-cell table:style-name="ce58" office:value-type="float" office:value="104">
            <text:p>104</text:p>
          </table:table-cell>
          <table:table-cell table:style-name="ce65" table:formula="oooc:=IF([.F114]&lt;0;0;[.F114])" office:value-type="currency" office:value="88471.0530617398">
            <text:p>$88,471.05</text:p>
          </table:table-cell>
          <table:table-cell table:style-name="ce65" table:formula="oooc:=[.$C$8]/12*[.B115]" office:value-type="currency" office:value="516.081142860149">
            <text:p>$516.08</text:p>
          </table:table-cell>
          <table:table-cell table:style-name="ce80" table:formula="oooc:=IF([.B115]&lt;=[.$F$2]+[.C115];[.B115]+[.C115];[.$F$2]-[.C115])" office:value-type="currency" office:value="149.221352319033">
            <text:p>$149.22</text:p>
          </table:table-cell>
          <table:table-cell table:style-name="ce65" table:formula="oooc:=IF([.B115]=0;0;[.$F$4])" office:value-type="currency" office:value="0">
            <text:p>$0.00</text:p>
          </table:table-cell>
          <table:table-cell table:style-name="ce65" table:formula="oooc:=IF(([.B115]-[.D115]-[.E115])&lt;0;0;([.B115]-([.D115]+[.E115])))" office:value-type="currency" office:value="88321.8317094208">
            <text:p>$88,321.83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05">
            <text:p>105</text:p>
          </table:table-cell>
          <table:table-cell table:style-name="ce66" table:formula="oooc:=IF([.F115]&lt;0;0;[.F115])" office:value-type="currency" office:value="88321.8317094208">
            <text:p>$88,321.83</text:p>
          </table:table-cell>
          <table:table-cell table:style-name="ce66" table:formula="oooc:=[.$C$8]/12*[.B116]" office:value-type="currency" office:value="515.210684971621">
            <text:p>$515.21</text:p>
          </table:table-cell>
          <table:table-cell table:style-name="ce34" table:formula="oooc:=IF([.B116]&lt;=[.$F$2]+[.C116];[.B116]+[.C116];[.$F$2]-[.C116])" office:value-type="currency" office:value="150.091810207561">
            <text:p>$150.09</text:p>
          </table:table-cell>
          <table:table-cell table:style-name="ce66" table:formula="oooc:=IF([.B116]=0;0;[.$F$4])" office:value-type="currency" office:value="0">
            <text:p>$0.00</text:p>
          </table:table-cell>
          <table:table-cell table:style-name="ce66" table:formula="oooc:=IF(([.B116]-[.D116]-[.E116])&lt;0;0;([.B116]-([.D116]+[.E116])))" office:value-type="currency" office:value="88171.7398992132">
            <text:p>$88,171.74</text:p>
          </table:table-cell>
          <table:table-cell table:number-columns-repeated="250"/>
        </table:table-row>
        <table:table-row table:style-name="ro2">
          <table:table-cell table:style-name="ce58" office:value-type="float" office:value="106">
            <text:p>106</text:p>
          </table:table-cell>
          <table:table-cell table:style-name="ce65" table:formula="oooc:=IF([.F116]&lt;0;0;[.F116])" office:value-type="currency" office:value="88171.7398992132">
            <text:p>$88,171.74</text:p>
          </table:table-cell>
          <table:table-cell table:style-name="ce65" table:formula="oooc:=[.$C$8]/12*[.B117]" office:value-type="currency" office:value="514.335149412077">
            <text:p>$514.34</text:p>
          </table:table-cell>
          <table:table-cell table:style-name="ce80" table:formula="oooc:=IF([.B117]&lt;=[.$F$2]+[.C117];[.B117]+[.C117];[.$F$2]-[.C117])" office:value-type="currency" office:value="150.967345767105">
            <text:p>$150.97</text:p>
          </table:table-cell>
          <table:table-cell table:style-name="ce65" table:formula="oooc:=IF([.B117]=0;0;[.$F$4])" office:value-type="currency" office:value="0">
            <text:p>$0.00</text:p>
          </table:table-cell>
          <table:table-cell table:style-name="ce65" table:formula="oooc:=IF(([.B117]-[.D117]-[.E117])&lt;0;0;([.B117]-([.D117]+[.E117])))" office:value-type="currency" office:value="88020.7725534461">
            <text:p>$88,020.7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07">
            <text:p>107</text:p>
          </table:table-cell>
          <table:table-cell table:style-name="ce66" table:formula="oooc:=IF([.F117]&lt;0;0;[.F117])" office:value-type="currency" office:value="88020.7725534461">
            <text:p>$88,020.77</text:p>
          </table:table-cell>
          <table:table-cell table:style-name="ce66" table:formula="oooc:=[.$C$8]/12*[.B118]" office:value-type="currency" office:value="513.454506561769">
            <text:p>$513.45</text:p>
          </table:table-cell>
          <table:table-cell table:style-name="ce34" table:formula="oooc:=IF([.B118]&lt;=[.$F$2]+[.C118];[.B118]+[.C118];[.$F$2]-[.C118])" office:value-type="currency" office:value="151.847988617413">
            <text:p>$151.85</text:p>
          </table:table-cell>
          <table:table-cell table:style-name="ce66" table:formula="oooc:=IF([.B118]=0;0;[.$F$4])" office:value-type="currency" office:value="0">
            <text:p>$0.00</text:p>
          </table:table-cell>
          <table:table-cell table:style-name="ce66" table:formula="oooc:=IF(([.B118]-[.D118]-[.E118])&lt;0;0;([.B118]-([.D118]+[.E118])))" office:value-type="currency" office:value="87868.9245648287">
            <text:p>$87,868.92</text:p>
          </table:table-cell>
          <table:table-cell table:number-columns-repeated="250"/>
        </table:table-row>
        <table:table-row table:style-name="ro2">
          <table:table-cell table:style-name="ce58" office:value-type="float" office:value="108">
            <text:p>108</text:p>
          </table:table-cell>
          <table:table-cell table:style-name="ce65" table:formula="oooc:=IF([.F118]&lt;0;0;[.F118])" office:value-type="currency" office:value="87868.9245648287">
            <text:p>$87,868.92</text:p>
          </table:table-cell>
          <table:table-cell table:style-name="ce65" table:formula="oooc:=[.$C$8]/12*[.B119]" office:value-type="currency" office:value="512.568726628167">
            <text:p>$512.57</text:p>
          </table:table-cell>
          <table:table-cell table:style-name="ce80" table:formula="oooc:=IF([.B119]&lt;=[.$F$2]+[.C119];[.B119]+[.C119];[.$F$2]-[.C119])" office:value-type="currency" office:value="152.733768551015">
            <text:p>$152.73</text:p>
          </table:table-cell>
          <table:table-cell table:style-name="ce65" table:formula="oooc:=IF([.B119]=0;0;[.$F$4])" office:value-type="currency" office:value="0">
            <text:p>$0.00</text:p>
          </table:table-cell>
          <table:table-cell table:style-name="ce65" table:formula="oooc:=IF(([.B119]-[.D119]-[.E119])&lt;0;0;([.B119]-([.D119]+[.E119])))" office:value-type="currency" office:value="87716.1907962777">
            <text:p>$87,716.19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09">
            <text:p>109</text:p>
          </table:table-cell>
          <table:table-cell table:style-name="ce66" table:formula="oooc:=IF([.F119]&lt;0;0;[.F119])" office:value-type="currency" office:value="87716.1907962777">
            <text:p>$87,716.19</text:p>
          </table:table-cell>
          <table:table-cell table:style-name="ce66" table:formula="oooc:=[.$C$8]/12*[.B120]" office:value-type="currency" office:value="511.677779644953">
            <text:p>$511.68</text:p>
          </table:table-cell>
          <table:table-cell table:style-name="ce34" table:formula="oooc:=IF([.B120]&lt;=[.$F$2]+[.C120];[.B120]+[.C120];[.$F$2]-[.C120])" office:value-type="currency" office:value="153.624715534229">
            <text:p>$153.62</text:p>
          </table:table-cell>
          <table:table-cell table:style-name="ce66" table:formula="oooc:=IF([.B120]=0;0;[.$F$4])" office:value-type="currency" office:value="0">
            <text:p>$0.00</text:p>
          </table:table-cell>
          <table:table-cell table:style-name="ce66" table:formula="oooc:=IF(([.B120]-[.D120]-[.E120])&lt;0;0;([.B120]-([.D120]+[.E120])))" office:value-type="currency" office:value="87562.5660807435">
            <text:p>$87,562.57</text:p>
          </table:table-cell>
          <table:table-cell table:number-columns-repeated="250"/>
        </table:table-row>
        <table:table-row table:style-name="ro2">
          <table:table-cell table:style-name="ce58" office:value-type="float" office:value="110">
            <text:p>110</text:p>
          </table:table-cell>
          <table:table-cell table:style-name="ce65" table:formula="oooc:=IF([.F120]&lt;0;0;[.F120])" office:value-type="currency" office:value="87562.5660807435">
            <text:p>$87,562.57</text:p>
          </table:table-cell>
          <table:table-cell table:style-name="ce65" table:formula="oooc:=[.$C$8]/12*[.B121]" office:value-type="currency" office:value="510.781635471004">
            <text:p>$510.78</text:p>
          </table:table-cell>
          <table:table-cell table:style-name="ce80" table:formula="oooc:=IF([.B121]&lt;=[.$F$2]+[.C121];[.B121]+[.C121];[.$F$2]-[.C121])" office:value-type="currency" office:value="154.520859708179">
            <text:p>$154.52</text:p>
          </table:table-cell>
          <table:table-cell table:style-name="ce65" table:formula="oooc:=IF([.B121]=0;0;[.$F$4])" office:value-type="currency" office:value="0">
            <text:p>$0.00</text:p>
          </table:table-cell>
          <table:table-cell table:style-name="ce65" table:formula="oooc:=IF(([.B121]-[.D121]-[.E121])&lt;0;0;([.B121]-([.D121]+[.E121])))" office:value-type="currency" office:value="87408.0452210353">
            <text:p>$87,408.0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11">
            <text:p>111</text:p>
          </table:table-cell>
          <table:table-cell table:style-name="ce66" table:formula="oooc:=IF([.F121]&lt;0;0;[.F121])" office:value-type="currency" office:value="87408.0452210353">
            <text:p>$87,408.05</text:p>
          </table:table-cell>
          <table:table-cell table:style-name="ce66" table:formula="oooc:=[.$C$8]/12*[.B122]" office:value-type="currency" office:value="509.880263789372">
            <text:p>$509.88</text:p>
          </table:table-cell>
          <table:table-cell table:style-name="ce34" table:formula="oooc:=IF([.B122]&lt;=[.$F$2]+[.C122];[.B122]+[.C122];[.$F$2]-[.C122])" office:value-type="currency" office:value="155.42223138981">
            <text:p>$155.42</text:p>
          </table:table-cell>
          <table:table-cell table:style-name="ce66" table:formula="oooc:=IF([.B122]=0;0;[.$F$4])" office:value-type="currency" office:value="0">
            <text:p>$0.00</text:p>
          </table:table-cell>
          <table:table-cell table:style-name="ce66" table:formula="oooc:=IF(([.B122]-[.D122]-[.E122])&lt;0;0;([.B122]-([.D122]+[.E122])))" office:value-type="currency" office:value="87252.6229896455">
            <text:p>$87,252.62</text:p>
          </table:table-cell>
          <table:table-cell table:number-columns-repeated="250"/>
        </table:table-row>
        <table:table-row table:style-name="ro2">
          <table:table-cell table:style-name="ce58" office:value-type="float" office:value="112">
            <text:p>112</text:p>
          </table:table-cell>
          <table:table-cell table:style-name="ce65" table:formula="oooc:=IF([.F122]&lt;0;0;[.F122])" office:value-type="currency" office:value="87252.6229896455">
            <text:p>$87,252.62</text:p>
          </table:table-cell>
          <table:table-cell table:style-name="ce65" table:formula="oooc:=[.$C$8]/12*[.B123]" office:value-type="currency" office:value="508.973634106265">
            <text:p>$508.97</text:p>
          </table:table-cell>
          <table:table-cell table:style-name="ce80" table:formula="oooc:=IF([.B123]&lt;=[.$F$2]+[.C123];[.B123]+[.C123];[.$F$2]-[.C123])" office:value-type="currency" office:value="156.328861072917">
            <text:p>$156.33</text:p>
          </table:table-cell>
          <table:table-cell table:style-name="ce65" table:formula="oooc:=IF([.B123]=0;0;[.$F$4])" office:value-type="currency" office:value="0">
            <text:p>$0.00</text:p>
          </table:table-cell>
          <table:table-cell table:style-name="ce65" table:formula="oooc:=IF(([.B123]-[.D123]-[.E123])&lt;0;0;([.B123]-([.D123]+[.E123])))" office:value-type="currency" office:value="87096.2941285725">
            <text:p>$87,096.29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13">
            <text:p>113</text:p>
          </table:table-cell>
          <table:table-cell table:style-name="ce66" table:formula="oooc:=IF([.F123]&lt;0;0;[.F123])" office:value-type="currency" office:value="87096.2941285725">
            <text:p>$87,096.29</text:p>
          </table:table-cell>
          <table:table-cell table:style-name="ce66" table:formula="oooc:=[.$C$8]/12*[.B124]" office:value-type="currency" office:value="508.061715750007">
            <text:p>$508.06</text:p>
          </table:table-cell>
          <table:table-cell table:style-name="ce34" table:formula="oooc:=IF([.B124]&lt;=[.$F$2]+[.C124];[.B124]+[.C124];[.$F$2]-[.C124])" office:value-type="currency" office:value="157.240779429176">
            <text:p>$157.24</text:p>
          </table:table-cell>
          <table:table-cell table:style-name="ce66" table:formula="oooc:=IF([.B124]=0;0;[.$F$4])" office:value-type="currency" office:value="0">
            <text:p>$0.00</text:p>
          </table:table-cell>
          <table:table-cell table:style-name="ce66" table:formula="oooc:=IF(([.B124]-[.D124]-[.E124])&lt;0;0;([.B124]-([.D124]+[.E124])))" office:value-type="currency" office:value="86939.0533491434">
            <text:p>$86,939.05</text:p>
          </table:table-cell>
          <table:table-cell table:number-columns-repeated="250"/>
        </table:table-row>
        <table:table-row table:style-name="ro2">
          <table:table-cell table:style-name="ce58" office:value-type="float" office:value="114">
            <text:p>114</text:p>
          </table:table-cell>
          <table:table-cell table:style-name="ce65" table:formula="oooc:=IF([.F124]&lt;0;0;[.F124])" office:value-type="currency" office:value="86939.0533491434">
            <text:p>$86,939.05</text:p>
          </table:table-cell>
          <table:table-cell table:style-name="ce65" table:formula="oooc:=[.$C$8]/12*[.B125]" office:value-type="currency" office:value="507.144477870003">
            <text:p>$507.14</text:p>
          </table:table-cell>
          <table:table-cell table:style-name="ce80" table:formula="oooc:=IF([.B125]&lt;=[.$F$2]+[.C125];[.B125]+[.C125];[.$F$2]-[.C125])" office:value-type="currency" office:value="158.158017309179">
            <text:p>$158.16</text:p>
          </table:table-cell>
          <table:table-cell table:style-name="ce65" table:formula="oooc:=IF([.B125]=0;0;[.$F$4])" office:value-type="currency" office:value="0">
            <text:p>$0.00</text:p>
          </table:table-cell>
          <table:table-cell table:style-name="ce65" table:formula="oooc:=IF(([.B125]-[.D125]-[.E125])&lt;0;0;([.B125]-([.D125]+[.E125])))" office:value-type="currency" office:value="86780.8953318342">
            <text:p>$86,780.9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15">
            <text:p>115</text:p>
          </table:table-cell>
          <table:table-cell table:style-name="ce66" table:formula="oooc:=IF([.F125]&lt;0;0;[.F125])" office:value-type="currency" office:value="86780.8953318342">
            <text:p>$86,780.90</text:p>
          </table:table-cell>
          <table:table-cell table:style-name="ce66" table:formula="oooc:=[.$C$8]/12*[.B126]" office:value-type="currency" office:value="506.221889435699">
            <text:p>$506.22</text:p>
          </table:table-cell>
          <table:table-cell table:style-name="ce34" table:formula="oooc:=IF([.B126]&lt;=[.$F$2]+[.C126];[.B126]+[.C126];[.$F$2]-[.C126])" office:value-type="currency" office:value="159.080605743483">
            <text:p>$159.08</text:p>
          </table:table-cell>
          <table:table-cell table:style-name="ce66" table:formula="oooc:=IF([.B126]=0;0;[.$F$4])" office:value-type="currency" office:value="0">
            <text:p>$0.00</text:p>
          </table:table-cell>
          <table:table-cell table:style-name="ce66" table:formula="oooc:=IF(([.B126]-[.D126]-[.E126])&lt;0;0;([.B126]-([.D126]+[.E126])))" office:value-type="currency" office:value="86621.8147260907">
            <text:p>$86,621.81</text:p>
          </table:table-cell>
          <table:table-cell table:number-columns-repeated="250"/>
        </table:table-row>
        <table:table-row table:style-name="ro2">
          <table:table-cell table:style-name="ce58" office:value-type="float" office:value="116">
            <text:p>116</text:p>
          </table:table-cell>
          <table:table-cell table:style-name="ce65" table:formula="oooc:=IF([.F126]&lt;0;0;[.F126])" office:value-type="currency" office:value="86621.8147260907">
            <text:p>$86,621.81</text:p>
          </table:table-cell>
          <table:table-cell table:style-name="ce65" table:formula="oooc:=[.$C$8]/12*[.B127]" office:value-type="currency" office:value="505.293919235529">
            <text:p>$505.29</text:p>
          </table:table-cell>
          <table:table-cell table:style-name="ce80" table:formula="oooc:=IF([.B127]&lt;=[.$F$2]+[.C127];[.B127]+[.C127];[.$F$2]-[.C127])" office:value-type="currency" office:value="160.008575943653">
            <text:p>$160.01</text:p>
          </table:table-cell>
          <table:table-cell table:style-name="ce65" table:formula="oooc:=IF([.B127]=0;0;[.$F$4])" office:value-type="currency" office:value="0">
            <text:p>$0.00</text:p>
          </table:table-cell>
          <table:table-cell table:style-name="ce65" table:formula="oooc:=IF(([.B127]-[.D127]-[.E127])&lt;0;0;([.B127]-([.D127]+[.E127])))" office:value-type="currency" office:value="86461.8061501471">
            <text:p>$86,461.81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17">
            <text:p>117</text:p>
          </table:table-cell>
          <table:table-cell table:style-name="ce66" table:formula="oooc:=IF([.F127]&lt;0;0;[.F127])" office:value-type="currency" office:value="86461.8061501471">
            <text:p>$86,461.81</text:p>
          </table:table-cell>
          <table:table-cell table:style-name="ce66" table:formula="oooc:=[.$C$8]/12*[.B128]" office:value-type="currency" office:value="504.360535875858">
            <text:p>$504.36</text:p>
          </table:table-cell>
          <table:table-cell table:style-name="ce34" table:formula="oooc:=IF([.B128]&lt;=[.$F$2]+[.C128];[.B128]+[.C128];[.$F$2]-[.C128])" office:value-type="currency" office:value="160.941959303325">
            <text:p>$160.94</text:p>
          </table:table-cell>
          <table:table-cell table:style-name="ce66" table:formula="oooc:=IF([.B128]=0;0;[.$F$4])" office:value-type="currency" office:value="0">
            <text:p>$0.00</text:p>
          </table:table-cell>
          <table:table-cell table:style-name="ce66" table:formula="oooc:=IF(([.B128]-[.D128]-[.E128])&lt;0;0;([.B128]-([.D128]+[.E128])))" office:value-type="currency" office:value="86300.8641908437">
            <text:p>$86,300.86</text:p>
          </table:table-cell>
          <table:table-cell table:number-columns-repeated="250"/>
        </table:table-row>
        <table:table-row table:style-name="ro2">
          <table:table-cell table:style-name="ce58" office:value-type="float" office:value="118">
            <text:p>118</text:p>
          </table:table-cell>
          <table:table-cell table:style-name="ce65" table:formula="oooc:=IF([.F128]&lt;0;0;[.F128])" office:value-type="currency" office:value="86300.8641908437">
            <text:p>$86,300.86</text:p>
          </table:table-cell>
          <table:table-cell table:style-name="ce65" table:formula="oooc:=[.$C$8]/12*[.B129]" office:value-type="currency" office:value="503.421707779922">
            <text:p>$503.42</text:p>
          </table:table-cell>
          <table:table-cell table:style-name="ce80" table:formula="oooc:=IF([.B129]&lt;=[.$F$2]+[.C129];[.B129]+[.C129];[.$F$2]-[.C129])" office:value-type="currency" office:value="161.880787399261">
            <text:p>$161.88</text:p>
          </table:table-cell>
          <table:table-cell table:style-name="ce65" table:formula="oooc:=IF([.B129]=0;0;[.$F$4])" office:value-type="currency" office:value="0">
            <text:p>$0.00</text:p>
          </table:table-cell>
          <table:table-cell table:style-name="ce65" table:formula="oooc:=IF(([.B129]-[.D129]-[.E129])&lt;0;0;([.B129]-([.D129]+[.E129])))" office:value-type="currency" office:value="86138.9834034445">
            <text:p>$86,138.9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19">
            <text:p>119</text:p>
          </table:table-cell>
          <table:table-cell table:style-name="ce66" table:formula="oooc:=IF([.F129]&lt;0;0;[.F129])" office:value-type="currency" office:value="86138.9834034445">
            <text:p>$86,138.98</text:p>
          </table:table-cell>
          <table:table-cell table:style-name="ce66" table:formula="oooc:=[.$C$8]/12*[.B130]" office:value-type="currency" office:value="502.477403186759">
            <text:p>$502.48</text:p>
          </table:table-cell>
          <table:table-cell table:style-name="ce34" table:formula="oooc:=IF([.B130]&lt;=[.$F$2]+[.C130];[.B130]+[.C130];[.$F$2]-[.C130])" office:value-type="currency" office:value="162.825091992423">
            <text:p>$162.83</text:p>
          </table:table-cell>
          <table:table-cell table:style-name="ce66" table:formula="oooc:=IF([.B130]=0;0;[.$F$4])" office:value-type="currency" office:value="0">
            <text:p>$0.00</text:p>
          </table:table-cell>
          <table:table-cell table:style-name="ce66" table:formula="oooc:=IF(([.B130]-[.D130]-[.E130])&lt;0;0;([.B130]-([.D130]+[.E130])))" office:value-type="currency" office:value="85976.1583114521">
            <text:p>$85,976.16</text:p>
          </table:table-cell>
          <table:table-cell table:number-columns-repeated="250"/>
        </table:table-row>
        <table:table-row table:style-name="ro2">
          <table:table-cell table:style-name="ce58" office:value-type="float" office:value="120">
            <text:p>120</text:p>
          </table:table-cell>
          <table:table-cell table:style-name="ce65" table:formula="oooc:=IF([.F130]&lt;0;0;[.F130])" office:value-type="currency" office:value="85976.1583114521">
            <text:p>$85,976.16</text:p>
          </table:table-cell>
          <table:table-cell table:style-name="ce65" table:formula="oooc:=[.$C$8]/12*[.B131]" office:value-type="currency" office:value="501.527590150137">
            <text:p>$501.53</text:p>
          </table:table-cell>
          <table:table-cell table:style-name="ce80" table:formula="oooc:=IF([.B131]&lt;=[.$F$2]+[.C131];[.B131]+[.C131];[.$F$2]-[.C131])" office:value-type="currency" office:value="163.774905029045">
            <text:p>$163.77</text:p>
          </table:table-cell>
          <table:table-cell table:style-name="ce65" table:formula="oooc:=IF([.B131]=0;0;[.$F$4])" office:value-type="currency" office:value="0">
            <text:p>$0.00</text:p>
          </table:table-cell>
          <table:table-cell table:style-name="ce65" table:formula="oooc:=IF(([.B131]-[.D131]-[.E131])&lt;0;0;([.B131]-([.D131]+[.E131])))" office:value-type="currency" office:value="85812.383406423">
            <text:p>$85,812.3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21">
            <text:p>121</text:p>
          </table:table-cell>
          <table:table-cell table:style-name="ce66" table:formula="oooc:=IF([.F131]&lt;0;0;[.F131])" office:value-type="currency" office:value="85812.383406423">
            <text:p>$85,812.38</text:p>
          </table:table-cell>
          <table:table-cell table:style-name="ce66" table:formula="oooc:=[.$C$8]/12*[.B132]" office:value-type="currency" office:value="500.572236537468">
            <text:p>$500.57</text:p>
          </table:table-cell>
          <table:table-cell table:style-name="ce34" table:formula="oooc:=IF([.B132]&lt;=[.$F$2]+[.C132];[.B132]+[.C132];[.$F$2]-[.C132])" office:value-type="currency" office:value="164.730258641715">
            <text:p>$164.73</text:p>
          </table:table-cell>
          <table:table-cell table:style-name="ce66" table:formula="oooc:=IF([.B132]=0;0;[.$F$4])" office:value-type="currency" office:value="0">
            <text:p>$0.00</text:p>
          </table:table-cell>
          <table:table-cell table:style-name="ce66" table:formula="oooc:=IF(([.B132]-[.D132]-[.E132])&lt;0;0;([.B132]-([.D132]+[.E132])))" office:value-type="currency" office:value="85647.6531477813">
            <text:p>$85,647.65</text:p>
          </table:table-cell>
          <table:table-cell table:number-columns-repeated="250"/>
        </table:table-row>
        <table:table-row table:style-name="ro2">
          <table:table-cell table:style-name="ce58" office:value-type="float" office:value="122">
            <text:p>122</text:p>
          </table:table-cell>
          <table:table-cell table:style-name="ce65" table:formula="oooc:=IF([.F132]&lt;0;0;[.F132])" office:value-type="currency" office:value="85647.6531477813">
            <text:p>$85,647.65</text:p>
          </table:table-cell>
          <table:table-cell table:style-name="ce65" table:formula="oooc:=[.$C$8]/12*[.B133]" office:value-type="currency" office:value="499.611310028724">
            <text:p>$499.61</text:p>
          </table:table-cell>
          <table:table-cell table:style-name="ce80" table:formula="oooc:=IF([.B133]&lt;=[.$F$2]+[.C133];[.B133]+[.C133];[.$F$2]-[.C133])" office:value-type="currency" office:value="165.691185150458">
            <text:p>$165.69</text:p>
          </table:table-cell>
          <table:table-cell table:style-name="ce65" table:formula="oooc:=IF([.B133]=0;0;[.$F$4])" office:value-type="currency" office:value="0">
            <text:p>$0.00</text:p>
          </table:table-cell>
          <table:table-cell table:style-name="ce65" table:formula="oooc:=IF(([.B133]-[.D133]-[.E133])&lt;0;0;([.B133]-([.D133]+[.E133])))" office:value-type="currency" office:value="85481.9619626308">
            <text:p>$85,481.96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23">
            <text:p>123</text:p>
          </table:table-cell>
          <table:table-cell table:style-name="ce66" table:formula="oooc:=IF([.F133]&lt;0;0;[.F133])" office:value-type="currency" office:value="85481.9619626308">
            <text:p>$85,481.96</text:p>
          </table:table-cell>
          <table:table-cell table:style-name="ce66" table:formula="oooc:=[.$C$8]/12*[.B134]" office:value-type="currency" office:value="498.644778115347">
            <text:p>$498.64</text:p>
          </table:table-cell>
          <table:table-cell table:style-name="ce34" table:formula="oooc:=IF([.B134]&lt;=[.$F$2]+[.C134];[.B134]+[.C134];[.$F$2]-[.C134])" office:value-type="currency" office:value="166.657717063836">
            <text:p>$166.66</text:p>
          </table:table-cell>
          <table:table-cell table:style-name="ce66" table:formula="oooc:=IF([.B134]=0;0;[.$F$4])" office:value-type="currency" office:value="0">
            <text:p>$0.00</text:p>
          </table:table-cell>
          <table:table-cell table:style-name="ce66" table:formula="oooc:=IF(([.B134]-[.D134]-[.E134])&lt;0;0;([.B134]-([.D134]+[.E134])))" office:value-type="currency" office:value="85315.304245567">
            <text:p>$85,315.30</text:p>
          </table:table-cell>
          <table:table-cell table:number-columns-repeated="250"/>
        </table:table-row>
        <table:table-row table:style-name="ro2">
          <table:table-cell table:style-name="ce58" office:value-type="float" office:value="124">
            <text:p>124</text:p>
          </table:table-cell>
          <table:table-cell table:style-name="ce65" table:formula="oooc:=IF([.F134]&lt;0;0;[.F134])" office:value-type="currency" office:value="85315.304245567">
            <text:p>$85,315.30</text:p>
          </table:table-cell>
          <table:table-cell table:style-name="ce65" table:formula="oooc:=[.$C$8]/12*[.B135]" office:value-type="currency" office:value="497.672608099141">
            <text:p>$497.67</text:p>
          </table:table-cell>
          <table:table-cell table:style-name="ce80" table:formula="oooc:=IF([.B135]&lt;=[.$F$2]+[.C135];[.B135]+[.C135];[.$F$2]-[.C135])" office:value-type="currency" office:value="167.629887080042">
            <text:p>$167.63</text:p>
          </table:table-cell>
          <table:table-cell table:style-name="ce65" table:formula="oooc:=IF([.B135]=0;0;[.$F$4])" office:value-type="currency" office:value="0">
            <text:p>$0.00</text:p>
          </table:table-cell>
          <table:table-cell table:style-name="ce65" table:formula="oooc:=IF(([.B135]-[.D135]-[.E135])&lt;0;0;([.B135]-([.D135]+[.E135])))" office:value-type="currency" office:value="85147.674358487">
            <text:p>$85,147.6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25">
            <text:p>125</text:p>
          </table:table-cell>
          <table:table-cell table:style-name="ce66" table:formula="oooc:=IF([.F135]&lt;0;0;[.F135])" office:value-type="currency" office:value="85147.674358487">
            <text:p>$85,147.67</text:p>
          </table:table-cell>
          <table:table-cell table:style-name="ce66" table:formula="oooc:=[.$C$8]/12*[.B136]" office:value-type="currency" office:value="496.694767091174">
            <text:p>$496.69</text:p>
          </table:table-cell>
          <table:table-cell table:style-name="ce34" table:formula="oooc:=IF([.B136]&lt;=[.$F$2]+[.C136];[.B136]+[.C136];[.$F$2]-[.C136])" office:value-type="currency" office:value="168.607728088009">
            <text:p>$168.61</text:p>
          </table:table-cell>
          <table:table-cell table:style-name="ce66" table:formula="oooc:=IF([.B136]=0;0;[.$F$4])" office:value-type="currency" office:value="0">
            <text:p>$0.00</text:p>
          </table:table-cell>
          <table:table-cell table:style-name="ce66" table:formula="oooc:=IF(([.B136]-[.D136]-[.E136])&lt;0;0;([.B136]-([.D136]+[.E136])))" office:value-type="currency" office:value="84979.0666303989">
            <text:p>$84,979.07</text:p>
          </table:table-cell>
          <table:table-cell table:number-columns-repeated="250"/>
        </table:table-row>
        <table:table-row table:style-name="ro2">
          <table:table-cell table:style-name="ce58" office:value-type="float" office:value="126">
            <text:p>126</text:p>
          </table:table-cell>
          <table:table-cell table:style-name="ce65" table:formula="oooc:=IF([.F136]&lt;0;0;[.F136])" office:value-type="currency" office:value="84979.0666303989">
            <text:p>$84,979.07</text:p>
          </table:table-cell>
          <table:table-cell table:style-name="ce65" table:formula="oooc:=[.$C$8]/12*[.B137]" office:value-type="currency" office:value="495.711222010661">
            <text:p>$495.71</text:p>
          </table:table-cell>
          <table:table-cell table:style-name="ce80" table:formula="oooc:=IF([.B137]&lt;=[.$F$2]+[.C137];[.B137]+[.C137];[.$F$2]-[.C137])" office:value-type="currency" office:value="169.591273168522">
            <text:p>$169.59</text:p>
          </table:table-cell>
          <table:table-cell table:style-name="ce65" table:formula="oooc:=IF([.B137]=0;0;[.$F$4])" office:value-type="currency" office:value="0">
            <text:p>$0.00</text:p>
          </table:table-cell>
          <table:table-cell table:style-name="ce65" table:formula="oooc:=IF(([.B137]-[.D137]-[.E137])&lt;0;0;([.B137]-([.D137]+[.E137])))" office:value-type="currency" office:value="84809.4753572304">
            <text:p>$84,809.4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27">
            <text:p>127</text:p>
          </table:table-cell>
          <table:table-cell table:style-name="ce66" table:formula="oooc:=IF([.F137]&lt;0;0;[.F137])" office:value-type="currency" office:value="84809.4753572304">
            <text:p>$84,809.48</text:p>
          </table:table-cell>
          <table:table-cell table:style-name="ce66" table:formula="oooc:=[.$C$8]/12*[.B138]" office:value-type="currency" office:value="494.721939583844">
            <text:p>$494.72</text:p>
          </table:table-cell>
          <table:table-cell table:style-name="ce34" table:formula="oooc:=IF([.B138]&lt;=[.$F$2]+[.C138];[.B138]+[.C138];[.$F$2]-[.C138])" office:value-type="currency" office:value="170.580555595338">
            <text:p>$170.58</text:p>
          </table:table-cell>
          <table:table-cell table:style-name="ce66" table:formula="oooc:=IF([.B138]=0;0;[.$F$4])" office:value-type="currency" office:value="0">
            <text:p>$0.00</text:p>
          </table:table-cell>
          <table:table-cell table:style-name="ce66" table:formula="oooc:=IF(([.B138]-[.D138]-[.E138])&lt;0;0;([.B138]-([.D138]+[.E138])))" office:value-type="currency" office:value="84638.8948016351">
            <text:p>$84,638.89</text:p>
          </table:table-cell>
          <table:table-cell table:number-columns-repeated="250"/>
        </table:table-row>
        <table:table-row table:style-name="ro2">
          <table:table-cell table:style-name="ce58" office:value-type="float" office:value="128">
            <text:p>128</text:p>
          </table:table-cell>
          <table:table-cell table:style-name="ce65" table:formula="oooc:=IF([.F138]&lt;0;0;[.F138])" office:value-type="currency" office:value="84638.8948016351">
            <text:p>$84,638.89</text:p>
          </table:table-cell>
          <table:table-cell table:style-name="ce65" table:formula="oooc:=[.$C$8]/12*[.B139]" office:value-type="currency" office:value="493.726886342871">
            <text:p>$493.73</text:p>
          </table:table-cell>
          <table:table-cell table:style-name="ce80" table:formula="oooc:=IF([.B139]&lt;=[.$F$2]+[.C139];[.B139]+[.C139];[.$F$2]-[.C139])" office:value-type="currency" office:value="171.575608836311">
            <text:p>$171.58</text:p>
          </table:table-cell>
          <table:table-cell table:style-name="ce65" table:formula="oooc:=IF([.B139]=0;0;[.$F$4])" office:value-type="currency" office:value="0">
            <text:p>$0.00</text:p>
          </table:table-cell>
          <table:table-cell table:style-name="ce65" table:formula="oooc:=IF(([.B139]-[.D139]-[.E139])&lt;0;0;([.B139]-([.D139]+[.E139])))" office:value-type="currency" office:value="84467.3191927988">
            <text:p>$84,467.32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29">
            <text:p>129</text:p>
          </table:table-cell>
          <table:table-cell table:style-name="ce66" table:formula="oooc:=IF([.F139]&lt;0;0;[.F139])" office:value-type="currency" office:value="84467.3191927988">
            <text:p>$84,467.32</text:p>
          </table:table-cell>
          <table:table-cell table:style-name="ce66" table:formula="oooc:=[.$C$8]/12*[.B140]" office:value-type="currency" office:value="492.72602862466">
            <text:p>$492.73</text:p>
          </table:table-cell>
          <table:table-cell table:style-name="ce34" table:formula="oooc:=IF([.B140]&lt;=[.$F$2]+[.C140];[.B140]+[.C140];[.$F$2]-[.C140])" office:value-type="currency" office:value="172.576466554523">
            <text:p>$172.58</text:p>
          </table:table-cell>
          <table:table-cell table:style-name="ce66" table:formula="oooc:=IF([.B140]=0;0;[.$F$4])" office:value-type="currency" office:value="0">
            <text:p>$0.00</text:p>
          </table:table-cell>
          <table:table-cell table:style-name="ce66" table:formula="oooc:=IF(([.B140]-[.D140]-[.E140])&lt;0;0;([.B140]-([.D140]+[.E140])))" office:value-type="currency" office:value="84294.7427262442">
            <text:p>$84,294.74</text:p>
          </table:table-cell>
          <table:table-cell table:number-columns-repeated="250"/>
        </table:table-row>
        <table:table-row table:style-name="ro2">
          <table:table-cell table:style-name="ce58" office:value-type="float" office:value="130">
            <text:p>130</text:p>
          </table:table-cell>
          <table:table-cell table:style-name="ce65" table:formula="oooc:=IF([.F140]&lt;0;0;[.F140])" office:value-type="currency" office:value="84294.7427262442">
            <text:p>$84,294.74</text:p>
          </table:table-cell>
          <table:table-cell table:style-name="ce65" table:formula="oooc:=[.$C$8]/12*[.B141]" office:value-type="currency" office:value="491.719332569758">
            <text:p>$491.72</text:p>
          </table:table-cell>
          <table:table-cell table:style-name="ce80" table:formula="oooc:=IF([.B141]&lt;=[.$F$2]+[.C141];[.B141]+[.C141];[.$F$2]-[.C141])" office:value-type="currency" office:value="173.583162609424">
            <text:p>$173.58</text:p>
          </table:table-cell>
          <table:table-cell table:style-name="ce65" table:formula="oooc:=IF([.B141]=0;0;[.$F$4])" office:value-type="currency" office:value="0">
            <text:p>$0.00</text:p>
          </table:table-cell>
          <table:table-cell table:style-name="ce65" table:formula="oooc:=IF(([.B141]-[.D141]-[.E141])&lt;0;0;([.B141]-([.D141]+[.E141])))" office:value-type="currency" office:value="84121.1595636348">
            <text:p>$84,121.16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31">
            <text:p>131</text:p>
          </table:table-cell>
          <table:table-cell table:style-name="ce66" table:formula="oooc:=IF([.F141]&lt;0;0;[.F141])" office:value-type="currency" office:value="84121.1595636348">
            <text:p>$84,121.16</text:p>
          </table:table-cell>
          <table:table-cell table:style-name="ce66" table:formula="oooc:=[.$C$8]/12*[.B142]" office:value-type="currency" office:value="490.706764121203">
            <text:p>$490.71</text:p>
          </table:table-cell>
          <table:table-cell table:style-name="ce34" table:formula="oooc:=IF([.B142]&lt;=[.$F$2]+[.C142];[.B142]+[.C142];[.$F$2]-[.C142])" office:value-type="currency" office:value="174.595731057979">
            <text:p>$174.60</text:p>
          </table:table-cell>
          <table:table-cell table:style-name="ce66" table:formula="oooc:=IF([.B142]=0;0;[.$F$4])" office:value-type="currency" office:value="0">
            <text:p>$0.00</text:p>
          </table:table-cell>
          <table:table-cell table:style-name="ce66" table:formula="oooc:=IF(([.B142]-[.D142]-[.E142])&lt;0;0;([.B142]-([.D142]+[.E142])))" office:value-type="currency" office:value="83946.5638325768">
            <text:p>$83,946.56</text:p>
          </table:table-cell>
          <table:table-cell table:number-columns-repeated="250"/>
        </table:table-row>
        <table:table-row table:style-name="ro2">
          <table:table-cell table:style-name="ce58" office:value-type="float" office:value="132">
            <text:p>132</text:p>
          </table:table-cell>
          <table:table-cell table:style-name="ce65" table:formula="oooc:=IF([.F142]&lt;0;0;[.F142])" office:value-type="currency" office:value="83946.5638325768">
            <text:p>$83,946.56</text:p>
          </table:table-cell>
          <table:table-cell table:style-name="ce65" table:formula="oooc:=[.$C$8]/12*[.B143]" office:value-type="currency" office:value="489.688289023365">
            <text:p>$489.69</text:p>
          </table:table-cell>
          <table:table-cell table:style-name="ce80" table:formula="oooc:=IF([.B143]&lt;=[.$F$2]+[.C143];[.B143]+[.C143];[.$F$2]-[.C143])" office:value-type="currency" office:value="175.614206155818">
            <text:p>$175.61</text:p>
          </table:table-cell>
          <table:table-cell table:style-name="ce65" table:formula="oooc:=IF([.B143]=0;0;[.$F$4])" office:value-type="currency" office:value="0">
            <text:p>$0.00</text:p>
          </table:table-cell>
          <table:table-cell table:style-name="ce65" table:formula="oooc:=IF(([.B143]-[.D143]-[.E143])&lt;0;0;([.B143]-([.D143]+[.E143])))" office:value-type="currency" office:value="83770.949626421">
            <text:p>$83,770.9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33">
            <text:p>133</text:p>
          </table:table-cell>
          <table:table-cell table:style-name="ce66" table:formula="oooc:=IF([.F143]&lt;0;0;[.F143])" office:value-type="currency" office:value="83770.949626421">
            <text:p>$83,770.95</text:p>
          </table:table-cell>
          <table:table-cell table:style-name="ce66" table:formula="oooc:=[.$C$8]/12*[.B144]" office:value-type="currency" office:value="488.663872820789">
            <text:p>$488.66</text:p>
          </table:table-cell>
          <table:table-cell table:style-name="ce34" table:formula="oooc:=IF([.B144]&lt;=[.$F$2]+[.C144];[.B144]+[.C144];[.$F$2]-[.C144])" office:value-type="currency" office:value="176.638622358393">
            <text:p>$176.64</text:p>
          </table:table-cell>
          <table:table-cell table:style-name="ce66" table:formula="oooc:=IF([.B144]=0;0;[.$F$4])" office:value-type="currency" office:value="0">
            <text:p>$0.00</text:p>
          </table:table-cell>
          <table:table-cell table:style-name="ce66" table:formula="oooc:=IF(([.B144]-[.D144]-[.E144])&lt;0;0;([.B144]-([.D144]+[.E144])))" office:value-type="currency" office:value="83594.3110040626">
            <text:p>$83,594.31</text:p>
          </table:table-cell>
          <table:table-cell table:number-columns-repeated="250"/>
        </table:table-row>
        <table:table-row table:style-name="ro2">
          <table:table-cell table:style-name="ce58" office:value-type="float" office:value="134">
            <text:p>134</text:p>
          </table:table-cell>
          <table:table-cell table:style-name="ce65" table:formula="oooc:=IF([.F144]&lt;0;0;[.F144])" office:value-type="currency" office:value="83594.3110040626">
            <text:p>$83,594.31</text:p>
          </table:table-cell>
          <table:table-cell table:style-name="ce65" table:formula="oooc:=[.$C$8]/12*[.B145]" office:value-type="currency" office:value="487.633480857032">
            <text:p>$487.63</text:p>
          </table:table-cell>
          <table:table-cell table:style-name="ce80" table:formula="oooc:=IF([.B145]&lt;=[.$F$2]+[.C145];[.B145]+[.C145];[.$F$2]-[.C145])" office:value-type="currency" office:value="177.669014322151">
            <text:p>$177.67</text:p>
          </table:table-cell>
          <table:table-cell table:style-name="ce65" table:formula="oooc:=IF([.B145]=0;0;[.$F$4])" office:value-type="currency" office:value="0">
            <text:p>$0.00</text:p>
          </table:table-cell>
          <table:table-cell table:style-name="ce65" table:formula="oooc:=IF(([.B145]-[.D145]-[.E145])&lt;0;0;([.B145]-([.D145]+[.E145])))" office:value-type="currency" office:value="83416.6419897405">
            <text:p>$83,416.6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35">
            <text:p>135</text:p>
          </table:table-cell>
          <table:table-cell table:style-name="ce66" table:formula="oooc:=IF([.F145]&lt;0;0;[.F145])" office:value-type="currency" office:value="83416.6419897405">
            <text:p>$83,416.64</text:p>
          </table:table-cell>
          <table:table-cell table:style-name="ce66" table:formula="oooc:=[.$C$8]/12*[.B146]" office:value-type="currency" office:value="486.597078273486">
            <text:p>$486.60</text:p>
          </table:table-cell>
          <table:table-cell table:style-name="ce34" table:formula="oooc:=IF([.B146]&lt;=[.$F$2]+[.C146];[.B146]+[.C146];[.$F$2]-[.C146])" office:value-type="currency" office:value="178.705416905696">
            <text:p>$178.71</text:p>
          </table:table-cell>
          <table:table-cell table:style-name="ce66" table:formula="oooc:=IF([.B146]=0;0;[.$F$4])" office:value-type="currency" office:value="0">
            <text:p>$0.00</text:p>
          </table:table-cell>
          <table:table-cell table:style-name="ce66" table:formula="oooc:=IF(([.B146]-[.D146]-[.E146])&lt;0;0;([.B146]-([.D146]+[.E146])))" office:value-type="currency" office:value="83237.9365728348">
            <text:p>$83,237.94</text:p>
          </table:table-cell>
          <table:table-cell table:number-columns-repeated="250"/>
        </table:table-row>
        <table:table-row table:style-name="ro2">
          <table:table-cell table:style-name="ce58" office:value-type="float" office:value="136">
            <text:p>136</text:p>
          </table:table-cell>
          <table:table-cell table:style-name="ce65" table:formula="oooc:=IF([.F146]&lt;0;0;[.F146])" office:value-type="currency" office:value="83237.9365728348">
            <text:p>$83,237.94</text:p>
          </table:table-cell>
          <table:table-cell table:style-name="ce65" table:formula="oooc:=[.$C$8]/12*[.B147]" office:value-type="currency" office:value="485.554630008203">
            <text:p>$485.55</text:p>
          </table:table-cell>
          <table:table-cell table:style-name="ce80" table:formula="oooc:=IF([.B147]&lt;=[.$F$2]+[.C147];[.B147]+[.C147];[.$F$2]-[.C147])" office:value-type="currency" office:value="179.74786517098">
            <text:p>$179.75</text:p>
          </table:table-cell>
          <table:table-cell table:style-name="ce65" table:formula="oooc:=IF([.B147]=0;0;[.$F$4])" office:value-type="currency" office:value="0">
            <text:p>$0.00</text:p>
          </table:table-cell>
          <table:table-cell table:style-name="ce65" table:formula="oooc:=IF(([.B147]-[.D147]-[.E147])&lt;0;0;([.B147]-([.D147]+[.E147])))" office:value-type="currency" office:value="83058.1887076638">
            <text:p>$83,058.19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37">
            <text:p>137</text:p>
          </table:table-cell>
          <table:table-cell table:style-name="ce66" table:formula="oooc:=IF([.F147]&lt;0;0;[.F147])" office:value-type="currency" office:value="83058.1887076638">
            <text:p>$83,058.19</text:p>
          </table:table-cell>
          <table:table-cell table:style-name="ce66" table:formula="oooc:=[.$C$8]/12*[.B148]" office:value-type="currency" office:value="484.506100794705">
            <text:p>$484.51</text:p>
          </table:table-cell>
          <table:table-cell table:style-name="ce34" table:formula="oooc:=IF([.B148]&lt;=[.$F$2]+[.C148];[.B148]+[.C148];[.$F$2]-[.C148])" office:value-type="currency" office:value="180.796394384477">
            <text:p>$180.80</text:p>
          </table:table-cell>
          <table:table-cell table:style-name="ce66" table:formula="oooc:=IF([.B148]=0;0;[.$F$4])" office:value-type="currency" office:value="0">
            <text:p>$0.00</text:p>
          </table:table-cell>
          <table:table-cell table:style-name="ce66" table:formula="oooc:=IF(([.B148]-[.D148]-[.E148])&lt;0;0;([.B148]-([.D148]+[.E148])))" office:value-type="currency" office:value="82877.3923132793">
            <text:p>$82,877.39</text:p>
          </table:table-cell>
          <table:table-cell table:number-columns-repeated="250"/>
        </table:table-row>
        <table:table-row table:style-name="ro2">
          <table:table-cell table:style-name="ce58" office:value-type="float" office:value="138">
            <text:p>138</text:p>
          </table:table-cell>
          <table:table-cell table:style-name="ce65" table:formula="oooc:=IF([.F148]&lt;0;0;[.F148])" office:value-type="currency" office:value="82877.3923132793">
            <text:p>$82,877.39</text:p>
          </table:table-cell>
          <table:table-cell table:style-name="ce65" table:formula="oooc:=[.$C$8]/12*[.B149]" office:value-type="currency" office:value="483.451455160796">
            <text:p>$483.45</text:p>
          </table:table-cell>
          <table:table-cell table:style-name="ce80" table:formula="oooc:=IF([.B149]&lt;=[.$F$2]+[.C149];[.B149]+[.C149];[.$F$2]-[.C149])" office:value-type="currency" office:value="181.851040018386">
            <text:p>$181.85</text:p>
          </table:table-cell>
          <table:table-cell table:style-name="ce65" table:formula="oooc:=IF([.B149]=0;0;[.$F$4])" office:value-type="currency" office:value="0">
            <text:p>$0.00</text:p>
          </table:table-cell>
          <table:table-cell table:style-name="ce65" table:formula="oooc:=IF(([.B149]-[.D149]-[.E149])&lt;0;0;([.B149]-([.D149]+[.E149])))" office:value-type="currency" office:value="82695.5412732609">
            <text:p>$82,695.5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39">
            <text:p>139</text:p>
          </table:table-cell>
          <table:table-cell table:style-name="ce66" table:formula="oooc:=IF([.F149]&lt;0;0;[.F149])" office:value-type="currency" office:value="82695.5412732609">
            <text:p>$82,695.54</text:p>
          </table:table-cell>
          <table:table-cell table:style-name="ce66" table:formula="oooc:=[.$C$8]/12*[.B150]" office:value-type="currency" office:value="482.390657427355">
            <text:p>$482.39</text:p>
          </table:table-cell>
          <table:table-cell table:style-name="ce34" table:formula="oooc:=IF([.B150]&lt;=[.$F$2]+[.C150];[.B150]+[.C150];[.$F$2]-[.C150])" office:value-type="currency" office:value="182.911837751827">
            <text:p>$182.91</text:p>
          </table:table-cell>
          <table:table-cell table:style-name="ce66" table:formula="oooc:=IF([.B150]=0;0;[.$F$4])" office:value-type="currency" office:value="0">
            <text:p>$0.00</text:p>
          </table:table-cell>
          <table:table-cell table:style-name="ce66" table:formula="oooc:=IF(([.B150]-[.D150]-[.E150])&lt;0;0;([.B150]-([.D150]+[.E150])))" office:value-type="currency" office:value="82512.6294355091">
            <text:p>$82,512.63</text:p>
          </table:table-cell>
          <table:table-cell table:number-columns-repeated="250"/>
        </table:table-row>
        <table:table-row table:style-name="ro2">
          <table:table-cell table:style-name="ce58" office:value-type="float" office:value="140">
            <text:p>140</text:p>
          </table:table-cell>
          <table:table-cell table:style-name="ce65" table:formula="oooc:=IF([.F150]&lt;0;0;[.F150])" office:value-type="currency" office:value="82512.6294355091">
            <text:p>$82,512.63</text:p>
          </table:table-cell>
          <table:table-cell table:style-name="ce65" table:formula="oooc:=[.$C$8]/12*[.B151]" office:value-type="currency" office:value="481.323671707136">
            <text:p>$481.32</text:p>
          </table:table-cell>
          <table:table-cell table:style-name="ce80" table:formula="oooc:=IF([.B151]&lt;=[.$F$2]+[.C151];[.B151]+[.C151];[.$F$2]-[.C151])" office:value-type="currency" office:value="183.978823472046">
            <text:p>$183.98</text:p>
          </table:table-cell>
          <table:table-cell table:style-name="ce65" table:formula="oooc:=IF([.B151]=0;0;[.$F$4])" office:value-type="currency" office:value="0">
            <text:p>$0.00</text:p>
          </table:table-cell>
          <table:table-cell table:style-name="ce65" table:formula="oooc:=IF(([.B151]-[.D151]-[.E151])&lt;0;0;([.B151]-([.D151]+[.E151])))" office:value-type="currency" office:value="82328.650612037">
            <text:p>$82,328.6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41">
            <text:p>141</text:p>
          </table:table-cell>
          <table:table-cell table:style-name="ce66" table:formula="oooc:=IF([.F151]&lt;0;0;[.F151])" office:value-type="currency" office:value="82328.650612037">
            <text:p>$82,328.65</text:p>
          </table:table-cell>
          <table:table-cell table:style-name="ce66" table:formula="oooc:=[.$C$8]/12*[.B152]" office:value-type="currency" office:value="480.250461903549">
            <text:p>$480.25</text:p>
          </table:table-cell>
          <table:table-cell table:style-name="ce34" table:formula="oooc:=IF([.B152]&lt;=[.$F$2]+[.C152];[.B152]+[.C152];[.$F$2]-[.C152])" office:value-type="currency" office:value="185.052033275633">
            <text:p>$185.05</text:p>
          </table:table-cell>
          <table:table-cell table:style-name="ce66" table:formula="oooc:=IF([.B152]=0;0;[.$F$4])" office:value-type="currency" office:value="0">
            <text:p>$0.00</text:p>
          </table:table-cell>
          <table:table-cell table:style-name="ce66" table:formula="oooc:=IF(([.B152]-[.D152]-[.E152])&lt;0;0;([.B152]-([.D152]+[.E152])))" office:value-type="currency" office:value="82143.5985787614">
            <text:p>$82,143.60</text:p>
          </table:table-cell>
          <table:table-cell table:number-columns-repeated="250"/>
        </table:table-row>
        <table:table-row table:style-name="ro2">
          <table:table-cell table:style-name="ce58" office:value-type="float" office:value="142">
            <text:p>142</text:p>
          </table:table-cell>
          <table:table-cell table:style-name="ce65" table:formula="oooc:=IF([.F152]&lt;0;0;[.F152])" office:value-type="currency" office:value="82143.5985787614">
            <text:p>$82,143.60</text:p>
          </table:table-cell>
          <table:table-cell table:style-name="ce65" table:formula="oooc:=[.$C$8]/12*[.B153]" office:value-type="currency" office:value="479.170991709442">
            <text:p>$479.17</text:p>
          </table:table-cell>
          <table:table-cell table:style-name="ce80" table:formula="oooc:=IF([.B153]&lt;=[.$F$2]+[.C153];[.B153]+[.C153];[.$F$2]-[.C153])" office:value-type="currency" office:value="186.131503469741">
            <text:p>$186.13</text:p>
          </table:table-cell>
          <table:table-cell table:style-name="ce65" table:formula="oooc:=IF([.B153]=0;0;[.$F$4])" office:value-type="currency" office:value="0">
            <text:p>$0.00</text:p>
          </table:table-cell>
          <table:table-cell table:style-name="ce65" table:formula="oooc:=IF(([.B153]-[.D153]-[.E153])&lt;0;0;([.B153]-([.D153]+[.E153])))" office:value-type="currency" office:value="81957.4670752917">
            <text:p>$81,957.4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43">
            <text:p>143</text:p>
          </table:table-cell>
          <table:table-cell table:style-name="ce66" table:formula="oooc:=IF([.F153]&lt;0;0;[.F153])" office:value-type="currency" office:value="81957.4670752917">
            <text:p>$81,957.47</text:p>
          </table:table-cell>
          <table:table-cell table:style-name="ce66" table:formula="oooc:=[.$C$8]/12*[.B154]" office:value-type="currency" office:value="478.085224605868">
            <text:p>$478.09</text:p>
          </table:table-cell>
          <table:table-cell table:style-name="ce34" table:formula="oooc:=IF([.B154]&lt;=[.$F$2]+[.C154];[.B154]+[.C154];[.$F$2]-[.C154])" office:value-type="currency" office:value="187.217270573314">
            <text:p>$187.22</text:p>
          </table:table-cell>
          <table:table-cell table:style-name="ce66" table:formula="oooc:=IF([.B154]=0;0;[.$F$4])" office:value-type="currency" office:value="0">
            <text:p>$0.00</text:p>
          </table:table-cell>
          <table:table-cell table:style-name="ce66" table:formula="oooc:=IF(([.B154]-[.D154]-[.E154])&lt;0;0;([.B154]-([.D154]+[.E154])))" office:value-type="currency" office:value="81770.2498047184">
            <text:p>$81,770.25</text:p>
          </table:table-cell>
          <table:table-cell table:number-columns-repeated="250"/>
        </table:table-row>
        <table:table-row table:style-name="ro2">
          <table:table-cell table:style-name="ce58" office:value-type="float" office:value="144">
            <text:p>144</text:p>
          </table:table-cell>
          <table:table-cell table:style-name="ce65" table:formula="oooc:=IF([.F154]&lt;0;0;[.F154])" office:value-type="currency" office:value="81770.2498047184">
            <text:p>$81,770.25</text:p>
          </table:table-cell>
          <table:table-cell table:style-name="ce65" table:formula="oooc:=[.$C$8]/12*[.B155]" office:value-type="currency" office:value="476.993123860857">
            <text:p>$476.99</text:p>
          </table:table-cell>
          <table:table-cell table:style-name="ce80" table:formula="oooc:=IF([.B155]&lt;=[.$F$2]+[.C155];[.B155]+[.C155];[.$F$2]-[.C155])" office:value-type="currency" office:value="188.309371318325">
            <text:p>$188.31</text:p>
          </table:table-cell>
          <table:table-cell table:style-name="ce65" table:formula="oooc:=IF([.B155]=0;0;[.$F$4])" office:value-type="currency" office:value="0">
            <text:p>$0.00</text:p>
          </table:table-cell>
          <table:table-cell table:style-name="ce65" table:formula="oooc:=IF(([.B155]-[.D155]-[.E155])&lt;0;0;([.B155]-([.D155]+[.E155])))" office:value-type="currency" office:value="81581.9404334">
            <text:p>$81,581.9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45">
            <text:p>145</text:p>
          </table:table-cell>
          <table:table-cell table:style-name="ce66" table:formula="oooc:=IF([.F155]&lt;0;0;[.F155])" office:value-type="currency" office:value="81581.9404334">
            <text:p>$81,581.94</text:p>
          </table:table-cell>
          <table:table-cell table:style-name="ce66" table:formula="oooc:=[.$C$8]/12*[.B156]" office:value-type="currency" office:value="475.894652528167">
            <text:p>$475.89</text:p>
          </table:table-cell>
          <table:table-cell table:style-name="ce34" table:formula="oooc:=IF([.B156]&lt;=[.$F$2]+[.C156];[.B156]+[.C156];[.$F$2]-[.C156])" office:value-type="currency" office:value="189.407842651016">
            <text:p>$189.41</text:p>
          </table:table-cell>
          <table:table-cell table:style-name="ce66" table:formula="oooc:=IF([.B156]=0;0;[.$F$4])" office:value-type="currency" office:value="0">
            <text:p>$0.00</text:p>
          </table:table-cell>
          <table:table-cell table:style-name="ce66" table:formula="oooc:=IF(([.B156]-[.D156]-[.E156])&lt;0;0;([.B156]-([.D156]+[.E156])))" office:value-type="currency" office:value="81392.532590749">
            <text:p>$81,392.53</text:p>
          </table:table-cell>
          <table:table-cell table:number-columns-repeated="250"/>
        </table:table-row>
        <table:table-row table:style-name="ro2">
          <table:table-cell table:style-name="ce58" office:value-type="float" office:value="146">
            <text:p>146</text:p>
          </table:table-cell>
          <table:table-cell table:style-name="ce65" table:formula="oooc:=IF([.F156]&lt;0;0;[.F156])" office:value-type="currency" office:value="81392.532590749">
            <text:p>$81,392.53</text:p>
          </table:table-cell>
          <table:table-cell table:style-name="ce65" table:formula="oooc:=[.$C$8]/12*[.B157]" office:value-type="currency" office:value="474.789773446036">
            <text:p>$474.79</text:p>
          </table:table-cell>
          <table:table-cell table:style-name="ce80" table:formula="oooc:=IF([.B157]&lt;=[.$F$2]+[.C157];[.B157]+[.C157];[.$F$2]-[.C157])" office:value-type="currency" office:value="190.512721733146">
            <text:p>$190.51</text:p>
          </table:table-cell>
          <table:table-cell table:style-name="ce65" table:formula="oooc:=IF([.B157]=0;0;[.$F$4])" office:value-type="currency" office:value="0">
            <text:p>$0.00</text:p>
          </table:table-cell>
          <table:table-cell table:style-name="ce65" table:formula="oooc:=IF(([.B157]-[.D157]-[.E157])&lt;0;0;([.B157]-([.D157]+[.E157])))" office:value-type="currency" office:value="81202.0198690159">
            <text:p>$81,202.02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47">
            <text:p>147</text:p>
          </table:table-cell>
          <table:table-cell table:style-name="ce66" table:formula="oooc:=IF([.F157]&lt;0;0;[.F157])" office:value-type="currency" office:value="81202.0198690159">
            <text:p>$81,202.02</text:p>
          </table:table-cell>
          <table:table-cell table:style-name="ce66" table:formula="oooc:=[.$C$8]/12*[.B158]" office:value-type="currency" office:value="473.678449235926">
            <text:p>$473.68</text:p>
          </table:table-cell>
          <table:table-cell table:style-name="ce34" table:formula="oooc:=IF([.B158]&lt;=[.$F$2]+[.C158];[.B158]+[.C158];[.$F$2]-[.C158])" office:value-type="currency" office:value="191.624045943257">
            <text:p>$191.62</text:p>
          </table:table-cell>
          <table:table-cell table:style-name="ce66" table:formula="oooc:=IF([.B158]=0;0;[.$F$4])" office:value-type="currency" office:value="0">
            <text:p>$0.00</text:p>
          </table:table-cell>
          <table:table-cell table:style-name="ce66" table:formula="oooc:=IF(([.B158]-[.D158]-[.E158])&lt;0;0;([.B158]-([.D158]+[.E158])))" office:value-type="currency" office:value="81010.3958230726">
            <text:p>$81,010.40</text:p>
          </table:table-cell>
          <table:table-cell table:number-columns-repeated="250"/>
        </table:table-row>
        <table:table-row table:style-name="ro2">
          <table:table-cell table:style-name="ce58" office:value-type="float" office:value="148">
            <text:p>148</text:p>
          </table:table-cell>
          <table:table-cell table:style-name="ce65" table:formula="oooc:=IF([.F158]&lt;0;0;[.F158])" office:value-type="currency" office:value="81010.3958230726">
            <text:p>$81,010.40</text:p>
          </table:table-cell>
          <table:table-cell table:style-name="ce65" table:formula="oooc:=[.$C$8]/12*[.B159]" office:value-type="currency" office:value="472.560642301257">
            <text:p>$472.56</text:p>
          </table:table-cell>
          <table:table-cell table:style-name="ce80" table:formula="oooc:=IF([.B159]&lt;=[.$F$2]+[.C159];[.B159]+[.C159];[.$F$2]-[.C159])" office:value-type="currency" office:value="192.741852877926">
            <text:p>$192.74</text:p>
          </table:table-cell>
          <table:table-cell table:style-name="ce65" table:formula="oooc:=IF([.B159]=0;0;[.$F$4])" office:value-type="currency" office:value="0">
            <text:p>$0.00</text:p>
          </table:table-cell>
          <table:table-cell table:style-name="ce65" table:formula="oooc:=IF(([.B159]-[.D159]-[.E159])&lt;0;0;([.B159]-([.D159]+[.E159])))" office:value-type="currency" office:value="80817.6539701947">
            <text:p>$80,817.6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49">
            <text:p>149</text:p>
          </table:table-cell>
          <table:table-cell table:style-name="ce66" table:formula="oooc:=IF([.F159]&lt;0;0;[.F159])" office:value-type="currency" office:value="80817.6539701947">
            <text:p>$80,817.65</text:p>
          </table:table-cell>
          <table:table-cell table:style-name="ce66" table:formula="oooc:=[.$C$8]/12*[.B160]" office:value-type="currency" office:value="471.436314826136">
            <text:p>$471.44</text:p>
          </table:table-cell>
          <table:table-cell table:style-name="ce34" table:formula="oooc:=IF([.B160]&lt;=[.$F$2]+[.C160];[.B160]+[.C160];[.$F$2]-[.C160])" office:value-type="currency" office:value="193.866180353047">
            <text:p>$193.87</text:p>
          </table:table-cell>
          <table:table-cell table:style-name="ce66" table:formula="oooc:=IF([.B160]=0;0;[.$F$4])" office:value-type="currency" office:value="0">
            <text:p>$0.00</text:p>
          </table:table-cell>
          <table:table-cell table:style-name="ce66" table:formula="oooc:=IF(([.B160]-[.D160]-[.E160])&lt;0;0;([.B160]-([.D160]+[.E160])))" office:value-type="currency" office:value="80623.7877898417">
            <text:p>$80,623.79</text:p>
          </table:table-cell>
          <table:table-cell table:number-columns-repeated="250"/>
        </table:table-row>
        <table:table-row table:style-name="ro2">
          <table:table-cell table:style-name="ce58" office:value-type="float" office:value="150">
            <text:p>150</text:p>
          </table:table-cell>
          <table:table-cell table:style-name="ce65" table:formula="oooc:=IF([.F160]&lt;0;0;[.F160])" office:value-type="currency" office:value="80623.7877898417">
            <text:p>$80,623.79</text:p>
          </table:table-cell>
          <table:table-cell table:style-name="ce65" table:formula="oooc:=[.$C$8]/12*[.B161]" office:value-type="currency" office:value="470.305428774076">
            <text:p>$470.31</text:p>
          </table:table-cell>
          <table:table-cell table:style-name="ce80" table:formula="oooc:=IF([.B161]&lt;=[.$F$2]+[.C161];[.B161]+[.C161];[.$F$2]-[.C161])" office:value-type="currency" office:value="194.997066405106">
            <text:p>$195.00</text:p>
          </table:table-cell>
          <table:table-cell table:style-name="ce65" table:formula="oooc:=IF([.B161]=0;0;[.$F$4])" office:value-type="currency" office:value="0">
            <text:p>$0.00</text:p>
          </table:table-cell>
          <table:table-cell table:style-name="ce65" table:formula="oooc:=IF(([.B161]-[.D161]-[.E161])&lt;0;0;([.B161]-([.D161]+[.E161])))" office:value-type="currency" office:value="80428.7907234365">
            <text:p>$80,428.79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51">
            <text:p>151</text:p>
          </table:table-cell>
          <table:table-cell table:style-name="ce66" table:formula="oooc:=IF([.F161]&lt;0;0;[.F161])" office:value-type="currency" office:value="80428.7907234365">
            <text:p>$80,428.79</text:p>
          </table:table-cell>
          <table:table-cell table:style-name="ce66" table:formula="oooc:=[.$C$8]/12*[.B162]" office:value-type="currency" office:value="469.167945886713">
            <text:p>$469.17</text:p>
          </table:table-cell>
          <table:table-cell table:style-name="ce34" table:formula="oooc:=IF([.B162]&lt;=[.$F$2]+[.C162];[.B162]+[.C162];[.$F$2]-[.C162])" office:value-type="currency" office:value="196.134549292469">
            <text:p>$196.13</text:p>
          </table:table-cell>
          <table:table-cell table:style-name="ce66" table:formula="oooc:=IF([.B162]=0;0;[.$F$4])" office:value-type="currency" office:value="0">
            <text:p>$0.00</text:p>
          </table:table-cell>
          <table:table-cell table:style-name="ce66" table:formula="oooc:=IF(([.B162]-[.D162]-[.E162])&lt;0;0;([.B162]-([.D162]+[.E162])))" office:value-type="currency" office:value="80232.6561741441">
            <text:p>$80,232.66</text:p>
          </table:table-cell>
          <table:table-cell table:number-columns-repeated="250"/>
        </table:table-row>
        <table:table-row table:style-name="ro2">
          <table:table-cell table:style-name="ce58" office:value-type="float" office:value="152">
            <text:p>152</text:p>
          </table:table-cell>
          <table:table-cell table:style-name="ce65" table:formula="oooc:=IF([.F162]&lt;0;0;[.F162])" office:value-type="currency" office:value="80232.6561741441">
            <text:p>$80,232.66</text:p>
          </table:table-cell>
          <table:table-cell table:style-name="ce65" table:formula="oooc:=[.$C$8]/12*[.B163]" office:value-type="currency" office:value="468.023827682507">
            <text:p>$468.02</text:p>
          </table:table-cell>
          <table:table-cell table:style-name="ce80" table:formula="oooc:=IF([.B163]&lt;=[.$F$2]+[.C163];[.B163]+[.C163];[.$F$2]-[.C163])" office:value-type="currency" office:value="197.278667496675">
            <text:p>$197.28</text:p>
          </table:table-cell>
          <table:table-cell table:style-name="ce65" table:formula="oooc:=IF([.B163]=0;0;[.$F$4])" office:value-type="currency" office:value="0">
            <text:p>$0.00</text:p>
          </table:table-cell>
          <table:table-cell table:style-name="ce65" table:formula="oooc:=IF(([.B163]-[.D163]-[.E163])&lt;0;0;([.B163]-([.D163]+[.E163])))" office:value-type="currency" office:value="80035.3775066474">
            <text:p>$80,035.3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53">
            <text:p>153</text:p>
          </table:table-cell>
          <table:table-cell table:style-name="ce66" table:formula="oooc:=IF([.F163]&lt;0;0;[.F163])" office:value-type="currency" office:value="80035.3775066474">
            <text:p>$80,035.38</text:p>
          </table:table-cell>
          <table:table-cell table:style-name="ce66" table:formula="oooc:=[.$C$8]/12*[.B164]" office:value-type="currency" office:value="466.873035455443">
            <text:p>$466.87</text:p>
          </table:table-cell>
          <table:table-cell table:style-name="ce34" table:formula="oooc:=IF([.B164]&lt;=[.$F$2]+[.C164];[.B164]+[.C164];[.$F$2]-[.C164])" office:value-type="currency" office:value="198.429459723739">
            <text:p>$198.43</text:p>
          </table:table-cell>
          <table:table-cell table:style-name="ce66" table:formula="oooc:=IF([.B164]=0;0;[.$F$4])" office:value-type="currency" office:value="0">
            <text:p>$0.00</text:p>
          </table:table-cell>
          <table:table-cell table:style-name="ce66" table:formula="oooc:=IF(([.B164]-[.D164]-[.E164])&lt;0;0;([.B164]-([.D164]+[.E164])))" office:value-type="currency" office:value="79836.9480469236">
            <text:p>$79,836.95</text:p>
          </table:table-cell>
          <table:table-cell table:number-columns-repeated="250"/>
        </table:table-row>
        <table:table-row table:style-name="ro2">
          <table:table-cell table:style-name="ce58" office:value-type="float" office:value="154">
            <text:p>154</text:p>
          </table:table-cell>
          <table:table-cell table:style-name="ce65" table:formula="oooc:=IF([.F164]&lt;0;0;[.F164])" office:value-type="currency" office:value="79836.9480469236">
            <text:p>$79,836.95</text:p>
          </table:table-cell>
          <table:table-cell table:style-name="ce65" table:formula="oooc:=[.$C$8]/12*[.B165]" office:value-type="currency" office:value="465.715530273721">
            <text:p>$465.72</text:p>
          </table:table-cell>
          <table:table-cell table:style-name="ce80" table:formula="oooc:=IF([.B165]&lt;=[.$F$2]+[.C165];[.B165]+[.C165];[.$F$2]-[.C165])" office:value-type="currency" office:value="199.586964905461">
            <text:p>$199.59</text:p>
          </table:table-cell>
          <table:table-cell table:style-name="ce65" table:formula="oooc:=IF([.B165]=0;0;[.$F$4])" office:value-type="currency" office:value="0">
            <text:p>$0.00</text:p>
          </table:table-cell>
          <table:table-cell table:style-name="ce65" table:formula="oooc:=IF(([.B165]-[.D165]-[.E165])&lt;0;0;([.B165]-([.D165]+[.E165])))" office:value-type="currency" office:value="79637.3610820182">
            <text:p>$79,637.36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55">
            <text:p>155</text:p>
          </table:table-cell>
          <table:table-cell table:style-name="ce66" table:formula="oooc:=IF([.F165]&lt;0;0;[.F165])" office:value-type="currency" office:value="79637.3610820182">
            <text:p>$79,637.36</text:p>
          </table:table-cell>
          <table:table-cell table:style-name="ce66" table:formula="oooc:=[.$C$8]/12*[.B166]" office:value-type="currency" office:value="464.551272978439">
            <text:p>$464.55</text:p>
          </table:table-cell>
          <table:table-cell table:style-name="ce34" table:formula="oooc:=IF([.B166]&lt;=[.$F$2]+[.C166];[.B166]+[.C166];[.$F$2]-[.C166])" office:value-type="currency" office:value="200.751222200743">
            <text:p>$200.75</text:p>
          </table:table-cell>
          <table:table-cell table:style-name="ce66" table:formula="oooc:=IF([.B166]=0;0;[.$F$4])" office:value-type="currency" office:value="0">
            <text:p>$0.00</text:p>
          </table:table-cell>
          <table:table-cell table:style-name="ce66" table:formula="oooc:=IF(([.B166]-[.D166]-[.E166])&lt;0;0;([.B166]-([.D166]+[.E166])))" office:value-type="currency" office:value="79436.6098598174">
            <text:p>$79,436.61</text:p>
          </table:table-cell>
          <table:table-cell table:number-columns-repeated="250"/>
        </table:table-row>
        <table:table-row table:style-name="ro2">
          <table:table-cell table:style-name="ce58" office:value-type="float" office:value="156">
            <text:p>156</text:p>
          </table:table-cell>
          <table:table-cell table:style-name="ce65" table:formula="oooc:=IF([.F166]&lt;0;0;[.F166])" office:value-type="currency" office:value="79436.6098598174">
            <text:p>$79,436.61</text:p>
          </table:table-cell>
          <table:table-cell table:style-name="ce65" table:formula="oooc:=[.$C$8]/12*[.B167]" office:value-type="currency" office:value="463.380224182268">
            <text:p>$463.38</text:p>
          </table:table-cell>
          <table:table-cell table:style-name="ce80" table:formula="oooc:=IF([.B167]&lt;=[.$F$2]+[.C167];[.B167]+[.C167];[.$F$2]-[.C167])" office:value-type="currency" office:value="201.922270996914">
            <text:p>$201.92</text:p>
          </table:table-cell>
          <table:table-cell table:style-name="ce65" table:formula="oooc:=IF([.B167]=0;0;[.$F$4])" office:value-type="currency" office:value="0">
            <text:p>$0.00</text:p>
          </table:table-cell>
          <table:table-cell table:style-name="ce65" table:formula="oooc:=IF(([.B167]-[.D167]-[.E167])&lt;0;0;([.B167]-([.D167]+[.E167])))" office:value-type="currency" office:value="79234.6875888205">
            <text:p>$79,234.69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57">
            <text:p>157</text:p>
          </table:table-cell>
          <table:table-cell table:style-name="ce66" table:formula="oooc:=IF([.F167]&lt;0;0;[.F167])" office:value-type="currency" office:value="79234.6875888205">
            <text:p>$79,234.69</text:p>
          </table:table-cell>
          <table:table-cell table:style-name="ce66" table:formula="oooc:=[.$C$8]/12*[.B168]" office:value-type="currency" office:value="462.20234426812">
            <text:p>$462.20</text:p>
          </table:table-cell>
          <table:table-cell table:style-name="ce34" table:formula="oooc:=IF([.B168]&lt;=[.$F$2]+[.C168];[.B168]+[.C168];[.$F$2]-[.C168])" office:value-type="currency" office:value="203.100150911063">
            <text:p>$203.10</text:p>
          </table:table-cell>
          <table:table-cell table:style-name="ce66" table:formula="oooc:=IF([.B168]=0;0;[.$F$4])" office:value-type="currency" office:value="0">
            <text:p>$0.00</text:p>
          </table:table-cell>
          <table:table-cell table:style-name="ce66" table:formula="oooc:=IF(([.B168]-[.D168]-[.E168])&lt;0;0;([.B168]-([.D168]+[.E168])))" office:value-type="currency" office:value="79031.5874379095">
            <text:p>$79,031.59</text:p>
          </table:table-cell>
          <table:table-cell table:number-columns-repeated="250"/>
        </table:table-row>
        <table:table-row table:style-name="ro2">
          <table:table-cell table:style-name="ce58" office:value-type="float" office:value="158">
            <text:p>158</text:p>
          </table:table-cell>
          <table:table-cell table:style-name="ce65" table:formula="oooc:=IF([.F168]&lt;0;0;[.F168])" office:value-type="currency" office:value="79031.5874379095">
            <text:p>$79,031.59</text:p>
          </table:table-cell>
          <table:table-cell table:style-name="ce65" table:formula="oooc:=[.$C$8]/12*[.B169]" office:value-type="currency" office:value="461.017593387805">
            <text:p>$461.02</text:p>
          </table:table-cell>
          <table:table-cell table:style-name="ce80" table:formula="oooc:=IF([.B169]&lt;=[.$F$2]+[.C169];[.B169]+[.C169];[.$F$2]-[.C169])" office:value-type="currency" office:value="204.284901791377">
            <text:p>$204.28</text:p>
          </table:table-cell>
          <table:table-cell table:style-name="ce65" table:formula="oooc:=IF([.B169]=0;0;[.$F$4])" office:value-type="currency" office:value="0">
            <text:p>$0.00</text:p>
          </table:table-cell>
          <table:table-cell table:style-name="ce65" table:formula="oooc:=IF(([.B169]-[.D169]-[.E169])&lt;0;0;([.B169]-([.D169]+[.E169])))" office:value-type="currency" office:value="78827.3025361181">
            <text:p>$78,827.3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59">
            <text:p>159</text:p>
          </table:table-cell>
          <table:table-cell table:style-name="ce66" table:formula="oooc:=IF([.F169]&lt;0;0;[.F169])" office:value-type="currency" office:value="78827.3025361181">
            <text:p>$78,827.30</text:p>
          </table:table-cell>
          <table:table-cell table:style-name="ce66" table:formula="oooc:=[.$C$8]/12*[.B170]" office:value-type="currency" office:value="459.825931460689">
            <text:p>$459.83</text:p>
          </table:table-cell>
          <table:table-cell table:style-name="ce34" table:formula="oooc:=IF([.B170]&lt;=[.$F$2]+[.C170];[.B170]+[.C170];[.$F$2]-[.C170])" office:value-type="currency" office:value="205.476563718494">
            <text:p>$205.48</text:p>
          </table:table-cell>
          <table:table-cell table:style-name="ce66" table:formula="oooc:=IF([.B170]=0;0;[.$F$4])" office:value-type="currency" office:value="0">
            <text:p>$0.00</text:p>
          </table:table-cell>
          <table:table-cell table:style-name="ce66" table:formula="oooc:=IF(([.B170]-[.D170]-[.E170])&lt;0;0;([.B170]-([.D170]+[.E170])))" office:value-type="currency" office:value="78621.8259723996">
            <text:p>$78,621.83</text:p>
          </table:table-cell>
          <table:table-cell table:number-columns-repeated="250"/>
        </table:table-row>
        <table:table-row table:style-name="ro2">
          <table:table-cell table:style-name="ce58" office:value-type="float" office:value="160">
            <text:p>160</text:p>
          </table:table-cell>
          <table:table-cell table:style-name="ce65" table:formula="oooc:=IF([.F170]&lt;0;0;[.F170])" office:value-type="currency" office:value="78621.8259723996">
            <text:p>$78,621.83</text:p>
          </table:table-cell>
          <table:table-cell table:style-name="ce65" table:formula="oooc:=[.$C$8]/12*[.B171]" office:value-type="currency" office:value="458.627318172331">
            <text:p>$458.63</text:p>
          </table:table-cell>
          <table:table-cell table:style-name="ce80" table:formula="oooc:=IF([.B171]&lt;=[.$F$2]+[.C171];[.B171]+[.C171];[.$F$2]-[.C171])" office:value-type="currency" office:value="206.675177006852">
            <text:p>$206.68</text:p>
          </table:table-cell>
          <table:table-cell table:style-name="ce65" table:formula="oooc:=IF([.B171]=0;0;[.$F$4])" office:value-type="currency" office:value="0">
            <text:p>$0.00</text:p>
          </table:table-cell>
          <table:table-cell table:style-name="ce65" table:formula="oooc:=IF(([.B171]-[.D171]-[.E171])&lt;0;0;([.B171]-([.D171]+[.E171])))" office:value-type="currency" office:value="78415.1507953927">
            <text:p>$78,415.1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61">
            <text:p>161</text:p>
          </table:table-cell>
          <table:table-cell table:style-name="ce66" table:formula="oooc:=IF([.F171]&lt;0;0;[.F171])" office:value-type="currency" office:value="78415.1507953927">
            <text:p>$78,415.15</text:p>
          </table:table-cell>
          <table:table-cell table:style-name="ce66" table:formula="oooc:=[.$C$8]/12*[.B172]" office:value-type="currency" office:value="457.421712973124">
            <text:p>$457.42</text:p>
          </table:table-cell>
          <table:table-cell table:style-name="ce34" table:formula="oooc:=IF([.B172]&lt;=[.$F$2]+[.C172];[.B172]+[.C172];[.$F$2]-[.C172])" office:value-type="currency" office:value="207.880782206058">
            <text:p>$207.88</text:p>
          </table:table-cell>
          <table:table-cell table:style-name="ce66" table:formula="oooc:=IF([.B172]=0;0;[.$F$4])" office:value-type="currency" office:value="0">
            <text:p>$0.00</text:p>
          </table:table-cell>
          <table:table-cell table:style-name="ce66" table:formula="oooc:=IF(([.B172]-[.D172]-[.E172])&lt;0;0;([.B172]-([.D172]+[.E172])))" office:value-type="currency" office:value="78207.2700131867">
            <text:p>$78,207.27</text:p>
          </table:table-cell>
          <table:table-cell table:number-columns-repeated="250"/>
        </table:table-row>
        <table:table-row table:style-name="ro2">
          <table:table-cell table:style-name="ce58" office:value-type="float" office:value="162">
            <text:p>162</text:p>
          </table:table-cell>
          <table:table-cell table:style-name="ce65" table:formula="oooc:=IF([.F172]&lt;0;0;[.F172])" office:value-type="currency" office:value="78207.2700131867">
            <text:p>$78,207.27</text:p>
          </table:table-cell>
          <table:table-cell table:style-name="ce65" table:formula="oooc:=[.$C$8]/12*[.B173]" office:value-type="currency" office:value="456.209075076922">
            <text:p>$456.21</text:p>
          </table:table-cell>
          <table:table-cell table:style-name="ce80" table:formula="oooc:=IF([.B173]&lt;=[.$F$2]+[.C173];[.B173]+[.C173];[.$F$2]-[.C173])" office:value-type="currency" office:value="209.09342010226">
            <text:p>$209.09</text:p>
          </table:table-cell>
          <table:table-cell table:style-name="ce65" table:formula="oooc:=IF([.B173]=0;0;[.$F$4])" office:value-type="currency" office:value="0">
            <text:p>$0.00</text:p>
          </table:table-cell>
          <table:table-cell table:style-name="ce65" table:formula="oooc:=IF(([.B173]-[.D173]-[.E173])&lt;0;0;([.B173]-([.D173]+[.E173])))" office:value-type="currency" office:value="77998.1765930844">
            <text:p>$77,998.1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63">
            <text:p>163</text:p>
          </table:table-cell>
          <table:table-cell table:style-name="ce66" table:formula="oooc:=IF([.F173]&lt;0;0;[.F173])" office:value-type="currency" office:value="77998.1765930844">
            <text:p>$77,998.18</text:p>
          </table:table-cell>
          <table:table-cell table:style-name="ce66" table:formula="oooc:=[.$C$8]/12*[.B174]" office:value-type="currency" office:value="454.989363459659">
            <text:p>$454.99</text:p>
          </table:table-cell>
          <table:table-cell table:style-name="ce34" table:formula="oooc:=IF([.B174]&lt;=[.$F$2]+[.C174];[.B174]+[.C174];[.$F$2]-[.C174])" office:value-type="currency" office:value="210.313131719523">
            <text:p>$210.31</text:p>
          </table:table-cell>
          <table:table-cell table:style-name="ce66" table:formula="oooc:=IF([.B174]=0;0;[.$F$4])" office:value-type="currency" office:value="0">
            <text:p>$0.00</text:p>
          </table:table-cell>
          <table:table-cell table:style-name="ce66" table:formula="oooc:=IF(([.B174]-[.D174]-[.E174])&lt;0;0;([.B174]-([.D174]+[.E174])))" office:value-type="currency" office:value="77787.8634613649">
            <text:p>$77,787.86</text:p>
          </table:table-cell>
          <table:table-cell table:number-columns-repeated="250"/>
        </table:table-row>
        <table:table-row table:style-name="ro2">
          <table:table-cell table:style-name="ce58" office:value-type="float" office:value="164">
            <text:p>164</text:p>
          </table:table-cell>
          <table:table-cell table:style-name="ce65" table:formula="oooc:=IF([.F174]&lt;0;0;[.F174])" office:value-type="currency" office:value="77787.8634613649">
            <text:p>$77,787.86</text:p>
          </table:table-cell>
          <table:table-cell table:style-name="ce65" table:formula="oooc:=[.$C$8]/12*[.B175]" office:value-type="currency" office:value="453.762536857962">
            <text:p>$453.76</text:p>
          </table:table-cell>
          <table:table-cell table:style-name="ce80" table:formula="oooc:=IF([.B175]&lt;=[.$F$2]+[.C175];[.B175]+[.C175];[.$F$2]-[.C175])" office:value-type="currency" office:value="211.539958321221">
            <text:p>$211.54</text:p>
          </table:table-cell>
          <table:table-cell table:style-name="ce65" table:formula="oooc:=IF([.B175]=0;0;[.$F$4])" office:value-type="currency" office:value="0">
            <text:p>$0.00</text:p>
          </table:table-cell>
          <table:table-cell table:style-name="ce65" table:formula="oooc:=IF(([.B175]-[.D175]-[.E175])&lt;0;0;([.B175]-([.D175]+[.E175])))" office:value-type="currency" office:value="77576.3235030437">
            <text:p>$77,576.32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65">
            <text:p>165</text:p>
          </table:table-cell>
          <table:table-cell table:style-name="ce66" table:formula="oooc:=IF([.F175]&lt;0;0;[.F175])" office:value-type="currency" office:value="77576.3235030437">
            <text:p>$77,576.32</text:p>
          </table:table-cell>
          <table:table-cell table:style-name="ce66" table:formula="oooc:=[.$C$8]/12*[.B176]" office:value-type="currency" office:value="452.528553767755">
            <text:p>$452.53</text:p>
          </table:table-cell>
          <table:table-cell table:style-name="ce34" table:formula="oooc:=IF([.B176]&lt;=[.$F$2]+[.C176];[.B176]+[.C176];[.$F$2]-[.C176])" office:value-type="currency" office:value="212.773941411428">
            <text:p>$212.77</text:p>
          </table:table-cell>
          <table:table-cell table:style-name="ce66" table:formula="oooc:=IF([.B176]=0;0;[.$F$4])" office:value-type="currency" office:value="0">
            <text:p>$0.00</text:p>
          </table:table-cell>
          <table:table-cell table:style-name="ce66" table:formula="oooc:=IF(([.B176]-[.D176]-[.E176])&lt;0;0;([.B176]-([.D176]+[.E176])))" office:value-type="currency" office:value="77363.5495616322">
            <text:p>$77,363.55</text:p>
          </table:table-cell>
          <table:table-cell table:number-columns-repeated="250"/>
        </table:table-row>
        <table:table-row table:style-name="ro2">
          <table:table-cell table:style-name="ce58" office:value-type="float" office:value="166">
            <text:p>166</text:p>
          </table:table-cell>
          <table:table-cell table:style-name="ce65" table:formula="oooc:=IF([.F176]&lt;0;0;[.F176])" office:value-type="currency" office:value="77363.5495616322">
            <text:p>$77,363.55</text:p>
          </table:table-cell>
          <table:table-cell table:style-name="ce65" table:formula="oooc:=[.$C$8]/12*[.B177]" office:value-type="currency" office:value="451.287372442855">
            <text:p>$451.29</text:p>
          </table:table-cell>
          <table:table-cell table:style-name="ce80" table:formula="oooc:=IF([.B177]&lt;=[.$F$2]+[.C177];[.B177]+[.C177];[.$F$2]-[.C177])" office:value-type="currency" office:value="214.015122736328">
            <text:p>$214.02</text:p>
          </table:table-cell>
          <table:table-cell table:style-name="ce65" table:formula="oooc:=IF([.B177]=0;0;[.$F$4])" office:value-type="currency" office:value="0">
            <text:p>$0.00</text:p>
          </table:table-cell>
          <table:table-cell table:style-name="ce65" table:formula="oooc:=IF(([.B177]-[.D177]-[.E177])&lt;0;0;([.B177]-([.D177]+[.E177])))" office:value-type="currency" office:value="77149.5344388959">
            <text:p>$77,149.53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67">
            <text:p>167</text:p>
          </table:table-cell>
          <table:table-cell table:style-name="ce66" table:formula="oooc:=IF([.F177]&lt;0;0;[.F177])" office:value-type="currency" office:value="77149.5344388959">
            <text:p>$77,149.53</text:p>
          </table:table-cell>
          <table:table-cell table:style-name="ce66" table:formula="oooc:=[.$C$8]/12*[.B178]" office:value-type="currency" office:value="450.038950893559">
            <text:p>$450.04</text:p>
          </table:table-cell>
          <table:table-cell table:style-name="ce34" table:formula="oooc:=IF([.B178]&lt;=[.$F$2]+[.C178];[.B178]+[.C178];[.$F$2]-[.C178])" office:value-type="currency" office:value="215.263544285623">
            <text:p>$215.26</text:p>
          </table:table-cell>
          <table:table-cell table:style-name="ce66" table:formula="oooc:=IF([.B178]=0;0;[.$F$4])" office:value-type="currency" office:value="0">
            <text:p>$0.00</text:p>
          </table:table-cell>
          <table:table-cell table:style-name="ce66" table:formula="oooc:=IF(([.B178]-[.D178]-[.E178])&lt;0;0;([.B178]-([.D178]+[.E178])))" office:value-type="currency" office:value="76934.2708946103">
            <text:p>$76,934.27</text:p>
          </table:table-cell>
          <table:table-cell table:number-columns-repeated="250"/>
        </table:table-row>
        <table:table-row table:style-name="ro2">
          <table:table-cell table:style-name="ce58" office:value-type="float" office:value="168">
            <text:p>168</text:p>
          </table:table-cell>
          <table:table-cell table:style-name="ce65" table:formula="oooc:=IF([.F178]&lt;0;0;[.F178])" office:value-type="currency" office:value="76934.2708946103">
            <text:p>$76,934.27</text:p>
          </table:table-cell>
          <table:table-cell table:style-name="ce65" table:formula="oooc:=[.$C$8]/12*[.B179]" office:value-type="currency" office:value="448.783246885227">
            <text:p>$448.78</text:p>
          </table:table-cell>
          <table:table-cell table:style-name="ce80" table:formula="oooc:=IF([.B179]&lt;=[.$F$2]+[.C179];[.B179]+[.C179];[.$F$2]-[.C179])" office:value-type="currency" office:value="216.519248293956">
            <text:p>$216.52</text:p>
          </table:table-cell>
          <table:table-cell table:style-name="ce65" table:formula="oooc:=IF([.B179]=0;0;[.$F$4])" office:value-type="currency" office:value="0">
            <text:p>$0.00</text:p>
          </table:table-cell>
          <table:table-cell table:style-name="ce65" table:formula="oooc:=IF(([.B179]-[.D179]-[.E179])&lt;0;0;([.B179]-([.D179]+[.E179])))" office:value-type="currency" office:value="76717.7516463163">
            <text:p>$76,717.7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69">
            <text:p>169</text:p>
          </table:table-cell>
          <table:table-cell table:style-name="ce66" table:formula="oooc:=IF([.F179]&lt;0;0;[.F179])" office:value-type="currency" office:value="76717.7516463163">
            <text:p>$76,717.75</text:p>
          </table:table-cell>
          <table:table-cell table:style-name="ce66" table:formula="oooc:=[.$C$8]/12*[.B180]" office:value-type="currency" office:value="447.520217936845">
            <text:p>$447.52</text:p>
          </table:table-cell>
          <table:table-cell table:style-name="ce34" table:formula="oooc:=IF([.B180]&lt;=[.$F$2]+[.C180];[.B180]+[.C180];[.$F$2]-[.C180])" office:value-type="currency" office:value="217.782277242337">
            <text:p>$217.78</text:p>
          </table:table-cell>
          <table:table-cell table:style-name="ce66" table:formula="oooc:=IF([.B180]=0;0;[.$F$4])" office:value-type="currency" office:value="0">
            <text:p>$0.00</text:p>
          </table:table-cell>
          <table:table-cell table:style-name="ce66" table:formula="oooc:=IF(([.B180]-[.D180]-[.E180])&lt;0;0;([.B180]-([.D180]+[.E180])))" office:value-type="currency" office:value="76499.969369074">
            <text:p>$76,499.97</text:p>
          </table:table-cell>
          <table:table-cell table:number-columns-repeated="250"/>
        </table:table-row>
        <table:table-row table:style-name="ro2">
          <table:table-cell table:style-name="ce58" office:value-type="float" office:value="170">
            <text:p>170</text:p>
          </table:table-cell>
          <table:table-cell table:style-name="ce65" table:formula="oooc:=IF([.F180]&lt;0;0;[.F180])" office:value-type="currency" office:value="76499.969369074">
            <text:p>$76,499.97</text:p>
          </table:table-cell>
          <table:table-cell table:style-name="ce65" table:formula="oooc:=[.$C$8]/12*[.B181]" office:value-type="currency" office:value="446.249821319598">
            <text:p>$446.25</text:p>
          </table:table-cell>
          <table:table-cell table:style-name="ce80" table:formula="oooc:=IF([.B181]&lt;=[.$F$2]+[.C181];[.B181]+[.C181];[.$F$2]-[.C181])" office:value-type="currency" office:value="219.052673859584">
            <text:p>$219.05</text:p>
          </table:table-cell>
          <table:table-cell table:style-name="ce65" table:formula="oooc:=IF([.B181]=0;0;[.$F$4])" office:value-type="currency" office:value="0">
            <text:p>$0.00</text:p>
          </table:table-cell>
          <table:table-cell table:style-name="ce65" table:formula="oooc:=IF(([.B181]-[.D181]-[.E181])&lt;0;0;([.B181]-([.D181]+[.E181])))" office:value-type="currency" office:value="76280.9166952144">
            <text:p>$76,280.92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71">
            <text:p>171</text:p>
          </table:table-cell>
          <table:table-cell table:style-name="ce66" table:formula="oooc:=IF([.F181]&lt;0;0;[.F181])" office:value-type="currency" office:value="76280.9166952144">
            <text:p>$76,280.92</text:p>
          </table:table-cell>
          <table:table-cell table:style-name="ce66" table:formula="oooc:=[.$C$8]/12*[.B182]" office:value-type="currency" office:value="444.972014055417">
            <text:p>$444.97</text:p>
          </table:table-cell>
          <table:table-cell table:style-name="ce34" table:formula="oooc:=IF([.B182]&lt;=[.$F$2]+[.C182];[.B182]+[.C182];[.$F$2]-[.C182])" office:value-type="currency" office:value="220.330481123765">
            <text:p>$220.33</text:p>
          </table:table-cell>
          <table:table-cell table:style-name="ce66" table:formula="oooc:=IF([.B182]=0;0;[.$F$4])" office:value-type="currency" office:value="0">
            <text:p>$0.00</text:p>
          </table:table-cell>
          <table:table-cell table:style-name="ce66" table:formula="oooc:=IF(([.B182]-[.D182]-[.E182])&lt;0;0;([.B182]-([.D182]+[.E182])))" office:value-type="currency" office:value="76060.5862140906">
            <text:p>$76,060.59</text:p>
          </table:table-cell>
          <table:table-cell table:number-columns-repeated="250"/>
        </table:table-row>
        <table:table-row table:style-name="ro2">
          <table:table-cell table:style-name="ce58" office:value-type="float" office:value="172">
            <text:p>172</text:p>
          </table:table-cell>
          <table:table-cell table:style-name="ce65" table:formula="oooc:=IF([.F182]&lt;0;0;[.F182])" office:value-type="currency" office:value="76060.5862140906">
            <text:p>$76,060.59</text:p>
          </table:table-cell>
          <table:table-cell table:style-name="ce65" table:formula="oooc:=[.$C$8]/12*[.B183]" office:value-type="currency" office:value="443.686752915529">
            <text:p>$443.69</text:p>
          </table:table-cell>
          <table:table-cell table:style-name="ce80" table:formula="oooc:=IF([.B183]&lt;=[.$F$2]+[.C183];[.B183]+[.C183];[.$F$2]-[.C183])" office:value-type="currency" office:value="221.615742263654">
            <text:p>$221.62</text:p>
          </table:table-cell>
          <table:table-cell table:style-name="ce65" table:formula="oooc:=IF([.B183]=0;0;[.$F$4])" office:value-type="currency" office:value="0">
            <text:p>$0.00</text:p>
          </table:table-cell>
          <table:table-cell table:style-name="ce65" table:formula="oooc:=IF(([.B183]-[.D183]-[.E183])&lt;0;0;([.B183]-([.D183]+[.E183])))" office:value-type="currency" office:value="75838.970471827">
            <text:p>$75,838.9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73">
            <text:p>173</text:p>
          </table:table-cell>
          <table:table-cell table:style-name="ce66" table:formula="oooc:=IF([.F183]&lt;0;0;[.F183])" office:value-type="currency" office:value="75838.970471827">
            <text:p>$75,838.97</text:p>
          </table:table-cell>
          <table:table-cell table:style-name="ce66" table:formula="oooc:=[.$C$8]/12*[.B184]" office:value-type="currency" office:value="442.393994418991">
            <text:p>$442.39</text:p>
          </table:table-cell>
          <table:table-cell table:style-name="ce34" table:formula="oooc:=IF([.B184]&lt;=[.$F$2]+[.C184];[.B184]+[.C184];[.$F$2]-[.C184])" office:value-type="currency" office:value="222.908500760192">
            <text:p>$222.91</text:p>
          </table:table-cell>
          <table:table-cell table:style-name="ce66" table:formula="oooc:=IF([.B184]=0;0;[.$F$4])" office:value-type="currency" office:value="0">
            <text:p>$0.00</text:p>
          </table:table-cell>
          <table:table-cell table:style-name="ce66" table:formula="oooc:=IF(([.B184]-[.D184]-[.E184])&lt;0;0;([.B184]-([.D184]+[.E184])))" office:value-type="currency" office:value="75616.0619710668">
            <text:p>$75,616.06</text:p>
          </table:table-cell>
          <table:table-cell table:number-columns-repeated="250"/>
        </table:table-row>
        <table:table-row table:style-name="ro2">
          <table:table-cell table:style-name="ce58" office:value-type="float" office:value="174">
            <text:p>174</text:p>
          </table:table-cell>
          <table:table-cell table:style-name="ce65" table:formula="oooc:=IF([.F184]&lt;0;0;[.F184])" office:value-type="currency" office:value="75616.0619710668">
            <text:p>$75,616.06</text:p>
          </table:table-cell>
          <table:table-cell table:style-name="ce65" table:formula="oooc:=[.$C$8]/12*[.B185]" office:value-type="currency" office:value="441.093694831223">
            <text:p>$441.09</text:p>
          </table:table-cell>
          <table:table-cell table:style-name="ce80" table:formula="oooc:=IF([.B185]&lt;=[.$F$2]+[.C185];[.B185]+[.C185];[.$F$2]-[.C185])" office:value-type="currency" office:value="224.20880034796">
            <text:p>$224.21</text:p>
          </table:table-cell>
          <table:table-cell table:style-name="ce65" table:formula="oooc:=IF([.B185]=0;0;[.$F$4])" office:value-type="currency" office:value="0">
            <text:p>$0.00</text:p>
          </table:table-cell>
          <table:table-cell table:style-name="ce65" table:formula="oooc:=IF(([.B185]-[.D185]-[.E185])&lt;0;0;([.B185]-([.D185]+[.E185])))" office:value-type="currency" office:value="75391.8531707188">
            <text:p>$75,391.8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75">
            <text:p>175</text:p>
          </table:table-cell>
          <table:table-cell table:style-name="ce66" table:formula="oooc:=IF([.F185]&lt;0;0;[.F185])" office:value-type="currency" office:value="75391.8531707188">
            <text:p>$75,391.85</text:p>
          </table:table-cell>
          <table:table-cell table:style-name="ce66" table:formula="oooc:=[.$C$8]/12*[.B186]" office:value-type="currency" office:value="439.785810162526">
            <text:p>$439.79</text:p>
          </table:table-cell>
          <table:table-cell table:style-name="ce34" table:formula="oooc:=IF([.B186]&lt;=[.$F$2]+[.C186];[.B186]+[.C186];[.$F$2]-[.C186])" office:value-type="currency" office:value="225.516685016656">
            <text:p>$225.52</text:p>
          </table:table-cell>
          <table:table-cell table:style-name="ce66" table:formula="oooc:=IF([.B186]=0;0;[.$F$4])" office:value-type="currency" office:value="0">
            <text:p>$0.00</text:p>
          </table:table-cell>
          <table:table-cell table:style-name="ce66" table:formula="oooc:=IF(([.B186]-[.D186]-[.E186])&lt;0;0;([.B186]-([.D186]+[.E186])))" office:value-type="currency" office:value="75166.3364857022">
            <text:p>$75,166.34</text:p>
          </table:table-cell>
          <table:table-cell table:number-columns-repeated="250"/>
        </table:table-row>
        <table:table-row table:style-name="ro2">
          <table:table-cell table:style-name="ce58" office:value-type="float" office:value="176">
            <text:p>176</text:p>
          </table:table-cell>
          <table:table-cell table:style-name="ce65" table:formula="oooc:=IF([.F186]&lt;0;0;[.F186])" office:value-type="currency" office:value="75166.3364857022">
            <text:p>$75,166.34</text:p>
          </table:table-cell>
          <table:table-cell table:style-name="ce65" table:formula="oooc:=[.$C$8]/12*[.B187]" office:value-type="currency" office:value="438.470296166596">
            <text:p>$438.47</text:p>
          </table:table-cell>
          <table:table-cell table:style-name="ce80" table:formula="oooc:=IF([.B187]&lt;=[.$F$2]+[.C187];[.B187]+[.C187];[.$F$2]-[.C187])" office:value-type="currency" office:value="226.832199012586">
            <text:p>$226.83</text:p>
          </table:table-cell>
          <table:table-cell table:style-name="ce65" table:formula="oooc:=IF([.B187]=0;0;[.$F$4])" office:value-type="currency" office:value="0">
            <text:p>$0.00</text:p>
          </table:table-cell>
          <table:table-cell table:style-name="ce65" table:formula="oooc:=IF(([.B187]-[.D187]-[.E187])&lt;0;0;([.B187]-([.D187]+[.E187])))" office:value-type="currency" office:value="74939.5042866896">
            <text:p>$74,939.5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77">
            <text:p>177</text:p>
          </table:table-cell>
          <table:table-cell table:style-name="ce66" table:formula="oooc:=IF([.F187]&lt;0;0;[.F187])" office:value-type="currency" office:value="74939.5042866896">
            <text:p>$74,939.50</text:p>
          </table:table-cell>
          <table:table-cell table:style-name="ce66" table:formula="oooc:=[.$C$8]/12*[.B188]" office:value-type="currency" office:value="437.147108339023">
            <text:p>$437.15</text:p>
          </table:table-cell>
          <table:table-cell table:style-name="ce34" table:formula="oooc:=IF([.B188]&lt;=[.$F$2]+[.C188];[.B188]+[.C188];[.$F$2]-[.C188])" office:value-type="currency" office:value="228.15538684016">
            <text:p>$228.16</text:p>
          </table:table-cell>
          <table:table-cell table:style-name="ce66" table:formula="oooc:=IF([.B188]=0;0;[.$F$4])" office:value-type="currency" office:value="0">
            <text:p>$0.00</text:p>
          </table:table-cell>
          <table:table-cell table:style-name="ce66" table:formula="oooc:=IF(([.B188]-[.D188]-[.E188])&lt;0;0;([.B188]-([.D188]+[.E188])))" office:value-type="currency" office:value="74711.3488998494">
            <text:p>$74,711.35</text:p>
          </table:table-cell>
          <table:table-cell table:number-columns-repeated="250"/>
        </table:table-row>
        <table:table-row table:style-name="ro2">
          <table:table-cell table:style-name="ce58" office:value-type="float" office:value="178">
            <text:p>178</text:p>
          </table:table-cell>
          <table:table-cell table:style-name="ce65" table:formula="oooc:=IF([.F188]&lt;0;0;[.F188])" office:value-type="currency" office:value="74711.3488998494">
            <text:p>$74,711.35</text:p>
          </table:table-cell>
          <table:table-cell table:style-name="ce65" table:formula="oooc:=[.$C$8]/12*[.B189]" office:value-type="currency" office:value="435.816201915788">
            <text:p>$435.82</text:p>
          </table:table-cell>
          <table:table-cell table:style-name="ce80" table:formula="oooc:=IF([.B189]&lt;=[.$F$2]+[.C189];[.B189]+[.C189];[.$F$2]-[.C189])" office:value-type="currency" office:value="229.486293263394">
            <text:p>$229.49</text:p>
          </table:table-cell>
          <table:table-cell table:style-name="ce65" table:formula="oooc:=IF([.B189]=0;0;[.$F$4])" office:value-type="currency" office:value="0">
            <text:p>$0.00</text:p>
          </table:table-cell>
          <table:table-cell table:style-name="ce65" table:formula="oooc:=IF(([.B189]-[.D189]-[.E189])&lt;0;0;([.B189]-([.D189]+[.E189])))" office:value-type="currency" office:value="74481.862606586">
            <text:p>$74,481.86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79">
            <text:p>179</text:p>
          </table:table-cell>
          <table:table-cell table:style-name="ce66" table:formula="oooc:=IF([.F189]&lt;0;0;[.F189])" office:value-type="currency" office:value="74481.862606586">
            <text:p>$74,481.86</text:p>
          </table:table-cell>
          <table:table-cell table:style-name="ce66" table:formula="oooc:=[.$C$8]/12*[.B190]" office:value-type="currency" office:value="434.477531871752">
            <text:p>$434.48</text:p>
          </table:table-cell>
          <table:table-cell table:style-name="ce34" table:formula="oooc:=IF([.B190]&lt;=[.$F$2]+[.C190];[.B190]+[.C190];[.$F$2]-[.C190])" office:value-type="currency" office:value="230.824963307431">
            <text:p>$230.82</text:p>
          </table:table-cell>
          <table:table-cell table:style-name="ce66" table:formula="oooc:=IF([.B190]=0;0;[.$F$4])" office:value-type="currency" office:value="0">
            <text:p>$0.00</text:p>
          </table:table-cell>
          <table:table-cell table:style-name="ce66" table:formula="oooc:=IF(([.B190]-[.D190]-[.E190])&lt;0;0;([.B190]-([.D190]+[.E190])))" office:value-type="currency" office:value="74251.0376432786">
            <text:p>$74,251.04</text:p>
          </table:table-cell>
          <table:table-cell table:number-columns-repeated="250"/>
        </table:table-row>
        <table:table-row table:style-name="ro2">
          <table:table-cell table:style-name="ce58" office:value-type="float" office:value="180">
            <text:p>180</text:p>
          </table:table-cell>
          <table:table-cell table:style-name="ce65" table:formula="oooc:=IF([.F190]&lt;0;0;[.F190])" office:value-type="currency" office:value="74251.0376432786">
            <text:p>$74,251.04</text:p>
          </table:table-cell>
          <table:table-cell table:style-name="ce65" table:formula="oooc:=[.$C$8]/12*[.B191]" office:value-type="currency" office:value="433.131052919125">
            <text:p>$433.13</text:p>
          </table:table-cell>
          <table:table-cell table:style-name="ce80" table:formula="oooc:=IF([.B191]&lt;=[.$F$2]+[.C191];[.B191]+[.C191];[.$F$2]-[.C191])" office:value-type="currency" office:value="232.171442260057">
            <text:p>$232.17</text:p>
          </table:table-cell>
          <table:table-cell table:style-name="ce65" table:formula="oooc:=IF([.B191]=0;0;[.$F$4])" office:value-type="currency" office:value="0">
            <text:p>$0.00</text:p>
          </table:table-cell>
          <table:table-cell table:style-name="ce65" table:formula="oooc:=IF(([.B191]-[.D191]-[.E191])&lt;0;0;([.B191]-([.D191]+[.E191])))" office:value-type="currency" office:value="74018.8662010185">
            <text:p>$74,018.8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81">
            <text:p>181</text:p>
          </table:table-cell>
          <table:table-cell table:style-name="ce66" table:formula="oooc:=IF([.F191]&lt;0;0;[.F191])" office:value-type="currency" office:value="74018.8662010185">
            <text:p>$74,018.87</text:p>
          </table:table-cell>
          <table:table-cell table:style-name="ce66" table:formula="oooc:=[.$C$8]/12*[.B192]" office:value-type="currency" office:value="431.776719505941">
            <text:p>$431.78</text:p>
          </table:table-cell>
          <table:table-cell table:style-name="ce34" table:formula="oooc:=IF([.B192]&lt;=[.$F$2]+[.C192];[.B192]+[.C192];[.$F$2]-[.C192])" office:value-type="currency" office:value="233.525775673241">
            <text:p>$233.53</text:p>
          </table:table-cell>
          <table:table-cell table:style-name="ce66" table:formula="oooc:=IF([.B192]=0;0;[.$F$4])" office:value-type="currency" office:value="0">
            <text:p>$0.00</text:p>
          </table:table-cell>
          <table:table-cell table:style-name="ce66" table:formula="oooc:=IF(([.B192]-[.D192]-[.E192])&lt;0;0;([.B192]-([.D192]+[.E192])))" office:value-type="currency" office:value="73785.3404253453">
            <text:p>$73,785.34</text:p>
          </table:table-cell>
          <table:table-cell table:number-columns-repeated="250"/>
        </table:table-row>
        <table:table-row table:style-name="ro2">
          <table:table-cell table:style-name="ce58" office:value-type="float" office:value="182">
            <text:p>182</text:p>
          </table:table-cell>
          <table:table-cell table:style-name="ce65" table:formula="oooc:=IF([.F192]&lt;0;0;[.F192])" office:value-type="currency" office:value="73785.3404253453">
            <text:p>$73,785.34</text:p>
          </table:table-cell>
          <table:table-cell table:style-name="ce65" table:formula="oooc:=[.$C$8]/12*[.B193]" office:value-type="currency" office:value="430.414485814514">
            <text:p>$430.41</text:p>
          </table:table-cell>
          <table:table-cell table:style-name="ce80" table:formula="oooc:=IF([.B193]&lt;=[.$F$2]+[.C193];[.B193]+[.C193];[.$F$2]-[.C193])" office:value-type="currency" office:value="234.888009364668">
            <text:p>$234.89</text:p>
          </table:table-cell>
          <table:table-cell table:style-name="ce65" table:formula="oooc:=IF([.B193]=0;0;[.$F$4])" office:value-type="currency" office:value="0">
            <text:p>$0.00</text:p>
          </table:table-cell>
          <table:table-cell table:style-name="ce65" table:formula="oooc:=IF(([.B193]-[.D193]-[.E193])&lt;0;0;([.B193]-([.D193]+[.E193])))" office:value-type="currency" office:value="73550.4524159806">
            <text:p>$73,550.4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83">
            <text:p>183</text:p>
          </table:table-cell>
          <table:table-cell table:style-name="ce66" table:formula="oooc:=IF([.F193]&lt;0;0;[.F193])" office:value-type="currency" office:value="73550.4524159806">
            <text:p>$73,550.45</text:p>
          </table:table-cell>
          <table:table-cell table:style-name="ce66" table:formula="oooc:=[.$C$8]/12*[.B194]" office:value-type="currency" office:value="429.044305759887">
            <text:p>$429.04</text:p>
          </table:table-cell>
          <table:table-cell table:style-name="ce34" table:formula="oooc:=IF([.B194]&lt;=[.$F$2]+[.C194];[.B194]+[.C194];[.$F$2]-[.C194])" office:value-type="currency" office:value="236.258189419296">
            <text:p>$236.26</text:p>
          </table:table-cell>
          <table:table-cell table:style-name="ce66" table:formula="oooc:=IF([.B194]=0;0;[.$F$4])" office:value-type="currency" office:value="0">
            <text:p>$0.00</text:p>
          </table:table-cell>
          <table:table-cell table:style-name="ce66" table:formula="oooc:=IF(([.B194]-[.D194]-[.E194])&lt;0;0;([.B194]-([.D194]+[.E194])))" office:value-type="currency" office:value="73314.1942265613">
            <text:p>$73,314.19</text:p>
          </table:table-cell>
          <table:table-cell table:number-columns-repeated="250"/>
        </table:table-row>
        <table:table-row table:style-name="ro2">
          <table:table-cell table:style-name="ce58" office:value-type="float" office:value="184">
            <text:p>184</text:p>
          </table:table-cell>
          <table:table-cell table:style-name="ce65" table:formula="oooc:=IF([.F194]&lt;0;0;[.F194])" office:value-type="currency" office:value="73314.1942265613">
            <text:p>$73,314.19</text:p>
          </table:table-cell>
          <table:table-cell table:style-name="ce65" table:formula="oooc:=[.$C$8]/12*[.B195]" office:value-type="currency" office:value="427.666132988274">
            <text:p>$427.67</text:p>
          </table:table-cell>
          <table:table-cell table:style-name="ce80" table:formula="oooc:=IF([.B195]&lt;=[.$F$2]+[.C195];[.B195]+[.C195];[.$F$2]-[.C195])" office:value-type="currency" office:value="237.636362190908">
            <text:p>$237.64</text:p>
          </table:table-cell>
          <table:table-cell table:style-name="ce65" table:formula="oooc:=IF([.B195]=0;0;[.$F$4])" office:value-type="currency" office:value="0">
            <text:p>$0.00</text:p>
          </table:table-cell>
          <table:table-cell table:style-name="ce65" table:formula="oooc:=IF(([.B195]-[.D195]-[.E195])&lt;0;0;([.B195]-([.D195]+[.E195])))" office:value-type="currency" office:value="73076.5578643704">
            <text:p>$73,076.56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85">
            <text:p>185</text:p>
          </table:table-cell>
          <table:table-cell table:style-name="ce66" table:formula="oooc:=IF([.F195]&lt;0;0;[.F195])" office:value-type="currency" office:value="73076.5578643704">
            <text:p>$73,076.56</text:p>
          </table:table-cell>
          <table:table-cell table:style-name="ce66" table:formula="oooc:=[.$C$8]/12*[.B196]" office:value-type="currency" office:value="426.279920875494">
            <text:p>$426.28</text:p>
          </table:table-cell>
          <table:table-cell table:style-name="ce34" table:formula="oooc:=IF([.B196]&lt;=[.$F$2]+[.C196];[.B196]+[.C196];[.$F$2]-[.C196])" office:value-type="currency" office:value="239.022574303688">
            <text:p>$239.02</text:p>
          </table:table-cell>
          <table:table-cell table:style-name="ce66" table:formula="oooc:=IF([.B196]=0;0;[.$F$4])" office:value-type="currency" office:value="0">
            <text:p>$0.00</text:p>
          </table:table-cell>
          <table:table-cell table:style-name="ce66" table:formula="oooc:=IF(([.B196]-[.D196]-[.E196])&lt;0;0;([.B196]-([.D196]+[.E196])))" office:value-type="currency" office:value="72837.5352900667">
            <text:p>$72,837.54</text:p>
          </table:table-cell>
          <table:table-cell table:number-columns-repeated="250"/>
        </table:table-row>
        <table:table-row table:style-name="ro2">
          <table:table-cell table:style-name="ce58" office:value-type="float" office:value="186">
            <text:p>186</text:p>
          </table:table-cell>
          <table:table-cell table:style-name="ce65" table:formula="oooc:=IF([.F196]&lt;0;0;[.F196])" office:value-type="currency" office:value="72837.5352900667">
            <text:p>$72,837.54</text:p>
          </table:table-cell>
          <table:table-cell table:style-name="ce65" table:formula="oooc:=[.$C$8]/12*[.B197]" office:value-type="currency" office:value="424.885622525389">
            <text:p>$424.89</text:p>
          </table:table-cell>
          <table:table-cell table:style-name="ce80" table:formula="oooc:=IF([.B197]&lt;=[.$F$2]+[.C197];[.B197]+[.C197];[.$F$2]-[.C197])" office:value-type="currency" office:value="240.416872653793">
            <text:p>$240.42</text:p>
          </table:table-cell>
          <table:table-cell table:style-name="ce65" table:formula="oooc:=IF([.B197]=0;0;[.$F$4])" office:value-type="currency" office:value="0">
            <text:p>$0.00</text:p>
          </table:table-cell>
          <table:table-cell table:style-name="ce65" table:formula="oooc:=IF(([.B197]-[.D197]-[.E197])&lt;0;0;([.B197]-([.D197]+[.E197])))" office:value-type="currency" office:value="72597.1184174129">
            <text:p>$72,597.12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87">
            <text:p>187</text:p>
          </table:table-cell>
          <table:table-cell table:style-name="ce66" table:formula="oooc:=IF([.F197]&lt;0;0;[.F197])" office:value-type="currency" office:value="72597.1184174129">
            <text:p>$72,597.12</text:p>
          </table:table-cell>
          <table:table-cell table:style-name="ce66" table:formula="oooc:=[.$C$8]/12*[.B198]" office:value-type="currency" office:value="423.483190768242">
            <text:p>$423.48</text:p>
          </table:table-cell>
          <table:table-cell table:style-name="ce34" table:formula="oooc:=IF([.B198]&lt;=[.$F$2]+[.C198];[.B198]+[.C198];[.$F$2]-[.C198])" office:value-type="currency" office:value="241.81930441094">
            <text:p>$241.82</text:p>
          </table:table-cell>
          <table:table-cell table:style-name="ce66" table:formula="oooc:=IF([.B198]=0;0;[.$F$4])" office:value-type="currency" office:value="0">
            <text:p>$0.00</text:p>
          </table:table-cell>
          <table:table-cell table:style-name="ce66" table:formula="oooc:=IF(([.B198]-[.D198]-[.E198])&lt;0;0;([.B198]-([.D198]+[.E198])))" office:value-type="currency" office:value="72355.299113002">
            <text:p>$72,355.30</text:p>
          </table:table-cell>
          <table:table-cell table:number-columns-repeated="250"/>
        </table:table-row>
        <table:table-row table:style-name="ro2">
          <table:table-cell table:style-name="ce58" office:value-type="float" office:value="188">
            <text:p>188</text:p>
          </table:table-cell>
          <table:table-cell table:style-name="ce65" table:formula="oooc:=IF([.F198]&lt;0;0;[.F198])" office:value-type="currency" office:value="72355.299113002">
            <text:p>$72,355.30</text:p>
          </table:table-cell>
          <table:table-cell table:style-name="ce65" table:formula="oooc:=[.$C$8]/12*[.B199]" office:value-type="currency" office:value="422.072578159178">
            <text:p>$422.07</text:p>
          </table:table-cell>
          <table:table-cell table:style-name="ce80" table:formula="oooc:=IF([.B199]&lt;=[.$F$2]+[.C199];[.B199]+[.C199];[.$F$2]-[.C199])" office:value-type="currency" office:value="243.229917020004">
            <text:p>$243.23</text:p>
          </table:table-cell>
          <table:table-cell table:style-name="ce65" table:formula="oooc:=IF([.B199]=0;0;[.$F$4])" office:value-type="currency" office:value="0">
            <text:p>$0.00</text:p>
          </table:table-cell>
          <table:table-cell table:style-name="ce65" table:formula="oooc:=IF(([.B199]-[.D199]-[.E199])&lt;0;0;([.B199]-([.D199]+[.E199])))" office:value-type="currency" office:value="72112.069195982">
            <text:p>$72,112.0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89">
            <text:p>189</text:p>
          </table:table-cell>
          <table:table-cell table:style-name="ce66" table:formula="oooc:=IF([.F199]&lt;0;0;[.F199])" office:value-type="currency" office:value="72112.069195982">
            <text:p>$72,112.07</text:p>
          </table:table-cell>
          <table:table-cell table:style-name="ce66" table:formula="oooc:=[.$C$8]/12*[.B200]" office:value-type="currency" office:value="420.653736976562">
            <text:p>$420.65</text:p>
          </table:table-cell>
          <table:table-cell table:style-name="ce34" table:formula="oooc:=IF([.B200]&lt;=[.$F$2]+[.C200];[.B200]+[.C200];[.$F$2]-[.C200])" office:value-type="currency" office:value="244.648758202621">
            <text:p>$244.65</text:p>
          </table:table-cell>
          <table:table-cell table:style-name="ce66" table:formula="oooc:=IF([.B200]=0;0;[.$F$4])" office:value-type="currency" office:value="0">
            <text:p>$0.00</text:p>
          </table:table-cell>
          <table:table-cell table:style-name="ce66" table:formula="oooc:=IF(([.B200]-[.D200]-[.E200])&lt;0;0;([.B200]-([.D200]+[.E200])))" office:value-type="currency" office:value="71867.4204377794">
            <text:p>$71,867.42</text:p>
          </table:table-cell>
          <table:table-cell table:number-columns-repeated="250"/>
        </table:table-row>
        <table:table-row table:style-name="ro2">
          <table:table-cell table:style-name="ce58" office:value-type="float" office:value="190">
            <text:p>190</text:p>
          </table:table-cell>
          <table:table-cell table:style-name="ce65" table:formula="oooc:=IF([.F200]&lt;0;0;[.F200])" office:value-type="currency" office:value="71867.4204377794">
            <text:p>$71,867.42</text:p>
          </table:table-cell>
          <table:table-cell table:style-name="ce65" table:formula="oooc:=[.$C$8]/12*[.B201]" office:value-type="currency" office:value="419.22661922038">
            <text:p>$419.23</text:p>
          </table:table-cell>
          <table:table-cell table:style-name="ce80" table:formula="oooc:=IF([.B201]&lt;=[.$F$2]+[.C201];[.B201]+[.C201];[.$F$2]-[.C201])" office:value-type="currency" office:value="246.075875958803">
            <text:p>$246.08</text:p>
          </table:table-cell>
          <table:table-cell table:style-name="ce65" table:formula="oooc:=IF([.B201]=0;0;[.$F$4])" office:value-type="currency" office:value="0">
            <text:p>$0.00</text:p>
          </table:table-cell>
          <table:table-cell table:style-name="ce65" table:formula="oooc:=IF(([.B201]-[.D201]-[.E201])&lt;0;0;([.B201]-([.D201]+[.E201])))" office:value-type="currency" office:value="71621.3445618206">
            <text:p>$71,621.3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91">
            <text:p>191</text:p>
          </table:table-cell>
          <table:table-cell table:style-name="ce66" table:formula="oooc:=IF([.F201]&lt;0;0;[.F201])" office:value-type="currency" office:value="71621.3445618206">
            <text:p>$71,621.34</text:p>
          </table:table-cell>
          <table:table-cell table:style-name="ce66" table:formula="oooc:=[.$C$8]/12*[.B202]" office:value-type="currency" office:value="417.79117661062">
            <text:p>$417.79</text:p>
          </table:table-cell>
          <table:table-cell table:style-name="ce34" table:formula="oooc:=IF([.B202]&lt;=[.$F$2]+[.C202];[.B202]+[.C202];[.$F$2]-[.C202])" office:value-type="currency" office:value="247.511318568562">
            <text:p>$247.51</text:p>
          </table:table-cell>
          <table:table-cell table:style-name="ce66" table:formula="oooc:=IF([.B202]=0;0;[.$F$4])" office:value-type="currency" office:value="0">
            <text:p>$0.00</text:p>
          </table:table-cell>
          <table:table-cell table:style-name="ce66" table:formula="oooc:=IF(([.B202]-[.D202]-[.E202])&lt;0;0;([.B202]-([.D202]+[.E202])))" office:value-type="currency" office:value="71373.833243252">
            <text:p>$71,373.83</text:p>
          </table:table-cell>
          <table:table-cell table:number-columns-repeated="250"/>
        </table:table-row>
        <table:table-row table:style-name="ro2">
          <table:table-cell table:style-name="ce58" office:value-type="float" office:value="192">
            <text:p>192</text:p>
          </table:table-cell>
          <table:table-cell table:style-name="ce65" table:formula="oooc:=IF([.F202]&lt;0;0;[.F202])" office:value-type="currency" office:value="71373.833243252">
            <text:p>$71,373.83</text:p>
          </table:table-cell>
          <table:table-cell table:style-name="ce65" table:formula="oooc:=[.$C$8]/12*[.B203]" office:value-type="currency" office:value="416.347360585637">
            <text:p>$416.35</text:p>
          </table:table-cell>
          <table:table-cell table:style-name="ce80" table:formula="oooc:=IF([.B203]&lt;=[.$F$2]+[.C203];[.B203]+[.C203];[.$F$2]-[.C203])" office:value-type="currency" office:value="248.955134593546">
            <text:p>$248.96</text:p>
          </table:table-cell>
          <table:table-cell table:style-name="ce65" table:formula="oooc:=IF([.B203]=0;0;[.$F$4])" office:value-type="currency" office:value="0">
            <text:p>$0.00</text:p>
          </table:table-cell>
          <table:table-cell table:style-name="ce65" table:formula="oooc:=IF(([.B203]-[.D203]-[.E203])&lt;0;0;([.B203]-([.D203]+[.E203])))" office:value-type="currency" office:value="71124.8781086585">
            <text:p>$71,124.8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93">
            <text:p>193</text:p>
          </table:table-cell>
          <table:table-cell table:style-name="ce66" table:formula="oooc:=IF([.F203]&lt;0;0;[.F203])" office:value-type="currency" office:value="71124.8781086585">
            <text:p>$71,124.88</text:p>
          </table:table-cell>
          <table:table-cell table:style-name="ce66" table:formula="oooc:=[.$C$8]/12*[.B204]" office:value-type="currency" office:value="414.895122300508">
            <text:p>$414.90</text:p>
          </table:table-cell>
          <table:table-cell table:style-name="ce34" table:formula="oooc:=IF([.B204]&lt;=[.$F$2]+[.C204];[.B204]+[.C204];[.$F$2]-[.C204])" office:value-type="currency" office:value="250.407372878675">
            <text:p>$250.41</text:p>
          </table:table-cell>
          <table:table-cell table:style-name="ce66" table:formula="oooc:=IF([.B204]=0;0;[.$F$4])" office:value-type="currency" office:value="0">
            <text:p>$0.00</text:p>
          </table:table-cell>
          <table:table-cell table:style-name="ce66" table:formula="oooc:=IF(([.B204]-[.D204]-[.E204])&lt;0;0;([.B204]-([.D204]+[.E204])))" office:value-type="currency" office:value="70874.4707357798">
            <text:p>$70,874.47</text:p>
          </table:table-cell>
          <table:table-cell table:number-columns-repeated="250"/>
        </table:table-row>
        <table:table-row table:style-name="ro2">
          <table:table-cell table:style-name="ce58" office:value-type="float" office:value="194">
            <text:p>194</text:p>
          </table:table-cell>
          <table:table-cell table:style-name="ce65" table:formula="oooc:=IF([.F204]&lt;0;0;[.F204])" office:value-type="currency" office:value="70874.4707357798">
            <text:p>$70,874.47</text:p>
          </table:table-cell>
          <table:table-cell table:style-name="ce65" table:formula="oooc:=[.$C$8]/12*[.B205]" office:value-type="currency" office:value="413.434412625382">
            <text:p>$413.43</text:p>
          </table:table-cell>
          <table:table-cell table:style-name="ce80" table:formula="oooc:=IF([.B205]&lt;=[.$F$2]+[.C205];[.B205]+[.C205];[.$F$2]-[.C205])" office:value-type="currency" office:value="251.8680825538">
            <text:p>$251.87</text:p>
          </table:table-cell>
          <table:table-cell table:style-name="ce65" table:formula="oooc:=IF([.B205]=0;0;[.$F$4])" office:value-type="currency" office:value="0">
            <text:p>$0.00</text:p>
          </table:table-cell>
          <table:table-cell table:style-name="ce65" table:formula="oooc:=IF(([.B205]-[.D205]-[.E205])&lt;0;0;([.B205]-([.D205]+[.E205])))" office:value-type="currency" office:value="70622.602653226">
            <text:p>$70,622.6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95">
            <text:p>195</text:p>
          </table:table-cell>
          <table:table-cell table:style-name="ce66" table:formula="oooc:=IF([.F205]&lt;0;0;[.F205])" office:value-type="currency" office:value="70622.602653226">
            <text:p>$70,622.60</text:p>
          </table:table-cell>
          <table:table-cell table:style-name="ce66" table:formula="oooc:=[.$C$8]/12*[.B206]" office:value-type="currency" office:value="411.965182143818">
            <text:p>$411.97</text:p>
          </table:table-cell>
          <table:table-cell table:style-name="ce34" table:formula="oooc:=IF([.B206]&lt;=[.$F$2]+[.C206];[.B206]+[.C206];[.$F$2]-[.C206])" office:value-type="currency" office:value="253.337313035364">
            <text:p>$253.34</text:p>
          </table:table-cell>
          <table:table-cell table:style-name="ce66" table:formula="oooc:=IF([.B206]=0;0;[.$F$4])" office:value-type="currency" office:value="0">
            <text:p>$0.00</text:p>
          </table:table-cell>
          <table:table-cell table:style-name="ce66" table:formula="oooc:=IF(([.B206]-[.D206]-[.E206])&lt;0;0;([.B206]-([.D206]+[.E206])))" office:value-type="currency" office:value="70369.2653401906">
            <text:p>$70,369.27</text:p>
          </table:table-cell>
          <table:table-cell table:number-columns-repeated="250"/>
        </table:table-row>
        <table:table-row table:style-name="ro2">
          <table:table-cell table:style-name="ce58" office:value-type="float" office:value="196">
            <text:p>196</text:p>
          </table:table-cell>
          <table:table-cell table:style-name="ce65" table:formula="oooc:=IF([.F206]&lt;0;0;[.F206])" office:value-type="currency" office:value="70369.2653401906">
            <text:p>$70,369.27</text:p>
          </table:table-cell>
          <table:table-cell table:style-name="ce65" table:formula="oooc:=[.$C$8]/12*[.B207]" office:value-type="currency" office:value="410.487381151112">
            <text:p>$410.49</text:p>
          </table:table-cell>
          <table:table-cell table:style-name="ce80" table:formula="oooc:=IF([.B207]&lt;=[.$F$2]+[.C207];[.B207]+[.C207];[.$F$2]-[.C207])" office:value-type="currency" office:value="254.81511402807">
            <text:p>$254.82</text:p>
          </table:table-cell>
          <table:table-cell table:style-name="ce65" table:formula="oooc:=IF([.B207]=0;0;[.$F$4])" office:value-type="currency" office:value="0">
            <text:p>$0.00</text:p>
          </table:table-cell>
          <table:table-cell table:style-name="ce65" table:formula="oooc:=IF(([.B207]-[.D207]-[.E207])&lt;0;0;([.B207]-([.D207]+[.E207])))" office:value-type="currency" office:value="70114.4502261626">
            <text:p>$70,114.4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97">
            <text:p>197</text:p>
          </table:table-cell>
          <table:table-cell table:style-name="ce66" table:formula="oooc:=IF([.F207]&lt;0;0;[.F207])" office:value-type="currency" office:value="70114.4502261626">
            <text:p>$70,114.45</text:p>
          </table:table-cell>
          <table:table-cell table:style-name="ce66" table:formula="oooc:=[.$C$8]/12*[.B208]" office:value-type="currency" office:value="409.000959652615">
            <text:p>$409.00</text:p>
          </table:table-cell>
          <table:table-cell table:style-name="ce34" table:formula="oooc:=IF([.B208]&lt;=[.$F$2]+[.C208];[.B208]+[.C208];[.$F$2]-[.C208])" office:value-type="currency" office:value="256.301535526568">
            <text:p>$256.30</text:p>
          </table:table-cell>
          <table:table-cell table:style-name="ce66" table:formula="oooc:=IF([.B208]=0;0;[.$F$4])" office:value-type="currency" office:value="0">
            <text:p>$0.00</text:p>
          </table:table-cell>
          <table:table-cell table:style-name="ce66" table:formula="oooc:=IF(([.B208]-[.D208]-[.E208])&lt;0;0;([.B208]-([.D208]+[.E208])))" office:value-type="currency" office:value="69858.148690636">
            <text:p>$69,858.15</text:p>
          </table:table-cell>
          <table:table-cell table:number-columns-repeated="250"/>
        </table:table-row>
        <table:table-row table:style-name="ro2">
          <table:table-cell table:style-name="ce58" office:value-type="float" office:value="198">
            <text:p>198</text:p>
          </table:table-cell>
          <table:table-cell table:style-name="ce65" table:formula="oooc:=IF([.F208]&lt;0;0;[.F208])" office:value-type="currency" office:value="69858.148690636">
            <text:p>$69,858.15</text:p>
          </table:table-cell>
          <table:table-cell table:style-name="ce65" table:formula="oooc:=[.$C$8]/12*[.B209]" office:value-type="currency" office:value="407.505867362043">
            <text:p>$407.51</text:p>
          </table:table-cell>
          <table:table-cell table:style-name="ce80" table:formula="oooc:=IF([.B209]&lt;=[.$F$2]+[.C209];[.B209]+[.C209];[.$F$2]-[.C209])" office:value-type="currency" office:value="257.796627817139">
            <text:p>$257.80</text:p>
          </table:table-cell>
          <table:table-cell table:style-name="ce65" table:formula="oooc:=IF([.B209]=0;0;[.$F$4])" office:value-type="currency" office:value="0">
            <text:p>$0.00</text:p>
          </table:table-cell>
          <table:table-cell table:style-name="ce65" table:formula="oooc:=IF(([.B209]-[.D209]-[.E209])&lt;0;0;([.B209]-([.D209]+[.E209])))" office:value-type="currency" office:value="69600.3520628188">
            <text:p>$69,600.3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199">
            <text:p>199</text:p>
          </table:table-cell>
          <table:table-cell table:style-name="ce66" table:formula="oooc:=IF([.F209]&lt;0;0;[.F209])" office:value-type="currency" office:value="69600.3520628188">
            <text:p>$69,600.35</text:p>
          </table:table-cell>
          <table:table-cell table:style-name="ce66" table:formula="oooc:=[.$C$8]/12*[.B210]" office:value-type="currency" office:value="406.002053699777">
            <text:p>$406.00</text:p>
          </table:table-cell>
          <table:table-cell table:style-name="ce34" table:formula="oooc:=IF([.B210]&lt;=[.$F$2]+[.C210];[.B210]+[.C210];[.$F$2]-[.C210])" office:value-type="currency" office:value="259.300441479406">
            <text:p>$259.30</text:p>
          </table:table-cell>
          <table:table-cell table:style-name="ce66" table:formula="oooc:=IF([.B210]=0;0;[.$F$4])" office:value-type="currency" office:value="0">
            <text:p>$0.00</text:p>
          </table:table-cell>
          <table:table-cell table:style-name="ce66" table:formula="oooc:=IF(([.B210]-[.D210]-[.E210])&lt;0;0;([.B210]-([.D210]+[.E210])))" office:value-type="currency" office:value="69341.0516213394">
            <text:p>$69,341.05</text:p>
          </table:table-cell>
          <table:table-cell table:number-columns-repeated="250"/>
        </table:table-row>
        <table:table-row table:style-name="ro2">
          <table:table-cell table:style-name="ce58" office:value-type="float" office:value="200">
            <text:p>200</text:p>
          </table:table-cell>
          <table:table-cell table:style-name="ce65" table:formula="oooc:=IF([.F210]&lt;0;0;[.F210])" office:value-type="currency" office:value="69341.0516213394">
            <text:p>$69,341.05</text:p>
          </table:table-cell>
          <table:table-cell table:style-name="ce65" table:formula="oooc:=[.$C$8]/12*[.B211]" office:value-type="currency" office:value="404.489467791147">
            <text:p>$404.49</text:p>
          </table:table-cell>
          <table:table-cell table:style-name="ce80" table:formula="oooc:=IF([.B211]&lt;=[.$F$2]+[.C211];[.B211]+[.C211];[.$F$2]-[.C211])" office:value-type="currency" office:value="260.813027388036">
            <text:p>$260.81</text:p>
          </table:table-cell>
          <table:table-cell table:style-name="ce65" table:formula="oooc:=IF([.B211]=0;0;[.$F$4])" office:value-type="currency" office:value="0">
            <text:p>$0.00</text:p>
          </table:table-cell>
          <table:table-cell table:style-name="ce65" table:formula="oooc:=IF(([.B211]-[.D211]-[.E211])&lt;0;0;([.B211]-([.D211]+[.E211])))" office:value-type="currency" office:value="69080.2385939514">
            <text:p>$69,080.2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01">
            <text:p>201</text:p>
          </table:table-cell>
          <table:table-cell table:style-name="ce66" table:formula="oooc:=IF([.F211]&lt;0;0;[.F211])" office:value-type="currency" office:value="69080.2385939514">
            <text:p>$69,080.24</text:p>
          </table:table-cell>
          <table:table-cell table:style-name="ce66" table:formula="oooc:=[.$C$8]/12*[.B212]" office:value-type="currency" office:value="402.968058464716">
            <text:p>$402.97</text:p>
          </table:table-cell>
          <table:table-cell table:style-name="ce34" table:formula="oooc:=IF([.B212]&lt;=[.$F$2]+[.C212];[.B212]+[.C212];[.$F$2]-[.C212])" office:value-type="currency" office:value="262.334436714466">
            <text:p>$262.33</text:p>
          </table:table-cell>
          <table:table-cell table:style-name="ce66" table:formula="oooc:=IF([.B212]=0;0;[.$F$4])" office:value-type="currency" office:value="0">
            <text:p>$0.00</text:p>
          </table:table-cell>
          <table:table-cell table:style-name="ce66" table:formula="oooc:=IF(([.B212]-[.D212]-[.E212])&lt;0;0;([.B212]-([.D212]+[.E212])))" office:value-type="currency" office:value="68817.9041572369">
            <text:p>$68,817.90</text:p>
          </table:table-cell>
          <table:table-cell table:number-columns-repeated="250"/>
        </table:table-row>
        <table:table-row table:style-name="ro2">
          <table:table-cell table:style-name="ce58" office:value-type="float" office:value="202">
            <text:p>202</text:p>
          </table:table-cell>
          <table:table-cell table:style-name="ce65" table:formula="oooc:=IF([.F212]&lt;0;0;[.F212])" office:value-type="currency" office:value="68817.9041572369">
            <text:p>$68,817.90</text:p>
          </table:table-cell>
          <table:table-cell table:style-name="ce65" table:formula="oooc:=[.$C$8]/12*[.B213]" office:value-type="currency" office:value="401.437774250549">
            <text:p>$401.44</text:p>
          </table:table-cell>
          <table:table-cell table:style-name="ce80" table:formula="oooc:=IF([.B213]&lt;=[.$F$2]+[.C213];[.B213]+[.C213];[.$F$2]-[.C213])" office:value-type="currency" office:value="263.864720928634">
            <text:p>$263.86</text:p>
          </table:table-cell>
          <table:table-cell table:style-name="ce65" table:formula="oooc:=IF([.B213]=0;0;[.$F$4])" office:value-type="currency" office:value="0">
            <text:p>$0.00</text:p>
          </table:table-cell>
          <table:table-cell table:style-name="ce65" table:formula="oooc:=IF(([.B213]-[.D213]-[.E213])&lt;0;0;([.B213]-([.D213]+[.E213])))" office:value-type="currency" office:value="68554.0394363083">
            <text:p>$68,554.0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03">
            <text:p>203</text:p>
          </table:table-cell>
          <table:table-cell table:style-name="ce66" table:formula="oooc:=IF([.F213]&lt;0;0;[.F213])" office:value-type="currency" office:value="68554.0394363083">
            <text:p>$68,554.04</text:p>
          </table:table-cell>
          <table:table-cell table:style-name="ce66" table:formula="oooc:=[.$C$8]/12*[.B214]" office:value-type="currency" office:value="399.898563378465">
            <text:p>$399.90</text:p>
          </table:table-cell>
          <table:table-cell table:style-name="ce34" table:formula="oooc:=IF([.B214]&lt;=[.$F$2]+[.C214];[.B214]+[.C214];[.$F$2]-[.C214])" office:value-type="currency" office:value="265.403931800717">
            <text:p>$265.40</text:p>
          </table:table-cell>
          <table:table-cell table:style-name="ce66" table:formula="oooc:=IF([.B214]=0;0;[.$F$4])" office:value-type="currency" office:value="0">
            <text:p>$0.00</text:p>
          </table:table-cell>
          <table:table-cell table:style-name="ce66" table:formula="oooc:=IF(([.B214]-[.D214]-[.E214])&lt;0;0;([.B214]-([.D214]+[.E214])))" office:value-type="currency" office:value="68288.6355045076">
            <text:p>$68,288.64</text:p>
          </table:table-cell>
          <table:table-cell table:number-columns-repeated="250"/>
        </table:table-row>
        <table:table-row table:style-name="ro2">
          <table:table-cell table:style-name="ce58" office:value-type="float" office:value="204">
            <text:p>204</text:p>
          </table:table-cell>
          <table:table-cell table:style-name="ce65" table:formula="oooc:=IF([.F214]&lt;0;0;[.F214])" office:value-type="currency" office:value="68288.6355045076">
            <text:p>$68,288.64</text:p>
          </table:table-cell>
          <table:table-cell table:style-name="ce65" table:formula="oooc:=[.$C$8]/12*[.B215]" office:value-type="currency" office:value="398.350373776294">
            <text:p>$398.35</text:p>
          </table:table-cell>
          <table:table-cell table:style-name="ce80" table:formula="oooc:=IF([.B215]&lt;=[.$F$2]+[.C215];[.B215]+[.C215];[.$F$2]-[.C215])" office:value-type="currency" office:value="266.952121402888">
            <text:p>$266.95</text:p>
          </table:table-cell>
          <table:table-cell table:style-name="ce65" table:formula="oooc:=IF([.B215]=0;0;[.$F$4])" office:value-type="currency" office:value="0">
            <text:p>$0.00</text:p>
          </table:table-cell>
          <table:table-cell table:style-name="ce65" table:formula="oooc:=IF(([.B215]-[.D215]-[.E215])&lt;0;0;([.B215]-([.D215]+[.E215])))" office:value-type="currency" office:value="68021.6833831047">
            <text:p>$68,021.6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05">
            <text:p>205</text:p>
          </table:table-cell>
          <table:table-cell table:style-name="ce66" table:formula="oooc:=IF([.F215]&lt;0;0;[.F215])" office:value-type="currency" office:value="68021.6833831047">
            <text:p>$68,021.68</text:p>
          </table:table-cell>
          <table:table-cell table:style-name="ce66" table:formula="oooc:=[.$C$8]/12*[.B216]" office:value-type="currency" office:value="396.793153068111">
            <text:p>$396.79</text:p>
          </table:table-cell>
          <table:table-cell table:style-name="ce34" table:formula="oooc:=IF([.B216]&lt;=[.$F$2]+[.C216];[.B216]+[.C216];[.$F$2]-[.C216])" office:value-type="currency" office:value="268.509342111072">
            <text:p>$268.51</text:p>
          </table:table-cell>
          <table:table-cell table:style-name="ce66" table:formula="oooc:=IF([.B216]=0;0;[.$F$4])" office:value-type="currency" office:value="0">
            <text:p>$0.00</text:p>
          </table:table-cell>
          <table:table-cell table:style-name="ce66" table:formula="oooc:=IF(([.B216]-[.D216]-[.E216])&lt;0;0;([.B216]-([.D216]+[.E216])))" office:value-type="currency" office:value="67753.1740409936">
            <text:p>$67,753.17</text:p>
          </table:table-cell>
          <table:table-cell table:number-columns-repeated="250"/>
        </table:table-row>
        <table:table-row table:style-name="ro2">
          <table:table-cell table:style-name="ce58" office:value-type="float" office:value="206">
            <text:p>206</text:p>
          </table:table-cell>
          <table:table-cell table:style-name="ce65" table:formula="oooc:=IF([.F216]&lt;0;0;[.F216])" office:value-type="currency" office:value="67753.1740409936">
            <text:p>$67,753.17</text:p>
          </table:table-cell>
          <table:table-cell table:style-name="ce65" table:formula="oooc:=[.$C$8]/12*[.B217]" office:value-type="currency" office:value="395.226848572463">
            <text:p>$395.23</text:p>
          </table:table-cell>
          <table:table-cell table:style-name="ce80" table:formula="oooc:=IF([.B217]&lt;=[.$F$2]+[.C217];[.B217]+[.C217];[.$F$2]-[.C217])" office:value-type="currency" office:value="270.07564660672">
            <text:p>$270.08</text:p>
          </table:table-cell>
          <table:table-cell table:style-name="ce65" table:formula="oooc:=IF([.B217]=0;0;[.$F$4])" office:value-type="currency" office:value="0">
            <text:p>$0.00</text:p>
          </table:table-cell>
          <table:table-cell table:style-name="ce65" table:formula="oooc:=IF(([.B217]-[.D217]-[.E217])&lt;0;0;([.B217]-([.D217]+[.E217])))" office:value-type="currency" office:value="67483.0983943869">
            <text:p>$67,483.1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07">
            <text:p>207</text:p>
          </table:table-cell>
          <table:table-cell table:style-name="ce66" table:formula="oooc:=IF([.F217]&lt;0;0;[.F217])" office:value-type="currency" office:value="67483.0983943869">
            <text:p>$67,483.10</text:p>
          </table:table-cell>
          <table:table-cell table:style-name="ce66" table:formula="oooc:=[.$C$8]/12*[.B218]" office:value-type="currency" office:value="393.65140730059">
            <text:p>$393.65</text:p>
          </table:table-cell>
          <table:table-cell table:style-name="ce34" table:formula="oooc:=IF([.B218]&lt;=[.$F$2]+[.C218];[.B218]+[.C218];[.$F$2]-[.C218])" office:value-type="currency" office:value="271.651087878592">
            <text:p>$271.65</text:p>
          </table:table-cell>
          <table:table-cell table:style-name="ce66" table:formula="oooc:=IF([.B218]=0;0;[.$F$4])" office:value-type="currency" office:value="0">
            <text:p>$0.00</text:p>
          </table:table-cell>
          <table:table-cell table:style-name="ce66" table:formula="oooc:=IF(([.B218]-[.D218]-[.E218])&lt;0;0;([.B218]-([.D218]+[.E218])))" office:value-type="currency" office:value="67211.4473065083">
            <text:p>$67,211.45</text:p>
          </table:table-cell>
          <table:table-cell table:number-columns-repeated="250"/>
        </table:table-row>
        <table:table-row table:style-name="ro2">
          <table:table-cell table:style-name="ce58" office:value-type="float" office:value="208">
            <text:p>208</text:p>
          </table:table-cell>
          <table:table-cell table:style-name="ce65" table:formula="oooc:=IF([.F218]&lt;0;0;[.F218])" office:value-type="currency" office:value="67211.4473065083">
            <text:p>$67,211.45</text:p>
          </table:table-cell>
          <table:table-cell table:style-name="ce65" table:formula="oooc:=[.$C$8]/12*[.B219]" office:value-type="currency" office:value="392.066775954632">
            <text:p>$392.07</text:p>
          </table:table-cell>
          <table:table-cell table:style-name="ce80" table:formula="oooc:=IF([.B219]&lt;=[.$F$2]+[.C219];[.B219]+[.C219];[.$F$2]-[.C219])" office:value-type="currency" office:value="273.235719224551">
            <text:p>$273.24</text:p>
          </table:table-cell>
          <table:table-cell table:style-name="ce65" table:formula="oooc:=IF([.B219]=0;0;[.$F$4])" office:value-type="currency" office:value="0">
            <text:p>$0.00</text:p>
          </table:table-cell>
          <table:table-cell table:style-name="ce65" table:formula="oooc:=IF(([.B219]-[.D219]-[.E219])&lt;0;0;([.B219]-([.D219]+[.E219])))" office:value-type="currency" office:value="66938.2115872838">
            <text:p>$66,938.21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09">
            <text:p>209</text:p>
          </table:table-cell>
          <table:table-cell table:style-name="ce66" table:formula="oooc:=IF([.F219]&lt;0;0;[.F219])" office:value-type="currency" office:value="66938.2115872838">
            <text:p>$66,938.21</text:p>
          </table:table-cell>
          <table:table-cell table:style-name="ce66" table:formula="oooc:=[.$C$8]/12*[.B220]" office:value-type="currency" office:value="390.472900925822">
            <text:p>$390.47</text:p>
          </table:table-cell>
          <table:table-cell table:style-name="ce34" table:formula="oooc:=IF([.B220]&lt;=[.$F$2]+[.C220];[.B220]+[.C220];[.$F$2]-[.C220])" office:value-type="currency" office:value="274.82959425336">
            <text:p>$274.83</text:p>
          </table:table-cell>
          <table:table-cell table:style-name="ce66" table:formula="oooc:=IF([.B220]=0;0;[.$F$4])" office:value-type="currency" office:value="0">
            <text:p>$0.00</text:p>
          </table:table-cell>
          <table:table-cell table:style-name="ce66" table:formula="oooc:=IF(([.B220]-[.D220]-[.E220])&lt;0;0;([.B220]-([.D220]+[.E220])))" office:value-type="currency" office:value="66663.3819930304">
            <text:p>$66,663.38</text:p>
          </table:table-cell>
          <table:table-cell table:number-columns-repeated="250"/>
        </table:table-row>
        <table:table-row table:style-name="ro2">
          <table:table-cell table:style-name="ce58" office:value-type="float" office:value="210">
            <text:p>210</text:p>
          </table:table-cell>
          <table:table-cell table:style-name="ce65" table:formula="oooc:=IF([.F220]&lt;0;0;[.F220])" office:value-type="currency" office:value="66663.3819930304">
            <text:p>$66,663.38</text:p>
          </table:table-cell>
          <table:table-cell table:style-name="ce65" table:formula="oooc:=[.$C$8]/12*[.B221]" office:value-type="currency" office:value="388.869728292677">
            <text:p>$388.87</text:p>
          </table:table-cell>
          <table:table-cell table:style-name="ce80" table:formula="oooc:=IF([.B221]&lt;=[.$F$2]+[.C221];[.B221]+[.C221];[.$F$2]-[.C221])" office:value-type="currency" office:value="276.432766886505">
            <text:p>$276.43</text:p>
          </table:table-cell>
          <table:table-cell table:style-name="ce65" table:formula="oooc:=IF([.B221]=0;0;[.$F$4])" office:value-type="currency" office:value="0">
            <text:p>$0.00</text:p>
          </table:table-cell>
          <table:table-cell table:style-name="ce65" table:formula="oooc:=IF(([.B221]-[.D221]-[.E221])&lt;0;0;([.B221]-([.D221]+[.E221])))" office:value-type="currency" office:value="66386.9492261439">
            <text:p>$66,386.9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11">
            <text:p>211</text:p>
          </table:table-cell>
          <table:table-cell table:style-name="ce66" table:formula="oooc:=IF([.F221]&lt;0;0;[.F221])" office:value-type="currency" office:value="66386.9492261439">
            <text:p>$66,386.95</text:p>
          </table:table-cell>
          <table:table-cell table:style-name="ce66" table:formula="oooc:=[.$C$8]/12*[.B222]" office:value-type="currency" office:value="387.257203819173">
            <text:p>$387.26</text:p>
          </table:table-cell>
          <table:table-cell table:style-name="ce34" table:formula="oooc:=IF([.B222]&lt;=[.$F$2]+[.C222];[.B222]+[.C222];[.$F$2]-[.C222])" office:value-type="currency" office:value="278.04529136001">
            <text:p>$278.05</text:p>
          </table:table-cell>
          <table:table-cell table:style-name="ce66" table:formula="oooc:=IF([.B222]=0;0;[.$F$4])" office:value-type="currency" office:value="0">
            <text:p>$0.00</text:p>
          </table:table-cell>
          <table:table-cell table:style-name="ce66" table:formula="oooc:=IF(([.B222]-[.D222]-[.E222])&lt;0;0;([.B222]-([.D222]+[.E222])))" office:value-type="currency" office:value="66108.9039347839">
            <text:p>$66,108.90</text:p>
          </table:table-cell>
          <table:table-cell table:number-columns-repeated="250"/>
        </table:table-row>
        <table:table-row table:style-name="ro2">
          <table:table-cell table:style-name="ce58" office:value-type="float" office:value="212">
            <text:p>212</text:p>
          </table:table-cell>
          <table:table-cell table:style-name="ce65" table:formula="oooc:=IF([.F222]&lt;0;0;[.F222])" office:value-type="currency" office:value="66108.9039347839">
            <text:p>$66,108.90</text:p>
          </table:table-cell>
          <table:table-cell table:style-name="ce65" table:formula="oooc:=[.$C$8]/12*[.B223]" office:value-type="currency" office:value="385.635272952906">
            <text:p>$385.64</text:p>
          </table:table-cell>
          <table:table-cell table:style-name="ce80" table:formula="oooc:=IF([.B223]&lt;=[.$F$2]+[.C223];[.B223]+[.C223];[.$F$2]-[.C223])" office:value-type="currency" office:value="279.667222226276">
            <text:p>$279.67</text:p>
          </table:table-cell>
          <table:table-cell table:style-name="ce65" table:formula="oooc:=IF([.B223]=0;0;[.$F$4])" office:value-type="currency" office:value="0">
            <text:p>$0.00</text:p>
          </table:table-cell>
          <table:table-cell table:style-name="ce65" table:formula="oooc:=IF(([.B223]-[.D223]-[.E223])&lt;0;0;([.B223]-([.D223]+[.E223])))" office:value-type="currency" office:value="65829.2367125576">
            <text:p>$65,829.2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13">
            <text:p>213</text:p>
          </table:table-cell>
          <table:table-cell table:style-name="ce66" table:formula="oooc:=IF([.F223]&lt;0;0;[.F223])" office:value-type="currency" office:value="65829.2367125576">
            <text:p>$65,829.24</text:p>
          </table:table-cell>
          <table:table-cell table:style-name="ce66" table:formula="oooc:=[.$C$8]/12*[.B224]" office:value-type="currency" office:value="384.003880823253">
            <text:p>$384.00</text:p>
          </table:table-cell>
          <table:table-cell table:style-name="ce34" table:formula="oooc:=IF([.B224]&lt;=[.$F$2]+[.C224];[.B224]+[.C224];[.$F$2]-[.C224])" office:value-type="currency" office:value="281.29861435593">
            <text:p>$281.30</text:p>
          </table:table-cell>
          <table:table-cell table:style-name="ce66" table:formula="oooc:=IF([.B224]=0;0;[.$F$4])" office:value-type="currency" office:value="0">
            <text:p>$0.00</text:p>
          </table:table-cell>
          <table:table-cell table:style-name="ce66" table:formula="oooc:=IF(([.B224]-[.D224]-[.E224])&lt;0;0;([.B224]-([.D224]+[.E224])))" office:value-type="currency" office:value="65547.9380982017">
            <text:p>$65,547.94</text:p>
          </table:table-cell>
          <table:table-cell table:number-columns-repeated="250"/>
        </table:table-row>
        <table:table-row table:style-name="ro2">
          <table:table-cell table:style-name="ce58" office:value-type="float" office:value="214">
            <text:p>214</text:p>
          </table:table-cell>
          <table:table-cell table:style-name="ce65" table:formula="oooc:=IF([.F224]&lt;0;0;[.F224])" office:value-type="currency" office:value="65547.9380982017">
            <text:p>$65,547.94</text:p>
          </table:table-cell>
          <table:table-cell table:style-name="ce65" table:formula="oooc:=[.$C$8]/12*[.B225]" office:value-type="currency" office:value="382.36297223951">
            <text:p>$382.36</text:p>
          </table:table-cell>
          <table:table-cell table:style-name="ce80" table:formula="oooc:=IF([.B225]&lt;=[.$F$2]+[.C225];[.B225]+[.C225];[.$F$2]-[.C225])" office:value-type="currency" office:value="282.939522939673">
            <text:p>$282.94</text:p>
          </table:table-cell>
          <table:table-cell table:style-name="ce65" table:formula="oooc:=IF([.B225]=0;0;[.$F$4])" office:value-type="currency" office:value="0">
            <text:p>$0.00</text:p>
          </table:table-cell>
          <table:table-cell table:style-name="ce65" table:formula="oooc:=IF(([.B225]-[.D225]-[.E225])&lt;0;0;([.B225]-([.D225]+[.E225])))" office:value-type="currency" office:value="65264.998575262">
            <text:p>$65,265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15">
            <text:p>215</text:p>
          </table:table-cell>
          <table:table-cell table:style-name="ce66" table:formula="oooc:=IF([.F225]&lt;0;0;[.F225])" office:value-type="currency" office:value="65264.998575262">
            <text:p>$65,265.00</text:p>
          </table:table-cell>
          <table:table-cell table:style-name="ce66" table:formula="oooc:=[.$C$8]/12*[.B226]" office:value-type="currency" office:value="380.712491689028">
            <text:p>$380.71</text:p>
          </table:table-cell>
          <table:table-cell table:style-name="ce34" table:formula="oooc:=IF([.B226]&lt;=[.$F$2]+[.C226];[.B226]+[.C226];[.$F$2]-[.C226])" office:value-type="currency" office:value="284.590003490154">
            <text:p>$284.59</text:p>
          </table:table-cell>
          <table:table-cell table:style-name="ce66" table:formula="oooc:=IF([.B226]=0;0;[.$F$4])" office:value-type="currency" office:value="0">
            <text:p>$0.00</text:p>
          </table:table-cell>
          <table:table-cell table:style-name="ce66" table:formula="oooc:=IF(([.B226]-[.D226]-[.E226])&lt;0;0;([.B226]-([.D226]+[.E226])))" office:value-type="currency" office:value="64980.4085717719">
            <text:p>$64,980.41</text:p>
          </table:table-cell>
          <table:table-cell table:number-columns-repeated="250"/>
        </table:table-row>
        <table:table-row table:style-name="ro2">
          <table:table-cell table:style-name="ce58" office:value-type="float" office:value="216">
            <text:p>216</text:p>
          </table:table-cell>
          <table:table-cell table:style-name="ce65" table:formula="oooc:=IF([.F226]&lt;0;0;[.F226])" office:value-type="currency" office:value="64980.4085717719">
            <text:p>$64,980.41</text:p>
          </table:table-cell>
          <table:table-cell table:style-name="ce65" table:formula="oooc:=[.$C$8]/12*[.B227]" office:value-type="currency" office:value="379.052383335336">
            <text:p>$379.05</text:p>
          </table:table-cell>
          <table:table-cell table:style-name="ce80" table:formula="oooc:=IF([.B227]&lt;=[.$F$2]+[.C227];[.B227]+[.C227];[.$F$2]-[.C227])" office:value-type="currency" office:value="286.250111843847">
            <text:p>$286.25</text:p>
          </table:table-cell>
          <table:table-cell table:style-name="ce65" table:formula="oooc:=IF([.B227]=0;0;[.$F$4])" office:value-type="currency" office:value="0">
            <text:p>$0.00</text:p>
          </table:table-cell>
          <table:table-cell table:style-name="ce65" table:formula="oooc:=IF(([.B227]-[.D227]-[.E227])&lt;0;0;([.B227]-([.D227]+[.E227])))" office:value-type="currency" office:value="64694.158459928">
            <text:p>$64,694.16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17">
            <text:p>217</text:p>
          </table:table-cell>
          <table:table-cell table:style-name="ce66" table:formula="oooc:=IF([.F227]&lt;0;0;[.F227])" office:value-type="currency" office:value="64694.158459928">
            <text:p>$64,694.16</text:p>
          </table:table-cell>
          <table:table-cell table:style-name="ce66" table:formula="oooc:=[.$C$8]/12*[.B228]" office:value-type="currency" office:value="377.382591016247">
            <text:p>$377.38</text:p>
          </table:table-cell>
          <table:table-cell table:style-name="ce34" table:formula="oooc:=IF([.B228]&lt;=[.$F$2]+[.C228];[.B228]+[.C228];[.$F$2]-[.C228])" office:value-type="currency" office:value="287.919904162936">
            <text:p>$287.92</text:p>
          </table:table-cell>
          <table:table-cell table:style-name="ce66" table:formula="oooc:=IF([.B228]=0;0;[.$F$4])" office:value-type="currency" office:value="0">
            <text:p>$0.00</text:p>
          </table:table-cell>
          <table:table-cell table:style-name="ce66" table:formula="oooc:=IF(([.B228]-[.D228]-[.E228])&lt;0;0;([.B228]-([.D228]+[.E228])))" office:value-type="currency" office:value="64406.2385557651">
            <text:p>$64,406.24</text:p>
          </table:table-cell>
          <table:table-cell table:number-columns-repeated="250"/>
        </table:table-row>
        <table:table-row table:style-name="ro2">
          <table:table-cell table:style-name="ce58" office:value-type="float" office:value="218">
            <text:p>218</text:p>
          </table:table-cell>
          <table:table-cell table:style-name="ce65" table:formula="oooc:=IF([.F228]&lt;0;0;[.F228])" office:value-type="currency" office:value="64406.2385557651">
            <text:p>$64,406.24</text:p>
          </table:table-cell>
          <table:table-cell table:style-name="ce65" table:formula="oooc:=[.$C$8]/12*[.B229]" office:value-type="currency" office:value="375.703058241963">
            <text:p>$375.70</text:p>
          </table:table-cell>
          <table:table-cell table:style-name="ce80" table:formula="oooc:=IF([.B229]&lt;=[.$F$2]+[.C229];[.B229]+[.C229];[.$F$2]-[.C229])" office:value-type="currency" office:value="289.599436937219">
            <text:p>$289.60</text:p>
          </table:table-cell>
          <table:table-cell table:style-name="ce65" table:formula="oooc:=IF([.B229]=0;0;[.$F$4])" office:value-type="currency" office:value="0">
            <text:p>$0.00</text:p>
          </table:table-cell>
          <table:table-cell table:style-name="ce65" table:formula="oooc:=IF(([.B229]-[.D229]-[.E229])&lt;0;0;([.B229]-([.D229]+[.E229])))" office:value-type="currency" office:value="64116.6391188279">
            <text:p>$64,116.6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19">
            <text:p>219</text:p>
          </table:table-cell>
          <table:table-cell table:style-name="ce66" table:formula="oooc:=IF([.F229]&lt;0;0;[.F229])" office:value-type="currency" office:value="64116.6391188279">
            <text:p>$64,116.64</text:p>
          </table:table-cell>
          <table:table-cell table:style-name="ce66" table:formula="oooc:=[.$C$8]/12*[.B230]" office:value-type="currency" office:value="374.013728193163">
            <text:p>$374.01</text:p>
          </table:table-cell>
          <table:table-cell table:style-name="ce34" table:formula="oooc:=IF([.B230]&lt;=[.$F$2]+[.C230];[.B230]+[.C230];[.$F$2]-[.C230])" office:value-type="currency" office:value="291.28876698602">
            <text:p>$291.29</text:p>
          </table:table-cell>
          <table:table-cell table:style-name="ce66" table:formula="oooc:=IF([.B230]=0;0;[.$F$4])" office:value-type="currency" office:value="0">
            <text:p>$0.00</text:p>
          </table:table-cell>
          <table:table-cell table:style-name="ce66" table:formula="oooc:=IF(([.B230]-[.D230]-[.E230])&lt;0;0;([.B230]-([.D230]+[.E230])))" office:value-type="currency" office:value="63825.3503518418">
            <text:p>$63,825.35</text:p>
          </table:table-cell>
          <table:table-cell table:number-columns-repeated="250"/>
        </table:table-row>
        <table:table-row table:style-name="ro2">
          <table:table-cell table:style-name="ce58" office:value-type="float" office:value="220">
            <text:p>220</text:p>
          </table:table-cell>
          <table:table-cell table:style-name="ce65" table:formula="oooc:=IF([.F230]&lt;0;0;[.F230])" office:value-type="currency" office:value="63825.3503518418">
            <text:p>$63,825.35</text:p>
          </table:table-cell>
          <table:table-cell table:style-name="ce65" table:formula="oooc:=[.$C$8]/12*[.B231]" office:value-type="currency" office:value="372.314543719077">
            <text:p>$372.31</text:p>
          </table:table-cell>
          <table:table-cell table:style-name="ce80" table:formula="oooc:=IF([.B231]&lt;=[.$F$2]+[.C231];[.B231]+[.C231];[.$F$2]-[.C231])" office:value-type="currency" office:value="292.987951460105">
            <text:p>$292.99</text:p>
          </table:table-cell>
          <table:table-cell table:style-name="ce65" table:formula="oooc:=IF([.B231]=0;0;[.$F$4])" office:value-type="currency" office:value="0">
            <text:p>$0.00</text:p>
          </table:table-cell>
          <table:table-cell table:style-name="ce65" table:formula="oooc:=IF(([.B231]-[.D231]-[.E231])&lt;0;0;([.B231]-([.D231]+[.E231])))" office:value-type="currency" office:value="63532.3624003817">
            <text:p>$63,532.36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21">
            <text:p>221</text:p>
          </table:table-cell>
          <table:table-cell table:style-name="ce66" table:formula="oooc:=IF([.F231]&lt;0;0;[.F231])" office:value-type="currency" office:value="63532.3624003817">
            <text:p>$63,532.36</text:p>
          </table:table-cell>
          <table:table-cell table:style-name="ce66" table:formula="oooc:=[.$C$8]/12*[.B232]" office:value-type="currency" office:value="370.60544733556">
            <text:p>$370.61</text:p>
          </table:table-cell>
          <table:table-cell table:style-name="ce34" table:formula="oooc:=IF([.B232]&lt;=[.$F$2]+[.C232];[.B232]+[.C232];[.$F$2]-[.C232])" office:value-type="currency" office:value="294.697047843622">
            <text:p>$294.70</text:p>
          </table:table-cell>
          <table:table-cell table:style-name="ce66" table:formula="oooc:=IF([.B232]=0;0;[.$F$4])" office:value-type="currency" office:value="0">
            <text:p>$0.00</text:p>
          </table:table-cell>
          <table:table-cell table:style-name="ce66" table:formula="oooc:=IF(([.B232]-[.D232]-[.E232])&lt;0;0;([.B232]-([.D232]+[.E232])))" office:value-type="currency" office:value="63237.6653525381">
            <text:p>$63,237.67</text:p>
          </table:table-cell>
          <table:table-cell table:number-columns-repeated="250"/>
        </table:table-row>
        <table:table-row table:style-name="ro2">
          <table:table-cell table:style-name="ce58" office:value-type="float" office:value="222">
            <text:p>222</text:p>
          </table:table-cell>
          <table:table-cell table:style-name="ce65" table:formula="oooc:=IF([.F232]&lt;0;0;[.F232])" office:value-type="currency" office:value="63237.6653525381">
            <text:p>$63,237.67</text:p>
          </table:table-cell>
          <table:table-cell table:style-name="ce65" table:formula="oooc:=[.$C$8]/12*[.B233]" office:value-type="currency" office:value="368.886381223139">
            <text:p>$368.89</text:p>
          </table:table-cell>
          <table:table-cell table:style-name="ce80" table:formula="oooc:=IF([.B233]&lt;=[.$F$2]+[.C233];[.B233]+[.C233];[.$F$2]-[.C233])" office:value-type="currency" office:value="296.416113956043">
            <text:p>$296.42</text:p>
          </table:table-cell>
          <table:table-cell table:style-name="ce65" table:formula="oooc:=IF([.B233]=0;0;[.$F$4])" office:value-type="currency" office:value="0">
            <text:p>$0.00</text:p>
          </table:table-cell>
          <table:table-cell table:style-name="ce65" table:formula="oooc:=IF(([.B233]-[.D233]-[.E233])&lt;0;0;([.B233]-([.D233]+[.E233])))" office:value-type="currency" office:value="62941.2492385821">
            <text:p>$62,941.2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23">
            <text:p>223</text:p>
          </table:table-cell>
          <table:table-cell table:style-name="ce66" table:formula="oooc:=IF([.F233]&lt;0;0;[.F233])" office:value-type="currency" office:value="62941.2492385821">
            <text:p>$62,941.25</text:p>
          </table:table-cell>
          <table:table-cell table:style-name="ce66" table:formula="oooc:=[.$C$8]/12*[.B234]" office:value-type="currency" office:value="367.157287225062">
            <text:p>$367.16</text:p>
          </table:table-cell>
          <table:table-cell table:style-name="ce34" table:formula="oooc:=IF([.B234]&lt;=[.$F$2]+[.C234];[.B234]+[.C234];[.$F$2]-[.C234])" office:value-type="currency" office:value="298.14520795412">
            <text:p>$298.15</text:p>
          </table:table-cell>
          <table:table-cell table:style-name="ce66" table:formula="oooc:=IF([.B234]=0;0;[.$F$4])" office:value-type="currency" office:value="0">
            <text:p>$0.00</text:p>
          </table:table-cell>
          <table:table-cell table:style-name="ce66" table:formula="oooc:=IF(([.B234]-[.D234]-[.E234])&lt;0;0;([.B234]-([.D234]+[.E234])))" office:value-type="currency" office:value="62643.104030628">
            <text:p>$62,643.10</text:p>
          </table:table-cell>
          <table:table-cell table:number-columns-repeated="250"/>
        </table:table-row>
        <table:table-row table:style-name="ro2">
          <table:table-cell table:style-name="ce58" office:value-type="float" office:value="224">
            <text:p>224</text:p>
          </table:table-cell>
          <table:table-cell table:style-name="ce65" table:formula="oooc:=IF([.F234]&lt;0;0;[.F234])" office:value-type="currency" office:value="62643.104030628">
            <text:p>$62,643.10</text:p>
          </table:table-cell>
          <table:table-cell table:style-name="ce65" table:formula="oooc:=[.$C$8]/12*[.B235]" office:value-type="currency" office:value="365.41810684533">
            <text:p>$365.42</text:p>
          </table:table-cell>
          <table:table-cell table:style-name="ce80" table:formula="oooc:=IF([.B235]&lt;=[.$F$2]+[.C235];[.B235]+[.C235];[.$F$2]-[.C235])" office:value-type="currency" office:value="299.884388333853">
            <text:p>$299.88</text:p>
          </table:table-cell>
          <table:table-cell table:style-name="ce65" table:formula="oooc:=IF([.B235]=0;0;[.$F$4])" office:value-type="currency" office:value="0">
            <text:p>$0.00</text:p>
          </table:table-cell>
          <table:table-cell table:style-name="ce65" table:formula="oooc:=IF(([.B235]-[.D235]-[.E235])&lt;0;0;([.B235]-([.D235]+[.E235])))" office:value-type="currency" office:value="62343.2196422941">
            <text:p>$62,343.22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25">
            <text:p>225</text:p>
          </table:table-cell>
          <table:table-cell table:style-name="ce66" table:formula="oooc:=IF([.F235]&lt;0;0;[.F235])" office:value-type="currency" office:value="62343.2196422941">
            <text:p>$62,343.22</text:p>
          </table:table-cell>
          <table:table-cell table:style-name="ce66" table:formula="oooc:=[.$C$8]/12*[.B236]" office:value-type="currency" office:value="363.668781246715">
            <text:p>$363.67</text:p>
          </table:table-cell>
          <table:table-cell table:style-name="ce34" table:formula="oooc:=IF([.B236]&lt;=[.$F$2]+[.C236];[.B236]+[.C236];[.$F$2]-[.C236])" office:value-type="currency" office:value="301.633713932467">
            <text:p>$301.63</text:p>
          </table:table-cell>
          <table:table-cell table:style-name="ce66" table:formula="oooc:=IF([.B236]=0;0;[.$F$4])" office:value-type="currency" office:value="0">
            <text:p>$0.00</text:p>
          </table:table-cell>
          <table:table-cell table:style-name="ce66" table:formula="oooc:=IF(([.B236]-[.D236]-[.E236])&lt;0;0;([.B236]-([.D236]+[.E236])))" office:value-type="currency" office:value="62041.5859283616">
            <text:p>$62,041.59</text:p>
          </table:table-cell>
          <table:table-cell table:number-columns-repeated="250"/>
        </table:table-row>
        <table:table-row table:style-name="ro2">
          <table:table-cell table:style-name="ce58" office:value-type="float" office:value="226">
            <text:p>226</text:p>
          </table:table-cell>
          <table:table-cell table:style-name="ce65" table:formula="oooc:=IF([.F236]&lt;0;0;[.F236])" office:value-type="currency" office:value="62041.5859283616">
            <text:p>$62,041.59</text:p>
          </table:table-cell>
          <table:table-cell table:style-name="ce65" table:formula="oooc:=[.$C$8]/12*[.B237]" office:value-type="currency" office:value="361.909251248776">
            <text:p>$361.91</text:p>
          </table:table-cell>
          <table:table-cell table:style-name="ce80" table:formula="oooc:=IF([.B237]&lt;=[.$F$2]+[.C237];[.B237]+[.C237];[.$F$2]-[.C237])" office:value-type="currency" office:value="303.393243930406">
            <text:p>$303.39</text:p>
          </table:table-cell>
          <table:table-cell table:style-name="ce65" table:formula="oooc:=IF([.B237]=0;0;[.$F$4])" office:value-type="currency" office:value="0">
            <text:p>$0.00</text:p>
          </table:table-cell>
          <table:table-cell table:style-name="ce65" table:formula="oooc:=IF(([.B237]-[.D237]-[.E237])&lt;0;0;([.B237]-([.D237]+[.E237])))" office:value-type="currency" office:value="61738.1926844312">
            <text:p>$61,738.19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27">
            <text:p>227</text:p>
          </table:table-cell>
          <table:table-cell table:style-name="ce66" table:formula="oooc:=IF([.F237]&lt;0;0;[.F237])" office:value-type="currency" office:value="61738.1926844312">
            <text:p>$61,738.19</text:p>
          </table:table-cell>
          <table:table-cell table:style-name="ce66" table:formula="oooc:=[.$C$8]/12*[.B238]" office:value-type="currency" office:value="360.139457325849">
            <text:p>$360.14</text:p>
          </table:table-cell>
          <table:table-cell table:style-name="ce34" table:formula="oooc:=IF([.B238]&lt;=[.$F$2]+[.C238];[.B238]+[.C238];[.$F$2]-[.C238])" office:value-type="currency" office:value="305.163037853334">
            <text:p>$305.16</text:p>
          </table:table-cell>
          <table:table-cell table:style-name="ce66" table:formula="oooc:=IF([.B238]=0;0;[.$F$4])" office:value-type="currency" office:value="0">
            <text:p>$0.00</text:p>
          </table:table-cell>
          <table:table-cell table:style-name="ce66" table:formula="oooc:=IF(([.B238]-[.D238]-[.E238])&lt;0;0;([.B238]-([.D238]+[.E238])))" office:value-type="currency" office:value="61433.0296465779">
            <text:p>$61,433.03</text:p>
          </table:table-cell>
          <table:table-cell table:number-columns-repeated="250"/>
        </table:table-row>
        <table:table-row table:style-name="ro2">
          <table:table-cell table:style-name="ce58" office:value-type="float" office:value="228">
            <text:p>228</text:p>
          </table:table-cell>
          <table:table-cell table:style-name="ce65" table:formula="oooc:=IF([.F238]&lt;0;0;[.F238])" office:value-type="currency" office:value="61433.0296465779">
            <text:p>$61,433.03</text:p>
          </table:table-cell>
          <table:table-cell table:style-name="ce65" table:formula="oooc:=[.$C$8]/12*[.B239]" office:value-type="currency" office:value="358.359339605038">
            <text:p>$358.36</text:p>
          </table:table-cell>
          <table:table-cell table:style-name="ce80" table:formula="oooc:=IF([.B239]&lt;=[.$F$2]+[.C239];[.B239]+[.C239];[.$F$2]-[.C239])" office:value-type="currency" office:value="306.943155574145">
            <text:p>$306.94</text:p>
          </table:table-cell>
          <table:table-cell table:style-name="ce65" table:formula="oooc:=IF([.B239]=0;0;[.$F$4])" office:value-type="currency" office:value="0">
            <text:p>$0.00</text:p>
          </table:table-cell>
          <table:table-cell table:style-name="ce65" table:formula="oooc:=IF(([.B239]-[.D239]-[.E239])&lt;0;0;([.B239]-([.D239]+[.E239])))" office:value-type="currency" office:value="61126.0864910037">
            <text:p>$61,126.09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29">
            <text:p>229</text:p>
          </table:table-cell>
          <table:table-cell table:style-name="ce66" table:formula="oooc:=IF([.F239]&lt;0;0;[.F239])" office:value-type="currency" office:value="61126.0864910037">
            <text:p>$61,126.09</text:p>
          </table:table-cell>
          <table:table-cell table:style-name="ce66" table:formula="oooc:=[.$C$8]/12*[.B240]" office:value-type="currency" office:value="356.568837864188">
            <text:p>$356.57</text:p>
          </table:table-cell>
          <table:table-cell table:style-name="ce34" table:formula="oooc:=IF([.B240]&lt;=[.$F$2]+[.C240];[.B240]+[.C240];[.$F$2]-[.C240])" office:value-type="currency" office:value="308.733657314994">
            <text:p>$308.73</text:p>
          </table:table-cell>
          <table:table-cell table:style-name="ce66" table:formula="oooc:=IF([.B240]=0;0;[.$F$4])" office:value-type="currency" office:value="0">
            <text:p>$0.00</text:p>
          </table:table-cell>
          <table:table-cell table:style-name="ce66" table:formula="oooc:=IF(([.B240]-[.D240]-[.E240])&lt;0;0;([.B240]-([.D240]+[.E240])))" office:value-type="currency" office:value="60817.3528336887">
            <text:p>$60,817.35</text:p>
          </table:table-cell>
          <table:table-cell table:number-columns-repeated="250"/>
        </table:table-row>
        <table:table-row table:style-name="ro2">
          <table:table-cell table:style-name="ce58" office:value-type="float" office:value="230">
            <text:p>230</text:p>
          </table:table-cell>
          <table:table-cell table:style-name="ce65" table:formula="oooc:=IF([.F240]&lt;0;0;[.F240])" office:value-type="currency" office:value="60817.3528336887">
            <text:p>$60,817.35</text:p>
          </table:table-cell>
          <table:table-cell table:style-name="ce65" table:formula="oooc:=[.$C$8]/12*[.B241]" office:value-type="currency" office:value="354.767891529851">
            <text:p>$354.77</text:p>
          </table:table-cell>
          <table:table-cell table:style-name="ce80" table:formula="oooc:=IF([.B241]&lt;=[.$F$2]+[.C241];[.B241]+[.C241];[.$F$2]-[.C241])" office:value-type="currency" office:value="310.534603649331">
            <text:p>$310.53</text:p>
          </table:table-cell>
          <table:table-cell table:style-name="ce65" table:formula="oooc:=IF([.B241]=0;0;[.$F$4])" office:value-type="currency" office:value="0">
            <text:p>$0.00</text:p>
          </table:table-cell>
          <table:table-cell table:style-name="ce65" table:formula="oooc:=IF(([.B241]-[.D241]-[.E241])&lt;0;0;([.B241]-([.D241]+[.E241])))" office:value-type="currency" office:value="60506.8182300394">
            <text:p>$60,506.82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31">
            <text:p>231</text:p>
          </table:table-cell>
          <table:table-cell table:style-name="ce66" table:formula="oooc:=IF([.F241]&lt;0;0;[.F241])" office:value-type="currency" office:value="60506.8182300394">
            <text:p>$60,506.82</text:p>
          </table:table-cell>
          <table:table-cell table:style-name="ce66" table:formula="oooc:=[.$C$8]/12*[.B242]" office:value-type="currency" office:value="352.95643967523">
            <text:p>$352.96</text:p>
          </table:table-cell>
          <table:table-cell table:style-name="ce34" table:formula="oooc:=IF([.B242]&lt;=[.$F$2]+[.C242];[.B242]+[.C242];[.$F$2]-[.C242])" office:value-type="currency" office:value="312.346055503952">
            <text:p>$312.35</text:p>
          </table:table-cell>
          <table:table-cell table:style-name="ce66" table:formula="oooc:=IF([.B242]=0;0;[.$F$4])" office:value-type="currency" office:value="0">
            <text:p>$0.00</text:p>
          </table:table-cell>
          <table:table-cell table:style-name="ce66" table:formula="oooc:=IF(([.B242]-[.D242]-[.E242])&lt;0;0;([.B242]-([.D242]+[.E242])))" office:value-type="currency" office:value="60194.4721745355">
            <text:p>$60,194.47</text:p>
          </table:table-cell>
          <table:table-cell table:number-columns-repeated="250"/>
        </table:table-row>
        <table:table-row table:style-name="ro2">
          <table:table-cell table:style-name="ce58" office:value-type="float" office:value="232">
            <text:p>232</text:p>
          </table:table-cell>
          <table:table-cell table:style-name="ce65" table:formula="oooc:=IF([.F242]&lt;0;0;[.F242])" office:value-type="currency" office:value="60194.4721745355">
            <text:p>$60,194.47</text:p>
          </table:table-cell>
          <table:table-cell table:style-name="ce65" table:formula="oooc:=[.$C$8]/12*[.B243]" office:value-type="currency" office:value="351.134421018124">
            <text:p>$351.13</text:p>
          </table:table-cell>
          <table:table-cell table:style-name="ce80" table:formula="oooc:=IF([.B243]&lt;=[.$F$2]+[.C243];[.B243]+[.C243];[.$F$2]-[.C243])" office:value-type="currency" office:value="314.168074161059">
            <text:p>$314.17</text:p>
          </table:table-cell>
          <table:table-cell table:style-name="ce65" table:formula="oooc:=IF([.B243]=0;0;[.$F$4])" office:value-type="currency" office:value="0">
            <text:p>$0.00</text:p>
          </table:table-cell>
          <table:table-cell table:style-name="ce65" table:formula="oooc:=IF(([.B243]-[.D243]-[.E243])&lt;0;0;([.B243]-([.D243]+[.E243])))" office:value-type="currency" office:value="59880.3041003744">
            <text:p>$59,880.3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33">
            <text:p>233</text:p>
          </table:table-cell>
          <table:table-cell table:style-name="ce66" table:formula="oooc:=IF([.F243]&lt;0;0;[.F243])" office:value-type="currency" office:value="59880.3041003744">
            <text:p>$59,880.30</text:p>
          </table:table-cell>
          <table:table-cell table:style-name="ce66" table:formula="oooc:=[.$C$8]/12*[.B244]" office:value-type="currency" office:value="349.301773918851">
            <text:p>$349.30</text:p>
          </table:table-cell>
          <table:table-cell table:style-name="ce34" table:formula="oooc:=IF([.B244]&lt;=[.$F$2]+[.C244];[.B244]+[.C244];[.$F$2]-[.C244])" office:value-type="currency" office:value="316.000721260332">
            <text:p>$316.00</text:p>
          </table:table-cell>
          <table:table-cell table:style-name="ce66" table:formula="oooc:=IF([.B244]=0;0;[.$F$4])" office:value-type="currency" office:value="0">
            <text:p>$0.00</text:p>
          </table:table-cell>
          <table:table-cell table:style-name="ce66" table:formula="oooc:=IF(([.B244]-[.D244]-[.E244])&lt;0;0;([.B244]-([.D244]+[.E244])))" office:value-type="currency" office:value="59564.3033791141">
            <text:p>$59,564.30</text:p>
          </table:table-cell>
          <table:table-cell table:number-columns-repeated="250"/>
        </table:table-row>
        <table:table-row table:style-name="ro2">
          <table:table-cell table:style-name="ce58" office:value-type="float" office:value="234">
            <text:p>234</text:p>
          </table:table-cell>
          <table:table-cell table:style-name="ce65" table:formula="oooc:=IF([.F244]&lt;0;0;[.F244])" office:value-type="currency" office:value="59564.3033791141">
            <text:p>$59,564.30</text:p>
          </table:table-cell>
          <table:table-cell table:style-name="ce65" table:formula="oooc:=[.$C$8]/12*[.B245]" office:value-type="currency" office:value="347.458436378165">
            <text:p>$347.46</text:p>
          </table:table-cell>
          <table:table-cell table:style-name="ce80" table:formula="oooc:=IF([.B245]&lt;=[.$F$2]+[.C245];[.B245]+[.C245];[.$F$2]-[.C245])" office:value-type="currency" office:value="317.844058801017">
            <text:p>$317.84</text:p>
          </table:table-cell>
          <table:table-cell table:style-name="ce65" table:formula="oooc:=IF([.B245]=0;0;[.$F$4])" office:value-type="currency" office:value="0">
            <text:p>$0.00</text:p>
          </table:table-cell>
          <table:table-cell table:style-name="ce65" table:formula="oooc:=IF(([.B245]-[.D245]-[.E245])&lt;0;0;([.B245]-([.D245]+[.E245])))" office:value-type="currency" office:value="59246.4593203131">
            <text:p>$59,246.46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35">
            <text:p>235</text:p>
          </table:table-cell>
          <table:table-cell table:style-name="ce66" table:formula="oooc:=IF([.F245]&lt;0;0;[.F245])" office:value-type="currency" office:value="59246.4593203131">
            <text:p>$59,246.46</text:p>
          </table:table-cell>
          <table:table-cell table:style-name="ce66" table:formula="oooc:=[.$C$8]/12*[.B246]" office:value-type="currency" office:value="345.604346035159">
            <text:p>$345.60</text:p>
          </table:table-cell>
          <table:table-cell table:style-name="ce34" table:formula="oooc:=IF([.B246]&lt;=[.$F$2]+[.C246];[.B246]+[.C246];[.$F$2]-[.C246])" office:value-type="currency" office:value="319.698149144023">
            <text:p>$319.70</text:p>
          </table:table-cell>
          <table:table-cell table:style-name="ce66" table:formula="oooc:=IF([.B246]=0;0;[.$F$4])" office:value-type="currency" office:value="0">
            <text:p>$0.00</text:p>
          </table:table-cell>
          <table:table-cell table:style-name="ce66" table:formula="oooc:=IF(([.B246]-[.D246]-[.E246])&lt;0;0;([.B246]-([.D246]+[.E246])))" office:value-type="currency" office:value="58926.761171169">
            <text:p>$58,926.76</text:p>
          </table:table-cell>
          <table:table-cell table:number-columns-repeated="250"/>
        </table:table-row>
        <table:table-row table:style-name="ro2">
          <table:table-cell table:style-name="ce58" office:value-type="float" office:value="236">
            <text:p>236</text:p>
          </table:table-cell>
          <table:table-cell table:style-name="ce65" table:formula="oooc:=IF([.F246]&lt;0;0;[.F246])" office:value-type="currency" office:value="58926.761171169">
            <text:p>$58,926.76</text:p>
          </table:table-cell>
          <table:table-cell table:style-name="ce65" table:formula="oooc:=[.$C$8]/12*[.B247]" office:value-type="currency" office:value="343.739440165153">
            <text:p>$343.74</text:p>
          </table:table-cell>
          <table:table-cell table:style-name="ce80" table:formula="oooc:=IF([.B247]&lt;=[.$F$2]+[.C247];[.B247]+[.C247];[.$F$2]-[.C247])" office:value-type="currency" office:value="321.56305501403">
            <text:p>$321.56</text:p>
          </table:table-cell>
          <table:table-cell table:style-name="ce65" table:formula="oooc:=IF([.B247]=0;0;[.$F$4])" office:value-type="currency" office:value="0">
            <text:p>$0.00</text:p>
          </table:table-cell>
          <table:table-cell table:style-name="ce65" table:formula="oooc:=IF(([.B247]-[.D247]-[.E247])&lt;0;0;([.B247]-([.D247]+[.E247])))" office:value-type="currency" office:value="58605.198116155">
            <text:p>$58,605.2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37">
            <text:p>237</text:p>
          </table:table-cell>
          <table:table-cell table:style-name="ce66" table:formula="oooc:=IF([.F247]&lt;0;0;[.F247])" office:value-type="currency" office:value="58605.198116155">
            <text:p>$58,605.20</text:p>
          </table:table-cell>
          <table:table-cell table:style-name="ce66" table:formula="oooc:=[.$C$8]/12*[.B248]" office:value-type="currency" office:value="341.863655677571">
            <text:p>$341.86</text:p>
          </table:table-cell>
          <table:table-cell table:style-name="ce34" table:formula="oooc:=IF([.B248]&lt;=[.$F$2]+[.C248];[.B248]+[.C248];[.$F$2]-[.C248])" office:value-type="currency" office:value="323.438839501612">
            <text:p>$323.44</text:p>
          </table:table-cell>
          <table:table-cell table:style-name="ce66" table:formula="oooc:=IF([.B248]=0;0;[.$F$4])" office:value-type="currency" office:value="0">
            <text:p>$0.00</text:p>
          </table:table-cell>
          <table:table-cell table:style-name="ce66" table:formula="oooc:=IF(([.B248]-[.D248]-[.E248])&lt;0;0;([.B248]-([.D248]+[.E248])))" office:value-type="currency" office:value="58281.7592766534">
            <text:p>$58,281.76</text:p>
          </table:table-cell>
          <table:table-cell table:number-columns-repeated="250"/>
        </table:table-row>
        <table:table-row table:style-name="ro2">
          <table:table-cell table:style-name="ce58" office:value-type="float" office:value="238">
            <text:p>238</text:p>
          </table:table-cell>
          <table:table-cell table:style-name="ce65" table:formula="oooc:=IF([.F248]&lt;0;0;[.F248])" office:value-type="currency" office:value="58281.7592766534">
            <text:p>$58,281.76</text:p>
          </table:table-cell>
          <table:table-cell table:style-name="ce65" table:formula="oooc:=[.$C$8]/12*[.B249]" office:value-type="currency" office:value="339.976929113811">
            <text:p>$339.98</text:p>
          </table:table-cell>
          <table:table-cell table:style-name="ce80" table:formula="oooc:=IF([.B249]&lt;=[.$F$2]+[.C249];[.B249]+[.C249];[.$F$2]-[.C249])" office:value-type="currency" office:value="325.325566065371">
            <text:p>$325.33</text:p>
          </table:table-cell>
          <table:table-cell table:style-name="ce65" table:formula="oooc:=IF([.B249]=0;0;[.$F$4])" office:value-type="currency" office:value="0">
            <text:p>$0.00</text:p>
          </table:table-cell>
          <table:table-cell table:style-name="ce65" table:formula="oooc:=IF(([.B249]-[.D249]-[.E249])&lt;0;0;([.B249]-([.D249]+[.E249])))" office:value-type="currency" office:value="57956.433710588">
            <text:p>$57,956.43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39">
            <text:p>239</text:p>
          </table:table-cell>
          <table:table-cell table:style-name="ce66" table:formula="oooc:=IF([.F249]&lt;0;0;[.F249])" office:value-type="currency" office:value="57956.433710588">
            <text:p>$57,956.43</text:p>
          </table:table-cell>
          <table:table-cell table:style-name="ce66" table:formula="oooc:=[.$C$8]/12*[.B250]" office:value-type="currency" office:value="338.079196645097">
            <text:p>$338.08</text:p>
          </table:table-cell>
          <table:table-cell table:style-name="ce34" table:formula="oooc:=IF([.B250]&lt;=[.$F$2]+[.C250];[.B250]+[.C250];[.$F$2]-[.C250])" office:value-type="currency" office:value="327.223298534086">
            <text:p>$327.22</text:p>
          </table:table-cell>
          <table:table-cell table:style-name="ce66" table:formula="oooc:=IF([.B250]=0;0;[.$F$4])" office:value-type="currency" office:value="0">
            <text:p>$0.00</text:p>
          </table:table-cell>
          <table:table-cell table:style-name="ce66" table:formula="oooc:=IF(([.B250]-[.D250]-[.E250])&lt;0;0;([.B250]-([.D250]+[.E250])))" office:value-type="currency" office:value="57629.2104120539">
            <text:p>$57,629.21</text:p>
          </table:table-cell>
          <table:table-cell table:number-columns-repeated="250"/>
        </table:table-row>
        <table:table-row table:style-name="ro2">
          <table:table-cell table:style-name="ce58" office:value-type="float" office:value="240">
            <text:p>240</text:p>
          </table:table-cell>
          <table:table-cell table:style-name="ce65" table:formula="oooc:=IF([.F250]&lt;0;0;[.F250])" office:value-type="currency" office:value="57629.2104120539">
            <text:p>$57,629.21</text:p>
          </table:table-cell>
          <table:table-cell table:style-name="ce65" table:formula="oooc:=[.$C$8]/12*[.B251]" office:value-type="currency" office:value="336.170394070315">
            <text:p>$336.17</text:p>
          </table:table-cell>
          <table:table-cell table:style-name="ce80" table:formula="oooc:=IF([.B251]&lt;=[.$F$2]+[.C251];[.B251]+[.C251];[.$F$2]-[.C251])" office:value-type="currency" office:value="329.132101108868">
            <text:p>$329.13</text:p>
          </table:table-cell>
          <table:table-cell table:style-name="ce65" table:formula="oooc:=IF([.B251]=0;0;[.$F$4])" office:value-type="currency" office:value="0">
            <text:p>$0.00</text:p>
          </table:table-cell>
          <table:table-cell table:style-name="ce65" table:formula="oooc:=IF(([.B251]-[.D251]-[.E251])&lt;0;0;([.B251]-([.D251]+[.E251])))" office:value-type="currency" office:value="57300.0783109451">
            <text:p>$57,300.0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41">
            <text:p>241</text:p>
          </table:table-cell>
          <table:table-cell table:style-name="ce66" table:formula="oooc:=IF([.F251]&lt;0;0;[.F251])" office:value-type="currency" office:value="57300.0783109451">
            <text:p>$57,300.08</text:p>
          </table:table-cell>
          <table:table-cell table:style-name="ce66" table:formula="oooc:=[.$C$8]/12*[.B252]" office:value-type="currency" office:value="334.250456813846">
            <text:p>$334.25</text:p>
          </table:table-cell>
          <table:table-cell table:style-name="ce34" table:formula="oooc:=IF([.B252]&lt;=[.$F$2]+[.C252];[.B252]+[.C252];[.$F$2]-[.C252])" office:value-type="currency" office:value="331.052038365336">
            <text:p>$331.05</text:p>
          </table:table-cell>
          <table:table-cell table:style-name="ce66" table:formula="oooc:=IF([.B252]=0;0;[.$F$4])" office:value-type="currency" office:value="0">
            <text:p>$0.00</text:p>
          </table:table-cell>
          <table:table-cell table:style-name="ce66" table:formula="oooc:=IF(([.B252]-[.D252]-[.E252])&lt;0;0;([.B252]-([.D252]+[.E252])))" office:value-type="currency" office:value="56969.0262725797">
            <text:p>$56,969.03</text:p>
          </table:table-cell>
          <table:table-cell table:number-columns-repeated="250"/>
        </table:table-row>
        <table:table-row table:style-name="ro2">
          <table:table-cell table:style-name="ce58" office:value-type="float" office:value="242">
            <text:p>242</text:p>
          </table:table-cell>
          <table:table-cell table:style-name="ce65" table:formula="oooc:=IF([.F252]&lt;0;0;[.F252])" office:value-type="currency" office:value="56969.0262725797">
            <text:p>$56,969.03</text:p>
          </table:table-cell>
          <table:table-cell table:style-name="ce65" table:formula="oooc:=[.$C$8]/12*[.B253]" office:value-type="currency" office:value="332.319319923382">
            <text:p>$332.32</text:p>
          </table:table-cell>
          <table:table-cell table:style-name="ce80" table:formula="oooc:=IF([.B253]&lt;=[.$F$2]+[.C253];[.B253]+[.C253];[.$F$2]-[.C253])" office:value-type="currency" office:value="332.983175255801">
            <text:p>$332.98</text:p>
          </table:table-cell>
          <table:table-cell table:style-name="ce65" table:formula="oooc:=IF([.B253]=0;0;[.$F$4])" office:value-type="currency" office:value="0">
            <text:p>$0.00</text:p>
          </table:table-cell>
          <table:table-cell table:style-name="ce65" table:formula="oooc:=IF(([.B253]-[.D253]-[.E253])&lt;0;0;([.B253]-([.D253]+[.E253])))" office:value-type="currency" office:value="56636.0430973239">
            <text:p>$56,636.0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43">
            <text:p>243</text:p>
          </table:table-cell>
          <table:table-cell table:style-name="ce66" table:formula="oooc:=IF([.F253]&lt;0;0;[.F253])" office:value-type="currency" office:value="56636.0430973239">
            <text:p>$56,636.04</text:p>
          </table:table-cell>
          <table:table-cell table:style-name="ce66" table:formula="oooc:=[.$C$8]/12*[.B254]" office:value-type="currency" office:value="330.376918067723">
            <text:p>$330.38</text:p>
          </table:table-cell>
          <table:table-cell table:style-name="ce34" table:formula="oooc:=IF([.B254]&lt;=[.$F$2]+[.C254];[.B254]+[.C254];[.$F$2]-[.C254])" office:value-type="currency" office:value="334.92557711146">
            <text:p>$334.93</text:p>
          </table:table-cell>
          <table:table-cell table:style-name="ce66" table:formula="oooc:=IF([.B254]=0;0;[.$F$4])" office:value-type="currency" office:value="0">
            <text:p>$0.00</text:p>
          </table:table-cell>
          <table:table-cell table:style-name="ce66" table:formula="oooc:=IF(([.B254]-[.D254]-[.E254])&lt;0;0;([.B254]-([.D254]+[.E254])))" office:value-type="currency" office:value="56301.1175202125">
            <text:p>$56,301.12</text:p>
          </table:table-cell>
          <table:table-cell table:number-columns-repeated="250"/>
        </table:table-row>
        <table:table-row table:style-name="ro2">
          <table:table-cell table:style-name="ce58" office:value-type="float" office:value="244">
            <text:p>244</text:p>
          </table:table-cell>
          <table:table-cell table:style-name="ce65" table:formula="oooc:=IF([.F254]&lt;0;0;[.F254])" office:value-type="currency" office:value="56301.1175202125">
            <text:p>$56,301.12</text:p>
          </table:table-cell>
          <table:table-cell table:style-name="ce65" table:formula="oooc:=[.$C$8]/12*[.B255]" office:value-type="currency" office:value="328.423185534573">
            <text:p>$328.42</text:p>
          </table:table-cell>
          <table:table-cell table:style-name="ce80" table:formula="oooc:=IF([.B255]&lt;=[.$F$2]+[.C255];[.B255]+[.C255];[.$F$2]-[.C255])" office:value-type="currency" office:value="336.87930964461">
            <text:p>$336.88</text:p>
          </table:table-cell>
          <table:table-cell table:style-name="ce65" table:formula="oooc:=IF([.B255]=0;0;[.$F$4])" office:value-type="currency" office:value="0">
            <text:p>$0.00</text:p>
          </table:table-cell>
          <table:table-cell table:style-name="ce65" table:formula="oooc:=IF(([.B255]-[.D255]-[.E255])&lt;0;0;([.B255]-([.D255]+[.E255])))" office:value-type="currency" office:value="55964.2382105679">
            <text:p>$55,964.2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45">
            <text:p>245</text:p>
          </table:table-cell>
          <table:table-cell table:style-name="ce66" table:formula="oooc:=IF([.F255]&lt;0;0;[.F255])" office:value-type="currency" office:value="55964.2382105679">
            <text:p>$55,964.24</text:p>
          </table:table-cell>
          <table:table-cell table:style-name="ce66" table:formula="oooc:=[.$C$8]/12*[.B256]" office:value-type="currency" office:value="326.458056228312">
            <text:p>$326.46</text:p>
          </table:table-cell>
          <table:table-cell table:style-name="ce34" table:formula="oooc:=IF([.B256]&lt;=[.$F$2]+[.C256];[.B256]+[.C256];[.$F$2]-[.C256])" office:value-type="currency" office:value="338.84443895087">
            <text:p>$338.84</text:p>
          </table:table-cell>
          <table:table-cell table:style-name="ce66" table:formula="oooc:=IF([.B256]=0;0;[.$F$4])" office:value-type="currency" office:value="0">
            <text:p>$0.00</text:p>
          </table:table-cell>
          <table:table-cell table:style-name="ce66" table:formula="oooc:=IF(([.B256]-[.D256]-[.E256])&lt;0;0;([.B256]-([.D256]+[.E256])))" office:value-type="currency" office:value="55625.393771617">
            <text:p>$55,625.39</text:p>
          </table:table-cell>
          <table:table-cell table:number-columns-repeated="250"/>
        </table:table-row>
        <table:table-row table:style-name="ro2">
          <table:table-cell table:style-name="ce58" office:value-type="float" office:value="246">
            <text:p>246</text:p>
          </table:table-cell>
          <table:table-cell table:style-name="ce65" table:formula="oooc:=IF([.F256]&lt;0;0;[.F256])" office:value-type="currency" office:value="55625.393771617">
            <text:p>$55,625.39</text:p>
          </table:table-cell>
          <table:table-cell table:style-name="ce65" table:formula="oooc:=[.$C$8]/12*[.B257]" office:value-type="currency" office:value="324.481463667766">
            <text:p>$324.48</text:p>
          </table:table-cell>
          <table:table-cell table:style-name="ce80" table:formula="oooc:=IF([.B257]&lt;=[.$F$2]+[.C257];[.B257]+[.C257];[.$F$2]-[.C257])" office:value-type="currency" office:value="340.821031511417">
            <text:p>$340.82</text:p>
          </table:table-cell>
          <table:table-cell table:style-name="ce65" table:formula="oooc:=IF([.B257]=0;0;[.$F$4])" office:value-type="currency" office:value="0">
            <text:p>$0.00</text:p>
          </table:table-cell>
          <table:table-cell table:style-name="ce65" table:formula="oooc:=IF(([.B257]-[.D257]-[.E257])&lt;0;0;([.B257]-([.D257]+[.E257])))" office:value-type="currency" office:value="55284.5727401056">
            <text:p>$55,284.5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47">
            <text:p>247</text:p>
          </table:table-cell>
          <table:table-cell table:style-name="ce66" table:formula="oooc:=IF([.F257]&lt;0;0;[.F257])" office:value-type="currency" office:value="55284.5727401056">
            <text:p>$55,284.57</text:p>
          </table:table-cell>
          <table:table-cell table:style-name="ce66" table:formula="oooc:=[.$C$8]/12*[.B258]" office:value-type="currency" office:value="322.493340983949">
            <text:p>$322.49</text:p>
          </table:table-cell>
          <table:table-cell table:style-name="ce34" table:formula="oooc:=IF([.B258]&lt;=[.$F$2]+[.C258];[.B258]+[.C258];[.$F$2]-[.C258])" office:value-type="currency" office:value="342.809154195233">
            <text:p>$342.81</text:p>
          </table:table-cell>
          <table:table-cell table:style-name="ce66" table:formula="oooc:=IF([.B258]=0;0;[.$F$4])" office:value-type="currency" office:value="0">
            <text:p>$0.00</text:p>
          </table:table-cell>
          <table:table-cell table:style-name="ce66" table:formula="oooc:=IF(([.B258]-[.D258]-[.E258])&lt;0;0;([.B258]-([.D258]+[.E258])))" office:value-type="currency" office:value="54941.7635859103">
            <text:p>$54,941.76</text:p>
          </table:table-cell>
          <table:table-cell table:number-columns-repeated="250"/>
        </table:table-row>
        <table:table-row table:style-name="ro2">
          <table:table-cell table:style-name="ce58" office:value-type="float" office:value="248">
            <text:p>248</text:p>
          </table:table-cell>
          <table:table-cell table:style-name="ce65" table:formula="oooc:=IF([.F258]&lt;0;0;[.F258])" office:value-type="currency" office:value="54941.7635859103">
            <text:p>$54,941.76</text:p>
          </table:table-cell>
          <table:table-cell table:style-name="ce65" table:formula="oooc:=[.$C$8]/12*[.B259]" office:value-type="currency" office:value="320.49362091781">
            <text:p>$320.49</text:p>
          </table:table-cell>
          <table:table-cell table:style-name="ce80" table:formula="oooc:=IF([.B259]&lt;=[.$F$2]+[.C259];[.B259]+[.C259];[.$F$2]-[.C259])" office:value-type="currency" office:value="344.808874261372">
            <text:p>$344.81</text:p>
          </table:table-cell>
          <table:table-cell table:style-name="ce65" table:formula="oooc:=IF([.B259]=0;0;[.$F$4])" office:value-type="currency" office:value="0">
            <text:p>$0.00</text:p>
          </table:table-cell>
          <table:table-cell table:style-name="ce65" table:formula="oooc:=IF(([.B259]-[.D259]-[.E259])&lt;0;0;([.B259]-([.D259]+[.E259])))" office:value-type="currency" office:value="54596.954711649">
            <text:p>$54,596.9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49">
            <text:p>249</text:p>
          </table:table-cell>
          <table:table-cell table:style-name="ce66" table:formula="oooc:=IF([.F259]&lt;0;0;[.F259])" office:value-type="currency" office:value="54596.954711649">
            <text:p>$54,596.95</text:p>
          </table:table-cell>
          <table:table-cell table:style-name="ce66" table:formula="oooc:=[.$C$8]/12*[.B260]" office:value-type="currency" office:value="318.482235817952">
            <text:p>$318.48</text:p>
          </table:table-cell>
          <table:table-cell table:style-name="ce34" table:formula="oooc:=IF([.B260]&lt;=[.$F$2]+[.C260];[.B260]+[.C260];[.$F$2]-[.C260])" office:value-type="currency" office:value="346.82025936123">
            <text:p>$346.82</text:p>
          </table:table-cell>
          <table:table-cell table:style-name="ce66" table:formula="oooc:=IF([.B260]=0;0;[.$F$4])" office:value-type="currency" office:value="0">
            <text:p>$0.00</text:p>
          </table:table-cell>
          <table:table-cell table:style-name="ce66" table:formula="oooc:=IF(([.B260]-[.D260]-[.E260])&lt;0;0;([.B260]-([.D260]+[.E260])))" office:value-type="currency" office:value="54250.1344522877">
            <text:p>$54,250.13</text:p>
          </table:table-cell>
          <table:table-cell table:number-columns-repeated="250"/>
        </table:table-row>
        <table:table-row table:style-name="ro2">
          <table:table-cell table:style-name="ce58" office:value-type="float" office:value="250">
            <text:p>250</text:p>
          </table:table-cell>
          <table:table-cell table:style-name="ce65" table:formula="oooc:=IF([.F260]&lt;0;0;[.F260])" office:value-type="currency" office:value="54250.1344522877">
            <text:p>$54,250.13</text:p>
          </table:table-cell>
          <table:table-cell table:style-name="ce65" table:formula="oooc:=[.$C$8]/12*[.B261]" office:value-type="currency" office:value="316.459117638345">
            <text:p>$316.46</text:p>
          </table:table-cell>
          <table:table-cell table:style-name="ce80" table:formula="oooc:=IF([.B261]&lt;=[.$F$2]+[.C261];[.B261]+[.C261];[.$F$2]-[.C261])" office:value-type="currency" office:value="348.843377540837">
            <text:p>$348.84</text:p>
          </table:table-cell>
          <table:table-cell table:style-name="ce65" table:formula="oooc:=IF([.B261]=0;0;[.$F$4])" office:value-type="currency" office:value="0">
            <text:p>$0.00</text:p>
          </table:table-cell>
          <table:table-cell table:style-name="ce65" table:formula="oooc:=IF(([.B261]-[.D261]-[.E261])&lt;0;0;([.B261]-([.D261]+[.E261])))" office:value-type="currency" office:value="53901.2910747469">
            <text:p>$53,901.29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51">
            <text:p>251</text:p>
          </table:table-cell>
          <table:table-cell table:style-name="ce66" table:formula="oooc:=IF([.F261]&lt;0;0;[.F261])" office:value-type="currency" office:value="53901.2910747469">
            <text:p>$53,901.29</text:p>
          </table:table-cell>
          <table:table-cell table:style-name="ce66" table:formula="oooc:=[.$C$8]/12*[.B262]" office:value-type="currency" office:value="314.424197936024">
            <text:p>$314.42</text:p>
          </table:table-cell>
          <table:table-cell table:style-name="ce34" table:formula="oooc:=IF([.B262]&lt;=[.$F$2]+[.C262];[.B262]+[.C262];[.$F$2]-[.C262])" office:value-type="currency" office:value="350.878297243159">
            <text:p>$350.88</text:p>
          </table:table-cell>
          <table:table-cell table:style-name="ce66" table:formula="oooc:=IF([.B262]=0;0;[.$F$4])" office:value-type="currency" office:value="0">
            <text:p>$0.00</text:p>
          </table:table-cell>
          <table:table-cell table:style-name="ce66" table:formula="oooc:=IF(([.B262]-[.D262]-[.E262])&lt;0;0;([.B262]-([.D262]+[.E262])))" office:value-type="currency" office:value="53550.4127775037">
            <text:p>$53,550.41</text:p>
          </table:table-cell>
          <table:table-cell table:number-columns-repeated="250"/>
        </table:table-row>
        <table:table-row table:style-name="ro2">
          <table:table-cell table:style-name="ce58" office:value-type="float" office:value="252">
            <text:p>252</text:p>
          </table:table-cell>
          <table:table-cell table:style-name="ce65" table:formula="oooc:=IF([.F262]&lt;0;0;[.F262])" office:value-type="currency" office:value="53550.4127775037">
            <text:p>$53,550.41</text:p>
          </table:table-cell>
          <table:table-cell table:style-name="ce65" table:formula="oooc:=[.$C$8]/12*[.B263]" office:value-type="currency" office:value="312.377407868772">
            <text:p>$312.38</text:p>
          </table:table-cell>
          <table:table-cell table:style-name="ce80" table:formula="oooc:=IF([.B263]&lt;=[.$F$2]+[.C263];[.B263]+[.C263];[.$F$2]-[.C263])" office:value-type="currency" office:value="352.925087310411">
            <text:p>$352.93</text:p>
          </table:table-cell>
          <table:table-cell table:style-name="ce65" table:formula="oooc:=IF([.B263]=0;0;[.$F$4])" office:value-type="currency" office:value="0">
            <text:p>$0.00</text:p>
          </table:table-cell>
          <table:table-cell table:style-name="ce65" table:formula="oooc:=IF(([.B263]-[.D263]-[.E263])&lt;0;0;([.B263]-([.D263]+[.E263])))" office:value-type="currency" office:value="53197.4876901933">
            <text:p>$53,197.49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53">
            <text:p>253</text:p>
          </table:table-cell>
          <table:table-cell table:style-name="ce66" table:formula="oooc:=IF([.F263]&lt;0;0;[.F263])" office:value-type="currency" office:value="53197.4876901933">
            <text:p>$53,197.49</text:p>
          </table:table-cell>
          <table:table-cell table:style-name="ce66" table:formula="oooc:=[.$C$8]/12*[.B264]" office:value-type="currency" office:value="310.318678192794">
            <text:p>$310.32</text:p>
          </table:table-cell>
          <table:table-cell table:style-name="ce34" table:formula="oooc:=IF([.B264]&lt;=[.$F$2]+[.C264];[.B264]+[.C264];[.$F$2]-[.C264])" office:value-type="currency" office:value="354.983816986388">
            <text:p>$354.98</text:p>
          </table:table-cell>
          <table:table-cell table:style-name="ce66" table:formula="oooc:=IF([.B264]=0;0;[.$F$4])" office:value-type="currency" office:value="0">
            <text:p>$0.00</text:p>
          </table:table-cell>
          <table:table-cell table:style-name="ce66" table:formula="oooc:=IF(([.B264]-[.D264]-[.E264])&lt;0;0;([.B264]-([.D264]+[.E264])))" office:value-type="currency" office:value="52842.503873207">
            <text:p>$52,842.50</text:p>
          </table:table-cell>
          <table:table-cell table:number-columns-repeated="250"/>
        </table:table-row>
        <table:table-row table:style-name="ro2">
          <table:table-cell table:style-name="ce58" office:value-type="float" office:value="254">
            <text:p>254</text:p>
          </table:table-cell>
          <table:table-cell table:style-name="ce65" table:formula="oooc:=IF([.F264]&lt;0;0;[.F264])" office:value-type="currency" office:value="52842.503873207">
            <text:p>$52,842.50</text:p>
          </table:table-cell>
          <table:table-cell table:style-name="ce65" table:formula="oooc:=[.$C$8]/12*[.B265]" office:value-type="currency" office:value="308.247939260374">
            <text:p>$308.25</text:p>
          </table:table-cell>
          <table:table-cell table:style-name="ce80" table:formula="oooc:=IF([.B265]&lt;=[.$F$2]+[.C265];[.B265]+[.C265];[.$F$2]-[.C265])" office:value-type="currency" office:value="357.054555918809">
            <text:p>$357.05</text:p>
          </table:table-cell>
          <table:table-cell table:style-name="ce65" table:formula="oooc:=IF([.B265]=0;0;[.$F$4])" office:value-type="currency" office:value="0">
            <text:p>$0.00</text:p>
          </table:table-cell>
          <table:table-cell table:style-name="ce65" table:formula="oooc:=IF(([.B265]-[.D265]-[.E265])&lt;0;0;([.B265]-([.D265]+[.E265])))" office:value-type="currency" office:value="52485.4493172881">
            <text:p>$52,485.4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55">
            <text:p>255</text:p>
          </table:table-cell>
          <table:table-cell table:style-name="ce66" table:formula="oooc:=IF([.F265]&lt;0;0;[.F265])" office:value-type="currency" office:value="52485.4493172881">
            <text:p>$52,485.45</text:p>
          </table:table-cell>
          <table:table-cell table:style-name="ce66" table:formula="oooc:=[.$C$8]/12*[.B266]" office:value-type="currency" office:value="306.165121017514">
            <text:p>$306.17</text:p>
          </table:table-cell>
          <table:table-cell table:style-name="ce34" table:formula="oooc:=IF([.B266]&lt;=[.$F$2]+[.C266];[.B266]+[.C266];[.$F$2]-[.C266])" office:value-type="currency" office:value="359.137374161668">
            <text:p>$359.14</text:p>
          </table:table-cell>
          <table:table-cell table:style-name="ce66" table:formula="oooc:=IF([.B266]=0;0;[.$F$4])" office:value-type="currency" office:value="0">
            <text:p>$0.00</text:p>
          </table:table-cell>
          <table:table-cell table:style-name="ce66" table:formula="oooc:=IF(([.B266]-[.D266]-[.E266])&lt;0;0;([.B266]-([.D266]+[.E266])))" office:value-type="currency" office:value="52126.3119431265">
            <text:p>$52,126.31</text:p>
          </table:table-cell>
          <table:table-cell table:number-columns-repeated="250"/>
        </table:table-row>
        <table:table-row table:style-name="ro2">
          <table:table-cell table:style-name="ce58" office:value-type="float" office:value="256">
            <text:p>256</text:p>
          </table:table-cell>
          <table:table-cell table:style-name="ce65" table:formula="oooc:=IF([.F266]&lt;0;0;[.F266])" office:value-type="currency" office:value="52126.3119431265">
            <text:p>$52,126.31</text:p>
          </table:table-cell>
          <table:table-cell table:style-name="ce65" table:formula="oooc:=[.$C$8]/12*[.B267]" office:value-type="currency" office:value="304.070153001571">
            <text:p>$304.07</text:p>
          </table:table-cell>
          <table:table-cell table:style-name="ce80" table:formula="oooc:=IF([.B267]&lt;=[.$F$2]+[.C267];[.B267]+[.C267];[.$F$2]-[.C267])" office:value-type="currency" office:value="361.232342177611">
            <text:p>$361.23</text:p>
          </table:table-cell>
          <table:table-cell table:style-name="ce65" table:formula="oooc:=IF([.B267]=0;0;[.$F$4])" office:value-type="currency" office:value="0">
            <text:p>$0.00</text:p>
          </table:table-cell>
          <table:table-cell table:style-name="ce65" table:formula="oooc:=IF(([.B267]-[.D267]-[.E267])&lt;0;0;([.B267]-([.D267]+[.E267])))" office:value-type="currency" office:value="51765.0796009489">
            <text:p>$51,765.0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57">
            <text:p>257</text:p>
          </table:table-cell>
          <table:table-cell table:style-name="ce66" table:formula="oooc:=IF([.F267]&lt;0;0;[.F267])" office:value-type="currency" office:value="51765.0796009489">
            <text:p>$51,765.08</text:p>
          </table:table-cell>
          <table:table-cell table:style-name="ce66" table:formula="oooc:=[.$C$8]/12*[.B268]" office:value-type="currency" office:value="301.962964338868">
            <text:p>$301.96</text:p>
          </table:table-cell>
          <table:table-cell table:style-name="ce34" table:formula="oooc:=IF([.B268]&lt;=[.$F$2]+[.C268];[.B268]+[.C268];[.$F$2]-[.C268])" office:value-type="currency" office:value="363.339530840314">
            <text:p>$363.34</text:p>
          </table:table-cell>
          <table:table-cell table:style-name="ce66" table:formula="oooc:=IF([.B268]=0;0;[.$F$4])" office:value-type="currency" office:value="0">
            <text:p>$0.00</text:p>
          </table:table-cell>
          <table:table-cell table:style-name="ce66" table:formula="oooc:=IF(([.B268]-[.D268]-[.E268])&lt;0;0;([.B268]-([.D268]+[.E268])))" office:value-type="currency" office:value="51401.7400701085">
            <text:p>$51,401.74</text:p>
          </table:table-cell>
          <table:table-cell table:number-columns-repeated="250"/>
        </table:table-row>
        <table:table-row table:style-name="ro2">
          <table:table-cell table:style-name="ce58" office:value-type="float" office:value="258">
            <text:p>258</text:p>
          </table:table-cell>
          <table:table-cell table:style-name="ce65" table:formula="oooc:=IF([.F268]&lt;0;0;[.F268])" office:value-type="currency" office:value="51401.7400701085">
            <text:p>$51,401.74</text:p>
          </table:table-cell>
          <table:table-cell table:style-name="ce65" table:formula="oooc:=[.$C$8]/12*[.B269]" office:value-type="currency" office:value="299.8434837423">
            <text:p>$299.84</text:p>
          </table:table-cell>
          <table:table-cell table:style-name="ce80" table:formula="oooc:=IF([.B269]&lt;=[.$F$2]+[.C269];[.B269]+[.C269];[.$F$2]-[.C269])" office:value-type="currency" office:value="365.459011436883">
            <text:p>$365.46</text:p>
          </table:table-cell>
          <table:table-cell table:style-name="ce65" table:formula="oooc:=IF([.B269]=0;0;[.$F$4])" office:value-type="currency" office:value="0">
            <text:p>$0.00</text:p>
          </table:table-cell>
          <table:table-cell table:style-name="ce65" table:formula="oooc:=IF(([.B269]-[.D269]-[.E269])&lt;0;0;([.B269]-([.D269]+[.E269])))" office:value-type="currency" office:value="51036.2810586717">
            <text:p>$51,036.2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59">
            <text:p>259</text:p>
          </table:table-cell>
          <table:table-cell table:style-name="ce66" table:formula="oooc:=IF([.F269]&lt;0;0;[.F269])" office:value-type="currency" office:value="51036.2810586717">
            <text:p>$51,036.28</text:p>
          </table:table-cell>
          <table:table-cell table:style-name="ce66" table:formula="oooc:=[.$C$8]/12*[.B270]" office:value-type="currency" office:value="297.711639508918">
            <text:p>$297.71</text:p>
          </table:table-cell>
          <table:table-cell table:style-name="ce34" table:formula="oooc:=IF([.B270]&lt;=[.$F$2]+[.C270];[.B270]+[.C270];[.$F$2]-[.C270])" office:value-type="currency" office:value="367.590855670264">
            <text:p>$367.59</text:p>
          </table:table-cell>
          <table:table-cell table:style-name="ce66" table:formula="oooc:=IF([.B270]=0;0;[.$F$4])" office:value-type="currency" office:value="0">
            <text:p>$0.00</text:p>
          </table:table-cell>
          <table:table-cell table:style-name="ce66" table:formula="oooc:=IF(([.B270]-[.D270]-[.E270])&lt;0;0;([.B270]-([.D270]+[.E270])))" office:value-type="currency" office:value="50668.6902030014">
            <text:p>$50,668.69</text:p>
          </table:table-cell>
          <table:table-cell table:number-columns-repeated="250"/>
        </table:table-row>
        <table:table-row table:style-name="ro2">
          <table:table-cell table:style-name="ce58" office:value-type="float" office:value="260">
            <text:p>260</text:p>
          </table:table-cell>
          <table:table-cell table:style-name="ce65" table:formula="oooc:=IF([.F270]&lt;0;0;[.F270])" office:value-type="currency" office:value="50668.6902030014">
            <text:p>$50,668.69</text:p>
          </table:table-cell>
          <table:table-cell table:style-name="ce65" table:formula="oooc:=[.$C$8]/12*[.B271]" office:value-type="currency" office:value="295.567359517508">
            <text:p>$295.57</text:p>
          </table:table-cell>
          <table:table-cell table:style-name="ce80" table:formula="oooc:=IF([.B271]&lt;=[.$F$2]+[.C271];[.B271]+[.C271];[.$F$2]-[.C271])" office:value-type="currency" office:value="369.735135661674">
            <text:p>$369.74</text:p>
          </table:table-cell>
          <table:table-cell table:style-name="ce65" table:formula="oooc:=IF([.B271]=0;0;[.$F$4])" office:value-type="currency" office:value="0">
            <text:p>$0.00</text:p>
          </table:table-cell>
          <table:table-cell table:style-name="ce65" table:formula="oooc:=IF(([.B271]-[.D271]-[.E271])&lt;0;0;([.B271]-([.D271]+[.E271])))" office:value-type="currency" office:value="50298.9550673397">
            <text:p>$50,298.96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61">
            <text:p>261</text:p>
          </table:table-cell>
          <table:table-cell table:style-name="ce66" table:formula="oooc:=IF([.F271]&lt;0;0;[.F271])" office:value-type="currency" office:value="50298.9550673397">
            <text:p>$50,298.96</text:p>
          </table:table-cell>
          <table:table-cell table:style-name="ce66" table:formula="oooc:=[.$C$8]/12*[.B272]" office:value-type="currency" office:value="293.410571226148">
            <text:p>$293.41</text:p>
          </table:table-cell>
          <table:table-cell table:style-name="ce34" table:formula="oooc:=IF([.B272]&lt;=[.$F$2]+[.C272];[.B272]+[.C272];[.$F$2]-[.C272])" office:value-type="currency" office:value="371.891923953034">
            <text:p>$371.89</text:p>
          </table:table-cell>
          <table:table-cell table:style-name="ce66" table:formula="oooc:=IF([.B272]=0;0;[.$F$4])" office:value-type="currency" office:value="0">
            <text:p>$0.00</text:p>
          </table:table-cell>
          <table:table-cell table:style-name="ce66" table:formula="oooc:=IF(([.B272]-[.D272]-[.E272])&lt;0;0;([.B272]-([.D272]+[.E272])))" office:value-type="currency" office:value="49927.0631433867">
            <text:p>$49,927.06</text:p>
          </table:table-cell>
          <table:table-cell table:number-columns-repeated="250"/>
        </table:table-row>
        <table:table-row table:style-name="ro2">
          <table:table-cell table:style-name="ce58" office:value-type="float" office:value="262">
            <text:p>262</text:p>
          </table:table-cell>
          <table:table-cell table:style-name="ce65" table:formula="oooc:=IF([.F272]&lt;0;0;[.F272])" office:value-type="currency" office:value="49927.0631433867">
            <text:p>$49,927.06</text:p>
          </table:table-cell>
          <table:table-cell table:style-name="ce65" table:formula="oooc:=[.$C$8]/12*[.B273]" office:value-type="currency" office:value="291.241201669756">
            <text:p>$291.24</text:p>
          </table:table-cell>
          <table:table-cell table:style-name="ce80" table:formula="oooc:=IF([.B273]&lt;=[.$F$2]+[.C273];[.B273]+[.C273];[.$F$2]-[.C273])" office:value-type="currency" office:value="374.061293509427">
            <text:p>$374.06</text:p>
          </table:table-cell>
          <table:table-cell table:style-name="ce65" table:formula="oooc:=IF([.B273]=0;0;[.$F$4])" office:value-type="currency" office:value="0">
            <text:p>$0.00</text:p>
          </table:table-cell>
          <table:table-cell table:style-name="ce65" table:formula="oooc:=IF(([.B273]-[.D273]-[.E273])&lt;0;0;([.B273]-([.D273]+[.E273])))" office:value-type="currency" office:value="49553.0018498773">
            <text:p>$49,553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63">
            <text:p>263</text:p>
          </table:table-cell>
          <table:table-cell table:style-name="ce66" table:formula="oooc:=IF([.F273]&lt;0;0;[.F273])" office:value-type="currency" office:value="49553.0018498773">
            <text:p>$49,553.00</text:p>
          </table:table-cell>
          <table:table-cell table:style-name="ce66" table:formula="oooc:=[.$C$8]/12*[.B274]" office:value-type="currency" office:value="289.059177457617">
            <text:p>$289.06</text:p>
          </table:table-cell>
          <table:table-cell table:style-name="ce34" table:formula="oooc:=IF([.B274]&lt;=[.$F$2]+[.C274];[.B274]+[.C274];[.$F$2]-[.C274])" office:value-type="currency" office:value="376.243317721565">
            <text:p>$376.24</text:p>
          </table:table-cell>
          <table:table-cell table:style-name="ce66" table:formula="oooc:=IF([.B274]=0;0;[.$F$4])" office:value-type="currency" office:value="0">
            <text:p>$0.00</text:p>
          </table:table-cell>
          <table:table-cell table:style-name="ce66" table:formula="oooc:=IF(([.B274]-[.D274]-[.E274])&lt;0;0;([.B274]-([.D274]+[.E274])))" office:value-type="currency" office:value="49176.7585321557">
            <text:p>$49,176.76</text:p>
          </table:table-cell>
          <table:table-cell table:number-columns-repeated="250"/>
        </table:table-row>
        <table:table-row table:style-name="ro2">
          <table:table-cell table:style-name="ce58" office:value-type="float" office:value="264">
            <text:p>264</text:p>
          </table:table-cell>
          <table:table-cell table:style-name="ce65" table:formula="oooc:=IF([.F274]&lt;0;0;[.F274])" office:value-type="currency" office:value="49176.7585321557">
            <text:p>$49,176.76</text:p>
          </table:table-cell>
          <table:table-cell table:style-name="ce65" table:formula="oooc:=[.$C$8]/12*[.B275]" office:value-type="currency" office:value="286.864424770908">
            <text:p>$286.86</text:p>
          </table:table-cell>
          <table:table-cell table:style-name="ce80" table:formula="oooc:=IF([.B275]&lt;=[.$F$2]+[.C275];[.B275]+[.C275];[.$F$2]-[.C275])" office:value-type="currency" office:value="378.438070408274">
            <text:p>$378.44</text:p>
          </table:table-cell>
          <table:table-cell table:style-name="ce65" table:formula="oooc:=IF([.B275]=0;0;[.$F$4])" office:value-type="currency" office:value="0">
            <text:p>$0.00</text:p>
          </table:table-cell>
          <table:table-cell table:style-name="ce65" table:formula="oooc:=IF(([.B275]-[.D275]-[.E275])&lt;0;0;([.B275]-([.D275]+[.E275])))" office:value-type="currency" office:value="48798.3204617474">
            <text:p>$48,798.32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65">
            <text:p>265</text:p>
          </table:table-cell>
          <table:table-cell table:style-name="ce66" table:formula="oooc:=IF([.F275]&lt;0;0;[.F275])" office:value-type="currency" office:value="48798.3204617474">
            <text:p>$48,798.32</text:p>
          </table:table-cell>
          <table:table-cell table:style-name="ce66" table:formula="oooc:=[.$C$8]/12*[.B276]" office:value-type="currency" office:value="284.656869360193">
            <text:p>$284.66</text:p>
          </table:table-cell>
          <table:table-cell table:style-name="ce34" table:formula="oooc:=IF([.B276]&lt;=[.$F$2]+[.C276];[.B276]+[.C276];[.$F$2]-[.C276])" office:value-type="currency" office:value="380.645625818989">
            <text:p>$380.65</text:p>
          </table:table-cell>
          <table:table-cell table:style-name="ce66" table:formula="oooc:=IF([.B276]=0;0;[.$F$4])" office:value-type="currency" office:value="0">
            <text:p>$0.00</text:p>
          </table:table-cell>
          <table:table-cell table:style-name="ce66" table:formula="oooc:=IF(([.B276]-[.D276]-[.E276])&lt;0;0;([.B276]-([.D276]+[.E276])))" office:value-type="currency" office:value="48417.6748359284">
            <text:p>$48,417.67</text:p>
          </table:table-cell>
          <table:table-cell table:number-columns-repeated="250"/>
        </table:table-row>
        <table:table-row table:style-name="ro2">
          <table:table-cell table:style-name="ce58" office:value-type="float" office:value="266">
            <text:p>266</text:p>
          </table:table-cell>
          <table:table-cell table:style-name="ce65" table:formula="oooc:=IF([.F276]&lt;0;0;[.F276])" office:value-type="currency" office:value="48417.6748359284">
            <text:p>$48,417.67</text:p>
          </table:table-cell>
          <table:table-cell table:style-name="ce65" table:formula="oooc:=[.$C$8]/12*[.B277]" office:value-type="currency" office:value="282.436436542916">
            <text:p>$282.44</text:p>
          </table:table-cell>
          <table:table-cell table:style-name="ce80" table:formula="oooc:=IF([.B277]&lt;=[.$F$2]+[.C277];[.B277]+[.C277];[.$F$2]-[.C277])" office:value-type="currency" office:value="382.866058636267">
            <text:p>$382.87</text:p>
          </table:table-cell>
          <table:table-cell table:style-name="ce65" table:formula="oooc:=IF([.B277]=0;0;[.$F$4])" office:value-type="currency" office:value="0">
            <text:p>$0.00</text:p>
          </table:table-cell>
          <table:table-cell table:style-name="ce65" table:formula="oooc:=IF(([.B277]-[.D277]-[.E277])&lt;0;0;([.B277]-([.D277]+[.E277])))" office:value-type="currency" office:value="48034.8087772922">
            <text:p>$48,034.81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67">
            <text:p>267</text:p>
          </table:table-cell>
          <table:table-cell table:style-name="ce66" table:formula="oooc:=IF([.F277]&lt;0;0;[.F277])" office:value-type="currency" office:value="48034.8087772922">
            <text:p>$48,034.81</text:p>
          </table:table-cell>
          <table:table-cell table:style-name="ce66" table:formula="oooc:=[.$C$8]/12*[.B278]" office:value-type="currency" office:value="280.203051200871">
            <text:p>$280.20</text:p>
          </table:table-cell>
          <table:table-cell table:style-name="ce34" table:formula="oooc:=IF([.B278]&lt;=[.$F$2]+[.C278];[.B278]+[.C278];[.$F$2]-[.C278])" office:value-type="currency" office:value="385.099443978311">
            <text:p>$385.10</text:p>
          </table:table-cell>
          <table:table-cell table:style-name="ce66" table:formula="oooc:=IF([.B278]=0;0;[.$F$4])" office:value-type="currency" office:value="0">
            <text:p>$0.00</text:p>
          </table:table-cell>
          <table:table-cell table:style-name="ce66" table:formula="oooc:=IF(([.B278]-[.D278]-[.E278])&lt;0;0;([.B278]-([.D278]+[.E278])))" office:value-type="currency" office:value="47649.7093333139">
            <text:p>$47,649.71</text:p>
          </table:table-cell>
          <table:table-cell table:number-columns-repeated="250"/>
        </table:table-row>
        <table:table-row table:style-name="ro2">
          <table:table-cell table:style-name="ce58" office:value-type="float" office:value="268">
            <text:p>268</text:p>
          </table:table-cell>
          <table:table-cell table:style-name="ce65" table:formula="oooc:=IF([.F278]&lt;0;0;[.F278])" office:value-type="currency" office:value="47649.7093333139">
            <text:p>$47,649.71</text:p>
          </table:table-cell>
          <table:table-cell table:style-name="ce65" table:formula="oooc:=[.$C$8]/12*[.B279]" office:value-type="currency" office:value="277.956637777664">
            <text:p>$277.96</text:p>
          </table:table-cell>
          <table:table-cell table:style-name="ce80" table:formula="oooc:=IF([.B279]&lt;=[.$F$2]+[.C279];[.B279]+[.C279];[.$F$2]-[.C279])" office:value-type="currency" office:value="387.345857401518">
            <text:p>$387.35</text:p>
          </table:table-cell>
          <table:table-cell table:style-name="ce65" table:formula="oooc:=IF([.B279]=0;0;[.$F$4])" office:value-type="currency" office:value="0">
            <text:p>$0.00</text:p>
          </table:table-cell>
          <table:table-cell table:style-name="ce65" table:formula="oooc:=IF(([.B279]-[.D279]-[.E279])&lt;0;0;([.B279]-([.D279]+[.E279])))" office:value-type="currency" office:value="47262.3634759123">
            <text:p>$47,262.36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69">
            <text:p>269</text:p>
          </table:table-cell>
          <table:table-cell table:style-name="ce66" table:formula="oooc:=IF([.F279]&lt;0;0;[.F279])" office:value-type="currency" office:value="47262.3634759123">
            <text:p>$47,262.36</text:p>
          </table:table-cell>
          <table:table-cell table:style-name="ce66" table:formula="oooc:=[.$C$8]/12*[.B280]" office:value-type="currency" office:value="275.697120276155">
            <text:p>$275.70</text:p>
          </table:table-cell>
          <table:table-cell table:style-name="ce34" table:formula="oooc:=IF([.B280]&lt;=[.$F$2]+[.C280];[.B280]+[.C280];[.$F$2]-[.C280])" office:value-type="currency" office:value="389.605374903027">
            <text:p>$389.61</text:p>
          </table:table-cell>
          <table:table-cell table:style-name="ce66" table:formula="oooc:=IF([.B280]=0;0;[.$F$4])" office:value-type="currency" office:value="0">
            <text:p>$0.00</text:p>
          </table:table-cell>
          <table:table-cell table:style-name="ce66" table:formula="oooc:=IF(([.B280]-[.D280]-[.E280])&lt;0;0;([.B280]-([.D280]+[.E280])))" office:value-type="currency" office:value="46872.7581010093">
            <text:p>$46,872.76</text:p>
          </table:table-cell>
          <table:table-cell table:number-columns-repeated="250"/>
        </table:table-row>
        <table:table-row table:style-name="ro2">
          <table:table-cell table:style-name="ce58" office:value-type="float" office:value="270">
            <text:p>270</text:p>
          </table:table-cell>
          <table:table-cell table:style-name="ce65" table:formula="oooc:=IF([.F280]&lt;0;0;[.F280])" office:value-type="currency" office:value="46872.7581010093">
            <text:p>$46,872.76</text:p>
          </table:table-cell>
          <table:table-cell table:style-name="ce65" table:formula="oooc:=[.$C$8]/12*[.B281]" office:value-type="currency" office:value="273.424422255888">
            <text:p>$273.42</text:p>
          </table:table-cell>
          <table:table-cell table:style-name="ce80" table:formula="oooc:=IF([.B281]&lt;=[.$F$2]+[.C281];[.B281]+[.C281];[.$F$2]-[.C281])" office:value-type="currency" office:value="391.878072923295">
            <text:p>$391.88</text:p>
          </table:table-cell>
          <table:table-cell table:style-name="ce65" table:formula="oooc:=IF([.B281]=0;0;[.$F$4])" office:value-type="currency" office:value="0">
            <text:p>$0.00</text:p>
          </table:table-cell>
          <table:table-cell table:style-name="ce65" table:formula="oooc:=IF(([.B281]-[.D281]-[.E281])&lt;0;0;([.B281]-([.D281]+[.E281])))" office:value-type="currency" office:value="46480.880028086">
            <text:p>$46,480.8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71">
            <text:p>271</text:p>
          </table:table-cell>
          <table:table-cell table:style-name="ce66" table:formula="oooc:=IF([.F281]&lt;0;0;[.F281])" office:value-type="currency" office:value="46480.880028086">
            <text:p>$46,480.88</text:p>
          </table:table-cell>
          <table:table-cell table:style-name="ce66" table:formula="oooc:=[.$C$8]/12*[.B282]" office:value-type="currency" office:value="271.138466830502">
            <text:p>$271.14</text:p>
          </table:table-cell>
          <table:table-cell table:style-name="ce34" table:formula="oooc:=IF([.B282]&lt;=[.$F$2]+[.C282];[.B282]+[.C282];[.$F$2]-[.C282])" office:value-type="currency" office:value="394.164028348681">
            <text:p>$394.16</text:p>
          </table:table-cell>
          <table:table-cell table:style-name="ce66" table:formula="oooc:=IF([.B282]=0;0;[.$F$4])" office:value-type="currency" office:value="0">
            <text:p>$0.00</text:p>
          </table:table-cell>
          <table:table-cell table:style-name="ce66" table:formula="oooc:=IF(([.B282]-[.D282]-[.E282])&lt;0;0;([.B282]-([.D282]+[.E282])))" office:value-type="currency" office:value="46086.7159997374">
            <text:p>$46,086.72</text:p>
          </table:table-cell>
          <table:table-cell table:number-columns-repeated="250"/>
        </table:table-row>
        <table:table-row table:style-name="ro2">
          <table:table-cell table:style-name="ce58" office:value-type="float" office:value="272">
            <text:p>272</text:p>
          </table:table-cell>
          <table:table-cell table:style-name="ce65" table:formula="oooc:=IF([.F282]&lt;0;0;[.F282])" office:value-type="currency" office:value="46086.7159997374">
            <text:p>$46,086.72</text:p>
          </table:table-cell>
          <table:table-cell table:style-name="ce65" table:formula="oooc:=[.$C$8]/12*[.B283]" office:value-type="currency" office:value="268.839176665135">
            <text:p>$268.84</text:p>
          </table:table-cell>
          <table:table-cell table:style-name="ce80" table:formula="oooc:=IF([.B283]&lt;=[.$F$2]+[.C283];[.B283]+[.C283];[.$F$2]-[.C283])" office:value-type="currency" office:value="396.463318514048">
            <text:p>$396.46</text:p>
          </table:table-cell>
          <table:table-cell table:style-name="ce65" table:formula="oooc:=IF([.B283]=0;0;[.$F$4])" office:value-type="currency" office:value="0">
            <text:p>$0.00</text:p>
          </table:table-cell>
          <table:table-cell table:style-name="ce65" table:formula="oooc:=IF(([.B283]-[.D283]-[.E283])&lt;0;0;([.B283]-([.D283]+[.E283])))" office:value-type="currency" office:value="45690.2526812233">
            <text:p>$45,690.2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73">
            <text:p>273</text:p>
          </table:table-cell>
          <table:table-cell table:style-name="ce66" table:formula="oooc:=IF([.F283]&lt;0;0;[.F283])" office:value-type="currency" office:value="45690.2526812233">
            <text:p>$45,690.25</text:p>
          </table:table-cell>
          <table:table-cell table:style-name="ce66" table:formula="oooc:=[.$C$8]/12*[.B284]" office:value-type="currency" office:value="266.526473973803">
            <text:p>$266.53</text:p>
          </table:table-cell>
          <table:table-cell table:style-name="ce34" table:formula="oooc:=IF([.B284]&lt;=[.$F$2]+[.C284];[.B284]+[.C284];[.$F$2]-[.C284])" office:value-type="currency" office:value="398.77602120538">
            <text:p>$398.78</text:p>
          </table:table-cell>
          <table:table-cell table:style-name="ce66" table:formula="oooc:=IF([.B284]=0;0;[.$F$4])" office:value-type="currency" office:value="0">
            <text:p>$0.00</text:p>
          </table:table-cell>
          <table:table-cell table:style-name="ce66" table:formula="oooc:=IF(([.B284]-[.D284]-[.E284])&lt;0;0;([.B284]-([.D284]+[.E284])))" office:value-type="currency" office:value="45291.4766600179">
            <text:p>$45,291.48</text:p>
          </table:table-cell>
          <table:table-cell table:number-columns-repeated="250"/>
        </table:table-row>
        <table:table-row table:style-name="ro2">
          <table:table-cell table:style-name="ce58" office:value-type="float" office:value="274">
            <text:p>274</text:p>
          </table:table-cell>
          <table:table-cell table:style-name="ce65" table:formula="oooc:=IF([.F284]&lt;0;0;[.F284])" office:value-type="currency" office:value="45291.4766600179">
            <text:p>$45,291.48</text:p>
          </table:table-cell>
          <table:table-cell table:style-name="ce65" table:formula="oooc:=[.$C$8]/12*[.B285]" office:value-type="currency" office:value="264.200280516771">
            <text:p>$264.20</text:p>
          </table:table-cell>
          <table:table-cell table:style-name="ce80" table:formula="oooc:=IF([.B285]&lt;=[.$F$2]+[.C285];[.B285]+[.C285];[.$F$2]-[.C285])" office:value-type="currency" office:value="401.102214662411">
            <text:p>$401.10</text:p>
          </table:table-cell>
          <table:table-cell table:style-name="ce65" table:formula="oooc:=IF([.B285]=0;0;[.$F$4])" office:value-type="currency" office:value="0">
            <text:p>$0.00</text:p>
          </table:table-cell>
          <table:table-cell table:style-name="ce65" table:formula="oooc:=IF(([.B285]-[.D285]-[.E285])&lt;0;0;([.B285]-([.D285]+[.E285])))" office:value-type="currency" office:value="44890.3744453555">
            <text:p>$44,890.3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75">
            <text:p>275</text:p>
          </table:table-cell>
          <table:table-cell table:style-name="ce66" table:formula="oooc:=IF([.F285]&lt;0;0;[.F285])" office:value-type="currency" office:value="44890.3744453555">
            <text:p>$44,890.37</text:p>
          </table:table-cell>
          <table:table-cell table:style-name="ce66" table:formula="oooc:=[.$C$8]/12*[.B286]" office:value-type="currency" office:value="261.860517597907">
            <text:p>$261.86</text:p>
          </table:table-cell>
          <table:table-cell table:style-name="ce34" table:formula="oooc:=IF([.B286]&lt;=[.$F$2]+[.C286];[.B286]+[.C286];[.$F$2]-[.C286])" office:value-type="currency" office:value="403.441977581275">
            <text:p>$403.44</text:p>
          </table:table-cell>
          <table:table-cell table:style-name="ce66" table:formula="oooc:=IF([.B286]=0;0;[.$F$4])" office:value-type="currency" office:value="0">
            <text:p>$0.00</text:p>
          </table:table-cell>
          <table:table-cell table:style-name="ce66" table:formula="oooc:=IF(([.B286]-[.D286]-[.E286])&lt;0;0;([.B286]-([.D286]+[.E286])))" office:value-type="currency" office:value="44486.9324677742">
            <text:p>$44,486.93</text:p>
          </table:table-cell>
          <table:table-cell table:number-columns-repeated="250"/>
        </table:table-row>
        <table:table-row table:style-name="ro2">
          <table:table-cell table:style-name="ce58" office:value-type="float" office:value="276">
            <text:p>276</text:p>
          </table:table-cell>
          <table:table-cell table:style-name="ce65" table:formula="oooc:=IF([.F286]&lt;0;0;[.F286])" office:value-type="currency" office:value="44486.9324677742">
            <text:p>$44,486.93</text:p>
          </table:table-cell>
          <table:table-cell table:style-name="ce65" table:formula="oooc:=[.$C$8]/12*[.B287]" office:value-type="currency" office:value="259.507106062016">
            <text:p>$259.51</text:p>
          </table:table-cell>
          <table:table-cell table:style-name="ce80" table:formula="oooc:=IF([.B287]&lt;=[.$F$2]+[.C287];[.B287]+[.C287];[.$F$2]-[.C287])" office:value-type="currency" office:value="405.795389117166">
            <text:p>$405.80</text:p>
          </table:table-cell>
          <table:table-cell table:style-name="ce65" table:formula="oooc:=IF([.B287]=0;0;[.$F$4])" office:value-type="currency" office:value="0">
            <text:p>$0.00</text:p>
          </table:table-cell>
          <table:table-cell table:style-name="ce65" table:formula="oooc:=IF(([.B287]-[.D287]-[.E287])&lt;0;0;([.B287]-([.D287]+[.E287])))" office:value-type="currency" office:value="44081.1370786571">
            <text:p>$44,081.1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77">
            <text:p>277</text:p>
          </table:table-cell>
          <table:table-cell table:style-name="ce66" table:formula="oooc:=IF([.F287]&lt;0;0;[.F287])" office:value-type="currency" office:value="44081.1370786571">
            <text:p>$44,081.14</text:p>
          </table:table-cell>
          <table:table-cell table:style-name="ce66" table:formula="oooc:=[.$C$8]/12*[.B288]" office:value-type="currency" office:value="257.139966292166">
            <text:p>$257.14</text:p>
          </table:table-cell>
          <table:table-cell table:style-name="ce34" table:formula="oooc:=IF([.B288]&lt;=[.$F$2]+[.C288];[.B288]+[.C288];[.$F$2]-[.C288])" office:value-type="currency" office:value="408.162528887016">
            <text:p>$408.16</text:p>
          </table:table-cell>
          <table:table-cell table:style-name="ce66" table:formula="oooc:=IF([.B288]=0;0;[.$F$4])" office:value-type="currency" office:value="0">
            <text:p>$0.00</text:p>
          </table:table-cell>
          <table:table-cell table:style-name="ce66" table:formula="oooc:=IF(([.B288]-[.D288]-[.E288])&lt;0;0;([.B288]-([.D288]+[.E288])))" office:value-type="currency" office:value="43672.9745497701">
            <text:p>$43,672.97</text:p>
          </table:table-cell>
          <table:table-cell table:number-columns-repeated="250"/>
        </table:table-row>
        <table:table-row table:style-name="ro2">
          <table:table-cell table:style-name="ce58" office:value-type="float" office:value="278">
            <text:p>278</text:p>
          </table:table-cell>
          <table:table-cell table:style-name="ce65" table:formula="oooc:=IF([.F288]&lt;0;0;[.F288])" office:value-type="currency" office:value="43672.9745497701">
            <text:p>$43,672.97</text:p>
          </table:table-cell>
          <table:table-cell table:style-name="ce65" table:formula="oooc:=[.$C$8]/12*[.B289]" office:value-type="currency" office:value="254.759018206992">
            <text:p>$254.76</text:p>
          </table:table-cell>
          <table:table-cell table:style-name="ce80" table:formula="oooc:=IF([.B289]&lt;=[.$F$2]+[.C289];[.B289]+[.C289];[.$F$2]-[.C289])" office:value-type="currency" office:value="410.543476972191">
            <text:p>$410.54</text:p>
          </table:table-cell>
          <table:table-cell table:style-name="ce65" table:formula="oooc:=IF([.B289]=0;0;[.$F$4])" office:value-type="currency" office:value="0">
            <text:p>$0.00</text:p>
          </table:table-cell>
          <table:table-cell table:style-name="ce65" table:formula="oooc:=IF(([.B289]-[.D289]-[.E289])&lt;0;0;([.B289]-([.D289]+[.E289])))" office:value-type="currency" office:value="43262.4310727979">
            <text:p>$43,262.43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79">
            <text:p>279</text:p>
          </table:table-cell>
          <table:table-cell table:style-name="ce66" table:formula="oooc:=IF([.F289]&lt;0;0;[.F289])" office:value-type="currency" office:value="43262.4310727979">
            <text:p>$43,262.43</text:p>
          </table:table-cell>
          <table:table-cell table:style-name="ce66" table:formula="oooc:=[.$C$8]/12*[.B290]" office:value-type="currency" office:value="252.364181257988">
            <text:p>$252.36</text:p>
          </table:table-cell>
          <table:table-cell table:style-name="ce34" table:formula="oooc:=IF([.B290]&lt;=[.$F$2]+[.C290];[.B290]+[.C290];[.$F$2]-[.C290])" office:value-type="currency" office:value="412.938313921195">
            <text:p>$412.94</text:p>
          </table:table-cell>
          <table:table-cell table:style-name="ce66" table:formula="oooc:=IF([.B290]=0;0;[.$F$4])" office:value-type="currency" office:value="0">
            <text:p>$0.00</text:p>
          </table:table-cell>
          <table:table-cell table:style-name="ce66" table:formula="oooc:=IF(([.B290]-[.D290]-[.E290])&lt;0;0;([.B290]-([.D290]+[.E290])))" office:value-type="currency" office:value="42849.4927588767">
            <text:p>$42,849.49</text:p>
          </table:table-cell>
          <table:table-cell table:number-columns-repeated="250"/>
        </table:table-row>
        <table:table-row table:style-name="ro2">
          <table:table-cell table:style-name="ce58" office:value-type="float" office:value="280">
            <text:p>280</text:p>
          </table:table-cell>
          <table:table-cell table:style-name="ce65" table:formula="oooc:=IF([.F290]&lt;0;0;[.F290])" office:value-type="currency" office:value="42849.4927588767">
            <text:p>$42,849.49</text:p>
          </table:table-cell>
          <table:table-cell table:style-name="ce65" table:formula="oooc:=[.$C$8]/12*[.B291]" office:value-type="currency" office:value="249.955374426781">
            <text:p>$249.96</text:p>
          </table:table-cell>
          <table:table-cell table:style-name="ce80" table:formula="oooc:=IF([.B291]&lt;=[.$F$2]+[.C291];[.B291]+[.C291];[.$F$2]-[.C291])" office:value-type="currency" office:value="415.347120752402">
            <text:p>$415.35</text:p>
          </table:table-cell>
          <table:table-cell table:style-name="ce65" table:formula="oooc:=IF([.B291]=0;0;[.$F$4])" office:value-type="currency" office:value="0">
            <text:p>$0.00</text:p>
          </table:table-cell>
          <table:table-cell table:style-name="ce65" table:formula="oooc:=IF(([.B291]-[.D291]-[.E291])&lt;0;0;([.B291]-([.D291]+[.E291])))" office:value-type="currency" office:value="42434.1456381243">
            <text:p>$42,434.1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81">
            <text:p>281</text:p>
          </table:table-cell>
          <table:table-cell table:style-name="ce66" table:formula="oooc:=IF([.F291]&lt;0;0;[.F291])" office:value-type="currency" office:value="42434.1456381243">
            <text:p>$42,434.15</text:p>
          </table:table-cell>
          <table:table-cell table:style-name="ce66" table:formula="oooc:=[.$C$8]/12*[.B292]" office:value-type="currency" office:value="247.532516222392">
            <text:p>$247.53</text:p>
          </table:table-cell>
          <table:table-cell table:style-name="ce34" table:formula="oooc:=IF([.B292]&lt;=[.$F$2]+[.C292];[.B292]+[.C292];[.$F$2]-[.C292])" office:value-type="currency" office:value="417.769978956791">
            <text:p>$417.77</text:p>
          </table:table-cell>
          <table:table-cell table:style-name="ce66" table:formula="oooc:=IF([.B292]=0;0;[.$F$4])" office:value-type="currency" office:value="0">
            <text:p>$0.00</text:p>
          </table:table-cell>
          <table:table-cell table:style-name="ce66" table:formula="oooc:=IF(([.B292]-[.D292]-[.E292])&lt;0;0;([.B292]-([.D292]+[.E292])))" office:value-type="currency" office:value="42016.3756591675">
            <text:p>$42,016.38</text:p>
          </table:table-cell>
          <table:table-cell table:number-columns-repeated="250"/>
        </table:table-row>
        <table:table-row table:style-name="ro2">
          <table:table-cell table:style-name="ce58" office:value-type="float" office:value="282">
            <text:p>282</text:p>
          </table:table-cell>
          <table:table-cell table:style-name="ce65" table:formula="oooc:=IF([.F292]&lt;0;0;[.F292])" office:value-type="currency" office:value="42016.3756591675">
            <text:p>$42,016.38</text:p>
          </table:table-cell>
          <table:table-cell table:style-name="ce65" table:formula="oooc:=[.$C$8]/12*[.B293]" office:value-type="currency" office:value="245.095524678477">
            <text:p>$245.10</text:p>
          </table:table-cell>
          <table:table-cell table:style-name="ce80" table:formula="oooc:=IF([.B293]&lt;=[.$F$2]+[.C293];[.B293]+[.C293];[.$F$2]-[.C293])" office:value-type="currency" office:value="420.206970500705">
            <text:p>$420.21</text:p>
          </table:table-cell>
          <table:table-cell table:style-name="ce65" table:formula="oooc:=IF([.B293]=0;0;[.$F$4])" office:value-type="currency" office:value="0">
            <text:p>$0.00</text:p>
          </table:table-cell>
          <table:table-cell table:style-name="ce65" table:formula="oooc:=IF(([.B293]-[.D293]-[.E293])&lt;0;0;([.B293]-([.D293]+[.E293])))" office:value-type="currency" office:value="41596.1686886668">
            <text:p>$41,596.1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83">
            <text:p>283</text:p>
          </table:table-cell>
          <table:table-cell table:style-name="ce66" table:formula="oooc:=IF([.F293]&lt;0;0;[.F293])" office:value-type="currency" office:value="41596.1686886668">
            <text:p>$41,596.17</text:p>
          </table:table-cell>
          <table:table-cell table:style-name="ce66" table:formula="oooc:=[.$C$8]/12*[.B294]" office:value-type="currency" office:value="242.644317350556">
            <text:p>$242.64</text:p>
          </table:table-cell>
          <table:table-cell table:style-name="ce34" table:formula="oooc:=IF([.B294]&lt;=[.$F$2]+[.C294];[.B294]+[.C294];[.$F$2]-[.C294])" office:value-type="currency" office:value="422.658177828626">
            <text:p>$422.66</text:p>
          </table:table-cell>
          <table:table-cell table:style-name="ce66" table:formula="oooc:=IF([.B294]=0;0;[.$F$4])" office:value-type="currency" office:value="0">
            <text:p>$0.00</text:p>
          </table:table-cell>
          <table:table-cell table:style-name="ce66" table:formula="oooc:=IF(([.B294]-[.D294]-[.E294])&lt;0;0;([.B294]-([.D294]+[.E294])))" office:value-type="currency" office:value="41173.5105108381">
            <text:p>$41,173.51</text:p>
          </table:table-cell>
          <table:table-cell table:number-columns-repeated="250"/>
        </table:table-row>
        <table:table-row table:style-name="ro2">
          <table:table-cell table:style-name="ce58" office:value-type="float" office:value="284">
            <text:p>284</text:p>
          </table:table-cell>
          <table:table-cell table:style-name="ce65" table:formula="oooc:=IF([.F294]&lt;0;0;[.F294])" office:value-type="currency" office:value="41173.5105108381">
            <text:p>$41,173.51</text:p>
          </table:table-cell>
          <table:table-cell table:style-name="ce65" table:formula="oooc:=[.$C$8]/12*[.B295]" office:value-type="currency" office:value="240.178811313223">
            <text:p>$240.18</text:p>
          </table:table-cell>
          <table:table-cell table:style-name="ce80" table:formula="oooc:=IF([.B295]&lt;=[.$F$2]+[.C295];[.B295]+[.C295];[.$F$2]-[.C295])" office:value-type="currency" office:value="425.12368386596">
            <text:p>$425.12</text:p>
          </table:table-cell>
          <table:table-cell table:style-name="ce65" table:formula="oooc:=IF([.B295]=0;0;[.$F$4])" office:value-type="currency" office:value="0">
            <text:p>$0.00</text:p>
          </table:table-cell>
          <table:table-cell table:style-name="ce65" table:formula="oooc:=IF(([.B295]-[.D295]-[.E295])&lt;0;0;([.B295]-([.D295]+[.E295])))" office:value-type="currency" office:value="40748.3868269722">
            <text:p>$40,748.39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85">
            <text:p>285</text:p>
          </table:table-cell>
          <table:table-cell table:style-name="ce66" table:formula="oooc:=IF([.F295]&lt;0;0;[.F295])" office:value-type="currency" office:value="40748.3868269722">
            <text:p>$40,748.39</text:p>
          </table:table-cell>
          <table:table-cell table:style-name="ce66" table:formula="oooc:=[.$C$8]/12*[.B296]" office:value-type="currency" office:value="237.698923157338">
            <text:p>$237.70</text:p>
          </table:table-cell>
          <table:table-cell table:style-name="ce34" table:formula="oooc:=IF([.B296]&lt;=[.$F$2]+[.C296];[.B296]+[.C296];[.$F$2]-[.C296])" office:value-type="currency" office:value="427.603572021845">
            <text:p>$427.60</text:p>
          </table:table-cell>
          <table:table-cell table:style-name="ce66" table:formula="oooc:=IF([.B296]=0;0;[.$F$4])" office:value-type="currency" office:value="0">
            <text:p>$0.00</text:p>
          </table:table-cell>
          <table:table-cell table:style-name="ce66" table:formula="oooc:=IF(([.B296]-[.D296]-[.E296])&lt;0;0;([.B296]-([.D296]+[.E296])))" office:value-type="currency" office:value="40320.7832549503">
            <text:p>$40,320.78</text:p>
          </table:table-cell>
          <table:table-cell table:number-columns-repeated="250"/>
        </table:table-row>
        <table:table-row table:style-name="ro2">
          <table:table-cell table:style-name="ce58" office:value-type="float" office:value="286">
            <text:p>286</text:p>
          </table:table-cell>
          <table:table-cell table:style-name="ce65" table:formula="oooc:=IF([.F296]&lt;0;0;[.F296])" office:value-type="currency" office:value="40320.7832549503">
            <text:p>$40,320.78</text:p>
          </table:table-cell>
          <table:table-cell table:style-name="ce65" table:formula="oooc:=[.$C$8]/12*[.B297]" office:value-type="currency" office:value="235.20456898721">
            <text:p>$235.20</text:p>
          </table:table-cell>
          <table:table-cell table:style-name="ce80" table:formula="oooc:=IF([.B297]&lt;=[.$F$2]+[.C297];[.B297]+[.C297];[.$F$2]-[.C297])" office:value-type="currency" office:value="430.097926191972">
            <text:p>$430.10</text:p>
          </table:table-cell>
          <table:table-cell table:style-name="ce65" table:formula="oooc:=IF([.B297]=0;0;[.$F$4])" office:value-type="currency" office:value="0">
            <text:p>$0.00</text:p>
          </table:table-cell>
          <table:table-cell table:style-name="ce65" table:formula="oooc:=IF(([.B297]-[.D297]-[.E297])&lt;0;0;([.B297]-([.D297]+[.E297])))" office:value-type="currency" office:value="39890.6853287584">
            <text:p>$39,890.69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87">
            <text:p>287</text:p>
          </table:table-cell>
          <table:table-cell table:style-name="ce66" table:formula="oooc:=IF([.F297]&lt;0;0;[.F297])" office:value-type="currency" office:value="39890.6853287584">
            <text:p>$39,890.69</text:p>
          </table:table-cell>
          <table:table-cell table:style-name="ce66" table:formula="oooc:=[.$C$8]/12*[.B298]" office:value-type="currency" office:value="232.695664417757">
            <text:p>$232.70</text:p>
          </table:table-cell>
          <table:table-cell table:style-name="ce34" table:formula="oooc:=IF([.B298]&lt;=[.$F$2]+[.C298];[.B298]+[.C298];[.$F$2]-[.C298])" office:value-type="currency" office:value="432.606830761425">
            <text:p>$432.61</text:p>
          </table:table-cell>
          <table:table-cell table:style-name="ce66" table:formula="oooc:=IF([.B298]=0;0;[.$F$4])" office:value-type="currency" office:value="0">
            <text:p>$0.00</text:p>
          </table:table-cell>
          <table:table-cell table:style-name="ce66" table:formula="oooc:=IF(([.B298]-[.D298]-[.E298])&lt;0;0;([.B298]-([.D298]+[.E298])))" office:value-type="currency" office:value="39458.0784979969">
            <text:p>$39,458.08</text:p>
          </table:table-cell>
          <table:table-cell table:number-columns-repeated="250"/>
        </table:table-row>
        <table:table-row table:style-name="ro2">
          <table:table-cell table:style-name="ce58" office:value-type="float" office:value="288">
            <text:p>288</text:p>
          </table:table-cell>
          <table:table-cell table:style-name="ce65" table:formula="oooc:=IF([.F298]&lt;0;0;[.F298])" office:value-type="currency" office:value="39458.0784979969">
            <text:p>$39,458.08</text:p>
          </table:table-cell>
          <table:table-cell table:style-name="ce65" table:formula="oooc:=[.$C$8]/12*[.B299]" office:value-type="currency" office:value="230.172124571649">
            <text:p>$230.17</text:p>
          </table:table-cell>
          <table:table-cell table:style-name="ce80" table:formula="oooc:=IF([.B299]&lt;=[.$F$2]+[.C299];[.B299]+[.C299];[.$F$2]-[.C299])" office:value-type="currency" office:value="435.130370607534">
            <text:p>$435.13</text:p>
          </table:table-cell>
          <table:table-cell table:style-name="ce65" table:formula="oooc:=IF([.B299]=0;0;[.$F$4])" office:value-type="currency" office:value="0">
            <text:p>$0.00</text:p>
          </table:table-cell>
          <table:table-cell table:style-name="ce65" table:formula="oooc:=IF(([.B299]-[.D299]-[.E299])&lt;0;0;([.B299]-([.D299]+[.E299])))" office:value-type="currency" office:value="39022.9481273894">
            <text:p>$39,022.9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89">
            <text:p>289</text:p>
          </table:table-cell>
          <table:table-cell table:style-name="ce66" table:formula="oooc:=IF([.F299]&lt;0;0;[.F299])" office:value-type="currency" office:value="39022.9481273894">
            <text:p>$39,022.95</text:p>
          </table:table-cell>
          <table:table-cell table:style-name="ce66" table:formula="oooc:=[.$C$8]/12*[.B300]" office:value-type="currency" office:value="227.633864076438">
            <text:p>$227.63</text:p>
          </table:table-cell>
          <table:table-cell table:style-name="ce34" table:formula="oooc:=IF([.B300]&lt;=[.$F$2]+[.C300];[.B300]+[.C300];[.$F$2]-[.C300])" office:value-type="currency" office:value="437.668631102744">
            <text:p>$437.67</text:p>
          </table:table-cell>
          <table:table-cell table:style-name="ce66" table:formula="oooc:=IF([.B300]=0;0;[.$F$4])" office:value-type="currency" office:value="0">
            <text:p>$0.00</text:p>
          </table:table-cell>
          <table:table-cell table:style-name="ce66" table:formula="oooc:=IF(([.B300]-[.D300]-[.E300])&lt;0;0;([.B300]-([.D300]+[.E300])))" office:value-type="currency" office:value="38585.2794962867">
            <text:p>$38,585.28</text:p>
          </table:table-cell>
          <table:table-cell table:number-columns-repeated="250"/>
        </table:table-row>
        <table:table-row table:style-name="ro2">
          <table:table-cell table:style-name="ce58" office:value-type="float" office:value="290">
            <text:p>290</text:p>
          </table:table-cell>
          <table:table-cell table:style-name="ce65" table:formula="oooc:=IF([.F300]&lt;0;0;[.F300])" office:value-type="currency" office:value="38585.2794962867">
            <text:p>$38,585.28</text:p>
          </table:table-cell>
          <table:table-cell table:style-name="ce65" table:formula="oooc:=[.$C$8]/12*[.B301]" office:value-type="currency" office:value="225.080797061672">
            <text:p>$225.08</text:p>
          </table:table-cell>
          <table:table-cell table:style-name="ce80" table:formula="oooc:=IF([.B301]&lt;=[.$F$2]+[.C301];[.B301]+[.C301];[.$F$2]-[.C301])" office:value-type="currency" office:value="440.22169811751">
            <text:p>$440.22</text:p>
          </table:table-cell>
          <table:table-cell table:style-name="ce65" table:formula="oooc:=IF([.B301]=0;0;[.$F$4])" office:value-type="currency" office:value="0">
            <text:p>$0.00</text:p>
          </table:table-cell>
          <table:table-cell table:style-name="ce65" table:formula="oooc:=IF(([.B301]-[.D301]-[.E301])&lt;0;0;([.B301]-([.D301]+[.E301])))" office:value-type="currency" office:value="38145.0577981692">
            <text:p>$38,145.06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91">
            <text:p>291</text:p>
          </table:table-cell>
          <table:table-cell table:style-name="ce66" table:formula="oooc:=IF([.F301]&lt;0;0;[.F301])" office:value-type="currency" office:value="38145.0577981692">
            <text:p>$38,145.06</text:p>
          </table:table-cell>
          <table:table-cell table:style-name="ce66" table:formula="oooc:=[.$C$8]/12*[.B302]" office:value-type="currency" office:value="222.512837155987">
            <text:p>$222.51</text:p>
          </table:table-cell>
          <table:table-cell table:style-name="ce34" table:formula="oooc:=IF([.B302]&lt;=[.$F$2]+[.C302];[.B302]+[.C302];[.$F$2]-[.C302])" office:value-type="currency" office:value="442.789658023196">
            <text:p>$442.79</text:p>
          </table:table-cell>
          <table:table-cell table:style-name="ce66" table:formula="oooc:=IF([.B302]=0;0;[.$F$4])" office:value-type="currency" office:value="0">
            <text:p>$0.00</text:p>
          </table:table-cell>
          <table:table-cell table:style-name="ce66" table:formula="oooc:=IF(([.B302]-[.D302]-[.E302])&lt;0;0;([.B302]-([.D302]+[.E302])))" office:value-type="currency" office:value="37702.268140146">
            <text:p>$37,702.27</text:p>
          </table:table-cell>
          <table:table-cell table:number-columns-repeated="250"/>
        </table:table-row>
        <table:table-row table:style-name="ro2">
          <table:table-cell table:style-name="ce58" office:value-type="float" office:value="292">
            <text:p>292</text:p>
          </table:table-cell>
          <table:table-cell table:style-name="ce65" table:formula="oooc:=IF([.F302]&lt;0;0;[.F302])" office:value-type="currency" office:value="37702.268140146">
            <text:p>$37,702.27</text:p>
          </table:table-cell>
          <table:table-cell table:style-name="ce65" table:formula="oooc:=[.$C$8]/12*[.B303]" office:value-type="currency" office:value="219.929897484185">
            <text:p>$219.93</text:p>
          </table:table-cell>
          <table:table-cell table:style-name="ce80" table:formula="oooc:=IF([.B303]&lt;=[.$F$2]+[.C303];[.B303]+[.C303];[.$F$2]-[.C303])" office:value-type="currency" office:value="445.372597694998">
            <text:p>$445.37</text:p>
          </table:table-cell>
          <table:table-cell table:style-name="ce65" table:formula="oooc:=IF([.B303]=0;0;[.$F$4])" office:value-type="currency" office:value="0">
            <text:p>$0.00</text:p>
          </table:table-cell>
          <table:table-cell table:style-name="ce65" table:formula="oooc:=IF(([.B303]-[.D303]-[.E303])&lt;0;0;([.B303]-([.D303]+[.E303])))" office:value-type="currency" office:value="37256.895542451">
            <text:p>$37,256.9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93">
            <text:p>293</text:p>
          </table:table-cell>
          <table:table-cell table:style-name="ce66" table:formula="oooc:=IF([.F303]&lt;0;0;[.F303])" office:value-type="currency" office:value="37256.895542451">
            <text:p>$37,256.90</text:p>
          </table:table-cell>
          <table:table-cell table:style-name="ce66" table:formula="oooc:=[.$C$8]/12*[.B304]" office:value-type="currency" office:value="217.331890664297">
            <text:p>$217.33</text:p>
          </table:table-cell>
          <table:table-cell table:style-name="ce34" table:formula="oooc:=IF([.B304]&lt;=[.$F$2]+[.C304];[.B304]+[.C304];[.$F$2]-[.C304])" office:value-type="currency" office:value="447.970604514885">
            <text:p>$447.97</text:p>
          </table:table-cell>
          <table:table-cell table:style-name="ce66" table:formula="oooc:=IF([.B304]=0;0;[.$F$4])" office:value-type="currency" office:value="0">
            <text:p>$0.00</text:p>
          </table:table-cell>
          <table:table-cell table:style-name="ce66" table:formula="oooc:=IF(([.B304]-[.D304]-[.E304])&lt;0;0;([.B304]-([.D304]+[.E304])))" office:value-type="currency" office:value="36808.9249379361">
            <text:p>$36,808.92</text:p>
          </table:table-cell>
          <table:table-cell table:number-columns-repeated="250"/>
        </table:table-row>
        <table:table-row table:style-name="ro2">
          <table:table-cell table:style-name="ce58" office:value-type="float" office:value="294">
            <text:p>294</text:p>
          </table:table-cell>
          <table:table-cell table:style-name="ce65" table:formula="oooc:=IF([.F304]&lt;0;0;[.F304])" office:value-type="currency" office:value="36808.9249379361">
            <text:p>$36,808.92</text:p>
          </table:table-cell>
          <table:table-cell table:style-name="ce65" table:formula="oooc:=[.$C$8]/12*[.B305]" office:value-type="currency" office:value="214.718728804627">
            <text:p>$214.72</text:p>
          </table:table-cell>
          <table:table-cell table:style-name="ce80" table:formula="oooc:=IF([.B305]&lt;=[.$F$2]+[.C305];[.B305]+[.C305];[.$F$2]-[.C305])" office:value-type="currency" office:value="450.583766374555">
            <text:p>$450.58</text:p>
          </table:table-cell>
          <table:table-cell table:style-name="ce65" table:formula="oooc:=IF([.B305]=0;0;[.$F$4])" office:value-type="currency" office:value="0">
            <text:p>$0.00</text:p>
          </table:table-cell>
          <table:table-cell table:style-name="ce65" table:formula="oooc:=IF(([.B305]-[.D305]-[.E305])&lt;0;0;([.B305]-([.D305]+[.E305])))" office:value-type="currency" office:value="36358.3411715615">
            <text:p>$36,358.3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95">
            <text:p>295</text:p>
          </table:table-cell>
          <table:table-cell table:style-name="ce66" table:formula="oooc:=IF([.F305]&lt;0;0;[.F305])" office:value-type="currency" office:value="36358.3411715615">
            <text:p>$36,358.34</text:p>
          </table:table-cell>
          <table:table-cell table:style-name="ce66" table:formula="oooc:=[.$C$8]/12*[.B306]" office:value-type="currency" office:value="212.090323500776">
            <text:p>$212.09</text:p>
          </table:table-cell>
          <table:table-cell table:style-name="ce34" table:formula="oooc:=IF([.B306]&lt;=[.$F$2]+[.C306];[.B306]+[.C306];[.$F$2]-[.C306])" office:value-type="currency" office:value="453.212171678407">
            <text:p>$453.21</text:p>
          </table:table-cell>
          <table:table-cell table:style-name="ce66" table:formula="oooc:=IF([.B306]=0;0;[.$F$4])" office:value-type="currency" office:value="0">
            <text:p>$0.00</text:p>
          </table:table-cell>
          <table:table-cell table:style-name="ce66" table:formula="oooc:=IF(([.B306]-[.D306]-[.E306])&lt;0;0;([.B306]-([.D306]+[.E306])))" office:value-type="currency" office:value="35905.1289998831">
            <text:p>$35,905.13</text:p>
          </table:table-cell>
          <table:table-cell table:number-columns-repeated="250"/>
        </table:table-row>
        <table:table-row table:style-name="ro2">
          <table:table-cell table:style-name="ce58" office:value-type="float" office:value="296">
            <text:p>296</text:p>
          </table:table-cell>
          <table:table-cell table:style-name="ce65" table:formula="oooc:=IF([.F306]&lt;0;0;[.F306])" office:value-type="currency" office:value="35905.1289998831">
            <text:p>$35,905.13</text:p>
          </table:table-cell>
          <table:table-cell table:style-name="ce65" table:formula="oooc:=[.$C$8]/12*[.B307]" office:value-type="currency" office:value="209.446585832651">
            <text:p>$209.45</text:p>
          </table:table-cell>
          <table:table-cell table:style-name="ce80" table:formula="oooc:=IF([.B307]&lt;=[.$F$2]+[.C307];[.B307]+[.C307];[.$F$2]-[.C307])" office:value-type="currency" office:value="455.855909346531">
            <text:p>$455.86</text:p>
          </table:table-cell>
          <table:table-cell table:style-name="ce65" table:formula="oooc:=IF([.B307]=0;0;[.$F$4])" office:value-type="currency" office:value="0">
            <text:p>$0.00</text:p>
          </table:table-cell>
          <table:table-cell table:style-name="ce65" table:formula="oooc:=IF(([.B307]-[.D307]-[.E307])&lt;0;0;([.B307]-([.D307]+[.E307])))" office:value-type="currency" office:value="35449.2730905366">
            <text:p>$35,449.2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97">
            <text:p>297</text:p>
          </table:table-cell>
          <table:table-cell table:style-name="ce66" table:formula="oooc:=IF([.F307]&lt;0;0;[.F307])" office:value-type="currency" office:value="35449.2730905366">
            <text:p>$35,449.27</text:p>
          </table:table-cell>
          <table:table-cell table:style-name="ce66" table:formula="oooc:=[.$C$8]/12*[.B308]" office:value-type="currency" office:value="206.787426361463">
            <text:p>$206.79</text:p>
          </table:table-cell>
          <table:table-cell table:style-name="ce34" table:formula="oooc:=IF([.B308]&lt;=[.$F$2]+[.C308];[.B308]+[.C308];[.$F$2]-[.C308])" office:value-type="currency" office:value="458.515068817719">
            <text:p>$458.52</text:p>
          </table:table-cell>
          <table:table-cell table:style-name="ce66" table:formula="oooc:=IF([.B308]=0;0;[.$F$4])" office:value-type="currency" office:value="0">
            <text:p>$0.00</text:p>
          </table:table-cell>
          <table:table-cell table:style-name="ce66" table:formula="oooc:=IF(([.B308]-[.D308]-[.E308])&lt;0;0;([.B308]-([.D308]+[.E308])))" office:value-type="currency" office:value="34990.7580217189">
            <text:p>$34,990.76</text:p>
          </table:table-cell>
          <table:table-cell table:number-columns-repeated="250"/>
        </table:table-row>
        <table:table-row table:style-name="ro2">
          <table:table-cell table:style-name="ce58" office:value-type="float" office:value="298">
            <text:p>298</text:p>
          </table:table-cell>
          <table:table-cell table:style-name="ce65" table:formula="oooc:=IF([.F308]&lt;0;0;[.F308])" office:value-type="currency" office:value="34990.7580217189">
            <text:p>$34,990.76</text:p>
          </table:table-cell>
          <table:table-cell table:style-name="ce65" table:formula="oooc:=[.$C$8]/12*[.B309]" office:value-type="currency" office:value="204.112755126693">
            <text:p>$204.11</text:p>
          </table:table-cell>
          <table:table-cell table:style-name="ce80" table:formula="oooc:=IF([.B309]&lt;=[.$F$2]+[.C309];[.B309]+[.C309];[.$F$2]-[.C309])" office:value-type="currency" office:value="461.189740052489">
            <text:p>$461.19</text:p>
          </table:table-cell>
          <table:table-cell table:style-name="ce65" table:formula="oooc:=IF([.B309]=0;0;[.$F$4])" office:value-type="currency" office:value="0">
            <text:p>$0.00</text:p>
          </table:table-cell>
          <table:table-cell table:style-name="ce65" table:formula="oooc:=IF(([.B309]-[.D309]-[.E309])&lt;0;0;([.B309]-([.D309]+[.E309])))" office:value-type="currency" office:value="34529.5682816664">
            <text:p>$34,529.5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299">
            <text:p>299</text:p>
          </table:table-cell>
          <table:table-cell table:style-name="ce66" table:formula="oooc:=IF([.F309]&lt;0;0;[.F309])" office:value-type="currency" office:value="34529.5682816664">
            <text:p>$34,529.57</text:p>
          </table:table-cell>
          <table:table-cell table:style-name="ce66" table:formula="oooc:=[.$C$8]/12*[.B310]" office:value-type="currency" office:value="201.422481643054">
            <text:p>$201.42</text:p>
          </table:table-cell>
          <table:table-cell table:style-name="ce34" table:formula="oooc:=IF([.B310]&lt;=[.$F$2]+[.C310];[.B310]+[.C310];[.$F$2]-[.C310])" office:value-type="currency" office:value="463.880013536129">
            <text:p>$463.88</text:p>
          </table:table-cell>
          <table:table-cell table:style-name="ce66" table:formula="oooc:=IF([.B310]=0;0;[.$F$4])" office:value-type="currency" office:value="0">
            <text:p>$0.00</text:p>
          </table:table-cell>
          <table:table-cell table:style-name="ce66" table:formula="oooc:=IF(([.B310]-[.D310]-[.E310])&lt;0;0;([.B310]-([.D310]+[.E310])))" office:value-type="currency" office:value="34065.6882681302">
            <text:p>$34,065.69</text:p>
          </table:table-cell>
          <table:table-cell table:number-columns-repeated="250"/>
        </table:table-row>
        <table:table-row table:style-name="ro2">
          <table:table-cell table:style-name="ce58" office:value-type="float" office:value="300">
            <text:p>300</text:p>
          </table:table-cell>
          <table:table-cell table:style-name="ce65" table:formula="oooc:=IF([.F310]&lt;0;0;[.F310])" office:value-type="currency" office:value="34065.6882681302">
            <text:p>$34,065.69</text:p>
          </table:table-cell>
          <table:table-cell table:style-name="ce65" table:formula="oooc:=[.$C$8]/12*[.B311]" office:value-type="currency" office:value="198.716514897426">
            <text:p>$198.72</text:p>
          </table:table-cell>
          <table:table-cell table:style-name="ce80" table:formula="oooc:=IF([.B311]&lt;=[.$F$2]+[.C311];[.B311]+[.C311];[.$F$2]-[.C311])" office:value-type="currency" office:value="466.585980281756">
            <text:p>$466.59</text:p>
          </table:table-cell>
          <table:table-cell table:style-name="ce65" table:formula="oooc:=IF([.B311]=0;0;[.$F$4])" office:value-type="currency" office:value="0">
            <text:p>$0.00</text:p>
          </table:table-cell>
          <table:table-cell table:style-name="ce65" table:formula="oooc:=IF(([.B311]-[.D311]-[.E311])&lt;0;0;([.B311]-([.D311]+[.E311])))" office:value-type="currency" office:value="33599.1022878485">
            <text:p>$33,599.1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01">
            <text:p>301</text:p>
          </table:table-cell>
          <table:table-cell table:style-name="ce66" table:formula="oooc:=IF([.F311]&lt;0;0;[.F311])" office:value-type="currency" office:value="33599.1022878485">
            <text:p>$33,599.10</text:p>
          </table:table-cell>
          <table:table-cell table:style-name="ce66" table:formula="oooc:=[.$C$8]/12*[.B312]" office:value-type="currency" office:value="195.994763345783">
            <text:p>$195.99</text:p>
          </table:table-cell>
          <table:table-cell table:style-name="ce34" table:formula="oooc:=IF([.B312]&lt;=[.$F$2]+[.C312];[.B312]+[.C312];[.$F$2]-[.C312])" office:value-type="currency" office:value="469.3077318334">
            <text:p>$469.31</text:p>
          </table:table-cell>
          <table:table-cell table:style-name="ce66" table:formula="oooc:=IF([.B312]=0;0;[.$F$4])" office:value-type="currency" office:value="0">
            <text:p>$0.00</text:p>
          </table:table-cell>
          <table:table-cell table:style-name="ce66" table:formula="oooc:=IF(([.B312]-[.D312]-[.E312])&lt;0;0;([.B312]-([.D312]+[.E312])))" office:value-type="currency" office:value="33129.7945560151">
            <text:p>$33,129.79</text:p>
          </table:table-cell>
          <table:table-cell table:number-columns-repeated="250"/>
        </table:table-row>
        <table:table-row table:style-name="ro2">
          <table:table-cell table:style-name="ce58" office:value-type="float" office:value="302">
            <text:p>302</text:p>
          </table:table-cell>
          <table:table-cell table:style-name="ce65" table:formula="oooc:=IF([.F312]&lt;0;0;[.F312])" office:value-type="currency" office:value="33129.7945560151">
            <text:p>$33,129.79</text:p>
          </table:table-cell>
          <table:table-cell table:style-name="ce65" table:formula="oooc:=[.$C$8]/12*[.B313]" office:value-type="currency" office:value="193.257134910088">
            <text:p>$193.26</text:p>
          </table:table-cell>
          <table:table-cell table:style-name="ce80" table:formula="oooc:=IF([.B313]&lt;=[.$F$2]+[.C313];[.B313]+[.C313];[.$F$2]-[.C313])" office:value-type="currency" office:value="472.045360269094">
            <text:p>$472.05</text:p>
          </table:table-cell>
          <table:table-cell table:style-name="ce65" table:formula="oooc:=IF([.B313]=0;0;[.$F$4])" office:value-type="currency" office:value="0">
            <text:p>$0.00</text:p>
          </table:table-cell>
          <table:table-cell table:style-name="ce65" table:formula="oooc:=IF(([.B313]-[.D313]-[.E313])&lt;0;0;([.B313]-([.D313]+[.E313])))" office:value-type="currency" office:value="32657.749195746">
            <text:p>$32,657.7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03">
            <text:p>303</text:p>
          </table:table-cell>
          <table:table-cell table:style-name="ce66" table:formula="oooc:=IF([.F313]&lt;0;0;[.F313])" office:value-type="currency" office:value="32657.749195746">
            <text:p>$32,657.75</text:p>
          </table:table-cell>
          <table:table-cell table:style-name="ce66" table:formula="oooc:=[.$C$8]/12*[.B314]" office:value-type="currency" office:value="190.503536975185">
            <text:p>$190.50</text:p>
          </table:table-cell>
          <table:table-cell table:style-name="ce34" table:formula="oooc:=IF([.B314]&lt;=[.$F$2]+[.C314];[.B314]+[.C314];[.$F$2]-[.C314])" office:value-type="currency" office:value="474.798958203998">
            <text:p>$474.80</text:p>
          </table:table-cell>
          <table:table-cell table:style-name="ce66" table:formula="oooc:=IF([.B314]=0;0;[.$F$4])" office:value-type="currency" office:value="0">
            <text:p>$0.00</text:p>
          </table:table-cell>
          <table:table-cell table:style-name="ce66" table:formula="oooc:=IF(([.B314]-[.D314]-[.E314])&lt;0;0;([.B314]-([.D314]+[.E314])))" office:value-type="currency" office:value="32182.950237542">
            <text:p>$32,182.95</text:p>
          </table:table-cell>
          <table:table-cell table:number-columns-repeated="250"/>
        </table:table-row>
        <table:table-row table:style-name="ro2">
          <table:table-cell table:style-name="ce58" office:value-type="float" office:value="304">
            <text:p>304</text:p>
          </table:table-cell>
          <table:table-cell table:style-name="ce65" table:formula="oooc:=IF([.F314]&lt;0;0;[.F314])" office:value-type="currency" office:value="32182.950237542">
            <text:p>$32,182.95</text:p>
          </table:table-cell>
          <table:table-cell table:style-name="ce65" table:formula="oooc:=[.$C$8]/12*[.B315]" office:value-type="currency" office:value="187.733876385662">
            <text:p>$187.73</text:p>
          </table:table-cell>
          <table:table-cell table:style-name="ce80" table:formula="oooc:=IF([.B315]&lt;=[.$F$2]+[.C315];[.B315]+[.C315];[.$F$2]-[.C315])" office:value-type="currency" office:value="477.568618793521">
            <text:p>$477.57</text:p>
          </table:table-cell>
          <table:table-cell table:style-name="ce65" table:formula="oooc:=IF([.B315]=0;0;[.$F$4])" office:value-type="currency" office:value="0">
            <text:p>$0.00</text:p>
          </table:table-cell>
          <table:table-cell table:style-name="ce65" table:formula="oooc:=IF(([.B315]-[.D315]-[.E315])&lt;0;0;([.B315]-([.D315]+[.E315])))" office:value-type="currency" office:value="31705.3816187485">
            <text:p>$31,705.3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05">
            <text:p>305</text:p>
          </table:table-cell>
          <table:table-cell table:style-name="ce66" table:formula="oooc:=IF([.F315]&lt;0;0;[.F315])" office:value-type="currency" office:value="31705.3816187485">
            <text:p>$31,705.38</text:p>
          </table:table-cell>
          <table:table-cell table:style-name="ce66" table:formula="oooc:=[.$C$8]/12*[.B316]" office:value-type="currency" office:value="184.948059442699">
            <text:p>$184.95</text:p>
          </table:table-cell>
          <table:table-cell table:style-name="ce34" table:formula="oooc:=IF([.B316]&lt;=[.$F$2]+[.C316];[.B316]+[.C316];[.$F$2]-[.C316])" office:value-type="currency" office:value="480.354435736483">
            <text:p>$480.35</text:p>
          </table:table-cell>
          <table:table-cell table:style-name="ce66" table:formula="oooc:=IF([.B316]=0;0;[.$F$4])" office:value-type="currency" office:value="0">
            <text:p>$0.00</text:p>
          </table:table-cell>
          <table:table-cell table:style-name="ce66" table:formula="oooc:=IF(([.B316]-[.D316]-[.E316])&lt;0;0;([.B316]-([.D316]+[.E316])))" office:value-type="currency" office:value="31225.027183012">
            <text:p>$31,225.03</text:p>
          </table:table-cell>
          <table:table-cell table:number-columns-repeated="250"/>
        </table:table-row>
        <table:table-row table:style-name="ro2">
          <table:table-cell table:style-name="ce58" office:value-type="float" office:value="306">
            <text:p>306</text:p>
          </table:table-cell>
          <table:table-cell table:style-name="ce65" table:formula="oooc:=IF([.F316]&lt;0;0;[.F316])" office:value-type="currency" office:value="31225.027183012">
            <text:p>$31,225.03</text:p>
          </table:table-cell>
          <table:table-cell table:style-name="ce65" table:formula="oooc:=[.$C$8]/12*[.B317]" office:value-type="currency" office:value="182.145991900903">
            <text:p>$182.15</text:p>
          </table:table-cell>
          <table:table-cell table:style-name="ce80" table:formula="oooc:=IF([.B317]&lt;=[.$F$2]+[.C317];[.B317]+[.C317];[.$F$2]-[.C317])" office:value-type="currency" office:value="483.156503278279">
            <text:p>$483.16</text:p>
          </table:table-cell>
          <table:table-cell table:style-name="ce65" table:formula="oooc:=IF([.B317]=0;0;[.$F$4])" office:value-type="currency" office:value="0">
            <text:p>$0.00</text:p>
          </table:table-cell>
          <table:table-cell table:style-name="ce65" table:formula="oooc:=IF(([.B317]-[.D317]-[.E317])&lt;0;0;([.B317]-([.D317]+[.E317])))" office:value-type="currency" office:value="30741.8706797337">
            <text:p>$30,741.8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07">
            <text:p>307</text:p>
          </table:table-cell>
          <table:table-cell table:style-name="ce66" table:formula="oooc:=IF([.F317]&lt;0;0;[.F317])" office:value-type="currency" office:value="30741.8706797337">
            <text:p>$30,741.87</text:p>
          </table:table-cell>
          <table:table-cell table:style-name="ce66" table:formula="oooc:=[.$C$8]/12*[.B318]" office:value-type="currency" office:value="179.327578965113">
            <text:p>$179.33</text:p>
          </table:table-cell>
          <table:table-cell table:style-name="ce34" table:formula="oooc:=IF([.B318]&lt;=[.$F$2]+[.C318];[.B318]+[.C318];[.$F$2]-[.C318])" office:value-type="currency" office:value="485.974916214069">
            <text:p>$485.97</text:p>
          </table:table-cell>
          <table:table-cell table:style-name="ce66" table:formula="oooc:=IF([.B318]=0;0;[.$F$4])" office:value-type="currency" office:value="0">
            <text:p>$0.00</text:p>
          </table:table-cell>
          <table:table-cell table:style-name="ce66" table:formula="oooc:=IF(([.B318]-[.D318]-[.E318])&lt;0;0;([.B318]-([.D318]+[.E318])))" office:value-type="currency" office:value="30255.8957635196">
            <text:p>$30,255.90</text:p>
          </table:table-cell>
          <table:table-cell table:number-columns-repeated="250"/>
        </table:table-row>
        <table:table-row table:style-name="ro2">
          <table:table-cell table:style-name="ce58" office:value-type="float" office:value="308">
            <text:p>308</text:p>
          </table:table-cell>
          <table:table-cell table:style-name="ce65" table:formula="oooc:=IF([.F318]&lt;0;0;[.F318])" office:value-type="currency" office:value="30255.8957635196">
            <text:p>$30,255.90</text:p>
          </table:table-cell>
          <table:table-cell table:style-name="ce65" table:formula="oooc:=[.$C$8]/12*[.B319]" office:value-type="currency" office:value="176.492725287198">
            <text:p>$176.49</text:p>
          </table:table-cell>
          <table:table-cell table:style-name="ce80" table:formula="oooc:=IF([.B319]&lt;=[.$F$2]+[.C319];[.B319]+[.C319];[.$F$2]-[.C319])" office:value-type="currency" office:value="488.809769891985">
            <text:p>$488.81</text:p>
          </table:table-cell>
          <table:table-cell table:style-name="ce65" table:formula="oooc:=IF([.B319]=0;0;[.$F$4])" office:value-type="currency" office:value="0">
            <text:p>$0.00</text:p>
          </table:table-cell>
          <table:table-cell table:style-name="ce65" table:formula="oooc:=IF(([.B319]-[.D319]-[.E319])&lt;0;0;([.B319]-([.D319]+[.E319])))" office:value-type="currency" office:value="29767.0859936277">
            <text:p>$29,767.09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09">
            <text:p>309</text:p>
          </table:table-cell>
          <table:table-cell table:style-name="ce66" table:formula="oooc:=IF([.F319]&lt;0;0;[.F319])" office:value-type="currency" office:value="29767.0859936277">
            <text:p>$29,767.09</text:p>
          </table:table-cell>
          <table:table-cell table:style-name="ce66" table:formula="oooc:=[.$C$8]/12*[.B320]" office:value-type="currency" office:value="173.641334962828">
            <text:p>$173.64</text:p>
          </table:table-cell>
          <table:table-cell table:style-name="ce34" table:formula="oooc:=IF([.B320]&lt;=[.$F$2]+[.C320];[.B320]+[.C320];[.$F$2]-[.C320])" office:value-type="currency" office:value="491.661160216354">
            <text:p>$491.66</text:p>
          </table:table-cell>
          <table:table-cell table:style-name="ce66" table:formula="oooc:=IF([.B320]=0;0;[.$F$4])" office:value-type="currency" office:value="0">
            <text:p>$0.00</text:p>
          </table:table-cell>
          <table:table-cell table:style-name="ce66" table:formula="oooc:=IF(([.B320]-[.D320]-[.E320])&lt;0;0;([.B320]-([.D320]+[.E320])))" office:value-type="currency" office:value="29275.4248334113">
            <text:p>$29,275.42</text:p>
          </table:table-cell>
          <table:table-cell table:number-columns-repeated="250"/>
        </table:table-row>
        <table:table-row table:style-name="ro2">
          <table:table-cell table:style-name="ce58" office:value-type="float" office:value="310">
            <text:p>310</text:p>
          </table:table-cell>
          <table:table-cell table:style-name="ce65" table:formula="oooc:=IF([.F320]&lt;0;0;[.F320])" office:value-type="currency" office:value="29275.4248334113">
            <text:p>$29,275.42</text:p>
          </table:table-cell>
          <table:table-cell table:style-name="ce65" table:formula="oooc:=[.$C$8]/12*[.B321]" office:value-type="currency" office:value="170.773311528233">
            <text:p>$170.77</text:p>
          </table:table-cell>
          <table:table-cell table:style-name="ce80" table:formula="oooc:=IF([.B321]&lt;=[.$F$2]+[.C321];[.B321]+[.C321];[.$F$2]-[.C321])" office:value-type="currency" office:value="494.52918365095">
            <text:p>$494.53</text:p>
          </table:table-cell>
          <table:table-cell table:style-name="ce65" table:formula="oooc:=IF([.B321]=0;0;[.$F$4])" office:value-type="currency" office:value="0">
            <text:p>$0.00</text:p>
          </table:table-cell>
          <table:table-cell table:style-name="ce65" table:formula="oooc:=IF(([.B321]-[.D321]-[.E321])&lt;0;0;([.B321]-([.D321]+[.E321])))" office:value-type="currency" office:value="28780.8956497603">
            <text:p>$28,780.9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11">
            <text:p>311</text:p>
          </table:table-cell>
          <table:table-cell table:style-name="ce66" table:formula="oooc:=IF([.F321]&lt;0;0;[.F321])" office:value-type="currency" office:value="28780.8956497603">
            <text:p>$28,780.90</text:p>
          </table:table-cell>
          <table:table-cell table:style-name="ce66" table:formula="oooc:=[.$C$8]/12*[.B322]" office:value-type="currency" office:value="167.888557956935">
            <text:p>$167.89</text:p>
          </table:table-cell>
          <table:table-cell table:style-name="ce34" table:formula="oooc:=IF([.B322]&lt;=[.$F$2]+[.C322];[.B322]+[.C322];[.$F$2]-[.C322])" office:value-type="currency" office:value="497.413937222247">
            <text:p>$497.41</text:p>
          </table:table-cell>
          <table:table-cell table:style-name="ce66" table:formula="oooc:=IF([.B322]=0;0;[.$F$4])" office:value-type="currency" office:value="0">
            <text:p>$0.00</text:p>
          </table:table-cell>
          <table:table-cell table:style-name="ce66" table:formula="oooc:=IF(([.B322]-[.D322]-[.E322])&lt;0;0;([.B322]-([.D322]+[.E322])))" office:value-type="currency" office:value="28283.4817125381">
            <text:p>$28,283.48</text:p>
          </table:table-cell>
          <table:table-cell table:number-columns-repeated="250"/>
        </table:table-row>
        <table:table-row table:style-name="ro2">
          <table:table-cell table:style-name="ce58" office:value-type="float" office:value="312">
            <text:p>312</text:p>
          </table:table-cell>
          <table:table-cell table:style-name="ce65" table:formula="oooc:=IF([.F322]&lt;0;0;[.F322])" office:value-type="currency" office:value="28283.4817125381">
            <text:p>$28,283.48</text:p>
          </table:table-cell>
          <table:table-cell table:style-name="ce65" table:formula="oooc:=[.$C$8]/12*[.B323]" office:value-type="currency" office:value="164.986976656472">
            <text:p>$164.99</text:p>
          </table:table-cell>
          <table:table-cell table:style-name="ce80" table:formula="oooc:=IF([.B323]&lt;=[.$F$2]+[.C323];[.B323]+[.C323];[.$F$2]-[.C323])" office:value-type="currency" office:value="500.31551852271">
            <text:p>$500.32</text:p>
          </table:table-cell>
          <table:table-cell table:style-name="ce65" table:formula="oooc:=IF([.B323]=0;0;[.$F$4])" office:value-type="currency" office:value="0">
            <text:p>$0.00</text:p>
          </table:table-cell>
          <table:table-cell table:style-name="ce65" table:formula="oooc:=IF(([.B323]-[.D323]-[.E323])&lt;0;0;([.B323]-([.D323]+[.E323])))" office:value-type="currency" office:value="27783.1661940154">
            <text:p>$27,783.1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13">
            <text:p>313</text:p>
          </table:table-cell>
          <table:table-cell table:style-name="ce66" table:formula="oooc:=IF([.F323]&lt;0;0;[.F323])" office:value-type="currency" office:value="27783.1661940154">
            <text:p>$27,783.17</text:p>
          </table:table-cell>
          <table:table-cell table:style-name="ce66" table:formula="oooc:=[.$C$8]/12*[.B324]" office:value-type="currency" office:value="162.06846946509">
            <text:p>$162.07</text:p>
          </table:table-cell>
          <table:table-cell table:style-name="ce34" table:formula="oooc:=IF([.B324]&lt;=[.$F$2]+[.C324];[.B324]+[.C324];[.$F$2]-[.C324])" office:value-type="currency" office:value="503.234025714093">
            <text:p>$503.23</text:p>
          </table:table-cell>
          <table:table-cell table:style-name="ce66" table:formula="oooc:=IF([.B324]=0;0;[.$F$4])" office:value-type="currency" office:value="0">
            <text:p>$0.00</text:p>
          </table:table-cell>
          <table:table-cell table:style-name="ce66" table:formula="oooc:=IF(([.B324]-[.D324]-[.E324])&lt;0;0;([.B324]-([.D324]+[.E324])))" office:value-type="currency" office:value="27279.9321683013">
            <text:p>$27,279.93</text:p>
          </table:table-cell>
          <table:table-cell table:number-columns-repeated="250"/>
        </table:table-row>
        <table:table-row table:style-name="ro2">
          <table:table-cell table:style-name="ce58" office:value-type="float" office:value="314">
            <text:p>314</text:p>
          </table:table-cell>
          <table:table-cell table:style-name="ce65" table:formula="oooc:=IF([.F324]&lt;0;0;[.F324])" office:value-type="currency" office:value="27279.9321683013">
            <text:p>$27,279.93</text:p>
          </table:table-cell>
          <table:table-cell table:style-name="ce65" table:formula="oooc:=[.$C$8]/12*[.B325]" office:value-type="currency" office:value="159.132937648424">
            <text:p>$159.13</text:p>
          </table:table-cell>
          <table:table-cell table:style-name="ce80" table:formula="oooc:=IF([.B325]&lt;=[.$F$2]+[.C325];[.B325]+[.C325];[.$F$2]-[.C325])" office:value-type="currency" office:value="506.169557530758">
            <text:p>$506.17</text:p>
          </table:table-cell>
          <table:table-cell table:style-name="ce65" table:formula="oooc:=IF([.B325]=0;0;[.$F$4])" office:value-type="currency" office:value="0">
            <text:p>$0.00</text:p>
          </table:table-cell>
          <table:table-cell table:style-name="ce65" table:formula="oooc:=IF(([.B325]-[.D325]-[.E325])&lt;0;0;([.B325]-([.D325]+[.E325])))" office:value-type="currency" office:value="26773.7626107705">
            <text:p>$26,773.76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15">
            <text:p>315</text:p>
          </table:table-cell>
          <table:table-cell table:style-name="ce66" table:formula="oooc:=IF([.F325]&lt;0;0;[.F325])" office:value-type="currency" office:value="26773.7626107705">
            <text:p>$26,773.76</text:p>
          </table:table-cell>
          <table:table-cell table:style-name="ce66" table:formula="oooc:=[.$C$8]/12*[.B326]" office:value-type="currency" office:value="156.180281896162">
            <text:p>$156.18</text:p>
          </table:table-cell>
          <table:table-cell table:style-name="ce34" table:formula="oooc:=IF([.B326]&lt;=[.$F$2]+[.C326];[.B326]+[.C326];[.$F$2]-[.C326])" office:value-type="currency" office:value="509.122213283021">
            <text:p>$509.12</text:p>
          </table:table-cell>
          <table:table-cell table:style-name="ce66" table:formula="oooc:=IF([.B326]=0;0;[.$F$4])" office:value-type="currency" office:value="0">
            <text:p>$0.00</text:p>
          </table:table-cell>
          <table:table-cell table:style-name="ce66" table:formula="oooc:=IF(([.B326]-[.D326]-[.E326])&lt;0;0;([.B326]-([.D326]+[.E326])))" office:value-type="currency" office:value="26264.6403974875">
            <text:p>$26,264.64</text:p>
          </table:table-cell>
          <table:table-cell table:number-columns-repeated="250"/>
        </table:table-row>
        <table:table-row table:style-name="ro2">
          <table:table-cell table:style-name="ce58" office:value-type="float" office:value="316">
            <text:p>316</text:p>
          </table:table-cell>
          <table:table-cell table:style-name="ce65" table:formula="oooc:=IF([.F326]&lt;0;0;[.F326])" office:value-type="currency" office:value="26264.6403974875">
            <text:p>$26,264.64</text:p>
          </table:table-cell>
          <table:table-cell table:style-name="ce65" table:formula="oooc:=[.$C$8]/12*[.B327]" office:value-type="currency" office:value="153.210402318677">
            <text:p>$153.21</text:p>
          </table:table-cell>
          <table:table-cell table:style-name="ce80" table:formula="oooc:=IF([.B327]&lt;=[.$F$2]+[.C327];[.B327]+[.C327];[.$F$2]-[.C327])" office:value-type="currency" office:value="512.092092860505">
            <text:p>$512.09</text:p>
          </table:table-cell>
          <table:table-cell table:style-name="ce65" table:formula="oooc:=IF([.B327]=0;0;[.$F$4])" office:value-type="currency" office:value="0">
            <text:p>$0.00</text:p>
          </table:table-cell>
          <table:table-cell table:style-name="ce65" table:formula="oooc:=IF(([.B327]-[.D327]-[.E327])&lt;0;0;([.B327]-([.D327]+[.E327])))" office:value-type="currency" office:value="25752.548304627">
            <text:p>$25,752.5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17">
            <text:p>317</text:p>
          </table:table-cell>
          <table:table-cell table:style-name="ce66" table:formula="oooc:=IF([.F327]&lt;0;0;[.F327])" office:value-type="currency" office:value="25752.548304627">
            <text:p>$25,752.55</text:p>
          </table:table-cell>
          <table:table-cell table:style-name="ce66" table:formula="oooc:=[.$C$8]/12*[.B328]" office:value-type="currency" office:value="150.223198443658">
            <text:p>$150.22</text:p>
          </table:table-cell>
          <table:table-cell table:style-name="ce34" table:formula="oooc:=IF([.B328]&lt;=[.$F$2]+[.C328];[.B328]+[.C328];[.$F$2]-[.C328])" office:value-type="currency" office:value="515.079296735525">
            <text:p>$515.08</text:p>
          </table:table-cell>
          <table:table-cell table:style-name="ce66" table:formula="oooc:=IF([.B328]=0;0;[.$F$4])" office:value-type="currency" office:value="0">
            <text:p>$0.00</text:p>
          </table:table-cell>
          <table:table-cell table:style-name="ce66" table:formula="oooc:=IF(([.B328]-[.D328]-[.E328])&lt;0;0;([.B328]-([.D328]+[.E328])))" office:value-type="currency" office:value="25237.4690078915">
            <text:p>$25,237.47</text:p>
          </table:table-cell>
          <table:table-cell table:number-columns-repeated="250"/>
        </table:table-row>
        <table:table-row table:style-name="ro2">
          <table:table-cell table:style-name="ce58" office:value-type="float" office:value="318">
            <text:p>318</text:p>
          </table:table-cell>
          <table:table-cell table:style-name="ce65" table:formula="oooc:=IF([.F328]&lt;0;0;[.F328])" office:value-type="currency" office:value="25237.4690078915">
            <text:p>$25,237.47</text:p>
          </table:table-cell>
          <table:table-cell table:style-name="ce65" table:formula="oooc:=[.$C$8]/12*[.B329]" office:value-type="currency" office:value="147.2185692127">
            <text:p>$147.22</text:p>
          </table:table-cell>
          <table:table-cell table:style-name="ce80" table:formula="oooc:=IF([.B329]&lt;=[.$F$2]+[.C329];[.B329]+[.C329];[.$F$2]-[.C329])" office:value-type="currency" office:value="518.083925966482">
            <text:p>$518.08</text:p>
          </table:table-cell>
          <table:table-cell table:style-name="ce65" table:formula="oooc:=IF([.B329]=0;0;[.$F$4])" office:value-type="currency" office:value="0">
            <text:p>$0.00</text:p>
          </table:table-cell>
          <table:table-cell table:style-name="ce65" table:formula="oooc:=IF(([.B329]-[.D329]-[.E329])&lt;0;0;([.B329]-([.D329]+[.E329])))" office:value-type="currency" office:value="24719.385081925">
            <text:p>$24,719.39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19">
            <text:p>319</text:p>
          </table:table-cell>
          <table:table-cell table:style-name="ce66" table:formula="oooc:=IF([.F329]&lt;0;0;[.F329])" office:value-type="currency" office:value="24719.385081925">
            <text:p>$24,719.39</text:p>
          </table:table-cell>
          <table:table-cell table:style-name="ce66" table:formula="oooc:=[.$C$8]/12*[.B330]" office:value-type="currency" office:value="144.196412977896">
            <text:p>$144.20</text:p>
          </table:table-cell>
          <table:table-cell table:style-name="ce34" table:formula="oooc:=IF([.B330]&lt;=[.$F$2]+[.C330];[.B330]+[.C330];[.$F$2]-[.C330])" office:value-type="currency" office:value="521.106082201287">
            <text:p>$521.11</text:p>
          </table:table-cell>
          <table:table-cell table:style-name="ce66" table:formula="oooc:=IF([.B330]=0;0;[.$F$4])" office:value-type="currency" office:value="0">
            <text:p>$0.00</text:p>
          </table:table-cell>
          <table:table-cell table:style-name="ce66" table:formula="oooc:=IF(([.B330]-[.D330]-[.E330])&lt;0;0;([.B330]-([.D330]+[.E330])))" office:value-type="currency" office:value="24198.2789997237">
            <text:p>$24,198.28</text:p>
          </table:table-cell>
          <table:table-cell table:number-columns-repeated="250"/>
        </table:table-row>
        <table:table-row table:style-name="ro2">
          <table:table-cell table:style-name="ce58" office:value-type="float" office:value="320">
            <text:p>320</text:p>
          </table:table-cell>
          <table:table-cell table:style-name="ce65" table:formula="oooc:=IF([.F330]&lt;0;0;[.F330])" office:value-type="currency" office:value="24198.2789997237">
            <text:p>$24,198.28</text:p>
          </table:table-cell>
          <table:table-cell table:style-name="ce65" table:formula="oooc:=[.$C$8]/12*[.B331]" office:value-type="currency" office:value="141.156627498388">
            <text:p>$141.16</text:p>
          </table:table-cell>
          <table:table-cell table:style-name="ce80" table:formula="oooc:=IF([.B331]&lt;=[.$F$2]+[.C331];[.B331]+[.C331];[.$F$2]-[.C331])" office:value-type="currency" office:value="524.145867680794">
            <text:p>$524.15</text:p>
          </table:table-cell>
          <table:table-cell table:style-name="ce65" table:formula="oooc:=IF([.B331]=0;0;[.$F$4])" office:value-type="currency" office:value="0">
            <text:p>$0.00</text:p>
          </table:table-cell>
          <table:table-cell table:style-name="ce65" table:formula="oooc:=IF(([.B331]-[.D331]-[.E331])&lt;0;0;([.B331]-([.D331]+[.E331])))" office:value-type="currency" office:value="23674.1331320429">
            <text:p>$23,674.13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21">
            <text:p>321</text:p>
          </table:table-cell>
          <table:table-cell table:style-name="ce66" table:formula="oooc:=IF([.F331]&lt;0;0;[.F331])" office:value-type="currency" office:value="23674.1331320429">
            <text:p>$23,674.13</text:p>
          </table:table-cell>
          <table:table-cell table:style-name="ce66" table:formula="oooc:=[.$C$8]/12*[.B332]" office:value-type="currency" office:value="138.099109936917">
            <text:p>$138.10</text:p>
          </table:table-cell>
          <table:table-cell table:style-name="ce34" table:formula="oooc:=IF([.B332]&lt;=[.$F$2]+[.C332];[.B332]+[.C332];[.$F$2]-[.C332])" office:value-type="currency" office:value="527.203385242265">
            <text:p>$527.20</text:p>
          </table:table-cell>
          <table:table-cell table:style-name="ce66" table:formula="oooc:=IF([.B332]=0;0;[.$F$4])" office:value-type="currency" office:value="0">
            <text:p>$0.00</text:p>
          </table:table-cell>
          <table:table-cell table:style-name="ce66" table:formula="oooc:=IF(([.B332]-[.D332]-[.E332])&lt;0;0;([.B332]-([.D332]+[.E332])))" office:value-type="currency" office:value="23146.9297468007">
            <text:p>$23,146.93</text:p>
          </table:table-cell>
          <table:table-cell table:number-columns-repeated="250"/>
        </table:table-row>
        <table:table-row table:style-name="ro2">
          <table:table-cell table:style-name="ce58" office:value-type="float" office:value="322">
            <text:p>322</text:p>
          </table:table-cell>
          <table:table-cell table:style-name="ce65" table:formula="oooc:=IF([.F332]&lt;0;0;[.F332])" office:value-type="currency" office:value="23146.9297468007">
            <text:p>$23,146.93</text:p>
          </table:table-cell>
          <table:table-cell table:style-name="ce65" table:formula="oooc:=[.$C$8]/12*[.B333]" office:value-type="currency" office:value="135.023756856337">
            <text:p>$135.02</text:p>
          </table:table-cell>
          <table:table-cell table:style-name="ce80" table:formula="oooc:=IF([.B333]&lt;=[.$F$2]+[.C333];[.B333]+[.C333];[.$F$2]-[.C333])" office:value-type="currency" office:value="530.278738322845">
            <text:p>$530.28</text:p>
          </table:table-cell>
          <table:table-cell table:style-name="ce65" table:formula="oooc:=IF([.B333]=0;0;[.$F$4])" office:value-type="currency" office:value="0">
            <text:p>$0.00</text:p>
          </table:table-cell>
          <table:table-cell table:style-name="ce65" table:formula="oooc:=IF(([.B333]-[.D333]-[.E333])&lt;0;0;([.B333]-([.D333]+[.E333])))" office:value-type="currency" office:value="22616.6510084778">
            <text:p>$22,616.6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23">
            <text:p>323</text:p>
          </table:table-cell>
          <table:table-cell table:style-name="ce66" table:formula="oooc:=IF([.F333]&lt;0;0;[.F333])" office:value-type="currency" office:value="22616.6510084778">
            <text:p>$22,616.65</text:p>
          </table:table-cell>
          <table:table-cell table:style-name="ce66" table:formula="oooc:=[.$C$8]/12*[.B334]" office:value-type="currency" office:value="131.930464216121">
            <text:p>$131.93</text:p>
          </table:table-cell>
          <table:table-cell table:style-name="ce34" table:formula="oooc:=IF([.B334]&lt;=[.$F$2]+[.C334];[.B334]+[.C334];[.$F$2]-[.C334])" office:value-type="currency" office:value="533.372030963062">
            <text:p>$533.37</text:p>
          </table:table-cell>
          <table:table-cell table:style-name="ce66" table:formula="oooc:=IF([.B334]=0;0;[.$F$4])" office:value-type="currency" office:value="0">
            <text:p>$0.00</text:p>
          </table:table-cell>
          <table:table-cell table:style-name="ce66" table:formula="oooc:=IF(([.B334]-[.D334]-[.E334])&lt;0;0;([.B334]-([.D334]+[.E334])))" office:value-type="currency" office:value="22083.2789775148">
            <text:p>$22,083.28</text:p>
          </table:table-cell>
          <table:table-cell table:number-columns-repeated="250"/>
        </table:table-row>
        <table:table-row table:style-name="ro2">
          <table:table-cell table:style-name="ce58" office:value-type="float" office:value="324">
            <text:p>324</text:p>
          </table:table-cell>
          <table:table-cell table:style-name="ce65" table:formula="oooc:=IF([.F334]&lt;0;0;[.F334])" office:value-type="currency" office:value="22083.2789775148">
            <text:p>$22,083.28</text:p>
          </table:table-cell>
          <table:table-cell table:style-name="ce65" table:formula="oooc:=[.$C$8]/12*[.B335]" office:value-type="currency" office:value="128.819127368836">
            <text:p>$128.82</text:p>
          </table:table-cell>
          <table:table-cell table:style-name="ce80" table:formula="oooc:=IF([.B335]&lt;=[.$F$2]+[.C335];[.B335]+[.C335];[.$F$2]-[.C335])" office:value-type="currency" office:value="536.483367810346">
            <text:p>$536.48</text:p>
          </table:table-cell>
          <table:table-cell table:style-name="ce65" table:formula="oooc:=IF([.B335]=0;0;[.$F$4])" office:value-type="currency" office:value="0">
            <text:p>$0.00</text:p>
          </table:table-cell>
          <table:table-cell table:style-name="ce65" table:formula="oooc:=IF(([.B335]-[.D335]-[.E335])&lt;0;0;([.B335]-([.D335]+[.E335])))" office:value-type="currency" office:value="21546.7956097044">
            <text:p>$21,546.8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25">
            <text:p>325</text:p>
          </table:table-cell>
          <table:table-cell table:style-name="ce66" table:formula="oooc:=IF([.F335]&lt;0;0;[.F335])" office:value-type="currency" office:value="21546.7956097044">
            <text:p>$21,546.80</text:p>
          </table:table-cell>
          <table:table-cell table:style-name="ce66" table:formula="oooc:=[.$C$8]/12*[.B336]" office:value-type="currency" office:value="125.689641056609">
            <text:p>$125.69</text:p>
          </table:table-cell>
          <table:table-cell table:style-name="ce34" table:formula="oooc:=IF([.B336]&lt;=[.$F$2]+[.C336];[.B336]+[.C336];[.$F$2]-[.C336])" office:value-type="currency" office:value="539.612854122573">
            <text:p>$539.61</text:p>
          </table:table-cell>
          <table:table-cell table:style-name="ce66" table:formula="oooc:=IF([.B336]=0;0;[.$F$4])" office:value-type="currency" office:value="0">
            <text:p>$0.00</text:p>
          </table:table-cell>
          <table:table-cell table:style-name="ce66" table:formula="oooc:=IF(([.B336]-[.D336]-[.E336])&lt;0;0;([.B336]-([.D336]+[.E336])))" office:value-type="currency" office:value="21007.1827555818">
            <text:p>$21,007.18</text:p>
          </table:table-cell>
          <table:table-cell table:number-columns-repeated="250"/>
        </table:table-row>
        <table:table-row table:style-name="ro2">
          <table:table-cell table:style-name="ce58" office:value-type="float" office:value="326">
            <text:p>326</text:p>
          </table:table-cell>
          <table:table-cell table:style-name="ce65" table:formula="oooc:=IF([.F336]&lt;0;0;[.F336])" office:value-type="currency" office:value="21007.1827555818">
            <text:p>$21,007.18</text:p>
          </table:table-cell>
          <table:table-cell table:style-name="ce65" table:formula="oooc:=[.$C$8]/12*[.B337]" office:value-type="currency" office:value="122.541899407561">
            <text:p>$122.54</text:p>
          </table:table-cell>
          <table:table-cell table:style-name="ce80" table:formula="oooc:=IF([.B337]&lt;=[.$F$2]+[.C337];[.B337]+[.C337];[.$F$2]-[.C337])" office:value-type="currency" office:value="542.760595771622">
            <text:p>$542.76</text:p>
          </table:table-cell>
          <table:table-cell table:style-name="ce65" table:formula="oooc:=IF([.B337]=0;0;[.$F$4])" office:value-type="currency" office:value="0">
            <text:p>$0.00</text:p>
          </table:table-cell>
          <table:table-cell table:style-name="ce65" table:formula="oooc:=IF(([.B337]-[.D337]-[.E337])&lt;0;0;([.B337]-([.D337]+[.E337])))" office:value-type="currency" office:value="20464.4221598102">
            <text:p>$20,464.42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27">
            <text:p>327</text:p>
          </table:table-cell>
          <table:table-cell table:style-name="ce66" table:formula="oooc:=IF([.F337]&lt;0;0;[.F337])" office:value-type="currency" office:value="20464.4221598102">
            <text:p>$20,464.42</text:p>
          </table:table-cell>
          <table:table-cell table:style-name="ce66" table:formula="oooc:=[.$C$8]/12*[.B338]" office:value-type="currency" office:value="119.375795932226">
            <text:p>$119.38</text:p>
          </table:table-cell>
          <table:table-cell table:style-name="ce34" table:formula="oooc:=IF([.B338]&lt;=[.$F$2]+[.C338];[.B338]+[.C338];[.$F$2]-[.C338])" office:value-type="currency" office:value="545.926699246956">
            <text:p>$545.93</text:p>
          </table:table-cell>
          <table:table-cell table:style-name="ce66" table:formula="oooc:=IF([.B338]=0;0;[.$F$4])" office:value-type="currency" office:value="0">
            <text:p>$0.00</text:p>
          </table:table-cell>
          <table:table-cell table:style-name="ce66" table:formula="oooc:=IF(([.B338]-[.D338]-[.E338])&lt;0;0;([.B338]-([.D338]+[.E338])))" office:value-type="currency" office:value="19918.4954605633">
            <text:p>$19,918.50</text:p>
          </table:table-cell>
          <table:table-cell table:number-columns-repeated="250"/>
        </table:table-row>
        <table:table-row table:style-name="ro2">
          <table:table-cell table:style-name="ce58" office:value-type="float" office:value="328">
            <text:p>328</text:p>
          </table:table-cell>
          <table:table-cell table:style-name="ce65" table:formula="oooc:=IF([.F338]&lt;0;0;[.F338])" office:value-type="currency" office:value="19918.4954605633">
            <text:p>$19,918.50</text:p>
          </table:table-cell>
          <table:table-cell table:style-name="ce65" table:formula="oooc:=[.$C$8]/12*[.B339]" office:value-type="currency" office:value="116.191223519952">
            <text:p>$116.19</text:p>
          </table:table-cell>
          <table:table-cell table:style-name="ce80" table:formula="oooc:=IF([.B339]&lt;=[.$F$2]+[.C339];[.B339]+[.C339];[.$F$2]-[.C339])" office:value-type="currency" office:value="549.11127165923">
            <text:p>$549.11</text:p>
          </table:table-cell>
          <table:table-cell table:style-name="ce65" table:formula="oooc:=IF([.B339]=0;0;[.$F$4])" office:value-type="currency" office:value="0">
            <text:p>$0.00</text:p>
          </table:table-cell>
          <table:table-cell table:style-name="ce65" table:formula="oooc:=IF(([.B339]-[.D339]-[.E339])&lt;0;0;([.B339]-([.D339]+[.E339])))" office:value-type="currency" office:value="19369.384188904">
            <text:p>$19,369.3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29">
            <text:p>329</text:p>
          </table:table-cell>
          <table:table-cell table:style-name="ce66" table:formula="oooc:=IF([.F339]&lt;0;0;[.F339])" office:value-type="currency" office:value="19369.384188904">
            <text:p>$19,369.38</text:p>
          </table:table-cell>
          <table:table-cell table:style-name="ce66" table:formula="oooc:=[.$C$8]/12*[.B340]" office:value-type="currency" office:value="112.988074435274">
            <text:p>$112.99</text:p>
          </table:table-cell>
          <table:table-cell table:style-name="ce34" table:formula="oooc:=IF([.B340]&lt;=[.$F$2]+[.C340];[.B340]+[.C340];[.$F$2]-[.C340])" office:value-type="currency" office:value="552.314420743909">
            <text:p>$552.31</text:p>
          </table:table-cell>
          <table:table-cell table:style-name="ce66" table:formula="oooc:=IF([.B340]=0;0;[.$F$4])" office:value-type="currency" office:value="0">
            <text:p>$0.00</text:p>
          </table:table-cell>
          <table:table-cell table:style-name="ce66" table:formula="oooc:=IF(([.B340]-[.D340]-[.E340])&lt;0;0;([.B340]-([.D340]+[.E340])))" office:value-type="currency" office:value="18817.0697681601">
            <text:p>$18,817.07</text:p>
          </table:table-cell>
          <table:table-cell table:number-columns-repeated="250"/>
        </table:table-row>
        <table:table-row table:style-name="ro2">
          <table:table-cell table:style-name="ce58" office:value-type="float" office:value="330">
            <text:p>330</text:p>
          </table:table-cell>
          <table:table-cell table:style-name="ce65" table:formula="oooc:=IF([.F340]&lt;0;0;[.F340])" office:value-type="currency" office:value="18817.0697681601">
            <text:p>$18,817.07</text:p>
          </table:table-cell>
          <table:table-cell table:style-name="ce65" table:formula="oooc:=[.$C$8]/12*[.B341]" office:value-type="currency" office:value="109.766240314267">
            <text:p>$109.77</text:p>
          </table:table-cell>
          <table:table-cell table:style-name="ce80" table:formula="oooc:=IF([.B341]&lt;=[.$F$2]+[.C341];[.B341]+[.C341];[.$F$2]-[.C341])" office:value-type="currency" office:value="555.536254864915">
            <text:p>$555.54</text:p>
          </table:table-cell>
          <table:table-cell table:style-name="ce65" table:formula="oooc:=IF([.B341]=0;0;[.$F$4])" office:value-type="currency" office:value="0">
            <text:p>$0.00</text:p>
          </table:table-cell>
          <table:table-cell table:style-name="ce65" table:formula="oooc:=IF(([.B341]-[.D341]-[.E341])&lt;0;0;([.B341]-([.D341]+[.E341])))" office:value-type="currency" office:value="18261.5335132952">
            <text:p>$18,261.53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31">
            <text:p>331</text:p>
          </table:table-cell>
          <table:table-cell table:style-name="ce66" table:formula="oooc:=IF([.F341]&lt;0;0;[.F341])" office:value-type="currency" office:value="18261.5335132952">
            <text:p>$18,261.53</text:p>
          </table:table-cell>
          <table:table-cell table:style-name="ce66" table:formula="oooc:=[.$C$8]/12*[.B342]" office:value-type="currency" office:value="106.525612160889">
            <text:p>$106.53</text:p>
          </table:table-cell>
          <table:table-cell table:style-name="ce34" table:formula="oooc:=IF([.B342]&lt;=[.$F$2]+[.C342];[.B342]+[.C342];[.$F$2]-[.C342])" office:value-type="currency" office:value="558.776883018294">
            <text:p>$558.78</text:p>
          </table:table-cell>
          <table:table-cell table:style-name="ce66" table:formula="oooc:=IF([.B342]=0;0;[.$F$4])" office:value-type="currency" office:value="0">
            <text:p>$0.00</text:p>
          </table:table-cell>
          <table:table-cell table:style-name="ce66" table:formula="oooc:=IF(([.B342]-[.D342]-[.E342])&lt;0;0;([.B342]-([.D342]+[.E342])))" office:value-type="currency" office:value="17702.7566302769">
            <text:p>$17,702.76</text:p>
          </table:table-cell>
          <table:table-cell table:number-columns-repeated="250"/>
        </table:table-row>
        <table:table-row table:style-name="ro2">
          <table:table-cell table:style-name="ce58" office:value-type="float" office:value="332">
            <text:p>332</text:p>
          </table:table-cell>
          <table:table-cell table:style-name="ce65" table:formula="oooc:=IF([.F342]&lt;0;0;[.F342])" office:value-type="currency" office:value="17702.7566302769">
            <text:p>$17,702.76</text:p>
          </table:table-cell>
          <table:table-cell table:style-name="ce65" table:formula="oooc:=[.$C$8]/12*[.B343]" office:value-type="currency" office:value="103.266080343282">
            <text:p>$103.27</text:p>
          </table:table-cell>
          <table:table-cell table:style-name="ce80" table:formula="oooc:=IF([.B343]&lt;=[.$F$2]+[.C343];[.B343]+[.C343];[.$F$2]-[.C343])" office:value-type="currency" office:value="562.0364148359">
            <text:p>$562.04</text:p>
          </table:table-cell>
          <table:table-cell table:style-name="ce65" table:formula="oooc:=IF([.B343]=0;0;[.$F$4])" office:value-type="currency" office:value="0">
            <text:p>$0.00</text:p>
          </table:table-cell>
          <table:table-cell table:style-name="ce65" table:formula="oooc:=IF(([.B343]-[.D343]-[.E343])&lt;0;0;([.B343]-([.D343]+[.E343])))" office:value-type="currency" office:value="17140.720215441">
            <text:p>$17,140.72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33">
            <text:p>333</text:p>
          </table:table-cell>
          <table:table-cell table:style-name="ce66" table:formula="oooc:=IF([.F343]&lt;0;0;[.F343])" office:value-type="currency" office:value="17140.720215441">
            <text:p>$17,140.72</text:p>
          </table:table-cell>
          <table:table-cell table:style-name="ce66" table:formula="oooc:=[.$C$8]/12*[.B344]" office:value-type="currency" office:value="99.9875345900726">
            <text:p>$99.99</text:p>
          </table:table-cell>
          <table:table-cell table:style-name="ce34" table:formula="oooc:=IF([.B344]&lt;=[.$F$2]+[.C344];[.B344]+[.C344];[.$F$2]-[.C344])" office:value-type="currency" office:value="565.31496058911">
            <text:p>$565.31</text:p>
          </table:table-cell>
          <table:table-cell table:style-name="ce66" table:formula="oooc:=IF([.B344]=0;0;[.$F$4])" office:value-type="currency" office:value="0">
            <text:p>$0.00</text:p>
          </table:table-cell>
          <table:table-cell table:style-name="ce66" table:formula="oooc:=IF(([.B344]-[.D344]-[.E344])&lt;0;0;([.B344]-([.D344]+[.E344])))" office:value-type="currency" office:value="16575.4052548519">
            <text:p>$16,575.41</text:p>
          </table:table-cell>
          <table:table-cell table:number-columns-repeated="250"/>
        </table:table-row>
        <table:table-row table:style-name="ro2">
          <table:table-cell table:style-name="ce58" office:value-type="float" office:value="334">
            <text:p>334</text:p>
          </table:table-cell>
          <table:table-cell table:style-name="ce65" table:formula="oooc:=IF([.F344]&lt;0;0;[.F344])" office:value-type="currency" office:value="16575.4052548519">
            <text:p>$16,575.41</text:p>
          </table:table-cell>
          <table:table-cell table:style-name="ce65" table:formula="oooc:=[.$C$8]/12*[.B345]" office:value-type="currency" office:value="96.6898639866361">
            <text:p>$96.69</text:p>
          </table:table-cell>
          <table:table-cell table:style-name="ce80" table:formula="oooc:=IF([.B345]&lt;=[.$F$2]+[.C345];[.B345]+[.C345];[.$F$2]-[.C345])" office:value-type="currency" office:value="568.612631192546">
            <text:p>$568.61</text:p>
          </table:table-cell>
          <table:table-cell table:style-name="ce65" table:formula="oooc:=IF([.B345]=0;0;[.$F$4])" office:value-type="currency" office:value="0">
            <text:p>$0.00</text:p>
          </table:table-cell>
          <table:table-cell table:style-name="ce65" table:formula="oooc:=IF(([.B345]-[.D345]-[.E345])&lt;0;0;([.B345]-([.D345]+[.E345])))" office:value-type="currency" office:value="16006.7926236594">
            <text:p>$16,006.79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35">
            <text:p>335</text:p>
          </table:table-cell>
          <table:table-cell table:style-name="ce66" table:formula="oooc:=IF([.F345]&lt;0;0;[.F345])" office:value-type="currency" office:value="16006.7926236594">
            <text:p>$16,006.79</text:p>
          </table:table-cell>
          <table:table-cell table:style-name="ce66" table:formula="oooc:=[.$C$8]/12*[.B346]" office:value-type="currency" office:value="93.3729569713463">
            <text:p>$93.37</text:p>
          </table:table-cell>
          <table:table-cell table:style-name="ce34" table:formula="oooc:=IF([.B346]&lt;=[.$F$2]+[.C346];[.B346]+[.C346];[.$F$2]-[.C346])" office:value-type="currency" office:value="571.929538207836">
            <text:p>$571.93</text:p>
          </table:table-cell>
          <table:table-cell table:style-name="ce66" table:formula="oooc:=IF([.B346]=0;0;[.$F$4])" office:value-type="currency" office:value="0">
            <text:p>$0.00</text:p>
          </table:table-cell>
          <table:table-cell table:style-name="ce66" table:formula="oooc:=IF(([.B346]-[.D346]-[.E346])&lt;0;0;([.B346]-([.D346]+[.E346])))" office:value-type="currency" office:value="15434.8630854515">
            <text:p>$15,434.86</text:p>
          </table:table-cell>
          <table:table-cell table:number-columns-repeated="250"/>
        </table:table-row>
        <table:table-row table:style-name="ro2">
          <table:table-cell table:style-name="ce58" office:value-type="float" office:value="336">
            <text:p>336</text:p>
          </table:table-cell>
          <table:table-cell table:style-name="ce65" table:formula="oooc:=IF([.F346]&lt;0;0;[.F346])" office:value-type="currency" office:value="15434.8630854515">
            <text:p>$15,434.86</text:p>
          </table:table-cell>
          <table:table-cell table:style-name="ce65" table:formula="oooc:=[.$C$8]/12*[.B347]" office:value-type="currency" office:value="90.0367013318005">
            <text:p>$90.04</text:p>
          </table:table-cell>
          <table:table-cell table:style-name="ce80" table:formula="oooc:=IF([.B347]&lt;=[.$F$2]+[.C347];[.B347]+[.C347];[.$F$2]-[.C347])" office:value-type="currency" office:value="575.265793847382">
            <text:p>$575.27</text:p>
          </table:table-cell>
          <table:table-cell table:style-name="ce65" table:formula="oooc:=IF([.B347]=0;0;[.$F$4])" office:value-type="currency" office:value="0">
            <text:p>$0.00</text:p>
          </table:table-cell>
          <table:table-cell table:style-name="ce65" table:formula="oooc:=IF(([.B347]-[.D347]-[.E347])&lt;0;0;([.B347]-([.D347]+[.E347])))" office:value-type="currency" office:value="14859.5972916041">
            <text:p>$14,859.6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37">
            <text:p>337</text:p>
          </table:table-cell>
          <table:table-cell table:style-name="ce66" table:formula="oooc:=IF([.F347]&lt;0;0;[.F347])" office:value-type="currency" office:value="14859.5972916041">
            <text:p>$14,859.60</text:p>
          </table:table-cell>
          <table:table-cell table:style-name="ce66" table:formula="oooc:=[.$C$8]/12*[.B348]" office:value-type="currency" office:value="86.6809842010241">
            <text:p>$86.68</text:p>
          </table:table-cell>
          <table:table-cell table:style-name="ce34" table:formula="oooc:=IF([.B348]&lt;=[.$F$2]+[.C348];[.B348]+[.C348];[.$F$2]-[.C348])" office:value-type="currency" office:value="578.621510978158">
            <text:p>$578.62</text:p>
          </table:table-cell>
          <table:table-cell table:style-name="ce66" table:formula="oooc:=IF([.B348]=0;0;[.$F$4])" office:value-type="currency" office:value="0">
            <text:p>$0.00</text:p>
          </table:table-cell>
          <table:table-cell table:style-name="ce66" table:formula="oooc:=IF(([.B348]-[.D348]-[.E348])&lt;0;0;([.B348]-([.D348]+[.E348])))" office:value-type="currency" office:value="14280.975780626">
            <text:p>$14,280.98</text:p>
          </table:table-cell>
          <table:table-cell table:number-columns-repeated="250"/>
        </table:table-row>
        <table:table-row table:style-name="ro2">
          <table:table-cell table:style-name="ce58" office:value-type="float" office:value="338">
            <text:p>338</text:p>
          </table:table-cell>
          <table:table-cell table:style-name="ce65" table:formula="oooc:=IF([.F348]&lt;0;0;[.F348])" office:value-type="currency" office:value="14280.975780626">
            <text:p>$14,280.98</text:p>
          </table:table-cell>
          <table:table-cell table:style-name="ce65" table:formula="oooc:=[.$C$8]/12*[.B349]" office:value-type="currency" office:value="83.3056920536516">
            <text:p>$83.31</text:p>
          </table:table-cell>
          <table:table-cell table:style-name="ce80" table:formula="oooc:=IF([.B349]&lt;=[.$F$2]+[.C349];[.B349]+[.C349];[.$F$2]-[.C349])" office:value-type="currency" office:value="581.996803125531">
            <text:p>$582.00</text:p>
          </table:table-cell>
          <table:table-cell table:style-name="ce65" table:formula="oooc:=IF([.B349]=0;0;[.$F$4])" office:value-type="currency" office:value="0">
            <text:p>$0.00</text:p>
          </table:table-cell>
          <table:table-cell table:style-name="ce65" table:formula="oooc:=IF(([.B349]-[.D349]-[.E349])&lt;0;0;([.B349]-([.D349]+[.E349])))" office:value-type="currency" office:value="13698.9789775004">
            <text:p>$13,698.9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39">
            <text:p>339</text:p>
          </table:table-cell>
          <table:table-cell table:style-name="ce66" table:formula="oooc:=IF([.F349]&lt;0;0;[.F349])" office:value-type="currency" office:value="13698.9789775004">
            <text:p>$13,698.98</text:p>
          </table:table-cell>
          <table:table-cell table:style-name="ce66" table:formula="oooc:=[.$C$8]/12*[.B350]" office:value-type="currency" office:value="79.910710702086">
            <text:p>$79.91</text:p>
          </table:table-cell>
          <table:table-cell table:style-name="ce34" table:formula="oooc:=IF([.B350]&lt;=[.$F$2]+[.C350];[.B350]+[.C350];[.$F$2]-[.C350])" office:value-type="currency" office:value="585.391784477097">
            <text:p>$585.39</text:p>
          </table:table-cell>
          <table:table-cell table:style-name="ce66" table:formula="oooc:=IF([.B350]=0;0;[.$F$4])" office:value-type="currency" office:value="0">
            <text:p>$0.00</text:p>
          </table:table-cell>
          <table:table-cell table:style-name="ce66" table:formula="oooc:=IF(([.B350]-[.D350]-[.E350])&lt;0;0;([.B350]-([.D350]+[.E350])))" office:value-type="currency" office:value="13113.5871930234">
            <text:p>$13,113.59</text:p>
          </table:table-cell>
          <table:table-cell table:number-columns-repeated="250"/>
        </table:table-row>
        <table:table-row table:style-name="ro2">
          <table:table-cell table:style-name="ce58" office:value-type="float" office:value="340">
            <text:p>340</text:p>
          </table:table-cell>
          <table:table-cell table:style-name="ce65" table:formula="oooc:=IF([.F350]&lt;0;0;[.F350])" office:value-type="currency" office:value="13113.5871930234">
            <text:p>$13,113.59</text:p>
          </table:table-cell>
          <table:table-cell table:style-name="ce65" table:formula="oooc:=[.$C$8]/12*[.B351]" office:value-type="currency" office:value="76.4959252926362">
            <text:p>$76.50</text:p>
          </table:table-cell>
          <table:table-cell table:style-name="ce80" table:formula="oooc:=IF([.B351]&lt;=[.$F$2]+[.C351];[.B351]+[.C351];[.$F$2]-[.C351])" office:value-type="currency" office:value="588.806569886546">
            <text:p>$588.81</text:p>
          </table:table-cell>
          <table:table-cell table:style-name="ce65" table:formula="oooc:=IF([.B351]=0;0;[.$F$4])" office:value-type="currency" office:value="0">
            <text:p>$0.00</text:p>
          </table:table-cell>
          <table:table-cell table:style-name="ce65" table:formula="oooc:=IF(([.B351]-[.D351]-[.E351])&lt;0;0;([.B351]-([.D351]+[.E351])))" office:value-type="currency" office:value="12524.7806231368">
            <text:p>$12,524.7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41">
            <text:p>341</text:p>
          </table:table-cell>
          <table:table-cell table:style-name="ce66" table:formula="oooc:=IF([.F351]&lt;0;0;[.F351])" office:value-type="currency" office:value="12524.7806231368">
            <text:p>$12,524.78</text:p>
          </table:table-cell>
          <table:table-cell table:style-name="ce66" table:formula="oooc:=[.$C$8]/12*[.B352]" office:value-type="currency" office:value="73.0612203016314">
            <text:p>$73.06</text:p>
          </table:table-cell>
          <table:table-cell table:style-name="ce34" table:formula="oooc:=IF([.B352]&lt;=[.$F$2]+[.C352];[.B352]+[.C352];[.$F$2]-[.C352])" office:value-type="currency" office:value="592.241274877551">
            <text:p>$592.24</text:p>
          </table:table-cell>
          <table:table-cell table:style-name="ce66" table:formula="oooc:=IF([.B352]=0;0;[.$F$4])" office:value-type="currency" office:value="0">
            <text:p>$0.00</text:p>
          </table:table-cell>
          <table:table-cell table:style-name="ce66" table:formula="oooc:=IF(([.B352]-[.D352]-[.E352])&lt;0;0;([.B352]-([.D352]+[.E352])))" office:value-type="currency" office:value="11932.5393482593">
            <text:p>$11,932.54</text:p>
          </table:table-cell>
          <table:table-cell table:number-columns-repeated="250"/>
        </table:table-row>
        <table:table-row table:style-name="ro2">
          <table:table-cell table:style-name="ce58" office:value-type="float" office:value="342">
            <text:p>342</text:p>
          </table:table-cell>
          <table:table-cell table:style-name="ce65" table:formula="oooc:=IF([.F352]&lt;0;0;[.F352])" office:value-type="currency" office:value="11932.5393482593">
            <text:p>$11,932.54</text:p>
          </table:table-cell>
          <table:table-cell table:style-name="ce65" table:formula="oooc:=[.$C$8]/12*[.B353]" office:value-type="currency" office:value="69.6064795315123">
            <text:p>$69.61</text:p>
          </table:table-cell>
          <table:table-cell table:style-name="ce80" table:formula="oooc:=IF([.B353]&lt;=[.$F$2]+[.C353];[.B353]+[.C353];[.$F$2]-[.C353])" office:value-type="currency" office:value="595.69601564767">
            <text:p>$595.70</text:p>
          </table:table-cell>
          <table:table-cell table:style-name="ce65" table:formula="oooc:=IF([.B353]=0;0;[.$F$4])" office:value-type="currency" office:value="0">
            <text:p>$0.00</text:p>
          </table:table-cell>
          <table:table-cell table:style-name="ce65" table:formula="oooc:=IF(([.B353]-[.D353]-[.E353])&lt;0;0;([.B353]-([.D353]+[.E353])))" office:value-type="currency" office:value="11336.8433326116">
            <text:p>$11,336.84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43">
            <text:p>343</text:p>
          </table:table-cell>
          <table:table-cell table:style-name="ce66" table:formula="oooc:=IF([.F353]&lt;0;0;[.F353])" office:value-type="currency" office:value="11336.8433326116">
            <text:p>$11,336.84</text:p>
          </table:table-cell>
          <table:table-cell table:style-name="ce66" table:formula="oooc:=[.$C$8]/12*[.B354]" office:value-type="currency" office:value="66.1315861069009">
            <text:p>$66.13</text:p>
          </table:table-cell>
          <table:table-cell table:style-name="ce34" table:formula="oooc:=IF([.B354]&lt;=[.$F$2]+[.C354];[.B354]+[.C354];[.$F$2]-[.C354])" office:value-type="currency" office:value="599.170909072282">
            <text:p>$599.17</text:p>
          </table:table-cell>
          <table:table-cell table:style-name="ce66" table:formula="oooc:=IF([.B354]=0;0;[.$F$4])" office:value-type="currency" office:value="0">
            <text:p>$0.00</text:p>
          </table:table-cell>
          <table:table-cell table:style-name="ce66" table:formula="oooc:=IF(([.B354]-[.D354]-[.E354])&lt;0;0;([.B354]-([.D354]+[.E354])))" office:value-type="currency" office:value="10737.6724235393">
            <text:p>$10,737.67</text:p>
          </table:table-cell>
          <table:table-cell table:number-columns-repeated="250"/>
        </table:table-row>
        <table:table-row table:style-name="ro2">
          <table:table-cell table:style-name="ce58" office:value-type="float" office:value="344">
            <text:p>344</text:p>
          </table:table-cell>
          <table:table-cell table:style-name="ce65" table:formula="oooc:=IF([.F354]&lt;0;0;[.F354])" office:value-type="currency" office:value="10737.6724235393">
            <text:p>$10,737.67</text:p>
          </table:table-cell>
          <table:table-cell table:style-name="ce65" table:formula="oooc:=[.$C$8]/12*[.B355]" office:value-type="currency" office:value="62.6364224706459">
            <text:p>$62.64</text:p>
          </table:table-cell>
          <table:table-cell table:style-name="ce80" table:formula="oooc:=IF([.B355]&lt;=[.$F$2]+[.C355];[.B355]+[.C355];[.$F$2]-[.C355])" office:value-type="currency" office:value="602.666072708537">
            <text:p>$602.67</text:p>
          </table:table-cell>
          <table:table-cell table:style-name="ce65" table:formula="oooc:=IF([.B355]=0;0;[.$F$4])" office:value-type="currency" office:value="0">
            <text:p>$0.00</text:p>
          </table:table-cell>
          <table:table-cell table:style-name="ce65" table:formula="oooc:=IF(([.B355]-[.D355]-[.E355])&lt;0;0;([.B355]-([.D355]+[.E355])))" office:value-type="currency" office:value="10135.0063508308">
            <text:p>$10,135.01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45">
            <text:p>345</text:p>
          </table:table-cell>
          <table:table-cell table:style-name="ce66" table:formula="oooc:=IF([.F355]&lt;0;0;[.F355])" office:value-type="currency" office:value="10135.0063508308">
            <text:p>$10,135.01</text:p>
          </table:table-cell>
          <table:table-cell table:style-name="ce66" table:formula="oooc:=[.$C$8]/12*[.B356]" office:value-type="currency" office:value="59.1208703798461">
            <text:p>$59.12</text:p>
          </table:table-cell>
          <table:table-cell table:style-name="ce34" table:formula="oooc:=IF([.B356]&lt;=[.$F$2]+[.C356];[.B356]+[.C356];[.$F$2]-[.C356])" office:value-type="currency" office:value="606.181624799336">
            <text:p>$606.18</text:p>
          </table:table-cell>
          <table:table-cell table:style-name="ce66" table:formula="oooc:=IF([.B356]=0;0;[.$F$4])" office:value-type="currency" office:value="0">
            <text:p>$0.00</text:p>
          </table:table-cell>
          <table:table-cell table:style-name="ce66" table:formula="oooc:=IF(([.B356]-[.D356]-[.E356])&lt;0;0;([.B356]-([.D356]+[.E356])))" office:value-type="currency" office:value="9528.82472603143">
            <text:p>$9,528.82</text:p>
          </table:table-cell>
          <table:table-cell table:number-columns-repeated="250"/>
        </table:table-row>
        <table:table-row table:style-name="ro2">
          <table:table-cell table:style-name="ce58" office:value-type="float" office:value="346">
            <text:p>346</text:p>
          </table:table-cell>
          <table:table-cell table:style-name="ce65" table:formula="oooc:=IF([.F356]&lt;0;0;[.F356])" office:value-type="currency" office:value="9528.82472603143">
            <text:p>$9,528.82</text:p>
          </table:table-cell>
          <table:table-cell table:style-name="ce65" table:formula="oooc:=[.$C$8]/12*[.B357]" office:value-type="currency" office:value="55.58481090185">
            <text:p>$55.58</text:p>
          </table:table-cell>
          <table:table-cell table:style-name="ce80" table:formula="oooc:=IF([.B357]&lt;=[.$F$2]+[.C357];[.B357]+[.C357];[.$F$2]-[.C357])" office:value-type="currency" office:value="609.717684277332">
            <text:p>$609.72</text:p>
          </table:table-cell>
          <table:table-cell table:style-name="ce65" table:formula="oooc:=IF([.B357]=0;0;[.$F$4])" office:value-type="currency" office:value="0">
            <text:p>$0.00</text:p>
          </table:table-cell>
          <table:table-cell table:style-name="ce65" table:formula="oooc:=IF(([.B357]-[.D357]-[.E357])&lt;0;0;([.B357]-([.D357]+[.E357])))" office:value-type="currency" office:value="8919.1070417541">
            <text:p>$8,919.11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47">
            <text:p>347</text:p>
          </table:table-cell>
          <table:table-cell table:style-name="ce66" table:formula="oooc:=IF([.F357]&lt;0;0;[.F357])" office:value-type="currency" office:value="8919.1070417541">
            <text:p>$8,919.11</text:p>
          </table:table-cell>
          <table:table-cell table:style-name="ce66" table:formula="oooc:=[.$C$8]/12*[.B358]" office:value-type="currency" office:value="52.0281244102322">
            <text:p>$52.03</text:p>
          </table:table-cell>
          <table:table-cell table:style-name="ce34" table:formula="oooc:=IF([.B358]&lt;=[.$F$2]+[.C358];[.B358]+[.C358];[.$F$2]-[.C358])" office:value-type="currency" office:value="613.27437076895">
            <text:p>$613.27</text:p>
          </table:table-cell>
          <table:table-cell table:style-name="ce66" table:formula="oooc:=IF([.B358]=0;0;[.$F$4])" office:value-type="currency" office:value="0">
            <text:p>$0.00</text:p>
          </table:table-cell>
          <table:table-cell table:style-name="ce66" table:formula="oooc:=IF(([.B358]-[.D358]-[.E358])&lt;0;0;([.B358]-([.D358]+[.E358])))" office:value-type="currency" office:value="8305.83267098515">
            <text:p>$8,305.83</text:p>
          </table:table-cell>
          <table:table-cell table:number-columns-repeated="250"/>
        </table:table-row>
        <table:table-row table:style-name="ro2">
          <table:table-cell table:style-name="ce58" office:value-type="float" office:value="348">
            <text:p>348</text:p>
          </table:table-cell>
          <table:table-cell table:style-name="ce65" table:formula="oooc:=IF([.F358]&lt;0;0;[.F358])" office:value-type="currency" office:value="8305.83267098515">
            <text:p>$8,305.83</text:p>
          </table:table-cell>
          <table:table-cell table:style-name="ce65" table:formula="oooc:=[.$C$8]/12*[.B359]" office:value-type="currency" office:value="48.4506905807467">
            <text:p>$48.45</text:p>
          </table:table-cell>
          <table:table-cell table:style-name="ce80" table:formula="oooc:=IF([.B359]&lt;=[.$F$2]+[.C359];[.B359]+[.C359];[.$F$2]-[.C359])" office:value-type="currency" office:value="616.851804598436">
            <text:p>$616.85</text:p>
          </table:table-cell>
          <table:table-cell table:style-name="ce65" table:formula="oooc:=IF([.B359]=0;0;[.$F$4])" office:value-type="currency" office:value="0">
            <text:p>$0.00</text:p>
          </table:table-cell>
          <table:table-cell table:style-name="ce65" table:formula="oooc:=IF(([.B359]-[.D359]-[.E359])&lt;0;0;([.B359]-([.D359]+[.E359])))" office:value-type="currency" office:value="7688.98086638671">
            <text:p>$7,688.9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49">
            <text:p>349</text:p>
          </table:table-cell>
          <table:table-cell table:style-name="ce66" table:formula="oooc:=IF([.F359]&lt;0;0;[.F359])" office:value-type="currency" office:value="7688.98086638671">
            <text:p>$7,688.98</text:p>
          </table:table-cell>
          <table:table-cell table:style-name="ce66" table:formula="oooc:=[.$C$8]/12*[.B360]" office:value-type="currency" office:value="44.8523883872558">
            <text:p>$44.85</text:p>
          </table:table-cell>
          <table:table-cell table:style-name="ce34" table:formula="oooc:=IF([.B360]&lt;=[.$F$2]+[.C360];[.B360]+[.C360];[.$F$2]-[.C360])" office:value-type="currency" office:value="620.450106791927">
            <text:p>$620.45</text:p>
          </table:table-cell>
          <table:table-cell table:style-name="ce66" table:formula="oooc:=IF([.B360]=0;0;[.$F$4])" office:value-type="currency" office:value="0">
            <text:p>$0.00</text:p>
          </table:table-cell>
          <table:table-cell table:style-name="ce66" table:formula="oooc:=IF(([.B360]-[.D360]-[.E360])&lt;0;0;([.B360]-([.D360]+[.E360])))" office:value-type="currency" office:value="7068.53075959479">
            <text:p>$7,068.53</text:p>
          </table:table-cell>
          <table:table-cell table:number-columns-repeated="250"/>
        </table:table-row>
        <table:table-row table:style-name="ro2">
          <table:table-cell table:style-name="ce58" office:value-type="float" office:value="350">
            <text:p>350</text:p>
          </table:table-cell>
          <table:table-cell table:style-name="ce65" table:formula="oooc:=IF([.F360]&lt;0;0;[.F360])" office:value-type="currency" office:value="7068.53075959479">
            <text:p>$7,068.53</text:p>
          </table:table-cell>
          <table:table-cell table:style-name="ce65" table:formula="oooc:=[.$C$8]/12*[.B361]" office:value-type="currency" office:value="41.2330960976363">
            <text:p>$41.23</text:p>
          </table:table-cell>
          <table:table-cell table:style-name="ce80" table:formula="oooc:=IF([.B361]&lt;=[.$F$2]+[.C361];[.B361]+[.C361];[.$F$2]-[.C361])" office:value-type="currency" office:value="624.069399081546">
            <text:p>$624.07</text:p>
          </table:table-cell>
          <table:table-cell table:style-name="ce65" table:formula="oooc:=IF([.B361]=0;0;[.$F$4])" office:value-type="currency" office:value="0">
            <text:p>$0.00</text:p>
          </table:table-cell>
          <table:table-cell table:style-name="ce65" table:formula="oooc:=IF(([.B361]-[.D361]-[.E361])&lt;0;0;([.B361]-([.D361]+[.E361])))" office:value-type="currency" office:value="6444.46136051324">
            <text:p>$6,444.46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51">
            <text:p>351</text:p>
          </table:table-cell>
          <table:table-cell table:style-name="ce66" table:formula="oooc:=IF([.F361]&lt;0;0;[.F361])" office:value-type="currency" office:value="6444.46136051324">
            <text:p>$6,444.46</text:p>
          </table:table-cell>
          <table:table-cell table:style-name="ce66" table:formula="oooc:=[.$C$8]/12*[.B362]" office:value-type="currency" office:value="37.5926912696606">
            <text:p>$37.59</text:p>
          </table:table-cell>
          <table:table-cell table:style-name="ce34" table:formula="oooc:=IF([.B362]&lt;=[.$F$2]+[.C362];[.B362]+[.C362];[.$F$2]-[.C362])" office:value-type="currency" office:value="627.709803909522">
            <text:p>$627.71</text:p>
          </table:table-cell>
          <table:table-cell table:style-name="ce66" table:formula="oooc:=IF([.B362]=0;0;[.$F$4])" office:value-type="currency" office:value="0">
            <text:p>$0.00</text:p>
          </table:table-cell>
          <table:table-cell table:style-name="ce66" table:formula="oooc:=IF(([.B362]-[.D362]-[.E362])&lt;0;0;([.B362]-([.D362]+[.E362])))" office:value-type="currency" office:value="5816.75155660372">
            <text:p>$5,816.75</text:p>
          </table:table-cell>
          <table:table-cell table:number-columns-repeated="250"/>
        </table:table-row>
        <table:table-row table:style-name="ro2">
          <table:table-cell table:style-name="ce58" office:value-type="float" office:value="352">
            <text:p>352</text:p>
          </table:table-cell>
          <table:table-cell table:style-name="ce65" table:formula="oooc:=IF([.F362]&lt;0;0;[.F362])" office:value-type="currency" office:value="5816.75155660372">
            <text:p>$5,816.75</text:p>
          </table:table-cell>
          <table:table-cell table:style-name="ce65" table:formula="oooc:=[.$C$8]/12*[.B363]" office:value-type="currency" office:value="33.931050746855">
            <text:p>$33.93</text:p>
          </table:table-cell>
          <table:table-cell table:style-name="ce80" table:formula="oooc:=IF([.B363]&lt;=[.$F$2]+[.C363];[.B363]+[.C363];[.$F$2]-[.C363])" office:value-type="currency" office:value="631.371444432327">
            <text:p>$631.37</text:p>
          </table:table-cell>
          <table:table-cell table:style-name="ce65" table:formula="oooc:=IF([.B363]=0;0;[.$F$4])" office:value-type="currency" office:value="0">
            <text:p>$0.00</text:p>
          </table:table-cell>
          <table:table-cell table:style-name="ce65" table:formula="oooc:=IF(([.B363]-[.D363]-[.E363])&lt;0;0;([.B363]-([.D363]+[.E363])))" office:value-type="currency" office:value="5185.38011217139">
            <text:p>$5,185.38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53">
            <text:p>353</text:p>
          </table:table-cell>
          <table:table-cell table:style-name="ce66" table:formula="oooc:=IF([.F363]&lt;0;0;[.F363])" office:value-type="currency" office:value="5185.38011217139">
            <text:p>$5,185.38</text:p>
          </table:table-cell>
          <table:table-cell table:style-name="ce66" table:formula="oooc:=[.$C$8]/12*[.B364]" office:value-type="currency" office:value="30.2480506543331">
            <text:p>$30.25</text:p>
          </table:table-cell>
          <table:table-cell table:style-name="ce34" table:formula="oooc:=IF([.B364]&lt;=[.$F$2]+[.C364];[.B364]+[.C364];[.$F$2]-[.C364])" office:value-type="currency" office:value="635.054444524849">
            <text:p>$635.05</text:p>
          </table:table-cell>
          <table:table-cell table:style-name="ce66" table:formula="oooc:=IF([.B364]=0;0;[.$F$4])" office:value-type="currency" office:value="0">
            <text:p>$0.00</text:p>
          </table:table-cell>
          <table:table-cell table:style-name="ce66" table:formula="oooc:=IF(([.B364]-[.D364]-[.E364])&lt;0;0;([.B364]-([.D364]+[.E364])))" office:value-type="currency" office:value="4550.32566764654">
            <text:p>$4,550.33</text:p>
          </table:table-cell>
          <table:table-cell table:number-columns-repeated="250"/>
        </table:table-row>
        <table:table-row table:style-name="ro2">
          <table:table-cell table:style-name="ce58" office:value-type="float" office:value="354">
            <text:p>354</text:p>
          </table:table-cell>
          <table:table-cell table:style-name="ce65" table:formula="oooc:=IF([.F364]&lt;0;0;[.F364])" office:value-type="currency" office:value="4550.32566764654">
            <text:p>$4,550.33</text:p>
          </table:table-cell>
          <table:table-cell table:style-name="ce65" table:formula="oooc:=[.$C$8]/12*[.B365]" office:value-type="currency" office:value="26.5435663946048">
            <text:p>$26.54</text:p>
          </table:table-cell>
          <table:table-cell table:style-name="ce80" table:formula="oooc:=IF([.B365]&lt;=[.$F$2]+[.C365];[.B365]+[.C365];[.$F$2]-[.C365])" office:value-type="currency" office:value="638.758928784578">
            <text:p>$638.76</text:p>
          </table:table-cell>
          <table:table-cell table:style-name="ce65" table:formula="oooc:=IF([.B365]=0;0;[.$F$4])" office:value-type="currency" office:value="0">
            <text:p>$0.00</text:p>
          </table:table-cell>
          <table:table-cell table:style-name="ce65" table:formula="oooc:=IF(([.B365]-[.D365]-[.E365])&lt;0;0;([.B365]-([.D365]+[.E365])))" office:value-type="currency" office:value="3911.56673886196">
            <text:p>$3,911.57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55">
            <text:p>355</text:p>
          </table:table-cell>
          <table:table-cell table:style-name="ce66" table:formula="oooc:=IF([.F365]&lt;0;0;[.F365])" office:value-type="currency" office:value="3911.56673886196">
            <text:p>$3,911.57</text:p>
          </table:table-cell>
          <table:table-cell table:style-name="ce66" table:formula="oooc:=[.$C$8]/12*[.B366]" office:value-type="currency" office:value="22.8174726433615">
            <text:p>$22.82</text:p>
          </table:table-cell>
          <table:table-cell table:style-name="ce34" table:formula="oooc:=IF([.B366]&lt;=[.$F$2]+[.C366];[.B366]+[.C366];[.$F$2]-[.C366])" office:value-type="currency" office:value="642.485022535821">
            <text:p>$642.49</text:p>
          </table:table-cell>
          <table:table-cell table:style-name="ce66" table:formula="oooc:=IF([.B366]=0;0;[.$F$4])" office:value-type="currency" office:value="0">
            <text:p>$0.00</text:p>
          </table:table-cell>
          <table:table-cell table:style-name="ce66" table:formula="oooc:=IF(([.B366]-[.D366]-[.E366])&lt;0;0;([.B366]-([.D366]+[.E366])))" office:value-type="currency" office:value="3269.08171632614">
            <text:p>$3,269.08</text:p>
          </table:table-cell>
          <table:table-cell table:number-columns-repeated="250"/>
        </table:table-row>
        <table:table-row table:style-name="ro2">
          <table:table-cell table:style-name="ce58" office:value-type="float" office:value="356">
            <text:p>356</text:p>
          </table:table-cell>
          <table:table-cell table:style-name="ce65" table:formula="oooc:=IF([.F366]&lt;0;0;[.F366])" office:value-type="currency" office:value="3269.08171632614">
            <text:p>$3,269.08</text:p>
          </table:table-cell>
          <table:table-cell table:style-name="ce65" table:formula="oooc:=[.$C$8]/12*[.B367]" office:value-type="currency" office:value="19.0696433452358">
            <text:p>$19.07</text:p>
          </table:table-cell>
          <table:table-cell table:style-name="ce80" table:formula="oooc:=IF([.B367]&lt;=[.$F$2]+[.C367];[.B367]+[.C367];[.$F$2]-[.C367])" office:value-type="currency" office:value="646.232851833947">
            <text:p>$646.23</text:p>
          </table:table-cell>
          <table:table-cell table:style-name="ce65" table:formula="oooc:=IF([.B367]=0;0;[.$F$4])" office:value-type="currency" office:value="0">
            <text:p>$0.00</text:p>
          </table:table-cell>
          <table:table-cell table:style-name="ce65" table:formula="oooc:=IF(([.B367]-[.D367]-[.E367])&lt;0;0;([.B367]-([.D367]+[.E367])))" office:value-type="currency" office:value="2622.8488644922">
            <text:p>$2,622.8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57">
            <text:p>357</text:p>
          </table:table-cell>
          <table:table-cell table:style-name="ce66" table:formula="oooc:=IF([.F367]&lt;0;0;[.F367])" office:value-type="currency" office:value="2622.8488644922">
            <text:p>$2,622.85</text:p>
          </table:table-cell>
          <table:table-cell table:style-name="ce66" table:formula="oooc:=[.$C$8]/12*[.B368]" office:value-type="currency" office:value="15.2999517095378">
            <text:p>$15.30</text:p>
          </table:table-cell>
          <table:table-cell table:style-name="ce34" table:formula="oooc:=IF([.B368]&lt;=[.$F$2]+[.C368];[.B368]+[.C368];[.$F$2]-[.C368])" office:value-type="currency" office:value="650.002543469645">
            <text:p>$650.00</text:p>
          </table:table-cell>
          <table:table-cell table:style-name="ce66" table:formula="oooc:=IF([.B368]=0;0;[.$F$4])" office:value-type="currency" office:value="0">
            <text:p>$0.00</text:p>
          </table:table-cell>
          <table:table-cell table:style-name="ce66" table:formula="oooc:=IF(([.B368]-[.D368]-[.E368])&lt;0;0;([.B368]-([.D368]+[.E368])))" office:value-type="currency" office:value="1972.84632102255">
            <text:p>$1,972.85</text:p>
          </table:table-cell>
          <table:table-cell table:number-columns-repeated="250"/>
        </table:table-row>
        <table:table-row table:style-name="ro2">
          <table:table-cell table:style-name="ce58" office:value-type="float" office:value="358">
            <text:p>358</text:p>
          </table:table-cell>
          <table:table-cell table:style-name="ce65" table:formula="oooc:=IF([.F368]&lt;0;0;[.F368])" office:value-type="currency" office:value="1972.84632102255">
            <text:p>$1,972.85</text:p>
          </table:table-cell>
          <table:table-cell table:style-name="ce65" table:formula="oooc:=[.$C$8]/12*[.B369]" office:value-type="currency" office:value="11.5082702059649">
            <text:p>$11.51</text:p>
          </table:table-cell>
          <table:table-cell table:style-name="ce80" table:formula="oooc:=IF([.B369]&lt;=[.$F$2]+[.C369];[.B369]+[.C369];[.$F$2]-[.C369])" office:value-type="currency" office:value="653.794224973218">
            <text:p>$653.79</text:p>
          </table:table-cell>
          <table:table-cell table:style-name="ce65" table:formula="oooc:=IF([.B369]=0;0;[.$F$4])" office:value-type="currency" office:value="0">
            <text:p>$0.00</text:p>
          </table:table-cell>
          <table:table-cell table:style-name="ce65" table:formula="oooc:=IF(([.B369]-[.D369]-[.E369])&lt;0;0;([.B369]-([.D369]+[.E369])))" office:value-type="currency" office:value="1319.05209604933">
            <text:p>$1,319.05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59" office:value-type="float" office:value="359">
            <text:p>359</text:p>
          </table:table-cell>
          <table:table-cell table:style-name="ce66" table:formula="oooc:=IF([.F369]&lt;0;0;[.F369])" office:value-type="currency" office:value="1319.05209604933">
            <text:p>$1,319.05</text:p>
          </table:table-cell>
          <table:table-cell table:style-name="ce66" table:formula="oooc:=[.$C$8]/12*[.B370]" office:value-type="currency" office:value="7.69447056028778">
            <text:p>$7.69</text:p>
          </table:table-cell>
          <table:table-cell table:style-name="ce34" table:formula="oooc:=IF([.B370]&lt;=[.$F$2]+[.C370];[.B370]+[.C370];[.$F$2]-[.C370])" office:value-type="currency" office:value="657.608024618895">
            <text:p>$657.61</text:p>
          </table:table-cell>
          <table:table-cell table:style-name="ce66" table:formula="oooc:=IF([.B370]=0;0;[.$F$4])" office:value-type="currency" office:value="0">
            <text:p>$0.00</text:p>
          </table:table-cell>
          <table:table-cell table:style-name="ce66" table:formula="oooc:=IF(([.B370]-[.D370]-[.E370])&lt;0;0;([.B370]-([.D370]+[.E370])))" office:value-type="currency" office:value="661.444071430439">
            <text:p>$661.44</text:p>
          </table:table-cell>
          <table:table-cell table:number-columns-repeated="250"/>
        </table:table-row>
        <table:table-row table:style-name="ro2">
          <table:table-cell table:style-name="ce58" office:value-type="float" office:value="360">
            <text:p>360</text:p>
          </table:table-cell>
          <table:table-cell table:style-name="ce65" table:formula="oooc:=IF([.F370]&lt;0;0;[.F370])" office:value-type="currency" office:value="661.444071430439">
            <text:p>$661.44</text:p>
          </table:table-cell>
          <table:table-cell table:style-name="ce65" table:formula="oooc:=[.$C$8]/12*[.B371]" office:value-type="currency" office:value="3.85842375001089">
            <text:p>$3.86</text:p>
          </table:table-cell>
          <table:table-cell table:style-name="ce80" table:formula="oooc:=IF([.B371]&lt;=[.$F$2]+[.C371];[.B371]+[.C371];[.$F$2]-[.C371])" office:value-type="currency" office:value="665.30249518045">
            <text:p>$665.30</text:p>
          </table:table-cell>
          <table:table-cell table:style-name="ce65" table:formula="oooc:=IF([.B371]=0;0;[.$F$4])" office:value-type="currency" office:value="0">
            <text:p>$0.00</text:p>
          </table:table-cell>
          <table:table-cell table:style-name="ce65" table:formula="oooc:=IF(([.B371]-[.D371]-[.E371])&lt;0;0;([.B371]-([.D371]+[.E371])))" office:value-type="currency" office:value="0">
            <text:p>$0.00</text:p>
          </table:table-cell>
          <table:table-cell table:style-name="ce92"/>
          <table:table-cell table:number-columns-repeated="249"/>
        </table:table-row>
        <table:table-row table:style-name="ro2">
          <table:table-cell table:style-name="ce8"/>
          <table:table-cell table:style-name="ce17"/>
          <table:table-cell table:style-name="ce27" table:number-columns-repeated="2"/>
          <table:table-cell table:style-name="ce35"/>
          <table:table-cell table:style-name="ce17"/>
          <table:table-cell table:style-name="ce93"/>
          <table:table-cell table:number-columns-repeated="249"/>
        </table:table-row>
        <table:table-row table:style-name="ro2" table:number-rows-repeated="27">
          <table:table-cell table:style-name="ce59"/>
          <table:table-cell table:style-name="ce67"/>
          <table:table-cell table:style-name="ce76" table:number-columns-repeated="2"/>
          <table:table-cell table:style-name="ce81"/>
          <table:table-cell table:style-name="ce67"/>
          <table:table-cell table:number-columns-repeated="250"/>
        </table:table-row>
        <table:table-row table:style-name="ro2" table:number-rows-repeated="65136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n" number:country="US">$</number:currency-symbol>
      <number:number number:decimal-places="2" number:min-integer-digits="1"/>
    </number:currency-style>
    <number:currency-style style:name="N118">
      <number:text>-</number:text>
      <number:currency-symbol number:language="en" number:country="US">$</number:currency-symbol>
      <number:number number:decimal-places="2" number:min-integer-digits="1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7083in" fo:margin-bottom="0.7874in" fo:margin-left="0.472in" fo:margin-right="0.472in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7">11/07/2007</text:date>, <text:time>09:2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Amortization Schedule</dc:title>
    <meta:creation-date>2005-06-26T20:59:35</meta:creation-date>
    <dc:creator>Andhika Padmawan</dc:creator>
    <dc:date>2007-11-07T09:23:13</dc:date>
    <meta:print-date>2005-06-27T14:48:39</meta:print-date>
    <meta:editing-cycles>12</meta:editing-cycles>
    <meta:editing-duration>PT5H28M31S</meta:editing-duration>
    <meta:user-defined meta:name="Info 1"/>
    <meta:user-defined meta:name="Info 2"/>
    <meta:user-defined meta:name="Info 3"/>
    <meta:user-defined meta:name="Info 4"/>
    <meta:document-statistic meta:table-count="2" meta:cell-count="4366"/>
  </office:meta>
</office:document-meta>
</file>